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7.01pt"/>
    </style:style>
    <style:style style:name="co2" style:family="table-column">
      <style:table-column-properties fo:break-before="auto" style:column-width="29.99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124.5pt"/>
    </style:style>
    <style:style style:name="co5" style:family="table-column">
      <style:table-column-properties fo:break-before="auto" style:column-width="54pt"/>
    </style:style>
    <style:style style:name="ro1" style:family="table-row">
      <style:table-row-properties style:row-height="14.26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61"/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name="Chart 1" draw:style-name="gr1" svg:width="708.49pt" svg:height="559.79pt" svg:x="255.74pt" svg:y="890.73pt">
            <loext:p draw:notify-on-update-of-ranges="Sheet1.D1:Sheet1.D1 Sheet1.D2:Sheet1.D61 Sheet1.E1:Sheet1.E1 Sheet1.E2:Sheet1.E61 Sheet1.F1:Sheet1.F1 Sheet1.F2:Sheet1.F61 Sheet1.G1:Sheet1.G1 Sheet1.G2:Sheet1.G61 Sheet1.H1:Sheet1.H1 Sheet1.H2:Sheet1.H61 Sheet1.I1:Sheet1.I1 Sheet1.I2:Sheet1.I61 Sheet1.J1:Sheet1.J1 Sheet1.J2:Sheet1.J6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7" table:default-cell-style-name="ce1"/>
        <table:table-column table:style-name="co5" table:number-columns-repeated="1014" table:default-cell-style-name="ce1"/>
        <table:table-row table:style-name="ro1">
          <table:table-cell office:value-type="string" calcext:value-type="string">
            <text:p>Fading Sin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]" office:value-type="string" office:string-value="Fading Sine" calcext:value-type="string">
            <text:p>Fading Sine</text:p>
          </table:table-cell>
          <table:table-cell table:formula="of:=[.A631]" office:value-type="string" office:string-value="Exponent Regulated Sin" calcext:value-type="string">
            <text:p>Exponent Regulated Sin</text:p>
          </table:table-cell>
          <table:table-cell table:formula="of:=[.A1261]" office:value-type="string" office:string-value="Sigmoid" calcext:value-type="string">
            <text:p>Sigmoid</text:p>
          </table:table-cell>
          <table:table-cell table:formula="of:=[.A1891]" office:value-type="string" office:string-value="Bipolar Sigmoid" calcext:value-type="string">
            <text:p>Bipolar Sigmoid</text:p>
          </table:table-cell>
          <table:table-cell table:formula="of:=[.A2521]" office:value-type="string" office:string-value="Logarithm" calcext:value-type="string">
            <text:p>Logarithm</text:p>
          </table:table-cell>
          <table:table-cell table:formula="of:=[.A3151]" office:value-type="string" office:string-value="Hyperbolic Tangent" calcext:value-type="string">
            <text:p>Hyperbolic Tangent</text:p>
          </table:table-cell>
          <table:table-cell table:formula="of:=[.A3781]" office:value-type="string" office:string-value="Elliott Symmetric" calcext:value-type="string">
            <text:p>Elliott Symmetric</text:p>
          </table:table-cell>
          <table:table-cell table:number-columns-repeated="1014"/>
        </table:table-row>
        <table:table-row table:style-name="ro1">
          <table:table-cell office:value-type="float" office:value="1.40061624865501" calcext:value-type="float">
            <text:p>1.4006162487</text:p>
          </table:table-cell>
          <table:table-cell table:number-columns-repeated="2"/>
          <table:table-cell table:formula="of:=AVERAGE([.A2];[.A65];[.A128];[.A191];[.A254];[.A317];[.A380];[.A443];[.A506];[.A569])" office:value-type="float" office:value="1.15888700939612" calcext:value-type="float">
            <text:p>1.1588870094</text:p>
          </table:table-cell>
          <table:table-cell table:formula="of:=AVERAGE([.A632];[.A695];[.A758];[.A821];[.A884];[.A947];[.A1010];[.A1073];[.A1136];[.A1199])" office:value-type="float" office:value="1.1569407942556" calcext:value-type="float">
            <text:p>1.1569407943</text:p>
          </table:table-cell>
          <table:table-cell table:formula="of:=AVERAGE([.A1262];[.A1325];[.A1388];[.A1451];[.A1514];[.A1577];[.A1640];[.A1703];[.A1766];[.A1829])" office:value-type="float" office:value="0.0933519658707217" calcext:value-type="float">
            <text:p>0.0933519659</text:p>
          </table:table-cell>
          <table:table-cell table:formula="of:=AVERAGE([.A1892];[.A1955];[.A2018];[.A2081];[.A2144];[.A2207];[.A2270];[.A2333];[.A2396];[.A2459])" office:value-type="float" office:value="0.551806183334071" calcext:value-type="float">
            <text:p>0.5518061833</text:p>
          </table:table-cell>
          <table:table-cell table:formula="of:=AVERAGE([.A2522];[.A2585];[.A2648];[.A2711];[.A2774];[.A2837];[.A2900];[.A2963];[.A3026];[.A3089])" office:value-type="float" office:value="2.9767850430629" calcext:value-type="float">
            <text:p>2.9767850431</text:p>
          </table:table-cell>
          <table:table-cell table:formula="of:=AVERAGE([.A3152];[.A3215];[.A3278];[.A3341];[.A3404];[.A3467];[.A3530];[.A3593];[.A3656];[.A3719])" office:value-type="float" office:value="0.316420055339673" calcext:value-type="float">
            <text:p>0.3164200553</text:p>
          </table:table-cell>
          <table:table-cell table:formula="of:=AVERAGE([.A3782];[.A3845];[.A3908];[.A3971];[.A4034];[.A4097];[.A4160];[.A4223];[.A4286];[.A4349])" office:value-type="float" office:value="0.209738924011854" calcext:value-type="float">
            <text:p>0.209738924</text:p>
          </table:table-cell>
          <table:table-cell table:number-columns-repeated="1014"/>
        </table:table-row>
        <table:table-row table:style-name="ro1">
          <table:table-cell office:value-type="float" office:value="0.857161685983189" calcext:value-type="float">
            <text:p>0.857161686</text:p>
          </table:table-cell>
          <table:table-cell table:number-columns-repeated="2"/>
          <table:table-cell table:formula="of:=AVERAGE([.A3];[.A66];[.A129];[.A192];[.A255];[.A318];[.A381];[.A444];[.A507];[.A570])" office:value-type="float" office:value="0.733970971615341" calcext:value-type="float">
            <text:p>0.7339709716</text:p>
          </table:table-cell>
          <table:table-cell table:formula="of:=AVERAGE([.A633];[.A696];[.A759];[.A822];[.A885];[.A948];[.A1011];[.A1074];[.A1137];[.A1200])" office:value-type="float" office:value="0.735981378136043" calcext:value-type="float">
            <text:p>0.7359813781</text:p>
          </table:table-cell>
          <table:table-cell table:formula="of:=AVERAGE([.A1263];[.A1326];[.A1389];[.A1452];[.A1515];[.A1578];[.A1641];[.A1704];[.A1767];[.A1830])" office:value-type="float" office:value="0.0498551639203351" calcext:value-type="float">
            <text:p>0.0498551639</text:p>
          </table:table-cell>
          <table:table-cell table:formula="of:=AVERAGE([.A1893];[.A1956];[.A2019];[.A2082];[.A2145];[.A2208];[.A2271];[.A2334];[.A2397];[.A2460])" office:value-type="float" office:value="0.271052242861847" calcext:value-type="float">
            <text:p>0.2710522429</text:p>
          </table:table-cell>
          <table:table-cell table:formula="of:=AVERAGE([.A2523];[.A2586];[.A2649];[.A2712];[.A2775];[.A2838];[.A2901];[.A2964];[.A3027];[.A3090])" office:value-type="float" office:value="1.37261212718372" calcext:value-type="float">
            <text:p>1.3726121272</text:p>
          </table:table-cell>
          <table:table-cell table:formula="of:=AVERAGE([.A3153];[.A3216];[.A3279];[.A3342];[.A3405];[.A3468];[.A3531];[.A3594];[.A3657];[.A3720])" office:value-type="float" office:value="0.200039985370016" calcext:value-type="float">
            <text:p>0.2000399854</text:p>
          </table:table-cell>
          <table:table-cell table:formula="of:=AVERAGE([.A3783];[.A3846];[.A3909];[.A3972];[.A4035];[.A4098];[.A4161];[.A4224];[.A4287];[.A4350])" office:value-type="float" office:value="0.0858441700940258" calcext:value-type="float">
            <text:p>0.0858441701</text:p>
          </table:table-cell>
          <table:table-cell table:number-columns-repeated="1014"/>
        </table:table-row>
        <table:table-row table:style-name="ro1">
          <table:table-cell office:value-type="float" office:value="0.628019349131705" calcext:value-type="float">
            <text:p>0.6280193491</text:p>
          </table:table-cell>
          <table:table-cell table:number-columns-repeated="2"/>
          <table:table-cell table:formula="of:=AVERAGE([.A4];[.A67];[.A130];[.A193];[.A256];[.A319];[.A382];[.A445];[.A508];[.A571])" office:value-type="float" office:value="0.545440362531358" calcext:value-type="float">
            <text:p>0.5454403625</text:p>
          </table:table-cell>
          <table:table-cell table:formula="of:=AVERAGE([.A634];[.A697];[.A760];[.A823];[.A886];[.A949];[.A1012];[.A1075];[.A1138];[.A1201])" office:value-type="float" office:value="0.576187868159342" calcext:value-type="float">
            <text:p>0.5761878682</text:p>
          </table:table-cell>
          <table:table-cell table:formula="of:=AVERAGE([.A1264];[.A1327];[.A1390];[.A1453];[.A1516];[.A1579];[.A1642];[.A1705];[.A1768];[.A1831])" office:value-type="float" office:value="0.0283713324979549" calcext:value-type="float">
            <text:p>0.0283713325</text:p>
          </table:table-cell>
          <table:table-cell table:formula="of:=AVERAGE([.A1894];[.A1957];[.A2020];[.A2083];[.A2146];[.A2209];[.A2272];[.A2335];[.A2398];[.A2461])" office:value-type="float" office:value="0.195506112415232" calcext:value-type="float">
            <text:p>0.1955061124</text:p>
          </table:table-cell>
          <table:table-cell table:formula="of:=AVERAGE([.A2524];[.A2587];[.A2650];[.A2713];[.A2776];[.A2839];[.A2902];[.A2965];[.A3028];[.A3091])" office:value-type="float" office:value="0.963597795666595" calcext:value-type="float">
            <text:p>0.9635977957</text:p>
          </table:table-cell>
          <table:table-cell table:formula="of:=AVERAGE([.A3154];[.A3217];[.A3280];[.A3343];[.A3406];[.A3469];[.A3532];[.A3595];[.A3658];[.A3721])" office:value-type="float" office:value="0.155200033902737" calcext:value-type="float">
            <text:p>0.1552000339</text:p>
          </table:table-cell>
          <table:table-cell table:formula="of:=AVERAGE([.A3784];[.A3847];[.A3910];[.A3973];[.A4036];[.A4099];[.A4162];[.A4225];[.A4288];[.A4351])" office:value-type="float" office:value="0.052302206800953" calcext:value-type="float">
            <text:p>0.0523022068</text:p>
          </table:table-cell>
          <table:table-cell table:number-columns-repeated="1014"/>
        </table:table-row>
        <table:table-row table:style-name="ro1">
          <table:table-cell office:value-type="float" office:value="0.492074169215891" calcext:value-type="float">
            <text:p>0.4920741692</text:p>
          </table:table-cell>
          <table:table-cell table:number-columns-repeated="2"/>
          <table:table-cell table:formula="of:=AVERAGE([.A5];[.A68];[.A131];[.A194];[.A257];[.A320];[.A383];[.A446];[.A509];[.A572])" office:value-type="float" office:value="0.4259536298753" calcext:value-type="float">
            <text:p>0.4259536299</text:p>
          </table:table-cell>
          <table:table-cell table:formula="of:=AVERAGE([.A635];[.A698];[.A761];[.A824];[.A887];[.A950];[.A1013];[.A1076];[.A1139];[.A1202])" office:value-type="float" office:value="0.478170108168012" calcext:value-type="float">
            <text:p>0.4781701082</text:p>
          </table:table-cell>
          <table:table-cell table:formula="of:=AVERAGE([.A1265];[.A1328];[.A1391];[.A1454];[.A1517];[.A1580];[.A1643];[.A1706];[.A1769];[.A1832])" office:value-type="float" office:value="0.0180988139746456" calcext:value-type="float">
            <text:p>0.018098814</text:p>
          </table:table-cell>
          <table:table-cell table:formula="of:=AVERAGE([.A1895];[.A1958];[.A2021];[.A2084];[.A2147];[.A2210];[.A2273];[.A2336];[.A2399];[.A2462])" office:value-type="float" office:value="0.16452076529645" calcext:value-type="float">
            <text:p>0.1645207653</text:p>
          </table:table-cell>
          <table:table-cell table:formula="of:=AVERAGE([.A2525];[.A2588];[.A2651];[.A2714];[.A2777];[.A2840];[.A2903];[.A2966];[.A3029];[.A3092])" office:value-type="float" office:value="0.734603508223597" calcext:value-type="float">
            <text:p>0.7346035082</text:p>
          </table:table-cell>
          <table:table-cell table:formula="of:=AVERAGE([.A3155];[.A3218];[.A3281];[.A3344];[.A3407];[.A3470];[.A3533];[.A3596];[.A3659];[.A3722])" office:value-type="float" office:value="0.132411834163927" calcext:value-type="float">
            <text:p>0.1324118342</text:p>
          </table:table-cell>
          <table:table-cell table:formula="of:=AVERAGE([.A3785];[.A3848];[.A3911];[.A3974];[.A4037];[.A4100];[.A4163];[.A4226];[.A4289];[.A4352])" office:value-type="float" office:value="0.0378083856807466" calcext:value-type="float">
            <text:p>0.0378083857</text:p>
          </table:table-cell>
          <table:table-cell table:number-columns-repeated="1014"/>
        </table:table-row>
        <table:table-row table:style-name="ro1">
          <table:table-cell office:value-type="float" office:value="0.347562153644368" calcext:value-type="float">
            <text:p>0.3475621536</text:p>
          </table:table-cell>
          <table:table-cell table:number-columns-repeated="2"/>
          <table:table-cell table:formula="of:=AVERAGE([.A6];[.A69];[.A132];[.A195];[.A258];[.A321];[.A384];[.A447];[.A510];[.A573])" office:value-type="float" office:value="0.323258389927917" calcext:value-type="float">
            <text:p>0.3232583899</text:p>
          </table:table-cell>
          <table:table-cell table:formula="of:=AVERAGE([.A636];[.A699];[.A762];[.A825];[.A888];[.A951];[.A1014];[.A1077];[.A1140];[.A1203])" office:value-type="float" office:value="0.39314059004134" calcext:value-type="float">
            <text:p>0.39314059</text:p>
          </table:table-cell>
          <table:table-cell table:formula="of:=AVERAGE([.A1266];[.A1329];[.A1392];[.A1455];[.A1518];[.A1581];[.A1644];[.A1707];[.A1770];[.A1833])" office:value-type="float" office:value="0.0128137305417883" calcext:value-type="float">
            <text:p>0.0128137305</text:p>
          </table:table-cell>
          <table:table-cell table:formula="of:=AVERAGE([.A1896];[.A1959];[.A2022];[.A2085];[.A2148];[.A2211];[.A2274];[.A2337];[.A2400];[.A2463])" office:value-type="float" office:value="0.141604047244547" calcext:value-type="float">
            <text:p>0.1416040472</text:p>
          </table:table-cell>
          <table:table-cell table:formula="of:=AVERAGE([.A2526];[.A2589];[.A2652];[.A2715];[.A2778];[.A2841];[.A2904];[.A2967];[.A3030];[.A3093])" office:value-type="float" office:value="0.599237410249889" calcext:value-type="float">
            <text:p>0.5992374102</text:p>
          </table:table-cell>
          <table:table-cell table:formula="of:=AVERAGE([.A3156];[.A3219];[.A3282];[.A3345];[.A3408];[.A3471];[.A3534];[.A3597];[.A3660];[.A3723])" office:value-type="float" office:value="0.11861844939849" calcext:value-type="float">
            <text:p>0.1186184494</text:p>
          </table:table-cell>
          <table:table-cell table:formula="of:=AVERAGE([.A3786];[.A3849];[.A3912];[.A3975];[.A4038];[.A4101];[.A4164];[.A4227];[.A4290];[.A4353])" office:value-type="float" office:value="0.0277803249018473" calcext:value-type="float">
            <text:p>0.0277803249</text:p>
          </table:table-cell>
          <table:table-cell table:number-columns-repeated="1014"/>
        </table:table-row>
        <table:table-row table:style-name="ro1">
          <table:table-cell office:value-type="float" office:value="0.265414658620351" calcext:value-type="float">
            <text:p>0.2654146586</text:p>
          </table:table-cell>
          <table:table-cell table:number-columns-repeated="2"/>
          <table:table-cell table:formula="of:=AVERAGE([.A7];[.A70];[.A133];[.A196];[.A259];[.A322];[.A385];[.A448];[.A511];[.A574])" office:value-type="float" office:value="0.260883531034138" calcext:value-type="float">
            <text:p>0.260883531</text:p>
          </table:table-cell>
          <table:table-cell table:formula="of:=AVERAGE([.A637];[.A700];[.A763];[.A826];[.A889];[.A952];[.A1015];[.A1078];[.A1141];[.A1204])" office:value-type="float" office:value="0.334714202541077" calcext:value-type="float">
            <text:p>0.3347142025</text:p>
          </table:table-cell>
          <table:table-cell table:formula="of:=AVERAGE([.A1267];[.A1330];[.A1393];[.A1456];[.A1519];[.A1582];[.A1645];[.A1708];[.A1771];[.A1834])" office:value-type="float" office:value="0.0100128636673695" calcext:value-type="float">
            <text:p>0.0100128637</text:p>
          </table:table-cell>
          <table:table-cell table:formula="of:=AVERAGE([.A1897];[.A1960];[.A2023];[.A2086];[.A2149];[.A2212];[.A2275];[.A2338];[.A2401];[.A2464])" office:value-type="float" office:value="0.12626426156481" calcext:value-type="float">
            <text:p>0.1262642616</text:p>
          </table:table-cell>
          <table:table-cell table:formula="of:=AVERAGE([.A2527];[.A2590];[.A2653];[.A2716];[.A2779];[.A2842];[.A2905];[.A2968];[.A3031];[.A3094])" office:value-type="float" office:value="0.505966124046178" calcext:value-type="float">
            <text:p>0.505966124</text:p>
          </table:table-cell>
          <table:table-cell table:formula="of:=AVERAGE([.A3157];[.A3220];[.A3283];[.A3346];[.A3409];[.A3472];[.A3535];[.A3598];[.A3661];[.A3724])" office:value-type="float" office:value="0.109780759602092" calcext:value-type="float">
            <text:p>0.1097807596</text:p>
          </table:table-cell>
          <table:table-cell table:formula="of:=AVERAGE([.A3787];[.A3850];[.A3913];[.A3976];[.A4039];[.A4102];[.A4165];[.A4228];[.A4291];[.A4354])" office:value-type="float" office:value="0.0208194976399219" calcext:value-type="float">
            <text:p>0.0208194976</text:p>
          </table:table-cell>
          <table:table-cell table:number-columns-repeated="1014"/>
        </table:table-row>
        <table:table-row table:style-name="ro1">
          <table:table-cell office:value-type="float" office:value="0.221678786225034" calcext:value-type="float">
            <text:p>0.2216787862</text:p>
          </table:table-cell>
          <table:table-cell table:number-columns-repeated="2"/>
          <table:table-cell table:formula="of:=AVERAGE([.A8];[.A71];[.A134];[.A197];[.A260];[.A323];[.A386];[.A449];[.A512];[.A575])" office:value-type="float" office:value="0.220737753119375" calcext:value-type="float">
            <text:p>0.2207377531</text:p>
          </table:table-cell>
          <table:table-cell table:formula="of:=AVERAGE([.A638];[.A701];[.A764];[.A827];[.A890];[.A953];[.A1016];[.A1079];[.A1142];[.A1205])" office:value-type="float" office:value="0.301477851914314" calcext:value-type="float">
            <text:p>0.3014778519</text:p>
          </table:table-cell>
          <table:table-cell table:formula="of:=AVERAGE([.A1268];[.A1331];[.A1394];[.A1457];[.A1520];[.A1583];[.A1646];[.A1709];[.A1772];[.A1835])" office:value-type="float" office:value="0.00817002250804309" calcext:value-type="float">
            <text:p>0.0081700225</text:p>
          </table:table-cell>
          <table:table-cell table:formula="of:=AVERAGE([.A1898];[.A1961];[.A2024];[.A2087];[.A2150];[.A2213];[.A2276];[.A2339];[.A2402];[.A2465])" office:value-type="float" office:value="0.115190704357264" calcext:value-type="float">
            <text:p>0.1151907044</text:p>
          </table:table-cell>
          <table:table-cell table:formula="of:=AVERAGE([.A2528];[.A2591];[.A2654];[.A2717];[.A2780];[.A2843];[.A2906];[.A2969];[.A3032];[.A3095])" office:value-type="float" office:value="0.439317099363097" calcext:value-type="float">
            <text:p>0.4393170994</text:p>
          </table:table-cell>
          <table:table-cell table:formula="of:=AVERAGE([.A3158];[.A3221];[.A3284];[.A3347];[.A3410];[.A3473];[.A3536];[.A3599];[.A3662];[.A3725])" office:value-type="float" office:value="0.102520181967161" calcext:value-type="float">
            <text:p>0.102520182</text:p>
          </table:table-cell>
          <table:table-cell table:formula="of:=AVERAGE([.A3788];[.A3851];[.A3914];[.A3977];[.A4040];[.A4103];[.A4166];[.A4229];[.A4292];[.A4355])" office:value-type="float" office:value="0.0160694400743995" calcext:value-type="float">
            <text:p>0.0160694401</text:p>
          </table:table-cell>
          <table:table-cell table:number-columns-repeated="1014"/>
        </table:table-row>
        <table:table-row table:style-name="ro1">
          <table:table-cell office:value-type="float" office:value="0.193848437908477" calcext:value-type="float">
            <text:p>0.1938484379</text:p>
          </table:table-cell>
          <table:table-cell table:number-columns-repeated="2"/>
          <table:table-cell table:formula="of:=AVERAGE([.A9];[.A72];[.A135];[.A198];[.A261];[.A324];[.A387];[.A450];[.A513];[.A576])" office:value-type="float" office:value="0.190157118819747" calcext:value-type="float">
            <text:p>0.1901571188</text:p>
          </table:table-cell>
          <table:table-cell table:formula="of:=AVERAGE([.A639];[.A702];[.A765];[.A828];[.A891];[.A954];[.A1017];[.A1080];[.A1143];[.A1206])" office:value-type="float" office:value="0.281520797477654" calcext:value-type="float">
            <text:p>0.2815207975</text:p>
          </table:table-cell>
          <table:table-cell table:formula="of:=AVERAGE([.A1269];[.A1332];[.A1395];[.A1458];[.A1521];[.A1584];[.A1647];[.A1710];[.A1773];[.A1836])" office:value-type="float" office:value="0.00733617588266192" calcext:value-type="float">
            <text:p>0.0073361759</text:p>
          </table:table-cell>
          <table:table-cell table:formula="of:=AVERAGE([.A1899];[.A1962];[.A2025];[.A2088];[.A2151];[.A2214];[.A2277];[.A2340];[.A2403];[.A2466])" office:value-type="float" office:value="0.105540916761567" calcext:value-type="float">
            <text:p>0.1055409168</text:p>
          </table:table-cell>
          <table:table-cell table:formula="of:=AVERAGE([.A2529];[.A2592];[.A2655];[.A2718];[.A2781];[.A2844];[.A2907];[.A2970];[.A3033];[.A3096])" office:value-type="float" office:value="0.38644966070481" calcext:value-type="float">
            <text:p>0.3864496607</text:p>
          </table:table-cell>
          <table:table-cell table:formula="of:=AVERAGE([.A3159];[.A3222];[.A3285];[.A3348];[.A3411];[.A3474];[.A3537];[.A3600];[.A3663];[.A3726])" office:value-type="float" office:value="0.0969463240638859" calcext:value-type="float">
            <text:p>0.0969463241</text:p>
          </table:table-cell>
          <table:table-cell table:formula="of:=AVERAGE([.A3789];[.A3852];[.A3915];[.A3978];[.A4041];[.A4104];[.A4167];[.A4230];[.A4293];[.A4356])" office:value-type="float" office:value="0.0123384420863442" calcext:value-type="float">
            <text:p>0.0123384421</text:p>
          </table:table-cell>
          <table:table-cell table:number-columns-repeated="1014"/>
        </table:table-row>
        <table:table-row table:style-name="ro1">
          <table:table-cell office:value-type="float" office:value="0.177777029916119" calcext:value-type="float">
            <text:p>0.1777770299</text:p>
          </table:table-cell>
          <table:table-cell table:number-columns-repeated="2"/>
          <table:table-cell table:formula="of:=AVERAGE([.A10];[.A73];[.A136];[.A199];[.A262];[.A325];[.A388];[.A451];[.A514];[.A577])" office:value-type="float" office:value="0.170357817044612" calcext:value-type="float">
            <text:p>0.170357817</text:p>
          </table:table-cell>
          <table:table-cell table:formula="of:=AVERAGE([.A640];[.A703];[.A766];[.A829];[.A892];[.A955];[.A1018];[.A1081];[.A1144];[.A1207])" office:value-type="float" office:value="0.266806339094365" calcext:value-type="float">
            <text:p>0.2668063391</text:p>
          </table:table-cell>
          <table:table-cell table:formula="of:=AVERAGE([.A1270];[.A1333];[.A1396];[.A1459];[.A1522];[.A1585];[.A1648];[.A1711];[.A1774];[.A1837])" office:value-type="float" office:value="0.00703258071866869" calcext:value-type="float">
            <text:p>0.0070325807</text:p>
          </table:table-cell>
          <table:table-cell table:formula="of:=AVERAGE([.A1900];[.A1963];[.A2026];[.A2089];[.A2152];[.A2215];[.A2278];[.A2341];[.A2404];[.A2467])" office:value-type="float" office:value="0.0995574942798482" calcext:value-type="float">
            <text:p>0.0995574943</text:p>
          </table:table-cell>
          <table:table-cell table:formula="of:=AVERAGE([.A2530];[.A2593];[.A2656];[.A2719];[.A2782];[.A2845];[.A2908];[.A2971];[.A3034];[.A3097])" office:value-type="float" office:value="0.349355996551497" calcext:value-type="float">
            <text:p>0.3493559966</text:p>
          </table:table-cell>
          <table:table-cell table:formula="of:=AVERAGE([.A3160];[.A3223];[.A3286];[.A3349];[.A3412];[.A3475];[.A3538];[.A3601];[.A3664];[.A3727])" office:value-type="float" office:value="0.0930138688972105" calcext:value-type="float">
            <text:p>0.0930138689</text:p>
          </table:table-cell>
          <table:table-cell table:formula="of:=AVERAGE([.A3790];[.A3853];[.A3916];[.A3979];[.A4042];[.A4105];[.A4168];[.A4231];[.A4294];[.A4357])" office:value-type="float" office:value="0.00967136865149448" calcext:value-type="float">
            <text:p>0.0096713687</text:p>
          </table:table-cell>
          <table:table-cell table:number-columns-repeated="1014"/>
        </table:table-row>
        <table:table-row table:style-name="ro1">
          <table:table-cell office:value-type="float" office:value="0.162306442931056" calcext:value-type="float">
            <text:p>0.1623064429</text:p>
          </table:table-cell>
          <table:table-cell table:number-columns-repeated="2"/>
          <table:table-cell table:formula="of:=AVERAGE([.A11];[.A74];[.A137];[.A200];[.A263];[.A326];[.A389];[.A452];[.A515];[.A578])" office:value-type="float" office:value="0.154652168444139" calcext:value-type="float">
            <text:p>0.1546521684</text:p>
          </table:table-cell>
          <table:table-cell table:formula="of:=AVERAGE([.A641];[.A704];[.A767];[.A830];[.A893];[.A956];[.A1019];[.A1082];[.A1145];[.A1208])" office:value-type="float" office:value="0.254606885275209" calcext:value-type="float">
            <text:p>0.2546068853</text:p>
          </table:table-cell>
          <table:table-cell table:formula="of:=AVERAGE([.A1271];[.A1334];[.A1397];[.A1460];[.A1523];[.A1586];[.A1649];[.A1712];[.A1775];[.A1838])" office:value-type="float" office:value="0.00651670230418902" calcext:value-type="float">
            <text:p>0.0065167023</text:p>
          </table:table-cell>
          <table:table-cell table:formula="of:=AVERAGE([.A1901];[.A1964];[.A2027];[.A2090];[.A2153];[.A2216];[.A2279];[.A2342];[.A2405];[.A2468])" office:value-type="float" office:value="0.0933209385940352" calcext:value-type="float">
            <text:p>0.0933209386</text:p>
          </table:table-cell>
          <table:table-cell table:formula="of:=AVERAGE([.A2531];[.A2594];[.A2657];[.A2720];[.A2783];[.A2846];[.A2909];[.A2972];[.A3035];[.A3098])" office:value-type="float" office:value="0.316408894537216" calcext:value-type="float">
            <text:p>0.3164088945</text:p>
          </table:table-cell>
          <table:table-cell table:formula="of:=AVERAGE([.A3161];[.A3224];[.A3287];[.A3350];[.A3413];[.A3476];[.A3539];[.A3602];[.A3665];[.A3728])" office:value-type="float" office:value="0.0895601071803703" calcext:value-type="float">
            <text:p>0.0895601072</text:p>
          </table:table-cell>
          <table:table-cell table:formula="of:=AVERAGE([.A3791];[.A3854];[.A3917];[.A3980];[.A4043];[.A4106];[.A4169];[.A4232];[.A4295];[.A4358])" office:value-type="float" office:value="0.00773306478159916" calcext:value-type="float">
            <text:p>0.0077330648</text:p>
          </table:table-cell>
          <table:table-cell table:number-columns-repeated="1014"/>
        </table:table-row>
        <table:table-row table:style-name="ro1">
          <table:table-cell office:value-type="float" office:value="0.152273825861806" calcext:value-type="float">
            <text:p>0.1522738259</text:p>
          </table:table-cell>
          <table:table-cell table:number-columns-repeated="2"/>
          <table:table-cell table:formula="of:=AVERAGE([.A12];[.A75];[.A138];[.A201];[.A264];[.A327];[.A390];[.A453];[.A516];[.A579])" office:value-type="float" office:value="0.143171811619099" calcext:value-type="float">
            <text:p>0.1431718116</text:p>
          </table:table-cell>
          <table:table-cell table:formula="of:=AVERAGE([.A642];[.A705];[.A768];[.A831];[.A894];[.A957];[.A1020];[.A1083];[.A1146];[.A1209])" office:value-type="float" office:value="0.244720019129544" calcext:value-type="float">
            <text:p>0.2447200191</text:p>
          </table:table-cell>
          <table:table-cell table:formula="of:=AVERAGE([.A1272];[.A1335];[.A1398];[.A1461];[.A1524];[.A1587];[.A1650];[.A1713];[.A1776];[.A1839])" office:value-type="float" office:value="0.00584426533939778" calcext:value-type="float">
            <text:p>0.0058442653</text:p>
          </table:table-cell>
          <table:table-cell table:formula="of:=AVERAGE([.A1902];[.A1965];[.A2028];[.A2091];[.A2154];[.A2217];[.A2280];[.A2343];[.A2406];[.A2469])" office:value-type="float" office:value="0.0898547863434569" calcext:value-type="float">
            <text:p>0.0898547863</text:p>
          </table:table-cell>
          <table:table-cell table:formula="of:=AVERAGE([.A2532];[.A2595];[.A2658];[.A2721];[.A2784];[.A2847];[.A2910];[.A2973];[.A3036];[.A3099])" office:value-type="float" office:value="0.289546339172542" calcext:value-type="float">
            <text:p>0.2895463392</text:p>
          </table:table-cell>
          <table:table-cell table:formula="of:=AVERAGE([.A3162];[.A3225];[.A3288];[.A3351];[.A3414];[.A3477];[.A3540];[.A3603];[.A3666];[.A3729])" office:value-type="float" office:value="0.0867307082610479" calcext:value-type="float">
            <text:p>0.0867307083</text:p>
          </table:table-cell>
          <table:table-cell table:formula="of:=AVERAGE([.A3792];[.A3855];[.A3918];[.A3981];[.A4044];[.A4107];[.A4170];[.A4233];[.A4296];[.A4359])" office:value-type="float" office:value="0.00613412967390942" calcext:value-type="float">
            <text:p>0.0061341297</text:p>
          </table:table-cell>
          <table:table-cell table:number-columns-repeated="1014"/>
        </table:table-row>
        <table:table-row table:style-name="ro1">
          <table:table-cell office:value-type="float" office:value="0.143904474749503" calcext:value-type="float">
            <text:p>0.1439044747</text:p>
          </table:table-cell>
          <table:table-cell table:number-columns-repeated="2"/>
          <table:table-cell table:formula="of:=AVERAGE([.A13];[.A76];[.A139];[.A202];[.A265];[.A328];[.A391];[.A454];[.A517];[.A580])" office:value-type="float" office:value="0.133512103602144" calcext:value-type="float">
            <text:p>0.1335121036</text:p>
          </table:table-cell>
          <table:table-cell table:formula="of:=AVERAGE([.A643];[.A706];[.A769];[.A832];[.A895];[.A958];[.A1021];[.A1084];[.A1147];[.A1210])" office:value-type="float" office:value="0.236626545541498" calcext:value-type="float">
            <text:p>0.2366265455</text:p>
          </table:table-cell>
          <table:table-cell table:formula="of:=AVERAGE([.A1273];[.A1336];[.A1399];[.A1462];[.A1525];[.A1588];[.A1651];[.A1714];[.A1777];[.A1840])" office:value-type="float" office:value="0.00545369149322624" calcext:value-type="float">
            <text:p>0.0054536915</text:p>
          </table:table-cell>
          <table:table-cell table:formula="of:=AVERAGE([.A1903];[.A1966];[.A2029];[.A2092];[.A2155];[.A2218];[.A2281];[.A2344];[.A2407];[.A2470])" office:value-type="float" office:value="0.0842111804807569" calcext:value-type="float">
            <text:p>0.0842111805</text:p>
          </table:table-cell>
          <table:table-cell table:formula="of:=AVERAGE([.A2533];[.A2596];[.A2659];[.A2722];[.A2785];[.A2848];[.A2911];[.A2974];[.A3037];[.A3100])" office:value-type="float" office:value="0.26852851288938" calcext:value-type="float">
            <text:p>0.2685285129</text:p>
          </table:table-cell>
          <table:table-cell table:formula="of:=AVERAGE([.A3163];[.A3226];[.A3289];[.A3352];[.A3415];[.A3478];[.A3541];[.A3604];[.A3667];[.A3730])" office:value-type="float" office:value="0.0838505669430989" calcext:value-type="float">
            <text:p>0.0838505669</text:p>
          </table:table-cell>
          <table:table-cell table:formula="of:=AVERAGE([.A3793];[.A3856];[.A3919];[.A3982];[.A4045];[.A4108];[.A4171];[.A4234];[.A4297];[.A4360])" office:value-type="float" office:value="0.00494955274001924" calcext:value-type="float">
            <text:p>0.0049495527</text:p>
          </table:table-cell>
          <table:table-cell table:number-columns-repeated="1014"/>
        </table:table-row>
        <table:table-row table:style-name="ro1">
          <table:table-cell office:value-type="float" office:value="0.135688502619681" calcext:value-type="float">
            <text:p>0.1356885026</text:p>
          </table:table-cell>
          <table:table-cell table:number-columns-repeated="2"/>
          <table:table-cell table:formula="of:=AVERAGE([.A14];[.A77];[.A140];[.A203];[.A266];[.A329];[.A392];[.A455];[.A518];[.A581])" office:value-type="float" office:value="0.125218622577288" calcext:value-type="float">
            <text:p>0.1252186226</text:p>
          </table:table-cell>
          <table:table-cell table:formula="of:=AVERAGE([.A644];[.A707];[.A770];[.A833];[.A896];[.A959];[.A1022];[.A1085];[.A1148];[.A1211])" office:value-type="float" office:value="0.229878052626718" calcext:value-type="float">
            <text:p>0.2298780526</text:p>
          </table:table-cell>
          <table:table-cell table:formula="of:=AVERAGE([.A1274];[.A1337];[.A1400];[.A1463];[.A1526];[.A1589];[.A1652];[.A1715];[.A1778];[.A1841])" office:value-type="float" office:value="0.00614601022439328" calcext:value-type="float">
            <text:p>0.0061460102</text:p>
          </table:table-cell>
          <table:table-cell table:formula="of:=AVERAGE([.A1904];[.A1967];[.A2030];[.A2093];[.A2156];[.A2219];[.A2282];[.A2345];[.A2408];[.A2471])" office:value-type="float" office:value="0.0811381756932333" calcext:value-type="float">
            <text:p>0.0811381757</text:p>
          </table:table-cell>
          <table:table-cell table:formula="of:=AVERAGE([.A2534];[.A2597];[.A2660];[.A2723];[.A2786];[.A2849];[.A2912];[.A2975];[.A3038];[.A3101])" office:value-type="float" office:value="0.250370470330008" calcext:value-type="float">
            <text:p>0.2503704703</text:p>
          </table:table-cell>
          <table:table-cell table:formula="of:=AVERAGE([.A3164];[.A3227];[.A3290];[.A3353];[.A3416];[.A3479];[.A3542];[.A3605];[.A3668];[.A3731])" office:value-type="float" office:value="0.0813722855290904" calcext:value-type="float">
            <text:p>0.0813722855</text:p>
          </table:table-cell>
          <table:table-cell table:formula="of:=AVERAGE([.A3794];[.A3857];[.A3920];[.A3983];[.A4046];[.A4109];[.A4172];[.A4235];[.A4298];[.A4361])" office:value-type="float" office:value="0.00403340344104266" calcext:value-type="float">
            <text:p>0.0040334034</text:p>
          </table:table-cell>
          <table:table-cell table:number-columns-repeated="1014"/>
        </table:table-row>
        <table:table-row table:style-name="ro1">
          <table:table-cell office:value-type="float" office:value="0.128453328483032" calcext:value-type="float">
            <text:p>0.1284533285</text:p>
          </table:table-cell>
          <table:table-cell table:number-columns-repeated="2"/>
          <table:table-cell table:formula="of:=AVERAGE([.A15];[.A78];[.A141];[.A204];[.A267];[.A330];[.A393];[.A456];[.A519];[.A582])" office:value-type="float" office:value="0.118565587099309" calcext:value-type="float">
            <text:p>0.1185655871</text:p>
          </table:table-cell>
          <table:table-cell table:formula="of:=AVERAGE([.A645];[.A708];[.A771];[.A834];[.A897];[.A960];[.A1023];[.A1086];[.A1149];[.A1212])" office:value-type="float" office:value="0.224478743057278" calcext:value-type="float">
            <text:p>0.2244787431</text:p>
          </table:table-cell>
          <table:table-cell table:formula="of:=AVERAGE([.A1275];[.A1338];[.A1401];[.A1464];[.A1527];[.A1590];[.A1653];[.A1716];[.A1779];[.A1842])" office:value-type="float" office:value="0.00547576028131092" calcext:value-type="float">
            <text:p>0.0054757603</text:p>
          </table:table-cell>
          <table:table-cell table:formula="of:=AVERAGE([.A1905];[.A1968];[.A2031];[.A2094];[.A2157];[.A2220];[.A2283];[.A2346];[.A2409];[.A2472])" office:value-type="float" office:value="0.0784651540637755" calcext:value-type="float">
            <text:p>0.0784651541</text:p>
          </table:table-cell>
          <table:table-cell table:formula="of:=AVERAGE([.A2535];[.A2598];[.A2661];[.A2724];[.A2787];[.A2850];[.A2913];[.A2976];[.A3039];[.A3102])" office:value-type="float" office:value="0.233556003036201" calcext:value-type="float">
            <text:p>0.233556003</text:p>
          </table:table-cell>
          <table:table-cell table:formula="of:=AVERAGE([.A3165];[.A3228];[.A3291];[.A3354];[.A3417];[.A3480];[.A3543];[.A3606];[.A3669];[.A3732])" office:value-type="float" office:value="0.0788576806323502" calcext:value-type="float">
            <text:p>0.0788576806</text:p>
          </table:table-cell>
          <table:table-cell table:formula="of:=AVERAGE([.A3795];[.A3858];[.A3921];[.A3984];[.A4047];[.A4110];[.A4173];[.A4236];[.A4299];[.A4362])" office:value-type="float" office:value="0.00336465952091591" calcext:value-type="float">
            <text:p>0.0033646595</text:p>
          </table:table-cell>
          <table:table-cell table:number-columns-repeated="1014"/>
        </table:table-row>
        <table:table-row table:style-name="ro1">
          <table:table-cell office:value-type="float" office:value="0.123306688689675" calcext:value-type="float">
            <text:p>0.1233066887</text:p>
          </table:table-cell>
          <table:table-cell table:number-columns-repeated="2"/>
          <table:table-cell table:formula="of:=AVERAGE([.A16];[.A79];[.A142];[.A205];[.A268];[.A331];[.A394];[.A457];[.A520];[.A583])" office:value-type="float" office:value="0.113298916706355" calcext:value-type="float">
            <text:p>0.1132989167</text:p>
          </table:table-cell>
          <table:table-cell table:formula="of:=AVERAGE([.A646];[.A709];[.A772];[.A835];[.A898];[.A961];[.A1024];[.A1087];[.A1150];[.A1213])" office:value-type="float" office:value="0.219291530176092" calcext:value-type="float">
            <text:p>0.2192915302</text:p>
          </table:table-cell>
          <table:table-cell table:formula="of:=AVERAGE([.A1276];[.A1339];[.A1402];[.A1465];[.A1528];[.A1591];[.A1654];[.A1717];[.A1780];[.A1843])" office:value-type="float" office:value="0.00542454309082412" calcext:value-type="float">
            <text:p>0.0054245431</text:p>
          </table:table-cell>
          <table:table-cell table:formula="of:=AVERAGE([.A1906];[.A1969];[.A2032];[.A2095];[.A2158];[.A2221];[.A2284];[.A2347];[.A2410];[.A2473])" office:value-type="float" office:value="0.0794681207417014" calcext:value-type="float">
            <text:p>0.0794681207</text:p>
          </table:table-cell>
          <table:table-cell table:formula="of:=AVERAGE([.A2536];[.A2599];[.A2662];[.A2725];[.A2788];[.A2851];[.A2914];[.A2977];[.A3040];[.A3103])" office:value-type="float" office:value="0.219791317858871" calcext:value-type="float">
            <text:p>0.2197913179</text:p>
          </table:table-cell>
          <table:table-cell table:formula="of:=AVERAGE([.A3166];[.A3229];[.A3292];[.A3355];[.A3418];[.A3481];[.A3544];[.A3607];[.A3670];[.A3733])" office:value-type="float" office:value="0.0763250984139649" calcext:value-type="float">
            <text:p>0.0763250984</text:p>
          </table:table-cell>
          <table:table-cell table:formula="of:=AVERAGE([.A3796];[.A3859];[.A3922];[.A3985];[.A4048];[.A4111];[.A4174];[.A4237];[.A4300];[.A4363])" office:value-type="float" office:value="0.00269596846242289" calcext:value-type="float">
            <text:p>0.0026959685</text:p>
          </table:table-cell>
          <table:table-cell table:number-columns-repeated="1014"/>
        </table:table-row>
        <table:table-row table:style-name="ro1">
          <table:table-cell office:value-type="float" office:value="0.119775095285547" calcext:value-type="float">
            <text:p>0.1197750953</text:p>
          </table:table-cell>
          <table:table-cell table:number-columns-repeated="2"/>
          <table:table-cell table:formula="of:=AVERAGE([.A17];[.A80];[.A143];[.A206];[.A269];[.A332];[.A395];[.A458];[.A521];[.A584])" office:value-type="float" office:value="0.108581095461753" calcext:value-type="float">
            <text:p>0.1085810955</text:p>
          </table:table-cell>
          <table:table-cell table:formula="of:=AVERAGE([.A647];[.A710];[.A773];[.A836];[.A899];[.A962];[.A1025];[.A1088];[.A1151];[.A1214])" office:value-type="float" office:value="0.214820080480827" calcext:value-type="float">
            <text:p>0.2148200805</text:p>
          </table:table-cell>
          <table:table-cell table:formula="of:=AVERAGE([.A1277];[.A1340];[.A1403];[.A1466];[.A1529];[.A1592];[.A1655];[.A1718];[.A1781];[.A1844])" office:value-type="float" office:value="0.00494871840130582" calcext:value-type="float">
            <text:p>0.0049487184</text:p>
          </table:table-cell>
          <table:table-cell table:formula="of:=AVERAGE([.A1907];[.A1970];[.A2033];[.A2096];[.A2159];[.A2222];[.A2285];[.A2348];[.A2411];[.A2474])" office:value-type="float" office:value="0.0750053721959751" calcext:value-type="float">
            <text:p>0.0750053722</text:p>
          </table:table-cell>
          <table:table-cell table:formula="of:=AVERAGE([.A2537];[.A2600];[.A2663];[.A2726];[.A2789];[.A2852];[.A2915];[.A2978];[.A3041];[.A3104])" office:value-type="float" office:value="0.206233619624601" calcext:value-type="float">
            <text:p>0.2062336196</text:p>
          </table:table-cell>
          <table:table-cell table:formula="of:=AVERAGE([.A3167];[.A3230];[.A3293];[.A3356];[.A3419];[.A3482];[.A3545];[.A3608];[.A3671];[.A3734])" office:value-type="float" office:value="0.0740571055386958" calcext:value-type="float">
            <text:p>0.0740571055</text:p>
          </table:table-cell>
          <table:table-cell table:formula="of:=AVERAGE([.A3797];[.A3860];[.A3923];[.A3986];[.A4049];[.A4112];[.A4175];[.A4238];[.A4301];[.A4364])" office:value-type="float" office:value="0.00217900331628054" calcext:value-type="float">
            <text:p>0.0021790033</text:p>
          </table:table-cell>
          <table:table-cell table:number-columns-repeated="1014"/>
        </table:table-row>
        <table:table-row table:style-name="ro1">
          <table:table-cell office:value-type="float" office:value="0.115718006658074" calcext:value-type="float">
            <text:p>0.1157180067</text:p>
          </table:table-cell>
          <table:table-cell table:number-columns-repeated="2"/>
          <table:table-cell table:formula="of:=AVERAGE([.A18];[.A81];[.A144];[.A207];[.A270];[.A333];[.A396];[.A459];[.A522];[.A585])" office:value-type="float" office:value="0.104430027321679" calcext:value-type="float">
            <text:p>0.1044300273</text:p>
          </table:table-cell>
          <table:table-cell table:formula="of:=AVERAGE([.A648];[.A711];[.A774];[.A837];[.A900];[.A963];[.A1026];[.A1089];[.A1152];[.A1215])" office:value-type="float" office:value="0.210902525009981" calcext:value-type="float">
            <text:p>0.210902525</text:p>
          </table:table-cell>
          <table:table-cell table:formula="of:=AVERAGE([.A1278];[.A1341];[.A1404];[.A1467];[.A1530];[.A1593];[.A1656];[.A1719];[.A1782];[.A1845])" office:value-type="float" office:value="0.00487052502020314" calcext:value-type="float">
            <text:p>0.004870525</text:p>
          </table:table-cell>
          <table:table-cell table:formula="of:=AVERAGE([.A1908];[.A1971];[.A2034];[.A2097];[.A2160];[.A2223];[.A2286];[.A2349];[.A2412];[.A2475])" office:value-type="float" office:value="0.073155549310695" calcext:value-type="float">
            <text:p>0.0731555493</text:p>
          </table:table-cell>
          <table:table-cell table:formula="of:=AVERAGE([.A2538];[.A2601];[.A2664];[.A2727];[.A2790];[.A2853];[.A2916];[.A2979];[.A3042];[.A3105])" office:value-type="float" office:value="0.194361525413256" calcext:value-type="float">
            <text:p>0.1943615254</text:p>
          </table:table-cell>
          <table:table-cell table:formula="of:=AVERAGE([.A3168];[.A3231];[.A3294];[.A3357];[.A3420];[.A3483];[.A3546];[.A3609];[.A3672];[.A3735])" office:value-type="float" office:value="0.0717438771035031" calcext:value-type="float">
            <text:p>0.0717438771</text:p>
          </table:table-cell>
          <table:table-cell table:formula="of:=AVERAGE([.A3798];[.A3861];[.A3924];[.A3987];[.A4050];[.A4113];[.A4176];[.A4239];[.A4302];[.A4365])" office:value-type="float" office:value="0.00185338497606753" calcext:value-type="float">
            <text:p>0.001853385</text:p>
          </table:table-cell>
          <table:table-cell table:number-columns-repeated="1014"/>
        </table:table-row>
        <table:table-row table:style-name="ro1">
          <table:table-cell office:value-type="float" office:value="0.110797450433586" calcext:value-type="float">
            <text:p>0.1107974504</text:p>
          </table:table-cell>
          <table:table-cell table:number-columns-repeated="2"/>
          <table:table-cell table:formula="of:=AVERAGE([.A19];[.A82];[.A145];[.A208];[.A271];[.A334];[.A397];[.A460];[.A523];[.A586])" office:value-type="float" office:value="0.100290056411767" calcext:value-type="float">
            <text:p>0.1002900564</text:p>
          </table:table-cell>
          <table:table-cell table:formula="of:=AVERAGE([.A649];[.A712];[.A775];[.A838];[.A901];[.A964];[.A1027];[.A1090];[.A1153];[.A1216])" office:value-type="float" office:value="0.207425470714528" calcext:value-type="float">
            <text:p>0.2074254707</text:p>
          </table:table-cell>
          <table:table-cell table:formula="of:=AVERAGE([.A1279];[.A1342];[.A1405];[.A1468];[.A1531];[.A1594];[.A1657];[.A1720];[.A1783];[.A1846])" office:value-type="float" office:value="0.00462170507624787" calcext:value-type="float">
            <text:p>0.0046217051</text:p>
          </table:table-cell>
          <table:table-cell table:formula="of:=AVERAGE([.A1909];[.A1972];[.A2035];[.A2098];[.A2161];[.A2224];[.A2287];[.A2350];[.A2413];[.A2476])" office:value-type="float" office:value="0.0727051669343052" calcext:value-type="float">
            <text:p>0.0727051669</text:p>
          </table:table-cell>
          <table:table-cell table:formula="of:=AVERAGE([.A2539];[.A2602];[.A2665];[.A2728];[.A2791];[.A2854];[.A2917];[.A2980];[.A3043];[.A3106])" office:value-type="float" office:value="0.184520888650974" calcext:value-type="float">
            <text:p>0.1845208887</text:p>
          </table:table-cell>
          <table:table-cell table:formula="of:=AVERAGE([.A3169];[.A3232];[.A3295];[.A3358];[.A3421];[.A3484];[.A3547];[.A3610];[.A3673];[.A3736])" office:value-type="float" office:value="0.069538596172998" calcext:value-type="float">
            <text:p>0.0695385962</text:p>
          </table:table-cell>
          <table:table-cell table:formula="of:=AVERAGE([.A3799];[.A3862];[.A3925];[.A3988];[.A4051];[.A4114];[.A4177];[.A4240];[.A4303];[.A4366])" office:value-type="float" office:value="0.00150411446526472" calcext:value-type="float">
            <text:p>0.0015041145</text:p>
          </table:table-cell>
          <table:table-cell table:number-columns-repeated="1014"/>
        </table:table-row>
        <table:table-row table:style-name="ro1">
          <table:table-cell office:value-type="float" office:value="0.106608740564581" calcext:value-type="float">
            <text:p>0.1066087406</text:p>
          </table:table-cell>
          <table:table-cell table:number-columns-repeated="2"/>
          <table:table-cell table:formula="of:=AVERAGE([.A20];[.A83];[.A146];[.A209];[.A272];[.A335];[.A398];[.A461];[.A524];[.A587])" office:value-type="float" office:value="0.0965869220041765" calcext:value-type="float">
            <text:p>0.096586922</text:p>
          </table:table-cell>
          <table:table-cell table:formula="of:=AVERAGE([.A650];[.A713];[.A776];[.A839];[.A902];[.A965];[.A1028];[.A1091];[.A1154];[.A1217])" office:value-type="float" office:value="0.204287011128917" calcext:value-type="float">
            <text:p>0.2042870111</text:p>
          </table:table-cell>
          <table:table-cell table:formula="of:=AVERAGE([.A1280];[.A1343];[.A1406];[.A1469];[.A1532];[.A1595];[.A1658];[.A1721];[.A1784];[.A1847])" office:value-type="float" office:value="0.00477815716739151" calcext:value-type="float">
            <text:p>0.0047781572</text:p>
          </table:table-cell>
          <table:table-cell table:formula="of:=AVERAGE([.A1910];[.A1973];[.A2036];[.A2099];[.A2162];[.A2225];[.A2288];[.A2351];[.A2414];[.A2477])" office:value-type="float" office:value="0.0719703271689517" calcext:value-type="float">
            <text:p>0.0719703272</text:p>
          </table:table-cell>
          <table:table-cell table:formula="of:=AVERAGE([.A2540];[.A2603];[.A2666];[.A2729];[.A2792];[.A2855];[.A2918];[.A2981];[.A3044];[.A3107])" office:value-type="float" office:value="0.17475858867073" calcext:value-type="float">
            <text:p>0.1747585887</text:p>
          </table:table-cell>
          <table:table-cell table:formula="of:=AVERAGE([.A3170];[.A3233];[.A3296];[.A3359];[.A3422];[.A3485];[.A3548];[.A3611];[.A3674];[.A3737])" office:value-type="float" office:value="0.0674346481312055" calcext:value-type="float">
            <text:p>0.0674346481</text:p>
          </table:table-cell>
          <table:table-cell table:formula="of:=AVERAGE([.A3800];[.A3863];[.A3926];[.A3989];[.A4052];[.A4115];[.A4178];[.A4241];[.A4304];[.A4367])" office:value-type="float" office:value="0.00121348272101047" calcext:value-type="float">
            <text:p>0.0012134827</text:p>
          </table:table-cell>
          <table:table-cell table:number-columns-repeated="1014"/>
        </table:table-row>
        <table:table-row table:style-name="ro1">
          <table:table-cell office:value-type="float" office:value="0.102733972405864" calcext:value-type="float">
            <text:p>0.1027339724</text:p>
          </table:table-cell>
          <table:table-cell table:number-columns-repeated="2"/>
          <table:table-cell table:formula="of:=AVERAGE([.A21];[.A84];[.A147];[.A210];[.A273];[.A336];[.A399];[.A462];[.A525];[.A588])" office:value-type="float" office:value="0.0932096805309015" calcext:value-type="float">
            <text:p>0.0932096805</text:p>
          </table:table-cell>
          <table:table-cell table:formula="of:=AVERAGE([.A651];[.A714];[.A777];[.A840];[.A903];[.A966];[.A1029];[.A1092];[.A1155];[.A1218])" office:value-type="float" office:value="0.201577710570557" calcext:value-type="float">
            <text:p>0.2015777106</text:p>
          </table:table-cell>
          <table:table-cell table:formula="of:=AVERAGE([.A1281];[.A1344];[.A1407];[.A1470];[.A1533];[.A1596];[.A1659];[.A1722];[.A1785];[.A1848])" office:value-type="float" office:value="0.00600765987574547" calcext:value-type="float">
            <text:p>0.0060076599</text:p>
          </table:table-cell>
          <table:table-cell table:formula="of:=AVERAGE([.A1911];[.A1974];[.A2037];[.A2100];[.A2163];[.A2226];[.A2289];[.A2352];[.A2415];[.A2478])" office:value-type="float" office:value="0.0708506778125444" calcext:value-type="float">
            <text:p>0.0708506778</text:p>
          </table:table-cell>
          <table:table-cell table:formula="of:=AVERAGE([.A2541];[.A2604];[.A2667];[.A2730];[.A2793];[.A2856];[.A2919];[.A2982];[.A3045];[.A3108])" office:value-type="float" office:value="0.165892011205357" calcext:value-type="float">
            <text:p>0.1658920112</text:p>
          </table:table-cell>
          <table:table-cell table:formula="of:=AVERAGE([.A3171];[.A3234];[.A3297];[.A3360];[.A3423];[.A3486];[.A3549];[.A3612];[.A3675];[.A3738])" office:value-type="float" office:value="0.0651807053481049" calcext:value-type="float">
            <text:p>0.0651807053</text:p>
          </table:table-cell>
          <table:table-cell table:formula="of:=AVERAGE([.A3801];[.A3864];[.A3927];[.A3990];[.A4053];[.A4116];[.A4179];[.A4242];[.A4305];[.A4368])" office:value-type="float" office:value="0.000949924758038036" calcext:value-type="float">
            <text:p>0.0009499248</text:p>
          </table:table-cell>
          <table:table-cell table:number-columns-repeated="1014"/>
        </table:table-row>
        <table:table-row table:style-name="ro1">
          <table:table-cell office:value-type="float" office:value="0.099366166062244" calcext:value-type="float">
            <text:p>0.0993661661</text:p>
          </table:table-cell>
          <table:table-cell table:number-columns-repeated="2"/>
          <table:table-cell table:formula="of:=AVERAGE([.A22];[.A85];[.A148];[.A211];[.A274];[.A337];[.A400];[.A463];[.A526];[.A589])" office:value-type="float" office:value="0.0902955536633028" calcext:value-type="float">
            <text:p>0.0902955537</text:p>
          </table:table-cell>
          <table:table-cell table:formula="of:=AVERAGE([.A652];[.A715];[.A778];[.A841];[.A904];[.A967];[.A1030];[.A1093];[.A1156];[.A1219])" office:value-type="float" office:value="0.199038235672056" calcext:value-type="float">
            <text:p>0.1990382357</text:p>
          </table:table-cell>
          <table:table-cell table:formula="of:=AVERAGE([.A1282];[.A1345];[.A1408];[.A1471];[.A1534];[.A1597];[.A1660];[.A1723];[.A1786];[.A1849])" office:value-type="float" office:value="0.00511843429183316" calcext:value-type="float">
            <text:p>0.0051184343</text:p>
          </table:table-cell>
          <table:table-cell table:formula="of:=AVERAGE([.A1912];[.A1975];[.A2038];[.A2101];[.A2164];[.A2227];[.A2290];[.A2353];[.A2416];[.A2479])" office:value-type="float" office:value="0.0697562897024656" calcext:value-type="float">
            <text:p>0.0697562897</text:p>
          </table:table-cell>
          <table:table-cell table:formula="of:=AVERAGE([.A2542];[.A2605];[.A2668];[.A2731];[.A2794];[.A2857];[.A2920];[.A2983];[.A3046];[.A3109])" office:value-type="float" office:value="0.157553046769695" calcext:value-type="float">
            <text:p>0.1575530468</text:p>
          </table:table-cell>
          <table:table-cell table:formula="of:=AVERAGE([.A3172];[.A3235];[.A3298];[.A3361];[.A3424];[.A3487];[.A3550];[.A3613];[.A3676];[.A3739])" office:value-type="float" office:value="0.0635362964025399" calcext:value-type="float">
            <text:p>0.0635362964</text:p>
          </table:table-cell>
          <table:table-cell table:formula="of:=AVERAGE([.A3802];[.A3865];[.A3928];[.A3991];[.A4054];[.A4117];[.A4180];[.A4243];[.A4306];[.A4369])" office:value-type="float" office:value="0.000670290025928412" calcext:value-type="float">
            <text:p>0.00067029</text:p>
          </table:table-cell>
          <table:table-cell table:number-columns-repeated="1014"/>
        </table:table-row>
        <table:table-row table:style-name="ro1">
          <table:table-cell office:value-type="float" office:value="0.0962827357602" calcext:value-type="float">
            <text:p>0.0962827358</text:p>
          </table:table-cell>
          <table:table-cell table:number-columns-repeated="2"/>
          <table:table-cell table:formula="of:=AVERAGE([.A23];[.A86];[.A149];[.A212];[.A275];[.A338];[.A401];[.A464];[.A527];[.A590])" office:value-type="float" office:value="0.0876044937618428" calcext:value-type="float">
            <text:p>0.0876044938</text:p>
          </table:table-cell>
          <table:table-cell table:formula="of:=AVERAGE([.A653];[.A716];[.A779];[.A842];[.A905];[.A968];[.A1031];[.A1094];[.A1157];[.A1220])" office:value-type="float" office:value="0.196648886169475" calcext:value-type="float">
            <text:p>0.1966488862</text:p>
          </table:table-cell>
          <table:table-cell table:formula="of:=AVERAGE([.A1283];[.A1346];[.A1409];[.A1472];[.A1535];[.A1598];[.A1661];[.A1724];[.A1787];[.A1850])" office:value-type="float" office:value="0.00459416208695093" calcext:value-type="float">
            <text:p>0.0045941621</text:p>
          </table:table-cell>
          <table:table-cell table:formula="of:=AVERAGE([.A1913];[.A1976];[.A2039];[.A2102];[.A2165];[.A2228];[.A2291];[.A2354];[.A2417];[.A2480])" office:value-type="float" office:value="0.067964807892088" calcext:value-type="float">
            <text:p>0.0679648079</text:p>
          </table:table-cell>
          <table:table-cell table:formula="of:=AVERAGE([.A2543];[.A2606];[.A2669];[.A2732];[.A2795];[.A2858];[.A2921];[.A2984];[.A3047];[.A3110])" office:value-type="float" office:value="0.150231498614427" calcext:value-type="float">
            <text:p>0.1502314986</text:p>
          </table:table-cell>
          <table:table-cell table:formula="of:=AVERAGE([.A3173];[.A3236];[.A3299];[.A3362];[.A3425];[.A3488];[.A3551];[.A3614];[.A3677];[.A3740])" office:value-type="float" office:value="0.0616988902205992" calcext:value-type="float">
            <text:p>0.0616988902</text:p>
          </table:table-cell>
          <table:table-cell table:formula="of:=AVERAGE([.A3803];[.A3866];[.A3929];[.A3992];[.A4055];[.A4118];[.A4181];[.A4244];[.A4307];[.A4370])" office:value-type="float" office:value="0.000564456623558606" calcext:value-type="float">
            <text:p>0.0005644566</text:p>
          </table:table-cell>
          <table:table-cell table:number-columns-repeated="1014"/>
        </table:table-row>
        <table:table-row table:style-name="ro1">
          <table:table-cell office:value-type="float" office:value="0.0934663632985333" calcext:value-type="float">
            <text:p>0.0934663633</text:p>
          </table:table-cell>
          <table:table-cell table:number-columns-repeated="2"/>
          <table:table-cell table:formula="of:=AVERAGE([.A24];[.A87];[.A150];[.A213];[.A276];[.A339];[.A402];[.A465];[.A528];[.A591])" office:value-type="float" office:value="0.0853276378851709" calcext:value-type="float">
            <text:p>0.0853276379</text:p>
          </table:table-cell>
          <table:table-cell table:formula="of:=AVERAGE([.A654];[.A717];[.A780];[.A843];[.A906];[.A969];[.A1032];[.A1095];[.A1158];[.A1221])" office:value-type="float" office:value="0.194425441672505" calcext:value-type="float">
            <text:p>0.1944254417</text:p>
          </table:table-cell>
          <table:table-cell table:formula="of:=AVERAGE([.A1284];[.A1347];[.A1410];[.A1473];[.A1536];[.A1599];[.A1662];[.A1725];[.A1788];[.A1851])" office:value-type="float" office:value="0.00473522890160982" calcext:value-type="float">
            <text:p>0.0047352289</text:p>
          </table:table-cell>
          <table:table-cell table:formula="of:=AVERAGE([.A1914];[.A1977];[.A2040];[.A2103];[.A2166];[.A2229];[.A2292];[.A2355];[.A2418];[.A2481])" office:value-type="float" office:value="0.0647244016283041" calcext:value-type="float">
            <text:p>0.0647244016</text:p>
          </table:table-cell>
          <table:table-cell table:formula="of:=AVERAGE([.A2544];[.A2607];[.A2670];[.A2733];[.A2796];[.A2859];[.A2922];[.A2985];[.A3048];[.A3111])" office:value-type="float" office:value="0.143453892444361" calcext:value-type="float">
            <text:p>0.1434538924</text:p>
          </table:table-cell>
          <table:table-cell table:formula="of:=AVERAGE([.A3174];[.A3237];[.A3300];[.A3363];[.A3426];[.A3489];[.A3552];[.A3615];[.A3678];[.A3741])" office:value-type="float" office:value="0.0601101745210682" calcext:value-type="float">
            <text:p>0.0601101745</text:p>
          </table:table-cell>
          <table:table-cell table:formula="of:=AVERAGE([.A3804];[.A3867];[.A3930];[.A3993];[.A4056];[.A4119];[.A4182];[.A4245];[.A4308];[.A4371])" office:value-type="float" office:value="0.000344995614007777" calcext:value-type="float">
            <text:p>0.0003449956</text:p>
          </table:table-cell>
          <table:table-cell table:number-columns-repeated="1014"/>
        </table:table-row>
        <table:table-row table:style-name="ro1">
          <table:table-cell office:value-type="float" office:value="0.0909812058459883" calcext:value-type="float">
            <text:p>0.0909812058</text:p>
          </table:table-cell>
          <table:table-cell table:number-columns-repeated="2"/>
          <table:table-cell table:formula="of:=AVERAGE([.A25];[.A88];[.A151];[.A214];[.A277];[.A340];[.A403];[.A466];[.A529];[.A592])" office:value-type="float" office:value="0.0832409892049236" calcext:value-type="float">
            <text:p>0.0832409892</text:p>
          </table:table-cell>
          <table:table-cell table:formula="of:=AVERAGE([.A655];[.A718];[.A781];[.A844];[.A907];[.A970];[.A1033];[.A1096];[.A1159];[.A1222])" office:value-type="float" office:value="0.192326507426959" calcext:value-type="float">
            <text:p>0.1923265074</text:p>
          </table:table-cell>
          <table:table-cell table:formula="of:=AVERAGE([.A1285];[.A1348];[.A1411];[.A1474];[.A1537];[.A1600];[.A1663];[.A1726];[.A1789];[.A1852])" office:value-type="float" office:value="0.00449434443830366" calcext:value-type="float">
            <text:p>0.0044943444</text:p>
          </table:table-cell>
          <table:table-cell table:formula="of:=AVERAGE([.A1915];[.A1978];[.A2041];[.A2104];[.A2167];[.A2230];[.A2293];[.A2356];[.A2419];[.A2482])" office:value-type="float" office:value="0.0636896645474647" calcext:value-type="float">
            <text:p>0.0636896645</text:p>
          </table:table-cell>
          <table:table-cell table:formula="of:=AVERAGE([.A2545];[.A2608];[.A2671];[.A2734];[.A2797];[.A2860];[.A2923];[.A2986];[.A3049];[.A3112])" office:value-type="float" office:value="0.137303812270543" calcext:value-type="float">
            <text:p>0.1373038123</text:p>
          </table:table-cell>
          <table:table-cell table:formula="of:=AVERAGE([.A3175];[.A3238];[.A3301];[.A3364];[.A3427];[.A3490];[.A3553];[.A3616];[.A3679];[.A3742])" office:value-type="float" office:value="0.0584106709930902" calcext:value-type="float">
            <text:p>0.058410671</text:p>
          </table:table-cell>
          <table:table-cell table:formula="of:=AVERAGE([.A3805];[.A3868];[.A3931];[.A3994];[.A4057];[.A4120];[.A4183];[.A4246];[.A4309];[.A4372])" office:value-type="float" office:value="0.000301122310492133" calcext:value-type="float">
            <text:p>0.0003011223</text:p>
          </table:table-cell>
          <table:table-cell table:number-columns-repeated="1014"/>
        </table:table-row>
        <table:table-row table:style-name="ro1">
          <table:table-cell office:value-type="float" office:value="0.0886115768104638" calcext:value-type="float">
            <text:p>0.0886115768</text:p>
          </table:table-cell>
          <table:table-cell table:number-columns-repeated="2"/>
          <table:table-cell table:formula="of:=AVERAGE([.A26];[.A89];[.A152];[.A215];[.A278];[.A341];[.A404];[.A467];[.A530];[.A593])" office:value-type="float" office:value="0.081279674051826" calcext:value-type="float">
            <text:p>0.0812796741</text:p>
          </table:table-cell>
          <table:table-cell table:formula="of:=AVERAGE([.A656];[.A719];[.A782];[.A845];[.A908];[.A971];[.A1034];[.A1097];[.A1160];[.A1223])" office:value-type="float" office:value="0.190386646163167" calcext:value-type="float">
            <text:p>0.1903866462</text:p>
          </table:table-cell>
          <table:table-cell table:formula="of:=AVERAGE([.A1286];[.A1349];[.A1412];[.A1475];[.A1538];[.A1601];[.A1664];[.A1727];[.A1790];[.A1853])" office:value-type="float" office:value="0.00428434565694156" calcext:value-type="float">
            <text:p>0.0042843457</text:p>
          </table:table-cell>
          <table:table-cell table:formula="of:=AVERAGE([.A1916];[.A1979];[.A2042];[.A2105];[.A2168];[.A2231];[.A2294];[.A2357];[.A2420];[.A2483])" office:value-type="float" office:value="0.0624385705788966" calcext:value-type="float">
            <text:p>0.0624385706</text:p>
          </table:table-cell>
          <table:table-cell table:formula="of:=AVERAGE([.A2546];[.A2609];[.A2672];[.A2735];[.A2798];[.A2861];[.A2924];[.A2987];[.A3050];[.A3113])" office:value-type="float" office:value="0.131081042909561" calcext:value-type="float">
            <text:p>0.1310810429</text:p>
          </table:table-cell>
          <table:table-cell table:formula="of:=AVERAGE([.A3176];[.A3239];[.A3302];[.A3365];[.A3428];[.A3491];[.A3554];[.A3617];[.A3680];[.A3743])" office:value-type="float" office:value="0.0568003195009745" calcext:value-type="float">
            <text:p>0.0568003195</text:p>
          </table:table-cell>
          <table:table-cell table:formula="of:=AVERAGE([.A3806];[.A3869];[.A3932];[.A3995];[.A4058];[.A4121];[.A4184];[.A4247];[.A4310];[.A4373])" office:value-type="float" office:value="0.000223510313214164" calcext:value-type="float">
            <text:p>0.0002235103</text:p>
          </table:table-cell>
          <table:table-cell table:number-columns-repeated="1014"/>
        </table:table-row>
        <table:table-row table:style-name="ro1">
          <table:table-cell office:value-type="float" office:value="0.0864408205297617" calcext:value-type="float">
            <text:p>0.0864408205</text:p>
          </table:table-cell>
          <table:table-cell table:number-columns-repeated="2"/>
          <table:table-cell table:formula="of:=AVERAGE([.A27];[.A90];[.A153];[.A216];[.A279];[.A342];[.A405];[.A468];[.A531];[.A594])" office:value-type="float" office:value="0.0794189071834873" calcext:value-type="float">
            <text:p>0.0794189072</text:p>
          </table:table-cell>
          <table:table-cell table:formula="of:=AVERAGE([.A657];[.A720];[.A783];[.A846];[.A909];[.A972];[.A1035];[.A1098];[.A1161];[.A1224])" office:value-type="float" office:value="0.188524854463601" calcext:value-type="float">
            <text:p>0.1885248545</text:p>
          </table:table-cell>
          <table:table-cell table:formula="of:=AVERAGE([.A1287];[.A1350];[.A1413];[.A1476];[.A1539];[.A1602];[.A1665];[.A1728];[.A1791];[.A1854])" office:value-type="float" office:value="0.00422734161803241" calcext:value-type="float">
            <text:p>0.0042273416</text:p>
          </table:table-cell>
          <table:table-cell table:formula="of:=AVERAGE([.A1917];[.A1980];[.A2043];[.A2106];[.A2169];[.A2232];[.A2295];[.A2358];[.A2421];[.A2484])" office:value-type="float" office:value="0.0616097470601355" calcext:value-type="float">
            <text:p>0.0616097471</text:p>
          </table:table-cell>
          <table:table-cell table:formula="of:=AVERAGE([.A2547];[.A2610];[.A2673];[.A2736];[.A2799];[.A2862];[.A2925];[.A2988];[.A3051];[.A3114])" office:value-type="float" office:value="0.125786301891764" calcext:value-type="float">
            <text:p>0.1257863019</text:p>
          </table:table-cell>
          <table:table-cell table:formula="of:=AVERAGE([.A3177];[.A3240];[.A3303];[.A3366];[.A3429];[.A3492];[.A3555];[.A3618];[.A3681];[.A3744])" office:value-type="float" office:value="0.0547765532260416" calcext:value-type="float">
            <text:p>0.0547765532</text:p>
          </table:table-cell>
          <table:table-cell table:formula="of:=AVERAGE([.A3807];[.A3870];[.A3933];[.A3996];[.A4059];[.A4122];[.A4185];[.A4248];[.A4311];[.A4374])" office:value-type="float" office:value="0.000166362094971954" calcext:value-type="float">
            <text:p>0.0001663621</text:p>
          </table:table-cell>
          <table:table-cell table:number-columns-repeated="1014"/>
        </table:table-row>
        <table:table-row table:style-name="ro1">
          <table:table-cell office:value-type="float" office:value="0.0843956878618604" calcext:value-type="float">
            <text:p>0.0843956879</text:p>
          </table:table-cell>
          <table:table-cell table:number-columns-repeated="2"/>
          <table:table-cell table:formula="of:=AVERAGE([.A28];[.A91];[.A154];[.A217];[.A280];[.A343];[.A406];[.A469];[.A532];[.A595])" office:value-type="float" office:value="0.0776450683983355" calcext:value-type="float">
            <text:p>0.0776450684</text:p>
          </table:table-cell>
          <table:table-cell table:formula="of:=AVERAGE([.A658];[.A721];[.A784];[.A847];[.A910];[.A973];[.A1036];[.A1099];[.A1162];[.A1225])" office:value-type="float" office:value="0.186780219473241" calcext:value-type="float">
            <text:p>0.1867802195</text:p>
          </table:table-cell>
          <table:table-cell table:formula="of:=AVERAGE([.A1288];[.A1351];[.A1414];[.A1477];[.A1540];[.A1603];[.A1666];[.A1729];[.A1792];[.A1855])" office:value-type="float" office:value="0.0041770631768749" calcext:value-type="float">
            <text:p>0.0041770632</text:p>
          </table:table-cell>
          <table:table-cell table:formula="of:=AVERAGE([.A1918];[.A1981];[.A2044];[.A2107];[.A2170];[.A2233];[.A2296];[.A2359];[.A2422];[.A2485])" office:value-type="float" office:value="0.060728950633813" calcext:value-type="float">
            <text:p>0.0607289506</text:p>
          </table:table-cell>
          <table:table-cell table:formula="of:=AVERAGE([.A2548];[.A2611];[.A2674];[.A2737];[.A2800];[.A2863];[.A2926];[.A2989];[.A3052];[.A3115])" office:value-type="float" office:value="0.120160731164398" calcext:value-type="float">
            <text:p>0.1201607312</text:p>
          </table:table-cell>
          <table:table-cell table:formula="of:=AVERAGE([.A3178];[.A3241];[.A3304];[.A3367];[.A3430];[.A3493];[.A3556];[.A3619];[.A3682];[.A3745])" office:value-type="float" office:value="0.0531889657321463" calcext:value-type="float">
            <text:p>0.0531889657</text:p>
          </table:table-cell>
          <table:table-cell table:formula="of:=AVERAGE([.A3808];[.A3871];[.A3934];[.A3997];[.A4060];[.A4123];[.A4186];[.A4249];[.A4312];[.A4375])" office:value-type="float" office:value="0.000117434979536841" calcext:value-type="float">
            <text:p>0.000117435</text:p>
          </table:table-cell>
          <table:table-cell table:number-columns-repeated="1014"/>
        </table:table-row>
        <table:table-row table:style-name="ro1">
          <table:table-cell office:value-type="float" office:value="0.0826114635348197" calcext:value-type="float">
            <text:p>0.0826114635</text:p>
          </table:table-cell>
          <table:table-cell table:number-columns-repeated="2"/>
          <table:table-cell table:formula="of:=AVERAGE([.A29];[.A92];[.A155];[.A218];[.A281];[.A344];[.A407];[.A470];[.A533];[.A596])" office:value-type="float" office:value="0.0760590714845374" calcext:value-type="float">
            <text:p>0.0760590715</text:p>
          </table:table-cell>
          <table:table-cell table:formula="of:=AVERAGE([.A659];[.A722];[.A785];[.A848];[.A911];[.A974];[.A1037];[.A1100];[.A1163];[.A1226])" office:value-type="float" office:value="0.185216521297793" calcext:value-type="float">
            <text:p>0.1852165213</text:p>
          </table:table-cell>
          <table:table-cell table:formula="of:=AVERAGE([.A1289];[.A1352];[.A1415];[.A1478];[.A1541];[.A1604];[.A1667];[.A1730];[.A1793];[.A1856])" office:value-type="float" office:value="0.00484286144442478" calcext:value-type="float">
            <text:p>0.0048428614</text:p>
          </table:table-cell>
          <table:table-cell table:formula="of:=AVERAGE([.A1919];[.A1982];[.A2045];[.A2108];[.A2171];[.A2234];[.A2297];[.A2360];[.A2423];[.A2486])" office:value-type="float" office:value="0.0607362065847446" calcext:value-type="float">
            <text:p>0.0607362066</text:p>
          </table:table-cell>
          <table:table-cell table:formula="of:=AVERAGE([.A2549];[.A2612];[.A2675];[.A2738];[.A2801];[.A2864];[.A2927];[.A2990];[.A3053];[.A3116])" office:value-type="float" office:value="0.115413169540975" calcext:value-type="float">
            <text:p>0.1154131695</text:p>
          </table:table-cell>
          <table:table-cell table:formula="of:=AVERAGE([.A3179];[.A3242];[.A3305];[.A3368];[.A3431];[.A3494];[.A3557];[.A3620];[.A3683];[.A3746])" office:value-type="float" office:value="0.0513608041976943" calcext:value-type="float">
            <text:p>0.0513608042</text:p>
          </table:table-cell>
          <table:table-cell table:formula="of:=AVERAGE([.A3809];[.A3872];[.A3935];[.A3998];[.A4061];[.A4124];[.A4187];[.A4250];[.A4313];[.A4376])" office:value-type="float" office:value="0.0000639364991267193" calcext:value-type="float">
            <text:p>6.39364991267193E-05</text:p>
          </table:table-cell>
          <table:table-cell table:number-columns-repeated="1014"/>
        </table:table-row>
        <table:table-row table:style-name="ro1">
          <table:table-cell office:value-type="float" office:value="0.0809130655774376" calcext:value-type="float">
            <text:p>0.0809130656</text:p>
          </table:table-cell>
          <table:table-cell table:number-columns-repeated="2"/>
          <table:table-cell table:formula="of:=AVERAGE([.A30];[.A93];[.A156];[.A219];[.A282];[.A345];[.A408];[.A471];[.A534];[.A597])" office:value-type="float" office:value="0.0745335024412393" calcext:value-type="float">
            <text:p>0.0745335024</text:p>
          </table:table-cell>
          <table:table-cell table:formula="of:=AVERAGE([.A660];[.A723];[.A786];[.A849];[.A912];[.A975];[.A1038];[.A1101];[.A1164];[.A1227])" office:value-type="float" office:value="0.183684865679748" calcext:value-type="float">
            <text:p>0.1836848657</text:p>
          </table:table-cell>
          <table:table-cell table:formula="of:=AVERAGE([.A1290];[.A1353];[.A1416];[.A1479];[.A1542];[.A1605];[.A1668];[.A1731];[.A1794];[.A1857])" office:value-type="float" office:value="0.00418665884033698" calcext:value-type="float">
            <text:p>0.0041866588</text:p>
          </table:table-cell>
          <table:table-cell table:formula="of:=AVERAGE([.A1920];[.A1983];[.A2046];[.A2109];[.A2172];[.A2235];[.A2298];[.A2361];[.A2424];[.A2487])" office:value-type="float" office:value="0.0604600735030724" calcext:value-type="float">
            <text:p>0.0604600735</text:p>
          </table:table-cell>
          <table:table-cell table:formula="of:=AVERAGE([.A2550];[.A2613];[.A2676];[.A2739];[.A2802];[.A2865];[.A2928];[.A2991];[.A3054];[.A3117])" office:value-type="float" office:value="0.110997529612891" calcext:value-type="float">
            <text:p>0.1109975296</text:p>
          </table:table-cell>
          <table:table-cell table:formula="of:=AVERAGE([.A3180];[.A3243];[.A3306];[.A3369];[.A3432];[.A3495];[.A3558];[.A3621];[.A3684];[.A3747])" office:value-type="float" office:value="0.0496678735001497" calcext:value-type="float">
            <text:p>0.0496678735</text:p>
          </table:table-cell>
          <table:table-cell table:formula="of:=AVERAGE([.A3810];[.A3873];[.A3936];[.A3999];[.A4062];[.A4125];[.A4188];[.A4251];[.A4314];[.A4377])" office:value-type="float" office:value="0.0000166352213326615" calcext:value-type="float">
            <text:p>1.66352213326615E-05</text:p>
          </table:table-cell>
          <table:table-cell table:number-columns-repeated="1014"/>
        </table:table-row>
        <table:table-row table:style-name="ro1">
          <table:table-cell office:value-type="float" office:value="0.079226422031767" calcext:value-type="float">
            <text:p>0.079226422</text:p>
          </table:table-cell>
          <table:table-cell table:number-columns-repeated="2"/>
          <table:table-cell table:formula="of:=AVERAGE([.A31];[.A94];[.A157];[.A220];[.A283];[.A346];[.A409];[.A472];[.A535];[.A598])" office:value-type="float" office:value="0.073040250154321" calcext:value-type="float">
            <text:p>0.0730402502</text:p>
          </table:table-cell>
          <table:table-cell table:formula="of:=AVERAGE([.A661];[.A724];[.A787];[.A850];[.A913];[.A976];[.A1039];[.A1102];[.A1165];[.A1228])" office:value-type="float" office:value="0.18219828486514" calcext:value-type="float">
            <text:p>0.1821982849</text:p>
          </table:table-cell>
          <table:table-cell table:formula="of:=AVERAGE([.A1291];[.A1354];[.A1417];[.A1480];[.A1543];[.A1606];[.A1669];[.A1732];[.A1795];[.A1858])" office:value-type="float" office:value="0.00411103343829658" calcext:value-type="float">
            <text:p>0.0041110334</text:p>
          </table:table-cell>
          <table:table-cell table:formula="of:=AVERAGE([.A1921];[.A1984];[.A2047];[.A2110];[.A2173];[.A2236];[.A2299];[.A2362];[.A2425];[.A2488])" office:value-type="float" office:value="0.0598354783444842" calcext:value-type="float">
            <text:p>0.0598354783</text:p>
          </table:table-cell>
          <table:table-cell table:formula="of:=AVERAGE([.A2551];[.A2614];[.A2677];[.A2740];[.A2803];[.A2866];[.A2929];[.A2992];[.A3055];[.A3118])" office:value-type="float" office:value="0.10628912046713" calcext:value-type="float">
            <text:p>0.1062891205</text:p>
          </table:table-cell>
          <table:table-cell table:formula="of:=AVERAGE([.A3181];[.A3244];[.A3307];[.A3370];[.A3433];[.A3496];[.A3559];[.A3622];[.A3685];[.A3748])" office:value-type="float" office:value="0.0482971050252231" calcext:value-type="float">
            <text:p>0.048297105</text:p>
          </table:table-cell>
          <table:table-cell table:formula="of:=AVERAGE([.A3811];[.A3874];[.A3937];[.A4000];[.A4063];[.A4126];[.A4189];[.A4252];[.A4315];[.A4378])" office:value-type="float" office:value="0.0000146924130603628" calcext:value-type="float">
            <text:p>1.46924130603628E-05</text:p>
          </table:table-cell>
          <table:table-cell table:number-columns-repeated="1014"/>
        </table:table-row>
        <table:table-row table:style-name="ro1">
          <table:table-cell office:value-type="float" office:value="0.0776666592980993" calcext:value-type="float">
            <text:p>0.0776666593</text:p>
          </table:table-cell>
          <table:table-cell table:number-columns-repeated="2"/>
          <table:table-cell table:formula="of:=AVERAGE([.A32];[.A95];[.A158];[.A221];[.A284];[.A347];[.A410];[.A473];[.A536];[.A599])" office:value-type="float" office:value="0.0716576424915014" calcext:value-type="float">
            <text:p>0.0716576425</text:p>
          </table:table-cell>
          <table:table-cell table:formula="of:=AVERAGE([.A662];[.A725];[.A788];[.A851];[.A914];[.A977];[.A1040];[.A1103];[.A1166];[.A1229])" office:value-type="float" office:value="0.180826667039131" calcext:value-type="float">
            <text:p>0.180826667</text:p>
          </table:table-cell>
          <table:table-cell table:formula="of:=AVERAGE([.A1292];[.A1355];[.A1418];[.A1481];[.A1544];[.A1607];[.A1670];[.A1733];[.A1796];[.A1859])" office:value-type="float" office:value="0.00392443486207625" calcext:value-type="float">
            <text:p>0.0039244349</text:p>
          </table:table-cell>
          <table:table-cell table:formula="of:=AVERAGE([.A1922];[.A1985];[.A2048];[.A2111];[.A2174];[.A2237];[.A2300];[.A2363];[.A2426];[.A2489])" office:value-type="float" office:value="0.060908839645655" calcext:value-type="float">
            <text:p>0.0609088396</text:p>
          </table:table-cell>
          <table:table-cell table:formula="of:=AVERAGE([.A2552];[.A2615];[.A2678];[.A2741];[.A2804];[.A2867];[.A2930];[.A2993];[.A3056];[.A3119])" office:value-type="float" office:value="0.102398629985736" calcext:value-type="float">
            <text:p>0.10239863</text:p>
          </table:table-cell>
          <table:table-cell table:formula="of:=AVERAGE([.A3182];[.A3245];[.A3308];[.A3371];[.A3434];[.A3497];[.A3560];[.A3623];[.A3686];[.A3749])" office:value-type="float" office:value="0.0468150742514776" calcext:value-type="float">
            <text:p>0.0468150743</text:p>
          </table:table-cell>
          <table:table-cell table:formula="of:=AVERAGE([.A3812];[.A3875];[.A3938];[.A4001];[.A4064];[.A4127];[.A4190];[.A4253];[.A4316];[.A4379])" office:value-type="float" office:value="0.000013207381655358" calcext:value-type="float">
            <text:p>1.3207381655358E-05</text:p>
          </table:table-cell>
          <table:table-cell table:number-columns-repeated="1014"/>
        </table:table-row>
        <table:table-row table:style-name="ro1">
          <table:table-cell office:value-type="float" office:value="0.0762617681740344" calcext:value-type="float">
            <text:p>0.0762617682</text:p>
          </table:table-cell>
          <table:table-cell table:number-columns-repeated="2"/>
          <table:table-cell table:formula="of:=AVERAGE([.A33];[.A96];[.A159];[.A222];[.A285];[.A348];[.A411];[.A474];[.A537];[.A600])" office:value-type="float" office:value="0.0703684326821436" calcext:value-type="float">
            <text:p>0.0703684327</text:p>
          </table:table-cell>
          <table:table-cell table:formula="of:=AVERAGE([.A663];[.A726];[.A789];[.A852];[.A915];[.A978];[.A1041];[.A1104];[.A1167];[.A1230])" office:value-type="float" office:value="0.179550012465145" calcext:value-type="float">
            <text:p>0.1795500125</text:p>
          </table:table-cell>
          <table:table-cell table:formula="of:=AVERAGE([.A1293];[.A1356];[.A1419];[.A1482];[.A1545];[.A1608];[.A1671];[.A1734];[.A1797];[.A1860])" office:value-type="float" office:value="0.00400842757459565" calcext:value-type="float">
            <text:p>0.0040084276</text:p>
          </table:table-cell>
          <table:table-cell table:formula="of:=AVERAGE([.A1923];[.A1986];[.A2049];[.A2112];[.A2175];[.A2238];[.A2301];[.A2364];[.A2427];[.A2490])" office:value-type="float" office:value="0.0605612931757728" calcext:value-type="float">
            <text:p>0.0605612932</text:p>
          </table:table-cell>
          <table:table-cell table:formula="of:=AVERAGE([.A2553];[.A2616];[.A2679];[.A2742];[.A2805];[.A2868];[.A2931];[.A2994];[.A3057];[.A3120])" office:value-type="float" office:value="0.0984392170825331" calcext:value-type="float">
            <text:p>0.0984392171</text:p>
          </table:table-cell>
          <table:table-cell table:formula="of:=AVERAGE([.A3183];[.A3246];[.A3309];[.A3372];[.A3435];[.A3498];[.A3561];[.A3624];[.A3687];[.A3750])" office:value-type="float" office:value="0.045464144970574" calcext:value-type="float">
            <text:p>0.045464145</text:p>
          </table:table-cell>
          <table:table-cell table:formula="of:=AVERAGE([.A3813];[.A3876];[.A3939];[.A4002];[.A4065];[.A4128];[.A4191];[.A4254];[.A4317];[.A4380])" office:value-type="float" office:value="0.0000119734673052685" calcext:value-type="float">
            <text:p>1.19734673052685E-05</text:p>
          </table:table-cell>
          <table:table-cell table:number-columns-repeated="1014"/>
        </table:table-row>
        <table:table-row table:style-name="ro1">
          <table:table-cell office:value-type="float" office:value="0.0750021619469735" calcext:value-type="float">
            <text:p>0.0750021619</text:p>
          </table:table-cell>
          <table:table-cell table:number-columns-repeated="2"/>
          <table:table-cell table:formula="of:=AVERAGE([.A34];[.A97];[.A160];[.A223];[.A286];[.A349];[.A412];[.A475];[.A538];[.A601])" office:value-type="float" office:value="0.0691480322169999" calcext:value-type="float">
            <text:p>0.0691480322</text:p>
          </table:table-cell>
          <table:table-cell table:formula="of:=AVERAGE([.A664];[.A727];[.A790];[.A853];[.A916];[.A979];[.A1042];[.A1105];[.A1168];[.A1231])" office:value-type="float" office:value="0.178273067720349" calcext:value-type="float">
            <text:p>0.1782730677</text:p>
          </table:table-cell>
          <table:table-cell table:formula="of:=AVERAGE([.A1294];[.A1357];[.A1420];[.A1483];[.A1546];[.A1609];[.A1672];[.A1735];[.A1798];[.A1861])" office:value-type="float" office:value="0.00388221680208153" calcext:value-type="float">
            <text:p>0.0038822168</text:p>
          </table:table-cell>
          <table:table-cell table:formula="of:=AVERAGE([.A1924];[.A1987];[.A2050];[.A2113];[.A2176];[.A2239];[.A2302];[.A2365];[.A2428];[.A2491])" office:value-type="float" office:value="0.059827909276627" calcext:value-type="float">
            <text:p>0.0598279093</text:p>
          </table:table-cell>
          <table:table-cell table:formula="of:=AVERAGE([.A2554];[.A2617];[.A2680];[.A2743];[.A2806];[.A2869];[.A2932];[.A2995];[.A3058];[.A3121])" office:value-type="float" office:value="0.0952275741306022" calcext:value-type="float">
            <text:p>0.0952275741</text:p>
          </table:table-cell>
          <table:table-cell table:formula="of:=AVERAGE([.A3184];[.A3247];[.A3310];[.A3373];[.A3436];[.A3499];[.A3562];[.A3625];[.A3688];[.A3751])" office:value-type="float" office:value="0.044152699177167" calcext:value-type="float">
            <text:p>0.0441526992</text:p>
          </table:table-cell>
          <table:table-cell table:formula="of:=AVERAGE([.A3814];[.A3877];[.A3940];[.A4003];[.A4066];[.A4129];[.A4192];[.A4255];[.A4318];[.A4381])" office:value-type="float" office:value="0.0000109979712436007" calcext:value-type="float">
            <text:p>0.000010998</text:p>
          </table:table-cell>
          <table:table-cell table:number-columns-repeated="1014"/>
        </table:table-row>
        <table:table-row table:style-name="ro1">
          <table:table-cell office:value-type="float" office:value="0.0738163800435427" calcext:value-type="float">
            <text:p>0.07381638</text:p>
          </table:table-cell>
          <table:table-cell table:number-columns-repeated="2"/>
          <table:table-cell table:formula="of:=AVERAGE([.A35];[.A98];[.A161];[.A224];[.A287];[.A350];[.A413];[.A476];[.A539];[.A602])" office:value-type="float" office:value="0.0680454706786744" calcext:value-type="float">
            <text:p>0.0680454707</text:p>
          </table:table-cell>
          <table:table-cell table:formula="of:=AVERAGE([.A665];[.A728];[.A791];[.A854];[.A917];[.A980];[.A1043];[.A1106];[.A1169];[.A1232])" office:value-type="float" office:value="0.17707117743039" calcext:value-type="float">
            <text:p>0.1770711774</text:p>
          </table:table-cell>
          <table:table-cell table:formula="of:=AVERAGE([.A1295];[.A1358];[.A1421];[.A1484];[.A1547];[.A1610];[.A1673];[.A1736];[.A1799];[.A1862])" office:value-type="float" office:value="0.00407410527302384" calcext:value-type="float">
            <text:p>0.0040741053</text:p>
          </table:table-cell>
          <table:table-cell table:formula="of:=AVERAGE([.A1925];[.A1988];[.A2051];[.A2114];[.A2177];[.A2240];[.A2303];[.A2366];[.A2429];[.A2492])" office:value-type="float" office:value="0.0577861059654439" calcext:value-type="float">
            <text:p>0.057786106</text:p>
          </table:table-cell>
          <table:table-cell table:formula="of:=AVERAGE([.A2555];[.A2618];[.A2681];[.A2744];[.A2807];[.A2870];[.A2933];[.A2996];[.A3059];[.A3122])" office:value-type="float" office:value="0.091896815266401" calcext:value-type="float">
            <text:p>0.0918968153</text:p>
          </table:table-cell>
          <table:table-cell table:formula="of:=AVERAGE([.A3185];[.A3248];[.A3311];[.A3374];[.A3437];[.A3500];[.A3563];[.A3626];[.A3689];[.A3752])" office:value-type="float" office:value="0.0430107600215439" calcext:value-type="float">
            <text:p>0.04301076</text:p>
          </table:table-cell>
          <table:table-cell table:formula="of:=AVERAGE([.A3815];[.A3878];[.A3941];[.A4004];[.A4067];[.A4130];[.A4193];[.A4256];[.A4319];[.A4382])" office:value-type="float" office:value="0.0000101811819630966" calcext:value-type="float">
            <text:p>1.01811819630966E-05</text:p>
          </table:table-cell>
          <table:table-cell table:number-columns-repeated="1014"/>
        </table:table-row>
        <table:table-row table:style-name="ro1">
          <table:table-cell office:value-type="float" office:value="0.0728616345958533" calcext:value-type="float">
            <text:p>0.0728616346</text:p>
          </table:table-cell>
          <table:table-cell table:number-columns-repeated="2"/>
          <table:table-cell table:formula="of:=AVERAGE([.A36];[.A99];[.A162];[.A225];[.A288];[.A351];[.A414];[.A477];[.A540];[.A603])" office:value-type="float" office:value="0.0670630598138531" calcext:value-type="float">
            <text:p>0.0670630598</text:p>
          </table:table-cell>
          <table:table-cell table:formula="of:=AVERAGE([.A666];[.A729];[.A792];[.A855];[.A918];[.A981];[.A1044];[.A1107];[.A1170];[.A1233])" office:value-type="float" office:value="0.175940912231866" calcext:value-type="float">
            <text:p>0.1759409122</text:p>
          </table:table-cell>
          <table:table-cell table:formula="of:=AVERAGE([.A1296];[.A1359];[.A1422];[.A1485];[.A1548];[.A1611];[.A1674];[.A1737];[.A1800];[.A1863])" office:value-type="float" office:value="0.00387191194084537" calcext:value-type="float">
            <text:p>0.0038719119</text:p>
          </table:table-cell>
          <table:table-cell table:formula="of:=AVERAGE([.A1926];[.A1989];[.A2052];[.A2115];[.A2178];[.A2241];[.A2304];[.A2367];[.A2430];[.A2493])" office:value-type="float" office:value="0.0563636301720494" calcext:value-type="float">
            <text:p>0.0563636302</text:p>
          </table:table-cell>
          <table:table-cell table:formula="of:=AVERAGE([.A2556];[.A2619];[.A2682];[.A2745];[.A2808];[.A2871];[.A2934];[.A2997];[.A3060];[.A3123])" office:value-type="float" office:value="0.0888980301606468" calcext:value-type="float">
            <text:p>0.0888980302</text:p>
          </table:table-cell>
          <table:table-cell table:formula="of:=AVERAGE([.A3186];[.A3249];[.A3312];[.A3375];[.A3438];[.A3501];[.A3564];[.A3627];[.A3690];[.A3753])" office:value-type="float" office:value="0.0419788073215595" calcext:value-type="float">
            <text:p>0.0419788073</text:p>
          </table:table-cell>
          <table:table-cell table:formula="of:=AVERAGE([.A3816];[.A3879];[.A3942];[.A4005];[.A4068];[.A4131];[.A4194];[.A4257];[.A4320];[.A4383])" office:value-type="float" office:value="0.00000950195908012947" calcext:value-type="float">
            <text:p>0.000009502</text:p>
          </table:table-cell>
          <table:table-cell table:number-columns-repeated="1014"/>
        </table:table-row>
        <table:table-row table:style-name="ro1">
          <table:table-cell office:value-type="float" office:value="0.0717363142147898" calcext:value-type="float">
            <text:p>0.0717363142</text:p>
          </table:table-cell>
          <table:table-cell table:number-columns-repeated="2"/>
          <table:table-cell table:formula="of:=AVERAGE([.A37];[.A100];[.A163];[.A226];[.A289];[.A352];[.A415];[.A478];[.A541];[.A604])" office:value-type="float" office:value="0.0660736984482051" calcext:value-type="float">
            <text:p>0.0660736984</text:p>
          </table:table-cell>
          <table:table-cell table:formula="of:=AVERAGE([.A667];[.A730];[.A793];[.A856];[.A919];[.A982];[.A1045];[.A1108];[.A1171];[.A1234])" office:value-type="float" office:value="0.17486730595341" calcext:value-type="float">
            <text:p>0.174867306</text:p>
          </table:table-cell>
          <table:table-cell table:formula="of:=AVERAGE([.A1297];[.A1360];[.A1423];[.A1486];[.A1549];[.A1612];[.A1675];[.A1738];[.A1801];[.A1864])" office:value-type="float" office:value="0.00355934058470243" calcext:value-type="float">
            <text:p>0.0035593406</text:p>
          </table:table-cell>
          <table:table-cell table:formula="of:=AVERAGE([.A1927];[.A1990];[.A2053];[.A2116];[.A2179];[.A2242];[.A2305];[.A2368];[.A2431];[.A2494])" office:value-type="float" office:value="0.0559652491932051" calcext:value-type="float">
            <text:p>0.0559652492</text:p>
          </table:table-cell>
          <table:table-cell table:formula="of:=AVERAGE([.A2557];[.A2620];[.A2683];[.A2746];[.A2809];[.A2872];[.A2935];[.A2998];[.A3061];[.A3124])" office:value-type="float" office:value="0.0860643424494428" calcext:value-type="float">
            <text:p>0.0860643424</text:p>
          </table:table-cell>
          <table:table-cell table:formula="of:=AVERAGE([.A3187];[.A3250];[.A3313];[.A3376];[.A3439];[.A3502];[.A3565];[.A3628];[.A3691];[.A3754])" office:value-type="float" office:value="0.0407520614113207" calcext:value-type="float">
            <text:p>0.0407520614</text:p>
          </table:table-cell>
          <table:table-cell table:formula="of:=AVERAGE([.A3817];[.A3880];[.A3943];[.A4006];[.A4069];[.A4132];[.A4195];[.A4258];[.A4321];[.A4384])" office:value-type="float" office:value="0.00000890493093455951" calcext:value-type="float">
            <text:p>8.90493093455951E-06</text:p>
          </table:table-cell>
          <table:table-cell table:number-columns-repeated="1014"/>
        </table:table-row>
        <table:table-row table:style-name="ro1">
          <table:table-cell office:value-type="float" office:value="0.0709084335741417" calcext:value-type="float">
            <text:p>0.0709084336</text:p>
          </table:table-cell>
          <table:table-cell table:number-columns-repeated="2"/>
          <table:table-cell table:formula="of:=AVERAGE([.A38];[.A101];[.A164];[.A227];[.A290];[.A353];[.A416];[.A479];[.A542];[.A605])" office:value-type="float" office:value="0.0650680503550573" calcext:value-type="float">
            <text:p>0.0650680504</text:p>
          </table:table-cell>
          <table:table-cell table:formula="of:=AVERAGE([.A668];[.A731];[.A794];[.A857];[.A920];[.A983];[.A1046];[.A1109];[.A1172];[.A1235])" office:value-type="float" office:value="0.17382461811378" calcext:value-type="float">
            <text:p>0.1738246181</text:p>
          </table:table-cell>
          <table:table-cell table:formula="of:=AVERAGE([.A1298];[.A1361];[.A1424];[.A1487];[.A1550];[.A1613];[.A1676];[.A1739];[.A1802];[.A1865])" office:value-type="float" office:value="0.00364361873453636" calcext:value-type="float">
            <text:p>0.0036436187</text:p>
          </table:table-cell>
          <table:table-cell table:formula="of:=AVERAGE([.A1928];[.A1991];[.A2054];[.A2117];[.A2180];[.A2243];[.A2306];[.A2369];[.A2432];[.A2495])" office:value-type="float" office:value="0.0539559301560071" calcext:value-type="float">
            <text:p>0.0539559302</text:p>
          </table:table-cell>
          <table:table-cell table:formula="of:=AVERAGE([.A2558];[.A2621];[.A2684];[.A2747];[.A2810];[.A2873];[.A2936];[.A2999];[.A3062];[.A3125])" office:value-type="float" office:value="0.0834473698149428" calcext:value-type="float">
            <text:p>0.0834473698</text:p>
          </table:table-cell>
          <table:table-cell table:formula="of:=AVERAGE([.A3188];[.A3251];[.A3314];[.A3377];[.A3440];[.A3503];[.A3566];[.A3629];[.A3692];[.A3755])" office:value-type="float" office:value="0.0398393746561703" calcext:value-type="float">
            <text:p>0.0398393747</text:p>
          </table:table-cell>
          <table:table-cell table:formula="of:=AVERAGE([.A3818];[.A3881];[.A3944];[.A4007];[.A4070];[.A4133];[.A4196];[.A4259];[.A4322];[.A4385])" office:value-type="float" office:value="0.00000837725356030973" calcext:value-type="float">
            <text:p>8.37725356030973E-06</text:p>
          </table:table-cell>
          <table:table-cell table:number-columns-repeated="1014"/>
        </table:table-row>
        <table:table-row table:style-name="ro1">
          <table:table-cell office:value-type="float" office:value="0.0699300195497054" calcext:value-type="float">
            <text:p>0.0699300195</text:p>
          </table:table-cell>
          <table:table-cell table:number-columns-repeated="2"/>
          <table:table-cell table:formula="of:=AVERAGE([.A39];[.A102];[.A165];[.A228];[.A291];[.A354];[.A417];[.A480];[.A543];[.A606])" office:value-type="float" office:value="0.0640809346509162" calcext:value-type="float">
            <text:p>0.0640809347</text:p>
          </table:table-cell>
          <table:table-cell table:formula="of:=AVERAGE([.A669];[.A732];[.A795];[.A858];[.A921];[.A984];[.A1047];[.A1110];[.A1173];[.A1236])" office:value-type="float" office:value="0.172840940358872" calcext:value-type="float">
            <text:p>0.1728409404</text:p>
          </table:table-cell>
          <table:table-cell table:formula="of:=AVERAGE([.A1299];[.A1362];[.A1425];[.A1488];[.A1551];[.A1614];[.A1677];[.A1740];[.A1803];[.A1866])" office:value-type="float" office:value="0.00345649954436106" calcext:value-type="float">
            <text:p>0.0034564995</text:p>
          </table:table-cell>
          <table:table-cell table:formula="of:=AVERAGE([.A1929];[.A1992];[.A2055];[.A2118];[.A2181];[.A2244];[.A2307];[.A2370];[.A2433];[.A2496])" office:value-type="float" office:value="0.0536599944042641" calcext:value-type="float">
            <text:p>0.0536599944</text:p>
          </table:table-cell>
          <table:table-cell table:formula="of:=AVERAGE([.A2559];[.A2622];[.A2685];[.A2748];[.A2811];[.A2874];[.A2937];[.A3000];[.A3063];[.A3126])" office:value-type="float" office:value="0.0811878358187174" calcext:value-type="float">
            <text:p>0.0811878358</text:p>
          </table:table-cell>
          <table:table-cell table:formula="of:=AVERAGE([.A3189];[.A3252];[.A3315];[.A3378];[.A3441];[.A3504];[.A3567];[.A3630];[.A3693];[.A3756])" office:value-type="float" office:value="0.0387447950304213" calcext:value-type="float">
            <text:p>0.038744795</text:p>
          </table:table-cell>
          <table:table-cell table:formula="of:=AVERAGE([.A3819];[.A3882];[.A3945];[.A4008];[.A4071];[.A4134];[.A4197];[.A4260];[.A4323];[.A4386])" office:value-type="float" office:value="0.00000789165744551747" calcext:value-type="float">
            <text:p>7.89165744551747E-06</text:p>
          </table:table-cell>
          <table:table-cell table:number-columns-repeated="1014"/>
        </table:table-row>
        <table:table-row table:style-name="ro1">
          <table:table-cell office:value-type="float" office:value="0.0689708466823948" calcext:value-type="float">
            <text:p>0.0689708467</text:p>
          </table:table-cell>
          <table:table-cell table:number-columns-repeated="2"/>
          <table:table-cell table:formula="of:=AVERAGE([.A40];[.A103];[.A166];[.A229];[.A292];[.A355];[.A418];[.A481];[.A544];[.A607])" office:value-type="float" office:value="0.0631947202631512" calcext:value-type="float">
            <text:p>0.0631947203</text:p>
          </table:table-cell>
          <table:table-cell table:formula="of:=AVERAGE([.A670];[.A733];[.A796];[.A859];[.A922];[.A985];[.A1048];[.A1111];[.A1174];[.A1237])" office:value-type="float" office:value="0.171881572749974" calcext:value-type="float">
            <text:p>0.1718815727</text:p>
          </table:table-cell>
          <table:table-cell table:formula="of:=AVERAGE([.A1300];[.A1363];[.A1426];[.A1489];[.A1552];[.A1615];[.A1678];[.A1741];[.A1804];[.A1867])" office:value-type="float" office:value="0.00362508038229688" calcext:value-type="float">
            <text:p>0.0036250804</text:p>
          </table:table-cell>
          <table:table-cell table:formula="of:=AVERAGE([.A1930];[.A1993];[.A2056];[.A2119];[.A2182];[.A2245];[.A2308];[.A2371];[.A2434];[.A2497])" office:value-type="float" office:value="0.0519802970869059" calcext:value-type="float">
            <text:p>0.0519802971</text:p>
          </table:table-cell>
          <table:table-cell table:formula="of:=AVERAGE([.A2560];[.A2623];[.A2686];[.A2749];[.A2812];[.A2875];[.A2938];[.A3001];[.A3064];[.A3127])" office:value-type="float" office:value="0.078875894283169" calcext:value-type="float">
            <text:p>0.0788758943</text:p>
          </table:table-cell>
          <table:table-cell table:formula="of:=AVERAGE([.A3190];[.A3253];[.A3316];[.A3379];[.A3442];[.A3505];[.A3568];[.A3631];[.A3694];[.A3757])" office:value-type="float" office:value="0.0374529723670213" calcext:value-type="float">
            <text:p>0.0374529724</text:p>
          </table:table-cell>
          <table:table-cell table:formula="of:=AVERAGE([.A3820];[.A3883];[.A3946];[.A4009];[.A4072];[.A4135];[.A4198];[.A4261];[.A4324];[.A4387])" office:value-type="float" office:value="0.00000745988131923236" calcext:value-type="float">
            <text:p>7.45988131923236E-06</text:p>
          </table:table-cell>
          <table:table-cell table:number-columns-repeated="1014"/>
        </table:table-row>
        <table:table-row table:style-name="ro1">
          <table:table-cell office:value-type="float" office:value="0.068146952500495" calcext:value-type="float">
            <text:p>0.0681469525</text:p>
          </table:table-cell>
          <table:table-cell table:number-columns-repeated="2"/>
          <table:table-cell table:formula="of:=AVERAGE([.A41];[.A104];[.A167];[.A230];[.A293];[.A356];[.A419];[.A482];[.A545];[.A608])" office:value-type="float" office:value="0.0622853263746037" calcext:value-type="float">
            <text:p>0.0622853264</text:p>
          </table:table-cell>
          <table:table-cell table:formula="of:=AVERAGE([.A671];[.A734];[.A797];[.A860];[.A923];[.A986];[.A1049];[.A1112];[.A1175];[.A1238])" office:value-type="float" office:value="0.170968548595995" calcext:value-type="float">
            <text:p>0.1709685486</text:p>
          </table:table-cell>
          <table:table-cell table:formula="of:=AVERAGE([.A1301];[.A1364];[.A1427];[.A1490];[.A1553];[.A1616];[.A1679];[.A1742];[.A1805];[.A1868])" office:value-type="float" office:value="0.00444269207924834" calcext:value-type="float">
            <text:p>0.0044426921</text:p>
          </table:table-cell>
          <table:table-cell table:formula="of:=AVERAGE([.A1931];[.A1994];[.A2057];[.A2120];[.A2183];[.A2246];[.A2309];[.A2372];[.A2435];[.A2498])" office:value-type="float" office:value="0.052108430274858" calcext:value-type="float">
            <text:p>0.0521084303</text:p>
          </table:table-cell>
          <table:table-cell table:formula="of:=AVERAGE([.A2561];[.A2624];[.A2687];[.A2750];[.A2813];[.A2876];[.A2939];[.A3002];[.A3065];[.A3128])" office:value-type="float" office:value="0.0767477751810221" calcext:value-type="float">
            <text:p>0.0767477752</text:p>
          </table:table-cell>
          <table:table-cell table:formula="of:=AVERAGE([.A3191];[.A3254];[.A3317];[.A3380];[.A3443];[.A3506];[.A3569];[.A3632];[.A3695];[.A3758])" office:value-type="float" office:value="0.0362458537114716" calcext:value-type="float">
            <text:p>0.0362458537</text:p>
          </table:table-cell>
          <table:table-cell table:formula="of:=AVERAGE([.A3821];[.A3884];[.A3947];[.A4010];[.A4073];[.A4136];[.A4199];[.A4262];[.A4325];[.A4388])" office:value-type="float" office:value="0.00000709093137436006" calcext:value-type="float">
            <text:p>7.09093137436006E-06</text:p>
          </table:table-cell>
          <table:table-cell table:number-columns-repeated="1014"/>
        </table:table-row>
        <table:table-row table:style-name="ro1">
          <table:table-cell office:value-type="float" office:value="0.0673105852493784" calcext:value-type="float">
            <text:p>0.0673105852</text:p>
          </table:table-cell>
          <table:table-cell table:number-columns-repeated="2"/>
          <table:table-cell table:formula="of:=AVERAGE([.A42];[.A105];[.A168];[.A231];[.A294];[.A357];[.A420];[.A483];[.A546];[.A609])" office:value-type="float" office:value="0.0614471692476692" calcext:value-type="float">
            <text:p>0.0614471692</text:p>
          </table:table-cell>
          <table:table-cell table:formula="of:=AVERAGE([.A672];[.A735];[.A798];[.A861];[.A924];[.A987];[.A1050];[.A1113];[.A1176];[.A1239])" office:value-type="float" office:value="0.170074751500887" calcext:value-type="float">
            <text:p>0.1700747515</text:p>
          </table:table-cell>
          <table:table-cell table:formula="of:=AVERAGE([.A1302];[.A1365];[.A1428];[.A1491];[.A1554];[.A1617];[.A1680];[.A1743];[.A1806];[.A1869])" office:value-type="float" office:value="0.0034690727412813" calcext:value-type="float">
            <text:p>0.0034690727</text:p>
          </table:table-cell>
          <table:table-cell table:formula="of:=AVERAGE([.A1932];[.A1995];[.A2058];[.A2121];[.A2184];[.A2247];[.A2310];[.A2373];[.A2436];[.A2499])" office:value-type="float" office:value="0.0505878384238536" calcext:value-type="float">
            <text:p>0.0505878384</text:p>
          </table:table-cell>
          <table:table-cell table:formula="of:=AVERAGE([.A2562];[.A2625];[.A2688];[.A2751];[.A2814];[.A2877];[.A2940];[.A3003];[.A3066];[.A3129])" office:value-type="float" office:value="0.0746521838230159" calcext:value-type="float">
            <text:p>0.0746521838</text:p>
          </table:table-cell>
          <table:table-cell table:formula="of:=AVERAGE([.A3192];[.A3255];[.A3318];[.A3381];[.A3444];[.A3507];[.A3570];[.A3633];[.A3696];[.A3759])" office:value-type="float" office:value="0.0347347966250664" calcext:value-type="float">
            <text:p>0.0347347966</text:p>
          </table:table-cell>
          <table:table-cell table:formula="of:=AVERAGE([.A3822];[.A3885];[.A3948];[.A4011];[.A4074];[.A4137];[.A4200];[.A4263];[.A4326];[.A4389])" office:value-type="float" office:value="0.00000674879183468054" calcext:value-type="float">
            <text:p>6.74879183468054E-06</text:p>
          </table:table-cell>
          <table:table-cell table:number-columns-repeated="1014"/>
        </table:table-row>
        <table:table-row table:style-name="ro1">
          <table:table-cell office:value-type="float" office:value="0.0664541118580106" calcext:value-type="float">
            <text:p>0.0664541119</text:p>
          </table:table-cell>
          <table:table-cell table:number-columns-repeated="2"/>
          <table:table-cell table:formula="of:=AVERAGE([.A43];[.A106];[.A169];[.A232];[.A295];[.A358];[.A421];[.A484];[.A547];[.A610])" office:value-type="float" office:value="0.0606612659847753" calcext:value-type="float">
            <text:p>0.060661266</text:p>
          </table:table-cell>
          <table:table-cell table:formula="of:=AVERAGE([.A673];[.A736];[.A799];[.A862];[.A925];[.A988];[.A1051];[.A1114];[.A1177];[.A1240])" office:value-type="float" office:value="0.169240105178953" calcext:value-type="float">
            <text:p>0.1692401052</text:p>
          </table:table-cell>
          <table:table-cell table:formula="of:=AVERAGE([.A1303];[.A1366];[.A1429];[.A1492];[.A1555];[.A1618];[.A1681];[.A1744];[.A1807];[.A1870])" office:value-type="float" office:value="0.00353212586200315" calcext:value-type="float">
            <text:p>0.0035321259</text:p>
          </table:table-cell>
          <table:table-cell table:formula="of:=AVERAGE([.A1933];[.A1996];[.A2059];[.A2122];[.A2185];[.A2248];[.A2311];[.A2374];[.A2437];[.A2500])" office:value-type="float" office:value="0.0499737518432363" calcext:value-type="float">
            <text:p>0.0499737518</text:p>
          </table:table-cell>
          <table:table-cell table:formula="of:=AVERAGE([.A2563];[.A2626];[.A2689];[.A2752];[.A2815];[.A2878];[.A2941];[.A3004];[.A3067];[.A3130])" office:value-type="float" office:value="0.0726447905793857" calcext:value-type="float">
            <text:p>0.0726447906</text:p>
          </table:table-cell>
          <table:table-cell table:formula="of:=AVERAGE([.A3193];[.A3256];[.A3319];[.A3382];[.A3445];[.A3508];[.A3571];[.A3634];[.A3697];[.A3760])" office:value-type="float" office:value="0.0331464591685838" calcext:value-type="float">
            <text:p>0.0331464592</text:p>
          </table:table-cell>
          <table:table-cell table:formula="of:=AVERAGE([.A3823];[.A3886];[.A3949];[.A4012];[.A4075];[.A4138];[.A4201];[.A4264];[.A4327];[.A4390])" office:value-type="float" office:value="0.00000644475029318327" calcext:value-type="float">
            <text:p>6.44475029318327E-06</text:p>
          </table:table-cell>
          <table:table-cell table:number-columns-repeated="1014"/>
        </table:table-row>
        <table:table-row table:style-name="ro1">
          <table:table-cell office:value-type="float" office:value="0.0658247529434708" calcext:value-type="float">
            <text:p>0.0658247529</text:p>
          </table:table-cell>
          <table:table-cell table:number-columns-repeated="2"/>
          <table:table-cell table:formula="of:=AVERAGE([.A44];[.A107];[.A170];[.A233];[.A296];[.A359];[.A422];[.A485];[.A548];[.A611])" office:value-type="float" office:value="0.0599665453222591" calcext:value-type="float">
            <text:p>0.0599665453</text:p>
          </table:table-cell>
          <table:table-cell table:formula="of:=AVERAGE([.A674];[.A737];[.A800];[.A863];[.A926];[.A989];[.A1052];[.A1115];[.A1178];[.A1241])" office:value-type="float" office:value="0.168406737780965" calcext:value-type="float">
            <text:p>0.1684067378</text:p>
          </table:table-cell>
          <table:table-cell table:formula="of:=AVERAGE([.A1304];[.A1367];[.A1430];[.A1493];[.A1556];[.A1619];[.A1682];[.A1745];[.A1808];[.A1871])" office:value-type="float" office:value="0.00327134225900657" calcext:value-type="float">
            <text:p>0.0032713423</text:p>
          </table:table-cell>
          <table:table-cell table:formula="of:=AVERAGE([.A1934];[.A1997];[.A2060];[.A2123];[.A2186];[.A2249];[.A2312];[.A2375];[.A2438];[.A2501])" office:value-type="float" office:value="0.0490949612422897" calcext:value-type="float">
            <text:p>0.0490949612</text:p>
          </table:table-cell>
          <table:table-cell table:formula="of:=AVERAGE([.A2564];[.A2627];[.A2690];[.A2753];[.A2816];[.A2879];[.A2942];[.A3005];[.A3068];[.A3131])" office:value-type="float" office:value="0.0706453114734991" calcext:value-type="float">
            <text:p>0.0706453115</text:p>
          </table:table-cell>
          <table:table-cell table:formula="of:=AVERAGE([.A3194];[.A3257];[.A3320];[.A3383];[.A3446];[.A3509];[.A3572];[.A3635];[.A3698];[.A3761])" office:value-type="float" office:value="0.0318332170593195" calcext:value-type="float">
            <text:p>0.0318332171</text:p>
          </table:table-cell>
          <table:table-cell table:formula="of:=AVERAGE([.A3824];[.A3887];[.A3950];[.A4013];[.A4076];[.A4139];[.A4202];[.A4265];[.A4328];[.A4391])" office:value-type="float" office:value="0.00000618461285174367" calcext:value-type="float">
            <text:p>6.18461285174367E-06</text:p>
          </table:table-cell>
          <table:table-cell table:number-columns-repeated="1014"/>
        </table:table-row>
        <table:table-row table:style-name="ro1">
          <table:table-cell office:value-type="float" office:value="0.0650386091972095" calcext:value-type="float">
            <text:p>0.0650386092</text:p>
          </table:table-cell>
          <table:table-cell table:number-columns-repeated="2"/>
          <table:table-cell table:formula="of:=AVERAGE([.A45];[.A108];[.A171];[.A234];[.A297];[.A360];[.A423];[.A486];[.A549];[.A612])" office:value-type="float" office:value="0.0592885397632741" calcext:value-type="float">
            <text:p>0.0592885398</text:p>
          </table:table-cell>
          <table:table-cell table:formula="of:=AVERAGE([.A675];[.A738];[.A801];[.A864];[.A927];[.A990];[.A1053];[.A1116];[.A1179];[.A1242])" office:value-type="float" office:value="0.167584577667093" calcext:value-type="float">
            <text:p>0.1675845777</text:p>
          </table:table-cell>
          <table:table-cell table:formula="of:=AVERAGE([.A1305];[.A1368];[.A1431];[.A1494];[.A1557];[.A1620];[.A1683];[.A1746];[.A1809];[.A1872])" office:value-type="float" office:value="0.00318070630343324" calcext:value-type="float">
            <text:p>0.0031807063</text:p>
          </table:table-cell>
          <table:table-cell table:formula="of:=AVERAGE([.A1935];[.A1998];[.A2061];[.A2124];[.A2187];[.A2250];[.A2313];[.A2376];[.A2439];[.A2502])" office:value-type="float" office:value="0.0491463927738297" calcext:value-type="float">
            <text:p>0.0491463928</text:p>
          </table:table-cell>
          <table:table-cell table:formula="of:=AVERAGE([.A2565];[.A2628];[.A2691];[.A2754];[.A2817];[.A2880];[.A2943];[.A3006];[.A3069];[.A3132])" office:value-type="float" office:value="0.0689007863971653" calcext:value-type="float">
            <text:p>0.0689007864</text:p>
          </table:table-cell>
          <table:table-cell table:formula="of:=AVERAGE([.A3195];[.A3258];[.A3321];[.A3384];[.A3447];[.A3510];[.A3573];[.A3636];[.A3699];[.A3762])" office:value-type="float" office:value="0.0307394927138692" calcext:value-type="float">
            <text:p>0.0307394927</text:p>
          </table:table-cell>
          <table:table-cell table:formula="of:=AVERAGE([.A3825];[.A3888];[.A3951];[.A4014];[.A4077];[.A4140];[.A4203];[.A4266];[.A4329];[.A4392])" office:value-type="float" office:value="0.00000592547571025725" calcext:value-type="float">
            <text:p>5.92547571025725E-06</text:p>
          </table:table-cell>
          <table:table-cell table:number-columns-repeated="1014"/>
        </table:table-row>
        <table:table-row table:style-name="ro1">
          <table:table-cell office:value-type="float" office:value="0.0644248677064197" calcext:value-type="float">
            <text:p>0.0644248677</text:p>
          </table:table-cell>
          <table:table-cell table:number-columns-repeated="2"/>
          <table:table-cell table:formula="of:=AVERAGE([.A46];[.A109];[.A172];[.A235];[.A298];[.A361];[.A424];[.A487];[.A550];[.A613])" office:value-type="float" office:value="0.0585852646450458" calcext:value-type="float">
            <text:p>0.0585852646</text:p>
          </table:table-cell>
          <table:table-cell table:formula="of:=AVERAGE([.A676];[.A739];[.A802];[.A865];[.A928];[.A991];[.A1054];[.A1117];[.A1180];[.A1243])" office:value-type="float" office:value="0.166807284647625" calcext:value-type="float">
            <text:p>0.1668072846</text:p>
          </table:table-cell>
          <table:table-cell table:formula="of:=AVERAGE([.A1306];[.A1369];[.A1432];[.A1495];[.A1558];[.A1621];[.A1684];[.A1747];[.A1810];[.A1873])" office:value-type="float" office:value="0.00317457002627349" calcext:value-type="float">
            <text:p>0.00317457</text:p>
          </table:table-cell>
          <table:table-cell table:formula="of:=AVERAGE([.A1936];[.A1999];[.A2062];[.A2125];[.A2188];[.A2251];[.A2314];[.A2377];[.A2440];[.A2503])" office:value-type="float" office:value="0.0485708799578648" calcext:value-type="float">
            <text:p>0.04857088</text:p>
          </table:table-cell>
          <table:table-cell table:formula="of:=AVERAGE([.A2566];[.A2629];[.A2692];[.A2755];[.A2818];[.A2881];[.A2944];[.A3007];[.A3070];[.A3133])" office:value-type="float" office:value="0.0670107499061581" calcext:value-type="float">
            <text:p>0.0670107499</text:p>
          </table:table-cell>
          <table:table-cell table:formula="of:=AVERAGE([.A3196];[.A3259];[.A3322];[.A3385];[.A3448];[.A3511];[.A3574];[.A3637];[.A3700];[.A3763])" office:value-type="float" office:value="0.0295262913248354" calcext:value-type="float">
            <text:p>0.0295262913</text:p>
          </table:table-cell>
          <table:table-cell table:formula="of:=AVERAGE([.A3826];[.A3889];[.A3952];[.A4015];[.A4078];[.A4141];[.A4204];[.A4267];[.A4330];[.A4393])" office:value-type="float" office:value="0.00000569609562405961" calcext:value-type="float">
            <text:p>5.69609562405961E-06</text:p>
          </table:table-cell>
          <table:table-cell table:number-columns-repeated="1014"/>
        </table:table-row>
        <table:table-row table:style-name="ro1">
          <table:table-cell office:value-type="float" office:value="0.0636912878811501" calcext:value-type="float">
            <text:p>0.0636912879</text:p>
          </table:table-cell>
          <table:table-cell table:number-columns-repeated="2"/>
          <table:table-cell table:formula="of:=AVERAGE([.A47];[.A110];[.A173];[.A236];[.A299];[.A362];[.A425];[.A488];[.A551];[.A614])" office:value-type="float" office:value="0.0578880095165494" calcext:value-type="float">
            <text:p>0.0578880095</text:p>
          </table:table-cell>
          <table:table-cell table:formula="of:=AVERAGE([.A677];[.A740];[.A803];[.A866];[.A929];[.A992];[.A1055];[.A1118];[.A1181];[.A1244])" office:value-type="float" office:value="0.16608974526501" calcext:value-type="float">
            <text:p>0.1660897453</text:p>
          </table:table-cell>
          <table:table-cell table:formula="of:=AVERAGE([.A1307];[.A1370];[.A1433];[.A1496];[.A1559];[.A1622];[.A1685];[.A1748];[.A1811];[.A1874])" office:value-type="float" office:value="0.00316581318657114" calcext:value-type="float">
            <text:p>0.0031658132</text:p>
          </table:table-cell>
          <table:table-cell table:formula="of:=AVERAGE([.A1937];[.A2000];[.A2063];[.A2126];[.A2189];[.A2252];[.A2315];[.A2378];[.A2441];[.A2504])" office:value-type="float" office:value="0.0490641780330469" calcext:value-type="float">
            <text:p>0.049064178</text:p>
          </table:table-cell>
          <table:table-cell table:formula="of:=AVERAGE([.A2567];[.A2630];[.A2693];[.A2756];[.A2819];[.A2882];[.A2945];[.A3008];[.A3071];[.A3134])" office:value-type="float" office:value="0.0654745600570434" calcext:value-type="float">
            <text:p>0.0654745601</text:p>
          </table:table-cell>
          <table:table-cell table:formula="of:=AVERAGE([.A3197];[.A3260];[.A3323];[.A3386];[.A3449];[.A3512];[.A3575];[.A3638];[.A3701];[.A3764])" office:value-type="float" office:value="0.0285257090301903" calcext:value-type="float">
            <text:p>0.028525709</text:p>
          </table:table-cell>
          <table:table-cell table:formula="of:=AVERAGE([.A3827];[.A3890];[.A3953];[.A4016];[.A4079];[.A4142];[.A4205];[.A4268];[.A4331];[.A4394])" office:value-type="float" office:value="0.00000548688901792308" calcext:value-type="float">
            <text:p>5.48688901792308E-06</text:p>
          </table:table-cell>
          <table:table-cell table:number-columns-repeated="1014"/>
        </table:table-row>
        <table:table-row table:style-name="ro1">
          <table:table-cell office:value-type="float" office:value="0.0631629296981992" calcext:value-type="float">
            <text:p>0.0631629297</text:p>
          </table:table-cell>
          <table:table-cell table:number-columns-repeated="2"/>
          <table:table-cell table:formula="of:=AVERAGE([.A48];[.A111];[.A174];[.A237];[.A300];[.A363];[.A426];[.A489];[.A552];[.A615])" office:value-type="float" office:value="0.0572098002657102" calcext:value-type="float">
            <text:p>0.0572098003</text:p>
          </table:table-cell>
          <table:table-cell table:formula="of:=AVERAGE([.A678];[.A741];[.A804];[.A867];[.A930];[.A993];[.A1056];[.A1119];[.A1182];[.A1245])" office:value-type="float" office:value="0.165374811692526" calcext:value-type="float">
            <text:p>0.1653748117</text:p>
          </table:table-cell>
          <table:table-cell table:formula="of:=AVERAGE([.A1308];[.A1371];[.A1434];[.A1497];[.A1560];[.A1623];[.A1686];[.A1749];[.A1812];[.A1875])" office:value-type="float" office:value="0.00314359579521736" calcext:value-type="float">
            <text:p>0.0031435958</text:p>
          </table:table-cell>
          <table:table-cell table:formula="of:=AVERAGE([.A1938];[.A2001];[.A2064];[.A2127];[.A2190];[.A2253];[.A2316];[.A2379];[.A2442];[.A2505])" office:value-type="float" office:value="0.047389853661679" calcext:value-type="float">
            <text:p>0.0473898537</text:p>
          </table:table-cell>
          <table:table-cell table:formula="of:=AVERAGE([.A2568];[.A2631];[.A2694];[.A2757];[.A2820];[.A2883];[.A2946];[.A3009];[.A3072];[.A3135])" office:value-type="float" office:value="0.063881061607916" calcext:value-type="float">
            <text:p>0.0638810616</text:p>
          </table:table-cell>
          <table:table-cell table:formula="of:=AVERAGE([.A3198];[.A3261];[.A3324];[.A3387];[.A3450];[.A3513];[.A3576];[.A3639];[.A3702];[.A3765])" office:value-type="float" office:value="0.0272599322090854" calcext:value-type="float">
            <text:p>0.0272599322</text:p>
          </table:table-cell>
          <table:table-cell table:formula="of:=AVERAGE([.A3828];[.A3891];[.A3954];[.A4017];[.A4080];[.A4143];[.A4206];[.A4269];[.A4332];[.A4395])" office:value-type="float" office:value="0.00000529570564749964" calcext:value-type="float">
            <text:p>5.29570564749964E-06</text:p>
          </table:table-cell>
          <table:table-cell table:number-columns-repeated="1014"/>
        </table:table-row>
        <table:table-row table:style-name="ro1">
          <table:table-cell office:value-type="float" office:value="0.0623853478840588" calcext:value-type="float">
            <text:p>0.0623853479</text:p>
          </table:table-cell>
          <table:table-cell table:number-columns-repeated="2"/>
          <table:table-cell table:formula="of:=AVERAGE([.A49];[.A112];[.A175];[.A238];[.A301];[.A364];[.A427];[.A490];[.A553];[.A616])" office:value-type="float" office:value="0.0565100898902744" calcext:value-type="float">
            <text:p>0.0565100899</text:p>
          </table:table-cell>
          <table:table-cell table:formula="of:=AVERAGE([.A679];[.A742];[.A805];[.A868];[.A931];[.A994];[.A1057];[.A1120];[.A1183];[.A1246])" office:value-type="float" office:value="0.164688290443495" calcext:value-type="float">
            <text:p>0.1646882904</text:p>
          </table:table-cell>
          <table:table-cell table:formula="of:=AVERAGE([.A1309];[.A1372];[.A1435];[.A1498];[.A1561];[.A1624];[.A1687];[.A1750];[.A1813];[.A1876])" office:value-type="float" office:value="0.00325648050026226" calcext:value-type="float">
            <text:p>0.0032564805</text:p>
          </table:table-cell>
          <table:table-cell table:formula="of:=AVERAGE([.A1939];[.A2002];[.A2065];[.A2128];[.A2191];[.A2254];[.A2317];[.A2380];[.A2443];[.A2506])" office:value-type="float" office:value="0.0482079185421149" calcext:value-type="float">
            <text:p>0.0482079185</text:p>
          </table:table-cell>
          <table:table-cell table:formula="of:=AVERAGE([.A2569];[.A2632];[.A2695];[.A2758];[.A2821];[.A2884];[.A2947];[.A3010];[.A3073];[.A3136])" office:value-type="float" office:value="0.0623694878537071" calcext:value-type="float">
            <text:p>0.0623694879</text:p>
          </table:table-cell>
          <table:table-cell table:formula="of:=AVERAGE([.A3199];[.A3262];[.A3325];[.A3388];[.A3451];[.A3514];[.A3577];[.A3640];[.A3703];[.A3766])" office:value-type="float" office:value="0.0260425019173727" calcext:value-type="float">
            <text:p>0.0260425019</text:p>
          </table:table-cell>
          <table:table-cell table:formula="of:=AVERAGE([.A3829];[.A3892];[.A3955];[.A4018];[.A4081];[.A4144];[.A4207];[.A4270];[.A4333];[.A4396])" office:value-type="float" office:value="0.00000513240953049253" calcext:value-type="float">
            <text:p>5.13240953049253E-06</text:p>
          </table:table-cell>
          <table:table-cell table:number-columns-repeated="1014"/>
        </table:table-row>
        <table:table-row table:style-name="ro1">
          <table:table-cell office:value-type="float" office:value="0.0619041868311028" calcext:value-type="float">
            <text:p>0.0619041868</text:p>
          </table:table-cell>
          <table:table-cell table:number-columns-repeated="2"/>
          <table:table-cell table:formula="of:=AVERAGE([.A50];[.A113];[.A176];[.A239];[.A302];[.A365];[.A428];[.A491];[.A554];[.A617])" office:value-type="float" office:value="0.0559453866129675" calcext:value-type="float">
            <text:p>0.0559453866</text:p>
          </table:table-cell>
          <table:table-cell table:formula="of:=AVERAGE([.A680];[.A743];[.A806];[.A869];[.A932];[.A995];[.A1058];[.A1121];[.A1184];[.A1247])" office:value-type="float" office:value="0.163989463953484" calcext:value-type="float">
            <text:p>0.163989464</text:p>
          </table:table-cell>
          <table:table-cell table:formula="of:=AVERAGE([.A1310];[.A1373];[.A1436];[.A1499];[.A1562];[.A1625];[.A1688];[.A1751];[.A1814];[.A1877])" office:value-type="float" office:value="0.00358259527198831" calcext:value-type="float">
            <text:p>0.0035825953</text:p>
          </table:table-cell>
          <table:table-cell table:formula="of:=AVERAGE([.A1940];[.A2003];[.A2066];[.A2129];[.A2192];[.A2255];[.A2318];[.A2381];[.A2444];[.A2507])" office:value-type="float" office:value="0.0471518186980617" calcext:value-type="float">
            <text:p>0.0471518187</text:p>
          </table:table-cell>
          <table:table-cell table:formula="of:=AVERAGE([.A2570];[.A2633];[.A2696];[.A2759];[.A2822];[.A2885];[.A2948];[.A3011];[.A3074];[.A3137])" office:value-type="float" office:value="0.0610558949650181" calcext:value-type="float">
            <text:p>0.061055895</text:p>
          </table:table-cell>
          <table:table-cell table:formula="of:=AVERAGE([.A3200];[.A3263];[.A3326];[.A3389];[.A3452];[.A3515];[.A3578];[.A3641];[.A3704];[.A3767])" office:value-type="float" office:value="0.0250782066025018" calcext:value-type="float">
            <text:p>0.0250782066</text:p>
          </table:table-cell>
          <table:table-cell table:formula="of:=AVERAGE([.A3830];[.A3893];[.A3956];[.A4019];[.A4082];[.A4145];[.A4208];[.A4271];[.A4334];[.A4397])" office:value-type="float" office:value="0.0000049798636074435" calcext:value-type="float">
            <text:p>4.9798636074435E-06</text:p>
          </table:table-cell>
          <table:table-cell table:number-columns-repeated="1014"/>
        </table:table-row>
        <table:table-row table:style-name="ro1">
          <table:table-cell office:value-type="float" office:value="0.0612850750696095" calcext:value-type="float">
            <text:p>0.0612850751</text:p>
          </table:table-cell>
          <table:table-cell table:number-columns-repeated="2"/>
          <table:table-cell table:formula="of:=AVERAGE([.A51];[.A114];[.A177];[.A240];[.A303];[.A366];[.A429];[.A492];[.A555];[.A618])" office:value-type="float" office:value="0.0553807946815016" calcext:value-type="float">
            <text:p>0.0553807947</text:p>
          </table:table-cell>
          <table:table-cell table:formula="of:=AVERAGE([.A681];[.A744];[.A807];[.A870];[.A933];[.A996];[.A1059];[.A1122];[.A1185];[.A1248])" office:value-type="float" office:value="0.163338840312197" calcext:value-type="float">
            <text:p>0.1633388403</text:p>
          </table:table-cell>
          <table:table-cell table:formula="of:=AVERAGE([.A1311];[.A1374];[.A1437];[.A1500];[.A1563];[.A1626];[.A1689];[.A1752];[.A1815];[.A1878])" office:value-type="float" office:value="0.00329590001982631" calcext:value-type="float">
            <text:p>0.0032959</text:p>
          </table:table-cell>
          <table:table-cell table:formula="of:=AVERAGE([.A1941];[.A2004];[.A2067];[.A2130];[.A2193];[.A2256];[.A2319];[.A2382];[.A2445];[.A2508])" office:value-type="float" office:value="0.0469639211137659" calcext:value-type="float">
            <text:p>0.0469639211</text:p>
          </table:table-cell>
          <table:table-cell table:formula="of:=AVERAGE([.A2571];[.A2634];[.A2697];[.A2760];[.A2823];[.A2886];[.A2949];[.A3012];[.A3075];[.A3138])" office:value-type="float" office:value="0.0596183364154794" calcext:value-type="float">
            <text:p>0.0596183364</text:p>
          </table:table-cell>
          <table:table-cell table:formula="of:=AVERAGE([.A3201];[.A3264];[.A3327];[.A3390];[.A3453];[.A3516];[.A3579];[.A3642];[.A3705];[.A3768])" office:value-type="float" office:value="0.0243368218738057" calcext:value-type="float">
            <text:p>0.0243368219</text:p>
          </table:table-cell>
          <table:table-cell table:formula="of:=AVERAGE([.A3831];[.A3894];[.A3957];[.A4020];[.A4083];[.A4146];[.A4209];[.A4272];[.A4335];[.A4398])" office:value-type="float" office:value="0.00000482897409001315" calcext:value-type="float">
            <text:p>0.000004829</text:p>
          </table:table-cell>
          <table:table-cell table:number-columns-repeated="1014"/>
        </table:table-row>
        <table:table-row table:style-name="ro1">
          <table:table-cell office:value-type="float" office:value="0.0608130615105962" calcext:value-type="float">
            <text:p>0.0608130615</text:p>
          </table:table-cell>
          <table:table-cell table:number-columns-repeated="2"/>
          <table:table-cell table:formula="of:=AVERAGE([.A52];[.A115];[.A178];[.A241];[.A304];[.A367];[.A430];[.A493];[.A556];[.A619])" office:value-type="float" office:value="0.0548468225697116" calcext:value-type="float">
            <text:p>0.0548468226</text:p>
          </table:table-cell>
          <table:table-cell table:formula="of:=AVERAGE([.A682];[.A745];[.A808];[.A871];[.A934];[.A997];[.A1060];[.A1123];[.A1186];[.A1249])" office:value-type="float" office:value="0.162691554200127" calcext:value-type="float">
            <text:p>0.1626915542</text:p>
          </table:table-cell>
          <table:table-cell table:formula="of:=AVERAGE([.A1312];[.A1375];[.A1438];[.A1501];[.A1564];[.A1627];[.A1690];[.A1753];[.A1816];[.A1879])" office:value-type="float" office:value="0.00309004450190344" calcext:value-type="float">
            <text:p>0.0030900445</text:p>
          </table:table-cell>
          <table:table-cell table:formula="of:=AVERAGE([.A1942];[.A2005];[.A2068];[.A2131];[.A2194];[.A2257];[.A2320];[.A2383];[.A2446];[.A2509])" office:value-type="float" office:value="0.0480562966680384" calcext:value-type="float">
            <text:p>0.0480562967</text:p>
          </table:table-cell>
          <table:table-cell table:formula="of:=AVERAGE([.A2572];[.A2635];[.A2698];[.A2761];[.A2824];[.A2887];[.A2950];[.A3013];[.A3076];[.A3139])" office:value-type="float" office:value="0.0583596603707128" calcext:value-type="float">
            <text:p>0.0583596604</text:p>
          </table:table-cell>
          <table:table-cell table:formula="of:=AVERAGE([.A3202];[.A3265];[.A3328];[.A3391];[.A3454];[.A3517];[.A3580];[.A3643];[.A3706];[.A3769])" office:value-type="float" office:value="0.0238269653282704" calcext:value-type="float">
            <text:p>0.0238269653</text:p>
          </table:table-cell>
          <table:table-cell table:formula="of:=AVERAGE([.A3832];[.A3895];[.A3958];[.A4021];[.A4084];[.A4147];[.A4210];[.A4273];[.A4336];[.A4399])" office:value-type="float" office:value="0.00000469437408130445" calcext:value-type="float">
            <text:p>4.69437408130445E-06</text:p>
          </table:table-cell>
          <table:table-cell table:number-columns-repeated="1014"/>
        </table:table-row>
        <table:table-row table:style-name="ro1">
          <table:table-cell office:value-type="float" office:value="0.0602700162619391" calcext:value-type="float">
            <text:p>0.0602700163</text:p>
          </table:table-cell>
          <table:table-cell table:number-columns-repeated="2"/>
          <table:table-cell table:formula="of:=AVERAGE([.A53];[.A116];[.A179];[.A242];[.A305];[.A368];[.A431];[.A494];[.A557];[.A620])" office:value-type="float" office:value="0.0543321604023544" calcext:value-type="float">
            <text:p>0.0543321604</text:p>
          </table:table-cell>
          <table:table-cell table:formula="of:=AVERAGE([.A683];[.A746];[.A809];[.A872];[.A935];[.A998];[.A1061];[.A1124];[.A1187];[.A1250])" office:value-type="float" office:value="0.162067176978474" calcext:value-type="float">
            <text:p>0.162067177</text:p>
          </table:table-cell>
          <table:table-cell table:formula="of:=AVERAGE([.A1313];[.A1376];[.A1439];[.A1502];[.A1565];[.A1628];[.A1691];[.A1754];[.A1817];[.A1880])" office:value-type="float" office:value="0.00302846638232354" calcext:value-type="float">
            <text:p>0.0030284664</text:p>
          </table:table-cell>
          <table:table-cell table:formula="of:=AVERAGE([.A1943];[.A2006];[.A2069];[.A2132];[.A2195];[.A2258];[.A2321];[.A2384];[.A2447];[.A2510])" office:value-type="float" office:value="0.0485473971357641" calcext:value-type="float">
            <text:p>0.0485473971</text:p>
          </table:table-cell>
          <table:table-cell table:formula="of:=AVERAGE([.A2573];[.A2636];[.A2699];[.A2762];[.A2825];[.A2888];[.A2951];[.A3014];[.A3077];[.A3140])" office:value-type="float" office:value="0.0570216554518199" calcext:value-type="float">
            <text:p>0.0570216555</text:p>
          </table:table-cell>
          <table:table-cell table:formula="of:=AVERAGE([.A3203];[.A3266];[.A3329];[.A3392];[.A3455];[.A3518];[.A3581];[.A3644];[.A3707];[.A3770])" office:value-type="float" office:value="0.0231695661232064" calcext:value-type="float">
            <text:p>0.0231695661</text:p>
          </table:table-cell>
          <table:table-cell table:formula="of:=AVERAGE([.A3833];[.A3896];[.A3959];[.A4022];[.A4085];[.A4148];[.A4211];[.A4274];[.A4337];[.A4400])" office:value-type="float" office:value="0.00000456942464095543" calcext:value-type="float">
            <text:p>4.56942464095543E-06</text:p>
          </table:table-cell>
          <table:table-cell table:number-columns-repeated="1014"/>
        </table:table-row>
        <table:table-row table:style-name="ro1">
          <table:table-cell office:value-type="float" office:value="0.0597729683555164" calcext:value-type="float">
            <text:p>0.0597729684</text:p>
          </table:table-cell>
          <table:table-cell table:number-columns-repeated="2"/>
          <table:table-cell table:formula="of:=AVERAGE([.A54];[.A117];[.A180];[.A243];[.A306];[.A369];[.A432];[.A495];[.A558];[.A621])" office:value-type="float" office:value="0.0538386206963451" calcext:value-type="float">
            <text:p>0.0538386207</text:p>
          </table:table-cell>
          <table:table-cell table:formula="of:=AVERAGE([.A684];[.A747];[.A810];[.A873];[.A936];[.A999];[.A1062];[.A1125];[.A1188];[.A1251])" office:value-type="float" office:value="0.161465976298376" calcext:value-type="float">
            <text:p>0.1614659763</text:p>
          </table:table-cell>
          <table:table-cell table:formula="of:=AVERAGE([.A1314];[.A1377];[.A1440];[.A1503];[.A1566];[.A1629];[.A1692];[.A1755];[.A1818];[.A1881])" office:value-type="float" office:value="0.00307344674576454" calcext:value-type="float">
            <text:p>0.0030734467</text:p>
          </table:table-cell>
          <table:table-cell table:formula="of:=AVERAGE([.A1944];[.A2007];[.A2070];[.A2133];[.A2196];[.A2259];[.A2322];[.A2385];[.A2448];[.A2511])" office:value-type="float" office:value="0.0470489168058511" calcext:value-type="float">
            <text:p>0.0470489168</text:p>
          </table:table-cell>
          <table:table-cell table:formula="of:=AVERAGE([.A2574];[.A2637];[.A2700];[.A2763];[.A2826];[.A2889];[.A2952];[.A3015];[.A3078];[.A3141])" office:value-type="float" office:value="0.0558877079573884" calcext:value-type="float">
            <text:p>0.055887708</text:p>
          </table:table-cell>
          <table:table-cell table:formula="of:=AVERAGE([.A3204];[.A3267];[.A3330];[.A3393];[.A3456];[.A3519];[.A3582];[.A3645];[.A3708];[.A3771])" office:value-type="float" office:value="0.0227067199405685" calcext:value-type="float">
            <text:p>0.0227067199</text:p>
          </table:table-cell>
          <table:table-cell table:formula="of:=AVERAGE([.A3834];[.A3897];[.A3960];[.A4023];[.A4086];[.A4149];[.A4212];[.A4275];[.A4338];[.A4401])" office:value-type="float" office:value="0.00000445220356138028" calcext:value-type="float">
            <text:p>4.45220356138028E-06</text:p>
          </table:table-cell>
          <table:table-cell table:number-columns-repeated="1014"/>
        </table:table-row>
        <table:table-row table:style-name="ro1">
          <table:table-cell office:value-type="float" office:value="0.0593903937704899" calcext:value-type="float">
            <text:p>0.0593903938</text:p>
          </table:table-cell>
          <table:table-cell table:number-columns-repeated="2"/>
          <table:table-cell table:formula="of:=AVERAGE([.A55];[.A118];[.A181];[.A244];[.A307];[.A370];[.A433];[.A496];[.A559];[.A622])" office:value-type="float" office:value="0.0533855830799352" calcext:value-type="float">
            <text:p>0.0533855831</text:p>
          </table:table-cell>
          <table:table-cell table:formula="of:=AVERAGE([.A685];[.A748];[.A811];[.A874];[.A937];[.A1000];[.A1063];[.A1126];[.A1189];[.A1252])" office:value-type="float" office:value="0.160893303548423" calcext:value-type="float">
            <text:p>0.1608933035</text:p>
          </table:table-cell>
          <table:table-cell table:formula="of:=AVERAGE([.A1315];[.A1378];[.A1441];[.A1504];[.A1567];[.A1630];[.A1693];[.A1756];[.A1819];[.A1882])" office:value-type="float" office:value="0.00314212601973767" calcext:value-type="float">
            <text:p>0.003142126</text:p>
          </table:table-cell>
          <table:table-cell table:formula="of:=AVERAGE([.A1945];[.A2008];[.A2071];[.A2134];[.A2197];[.A2260];[.A2323];[.A2386];[.A2449];[.A2512])" office:value-type="float" office:value="0.0473345645251891" calcext:value-type="float">
            <text:p>0.0473345645</text:p>
          </table:table-cell>
          <table:table-cell table:formula="of:=AVERAGE([.A2575];[.A2638];[.A2701];[.A2764];[.A2827];[.A2890];[.A2953];[.A3016];[.A3079];[.A3142])" office:value-type="float" office:value="0.05480246670799" calcext:value-type="float">
            <text:p>0.0548024667</text:p>
          </table:table-cell>
          <table:table-cell table:formula="of:=AVERAGE([.A3205];[.A3268];[.A3331];[.A3394];[.A3457];[.A3520];[.A3583];[.A3646];[.A3709];[.A3772])" office:value-type="float" office:value="0.0223624918290497" calcext:value-type="float">
            <text:p>0.0223624918</text:p>
          </table:table-cell>
          <table:table-cell table:formula="of:=AVERAGE([.A3835];[.A3898];[.A3961];[.A4024];[.A4087];[.A4150];[.A4213];[.A4276];[.A4339];[.A4402])" office:value-type="float" office:value="0.00000434056756531175" calcext:value-type="float">
            <text:p>4.34056756531175E-06</text:p>
          </table:table-cell>
          <table:table-cell table:number-columns-repeated="1014"/>
        </table:table-row>
        <table:table-row table:style-name="ro1">
          <table:table-cell office:value-type="float" office:value="0.0590124578092075" calcext:value-type="float">
            <text:p>0.0590124578</text:p>
          </table:table-cell>
          <table:table-cell table:number-columns-repeated="2"/>
          <table:table-cell table:formula="of:=AVERAGE([.A56];[.A119];[.A182];[.A245];[.A308];[.A371];[.A434];[.A497];[.A560];[.A623])" office:value-type="float" office:value="0.0529532492617623" calcext:value-type="float">
            <text:p>0.0529532493</text:p>
          </table:table-cell>
          <table:table-cell table:formula="of:=AVERAGE([.A686];[.A749];[.A812];[.A875];[.A938];[.A1001];[.A1064];[.A1127];[.A1190];[.A1253])" office:value-type="float" office:value="0.160333384542799" calcext:value-type="float">
            <text:p>0.1603333845</text:p>
          </table:table-cell>
          <table:table-cell table:formula="of:=AVERAGE([.A1316];[.A1379];[.A1442];[.A1505];[.A1568];[.A1631];[.A1694];[.A1757];[.A1820];[.A1883])" office:value-type="float" office:value="0.00293773346182878" calcext:value-type="float">
            <text:p>0.0029377335</text:p>
          </table:table-cell>
          <table:table-cell table:formula="of:=AVERAGE([.A1946];[.A2009];[.A2072];[.A2135];[.A2198];[.A2261];[.A2324];[.A2387];[.A2450];[.A2513])" office:value-type="float" office:value="0.0480072266569028" calcext:value-type="float">
            <text:p>0.0480072267</text:p>
          </table:table-cell>
          <table:table-cell table:formula="of:=AVERAGE([.A2576];[.A2639];[.A2702];[.A2765];[.A2828];[.A2891];[.A2954];[.A3017];[.A3080];[.A3143])" office:value-type="float" office:value="0.053725348638394" calcext:value-type="float">
            <text:p>0.0537253486</text:p>
          </table:table-cell>
          <table:table-cell table:formula="of:=AVERAGE([.A3206];[.A3269];[.A3332];[.A3395];[.A3458];[.A3521];[.A3584];[.A3647];[.A3710];[.A3773])" office:value-type="float" office:value="0.0220940786018573" calcext:value-type="float">
            <text:p>0.0220940786</text:p>
          </table:table-cell>
          <table:table-cell table:formula="of:=AVERAGE([.A3836];[.A3899];[.A3962];[.A4025];[.A4088];[.A4151];[.A4214];[.A4277];[.A4340];[.A4403])" office:value-type="float" office:value="0.0000042379001619129" calcext:value-type="float">
            <text:p>4.2379001619129E-06</text:p>
          </table:table-cell>
          <table:table-cell table:number-columns-repeated="1014"/>
        </table:table-row>
        <table:table-row table:style-name="ro1">
          <table:table-cell office:value-type="float" office:value="0.0585719608876321" calcext:value-type="float">
            <text:p>0.0585719609</text:p>
          </table:table-cell>
          <table:table-cell table:number-columns-repeated="2"/>
          <table:table-cell table:formula="of:=AVERAGE([.A57];[.A120];[.A183];[.A246];[.A309];[.A372];[.A435];[.A498];[.A561];[.A624])" office:value-type="float" office:value="0.0525038790724035" calcext:value-type="float">
            <text:p>0.0525038791</text:p>
          </table:table-cell>
          <table:table-cell table:formula="of:=AVERAGE([.A687];[.A750];[.A813];[.A876];[.A939];[.A1002];[.A1065];[.A1128];[.A1191];[.A1254])" office:value-type="float" office:value="0.159816368195346" calcext:value-type="float">
            <text:p>0.1598163682</text:p>
          </table:table-cell>
          <table:table-cell table:formula="of:=AVERAGE([.A1317];[.A1380];[.A1443];[.A1506];[.A1569];[.A1632];[.A1695];[.A1758];[.A1821];[.A1884])" office:value-type="float" office:value="0.00304230809645136" calcext:value-type="float">
            <text:p>0.0030423081</text:p>
          </table:table-cell>
          <table:table-cell table:formula="of:=AVERAGE([.A1947];[.A2010];[.A2073];[.A2136];[.A2199];[.A2262];[.A2325];[.A2388];[.A2451];[.A2514])" office:value-type="float" office:value="0.048232112419421" calcext:value-type="float">
            <text:p>0.0482321124</text:p>
          </table:table-cell>
          <table:table-cell table:formula="of:=AVERAGE([.A2577];[.A2640];[.A2703];[.A2766];[.A2829];[.A2892];[.A2955];[.A3018];[.A3081];[.A3144])" office:value-type="float" office:value="0.0526831137894711" calcext:value-type="float">
            <text:p>0.0526831138</text:p>
          </table:table-cell>
          <table:table-cell table:formula="of:=AVERAGE([.A3207];[.A3270];[.A3333];[.A3396];[.A3459];[.A3522];[.A3585];[.A3648];[.A3711];[.A3774])" office:value-type="float" office:value="0.021714598113716" calcext:value-type="float">
            <text:p>0.0217145981</text:p>
          </table:table-cell>
          <table:table-cell table:formula="of:=AVERAGE([.A3837];[.A3900];[.A3963];[.A4026];[.A4089];[.A4152];[.A4215];[.A4278];[.A4341];[.A4404])" office:value-type="float" office:value="0.00000414638658440593" calcext:value-type="float">
            <text:p>4.14638658440593E-06</text:p>
          </table:table-cell>
          <table:table-cell table:number-columns-repeated="1014"/>
        </table:table-row>
        <table:table-row table:style-name="ro1">
          <table:table-cell office:value-type="float" office:value="0.0582255240551798" calcext:value-type="float">
            <text:p>0.0582255241</text:p>
          </table:table-cell>
          <table:table-cell table:number-columns-repeated="2"/>
          <table:table-cell table:formula="of:=AVERAGE([.A58];[.A121];[.A184];[.A247];[.A310];[.A373];[.A436];[.A499];[.A562];[.A625])" office:value-type="float" office:value="0.0520529301704298" calcext:value-type="float">
            <text:p>0.0520529302</text:p>
          </table:table-cell>
          <table:table-cell table:formula="of:=AVERAGE([.A688];[.A751];[.A814];[.A877];[.A940];[.A1003];[.A1066];[.A1129];[.A1192];[.A1255])" office:value-type="float" office:value="0.159293835161514" calcext:value-type="float">
            <text:p>0.1592938352</text:p>
          </table:table-cell>
          <table:table-cell table:formula="of:=AVERAGE([.A1318];[.A1381];[.A1444];[.A1507];[.A1570];[.A1633];[.A1696];[.A1759];[.A1822];[.A1885])" office:value-type="float" office:value="0.0035372116134766" calcext:value-type="float">
            <text:p>0.0035372116</text:p>
          </table:table-cell>
          <table:table-cell table:formula="of:=AVERAGE([.A1948];[.A2011];[.A2074];[.A2137];[.A2200];[.A2263];[.A2326];[.A2389];[.A2452];[.A2515])" office:value-type="float" office:value="0.0474322957792177" calcext:value-type="float">
            <text:p>0.0474322958</text:p>
          </table:table-cell>
          <table:table-cell table:formula="of:=AVERAGE([.A2578];[.A2641];[.A2704];[.A2767];[.A2830];[.A2893];[.A2956];[.A3019];[.A3082];[.A3145])" office:value-type="float" office:value="0.0517643300146548" calcext:value-type="float">
            <text:p>0.05176433</text:p>
          </table:table-cell>
          <table:table-cell table:formula="of:=AVERAGE([.A3208];[.A3271];[.A3334];[.A3397];[.A3460];[.A3523];[.A3586];[.A3649];[.A3712];[.A3775])" office:value-type="float" office:value="0.0214394355053821" calcext:value-type="float">
            <text:p>0.0214394355</text:p>
          </table:table-cell>
          <table:table-cell table:formula="of:=AVERAGE([.A3838];[.A3901];[.A3964];[.A4027];[.A4090];[.A4153];[.A4216];[.A4279];[.A4342];[.A4405])" office:value-type="float" office:value="0.00000405513119617024" calcext:value-type="float">
            <text:p>4.05513119617024E-06</text:p>
          </table:table-cell>
          <table:table-cell table:number-columns-repeated="1014"/>
        </table:table-row>
        <table:table-row table:style-name="ro1">
          <table:table-cell office:value-type="float" office:value="0.0578966592915104" calcext:value-type="float">
            <text:p>0.0578966593</text:p>
          </table:table-cell>
          <table:table-cell table:number-columns-repeated="2"/>
          <table:table-cell table:formula="of:=AVERAGE([.A59];[.A122];[.A185];[.A248];[.A311];[.A374];[.A437];[.A500];[.A563];[.A626])" office:value-type="float" office:value="0.0516490521960353" calcext:value-type="float">
            <text:p>0.0516490522</text:p>
          </table:table-cell>
          <table:table-cell table:formula="of:=AVERAGE([.A689];[.A752];[.A815];[.A878];[.A941];[.A1004];[.A1067];[.A1130];[.A1193];[.A1256])" office:value-type="float" office:value="0.158780373284548" calcext:value-type="float">
            <text:p>0.1587803733</text:p>
          </table:table-cell>
          <table:table-cell table:formula="of:=AVERAGE([.A1319];[.A1382];[.A1445];[.A1508];[.A1571];[.A1634];[.A1697];[.A1760];[.A1823];[.A1886])" office:value-type="float" office:value="0.00309073694379851" calcext:value-type="float">
            <text:p>0.0030907369</text:p>
          </table:table-cell>
          <table:table-cell table:formula="of:=AVERAGE([.A1949];[.A2012];[.A2075];[.A2138];[.A2201];[.A2264];[.A2327];[.A2390];[.A2453];[.A2516])" office:value-type="float" office:value="0.0468816556979713" calcext:value-type="float">
            <text:p>0.0468816557</text:p>
          </table:table-cell>
          <table:table-cell table:formula="of:=AVERAGE([.A2579];[.A2642];[.A2705];[.A2768];[.A2831];[.A2894];[.A2957];[.A3020];[.A3083];[.A3146])" office:value-type="float" office:value="0.0507574291936676" calcext:value-type="float">
            <text:p>0.0507574292</text:p>
          </table:table-cell>
          <table:table-cell table:formula="of:=AVERAGE([.A3209];[.A3272];[.A3335];[.A3398];[.A3461];[.A3524];[.A3587];[.A3650];[.A3713];[.A3776])" office:value-type="float" office:value="0.0212430860586703" calcext:value-type="float">
            <text:p>0.0212430861</text:p>
          </table:table-cell>
          <table:table-cell table:formula="of:=AVERAGE([.A3839];[.A3902];[.A3965];[.A4028];[.A4091];[.A4154];[.A4217];[.A4280];[.A4343];[.A4406])" office:value-type="float" office:value="0.0000039655826619268" calcext:value-type="float">
            <text:p>3.9655826619268E-06</text:p>
          </table:table-cell>
          <table:table-cell table:number-columns-repeated="1014"/>
        </table:table-row>
        <table:table-row table:style-name="ro1">
          <table:table-cell office:value-type="float" office:value="0.0575037209506548" calcext:value-type="float">
            <text:p>0.057503721</text:p>
          </table:table-cell>
          <table:table-cell table:number-columns-repeated="2"/>
          <table:table-cell table:formula="of:=AVERAGE([.A60];[.A123];[.A186];[.A249];[.A312];[.A375];[.A438];[.A501];[.A564];[.A627])" office:value-type="float" office:value="0.0512550504730283" calcext:value-type="float">
            <text:p>0.0512550505</text:p>
          </table:table-cell>
          <table:table-cell table:formula="of:=AVERAGE([.A690];[.A753];[.A816];[.A879];[.A942];[.A1005];[.A1068];[.A1131];[.A1194];[.A1257])" office:value-type="float" office:value="0.158288387833793" calcext:value-type="float">
            <text:p>0.1582883878</text:p>
          </table:table-cell>
          <table:table-cell table:formula="of:=AVERAGE([.A1320];[.A1383];[.A1446];[.A1509];[.A1572];[.A1635];[.A1698];[.A1761];[.A1824];[.A1887])" office:value-type="float" office:value="0.00282164824390136" calcext:value-type="float">
            <text:p>0.0028216482</text:p>
          </table:table-cell>
          <table:table-cell table:formula="of:=AVERAGE([.A1950];[.A2013];[.A2076];[.A2139];[.A2202];[.A2265];[.A2328];[.A2391];[.A2454];[.A2517])" office:value-type="float" office:value="0.0470849603172412" calcext:value-type="float">
            <text:p>0.0470849603</text:p>
          </table:table-cell>
          <table:table-cell table:formula="of:=AVERAGE([.A2580];[.A2643];[.A2706];[.A2769];[.A2832];[.A2895];[.A2958];[.A3021];[.A3084];[.A3147])" office:value-type="float" office:value="0.0497218825744685" calcext:value-type="float">
            <text:p>0.0497218826</text:p>
          </table:table-cell>
          <table:table-cell table:formula="of:=AVERAGE([.A3210];[.A3273];[.A3336];[.A3399];[.A3462];[.A3525];[.A3588];[.A3651];[.A3714];[.A3777])" office:value-type="float" office:value="0.0210659124832436" calcext:value-type="float">
            <text:p>0.0210659125</text:p>
          </table:table-cell>
          <table:table-cell table:formula="of:=AVERAGE([.A3840];[.A3903];[.A3966];[.A4029];[.A4092];[.A4155];[.A4218];[.A4281];[.A4344];[.A4407])" office:value-type="float" office:value="0.0000038839350891006" calcext:value-type="float">
            <text:p>3.8839350891006E-06</text:p>
          </table:table-cell>
          <table:table-cell table:number-columns-repeated="1014"/>
        </table:table-row>
        <table:table-row table:style-name="ro1">
          <table:table-cell office:value-type="float" office:value="0.0571130079806591" calcext:value-type="float">
            <text:p>0.057113008</text:p>
          </table:table-cell>
          <table:table-cell table:number-columns-repeated="2"/>
          <table:table-cell table:formula="of:=AVERAGE([.A61];[.A124];[.A187];[.A250];[.A313];[.A376];[.A439];[.A502];[.A565];[.A628])" office:value-type="float" office:value="0.0508894311258494" calcext:value-type="float">
            <text:p>0.0508894311</text:p>
          </table:table-cell>
          <table:table-cell table:formula="of:=AVERAGE([.A691];[.A754];[.A817];[.A880];[.A943];[.A1006];[.A1069];[.A1132];[.A1195];[.A1258])" office:value-type="float" office:value="0.15781450288381" calcext:value-type="float">
            <text:p>0.1578145029</text:p>
          </table:table-cell>
          <table:table-cell table:formula="of:=AVERAGE([.A1321];[.A1384];[.A1447];[.A1510];[.A1573];[.A1636];[.A1699];[.A1762];[.A1825];[.A1888])" office:value-type="float" office:value="0.00294948053443716" calcext:value-type="float">
            <text:p>0.0029494805</text:p>
          </table:table-cell>
          <table:table-cell table:formula="of:=AVERAGE([.A1951];[.A2014];[.A2077];[.A2140];[.A2203];[.A2266];[.A2329];[.A2392];[.A2455];[.A2518])" office:value-type="float" office:value="0.0461115753053568" calcext:value-type="float">
            <text:p>0.0461115753</text:p>
          </table:table-cell>
          <table:table-cell table:formula="of:=AVERAGE([.A2581];[.A2644];[.A2707];[.A2770];[.A2833];[.A2896];[.A2959];[.A3022];[.A3085];[.A3148])" office:value-type="float" office:value="0.0488555070222275" calcext:value-type="float">
            <text:p>0.048855507</text:p>
          </table:table-cell>
          <table:table-cell table:formula="of:=AVERAGE([.A3211];[.A3274];[.A3337];[.A3400];[.A3463];[.A3526];[.A3589];[.A3652];[.A3715];[.A3778])" office:value-type="float" office:value="0.0208875723134164" calcext:value-type="float">
            <text:p>0.0208875723</text:p>
          </table:table-cell>
          <table:table-cell table:formula="of:=AVERAGE([.A3841];[.A3904];[.A3967];[.A4030];[.A4093];[.A4156];[.A4219];[.A4282];[.A4345];[.A4408])" office:value-type="float" office:value="0.00000380328513994909" calcext:value-type="float">
            <text:p>3.80328513994909E-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79" calcext:value-type="float">
            <text:p>27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.06314112666675" calcext:value-type="float">
            <text:p>1.0631411267</text:p>
          </table:table-cell>
          <table:table-cell table:number-columns-repeated="1023"/>
        </table:table-row>
        <table:table-row table:style-name="ro1">
          <table:table-cell office:value-type="float" office:value="0.455706584982895" calcext:value-type="float">
            <text:p>0.455706585</text:p>
          </table:table-cell>
          <table:table-cell table:number-columns-repeated="1023"/>
        </table:table-row>
        <table:table-row table:style-name="ro1">
          <table:table-cell office:value-type="float" office:value="0.374217426280711" calcext:value-type="float">
            <text:p>0.3742174263</text:p>
          </table:table-cell>
          <table:table-cell table:number-columns-repeated="1023"/>
        </table:table-row>
        <table:table-row table:style-name="ro1">
          <table:table-cell office:value-type="float" office:value="0.291453334551469" calcext:value-type="float">
            <text:p>0.2914533346</text:p>
          </table:table-cell>
          <table:table-cell table:number-columns-repeated="1023"/>
        </table:table-row>
        <table:table-row table:style-name="ro1">
          <table:table-cell office:value-type="float" office:value="0.229365698870471" calcext:value-type="float">
            <text:p>0.2293656989</text:p>
          </table:table-cell>
          <table:table-cell table:number-columns-repeated="1023"/>
        </table:table-row>
        <table:table-row table:style-name="ro1">
          <table:table-cell office:value-type="float" office:value="0.191483016167917" calcext:value-type="float">
            <text:p>0.1914830162</text:p>
          </table:table-cell>
          <table:table-cell table:number-columns-repeated="1023"/>
        </table:table-row>
        <table:table-row table:style-name="ro1">
          <table:table-cell office:value-type="float" office:value="0.160845173321557" calcext:value-type="float">
            <text:p>0.1608451733</text:p>
          </table:table-cell>
          <table:table-cell table:number-columns-repeated="1023"/>
        </table:table-row>
        <table:table-row table:style-name="ro1">
          <table:table-cell office:value-type="float" office:value="0.144977419748832" calcext:value-type="float">
            <text:p>0.1449774197</text:p>
          </table:table-cell>
          <table:table-cell table:number-columns-repeated="1023"/>
        </table:table-row>
        <table:table-row table:style-name="ro1">
          <table:table-cell office:value-type="float" office:value="0.132843120161528" calcext:value-type="float">
            <text:p>0.1328431202</text:p>
          </table:table-cell>
          <table:table-cell table:number-columns-repeated="1023"/>
        </table:table-row>
        <table:table-row table:style-name="ro1">
          <table:table-cell office:value-type="float" office:value="0.122728308020847" calcext:value-type="float">
            <text:p>0.122728308</text:p>
          </table:table-cell>
          <table:table-cell table:number-columns-repeated="1023"/>
        </table:table-row>
        <table:table-row table:style-name="ro1">
          <table:table-cell office:value-type="float" office:value="0.113869322629825" calcext:value-type="float">
            <text:p>0.1138693226</text:p>
          </table:table-cell>
          <table:table-cell table:number-columns-repeated="1023"/>
        </table:table-row>
        <table:table-row table:style-name="ro1">
          <table:table-cell office:value-type="float" office:value="0.108414677731205" calcext:value-type="float">
            <text:p>0.1084146777</text:p>
          </table:table-cell>
          <table:table-cell table:number-columns-repeated="1023"/>
        </table:table-row>
        <table:table-row table:style-name="ro1">
          <table:table-cell office:value-type="float" office:value="0.100551772484807" calcext:value-type="float">
            <text:p>0.1005517725</text:p>
          </table:table-cell>
          <table:table-cell table:number-columns-repeated="1023"/>
        </table:table-row>
        <table:table-row table:style-name="ro1">
          <table:table-cell office:value-type="float" office:value="0.094496124077001" calcext:value-type="float">
            <text:p>0.0944961241</text:p>
          </table:table-cell>
          <table:table-cell table:number-columns-repeated="1023"/>
        </table:table-row>
        <table:table-row table:style-name="ro1">
          <table:table-cell office:value-type="float" office:value="0.0915124900022183" calcext:value-type="float">
            <text:p>0.09151249</text:p>
          </table:table-cell>
          <table:table-cell table:number-columns-repeated="1023"/>
        </table:table-row>
        <table:table-row table:style-name="ro1">
          <table:table-cell office:value-type="float" office:value="0.0869972614279586" calcext:value-type="float">
            <text:p>0.0869972614</text:p>
          </table:table-cell>
          <table:table-cell table:number-columns-repeated="1023"/>
        </table:table-row>
        <table:table-row table:style-name="ro1">
          <table:table-cell office:value-type="float" office:value="0.0839396500042832" calcext:value-type="float">
            <text:p>0.08393965</text:p>
          </table:table-cell>
          <table:table-cell table:number-columns-repeated="1023"/>
        </table:table-row>
        <table:table-row table:style-name="ro1">
          <table:table-cell office:value-type="float" office:value="0.0810526332841116" calcext:value-type="float">
            <text:p>0.0810526333</text:p>
          </table:table-cell>
          <table:table-cell table:number-columns-repeated="1023"/>
        </table:table-row>
        <table:table-row table:style-name="ro1">
          <table:table-cell office:value-type="float" office:value="0.0786447049645534" calcext:value-type="float">
            <text:p>0.078644705</text:p>
          </table:table-cell>
          <table:table-cell table:number-columns-repeated="1023"/>
        </table:table-row>
        <table:table-row table:style-name="ro1">
          <table:table-cell office:value-type="float" office:value="0.0758397674826384" calcext:value-type="float">
            <text:p>0.0758397675</text:p>
          </table:table-cell>
          <table:table-cell table:number-columns-repeated="1023"/>
        </table:table-row>
        <table:table-row table:style-name="ro1">
          <table:table-cell office:value-type="float" office:value="0.0734887861324438" calcext:value-type="float">
            <text:p>0.0734887861</text:p>
          </table:table-cell>
          <table:table-cell table:number-columns-repeated="1023"/>
        </table:table-row>
        <table:table-row table:style-name="ro1">
          <table:table-cell office:value-type="float" office:value="0.0717093355394063" calcext:value-type="float">
            <text:p>0.0717093355</text:p>
          </table:table-cell>
          <table:table-cell table:number-columns-repeated="1023"/>
        </table:table-row>
        <table:table-row table:style-name="ro1">
          <table:table-cell office:value-type="float" office:value="0.0705403604587065" calcext:value-type="float">
            <text:p>0.0705403605</text:p>
          </table:table-cell>
          <table:table-cell table:number-columns-repeated="1023"/>
        </table:table-row>
        <table:table-row table:style-name="ro1">
          <table:table-cell office:value-type="float" office:value="0.0697795251281837" calcext:value-type="float">
            <text:p>0.0697795251</text:p>
          </table:table-cell>
          <table:table-cell table:number-columns-repeated="1023"/>
        </table:table-row>
        <table:table-row table:style-name="ro1">
          <table:table-cell office:value-type="float" office:value="0.0686174295778199" calcext:value-type="float">
            <text:p>0.0686174296</text:p>
          </table:table-cell>
          <table:table-cell table:number-columns-repeated="1023"/>
        </table:table-row>
        <table:table-row table:style-name="ro1">
          <table:table-cell office:value-type="float" office:value="0.0671766526856897" calcext:value-type="float">
            <text:p>0.0671766527</text:p>
          </table:table-cell>
          <table:table-cell table:number-columns-repeated="1023"/>
        </table:table-row>
        <table:table-row table:style-name="ro1">
          <table:table-cell office:value-type="float" office:value="0.0654761562800525" calcext:value-type="float">
            <text:p>0.0654761563</text:p>
          </table:table-cell>
          <table:table-cell table:number-columns-repeated="1023"/>
        </table:table-row>
        <table:table-row table:style-name="ro1">
          <table:table-cell office:value-type="float" office:value="0.0639829282967781" calcext:value-type="float">
            <text:p>0.0639829283</text:p>
          </table:table-cell>
          <table:table-cell table:number-columns-repeated="1023"/>
        </table:table-row>
        <table:table-row table:style-name="ro1">
          <table:table-cell office:value-type="float" office:value="0.0628003157393805" calcext:value-type="float">
            <text:p>0.0628003157</text:p>
          </table:table-cell>
          <table:table-cell table:number-columns-repeated="1023"/>
        </table:table-row>
        <table:table-row table:style-name="ro1">
          <table:table-cell office:value-type="float" office:value="0.0614544602053963" calcext:value-type="float">
            <text:p>0.0614544602</text:p>
          </table:table-cell>
          <table:table-cell table:number-columns-repeated="1023"/>
        </table:table-row>
        <table:table-row table:style-name="ro1">
          <table:table-cell office:value-type="float" office:value="0.0603883134526991" calcext:value-type="float">
            <text:p>0.0603883135</text:p>
          </table:table-cell>
          <table:table-cell table:number-columns-repeated="1023"/>
        </table:table-row>
        <table:table-row table:style-name="ro1">
          <table:table-cell office:value-type="float" office:value="0.0592035443610565" calcext:value-type="float">
            <text:p>0.0592035444</text:p>
          </table:table-cell>
          <table:table-cell table:number-columns-repeated="1023"/>
        </table:table-row>
        <table:table-row table:style-name="ro1">
          <table:table-cell office:value-type="float" office:value="0.0582947010693236" calcext:value-type="float">
            <text:p>0.0582947011</text:p>
          </table:table-cell>
          <table:table-cell table:number-columns-repeated="1023"/>
        </table:table-row>
        <table:table-row table:style-name="ro1">
          <table:table-cell office:value-type="float" office:value="0.0574009481252246" calcext:value-type="float">
            <text:p>0.0574009481</text:p>
          </table:table-cell>
          <table:table-cell table:number-columns-repeated="1023"/>
        </table:table-row>
        <table:table-row table:style-name="ro1">
          <table:table-cell office:value-type="float" office:value="0.0565863544123311" calcext:value-type="float">
            <text:p>0.0565863544</text:p>
          </table:table-cell>
          <table:table-cell table:number-columns-repeated="1023"/>
        </table:table-row>
        <table:table-row table:style-name="ro1">
          <table:table-cell office:value-type="float" office:value="0.0556454778762428" calcext:value-type="float">
            <text:p>0.0556454779</text:p>
          </table:table-cell>
          <table:table-cell table:number-columns-repeated="1023"/>
        </table:table-row>
        <table:table-row table:style-name="ro1">
          <table:table-cell office:value-type="float" office:value="0.054713360775916" calcext:value-type="float">
            <text:p>0.0547133608</text:p>
          </table:table-cell>
          <table:table-cell table:number-columns-repeated="1023"/>
        </table:table-row>
        <table:table-row table:style-name="ro1">
          <table:table-cell office:value-type="float" office:value="0.0538629434648714" calcext:value-type="float">
            <text:p>0.0538629435</text:p>
          </table:table-cell>
          <table:table-cell table:number-columns-repeated="1023"/>
        </table:table-row>
        <table:table-row table:style-name="ro1">
          <table:table-cell office:value-type="float" office:value="0.0531867554877256" calcext:value-type="float">
            <text:p>0.0531867555</text:p>
          </table:table-cell>
          <table:table-cell table:number-columns-repeated="1023"/>
        </table:table-row>
        <table:table-row table:style-name="ro1">
          <table:table-cell office:value-type="float" office:value="0.0523561185865898" calcext:value-type="float">
            <text:p>0.0523561186</text:p>
          </table:table-cell>
          <table:table-cell table:number-columns-repeated="1023"/>
        </table:table-row>
        <table:table-row table:style-name="ro1">
          <table:table-cell office:value-type="float" office:value="0.0515858538882135" calcext:value-type="float">
            <text:p>0.0515858539</text:p>
          </table:table-cell>
          <table:table-cell table:number-columns-repeated="1023"/>
        </table:table-row>
        <table:table-row table:style-name="ro1">
          <table:table-cell office:value-type="float" office:value="0.0510320171674133" calcext:value-type="float">
            <text:p>0.0510320172</text:p>
          </table:table-cell>
          <table:table-cell table:number-columns-repeated="1023"/>
        </table:table-row>
        <table:table-row table:style-name="ro1">
          <table:table-cell office:value-type="float" office:value="0.0503474169281553" calcext:value-type="float">
            <text:p>0.0503474169</text:p>
          </table:table-cell>
          <table:table-cell table:number-columns-repeated="1023"/>
        </table:table-row>
        <table:table-row table:style-name="ro1">
          <table:table-cell office:value-type="float" office:value="0.0498483952581941" calcext:value-type="float">
            <text:p>0.0498483953</text:p>
          </table:table-cell>
          <table:table-cell table:number-columns-repeated="1023"/>
        </table:table-row>
        <table:table-row table:style-name="ro1">
          <table:table-cell office:value-type="float" office:value="0.0492364500878916" calcext:value-type="float">
            <text:p>0.0492364501</text:p>
          </table:table-cell>
          <table:table-cell table:number-columns-repeated="1023"/>
        </table:table-row>
        <table:table-row table:style-name="ro1">
          <table:table-cell office:value-type="float" office:value="0.0486762742230722" calcext:value-type="float">
            <text:p>0.0486762742</text:p>
          </table:table-cell>
          <table:table-cell table:number-columns-repeated="1023"/>
        </table:table-row>
        <table:table-row table:style-name="ro1">
          <table:table-cell office:value-type="float" office:value="0.0481409817238413" calcext:value-type="float">
            <text:p>0.0481409817</text:p>
          </table:table-cell>
          <table:table-cell table:number-columns-repeated="1023"/>
        </table:table-row>
        <table:table-row table:style-name="ro1">
          <table:table-cell office:value-type="float" office:value="0.0476247576606063" calcext:value-type="float">
            <text:p>0.0476247577</text:p>
          </table:table-cell>
          <table:table-cell table:number-columns-repeated="1023"/>
        </table:table-row>
        <table:table-row table:style-name="ro1">
          <table:table-cell office:value-type="float" office:value="0.0472087556125581" calcext:value-type="float">
            <text:p>0.0472087556</text:p>
          </table:table-cell>
          <table:table-cell table:number-columns-repeated="1023"/>
        </table:table-row>
        <table:table-row table:style-name="ro1">
          <table:table-cell office:value-type="float" office:value="0.0467501174592704" calcext:value-type="float">
            <text:p>0.0467501175</text:p>
          </table:table-cell>
          <table:table-cell table:number-columns-repeated="1023"/>
        </table:table-row>
        <table:table-row table:style-name="ro1">
          <table:table-cell office:value-type="float" office:value="0.0463757105585" calcext:value-type="float">
            <text:p>0.0463757106</text:p>
          </table:table-cell>
          <table:table-cell table:number-columns-repeated="1023"/>
        </table:table-row>
        <table:table-row table:style-name="ro1">
          <table:table-cell office:value-type="float" office:value="0.0459566882560616" calcext:value-type="float">
            <text:p>0.0459566883</text:p>
          </table:table-cell>
          <table:table-cell table:number-columns-repeated="1023"/>
        </table:table-row>
        <table:table-row table:style-name="ro1">
          <table:table-cell office:value-type="float" office:value="0.045515530507433" calcext:value-type="float">
            <text:p>0.0455155305</text:p>
          </table:table-cell>
          <table:table-cell table:number-columns-repeated="1023"/>
        </table:table-row>
        <table:table-row table:style-name="ro1">
          <table:table-cell office:value-type="float" office:value="0.0451189581445924" calcext:value-type="float">
            <text:p>0.0451189581</text:p>
          </table:table-cell>
          <table:table-cell table:number-columns-repeated="1023"/>
        </table:table-row>
        <table:table-row table:style-name="ro1">
          <table:table-cell office:value-type="float" office:value="0.0447125394585524" calcext:value-type="float">
            <text:p>0.0447125395</text:p>
          </table:table-cell>
          <table:table-cell table:number-columns-repeated="1023"/>
        </table:table-row>
        <table:table-row table:style-name="ro1">
          <table:table-cell office:value-type="float" office:value="0.044403577726731" calcext:value-type="float">
            <text:p>0.0444035777</text:p>
          </table:table-cell>
          <table:table-cell table:number-columns-repeated="1023"/>
        </table:table-row>
        <table:table-row table:style-name="ro1">
          <table:table-cell office:value-type="float" office:value="0.0440479390357648" calcext:value-type="float">
            <text:p>0.044047939</text:p>
          </table:table-cell>
          <table:table-cell table:number-columns-repeated="1023"/>
        </table:table-row>
        <table:table-row table:style-name="ro1">
          <table:table-cell office:value-type="float" office:value="0.0437486146753255" calcext:value-type="float">
            <text:p>0.0437486147</text:p>
          </table:table-cell>
          <table:table-cell table:number-columns-repeated="1023"/>
        </table:table-row>
        <table:table-row table:style-name="ro1">
          <table:table-cell office:value-type="float" office:value="0.0434242144084111" calcext:value-type="float">
            <text:p>0.0434242144</text:p>
          </table:table-cell>
          <table:table-cell table:number-columns-repeated="1023"/>
        </table:table-row>
        <table:table-row table:style-name="ro1">
          <table:table-cell office:value-type="float" office:value="0.0432130756451791" calcext:value-type="float">
            <text:p>0.043213075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63" calcext:value-type="float">
            <text:p>26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0.95252638969651" calcext:value-type="float">
            <text:p>0.9525263897</text:p>
          </table:table-cell>
          <table:table-cell table:number-columns-repeated="1023"/>
        </table:table-row>
        <table:table-row table:style-name="ro1">
          <table:table-cell office:value-type="float" office:value="0.548508666956251" calcext:value-type="float">
            <text:p>0.548508667</text:p>
          </table:table-cell>
          <table:table-cell table:number-columns-repeated="1023"/>
        </table:table-row>
        <table:table-row table:style-name="ro1">
          <table:table-cell office:value-type="float" office:value="0.458091728223678" calcext:value-type="float">
            <text:p>0.4580917282</text:p>
          </table:table-cell>
          <table:table-cell table:number-columns-repeated="1023"/>
        </table:table-row>
        <table:table-row table:style-name="ro1">
          <table:table-cell office:value-type="float" office:value="0.370272089333197" calcext:value-type="float">
            <text:p>0.3702720893</text:p>
          </table:table-cell>
          <table:table-cell table:number-columns-repeated="1023"/>
        </table:table-row>
        <table:table-row table:style-name="ro1">
          <table:table-cell office:value-type="float" office:value="0.274112814493387" calcext:value-type="float">
            <text:p>0.2741128145</text:p>
          </table:table-cell>
          <table:table-cell table:number-columns-repeated="1023"/>
        </table:table-row>
        <table:table-row table:style-name="ro1">
          <table:table-cell office:value-type="float" office:value="0.223559703798207" calcext:value-type="float">
            <text:p>0.2235597038</text:p>
          </table:table-cell>
          <table:table-cell table:number-columns-repeated="1023"/>
        </table:table-row>
        <table:table-row table:style-name="ro1">
          <table:table-cell office:value-type="float" office:value="0.195008708559802" calcext:value-type="float">
            <text:p>0.1950087086</text:p>
          </table:table-cell>
          <table:table-cell table:number-columns-repeated="1023"/>
        </table:table-row>
        <table:table-row table:style-name="ro1">
          <table:table-cell office:value-type="float" office:value="0.17189878925869" calcext:value-type="float">
            <text:p>0.1718987893</text:p>
          </table:table-cell>
          <table:table-cell table:number-columns-repeated="1023"/>
        </table:table-row>
        <table:table-row table:style-name="ro1">
          <table:table-cell office:value-type="float" office:value="0.157706177922221" calcext:value-type="float">
            <text:p>0.1577061779</text:p>
          </table:table-cell>
          <table:table-cell table:number-columns-repeated="1023"/>
        </table:table-row>
        <table:table-row table:style-name="ro1">
          <table:table-cell office:value-type="float" office:value="0.14328560576007" calcext:value-type="float">
            <text:p>0.1432856058</text:p>
          </table:table-cell>
          <table:table-cell table:number-columns-repeated="1023"/>
        </table:table-row>
        <table:table-row table:style-name="ro1">
          <table:table-cell office:value-type="float" office:value="0.132734341175744" calcext:value-type="float">
            <text:p>0.1327343412</text:p>
          </table:table-cell>
          <table:table-cell table:number-columns-repeated="1023"/>
        </table:table-row>
        <table:table-row table:style-name="ro1">
          <table:table-cell office:value-type="float" office:value="0.126040162590451" calcext:value-type="float">
            <text:p>0.1260401626</text:p>
          </table:table-cell>
          <table:table-cell table:number-columns-repeated="1023"/>
        </table:table-row>
        <table:table-row table:style-name="ro1">
          <table:table-cell office:value-type="float" office:value="0.11910114043871" calcext:value-type="float">
            <text:p>0.1191011404</text:p>
          </table:table-cell>
          <table:table-cell table:number-columns-repeated="1023"/>
        </table:table-row>
        <table:table-row table:style-name="ro1">
          <table:table-cell office:value-type="float" office:value="0.114520316472767" calcext:value-type="float">
            <text:p>0.1145203165</text:p>
          </table:table-cell>
          <table:table-cell table:number-columns-repeated="1023"/>
        </table:table-row>
        <table:table-row table:style-name="ro1">
          <table:table-cell office:value-type="float" office:value="0.109297932990401" calcext:value-type="float">
            <text:p>0.109297933</text:p>
          </table:table-cell>
          <table:table-cell table:number-columns-repeated="1023"/>
        </table:table-row>
        <table:table-row table:style-name="ro1">
          <table:table-cell office:value-type="float" office:value="0.104764226205641" calcext:value-type="float">
            <text:p>0.1047642262</text:p>
          </table:table-cell>
          <table:table-cell table:number-columns-repeated="1023"/>
        </table:table-row>
        <table:table-row table:style-name="ro1">
          <table:table-cell office:value-type="float" office:value="0.100899920626967" calcext:value-type="float">
            <text:p>0.1008999206</text:p>
          </table:table-cell>
          <table:table-cell table:number-columns-repeated="1023"/>
        </table:table-row>
        <table:table-row table:style-name="ro1">
          <table:table-cell office:value-type="float" office:value="0.097305996690057" calcext:value-type="float">
            <text:p>0.0973059967</text:p>
          </table:table-cell>
          <table:table-cell table:number-columns-repeated="1023"/>
        </table:table-row>
        <table:table-row table:style-name="ro1">
          <table:table-cell office:value-type="float" office:value="0.0940288760647511" calcext:value-type="float">
            <text:p>0.0940288761</text:p>
          </table:table-cell>
          <table:table-cell table:number-columns-repeated="1023"/>
        </table:table-row>
        <table:table-row table:style-name="ro1">
          <table:table-cell office:value-type="float" office:value="0.0911117459797501" calcext:value-type="float">
            <text:p>0.091111746</text:p>
          </table:table-cell>
          <table:table-cell table:number-columns-repeated="1023"/>
        </table:table-row>
        <table:table-row table:style-name="ro1">
          <table:table-cell office:value-type="float" office:value="0.0884773847175202" calcext:value-type="float">
            <text:p>0.0884773847</text:p>
          </table:table-cell>
          <table:table-cell table:number-columns-repeated="1023"/>
        </table:table-row>
        <table:table-row table:style-name="ro1">
          <table:table-cell office:value-type="float" office:value="0.086113765975654" calcext:value-type="float">
            <text:p>0.086113766</text:p>
          </table:table-cell>
          <table:table-cell table:number-columns-repeated="1023"/>
        </table:table-row>
        <table:table-row table:style-name="ro1">
          <table:table-cell office:value-type="float" office:value="0.0838304310036976" calcext:value-type="float">
            <text:p>0.083830431</text:p>
          </table:table-cell>
          <table:table-cell table:number-columns-repeated="1023"/>
        </table:table-row>
        <table:table-row table:style-name="ro1">
          <table:table-cell office:value-type="float" office:value="0.0822387871408634" calcext:value-type="float">
            <text:p>0.0822387871</text:p>
          </table:table-cell>
          <table:table-cell table:number-columns-repeated="1023"/>
        </table:table-row>
        <table:table-row table:style-name="ro1">
          <table:table-cell office:value-type="float" office:value="0.0807223575607247" calcext:value-type="float">
            <text:p>0.0807223576</text:p>
          </table:table-cell>
          <table:table-cell table:number-columns-repeated="1023"/>
        </table:table-row>
        <table:table-row table:style-name="ro1">
          <table:table-cell office:value-type="float" office:value="0.0792475140761579" calcext:value-type="float">
            <text:p>0.0792475141</text:p>
          </table:table-cell>
          <table:table-cell table:number-columns-repeated="1023"/>
        </table:table-row>
        <table:table-row table:style-name="ro1">
          <table:table-cell office:value-type="float" office:value="0.0782167850621951" calcext:value-type="float">
            <text:p>0.0782167851</text:p>
          </table:table-cell>
          <table:table-cell table:number-columns-repeated="1023"/>
        </table:table-row>
        <table:table-row table:style-name="ro1">
          <table:table-cell office:value-type="float" office:value="0.0772854314189348" calcext:value-type="float">
            <text:p>0.0772854314</text:p>
          </table:table-cell>
          <table:table-cell table:number-columns-repeated="1023"/>
        </table:table-row>
        <table:table-row table:style-name="ro1">
          <table:table-cell office:value-type="float" office:value="0.0759894155315927" calcext:value-type="float">
            <text:p>0.0759894155</text:p>
          </table:table-cell>
          <table:table-cell table:number-columns-repeated="1023"/>
        </table:table-row>
        <table:table-row table:style-name="ro1">
          <table:table-cell office:value-type="float" office:value="0.0745755360142679" calcext:value-type="float">
            <text:p>0.074575536</text:p>
          </table:table-cell>
          <table:table-cell table:number-columns-repeated="1023"/>
        </table:table-row>
        <table:table-row table:style-name="ro1">
          <table:table-cell office:value-type="float" office:value="0.0731723213832668" calcext:value-type="float">
            <text:p>0.0731723214</text:p>
          </table:table-cell>
          <table:table-cell table:number-columns-repeated="1023"/>
        </table:table-row>
        <table:table-row table:style-name="ro1">
          <table:table-cell office:value-type="float" office:value="0.0721113355622461" calcext:value-type="float">
            <text:p>0.0721113356</text:p>
          </table:table-cell>
          <table:table-cell table:number-columns-repeated="1023"/>
        </table:table-row>
        <table:table-row table:style-name="ro1">
          <table:table-cell office:value-type="float" office:value="0.071111019117247" calcext:value-type="float">
            <text:p>0.0711110191</text:p>
          </table:table-cell>
          <table:table-cell table:number-columns-repeated="1023"/>
        </table:table-row>
        <table:table-row table:style-name="ro1">
          <table:table-cell office:value-type="float" office:value="0.0701625271837299" calcext:value-type="float">
            <text:p>0.0701625272</text:p>
          </table:table-cell>
          <table:table-cell table:number-columns-repeated="1023"/>
        </table:table-row>
        <table:table-row table:style-name="ro1">
          <table:table-cell office:value-type="float" office:value="0.069692039035453" calcext:value-type="float">
            <text:p>0.069692039</text:p>
          </table:table-cell>
          <table:table-cell table:number-columns-repeated="1023"/>
        </table:table-row>
        <table:table-row table:style-name="ro1">
          <table:table-cell office:value-type="float" office:value="0.069040749350067" calcext:value-type="float">
            <text:p>0.0690407494</text:p>
          </table:table-cell>
          <table:table-cell table:number-columns-repeated="1023"/>
        </table:table-row>
        <table:table-row table:style-name="ro1">
          <table:table-cell office:value-type="float" office:value="0.0679205121144949" calcext:value-type="float">
            <text:p>0.0679205121</text:p>
          </table:table-cell>
          <table:table-cell table:number-columns-repeated="1023"/>
        </table:table-row>
        <table:table-row table:style-name="ro1">
          <table:table-cell office:value-type="float" office:value="0.0668475348846734" calcext:value-type="float">
            <text:p>0.0668475349</text:p>
          </table:table-cell>
          <table:table-cell table:number-columns-repeated="1023"/>
        </table:table-row>
        <table:table-row table:style-name="ro1">
          <table:table-cell office:value-type="float" office:value="0.0659961987727952" calcext:value-type="float">
            <text:p>0.0659961988</text:p>
          </table:table-cell>
          <table:table-cell table:number-columns-repeated="1023"/>
        </table:table-row>
        <table:table-row table:style-name="ro1">
          <table:table-cell office:value-type="float" office:value="0.0652063794668869" calcext:value-type="float">
            <text:p>0.0652063795</text:p>
          </table:table-cell>
          <table:table-cell table:number-columns-repeated="1023"/>
        </table:table-row>
        <table:table-row table:style-name="ro1">
          <table:table-cell office:value-type="float" office:value="0.0642771422096162" calcext:value-type="float">
            <text:p>0.0642771422</text:p>
          </table:table-cell>
          <table:table-cell table:number-columns-repeated="1023"/>
        </table:table-row>
        <table:table-row table:style-name="ro1">
          <table:table-cell office:value-type="float" office:value="0.0634393858114487" calcext:value-type="float">
            <text:p>0.0634393858</text:p>
          </table:table-cell>
          <table:table-cell table:number-columns-repeated="1023"/>
        </table:table-row>
        <table:table-row table:style-name="ro1">
          <table:table-cell office:value-type="float" office:value="0.0627804029193278" calcext:value-type="float">
            <text:p>0.0627804029</text:p>
          </table:table-cell>
          <table:table-cell table:number-columns-repeated="1023"/>
        </table:table-row>
        <table:table-row table:style-name="ro1">
          <table:table-cell office:value-type="float" office:value="0.0621740897123413" calcext:value-type="float">
            <text:p>0.0621740897</text:p>
          </table:table-cell>
          <table:table-cell table:number-columns-repeated="1023"/>
        </table:table-row>
        <table:table-row table:style-name="ro1">
          <table:table-cell office:value-type="float" office:value="0.0614211136636667" calcext:value-type="float">
            <text:p>0.0614211137</text:p>
          </table:table-cell>
          <table:table-cell table:number-columns-repeated="1023"/>
        </table:table-row>
        <table:table-row table:style-name="ro1">
          <table:table-cell office:value-type="float" office:value="0.0608849031570817" calcext:value-type="float">
            <text:p>0.0608849032</text:p>
          </table:table-cell>
          <table:table-cell table:number-columns-repeated="1023"/>
        </table:table-row>
        <table:table-row table:style-name="ro1">
          <table:table-cell office:value-type="float" office:value="0.060186064498156" calcext:value-type="float">
            <text:p>0.0601860645</text:p>
          </table:table-cell>
          <table:table-cell table:number-columns-repeated="1023"/>
        </table:table-row>
        <table:table-row table:style-name="ro1">
          <table:table-cell office:value-type="float" office:value="0.0594628527821013" calcext:value-type="float">
            <text:p>0.0594628528</text:p>
          </table:table-cell>
          <table:table-cell table:number-columns-repeated="1023"/>
        </table:table-row>
        <table:table-row table:style-name="ro1">
          <table:table-cell office:value-type="float" office:value="0.058941228521851" calcext:value-type="float">
            <text:p>0.0589412285</text:p>
          </table:table-cell>
          <table:table-cell table:number-columns-repeated="1023"/>
        </table:table-row>
        <table:table-row table:style-name="ro1">
          <table:table-cell office:value-type="float" office:value="0.0582773362706441" calcext:value-type="float">
            <text:p>0.0582773363</text:p>
          </table:table-cell>
          <table:table-cell table:number-columns-repeated="1023"/>
        </table:table-row>
        <table:table-row table:style-name="ro1">
          <table:table-cell office:value-type="float" office:value="0.0576516728059277" calcext:value-type="float">
            <text:p>0.0576516728</text:p>
          </table:table-cell>
          <table:table-cell table:number-columns-repeated="1023"/>
        </table:table-row>
        <table:table-row table:style-name="ro1">
          <table:table-cell office:value-type="float" office:value="0.057090790793561" calcext:value-type="float">
            <text:p>0.0570907908</text:p>
          </table:table-cell>
          <table:table-cell table:number-columns-repeated="1023"/>
        </table:table-row>
        <table:table-row table:style-name="ro1">
          <table:table-cell office:value-type="float" office:value="0.0565343423652056" calcext:value-type="float">
            <text:p>0.0565343424</text:p>
          </table:table-cell>
          <table:table-cell table:number-columns-repeated="1023"/>
        </table:table-row>
        <table:table-row table:style-name="ro1">
          <table:table-cell office:value-type="float" office:value="0.0561188708719214" calcext:value-type="float">
            <text:p>0.0561188709</text:p>
          </table:table-cell>
          <table:table-cell table:number-columns-repeated="1023"/>
        </table:table-row>
        <table:table-row table:style-name="ro1">
          <table:table-cell office:value-type="float" office:value="0.055609224279293" calcext:value-type="float">
            <text:p>0.0556092243</text:p>
          </table:table-cell>
          <table:table-cell table:number-columns-repeated="1023"/>
        </table:table-row>
        <table:table-row table:style-name="ro1">
          <table:table-cell office:value-type="float" office:value="0.0551354702201858" calcext:value-type="float">
            <text:p>0.0551354702</text:p>
          </table:table-cell>
          <table:table-cell table:number-columns-repeated="1023"/>
        </table:table-row>
        <table:table-row table:style-name="ro1">
          <table:table-cell office:value-type="float" office:value="0.0546726759942061" calcext:value-type="float">
            <text:p>0.054672676</text:p>
          </table:table-cell>
          <table:table-cell table:number-columns-repeated="1023"/>
        </table:table-row>
        <table:table-row table:style-name="ro1">
          <table:table-cell office:value-type="float" office:value="0.0543364452038751" calcext:value-type="float">
            <text:p>0.0543364452</text:p>
          </table:table-cell>
          <table:table-cell table:number-columns-repeated="1023"/>
        </table:table-row>
        <table:table-row table:style-name="ro1">
          <table:table-cell office:value-type="float" office:value="0.0539148086801847" calcext:value-type="float">
            <text:p>0.0539148087</text:p>
          </table:table-cell>
          <table:table-cell table:number-columns-repeated="1023"/>
        </table:table-row>
        <table:table-row table:style-name="ro1">
          <table:table-cell office:value-type="float" office:value="0.0535051337845772" calcext:value-type="float">
            <text:p>0.05350513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71" calcext:value-type="float">
            <text:p>27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1.03256265644243" calcext:value-type="float">
            <text:p>1.0325626564</text:p>
          </table:table-cell>
          <table:table-cell table:number-columns-repeated="1023"/>
        </table:table-row>
        <table:table-row table:style-name="ro1">
          <table:table-cell office:value-type="float" office:value="0.622674678135307" calcext:value-type="float">
            <text:p>0.6226746781</text:p>
          </table:table-cell>
          <table:table-cell table:number-columns-repeated="1023"/>
        </table:table-row>
        <table:table-row table:style-name="ro1">
          <table:table-cell office:value-type="float" office:value="0.521752076901637" calcext:value-type="float">
            <text:p>0.5217520769</text:p>
          </table:table-cell>
          <table:table-cell table:number-columns-repeated="1023"/>
        </table:table-row>
        <table:table-row table:style-name="ro1">
          <table:table-cell office:value-type="float" office:value="0.384386279202339" calcext:value-type="float">
            <text:p>0.3843862792</text:p>
          </table:table-cell>
          <table:table-cell table:number-columns-repeated="1023"/>
        </table:table-row>
        <table:table-row table:style-name="ro1">
          <table:table-cell office:value-type="float" office:value="0.283215876666157" calcext:value-type="float">
            <text:p>0.2832158767</text:p>
          </table:table-cell>
          <table:table-cell table:number-columns-repeated="1023"/>
        </table:table-row>
        <table:table-row table:style-name="ro1">
          <table:table-cell office:value-type="float" office:value="0.221114881506612" calcext:value-type="float">
            <text:p>0.2211148815</text:p>
          </table:table-cell>
          <table:table-cell table:number-columns-repeated="1023"/>
        </table:table-row>
        <table:table-row table:style-name="ro1">
          <table:table-cell office:value-type="float" office:value="0.191969941910745" calcext:value-type="float">
            <text:p>0.1919699419</text:p>
          </table:table-cell>
          <table:table-cell table:number-columns-repeated="1023"/>
        </table:table-row>
        <table:table-row table:style-name="ro1">
          <table:table-cell office:value-type="float" office:value="0.166757989846623" calcext:value-type="float">
            <text:p>0.1667579898</text:p>
          </table:table-cell>
          <table:table-cell table:number-columns-repeated="1023"/>
        </table:table-row>
        <table:table-row table:style-name="ro1">
          <table:table-cell office:value-type="float" office:value="0.155072667295794" calcext:value-type="float">
            <text:p>0.1550726673</text:p>
          </table:table-cell>
          <table:table-cell table:number-columns-repeated="1023"/>
        </table:table-row>
        <table:table-row table:style-name="ro1">
          <table:table-cell office:value-type="float" office:value="0.145362991168018" calcext:value-type="float">
            <text:p>0.1453629912</text:p>
          </table:table-cell>
          <table:table-cell table:number-columns-repeated="1023"/>
        </table:table-row>
        <table:table-row table:style-name="ro1">
          <table:table-cell office:value-type="float" office:value="0.13479744431016" calcext:value-type="float">
            <text:p>0.1347974443</text:p>
          </table:table-cell>
          <table:table-cell table:number-columns-repeated="1023"/>
        </table:table-row>
        <table:table-row table:style-name="ro1">
          <table:table-cell office:value-type="float" office:value="0.124050221641677" calcext:value-type="float">
            <text:p>0.1240502216</text:p>
          </table:table-cell>
          <table:table-cell table:number-columns-repeated="1023"/>
        </table:table-row>
        <table:table-row table:style-name="ro1">
          <table:table-cell office:value-type="float" office:value="0.115804625587339" calcext:value-type="float">
            <text:p>0.1158046256</text:p>
          </table:table-cell>
          <table:table-cell table:number-columns-repeated="1023"/>
        </table:table-row>
        <table:table-row table:style-name="ro1">
          <table:table-cell office:value-type="float" office:value="0.108892474623861" calcext:value-type="float">
            <text:p>0.1088924746</text:p>
          </table:table-cell>
          <table:table-cell table:number-columns-repeated="1023"/>
        </table:table-row>
        <table:table-row table:style-name="ro1">
          <table:table-cell office:value-type="float" office:value="0.104362294043684" calcext:value-type="float">
            <text:p>0.104362294</text:p>
          </table:table-cell>
          <table:table-cell table:number-columns-repeated="1023"/>
        </table:table-row>
        <table:table-row table:style-name="ro1">
          <table:table-cell office:value-type="float" office:value="0.101398113089695" calcext:value-type="float">
            <text:p>0.1013981131</text:p>
          </table:table-cell>
          <table:table-cell table:number-columns-repeated="1023"/>
        </table:table-row>
        <table:table-row table:style-name="ro1">
          <table:table-cell office:value-type="float" office:value="0.0984686943955877" calcext:value-type="float">
            <text:p>0.0984686944</text:p>
          </table:table-cell>
          <table:table-cell table:number-columns-repeated="1023"/>
        </table:table-row>
        <table:table-row table:style-name="ro1">
          <table:table-cell office:value-type="float" office:value="0.0951055409161367" calcext:value-type="float">
            <text:p>0.0951055409</text:p>
          </table:table-cell>
          <table:table-cell table:number-columns-repeated="1023"/>
        </table:table-row>
        <table:table-row table:style-name="ro1">
          <table:table-cell office:value-type="float" office:value="0.0920199476204428" calcext:value-type="float">
            <text:p>0.0920199476</text:p>
          </table:table-cell>
          <table:table-cell table:number-columns-repeated="1023"/>
        </table:table-row>
        <table:table-row table:style-name="ro1">
          <table:table-cell office:value-type="float" office:value="0.089333384564589" calcext:value-type="float">
            <text:p>0.0893333846</text:p>
          </table:table-cell>
          <table:table-cell table:number-columns-repeated="1023"/>
        </table:table-row>
        <table:table-row table:style-name="ro1">
          <table:table-cell office:value-type="float" office:value="0.0868379419320847" calcext:value-type="float">
            <text:p>0.0868379419</text:p>
          </table:table-cell>
          <table:table-cell table:number-columns-repeated="1023"/>
        </table:table-row>
        <table:table-row table:style-name="ro1">
          <table:table-cell office:value-type="float" office:value="0.0845613874955812" calcext:value-type="float">
            <text:p>0.0845613875</text:p>
          </table:table-cell>
          <table:table-cell table:number-columns-repeated="1023"/>
        </table:table-row>
        <table:table-row table:style-name="ro1">
          <table:table-cell office:value-type="float" office:value="0.0828521273745604" calcext:value-type="float">
            <text:p>0.0828521274</text:p>
          </table:table-cell>
          <table:table-cell table:number-columns-repeated="1023"/>
        </table:table-row>
        <table:table-row table:style-name="ro1">
          <table:table-cell office:value-type="float" office:value="0.0807025099329854" calcext:value-type="float">
            <text:p>0.0807025099</text:p>
          </table:table-cell>
          <table:table-cell table:number-columns-repeated="1023"/>
        </table:table-row>
        <table:table-row table:style-name="ro1">
          <table:table-cell office:value-type="float" office:value="0.0788242234325873" calcext:value-type="float">
            <text:p>0.0788242234</text:p>
          </table:table-cell>
          <table:table-cell table:number-columns-repeated="1023"/>
        </table:table-row>
        <table:table-row table:style-name="ro1">
          <table:table-cell office:value-type="float" office:value="0.0771001902445892" calcext:value-type="float">
            <text:p>0.0771001902</text:p>
          </table:table-cell>
          <table:table-cell table:number-columns-repeated="1023"/>
        </table:table-row>
        <table:table-row table:style-name="ro1">
          <table:table-cell office:value-type="float" office:value="0.0754567590388347" calcext:value-type="float">
            <text:p>0.075456759</text:p>
          </table:table-cell>
          <table:table-cell table:number-columns-repeated="1023"/>
        </table:table-row>
        <table:table-row table:style-name="ro1">
          <table:table-cell office:value-type="float" office:value="0.0736610710964796" calcext:value-type="float">
            <text:p>0.0736610711</text:p>
          </table:table-cell>
          <table:table-cell table:number-columns-repeated="1023"/>
        </table:table-row>
        <table:table-row table:style-name="ro1">
          <table:table-cell office:value-type="float" office:value="0.0722149813108105" calcext:value-type="float">
            <text:p>0.0722149813</text:p>
          </table:table-cell>
          <table:table-cell table:number-columns-repeated="1023"/>
        </table:table-row>
        <table:table-row table:style-name="ro1">
          <table:table-cell office:value-type="float" office:value="0.0705624580687722" calcext:value-type="float">
            <text:p>0.0705624581</text:p>
          </table:table-cell>
          <table:table-cell table:number-columns-repeated="1023"/>
        </table:table-row>
        <table:table-row table:style-name="ro1">
          <table:table-cell office:value-type="float" office:value="0.0692755127252681" calcext:value-type="float">
            <text:p>0.0692755127</text:p>
          </table:table-cell>
          <table:table-cell table:number-columns-repeated="1023"/>
        </table:table-row>
        <table:table-row table:style-name="ro1">
          <table:table-cell office:value-type="float" office:value="0.0681109000132975" calcext:value-type="float">
            <text:p>0.0681109</text:p>
          </table:table-cell>
          <table:table-cell table:number-columns-repeated="1023"/>
        </table:table-row>
        <table:table-row table:style-name="ro1">
          <table:table-cell office:value-type="float" office:value="0.0669827533016533" calcext:value-type="float">
            <text:p>0.0669827533</text:p>
          </table:table-cell>
          <table:table-cell table:number-columns-repeated="1023"/>
        </table:table-row>
        <table:table-row table:style-name="ro1">
          <table:table-cell office:value-type="float" office:value="0.066146563623388" calcext:value-type="float">
            <text:p>0.0661465636</text:p>
          </table:table-cell>
          <table:table-cell table:number-columns-repeated="1023"/>
        </table:table-row>
        <table:table-row table:style-name="ro1">
          <table:table-cell office:value-type="float" office:value="0.0650865811897966" calcext:value-type="float">
            <text:p>0.0650865812</text:p>
          </table:table-cell>
          <table:table-cell table:number-columns-repeated="1023"/>
        </table:table-row>
        <table:table-row table:style-name="ro1">
          <table:table-cell office:value-type="float" office:value="0.064335082142808" calcext:value-type="float">
            <text:p>0.0643350821</text:p>
          </table:table-cell>
          <table:table-cell table:number-columns-repeated="1023"/>
        </table:table-row>
        <table:table-row table:style-name="ro1">
          <table:table-cell office:value-type="float" office:value="0.0636110218494157" calcext:value-type="float">
            <text:p>0.0636110218</text:p>
          </table:table-cell>
          <table:table-cell table:number-columns-repeated="1023"/>
        </table:table-row>
        <table:table-row table:style-name="ro1">
          <table:table-cell office:value-type="float" office:value="0.0629115484382114" calcext:value-type="float">
            <text:p>0.0629115484</text:p>
          </table:table-cell>
          <table:table-cell table:number-columns-repeated="1023"/>
        </table:table-row>
        <table:table-row table:style-name="ro1">
          <table:table-cell office:value-type="float" office:value="0.0624692930170683" calcext:value-type="float">
            <text:p>0.062469293</text:p>
          </table:table-cell>
          <table:table-cell table:number-columns-repeated="1023"/>
        </table:table-row>
        <table:table-row table:style-name="ro1">
          <table:table-cell office:value-type="float" office:value="0.0619809532599001" calcext:value-type="float">
            <text:p>0.0619809533</text:p>
          </table:table-cell>
          <table:table-cell table:number-columns-repeated="1023"/>
        </table:table-row>
        <table:table-row table:style-name="ro1">
          <table:table-cell office:value-type="float" office:value="0.0615457393842553" calcext:value-type="float">
            <text:p>0.0615457394</text:p>
          </table:table-cell>
          <table:table-cell table:number-columns-repeated="1023"/>
        </table:table-row>
        <table:table-row table:style-name="ro1">
          <table:table-cell office:value-type="float" office:value="0.0609136726702312" calcext:value-type="float">
            <text:p>0.0609136727</text:p>
          </table:table-cell>
          <table:table-cell table:number-columns-repeated="1023"/>
        </table:table-row>
        <table:table-row table:style-name="ro1">
          <table:table-cell office:value-type="float" office:value="0.060296051102657" calcext:value-type="float">
            <text:p>0.0602960511</text:p>
          </table:table-cell>
          <table:table-cell table:number-columns-repeated="1023"/>
        </table:table-row>
        <table:table-row table:style-name="ro1">
          <table:table-cell office:value-type="float" office:value="0.0595309932774298" calcext:value-type="float">
            <text:p>0.0595309933</text:p>
          </table:table-cell>
          <table:table-cell table:number-columns-repeated="1023"/>
        </table:table-row>
        <table:table-row table:style-name="ro1">
          <table:table-cell office:value-type="float" office:value="0.0589882409647986" calcext:value-type="float">
            <text:p>0.058988241</text:p>
          </table:table-cell>
          <table:table-cell table:number-columns-repeated="1023"/>
        </table:table-row>
        <table:table-row table:style-name="ro1">
          <table:table-cell office:value-type="float" office:value="0.0582464669944006" calcext:value-type="float">
            <text:p>0.058246467</text:p>
          </table:table-cell>
          <table:table-cell table:number-columns-repeated="1023"/>
        </table:table-row>
        <table:table-row table:style-name="ro1">
          <table:table-cell office:value-type="float" office:value="0.0575802408623359" calcext:value-type="float">
            <text:p>0.0575802409</text:p>
          </table:table-cell>
          <table:table-cell table:number-columns-repeated="1023"/>
        </table:table-row>
        <table:table-row table:style-name="ro1">
          <table:table-cell office:value-type="float" office:value="0.056929188370502" calcext:value-type="float">
            <text:p>0.0569291884</text:p>
          </table:table-cell>
          <table:table-cell table:number-columns-repeated="1023"/>
        </table:table-row>
        <table:table-row table:style-name="ro1">
          <table:table-cell office:value-type="float" office:value="0.056428642406212" calcext:value-type="float">
            <text:p>0.0564286424</text:p>
          </table:table-cell>
          <table:table-cell table:number-columns-repeated="1023"/>
        </table:table-row>
        <table:table-row table:style-name="ro1">
          <table:table-cell office:value-type="float" office:value="0.0559501328586408" calcext:value-type="float">
            <text:p>0.0559501329</text:p>
          </table:table-cell>
          <table:table-cell table:number-columns-repeated="1023"/>
        </table:table-row>
        <table:table-row table:style-name="ro1">
          <table:table-cell office:value-type="float" office:value="0.0555053825804479" calcext:value-type="float">
            <text:p>0.0555053826</text:p>
          </table:table-cell>
          <table:table-cell table:number-columns-repeated="1023"/>
        </table:table-row>
        <table:table-row table:style-name="ro1">
          <table:table-cell office:value-type="float" office:value="0.0550252597450694" calcext:value-type="float">
            <text:p>0.0550252597</text:p>
          </table:table-cell>
          <table:table-cell table:number-columns-repeated="1023"/>
        </table:table-row>
        <table:table-row table:style-name="ro1">
          <table:table-cell office:value-type="float" office:value="0.0545803236724494" calcext:value-type="float">
            <text:p>0.0545803237</text:p>
          </table:table-cell>
          <table:table-cell table:number-columns-repeated="1023"/>
        </table:table-row>
        <table:table-row table:style-name="ro1">
          <table:table-cell office:value-type="float" office:value="0.0541723387451584" calcext:value-type="float">
            <text:p>0.0541723387</text:p>
          </table:table-cell>
          <table:table-cell table:number-columns-repeated="1023"/>
        </table:table-row>
        <table:table-row table:style-name="ro1">
          <table:table-cell office:value-type="float" office:value="0.0537537582186948" calcext:value-type="float">
            <text:p>0.0537537582</text:p>
          </table:table-cell>
          <table:table-cell table:number-columns-repeated="1023"/>
        </table:table-row>
        <table:table-row table:style-name="ro1">
          <table:table-cell office:value-type="float" office:value="0.0533375454047959" calcext:value-type="float">
            <text:p>0.0533375454</text:p>
          </table:table-cell>
          <table:table-cell table:number-columns-repeated="1023"/>
        </table:table-row>
        <table:table-row table:style-name="ro1">
          <table:table-cell office:value-type="float" office:value="0.052950062268738" calcext:value-type="float">
            <text:p>0.0529500623</text:p>
          </table:table-cell>
          <table:table-cell table:number-columns-repeated="1023"/>
        </table:table-row>
        <table:table-row table:style-name="ro1">
          <table:table-cell office:value-type="float" office:value="0.0525435575020505" calcext:value-type="float">
            <text:p>0.0525435575</text:p>
          </table:table-cell>
          <table:table-cell table:number-columns-repeated="1023"/>
        </table:table-row>
        <table:table-row table:style-name="ro1">
          <table:table-cell office:value-type="float" office:value="0.0521635350796271" calcext:value-type="float">
            <text:p>0.0521635351</text:p>
          </table:table-cell>
          <table:table-cell table:number-columns-repeated="1023"/>
        </table:table-row>
        <table:table-row table:style-name="ro1">
          <table:table-cell office:value-type="float" office:value="0.0517975647241997" calcext:value-type="float">
            <text:p>0.05179756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20" calcext:value-type="float">
            <text:p>22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0.81905045238156" calcext:value-type="float">
            <text:p>0.8190504524</text:p>
          </table:table-cell>
          <table:table-cell table:number-columns-repeated="1023"/>
        </table:table-row>
        <table:table-row table:style-name="ro1">
          <table:table-cell office:value-type="float" office:value="0.461232641934805" calcext:value-type="float">
            <text:p>0.4612326419</text:p>
          </table:table-cell>
          <table:table-cell table:number-columns-repeated="1023"/>
        </table:table-row>
        <table:table-row table:style-name="ro1">
          <table:table-cell office:value-type="float" office:value="0.372332656622896" calcext:value-type="float">
            <text:p>0.3723326566</text:p>
          </table:table-cell>
          <table:table-cell table:number-columns-repeated="1023"/>
        </table:table-row>
        <table:table-row table:style-name="ro1">
          <table:table-cell office:value-type="float" office:value="0.319910697638566" calcext:value-type="float">
            <text:p>0.3199106976</text:p>
          </table:table-cell>
          <table:table-cell table:number-columns-repeated="1023"/>
        </table:table-row>
        <table:table-row table:style-name="ro1">
          <table:table-cell office:value-type="float" office:value="0.247435569130038" calcext:value-type="float">
            <text:p>0.2474355691</text:p>
          </table:table-cell>
          <table:table-cell table:number-columns-repeated="1023"/>
        </table:table-row>
        <table:table-row table:style-name="ro1">
          <table:table-cell office:value-type="float" office:value="0.201940630137597" calcext:value-type="float">
            <text:p>0.2019406301</text:p>
          </table:table-cell>
          <table:table-cell table:number-columns-repeated="1023"/>
        </table:table-row>
        <table:table-row table:style-name="ro1">
          <table:table-cell office:value-type="float" office:value="0.172381979425315" calcext:value-type="float">
            <text:p>0.1723819794</text:p>
          </table:table-cell>
          <table:table-cell table:number-columns-repeated="1023"/>
        </table:table-row>
        <table:table-row table:style-name="ro1">
          <table:table-cell office:value-type="float" office:value="0.151911208511403" calcext:value-type="float">
            <text:p>0.1519112085</text:p>
          </table:table-cell>
          <table:table-cell table:number-columns-repeated="1023"/>
        </table:table-row>
        <table:table-row table:style-name="ro1">
          <table:table-cell office:value-type="float" office:value="0.13630336105791" calcext:value-type="float">
            <text:p>0.1363033611</text:p>
          </table:table-cell>
          <table:table-cell table:number-columns-repeated="1023"/>
        </table:table-row>
        <table:table-row table:style-name="ro1">
          <table:table-cell office:value-type="float" office:value="0.12440589109618" calcext:value-type="float">
            <text:p>0.1244058911</text:p>
          </table:table-cell>
          <table:table-cell table:number-columns-repeated="1023"/>
        </table:table-row>
        <table:table-row table:style-name="ro1">
          <table:table-cell office:value-type="float" office:value="0.11503528938773" calcext:value-type="float">
            <text:p>0.1150352894</text:p>
          </table:table-cell>
          <table:table-cell table:number-columns-repeated="1023"/>
        </table:table-row>
        <table:table-row table:style-name="ro1">
          <table:table-cell office:value-type="float" office:value="0.10783794106494" calcext:value-type="float">
            <text:p>0.1078379411</text:p>
          </table:table-cell>
          <table:table-cell table:number-columns-repeated="1023"/>
        </table:table-row>
        <table:table-row table:style-name="ro1">
          <table:table-cell office:value-type="float" office:value="0.101656226033388" calcext:value-type="float">
            <text:p>0.101656226</text:p>
          </table:table-cell>
          <table:table-cell table:number-columns-repeated="1023"/>
        </table:table-row>
        <table:table-row table:style-name="ro1">
          <table:table-cell office:value-type="float" office:value="0.0965504794814863" calcext:value-type="float">
            <text:p>0.0965504795</text:p>
          </table:table-cell>
          <table:table-cell table:number-columns-repeated="1023"/>
        </table:table-row>
        <table:table-row table:style-name="ro1">
          <table:table-cell office:value-type="float" office:value="0.0932744406395125" calcext:value-type="float">
            <text:p>0.0932744406</text:p>
          </table:table-cell>
          <table:table-cell table:number-columns-repeated="1023"/>
        </table:table-row>
        <table:table-row table:style-name="ro1">
          <table:table-cell office:value-type="float" office:value="0.0902548684937094" calcext:value-type="float">
            <text:p>0.0902548685</text:p>
          </table:table-cell>
          <table:table-cell table:number-columns-repeated="1023"/>
        </table:table-row>
        <table:table-row table:style-name="ro1">
          <table:table-cell office:value-type="float" office:value="0.0874532441776121" calcext:value-type="float">
            <text:p>0.0874532442</text:p>
          </table:table-cell>
          <table:table-cell table:number-columns-repeated="1023"/>
        </table:table-row>
        <table:table-row table:style-name="ro1">
          <table:table-cell office:value-type="float" office:value="0.0851068460550451" calcext:value-type="float">
            <text:p>0.0851068461</text:p>
          </table:table-cell>
          <table:table-cell table:number-columns-repeated="1023"/>
        </table:table-row>
        <table:table-row table:style-name="ro1">
          <table:table-cell office:value-type="float" office:value="0.0827269364406684" calcext:value-type="float">
            <text:p>0.0827269364</text:p>
          </table:table-cell>
          <table:table-cell table:number-columns-repeated="1023"/>
        </table:table-row>
        <table:table-row table:style-name="ro1">
          <table:table-cell office:value-type="float" office:value="0.0805282073418375" calcext:value-type="float">
            <text:p>0.0805282073</text:p>
          </table:table-cell>
          <table:table-cell table:number-columns-repeated="1023"/>
        </table:table-row>
        <table:table-row table:style-name="ro1">
          <table:table-cell office:value-type="float" office:value="0.0785613167143043" calcext:value-type="float">
            <text:p>0.0785613167</text:p>
          </table:table-cell>
          <table:table-cell table:number-columns-repeated="1023"/>
        </table:table-row>
        <table:table-row table:style-name="ro1">
          <table:table-cell office:value-type="float" office:value="0.0760460500736533" calcext:value-type="float">
            <text:p>0.0760460501</text:p>
          </table:table-cell>
          <table:table-cell table:number-columns-repeated="1023"/>
        </table:table-row>
        <table:table-row table:style-name="ro1">
          <table:table-cell office:value-type="float" office:value="0.0744000566136124" calcext:value-type="float">
            <text:p>0.0744000566</text:p>
          </table:table-cell>
          <table:table-cell table:number-columns-repeated="1023"/>
        </table:table-row>
        <table:table-row table:style-name="ro1">
          <table:table-cell office:value-type="float" office:value="0.0728137531323211" calcext:value-type="float">
            <text:p>0.0728137531</text:p>
          </table:table-cell>
          <table:table-cell table:number-columns-repeated="1023"/>
        </table:table-row>
        <table:table-row table:style-name="ro1">
          <table:table-cell office:value-type="float" office:value="0.0713464245547292" calcext:value-type="float">
            <text:p>0.0713464246</text:p>
          </table:table-cell>
          <table:table-cell table:number-columns-repeated="1023"/>
        </table:table-row>
        <table:table-row table:style-name="ro1">
          <table:table-cell office:value-type="float" office:value="0.0698906874693867" calcext:value-type="float">
            <text:p>0.0698906875</text:p>
          </table:table-cell>
          <table:table-cell table:number-columns-repeated="1023"/>
        </table:table-row>
        <table:table-row table:style-name="ro1">
          <table:table-cell office:value-type="float" office:value="0.0681287417158106" calcext:value-type="float">
            <text:p>0.0681287417</text:p>
          </table:table-cell>
          <table:table-cell table:number-columns-repeated="1023"/>
        </table:table-row>
        <table:table-row table:style-name="ro1">
          <table:table-cell office:value-type="float" office:value="0.0664676895477366" calcext:value-type="float">
            <text:p>0.0664676895</text:p>
          </table:table-cell>
          <table:table-cell table:number-columns-repeated="1023"/>
        </table:table-row>
        <table:table-row table:style-name="ro1">
          <table:table-cell office:value-type="float" office:value="0.0650733029518696" calcext:value-type="float">
            <text:p>0.065073303</text:p>
          </table:table-cell>
          <table:table-cell table:number-columns-repeated="1023"/>
        </table:table-row>
        <table:table-row table:style-name="ro1">
          <table:table-cell office:value-type="float" office:value="0.0640267610539876" calcext:value-type="float">
            <text:p>0.0640267611</text:p>
          </table:table-cell>
          <table:table-cell table:number-columns-repeated="1023"/>
        </table:table-row>
        <table:table-row table:style-name="ro1">
          <table:table-cell office:value-type="float" office:value="0.0626463561767735" calcext:value-type="float">
            <text:p>0.0626463562</text:p>
          </table:table-cell>
          <table:table-cell table:number-columns-repeated="1023"/>
        </table:table-row>
        <table:table-row table:style-name="ro1">
          <table:table-cell office:value-type="float" office:value="0.0613671847851288" calcext:value-type="float">
            <text:p>0.0613671848</text:p>
          </table:table-cell>
          <table:table-cell table:number-columns-repeated="1023"/>
        </table:table-row>
        <table:table-row table:style-name="ro1">
          <table:table-cell office:value-type="float" office:value="0.0604701528216539" calcext:value-type="float">
            <text:p>0.0604701528</text:p>
          </table:table-cell>
          <table:table-cell table:number-columns-repeated="1023"/>
        </table:table-row>
        <table:table-row table:style-name="ro1">
          <table:table-cell office:value-type="float" office:value="0.059262704070052" calcext:value-type="float">
            <text:p>0.0592627041</text:p>
          </table:table-cell>
          <table:table-cell table:number-columns-repeated="1023"/>
        </table:table-row>
        <table:table-row table:style-name="ro1">
          <table:table-cell office:value-type="float" office:value="0.0582073753315432" calcext:value-type="float">
            <text:p>0.0582073753</text:p>
          </table:table-cell>
          <table:table-cell table:number-columns-repeated="1023"/>
        </table:table-row>
        <table:table-row table:style-name="ro1">
          <table:table-cell office:value-type="float" office:value="0.0572117575595498" calcext:value-type="float">
            <text:p>0.0572117576</text:p>
          </table:table-cell>
          <table:table-cell table:number-columns-repeated="1023"/>
        </table:table-row>
        <table:table-row table:style-name="ro1">
          <table:table-cell office:value-type="float" office:value="0.0562210740063263" calcext:value-type="float">
            <text:p>0.056221074</text:p>
          </table:table-cell>
          <table:table-cell table:number-columns-repeated="1023"/>
        </table:table-row>
        <table:table-row table:style-name="ro1">
          <table:table-cell office:value-type="float" office:value="0.0553261102093603" calcext:value-type="float">
            <text:p>0.0553261102</text:p>
          </table:table-cell>
          <table:table-cell table:number-columns-repeated="1023"/>
        </table:table-row>
        <table:table-row table:style-name="ro1">
          <table:table-cell office:value-type="float" office:value="0.0544230744963547" calcext:value-type="float">
            <text:p>0.0544230745</text:p>
          </table:table-cell>
          <table:table-cell table:number-columns-repeated="1023"/>
        </table:table-row>
        <table:table-row table:style-name="ro1">
          <table:table-cell office:value-type="float" office:value="0.0535530228216068" calcext:value-type="float">
            <text:p>0.0535530228</text:p>
          </table:table-cell>
          <table:table-cell table:number-columns-repeated="1023"/>
        </table:table-row>
        <table:table-row table:style-name="ro1">
          <table:table-cell office:value-type="float" office:value="0.0527411392925776" calcext:value-type="float">
            <text:p>0.0527411393</text:p>
          </table:table-cell>
          <table:table-cell table:number-columns-repeated="1023"/>
        </table:table-row>
        <table:table-row table:style-name="ro1">
          <table:table-cell office:value-type="float" office:value="0.0519696648895311" calcext:value-type="float">
            <text:p>0.0519696649</text:p>
          </table:table-cell>
          <table:table-cell table:number-columns-repeated="1023"/>
        </table:table-row>
        <table:table-row table:style-name="ro1">
          <table:table-cell office:value-type="float" office:value="0.051393744993937" calcext:value-type="float">
            <text:p>0.051393745</text:p>
          </table:table-cell>
          <table:table-cell table:number-columns-repeated="1023"/>
        </table:table-row>
        <table:table-row table:style-name="ro1">
          <table:table-cell office:value-type="float" office:value="0.0506929972592864" calcext:value-type="float">
            <text:p>0.0506929973</text:p>
          </table:table-cell>
          <table:table-cell table:number-columns-repeated="1023"/>
        </table:table-row>
        <table:table-row table:style-name="ro1">
          <table:table-cell office:value-type="float" office:value="0.0501890912656637" calcext:value-type="float">
            <text:p>0.0501890913</text:p>
          </table:table-cell>
          <table:table-cell table:number-columns-repeated="1023"/>
        </table:table-row>
        <table:table-row table:style-name="ro1">
          <table:table-cell office:value-type="float" office:value="0.0495499037324171" calcext:value-type="float">
            <text:p>0.0495499037</text:p>
          </table:table-cell>
          <table:table-cell table:number-columns-repeated="1023"/>
        </table:table-row>
        <table:table-row table:style-name="ro1">
          <table:table-cell office:value-type="float" office:value="0.0489471158390046" calcext:value-type="float">
            <text:p>0.0489471158</text:p>
          </table:table-cell>
          <table:table-cell table:number-columns-repeated="1023"/>
        </table:table-row>
        <table:table-row table:style-name="ro1">
          <table:table-cell office:value-type="float" office:value="0.048352523482757" calcext:value-type="float">
            <text:p>0.0483525235</text:p>
          </table:table-cell>
          <table:table-cell table:number-columns-repeated="1023"/>
        </table:table-row>
        <table:table-row table:style-name="ro1">
          <table:table-cell office:value-type="float" office:value="0.0478252364943614" calcext:value-type="float">
            <text:p>0.0478252365</text:p>
          </table:table-cell>
          <table:table-cell table:number-columns-repeated="1023"/>
        </table:table-row>
        <table:table-row table:style-name="ro1">
          <table:table-cell office:value-type="float" office:value="0.0473016147465079" calcext:value-type="float">
            <text:p>0.0473016147</text:p>
          </table:table-cell>
          <table:table-cell table:number-columns-repeated="1023"/>
        </table:table-row>
        <table:table-row table:style-name="ro1">
          <table:table-cell office:value-type="float" office:value="0.0469034638599598" calcext:value-type="float">
            <text:p>0.0469034639</text:p>
          </table:table-cell>
          <table:table-cell table:number-columns-repeated="1023"/>
        </table:table-row>
        <table:table-row table:style-name="ro1">
          <table:table-cell office:value-type="float" office:value="0.0464142545895197" calcext:value-type="float">
            <text:p>0.0464142546</text:p>
          </table:table-cell>
          <table:table-cell table:number-columns-repeated="1023"/>
        </table:table-row>
        <table:table-row table:style-name="ro1">
          <table:table-cell office:value-type="float" office:value="0.0459367932453012" calcext:value-type="float">
            <text:p>0.0459367932</text:p>
          </table:table-cell>
          <table:table-cell table:number-columns-repeated="1023"/>
        </table:table-row>
        <table:table-row table:style-name="ro1">
          <table:table-cell office:value-type="float" office:value="0.0454800799635689" calcext:value-type="float">
            <text:p>0.04548008</text:p>
          </table:table-cell>
          <table:table-cell table:number-columns-repeated="1023"/>
        </table:table-row>
        <table:table-row table:style-name="ro1">
          <table:table-cell office:value-type="float" office:value="0.0451861079967121" calcext:value-type="float">
            <text:p>0.045186108</text:p>
          </table:table-cell>
          <table:table-cell table:number-columns-repeated="1023"/>
        </table:table-row>
        <table:table-row table:style-name="ro1">
          <table:table-cell office:value-type="float" office:value="0.0447609926376893" calcext:value-type="float">
            <text:p>0.0447609926</text:p>
          </table:table-cell>
          <table:table-cell table:number-columns-repeated="1023"/>
        </table:table-row>
        <table:table-row table:style-name="ro1">
          <table:table-cell office:value-type="float" office:value="0.0443741704777926" calcext:value-type="float">
            <text:p>0.0443741705</text:p>
          </table:table-cell>
          <table:table-cell table:number-columns-repeated="1023"/>
        </table:table-row>
        <table:table-row table:style-name="ro1">
          <table:table-cell office:value-type="float" office:value="0.043994102061827" calcext:value-type="float">
            <text:p>0.0439941021</text:p>
          </table:table-cell>
          <table:table-cell table:number-columns-repeated="1023"/>
        </table:table-row>
        <table:table-row table:style-name="ro1">
          <table:table-cell office:value-type="float" office:value="0.0436319301726087" calcext:value-type="float">
            <text:p>0.0436319302</text:p>
          </table:table-cell>
          <table:table-cell table:number-columns-repeated="1023"/>
        </table:table-row>
        <table:table-row table:style-name="ro1">
          <table:table-cell office:value-type="float" office:value="0.0432544904209636" calcext:value-type="float">
            <text:p>0.04325449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24" calcext:value-type="float">
            <text:p>22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1.35833525331395" calcext:value-type="float">
            <text:p>1.3583352533</text:p>
          </table:table-cell>
          <table:table-cell table:number-columns-repeated="1023"/>
        </table:table-row>
        <table:table-row table:style-name="ro1">
          <table:table-cell office:value-type="float" office:value="0.884583781672314" calcext:value-type="float">
            <text:p>0.8845837817</text:p>
          </table:table-cell>
          <table:table-cell table:number-columns-repeated="1023"/>
        </table:table-row>
        <table:table-row table:style-name="ro1">
          <table:table-cell office:value-type="float" office:value="0.574811272734802" calcext:value-type="float">
            <text:p>0.5748112727</text:p>
          </table:table-cell>
          <table:table-cell table:number-columns-repeated="1023"/>
        </table:table-row>
        <table:table-row table:style-name="ro1">
          <table:table-cell office:value-type="float" office:value="0.420965619901961" calcext:value-type="float">
            <text:p>0.4209656199</text:p>
          </table:table-cell>
          <table:table-cell table:number-columns-repeated="1023"/>
        </table:table-row>
        <table:table-row table:style-name="ro1">
          <table:table-cell office:value-type="float" office:value="0.32611574268398" calcext:value-type="float">
            <text:p>0.3261157427</text:p>
          </table:table-cell>
          <table:table-cell table:number-columns-repeated="1023"/>
        </table:table-row>
        <table:table-row table:style-name="ro1">
          <table:table-cell office:value-type="float" office:value="0.262004494291635" calcext:value-type="float">
            <text:p>0.2620044943</text:p>
          </table:table-cell>
          <table:table-cell table:number-columns-repeated="1023"/>
        </table:table-row>
        <table:table-row table:style-name="ro1">
          <table:table-cell office:value-type="float" office:value="0.223208528941796" calcext:value-type="float">
            <text:p>0.2232085289</text:p>
          </table:table-cell>
          <table:table-cell table:number-columns-repeated="1023"/>
        </table:table-row>
        <table:table-row table:style-name="ro1">
          <table:table-cell office:value-type="float" office:value="0.189863572178767" calcext:value-type="float">
            <text:p>0.1898635722</text:p>
          </table:table-cell>
          <table:table-cell table:number-columns-repeated="1023"/>
        </table:table-row>
        <table:table-row table:style-name="ro1">
          <table:table-cell office:value-type="float" office:value="0.171233720634659" calcext:value-type="float">
            <text:p>0.1712337206</text:p>
          </table:table-cell>
          <table:table-cell table:number-columns-repeated="1023"/>
        </table:table-row>
        <table:table-row table:style-name="ro1">
          <table:table-cell office:value-type="float" office:value="0.15772631607617" calcext:value-type="float">
            <text:p>0.1577263161</text:p>
          </table:table-cell>
          <table:table-cell table:number-columns-repeated="1023"/>
        </table:table-row>
        <table:table-row table:style-name="ro1">
          <table:table-cell office:value-type="float" office:value="0.146388242698215" calcext:value-type="float">
            <text:p>0.1463882427</text:p>
          </table:table-cell>
          <table:table-cell table:number-columns-repeated="1023"/>
        </table:table-row>
        <table:table-row table:style-name="ro1">
          <table:table-cell office:value-type="float" office:value="0.137100986109456" calcext:value-type="float">
            <text:p>0.1371009861</text:p>
          </table:table-cell>
          <table:table-cell table:number-columns-repeated="1023"/>
        </table:table-row>
        <table:table-row table:style-name="ro1">
          <table:table-cell office:value-type="float" office:value="0.129591185618713" calcext:value-type="float">
            <text:p>0.1295911856</text:p>
          </table:table-cell>
          <table:table-cell table:number-columns-repeated="1023"/>
        </table:table-row>
        <table:table-row table:style-name="ro1">
          <table:table-cell office:value-type="float" office:value="0.122877259947732" calcext:value-type="float">
            <text:p>0.1228772599</text:p>
          </table:table-cell>
          <table:table-cell table:number-columns-repeated="1023"/>
        </table:table-row>
        <table:table-row table:style-name="ro1">
          <table:table-cell office:value-type="float" office:value="0.117009074509084" calcext:value-type="float">
            <text:p>0.1170090745</text:p>
          </table:table-cell>
          <table:table-cell table:number-columns-repeated="1023"/>
        </table:table-row>
        <table:table-row table:style-name="ro1">
          <table:table-cell office:value-type="float" office:value="0.111624846481472" calcext:value-type="float">
            <text:p>0.1116248465</text:p>
          </table:table-cell>
          <table:table-cell table:number-columns-repeated="1023"/>
        </table:table-row>
        <table:table-row table:style-name="ro1">
          <table:table-cell office:value-type="float" office:value="0.106846739887403" calcext:value-type="float">
            <text:p>0.1068467399</text:p>
          </table:table-cell>
          <table:table-cell table:number-columns-repeated="1023"/>
        </table:table-row>
        <table:table-row table:style-name="ro1">
          <table:table-cell office:value-type="float" office:value="0.101485190142527" calcext:value-type="float">
            <text:p>0.1014851901</text:p>
          </table:table-cell>
          <table:table-cell table:number-columns-repeated="1023"/>
        </table:table-row>
        <table:table-row table:style-name="ro1">
          <table:table-cell office:value-type="float" office:value="0.0969955913651866" calcext:value-type="float">
            <text:p>0.0969955914</text:p>
          </table:table-cell>
          <table:table-cell table:number-columns-repeated="1023"/>
        </table:table-row>
        <table:table-row table:style-name="ro1">
          <table:table-cell office:value-type="float" office:value="0.0929760752380159" calcext:value-type="float">
            <text:p>0.0929760752</text:p>
          </table:table-cell>
          <table:table-cell table:number-columns-repeated="1023"/>
        </table:table-row>
        <table:table-row table:style-name="ro1">
          <table:table-cell office:value-type="float" office:value="0.0894512274914035" calcext:value-type="float">
            <text:p>0.0894512275</text:p>
          </table:table-cell>
          <table:table-cell table:number-columns-repeated="1023"/>
        </table:table-row>
        <table:table-row table:style-name="ro1">
          <table:table-cell office:value-type="float" office:value="0.0863432721544598" calcext:value-type="float">
            <text:p>0.0863432722</text:p>
          </table:table-cell>
          <table:table-cell table:number-columns-repeated="1023"/>
        </table:table-row>
        <table:table-row table:style-name="ro1">
          <table:table-cell office:value-type="float" office:value="0.083540084212466" calcext:value-type="float">
            <text:p>0.0835400842</text:p>
          </table:table-cell>
          <table:table-cell table:number-columns-repeated="1023"/>
        </table:table-row>
        <table:table-row table:style-name="ro1">
          <table:table-cell office:value-type="float" office:value="0.0809580141912545" calcext:value-type="float">
            <text:p>0.0809580142</text:p>
          </table:table-cell>
          <table:table-cell table:number-columns-repeated="1023"/>
        </table:table-row>
        <table:table-row table:style-name="ro1">
          <table:table-cell office:value-type="float" office:value="0.0787042699113036" calcext:value-type="float">
            <text:p>0.0787042699</text:p>
          </table:table-cell>
          <table:table-cell table:number-columns-repeated="1023"/>
        </table:table-row>
        <table:table-row table:style-name="ro1">
          <table:table-cell office:value-type="float" office:value="0.0766524058315235" calcext:value-type="float">
            <text:p>0.0766524058</text:p>
          </table:table-cell>
          <table:table-cell table:number-columns-repeated="1023"/>
        </table:table-row>
        <table:table-row table:style-name="ro1">
          <table:table-cell office:value-type="float" office:value="0.0747716787075994" calcext:value-type="float">
            <text:p>0.0747716787</text:p>
          </table:table-cell>
          <table:table-cell table:number-columns-repeated="1023"/>
        </table:table-row>
        <table:table-row table:style-name="ro1">
          <table:table-cell office:value-type="float" office:value="0.0729471346563907" calcext:value-type="float">
            <text:p>0.0729471347</text:p>
          </table:table-cell>
          <table:table-cell table:number-columns-repeated="1023"/>
        </table:table-row>
        <table:table-row table:style-name="ro1">
          <table:table-cell office:value-type="float" office:value="0.071271432436437" calcext:value-type="float">
            <text:p>0.0712714324</text:p>
          </table:table-cell>
          <table:table-cell table:number-columns-repeated="1023"/>
        </table:table-row>
        <table:table-row table:style-name="ro1">
          <table:table-cell office:value-type="float" office:value="0.0697309159011936" calcext:value-type="float">
            <text:p>0.0697309159</text:p>
          </table:table-cell>
          <table:table-cell table:number-columns-repeated="1023"/>
        </table:table-row>
        <table:table-row table:style-name="ro1">
          <table:table-cell office:value-type="float" office:value="0.0682355898370957" calcext:value-type="float">
            <text:p>0.0682355898</text:p>
          </table:table-cell>
          <table:table-cell table:number-columns-repeated="1023"/>
        </table:table-row>
        <table:table-row table:style-name="ro1">
          <table:table-cell office:value-type="float" office:value="0.0669172794707782" calcext:value-type="float">
            <text:p>0.0669172795</text:p>
          </table:table-cell>
          <table:table-cell table:number-columns-repeated="1023"/>
        </table:table-row>
        <table:table-row table:style-name="ro1">
          <table:table-cell office:value-type="float" office:value="0.0655650084333228" calcext:value-type="float">
            <text:p>0.0655650084</text:p>
          </table:table-cell>
          <table:table-cell table:number-columns-repeated="1023"/>
        </table:table-row>
        <table:table-row table:style-name="ro1">
          <table:table-cell office:value-type="float" office:value="0.0646409303649807" calcext:value-type="float">
            <text:p>0.0646409304</text:p>
          </table:table-cell>
          <table:table-cell table:number-columns-repeated="1023"/>
        </table:table-row>
        <table:table-row table:style-name="ro1">
          <table:table-cell office:value-type="float" office:value="0.0633913845060335" calcext:value-type="float">
            <text:p>0.0633913845</text:p>
          </table:table-cell>
          <table:table-cell table:number-columns-repeated="1023"/>
        </table:table-row>
        <table:table-row table:style-name="ro1">
          <table:table-cell office:value-type="float" office:value="0.0625346431161888" calcext:value-type="float">
            <text:p>0.0625346431</text:p>
          </table:table-cell>
          <table:table-cell table:number-columns-repeated="1023"/>
        </table:table-row>
        <table:table-row table:style-name="ro1">
          <table:table-cell office:value-type="float" office:value="0.0614416801174834" calcext:value-type="float">
            <text:p>0.0614416801</text:p>
          </table:table-cell>
          <table:table-cell table:number-columns-repeated="1023"/>
        </table:table-row>
        <table:table-row table:style-name="ro1">
          <table:table-cell office:value-type="float" office:value="0.0603670815640052" calcext:value-type="float">
            <text:p>0.0603670816</text:p>
          </table:table-cell>
          <table:table-cell table:number-columns-repeated="1023"/>
        </table:table-row>
        <table:table-row table:style-name="ro1">
          <table:table-cell office:value-type="float" office:value="0.0593400585202757" calcext:value-type="float">
            <text:p>0.0593400585</text:p>
          </table:table-cell>
          <table:table-cell table:number-columns-repeated="1023"/>
        </table:table-row>
        <table:table-row table:style-name="ro1">
          <table:table-cell office:value-type="float" office:value="0.0583418423888314" calcext:value-type="float">
            <text:p>0.0583418424</text:p>
          </table:table-cell>
          <table:table-cell table:number-columns-repeated="1023"/>
        </table:table-row>
        <table:table-row table:style-name="ro1">
          <table:table-cell office:value-type="float" office:value="0.0574093114598113" calcext:value-type="float">
            <text:p>0.0574093115</text:p>
          </table:table-cell>
          <table:table-cell table:number-columns-repeated="1023"/>
        </table:table-row>
        <table:table-row table:style-name="ro1">
          <table:table-cell office:value-type="float" office:value="0.0567330292994961" calcext:value-type="float">
            <text:p>0.0567330293</text:p>
          </table:table-cell>
          <table:table-cell table:number-columns-repeated="1023"/>
        </table:table-row>
        <table:table-row table:style-name="ro1">
          <table:table-cell office:value-type="float" office:value="0.0558821831667583" calcext:value-type="float">
            <text:p>0.0558821832</text:p>
          </table:table-cell>
          <table:table-cell table:number-columns-repeated="1023"/>
        </table:table-row>
        <table:table-row table:style-name="ro1">
          <table:table-cell office:value-type="float" office:value="0.0552854231685529" calcext:value-type="float">
            <text:p>0.0552854232</text:p>
          </table:table-cell>
          <table:table-cell table:number-columns-repeated="1023"/>
        </table:table-row>
        <table:table-row table:style-name="ro1">
          <table:table-cell office:value-type="float" office:value="0.0545582122805197" calcext:value-type="float">
            <text:p>0.0545582123</text:p>
          </table:table-cell>
          <table:table-cell table:number-columns-repeated="1023"/>
        </table:table-row>
        <table:table-row table:style-name="ro1">
          <table:table-cell office:value-type="float" office:value="0.0538302415061512" calcext:value-type="float">
            <text:p>0.0538302415</text:p>
          </table:table-cell>
          <table:table-cell table:number-columns-repeated="1023"/>
        </table:table-row>
        <table:table-row table:style-name="ro1">
          <table:table-cell office:value-type="float" office:value="0.0530519121145779" calcext:value-type="float">
            <text:p>0.0530519121</text:p>
          </table:table-cell>
          <table:table-cell table:number-columns-repeated="1023"/>
        </table:table-row>
        <table:table-row table:style-name="ro1">
          <table:table-cell office:value-type="float" office:value="0.0524094383289876" calcext:value-type="float">
            <text:p>0.0524094383</text:p>
          </table:table-cell>
          <table:table-cell table:number-columns-repeated="1023"/>
        </table:table-row>
        <table:table-row table:style-name="ro1">
          <table:table-cell office:value-type="float" office:value="0.0519179235395217" calcext:value-type="float">
            <text:p>0.0519179235</text:p>
          </table:table-cell>
          <table:table-cell table:number-columns-repeated="1023"/>
        </table:table-row>
        <table:table-row table:style-name="ro1">
          <table:table-cell office:value-type="float" office:value="0.0514375286759965" calcext:value-type="float">
            <text:p>0.0514375287</text:p>
          </table:table-cell>
          <table:table-cell table:number-columns-repeated="1023"/>
        </table:table-row>
        <table:table-row table:style-name="ro1">
          <table:table-cell office:value-type="float" office:value="0.0507610878448953" calcext:value-type="float">
            <text:p>0.0507610878</text:p>
          </table:table-cell>
          <table:table-cell table:number-columns-repeated="1023"/>
        </table:table-row>
        <table:table-row table:style-name="ro1">
          <table:table-cell office:value-type="float" office:value="0.0501505009931471" calcext:value-type="float">
            <text:p>0.050150501</text:p>
          </table:table-cell>
          <table:table-cell table:number-columns-repeated="1023"/>
        </table:table-row>
        <table:table-row table:style-name="ro1">
          <table:table-cell office:value-type="float" office:value="0.0495719951308181" calcext:value-type="float">
            <text:p>0.0495719951</text:p>
          </table:table-cell>
          <table:table-cell table:number-columns-repeated="1023"/>
        </table:table-row>
        <table:table-row table:style-name="ro1">
          <table:table-cell office:value-type="float" office:value="0.0490511937358174" calcext:value-type="float">
            <text:p>0.0490511937</text:p>
          </table:table-cell>
          <table:table-cell table:number-columns-repeated="1023"/>
        </table:table-row>
        <table:table-row table:style-name="ro1">
          <table:table-cell office:value-type="float" office:value="0.0485133953677208" calcext:value-type="float">
            <text:p>0.0485133954</text:p>
          </table:table-cell>
          <table:table-cell table:number-columns-repeated="1023"/>
        </table:table-row>
        <table:table-row table:style-name="ro1">
          <table:table-cell office:value-type="float" office:value="0.04801133029503" calcext:value-type="float">
            <text:p>0.0480113303</text:p>
          </table:table-cell>
          <table:table-cell table:number-columns-repeated="1023"/>
        </table:table-row>
        <table:table-row table:style-name="ro1">
          <table:table-cell office:value-type="float" office:value="0.047487488299477" calcext:value-type="float">
            <text:p>0.0474874883</text:p>
          </table:table-cell>
          <table:table-cell table:number-columns-repeated="1023"/>
        </table:table-row>
        <table:table-row table:style-name="ro1">
          <table:table-cell office:value-type="float" office:value="0.0470124502916232" calcext:value-type="float">
            <text:p>0.0470124503</text:p>
          </table:table-cell>
          <table:table-cell table:number-columns-repeated="1023"/>
        </table:table-row>
        <table:table-row table:style-name="ro1">
          <table:table-cell office:value-type="float" office:value="0.0466921128843674" calcext:value-type="float">
            <text:p>0.0466921129</text:p>
          </table:table-cell>
          <table:table-cell table:number-columns-repeated="1023"/>
        </table:table-row>
        <table:table-row table:style-name="ro1">
          <table:table-cell office:value-type="float" office:value="0.0462639044464252" calcext:value-type="float">
            <text:p>0.04626390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21" calcext:value-type="float">
            <text:p>22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float" office:value="1.24810157788563" calcext:value-type="float">
            <text:p>1.2481015779</text:p>
          </table:table-cell>
          <table:table-cell table:number-columns-repeated="1023"/>
        </table:table-row>
        <table:table-row table:style-name="ro1">
          <table:table-cell office:value-type="float" office:value="0.801505839501735" calcext:value-type="float">
            <text:p>0.8015058395</text:p>
          </table:table-cell>
          <table:table-cell table:number-columns-repeated="1023"/>
        </table:table-row>
        <table:table-row table:style-name="ro1">
          <table:table-cell office:value-type="float" office:value="0.54714945421446" calcext:value-type="float">
            <text:p>0.5471494542</text:p>
          </table:table-cell>
          <table:table-cell table:number-columns-repeated="1023"/>
        </table:table-row>
        <table:table-row table:style-name="ro1">
          <table:table-cell office:value-type="float" office:value="0.433348774436933" calcext:value-type="float">
            <text:p>0.4333487744</text:p>
          </table:table-cell>
          <table:table-cell table:number-columns-repeated="1023"/>
        </table:table-row>
        <table:table-row table:style-name="ro1">
          <table:table-cell office:value-type="float" office:value="0.322140368791628" calcext:value-type="float">
            <text:p>0.3221403688</text:p>
          </table:table-cell>
          <table:table-cell table:number-columns-repeated="1023"/>
        </table:table-row>
        <table:table-row table:style-name="ro1">
          <table:table-cell office:value-type="float" office:value="0.251859017176091" calcext:value-type="float">
            <text:p>0.2518590172</text:p>
          </table:table-cell>
          <table:table-cell table:number-columns-repeated="1023"/>
        </table:table-row>
        <table:table-row table:style-name="ro1">
          <table:table-cell office:value-type="float" office:value="0.218238370037393" calcext:value-type="float">
            <text:p>0.21823837</text:p>
          </table:table-cell>
          <table:table-cell table:number-columns-repeated="1023"/>
        </table:table-row>
        <table:table-row table:style-name="ro1">
          <table:table-cell office:value-type="float" office:value="0.193889002492584" calcext:value-type="float">
            <text:p>0.1938890025</text:p>
          </table:table-cell>
          <table:table-cell table:number-columns-repeated="1023"/>
        </table:table-row>
        <table:table-row table:style-name="ro1">
          <table:table-cell office:value-type="float" office:value="0.175534434378291" calcext:value-type="float">
            <text:p>0.1755344344</text:p>
          </table:table-cell>
          <table:table-cell table:number-columns-repeated="1023"/>
        </table:table-row>
        <table:table-row table:style-name="ro1">
          <table:table-cell office:value-type="float" office:value="0.156001406349959" calcext:value-type="float">
            <text:p>0.1560014063</text:p>
          </table:table-cell>
          <table:table-cell table:number-columns-repeated="1023"/>
        </table:table-row>
        <table:table-row table:style-name="ro1">
          <table:table-cell office:value-type="float" office:value="0.141214695128821" calcext:value-type="float">
            <text:p>0.1412146951</text:p>
          </table:table-cell>
          <table:table-cell table:number-columns-repeated="1023"/>
        </table:table-row>
        <table:table-row table:style-name="ro1">
          <table:table-cell office:value-type="float" office:value="0.129802709109862" calcext:value-type="float">
            <text:p>0.1298027091</text:p>
          </table:table-cell>
          <table:table-cell table:number-columns-repeated="1023"/>
        </table:table-row>
        <table:table-row table:style-name="ro1">
          <table:table-cell office:value-type="float" office:value="0.120405187156499" calcext:value-type="float">
            <text:p>0.1204051872</text:p>
          </table:table-cell>
          <table:table-cell table:number-columns-repeated="1023"/>
        </table:table-row>
        <table:table-row table:style-name="ro1">
          <table:table-cell office:value-type="float" office:value="0.112930499759801" calcext:value-type="float">
            <text:p>0.1129304998</text:p>
          </table:table-cell>
          <table:table-cell table:number-columns-repeated="1023"/>
        </table:table-row>
        <table:table-row table:style-name="ro1">
          <table:table-cell office:value-type="float" office:value="0.107935564795174" calcext:value-type="float">
            <text:p>0.1079355648</text:p>
          </table:table-cell>
          <table:table-cell table:number-columns-repeated="1023"/>
        </table:table-row>
        <table:table-row table:style-name="ro1">
          <table:table-cell office:value-type="float" office:value="0.103612797438395" calcext:value-type="float">
            <text:p>0.1036127974</text:p>
          </table:table-cell>
          <table:table-cell table:number-columns-repeated="1023"/>
        </table:table-row>
        <table:table-row table:style-name="ro1">
          <table:table-cell office:value-type="float" office:value="0.0995470442952953" calcext:value-type="float">
            <text:p>0.0995470443</text:p>
          </table:table-cell>
          <table:table-cell table:number-columns-repeated="1023"/>
        </table:table-row>
        <table:table-row table:style-name="ro1">
          <table:table-cell office:value-type="float" office:value="0.0947987180841187" calcext:value-type="float">
            <text:p>0.0947987181</text:p>
          </table:table-cell>
          <table:table-cell table:number-columns-repeated="1023"/>
        </table:table-row>
        <table:table-row table:style-name="ro1">
          <table:table-cell office:value-type="float" office:value="0.0907327980836068" calcext:value-type="float">
            <text:p>0.0907327981</text:p>
          </table:table-cell>
          <table:table-cell table:number-columns-repeated="1023"/>
        </table:table-row>
        <table:table-row table:style-name="ro1">
          <table:table-cell office:value-type="float" office:value="0.0870856711915349" calcext:value-type="float">
            <text:p>0.0870856712</text:p>
          </table:table-cell>
          <table:table-cell table:number-columns-repeated="1023"/>
        </table:table-row>
        <table:table-row table:style-name="ro1">
          <table:table-cell office:value-type="float" office:value="0.0846579956404957" calcext:value-type="float">
            <text:p>0.0846579956</text:p>
          </table:table-cell>
          <table:table-cell table:number-columns-repeated="1023"/>
        </table:table-row>
        <table:table-row table:style-name="ro1">
          <table:table-cell office:value-type="float" office:value="0.0823741058125809" calcext:value-type="float">
            <text:p>0.0823741058</text:p>
          </table:table-cell>
          <table:table-cell table:number-columns-repeated="1023"/>
        </table:table-row>
        <table:table-row table:style-name="ro1">
          <table:table-cell office:value-type="float" office:value="0.0802996165189321" calcext:value-type="float">
            <text:p>0.0802996165</text:p>
          </table:table-cell>
          <table:table-cell table:number-columns-repeated="1023"/>
        </table:table-row>
        <table:table-row table:style-name="ro1">
          <table:table-cell office:value-type="float" office:value="0.0783319571855788" calcext:value-type="float">
            <text:p>0.0783319572</text:p>
          </table:table-cell>
          <table:table-cell table:number-columns-repeated="1023"/>
        </table:table-row>
        <table:table-row table:style-name="ro1">
          <table:table-cell office:value-type="float" office:value="0.0764310571905893" calcext:value-type="float">
            <text:p>0.0764310572</text:p>
          </table:table-cell>
          <table:table-cell table:number-columns-repeated="1023"/>
        </table:table-row>
        <table:table-row table:style-name="ro1">
          <table:table-cell office:value-type="float" office:value="0.0748584758552563" calcext:value-type="float">
            <text:p>0.0748584759</text:p>
          </table:table-cell>
          <table:table-cell table:number-columns-repeated="1023"/>
        </table:table-row>
        <table:table-row table:style-name="ro1">
          <table:table-cell office:value-type="float" office:value="0.0733203586613183" calcext:value-type="float">
            <text:p>0.0733203587</text:p>
          </table:table-cell>
          <table:table-cell table:number-columns-repeated="1023"/>
        </table:table-row>
        <table:table-row table:style-name="ro1">
          <table:table-cell office:value-type="float" office:value="0.071875930386404" calcext:value-type="float">
            <text:p>0.0718759304</text:p>
          </table:table-cell>
          <table:table-cell table:number-columns-repeated="1023"/>
        </table:table-row>
        <table:table-row table:style-name="ro1">
          <table:table-cell office:value-type="float" office:value="0.0705430782121135" calcext:value-type="float">
            <text:p>0.0705430782</text:p>
          </table:table-cell>
          <table:table-cell table:number-columns-repeated="1023"/>
        </table:table-row>
        <table:table-row table:style-name="ro1">
          <table:table-cell office:value-type="float" office:value="0.0691812281578114" calcext:value-type="float">
            <text:p>0.0691812282</text:p>
          </table:table-cell>
          <table:table-cell table:number-columns-repeated="1023"/>
        </table:table-row>
        <table:table-row table:style-name="ro1">
          <table:table-cell office:value-type="float" office:value="0.067986027967957" calcext:value-type="float">
            <text:p>0.067986028</text:p>
          </table:table-cell>
          <table:table-cell table:number-columns-repeated="1023"/>
        </table:table-row>
        <table:table-row table:style-name="ro1">
          <table:table-cell office:value-type="float" office:value="0.0668713602638667" calcext:value-type="float">
            <text:p>0.0668713603</text:p>
          </table:table-cell>
          <table:table-cell table:number-columns-repeated="1023"/>
        </table:table-row>
        <table:table-row table:style-name="ro1">
          <table:table-cell office:value-type="float" office:value="0.065690244534007" calcext:value-type="float">
            <text:p>0.0656902445</text:p>
          </table:table-cell>
          <table:table-cell table:number-columns-repeated="1023"/>
        </table:table-row>
        <table:table-row table:style-name="ro1">
          <table:table-cell office:value-type="float" office:value="0.0646128388198958" calcext:value-type="float">
            <text:p>0.0646128388</text:p>
          </table:table-cell>
          <table:table-cell table:number-columns-repeated="1023"/>
        </table:table-row>
        <table:table-row table:style-name="ro1">
          <table:table-cell office:value-type="float" office:value="0.0638937647245674" calcext:value-type="float">
            <text:p>0.0638937647</text:p>
          </table:table-cell>
          <table:table-cell table:number-columns-repeated="1023"/>
        </table:table-row>
        <table:table-row table:style-name="ro1">
          <table:table-cell office:value-type="float" office:value="0.0629427167487812" calcext:value-type="float">
            <text:p>0.0629427167</text:p>
          </table:table-cell>
          <table:table-cell table:number-columns-repeated="1023"/>
        </table:table-row>
        <table:table-row table:style-name="ro1">
          <table:table-cell office:value-type="float" office:value="0.0620710632280006" calcext:value-type="float">
            <text:p>0.0620710632</text:p>
          </table:table-cell>
          <table:table-cell table:number-columns-repeated="1023"/>
        </table:table-row>
        <table:table-row table:style-name="ro1">
          <table:table-cell office:value-type="float" office:value="0.0611539423033711" calcext:value-type="float">
            <text:p>0.0611539423</text:p>
          </table:table-cell>
          <table:table-cell table:number-columns-repeated="1023"/>
        </table:table-row>
        <table:table-row table:style-name="ro1">
          <table:table-cell office:value-type="float" office:value="0.0602740908720314" calcext:value-type="float">
            <text:p>0.0602740909</text:p>
          </table:table-cell>
          <table:table-cell table:number-columns-repeated="1023"/>
        </table:table-row>
        <table:table-row table:style-name="ro1">
          <table:table-cell office:value-type="float" office:value="0.05919070671458" calcext:value-type="float">
            <text:p>0.0591907067</text:p>
          </table:table-cell>
          <table:table-cell table:number-columns-repeated="1023"/>
        </table:table-row>
        <table:table-row table:style-name="ro1">
          <table:table-cell office:value-type="float" office:value="0.0584064817850489" calcext:value-type="float">
            <text:p>0.0584064818</text:p>
          </table:table-cell>
          <table:table-cell table:number-columns-repeated="1023"/>
        </table:table-row>
        <table:table-row table:style-name="ro1">
          <table:table-cell office:value-type="float" office:value="0.0578943167967682" calcext:value-type="float">
            <text:p>0.0578943168</text:p>
          </table:table-cell>
          <table:table-cell table:number-columns-repeated="1023"/>
        </table:table-row>
        <table:table-row table:style-name="ro1">
          <table:table-cell office:value-type="float" office:value="0.0571530851844826" calcext:value-type="float">
            <text:p>0.0571530852</text:p>
          </table:table-cell>
          <table:table-cell table:number-columns-repeated="1023"/>
        </table:table-row>
        <table:table-row table:style-name="ro1">
          <table:table-cell office:value-type="float" office:value="0.0566972768383755" calcext:value-type="float">
            <text:p>0.0566972768</text:p>
          </table:table-cell>
          <table:table-cell table:number-columns-repeated="1023"/>
        </table:table-row>
        <table:table-row table:style-name="ro1">
          <table:table-cell office:value-type="float" office:value="0.0560114570301613" calcext:value-type="float">
            <text:p>0.056011457</text:p>
          </table:table-cell>
          <table:table-cell table:number-columns-repeated="1023"/>
        </table:table-row>
        <table:table-row table:style-name="ro1">
          <table:table-cell office:value-type="float" office:value="0.0553689069724046" calcext:value-type="float">
            <text:p>0.055368907</text:p>
          </table:table-cell>
          <table:table-cell table:number-columns-repeated="1023"/>
        </table:table-row>
        <table:table-row table:style-name="ro1">
          <table:table-cell office:value-type="float" office:value="0.0547474955989494" calcext:value-type="float">
            <text:p>0.0547474956</text:p>
          </table:table-cell>
          <table:table-cell table:number-columns-repeated="1023"/>
        </table:table-row>
        <table:table-row table:style-name="ro1">
          <table:table-cell office:value-type="float" office:value="0.053946713682564" calcext:value-type="float">
            <text:p>0.0539467137</text:p>
          </table:table-cell>
          <table:table-cell table:number-columns-repeated="1023"/>
        </table:table-row>
        <table:table-row table:style-name="ro1">
          <table:table-cell office:value-type="float" office:value="0.0533991376132579" calcext:value-type="float">
            <text:p>0.0533991376</text:p>
          </table:table-cell>
          <table:table-cell table:number-columns-repeated="1023"/>
        </table:table-row>
        <table:table-row table:style-name="ro1">
          <table:table-cell office:value-type="float" office:value="0.052844105833016" calcext:value-type="float">
            <text:p>0.0528441058</text:p>
          </table:table-cell>
          <table:table-cell table:number-columns-repeated="1023"/>
        </table:table-row>
        <table:table-row table:style-name="ro1">
          <table:table-cell office:value-type="float" office:value="0.0524950461261445" calcext:value-type="float">
            <text:p>0.0524950461</text:p>
          </table:table-cell>
          <table:table-cell table:number-columns-repeated="1023"/>
        </table:table-row>
        <table:table-row table:style-name="ro1">
          <table:table-cell office:value-type="float" office:value="0.052187921714764" calcext:value-type="float">
            <text:p>0.0521879217</text:p>
          </table:table-cell>
          <table:table-cell table:number-columns-repeated="1023"/>
        </table:table-row>
        <table:table-row table:style-name="ro1">
          <table:table-cell office:value-type="float" office:value="0.0518642509100727" calcext:value-type="float">
            <text:p>0.0518642509</text:p>
          </table:table-cell>
          <table:table-cell table:number-columns-repeated="1023"/>
        </table:table-row>
        <table:table-row table:style-name="ro1">
          <table:table-cell office:value-type="float" office:value="0.0515337803761337" calcext:value-type="float">
            <text:p>0.0515337804</text:p>
          </table:table-cell>
          <table:table-cell table:number-columns-repeated="1023"/>
        </table:table-row>
        <table:table-row table:style-name="ro1">
          <table:table-cell office:value-type="float" office:value="0.0512155745304326" calcext:value-type="float">
            <text:p>0.0512155745</text:p>
          </table:table-cell>
          <table:table-cell table:number-columns-repeated="1023"/>
        </table:table-row>
        <table:table-row table:style-name="ro1">
          <table:table-cell office:value-type="float" office:value="0.0507466719328793" calcext:value-type="float">
            <text:p>0.0507466719</text:p>
          </table:table-cell>
          <table:table-cell table:number-columns-repeated="1023"/>
        </table:table-row>
        <table:table-row table:style-name="ro1">
          <table:table-cell office:value-type="float" office:value="0.0502977612931485" calcext:value-type="float">
            <text:p>0.0502977613</text:p>
          </table:table-cell>
          <table:table-cell table:number-columns-repeated="1023"/>
        </table:table-row>
        <table:table-row table:style-name="ro1">
          <table:table-cell office:value-type="float" office:value="0.0498296274041512" calcext:value-type="float">
            <text:p>0.0498296274</text:p>
          </table:table-cell>
          <table:table-cell table:number-columns-repeated="1023"/>
        </table:table-row>
        <table:table-row table:style-name="ro1">
          <table:table-cell office:value-type="float" office:value="0.0495488494623642" calcext:value-type="float">
            <text:p>0.0495488495</text:p>
          </table:table-cell>
          <table:table-cell table:number-columns-repeated="1023"/>
        </table:table-row>
        <table:table-row table:style-name="ro1">
          <table:table-cell office:value-type="float" office:value="0.0492928588141289" calcext:value-type="float">
            <text:p>0.04929285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186" calcext:value-type="float">
            <text:p>18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float" office:value="1.42477027116565" calcext:value-type="float">
            <text:p>1.4247702712</text:p>
          </table:table-cell>
          <table:table-cell table:number-columns-repeated="1023"/>
        </table:table-row>
        <table:table-row table:style-name="ro1">
          <table:table-cell office:value-type="float" office:value="1.07464734045793" calcext:value-type="float">
            <text:p>1.0746473405</text:p>
          </table:table-cell>
          <table:table-cell table:number-columns-repeated="1023"/>
        </table:table-row>
        <table:table-row table:style-name="ro1">
          <table:table-cell office:value-type="float" office:value="0.831933166901294" calcext:value-type="float">
            <text:p>0.8319331669</text:p>
          </table:table-cell>
          <table:table-cell table:number-columns-repeated="1023"/>
        </table:table-row>
        <table:table-row table:style-name="ro1">
          <table:table-cell office:value-type="float" office:value="0.632537229948708" calcext:value-type="float">
            <text:p>0.6325372299</text:p>
          </table:table-cell>
          <table:table-cell table:number-columns-repeated="1023"/>
        </table:table-row>
        <table:table-row table:style-name="ro1">
          <table:table-cell office:value-type="float" office:value="0.521456183890274" calcext:value-type="float">
            <text:p>0.5214561839</text:p>
          </table:table-cell>
          <table:table-cell table:number-columns-repeated="1023"/>
        </table:table-row>
        <table:table-row table:style-name="ro1">
          <table:table-cell office:value-type="float" office:value="0.45576958162592" calcext:value-type="float">
            <text:p>0.4557695816</text:p>
          </table:table-cell>
          <table:table-cell table:number-columns-repeated="1023"/>
        </table:table-row>
        <table:table-row table:style-name="ro1">
          <table:table-cell office:value-type="float" office:value="0.38758479509491" calcext:value-type="float">
            <text:p>0.3875847951</text:p>
          </table:table-cell>
          <table:table-cell table:number-columns-repeated="1023"/>
        </table:table-row>
        <table:table-row table:style-name="ro1">
          <table:table-cell office:value-type="float" office:value="0.31456928113788" calcext:value-type="float">
            <text:p>0.3145692811</text:p>
          </table:table-cell>
          <table:table-cell table:number-columns-repeated="1023"/>
        </table:table-row>
        <table:table-row table:style-name="ro1">
          <table:table-cell office:value-type="float" office:value="0.269710983470453" calcext:value-type="float">
            <text:p>0.2697109835</text:p>
          </table:table-cell>
          <table:table-cell table:number-columns-repeated="1023"/>
        </table:table-row>
        <table:table-row table:style-name="ro1">
          <table:table-cell office:value-type="float" office:value="0.240340216496073" calcext:value-type="float">
            <text:p>0.2403402165</text:p>
          </table:table-cell>
          <table:table-cell table:number-columns-repeated="1023"/>
        </table:table-row>
        <table:table-row table:style-name="ro1">
          <table:table-cell office:value-type="float" office:value="0.22571042782206" calcext:value-type="float">
            <text:p>0.2257104278</text:p>
          </table:table-cell>
          <table:table-cell table:number-columns-repeated="1023"/>
        </table:table-row>
        <table:table-row table:style-name="ro1">
          <table:table-cell office:value-type="float" office:value="0.207812991686688" calcext:value-type="float">
            <text:p>0.2078129917</text:p>
          </table:table-cell>
          <table:table-cell table:number-columns-repeated="1023"/>
        </table:table-row>
        <table:table-row table:style-name="ro1">
          <table:table-cell office:value-type="float" office:value="0.193176576210687" calcext:value-type="float">
            <text:p>0.1931765762</text:p>
          </table:table-cell>
          <table:table-cell table:number-columns-repeated="1023"/>
        </table:table-row>
        <table:table-row table:style-name="ro1">
          <table:table-cell office:value-type="float" office:value="0.181084505016721" calcext:value-type="float">
            <text:p>0.181084505</text:p>
          </table:table-cell>
          <table:table-cell table:number-columns-repeated="1023"/>
        </table:table-row>
        <table:table-row table:style-name="ro1">
          <table:table-cell office:value-type="float" office:value="0.17104336701848" calcext:value-type="float">
            <text:p>0.171043367</text:p>
          </table:table-cell>
          <table:table-cell table:number-columns-repeated="1023"/>
        </table:table-row>
        <table:table-row table:style-name="ro1">
          <table:table-cell office:value-type="float" office:value="0.162949771443802" calcext:value-type="float">
            <text:p>0.1629497714</text:p>
          </table:table-cell>
          <table:table-cell table:number-columns-repeated="1023"/>
        </table:table-row>
        <table:table-row table:style-name="ro1">
          <table:table-cell office:value-type="float" office:value="0.155795588270726" calcext:value-type="float">
            <text:p>0.1557955883</text:p>
          </table:table-cell>
          <table:table-cell table:number-columns-repeated="1023"/>
        </table:table-row>
        <table:table-row table:style-name="ro1">
          <table:table-cell office:value-type="float" office:value="0.149483197775864" calcext:value-type="float">
            <text:p>0.1494831978</text:p>
          </table:table-cell>
          <table:table-cell table:number-columns-repeated="1023"/>
        </table:table-row>
        <table:table-row table:style-name="ro1">
          <table:table-cell office:value-type="float" office:value="0.142239359439761" calcext:value-type="float">
            <text:p>0.1422393594</text:p>
          </table:table-cell>
          <table:table-cell table:number-columns-repeated="1023"/>
        </table:table-row>
        <table:table-row table:style-name="ro1">
          <table:table-cell office:value-type="float" office:value="0.136170620155375" calcext:value-type="float">
            <text:p>0.1361706202</text:p>
          </table:table-cell>
          <table:table-cell table:number-columns-repeated="1023"/>
        </table:table-row>
        <table:table-row table:style-name="ro1">
          <table:table-cell office:value-type="float" office:value="0.130407291121774" calcext:value-type="float">
            <text:p>0.1304072911</text:p>
          </table:table-cell>
          <table:table-cell table:number-columns-repeated="1023"/>
        </table:table-row>
        <table:table-row table:style-name="ro1">
          <table:table-cell office:value-type="float" office:value="0.125349404791531" calcext:value-type="float">
            <text:p>0.1253494048</text:p>
          </table:table-cell>
          <table:table-cell table:number-columns-repeated="1023"/>
        </table:table-row>
        <table:table-row table:style-name="ro1">
          <table:table-cell office:value-type="float" office:value="0.121193500525819" calcext:value-type="float">
            <text:p>0.1211935005</text:p>
          </table:table-cell>
          <table:table-cell table:number-columns-repeated="1023"/>
        </table:table-row>
        <table:table-row table:style-name="ro1">
          <table:table-cell office:value-type="float" office:value="0.117346497031045" calcext:value-type="float">
            <text:p>0.117346497</text:p>
          </table:table-cell>
          <table:table-cell table:number-columns-repeated="1023"/>
        </table:table-row>
        <table:table-row table:style-name="ro1">
          <table:table-cell office:value-type="float" office:value="0.113849909851524" calcext:value-type="float">
            <text:p>0.1138499099</text:p>
          </table:table-cell>
          <table:table-cell table:number-columns-repeated="1023"/>
        </table:table-row>
        <table:table-row table:style-name="ro1">
          <table:table-cell office:value-type="float" office:value="0.110466431464293" calcext:value-type="float">
            <text:p>0.1104664315</text:p>
          </table:table-cell>
          <table:table-cell table:number-columns-repeated="1023"/>
        </table:table-row>
        <table:table-row table:style-name="ro1">
          <table:table-cell office:value-type="float" office:value="0.107507082710774" calcext:value-type="float">
            <text:p>0.1075070827</text:p>
          </table:table-cell>
          <table:table-cell table:number-columns-repeated="1023"/>
        </table:table-row>
        <table:table-row table:style-name="ro1">
          <table:table-cell office:value-type="float" office:value="0.105474537696987" calcext:value-type="float">
            <text:p>0.1054745377</text:p>
          </table:table-cell>
          <table:table-cell table:number-columns-repeated="1023"/>
        </table:table-row>
        <table:table-row table:style-name="ro1">
          <table:table-cell office:value-type="float" office:value="0.102939534060671" calcext:value-type="float">
            <text:p>0.1029395341</text:p>
          </table:table-cell>
          <table:table-cell table:number-columns-repeated="1023"/>
        </table:table-row>
        <table:table-row table:style-name="ro1">
          <table:table-cell office:value-type="float" office:value="0.100651390674985" calcext:value-type="float">
            <text:p>0.1006513907</text:p>
          </table:table-cell>
          <table:table-cell table:number-columns-repeated="1023"/>
        </table:table-row>
        <table:table-row table:style-name="ro1">
          <table:table-cell office:value-type="float" office:value="0.0990101365280731" calcext:value-type="float">
            <text:p>0.0990101365</text:p>
          </table:table-cell>
          <table:table-cell table:number-columns-repeated="1023"/>
        </table:table-row>
        <table:table-row table:style-name="ro1">
          <table:table-cell office:value-type="float" office:value="0.0969230178609104" calcext:value-type="float">
            <text:p>0.0969230179</text:p>
          </table:table-cell>
          <table:table-cell table:number-columns-repeated="1023"/>
        </table:table-row>
        <table:table-row table:style-name="ro1">
          <table:table-cell office:value-type="float" office:value="0.0949270048762387" calcext:value-type="float">
            <text:p>0.0949270049</text:p>
          </table:table-cell>
          <table:table-cell table:number-columns-repeated="1023"/>
        </table:table-row>
        <table:table-row table:style-name="ro1">
          <table:table-cell office:value-type="float" office:value="0.0930297323016941" calcext:value-type="float">
            <text:p>0.0930297323</text:p>
          </table:table-cell>
          <table:table-cell table:number-columns-repeated="1023"/>
        </table:table-row>
        <table:table-row table:style-name="ro1">
          <table:table-cell office:value-type="float" office:value="0.0913052625693977" calcext:value-type="float">
            <text:p>0.0913052626</text:p>
          </table:table-cell>
          <table:table-cell table:number-columns-repeated="1023"/>
        </table:table-row>
        <table:table-row table:style-name="ro1">
          <table:table-cell office:value-type="float" office:value="0.0895588464663249" calcext:value-type="float">
            <text:p>0.0895588465</text:p>
          </table:table-cell>
          <table:table-cell table:number-columns-repeated="1023"/>
        </table:table-row>
        <table:table-row table:style-name="ro1">
          <table:table-cell office:value-type="float" office:value="0.0879019926084524" calcext:value-type="float">
            <text:p>0.0879019926</text:p>
          </table:table-cell>
          <table:table-cell table:number-columns-repeated="1023"/>
        </table:table-row>
        <table:table-row table:style-name="ro1">
          <table:table-cell office:value-type="float" office:value="0.086268530091464" calcext:value-type="float">
            <text:p>0.0862685301</text:p>
          </table:table-cell>
          <table:table-cell table:number-columns-repeated="1023"/>
        </table:table-row>
        <table:table-row table:style-name="ro1">
          <table:table-cell office:value-type="float" office:value="0.0848129834455957" calcext:value-type="float">
            <text:p>0.0848129834</text:p>
          </table:table-cell>
          <table:table-cell table:number-columns-repeated="1023"/>
        </table:table-row>
        <table:table-row table:style-name="ro1">
          <table:table-cell office:value-type="float" office:value="0.0834094688105974" calcext:value-type="float">
            <text:p>0.0834094688</text:p>
          </table:table-cell>
          <table:table-cell table:number-columns-repeated="1023"/>
        </table:table-row>
        <table:table-row table:style-name="ro1">
          <table:table-cell office:value-type="float" office:value="0.0820499366564334" calcext:value-type="float">
            <text:p>0.0820499367</text:p>
          </table:table-cell>
          <table:table-cell table:number-columns-repeated="1023"/>
        </table:table-row>
        <table:table-row table:style-name="ro1">
          <table:table-cell office:value-type="float" office:value="0.0807466157285389" calcext:value-type="float">
            <text:p>0.0807466157</text:p>
          </table:table-cell>
          <table:table-cell table:number-columns-repeated="1023"/>
        </table:table-row>
        <table:table-row table:style-name="ro1">
          <table:table-cell office:value-type="float" office:value="0.079909698547068" calcext:value-type="float">
            <text:p>0.0799096985</text:p>
          </table:table-cell>
          <table:table-cell table:number-columns-repeated="1023"/>
        </table:table-row>
        <table:table-row table:style-name="ro1">
          <table:table-cell office:value-type="float" office:value="0.0788350172587343" calcext:value-type="float">
            <text:p>0.0788350173</text:p>
          </table:table-cell>
          <table:table-cell table:number-columns-repeated="1023"/>
        </table:table-row>
        <table:table-row table:style-name="ro1">
          <table:table-cell office:value-type="float" office:value="0.0777372598130195" calcext:value-type="float">
            <text:p>0.0777372598</text:p>
          </table:table-cell>
          <table:table-cell table:number-columns-repeated="1023"/>
        </table:table-row>
        <table:table-row table:style-name="ro1">
          <table:table-cell office:value-type="float" office:value="0.0767340492449299" calcext:value-type="float">
            <text:p>0.0767340492</text:p>
          </table:table-cell>
          <table:table-cell table:number-columns-repeated="1023"/>
        </table:table-row>
        <table:table-row table:style-name="ro1">
          <table:table-cell office:value-type="float" office:value="0.0757628061990146" calcext:value-type="float">
            <text:p>0.0757628062</text:p>
          </table:table-cell>
          <table:table-cell table:number-columns-repeated="1023"/>
        </table:table-row>
        <table:table-row table:style-name="ro1">
          <table:table-cell office:value-type="float" office:value="0.0748340775394304" calcext:value-type="float">
            <text:p>0.0748340775</text:p>
          </table:table-cell>
          <table:table-cell table:number-columns-repeated="1023"/>
        </table:table-row>
        <table:table-row table:style-name="ro1">
          <table:table-cell office:value-type="float" office:value="0.0739303020193302" calcext:value-type="float">
            <text:p>0.073930302</text:p>
          </table:table-cell>
          <table:table-cell table:number-columns-repeated="1023"/>
        </table:table-row>
        <table:table-row table:style-name="ro1">
          <table:table-cell office:value-type="float" office:value="0.0732927001779849" calcext:value-type="float">
            <text:p>0.0732927002</text:p>
          </table:table-cell>
          <table:table-cell table:number-columns-repeated="1023"/>
        </table:table-row>
        <table:table-row table:style-name="ro1">
          <table:table-cell office:value-type="float" office:value="0.0724224894746455" calcext:value-type="float">
            <text:p>0.0724224895</text:p>
          </table:table-cell>
          <table:table-cell table:number-columns-repeated="1023"/>
        </table:table-row>
        <table:table-row table:style-name="ro1">
          <table:table-cell office:value-type="float" office:value="0.0718302592037084" calcext:value-type="float">
            <text:p>0.0718302592</text:p>
          </table:table-cell>
          <table:table-cell table:number-columns-repeated="1023"/>
        </table:table-row>
        <table:table-row table:style-name="ro1">
          <table:table-cell office:value-type="float" office:value="0.0712426796325453" calcext:value-type="float">
            <text:p>0.0712426796</text:p>
          </table:table-cell>
          <table:table-cell table:number-columns-repeated="1023"/>
        </table:table-row>
        <table:table-row table:style-name="ro1">
          <table:table-cell office:value-type="float" office:value="0.0706558490962835" calcext:value-type="float">
            <text:p>0.0706558491</text:p>
          </table:table-cell>
          <table:table-cell table:number-columns-repeated="1023"/>
        </table:table-row>
        <table:table-row table:style-name="ro1">
          <table:table-cell office:value-type="float" office:value="0.0701511389384924" calcext:value-type="float">
            <text:p>0.0701511389</text:p>
          </table:table-cell>
          <table:table-cell table:number-columns-repeated="1023"/>
        </table:table-row>
        <table:table-row table:style-name="ro1">
          <table:table-cell office:value-type="float" office:value="0.0696356728120724" calcext:value-type="float">
            <text:p>0.0696356728</text:p>
          </table:table-cell>
          <table:table-cell table:number-columns-repeated="1023"/>
        </table:table-row>
        <table:table-row table:style-name="ro1">
          <table:table-cell office:value-type="float" office:value="0.068957331193595" calcext:value-type="float">
            <text:p>0.0689573312</text:p>
          </table:table-cell>
          <table:table-cell table:number-columns-repeated="1023"/>
        </table:table-row>
        <table:table-row table:style-name="ro1">
          <table:table-cell office:value-type="float" office:value="0.0684669453734701" calcext:value-type="float">
            <text:p>0.0684669454</text:p>
          </table:table-cell>
          <table:table-cell table:number-columns-repeated="1023"/>
        </table:table-row>
        <table:table-row table:style-name="ro1">
          <table:table-cell office:value-type="float" office:value="0.0678627315636212" calcext:value-type="float">
            <text:p>0.0678627316</text:p>
          </table:table-cell>
          <table:table-cell table:number-columns-repeated="1023"/>
        </table:table-row>
        <table:table-row table:style-name="ro1">
          <table:table-cell office:value-type="float" office:value="0.0674565299390749" calcext:value-type="float">
            <text:p>0.06745652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09" calcext:value-type="float">
            <text:p>20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float" office:value="1.2241526334519" calcext:value-type="float">
            <text:p>1.2241526335</text:p>
          </table:table-cell>
          <table:table-cell table:number-columns-repeated="1023"/>
        </table:table-row>
        <table:table-row table:style-name="ro1">
          <table:table-cell office:value-type="float" office:value="0.875068022179179" calcext:value-type="float">
            <text:p>0.8750680222</text:p>
          </table:table-cell>
          <table:table-cell table:number-columns-repeated="1023"/>
        </table:table-row>
        <table:table-row table:style-name="ro1">
          <table:table-cell office:value-type="float" office:value="0.557725614881523" calcext:value-type="float">
            <text:p>0.5577256149</text:p>
          </table:table-cell>
          <table:table-cell table:number-columns-repeated="1023"/>
        </table:table-row>
        <table:table-row table:style-name="ro1">
          <table:table-cell office:value-type="float" office:value="0.457884330164623" calcext:value-type="float">
            <text:p>0.4578843302</text:p>
          </table:table-cell>
          <table:table-cell table:number-columns-repeated="1023"/>
        </table:table-row>
        <table:table-row table:style-name="ro1">
          <table:table-cell office:value-type="float" office:value="0.356307521165267" calcext:value-type="float">
            <text:p>0.3563075212</text:p>
          </table:table-cell>
          <table:table-cell table:number-columns-repeated="1023"/>
        </table:table-row>
        <table:table-row table:style-name="ro1">
          <table:table-cell office:value-type="float" office:value="0.284142900889332" calcext:value-type="float">
            <text:p>0.2841429009</text:p>
          </table:table-cell>
          <table:table-cell table:number-columns-repeated="1023"/>
        </table:table-row>
        <table:table-row table:style-name="ro1">
          <table:table-cell office:value-type="float" office:value="0.226656837818037" calcext:value-type="float">
            <text:p>0.2266568378</text:p>
          </table:table-cell>
          <table:table-cell table:number-columns-repeated="1023"/>
        </table:table-row>
        <table:table-row table:style-name="ro1">
          <table:table-cell office:value-type="float" office:value="0.192082386227921" calcext:value-type="float">
            <text:p>0.1920823862</text:p>
          </table:table-cell>
          <table:table-cell table:number-columns-repeated="1023"/>
        </table:table-row>
        <table:table-row table:style-name="ro1">
          <table:table-cell office:value-type="float" office:value="0.165801661862102" calcext:value-type="float">
            <text:p>0.1658016619</text:p>
          </table:table-cell>
          <table:table-cell table:number-columns-repeated="1023"/>
        </table:table-row>
        <table:table-row table:style-name="ro1">
          <table:table-cell office:value-type="float" office:value="0.147920189244119" calcext:value-type="float">
            <text:p>0.1479201892</text:p>
          </table:table-cell>
          <table:table-cell table:number-columns-repeated="1023"/>
        </table:table-row>
        <table:table-row table:style-name="ro1">
          <table:table-cell office:value-type="float" office:value="0.134738308438064" calcext:value-type="float">
            <text:p>0.1347383084</text:p>
          </table:table-cell>
          <table:table-cell table:number-columns-repeated="1023"/>
        </table:table-row>
        <table:table-row table:style-name="ro1">
          <table:table-cell office:value-type="float" office:value="0.124381465059817" calcext:value-type="float">
            <text:p>0.1243814651</text:p>
          </table:table-cell>
          <table:table-cell table:number-columns-repeated="1023"/>
        </table:table-row>
        <table:table-row table:style-name="ro1">
          <table:table-cell office:value-type="float" office:value="0.116196709160987" calcext:value-type="float">
            <text:p>0.1161967092</text:p>
          </table:table-cell>
          <table:table-cell table:number-columns-repeated="1023"/>
        </table:table-row>
        <table:table-row table:style-name="ro1">
          <table:table-cell office:value-type="float" office:value="0.111058155794251" calcext:value-type="float">
            <text:p>0.1110581558</text:p>
          </table:table-cell>
          <table:table-cell table:number-columns-repeated="1023"/>
        </table:table-row>
        <table:table-row table:style-name="ro1">
          <table:table-cell office:value-type="float" office:value="0.106616820125005" calcext:value-type="float">
            <text:p>0.1066168201</text:p>
          </table:table-cell>
          <table:table-cell table:number-columns-repeated="1023"/>
        </table:table-row>
        <table:table-row table:style-name="ro1">
          <table:table-cell office:value-type="float" office:value="0.101144377243181" calcext:value-type="float">
            <text:p>0.1011443772</text:p>
          </table:table-cell>
          <table:table-cell table:number-columns-repeated="1023"/>
        </table:table-row>
        <table:table-row table:style-name="ro1">
          <table:table-cell office:value-type="float" office:value="0.0967776512313207" calcext:value-type="float">
            <text:p>0.0967776512</text:p>
          </table:table-cell>
          <table:table-cell table:number-columns-repeated="1023"/>
        </table:table-row>
        <table:table-row table:style-name="ro1">
          <table:table-cell office:value-type="float" office:value="0.0927867201360583" calcext:value-type="float">
            <text:p>0.0927867201</text:p>
          </table:table-cell>
          <table:table-cell table:number-columns-repeated="1023"/>
        </table:table-row>
        <table:table-row table:style-name="ro1">
          <table:table-cell office:value-type="float" office:value="0.0902479743781641" calcext:value-type="float">
            <text:p>0.0902479744</text:p>
          </table:table-cell>
          <table:table-cell table:number-columns-repeated="1023"/>
        </table:table-row>
        <table:table-row table:style-name="ro1">
          <table:table-cell office:value-type="float" office:value="0.0877598679326821" calcext:value-type="float">
            <text:p>0.0877598679</text:p>
          </table:table-cell>
          <table:table-cell table:number-columns-repeated="1023"/>
        </table:table-row>
        <table:table-row table:style-name="ro1">
          <table:table-cell office:value-type="float" office:value="0.0856627684222794" calcext:value-type="float">
            <text:p>0.0856627684</text:p>
          </table:table-cell>
          <table:table-cell table:number-columns-repeated="1023"/>
        </table:table-row>
        <table:table-row table:style-name="ro1">
          <table:table-cell office:value-type="float" office:value="0.0837084941986879" calcext:value-type="float">
            <text:p>0.0837084942</text:p>
          </table:table-cell>
          <table:table-cell table:number-columns-repeated="1023"/>
        </table:table-row>
        <table:table-row table:style-name="ro1">
          <table:table-cell office:value-type="float" office:value="0.0818349538672291" calcext:value-type="float">
            <text:p>0.0818349539</text:p>
          </table:table-cell>
          <table:table-cell table:number-columns-repeated="1023"/>
        </table:table-row>
        <table:table-row table:style-name="ro1">
          <table:table-cell office:value-type="float" office:value="0.0800391181863021" calcext:value-type="float">
            <text:p>0.0800391182</text:p>
          </table:table-cell>
          <table:table-cell table:number-columns-repeated="1023"/>
        </table:table-row>
        <table:table-row table:style-name="ro1">
          <table:table-cell office:value-type="float" office:value="0.0784802875904165" calcext:value-type="float">
            <text:p>0.0784802876</text:p>
          </table:table-cell>
          <table:table-cell table:number-columns-repeated="1023"/>
        </table:table-row>
        <table:table-row table:style-name="ro1">
          <table:table-cell office:value-type="float" office:value="0.0769298653920786" calcext:value-type="float">
            <text:p>0.0769298654</text:p>
          </table:table-cell>
          <table:table-cell table:number-columns-repeated="1023"/>
        </table:table-row>
        <table:table-row table:style-name="ro1">
          <table:table-cell office:value-type="float" office:value="0.0755049512540664" calcext:value-type="float">
            <text:p>0.0755049513</text:p>
          </table:table-cell>
          <table:table-cell table:number-columns-repeated="1023"/>
        </table:table-row>
        <table:table-row table:style-name="ro1">
          <table:table-cell office:value-type="float" office:value="0.0741877868100091" calcext:value-type="float">
            <text:p>0.0741877868</text:p>
          </table:table-cell>
          <table:table-cell table:number-columns-repeated="1023"/>
        </table:table-row>
        <table:table-row table:style-name="ro1">
          <table:table-cell office:value-type="float" office:value="0.0729428585098595" calcext:value-type="float">
            <text:p>0.0729428585</text:p>
          </table:table-cell>
          <table:table-cell table:number-columns-repeated="1023"/>
        </table:table-row>
        <table:table-row table:style-name="ro1">
          <table:table-cell office:value-type="float" office:value="0.0716885497538434" calcext:value-type="float">
            <text:p>0.0716885498</text:p>
          </table:table-cell>
          <table:table-cell table:number-columns-repeated="1023"/>
        </table:table-row>
        <table:table-row table:style-name="ro1">
          <table:table-cell office:value-type="float" office:value="0.070250428723219" calcext:value-type="float">
            <text:p>0.0702504287</text:p>
          </table:table-cell>
          <table:table-cell table:number-columns-repeated="1023"/>
        </table:table-row>
        <table:table-row table:style-name="ro1">
          <table:table-cell office:value-type="float" office:value="0.069181103439815" calcext:value-type="float">
            <text:p>0.0691811034</text:p>
          </table:table-cell>
          <table:table-cell table:number-columns-repeated="1023"/>
        </table:table-row>
        <table:table-row table:style-name="ro1">
          <table:table-cell office:value-type="float" office:value="0.0678513922953615" calcext:value-type="float">
            <text:p>0.0678513923</text:p>
          </table:table-cell>
          <table:table-cell table:number-columns-repeated="1023"/>
        </table:table-row>
        <table:table-row table:style-name="ro1">
          <table:table-cell office:value-type="float" office:value="0.0668749992311086" calcext:value-type="float">
            <text:p>0.0668749992</text:p>
          </table:table-cell>
          <table:table-cell table:number-columns-repeated="1023"/>
        </table:table-row>
        <table:table-row table:style-name="ro1">
          <table:table-cell office:value-type="float" office:value="0.0659172488401609" calcext:value-type="float">
            <text:p>0.0659172488</text:p>
          </table:table-cell>
          <table:table-cell table:number-columns-repeated="1023"/>
        </table:table-row>
        <table:table-row table:style-name="ro1">
          <table:table-cell office:value-type="float" office:value="0.0650594493837858" calcext:value-type="float">
            <text:p>0.0650594494</text:p>
          </table:table-cell>
          <table:table-cell table:number-columns-repeated="1023"/>
        </table:table-row>
        <table:table-row table:style-name="ro1">
          <table:table-cell office:value-type="float" office:value="0.0641831949536879" calcext:value-type="float">
            <text:p>0.064183195</text:p>
          </table:table-cell>
          <table:table-cell table:number-columns-repeated="1023"/>
        </table:table-row>
        <table:table-row table:style-name="ro1">
          <table:table-cell office:value-type="float" office:value="0.063333421340279" calcext:value-type="float">
            <text:p>0.0633334213</text:p>
          </table:table-cell>
          <table:table-cell table:number-columns-repeated="1023"/>
        </table:table-row>
        <table:table-row table:style-name="ro1">
          <table:table-cell office:value-type="float" office:value="0.0625560278189208" calcext:value-type="float">
            <text:p>0.0625560278</text:p>
          </table:table-cell>
          <table:table-cell table:number-columns-repeated="1023"/>
        </table:table-row>
        <table:table-row table:style-name="ro1">
          <table:table-cell office:value-type="float" office:value="0.0615326405846386" calcext:value-type="float">
            <text:p>0.0615326406</text:p>
          </table:table-cell>
          <table:table-cell table:number-columns-repeated="1023"/>
        </table:table-row>
        <table:table-row table:style-name="ro1">
          <table:table-cell office:value-type="float" office:value="0.0607842959230785" calcext:value-type="float">
            <text:p>0.0607842959</text:p>
          </table:table-cell>
          <table:table-cell table:number-columns-repeated="1023"/>
        </table:table-row>
        <table:table-row table:style-name="ro1">
          <table:table-cell office:value-type="float" office:value="0.0598360311461659" calcext:value-type="float">
            <text:p>0.0598360311</text:p>
          </table:table-cell>
          <table:table-cell table:number-columns-repeated="1023"/>
        </table:table-row>
        <table:table-row table:style-name="ro1">
          <table:table-cell office:value-type="float" office:value="0.0591745772332714" calcext:value-type="float">
            <text:p>0.0591745772</text:p>
          </table:table-cell>
          <table:table-cell table:number-columns-repeated="1023"/>
        </table:table-row>
        <table:table-row table:style-name="ro1">
          <table:table-cell office:value-type="float" office:value="0.0585631223065604" calcext:value-type="float">
            <text:p>0.0585631223</text:p>
          </table:table-cell>
          <table:table-cell table:number-columns-repeated="1023"/>
        </table:table-row>
        <table:table-row table:style-name="ro1">
          <table:table-cell office:value-type="float" office:value="0.05773376241513" calcext:value-type="float">
            <text:p>0.0577337624</text:p>
          </table:table-cell>
          <table:table-cell table:number-columns-repeated="1023"/>
        </table:table-row>
        <table:table-row table:style-name="ro1">
          <table:table-cell office:value-type="float" office:value="0.0569896473086845" calcext:value-type="float">
            <text:p>0.0569896473</text:p>
          </table:table-cell>
          <table:table-cell table:number-columns-repeated="1023"/>
        </table:table-row>
        <table:table-row table:style-name="ro1">
          <table:table-cell office:value-type="float" office:value="0.0562267894350431" calcext:value-type="float">
            <text:p>0.0562267894</text:p>
          </table:table-cell>
          <table:table-cell table:number-columns-repeated="1023"/>
        </table:table-row>
        <table:table-row table:style-name="ro1">
          <table:table-cell office:value-type="float" office:value="0.0554850413695023" calcext:value-type="float">
            <text:p>0.0554850414</text:p>
          </table:table-cell>
          <table:table-cell table:number-columns-repeated="1023"/>
        </table:table-row>
        <table:table-row table:style-name="ro1">
          <table:table-cell office:value-type="float" office:value="0.054833281485942" calcext:value-type="float">
            <text:p>0.0548332815</text:p>
          </table:table-cell>
          <table:table-cell table:number-columns-repeated="1023"/>
        </table:table-row>
        <table:table-row table:style-name="ro1">
          <table:table-cell office:value-type="float" office:value="0.0541319853200659" calcext:value-type="float">
            <text:p>0.0541319853</text:p>
          </table:table-cell>
          <table:table-cell table:number-columns-repeated="1023"/>
        </table:table-row>
        <table:table-row table:style-name="ro1">
          <table:table-cell office:value-type="float" office:value="0.0535171495544624" calcext:value-type="float">
            <text:p>0.0535171496</text:p>
          </table:table-cell>
          <table:table-cell table:number-columns-repeated="1023"/>
        </table:table-row>
        <table:table-row table:style-name="ro1">
          <table:table-cell office:value-type="float" office:value="0.052891147214603" calcext:value-type="float">
            <text:p>0.0528911472</text:p>
          </table:table-cell>
          <table:table-cell table:number-columns-repeated="1023"/>
        </table:table-row>
        <table:table-row table:style-name="ro1">
          <table:table-cell office:value-type="float" office:value="0.0523292370669289" calcext:value-type="float">
            <text:p>0.0523292371</text:p>
          </table:table-cell>
          <table:table-cell table:number-columns-repeated="1023"/>
        </table:table-row>
        <table:table-row table:style-name="ro1">
          <table:table-cell office:value-type="float" office:value="0.0517822763225649" calcext:value-type="float">
            <text:p>0.0517822763</text:p>
          </table:table-cell>
          <table:table-cell table:number-columns-repeated="1023"/>
        </table:table-row>
        <table:table-row table:style-name="ro1">
          <table:table-cell office:value-type="float" office:value="0.0511359305103255" calcext:value-type="float">
            <text:p>0.0511359305</text:p>
          </table:table-cell>
          <table:table-cell table:number-columns-repeated="1023"/>
        </table:table-row>
        <table:table-row table:style-name="ro1">
          <table:table-cell office:value-type="float" office:value="0.0506524542225425" calcext:value-type="float">
            <text:p>0.0506524542</text:p>
          </table:table-cell>
          <table:table-cell table:number-columns-repeated="1023"/>
        </table:table-row>
        <table:table-row table:style-name="ro1">
          <table:table-cell office:value-type="float" office:value="0.0501840098116514" calcext:value-type="float">
            <text:p>0.0501840098</text:p>
          </table:table-cell>
          <table:table-cell table:number-columns-repeated="1023"/>
        </table:table-row>
        <table:table-row table:style-name="ro1">
          <table:table-cell office:value-type="float" office:value="0.0497489595684271" calcext:value-type="float">
            <text:p>0.0497489596</text:p>
          </table:table-cell>
          <table:table-cell table:number-columns-repeated="1023"/>
        </table:table-row>
        <table:table-row table:style-name="ro1">
          <table:table-cell office:value-type="float" office:value="0.0492876602001843" calcext:value-type="float">
            <text:p>0.0492876602</text:p>
          </table:table-cell>
          <table:table-cell table:number-columns-repeated="1023"/>
        </table:table-row>
        <table:table-row table:style-name="ro1">
          <table:table-cell office:value-type="float" office:value="0.0489045483834434" calcext:value-type="float">
            <text:p>0.04890454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15" calcext:value-type="float">
            <text:p>21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float" office:value="1.06561348430182" calcext:value-type="float">
            <text:p>1.0656134843</text:p>
          </table:table-cell>
          <table:table-cell table:number-columns-repeated="1023"/>
        </table:table-row>
        <table:table-row table:style-name="ro1">
          <table:table-cell office:value-type="float" office:value="0.758620474349806" calcext:value-type="float">
            <text:p>0.7586204743</text:p>
          </table:table-cell>
          <table:table-cell table:number-columns-repeated="1023"/>
        </table:table-row>
        <table:table-row table:style-name="ro1">
          <table:table-cell office:value-type="float" office:value="0.588370879420869" calcext:value-type="float">
            <text:p>0.5883708794</text:p>
          </table:table-cell>
          <table:table-cell table:number-columns-repeated="1023"/>
        </table:table-row>
        <table:table-row table:style-name="ro1">
          <table:table-cell office:value-type="float" office:value="0.45670377435931" calcext:value-type="float">
            <text:p>0.4567037744</text:p>
          </table:table-cell>
          <table:table-cell table:number-columns-repeated="1023"/>
        </table:table-row>
        <table:table-row table:style-name="ro1">
          <table:table-cell office:value-type="float" office:value="0.324871969943598" calcext:value-type="float">
            <text:p>0.3248719699</text:p>
          </table:table-cell>
          <table:table-cell table:number-columns-repeated="1023"/>
        </table:table-row>
        <table:table-row table:style-name="ro1">
          <table:table-cell office:value-type="float" office:value="0.251546426127722" calcext:value-type="float">
            <text:p>0.2515464261</text:p>
          </table:table-cell>
          <table:table-cell table:number-columns-repeated="1023"/>
        </table:table-row>
        <table:table-row table:style-name="ro1">
          <table:table-cell office:value-type="float" office:value="0.209804409859164" calcext:value-type="float">
            <text:p>0.2098044099</text:p>
          </table:table-cell>
          <table:table-cell table:number-columns-repeated="1023"/>
        </table:table-row>
        <table:table-row table:style-name="ro1">
          <table:table-cell office:value-type="float" office:value="0.181773100886292" calcext:value-type="float">
            <text:p>0.1817731009</text:p>
          </table:table-cell>
          <table:table-cell table:number-columns-repeated="1023"/>
        </table:table-row>
        <table:table-row table:style-name="ro1">
          <table:table-cell office:value-type="float" office:value="0.161595013747041" calcext:value-type="float">
            <text:p>0.1615950137</text:p>
          </table:table-cell>
          <table:table-cell table:number-columns-repeated="1023"/>
        </table:table-row>
        <table:table-row table:style-name="ro1">
          <table:table-cell office:value-type="float" office:value="0.146444317298899" calcext:value-type="float">
            <text:p>0.1464443173</text:p>
          </table:table-cell>
          <table:table-cell table:number-columns-repeated="1023"/>
        </table:table-row>
        <table:table-row table:style-name="ro1">
          <table:table-cell office:value-type="float" office:value="0.134956218738569" calcext:value-type="float">
            <text:p>0.1349562187</text:p>
          </table:table-cell>
          <table:table-cell table:number-columns-repeated="1023"/>
        </table:table-row>
        <table:table-row table:style-name="ro1">
          <table:table-cell office:value-type="float" office:value="0.125775406277841" calcext:value-type="float">
            <text:p>0.1257754063</text:p>
          </table:table-cell>
          <table:table-cell table:number-columns-repeated="1023"/>
        </table:table-row>
        <table:table-row table:style-name="ro1">
          <table:table-cell office:value-type="float" office:value="0.120014300462066" calcext:value-type="float">
            <text:p>0.1200143005</text:p>
          </table:table-cell>
          <table:table-cell table:number-columns-repeated="1023"/>
        </table:table-row>
        <table:table-row table:style-name="ro1">
          <table:table-cell office:value-type="float" office:value="0.11479272733644" calcext:value-type="float">
            <text:p>0.1147927273</text:p>
          </table:table-cell>
          <table:table-cell table:number-columns-repeated="1023"/>
        </table:table-row>
        <table:table-row table:style-name="ro1">
          <table:table-cell office:value-type="float" office:value="0.108630494250321" calcext:value-type="float">
            <text:p>0.1086304943</text:p>
          </table:table-cell>
          <table:table-cell table:number-columns-repeated="1023"/>
        </table:table-row>
        <table:table-row table:style-name="ro1">
          <table:table-cell office:value-type="float" office:value="0.103289597508129" calcext:value-type="float">
            <text:p>0.1032895975</text:p>
          </table:table-cell>
          <table:table-cell table:number-columns-repeated="1023"/>
        </table:table-row>
        <table:table-row table:style-name="ro1">
          <table:table-cell office:value-type="float" office:value="0.098853733669522" calcext:value-type="float">
            <text:p>0.0988537337</text:p>
          </table:table-cell>
          <table:table-cell table:number-columns-repeated="1023"/>
        </table:table-row>
        <table:table-row table:style-name="ro1">
          <table:table-cell office:value-type="float" office:value="0.0949782706001703" calcext:value-type="float">
            <text:p>0.0949782706</text:p>
          </table:table-cell>
          <table:table-cell table:number-columns-repeated="1023"/>
        </table:table-row>
        <table:table-row table:style-name="ro1">
          <table:table-cell office:value-type="float" office:value="0.09162429112005" calcext:value-type="float">
            <text:p>0.0916242911</text:p>
          </table:table-cell>
          <table:table-cell table:number-columns-repeated="1023"/>
        </table:table-row>
        <table:table-row table:style-name="ro1">
          <table:table-cell office:value-type="float" office:value="0.0885574930167284" calcext:value-type="float">
            <text:p>0.088557493</text:p>
          </table:table-cell>
          <table:table-cell table:number-columns-repeated="1023"/>
        </table:table-row>
        <table:table-row table:style-name="ro1">
          <table:table-cell office:value-type="float" office:value="0.086044658398478" calcext:value-type="float">
            <text:p>0.0860446584</text:p>
          </table:table-cell>
          <table:table-cell table:number-columns-repeated="1023"/>
        </table:table-row>
        <table:table-row table:style-name="ro1">
          <table:table-cell office:value-type="float" office:value="0.0835563858166737" calcext:value-type="float">
            <text:p>0.0835563858</text:p>
          </table:table-cell>
          <table:table-cell table:number-columns-repeated="1023"/>
        </table:table-row>
        <table:table-row table:style-name="ro1">
          <table:table-cell office:value-type="float" office:value="0.0813188849781523" calcext:value-type="float">
            <text:p>0.081318885</text:p>
          </table:table-cell>
          <table:table-cell table:number-columns-repeated="1023"/>
        </table:table-row>
        <table:table-row table:style-name="ro1">
          <table:table-cell office:value-type="float" office:value="0.0792185242747134" calcext:value-type="float">
            <text:p>0.0792185243</text:p>
          </table:table-cell>
          <table:table-cell table:number-columns-repeated="1023"/>
        </table:table-row>
        <table:table-row table:style-name="ro1">
          <table:table-cell office:value-type="float" office:value="0.0772092040381012" calcext:value-type="float">
            <text:p>0.077209204</text:p>
          </table:table-cell>
          <table:table-cell table:number-columns-repeated="1023"/>
        </table:table-row>
        <table:table-row table:style-name="ro1">
          <table:table-cell office:value-type="float" office:value="0.0754260282861363" calcext:value-type="float">
            <text:p>0.0754260283</text:p>
          </table:table-cell>
          <table:table-cell table:number-columns-repeated="1023"/>
        </table:table-row>
        <table:table-row table:style-name="ro1">
          <table:table-cell office:value-type="float" office:value="0.0736724826908438" calcext:value-type="float">
            <text:p>0.0736724827</text:p>
          </table:table-cell>
          <table:table-cell table:number-columns-repeated="1023"/>
        </table:table-row>
        <table:table-row table:style-name="ro1">
          <table:table-cell office:value-type="float" office:value="0.0720967414008344" calcext:value-type="float">
            <text:p>0.0720967414</text:p>
          </table:table-cell>
          <table:table-cell table:number-columns-repeated="1023"/>
        </table:table-row>
        <table:table-row table:style-name="ro1">
          <table:table-cell office:value-type="float" office:value="0.0706470400822207" calcext:value-type="float">
            <text:p>0.0706470401</text:p>
          </table:table-cell>
          <table:table-cell table:number-columns-repeated="1023"/>
        </table:table-row>
        <table:table-row table:style-name="ro1">
          <table:table-cell office:value-type="float" office:value="0.0693047796811855" calcext:value-type="float">
            <text:p>0.0693047797</text:p>
          </table:table-cell>
          <table:table-cell table:number-columns-repeated="1023"/>
        </table:table-row>
        <table:table-row table:style-name="ro1">
          <table:table-cell office:value-type="float" office:value="0.0679450788225624" calcext:value-type="float">
            <text:p>0.0679450788</text:p>
          </table:table-cell>
          <table:table-cell table:number-columns-repeated="1023"/>
        </table:table-row>
        <table:table-row table:style-name="ro1">
          <table:table-cell office:value-type="float" office:value="0.0667368328903027" calcext:value-type="float">
            <text:p>0.0667368329</text:p>
          </table:table-cell>
          <table:table-cell table:number-columns-repeated="1023"/>
        </table:table-row>
        <table:table-row table:style-name="ro1">
          <table:table-cell office:value-type="float" office:value="0.0655858837742178" calcext:value-type="float">
            <text:p>0.0655858838</text:p>
          </table:table-cell>
          <table:table-cell table:number-columns-repeated="1023"/>
        </table:table-row>
        <table:table-row table:style-name="ro1">
          <table:table-cell office:value-type="float" office:value="0.0645070830231271" calcext:value-type="float">
            <text:p>0.064507083</text:p>
          </table:table-cell>
          <table:table-cell table:number-columns-repeated="1023"/>
        </table:table-row>
        <table:table-row table:style-name="ro1">
          <table:table-cell office:value-type="float" office:value="0.0636889529333942" calcext:value-type="float">
            <text:p>0.0636889529</text:p>
          </table:table-cell>
          <table:table-cell table:number-columns-repeated="1023"/>
        </table:table-row>
        <table:table-row table:style-name="ro1">
          <table:table-cell office:value-type="float" office:value="0.0626719476235127" calcext:value-type="float">
            <text:p>0.0626719476</text:p>
          </table:table-cell>
          <table:table-cell table:number-columns-repeated="1023"/>
        </table:table-row>
        <table:table-row table:style-name="ro1">
          <table:table-cell office:value-type="float" office:value="0.0617081703226539" calcext:value-type="float">
            <text:p>0.0617081703</text:p>
          </table:table-cell>
          <table:table-cell table:number-columns-repeated="1023"/>
        </table:table-row>
        <table:table-row table:style-name="ro1">
          <table:table-cell office:value-type="float" office:value="0.0608082146632206" calcext:value-type="float">
            <text:p>0.0608082147</text:p>
          </table:table-cell>
          <table:table-cell table:number-columns-repeated="1023"/>
        </table:table-row>
        <table:table-row table:style-name="ro1">
          <table:table-cell office:value-type="float" office:value="0.0599178735183501" calcext:value-type="float">
            <text:p>0.0599178735</text:p>
          </table:table-cell>
          <table:table-cell table:number-columns-repeated="1023"/>
        </table:table-row>
        <table:table-row table:style-name="ro1">
          <table:table-cell office:value-type="float" office:value="0.0591351786119113" calcext:value-type="float">
            <text:p>0.0591351786</text:p>
          </table:table-cell>
          <table:table-cell table:number-columns-repeated="1023"/>
        </table:table-row>
        <table:table-row table:style-name="ro1">
          <table:table-cell office:value-type="float" office:value="0.0583612066282785" calcext:value-type="float">
            <text:p>0.0583612066</text:p>
          </table:table-cell>
          <table:table-cell table:number-columns-repeated="1023"/>
        </table:table-row>
        <table:table-row table:style-name="ro1">
          <table:table-cell office:value-type="float" office:value="0.0575938144801488" calcext:value-type="float">
            <text:p>0.0575938145</text:p>
          </table:table-cell>
          <table:table-cell table:number-columns-repeated="1023"/>
        </table:table-row>
        <table:table-row table:style-name="ro1">
          <table:table-cell office:value-type="float" office:value="0.0569035402034625" calcext:value-type="float">
            <text:p>0.0569035402</text:p>
          </table:table-cell>
          <table:table-cell table:number-columns-repeated="1023"/>
        </table:table-row>
        <table:table-row table:style-name="ro1">
          <table:table-cell office:value-type="float" office:value="0.0562194733560571" calcext:value-type="float">
            <text:p>0.0562194734</text:p>
          </table:table-cell>
          <table:table-cell table:number-columns-repeated="1023"/>
        </table:table-row>
        <table:table-row table:style-name="ro1">
          <table:table-cell office:value-type="float" office:value="0.0555521912231876" calcext:value-type="float">
            <text:p>0.0555521912</text:p>
          </table:table-cell>
          <table:table-cell table:number-columns-repeated="1023"/>
        </table:table-row>
        <table:table-row table:style-name="ro1">
          <table:table-cell office:value-type="float" office:value="0.0549084141452023" calcext:value-type="float">
            <text:p>0.0549084141</text:p>
          </table:table-cell>
          <table:table-cell table:number-columns-repeated="1023"/>
        </table:table-row>
        <table:table-row table:style-name="ro1">
          <table:table-cell office:value-type="float" office:value="0.0542916666879798" calcext:value-type="float">
            <text:p>0.0542916667</text:p>
          </table:table-cell>
          <table:table-cell table:number-columns-repeated="1023"/>
        </table:table-row>
        <table:table-row table:style-name="ro1">
          <table:table-cell office:value-type="float" office:value="0.0536709578022342" calcext:value-type="float">
            <text:p>0.0536709578</text:p>
          </table:table-cell>
          <table:table-cell table:number-columns-repeated="1023"/>
        </table:table-row>
        <table:table-row table:style-name="ro1">
          <table:table-cell office:value-type="float" office:value="0.0530651716055382" calcext:value-type="float">
            <text:p>0.0530651716</text:p>
          </table:table-cell>
          <table:table-cell table:number-columns-repeated="1023"/>
        </table:table-row>
        <table:table-row table:style-name="ro1">
          <table:table-cell office:value-type="float" office:value="0.0525373504032795" calcext:value-type="float">
            <text:p>0.0525373504</text:p>
          </table:table-cell>
          <table:table-cell table:number-columns-repeated="1023"/>
        </table:table-row>
        <table:table-row table:style-name="ro1">
          <table:table-cell office:value-type="float" office:value="0.0520231613815371" calcext:value-type="float">
            <text:p>0.0520231614</text:p>
          </table:table-cell>
          <table:table-cell table:number-columns-repeated="1023"/>
        </table:table-row>
        <table:table-row table:style-name="ro1">
          <table:table-cell office:value-type="float" office:value="0.0515047652511705" calcext:value-type="float">
            <text:p>0.0515047653</text:p>
          </table:table-cell>
          <table:table-cell table:number-columns-repeated="1023"/>
        </table:table-row>
        <table:table-row table:style-name="ro1">
          <table:table-cell office:value-type="float" office:value="0.05103808607718" calcext:value-type="float">
            <text:p>0.0510380861</text:p>
          </table:table-cell>
          <table:table-cell table:number-columns-repeated="1023"/>
        </table:table-row>
        <table:table-row table:style-name="ro1">
          <table:table-cell office:value-type="float" office:value="0.0505520897728213" calcext:value-type="float">
            <text:p>0.0505520898</text:p>
          </table:table-cell>
          <table:table-cell table:number-columns-repeated="1023"/>
        </table:table-row>
        <table:table-row table:style-name="ro1">
          <table:table-cell office:value-type="float" office:value="0.0502423655081918" calcext:value-type="float">
            <text:p>0.0502423655</text:p>
          </table:table-cell>
          <table:table-cell table:number-columns-repeated="1023"/>
        </table:table-row>
        <table:table-row table:style-name="ro1">
          <table:table-cell office:value-type="float" office:value="0.0497831145844763" calcext:value-type="float">
            <text:p>0.0497831146</text:p>
          </table:table-cell>
          <table:table-cell table:number-columns-repeated="1023"/>
        </table:table-row>
        <table:table-row table:style-name="ro1">
          <table:table-cell office:value-type="float" office:value="0.0493323392747448" calcext:value-type="float">
            <text:p>0.0493323393</text:p>
          </table:table-cell>
          <table:table-cell table:number-columns-repeated="1023"/>
        </table:table-row>
        <table:table-row table:style-name="ro1">
          <table:table-cell office:value-type="float" office:value="0.0489131605880934" calcext:value-type="float">
            <text:p>0.0489131606</text:p>
          </table:table-cell>
          <table:table-cell table:number-columns-repeated="1023"/>
        </table:table-row>
        <table:table-row table:style-name="ro1">
          <table:table-cell office:value-type="float" office:value="0.0485209413282591" calcext:value-type="float">
            <text:p>0.0485209413</text:p>
          </table:table-cell>
          <table:table-cell table:number-columns-repeated="1023"/>
        </table:table-row>
        <table:table-row table:style-name="ro1">
          <table:table-cell office:value-type="float" office:value="0.0480931971198427" calcext:value-type="float">
            <text:p>0.048093197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37" calcext:value-type="float">
            <text:p>23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ponent Regulated Si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.3023410590213" calcext:value-type="float">
            <text:p>1.302341059</text:p>
          </table:table-cell>
          <table:table-cell table:number-columns-repeated="1023"/>
        </table:table-row>
        <table:table-row table:style-name="ro1">
          <table:table-cell office:value-type="float" office:value="0.819810558643956" calcext:value-type="float">
            <text:p>0.8198105586</text:p>
          </table:table-cell>
          <table:table-cell table:number-columns-repeated="1023"/>
        </table:table-row>
        <table:table-row table:style-name="ro1">
          <table:table-cell office:value-type="float" office:value="0.622647812067967" calcext:value-type="float">
            <text:p>0.6226478121</text:p>
          </table:table-cell>
          <table:table-cell table:number-columns-repeated="1023"/>
        </table:table-row>
        <table:table-row table:style-name="ro1">
          <table:table-cell office:value-type="float" office:value="0.560594127315687" calcext:value-type="float">
            <text:p>0.5605941273</text:p>
          </table:table-cell>
          <table:table-cell table:number-columns-repeated="1023"/>
        </table:table-row>
        <table:table-row table:style-name="ro1">
          <table:table-cell office:value-type="float" office:value="0.487882266804348" calcext:value-type="float">
            <text:p>0.4878822668</text:p>
          </table:table-cell>
          <table:table-cell table:number-columns-repeated="1023"/>
        </table:table-row>
        <table:table-row table:style-name="ro1">
          <table:table-cell office:value-type="float" office:value="0.419923585289613" calcext:value-type="float">
            <text:p>0.4199235853</text:p>
          </table:table-cell>
          <table:table-cell table:number-columns-repeated="1023"/>
        </table:table-row>
        <table:table-row table:style-name="ro1">
          <table:table-cell office:value-type="float" office:value="0.3728656827546" calcext:value-type="float">
            <text:p>0.3728656828</text:p>
          </table:table-cell>
          <table:table-cell table:number-columns-repeated="1023"/>
        </table:table-row>
        <table:table-row table:style-name="ro1">
          <table:table-cell office:value-type="float" office:value="0.343740431643302" calcext:value-type="float">
            <text:p>0.3437404316</text:p>
          </table:table-cell>
          <table:table-cell table:number-columns-repeated="1023"/>
        </table:table-row>
        <table:table-row table:style-name="ro1">
          <table:table-cell office:value-type="float" office:value="0.32573492026851" calcext:value-type="float">
            <text:p>0.3257349203</text:p>
          </table:table-cell>
          <table:table-cell table:number-columns-repeated="1023"/>
        </table:table-row>
        <table:table-row table:style-name="ro1">
          <table:table-cell office:value-type="float" office:value="0.31185930483668" calcext:value-type="float">
            <text:p>0.3118593048</text:p>
          </table:table-cell>
          <table:table-cell table:number-columns-repeated="1023"/>
        </table:table-row>
        <table:table-row table:style-name="ro1">
          <table:table-cell office:value-type="float" office:value="0.301453233263986" calcext:value-type="float">
            <text:p>0.3014532333</text:p>
          </table:table-cell>
          <table:table-cell table:number-columns-repeated="1023"/>
        </table:table-row>
        <table:table-row table:style-name="ro1">
          <table:table-cell office:value-type="float" office:value="0.29304723390098" calcext:value-type="float">
            <text:p>0.2930472339</text:p>
          </table:table-cell>
          <table:table-cell table:number-columns-repeated="1023"/>
        </table:table-row>
        <table:table-row table:style-name="ro1">
          <table:table-cell office:value-type="float" office:value="0.28604310313979" calcext:value-type="float">
            <text:p>0.2860431031</text:p>
          </table:table-cell>
          <table:table-cell table:number-columns-repeated="1023"/>
        </table:table-row>
        <table:table-row table:style-name="ro1">
          <table:table-cell office:value-type="float" office:value="0.281080161997845" calcext:value-type="float">
            <text:p>0.281080162</text:p>
          </table:table-cell>
          <table:table-cell table:number-columns-repeated="1023"/>
        </table:table-row>
        <table:table-row table:style-name="ro1">
          <table:table-cell office:value-type="float" office:value="0.275067683104971" calcext:value-type="float">
            <text:p>0.2750676831</text:p>
          </table:table-cell>
          <table:table-cell table:number-columns-repeated="1023"/>
        </table:table-row>
        <table:table-row table:style-name="ro1">
          <table:table-cell office:value-type="float" office:value="0.269988701142467" calcext:value-type="float">
            <text:p>0.2699887011</text:p>
          </table:table-cell>
          <table:table-cell table:number-columns-repeated="1023"/>
        </table:table-row>
        <table:table-row table:style-name="ro1">
          <table:table-cell office:value-type="float" office:value="0.265396366392832" calcext:value-type="float">
            <text:p>0.2653963664</text:p>
          </table:table-cell>
          <table:table-cell table:number-columns-repeated="1023"/>
        </table:table-row>
        <table:table-row table:style-name="ro1">
          <table:table-cell office:value-type="float" office:value="0.261311784162768" calcext:value-type="float">
            <text:p>0.2613117842</text:p>
          </table:table-cell>
          <table:table-cell table:number-columns-repeated="1023"/>
        </table:table-row>
        <table:table-row table:style-name="ro1">
          <table:table-cell office:value-type="float" office:value="0.257573057869995" calcext:value-type="float">
            <text:p>0.2575730579</text:p>
          </table:table-cell>
          <table:table-cell table:number-columns-repeated="1023"/>
        </table:table-row>
        <table:table-row table:style-name="ro1">
          <table:table-cell office:value-type="float" office:value="0.255103052007857" calcext:value-type="float">
            <text:p>0.255103052</text:p>
          </table:table-cell>
          <table:table-cell table:number-columns-repeated="1023"/>
        </table:table-row>
        <table:table-row table:style-name="ro1">
          <table:table-cell office:value-type="float" office:value="0.252908476481845" calcext:value-type="float">
            <text:p>0.2529084765</text:p>
          </table:table-cell>
          <table:table-cell table:number-columns-repeated="1023"/>
        </table:table-row>
        <table:table-row table:style-name="ro1">
          <table:table-cell office:value-type="float" office:value="0.250276725326793" calcext:value-type="float">
            <text:p>0.2502767253</text:p>
          </table:table-cell>
          <table:table-cell table:number-columns-repeated="1023"/>
        </table:table-row>
        <table:table-row table:style-name="ro1">
          <table:table-cell office:value-type="float" office:value="0.247815767712511" calcext:value-type="float">
            <text:p>0.2478157677</text:p>
          </table:table-cell>
          <table:table-cell table:number-columns-repeated="1023"/>
        </table:table-row>
        <table:table-row table:style-name="ro1">
          <table:table-cell office:value-type="float" office:value="0.245174655282009" calcext:value-type="float">
            <text:p>0.2451746553</text:p>
          </table:table-cell>
          <table:table-cell table:number-columns-repeated="1023"/>
        </table:table-row>
        <table:table-row table:style-name="ro1">
          <table:table-cell office:value-type="float" office:value="0.24275690204013" calcext:value-type="float">
            <text:p>0.242756902</text:p>
          </table:table-cell>
          <table:table-cell table:number-columns-repeated="1023"/>
        </table:table-row>
        <table:table-row table:style-name="ro1">
          <table:table-cell office:value-type="float" office:value="0.240566251466146" calcext:value-type="float">
            <text:p>0.2405662515</text:p>
          </table:table-cell>
          <table:table-cell table:number-columns-repeated="1023"/>
        </table:table-row>
        <table:table-row table:style-name="ro1">
          <table:table-cell office:value-type="float" office:value="0.23861725913461" calcext:value-type="float">
            <text:p>0.2386172591</text:p>
          </table:table-cell>
          <table:table-cell table:number-columns-repeated="1023"/>
        </table:table-row>
        <table:table-row table:style-name="ro1">
          <table:table-cell office:value-type="float" office:value="0.236761930580368" calcext:value-type="float">
            <text:p>0.2367619306</text:p>
          </table:table-cell>
          <table:table-cell table:number-columns-repeated="1023"/>
        </table:table-row>
        <table:table-row table:style-name="ro1">
          <table:table-cell office:value-type="float" office:value="0.235043898209162" calcext:value-type="float">
            <text:p>0.2350438982</text:p>
          </table:table-cell>
          <table:table-cell table:number-columns-repeated="1023"/>
        </table:table-row>
        <table:table-row table:style-name="ro1">
          <table:table-cell office:value-type="float" office:value="0.233450561906085" calcext:value-type="float">
            <text:p>0.2334505619</text:p>
          </table:table-cell>
          <table:table-cell table:number-columns-repeated="1023"/>
        </table:table-row>
        <table:table-row table:style-name="ro1">
          <table:table-cell office:value-type="float" office:value="0.231976922616411" calcext:value-type="float">
            <text:p>0.2319769226</text:p>
          </table:table-cell>
          <table:table-cell table:number-columns-repeated="1023"/>
        </table:table-row>
        <table:table-row table:style-name="ro1">
          <table:table-cell office:value-type="float" office:value="0.230607388534395" calcext:value-type="float">
            <text:p>0.2306073885</text:p>
          </table:table-cell>
          <table:table-cell table:number-columns-repeated="1023"/>
        </table:table-row>
        <table:table-row table:style-name="ro1">
          <table:table-cell office:value-type="float" office:value="0.229094338886456" calcext:value-type="float">
            <text:p>0.2290943389</text:p>
          </table:table-cell>
          <table:table-cell table:number-columns-repeated="1023"/>
        </table:table-row>
        <table:table-row table:style-name="ro1">
          <table:table-cell office:value-type="float" office:value="0.227738611045004" calcext:value-type="float">
            <text:p>0.227738611</text:p>
          </table:table-cell>
          <table:table-cell table:number-columns-repeated="1023"/>
        </table:table-row>
        <table:table-row table:style-name="ro1">
          <table:table-cell office:value-type="float" office:value="0.226435964915441" calcext:value-type="float">
            <text:p>0.2264359649</text:p>
          </table:table-cell>
          <table:table-cell table:number-columns-repeated="1023"/>
        </table:table-row>
        <table:table-row table:style-name="ro1">
          <table:table-cell office:value-type="float" office:value="0.225307877622821" calcext:value-type="float">
            <text:p>0.2253078776</text:p>
          </table:table-cell>
          <table:table-cell table:number-columns-repeated="1023"/>
        </table:table-row>
        <table:table-row table:style-name="ro1">
          <table:table-cell office:value-type="float" office:value="0.224089091472679" calcext:value-type="float">
            <text:p>0.2240890915</text:p>
          </table:table-cell>
          <table:table-cell table:number-columns-repeated="1023"/>
        </table:table-row>
        <table:table-row table:style-name="ro1">
          <table:table-cell office:value-type="float" office:value="0.222958662599531" calcext:value-type="float">
            <text:p>0.2229586626</text:p>
          </table:table-cell>
          <table:table-cell table:number-columns-repeated="1023"/>
        </table:table-row>
        <table:table-row table:style-name="ro1">
          <table:table-cell office:value-type="float" office:value="0.221782372791713" calcext:value-type="float">
            <text:p>0.2217823728</text:p>
          </table:table-cell>
          <table:table-cell table:number-columns-repeated="1023"/>
        </table:table-row>
        <table:table-row table:style-name="ro1">
          <table:table-cell office:value-type="float" office:value="0.220771894953175" calcext:value-type="float">
            <text:p>0.220771895</text:p>
          </table:table-cell>
          <table:table-cell table:number-columns-repeated="1023"/>
        </table:table-row>
        <table:table-row table:style-name="ro1">
          <table:table-cell office:value-type="float" office:value="0.219644049009496" calcext:value-type="float">
            <text:p>0.219644049</text:p>
          </table:table-cell>
          <table:table-cell table:number-columns-repeated="1023"/>
        </table:table-row>
        <table:table-row table:style-name="ro1">
          <table:table-cell office:value-type="float" office:value="0.21865929560203" calcext:value-type="float">
            <text:p>0.2186592956</text:p>
          </table:table-cell>
          <table:table-cell table:number-columns-repeated="1023"/>
        </table:table-row>
        <table:table-row table:style-name="ro1">
          <table:table-cell office:value-type="float" office:value="0.217580436624949" calcext:value-type="float">
            <text:p>0.2175804366</text:p>
          </table:table-cell>
          <table:table-cell table:number-columns-repeated="1023"/>
        </table:table-row>
        <table:table-row table:style-name="ro1">
          <table:table-cell office:value-type="float" office:value="0.216559070394289" calcext:value-type="float">
            <text:p>0.2165590704</text:p>
          </table:table-cell>
          <table:table-cell table:number-columns-repeated="1023"/>
        </table:table-row>
        <table:table-row table:style-name="ro1">
          <table:table-cell office:value-type="float" office:value="0.215569082999087" calcext:value-type="float">
            <text:p>0.215569083</text:p>
          </table:table-cell>
          <table:table-cell table:number-columns-repeated="1023"/>
        </table:table-row>
        <table:table-row table:style-name="ro1">
          <table:table-cell office:value-type="float" office:value="0.214707721745422" calcext:value-type="float">
            <text:p>0.2147077217</text:p>
          </table:table-cell>
          <table:table-cell table:number-columns-repeated="1023"/>
        </table:table-row>
        <table:table-row table:style-name="ro1">
          <table:table-cell office:value-type="float" office:value="0.213724462380964" calcext:value-type="float">
            <text:p>0.2137244624</text:p>
          </table:table-cell>
          <table:table-cell table:number-columns-repeated="1023"/>
        </table:table-row>
        <table:table-row table:style-name="ro1">
          <table:table-cell office:value-type="float" office:value="0.212868510675445" calcext:value-type="float">
            <text:p>0.2128685107</text:p>
          </table:table-cell>
          <table:table-cell table:number-columns-repeated="1023"/>
        </table:table-row>
        <table:table-row table:style-name="ro1">
          <table:table-cell office:value-type="float" office:value="0.211922667770872" calcext:value-type="float">
            <text:p>0.2119226678</text:p>
          </table:table-cell>
          <table:table-cell table:number-columns-repeated="1023"/>
        </table:table-row>
        <table:table-row table:style-name="ro1">
          <table:table-cell office:value-type="float" office:value="0.211139925005776" calcext:value-type="float">
            <text:p>0.211139925</text:p>
          </table:table-cell>
          <table:table-cell table:number-columns-repeated="1023"/>
        </table:table-row>
        <table:table-row table:style-name="ro1">
          <table:table-cell office:value-type="float" office:value="0.210319232423149" calcext:value-type="float">
            <text:p>0.2103192324</text:p>
          </table:table-cell>
          <table:table-cell table:number-columns-repeated="1023"/>
        </table:table-row>
        <table:table-row table:style-name="ro1">
          <table:table-cell office:value-type="float" office:value="0.209502233489682" calcext:value-type="float">
            <text:p>0.2095022335</text:p>
          </table:table-cell>
          <table:table-cell table:number-columns-repeated="1023"/>
        </table:table-row>
        <table:table-row table:style-name="ro1">
          <table:table-cell office:value-type="float" office:value="0.2087659237522" calcext:value-type="float">
            <text:p>0.2087659238</text:p>
          </table:table-cell>
          <table:table-cell table:number-columns-repeated="1023"/>
        </table:table-row>
        <table:table-row table:style-name="ro1">
          <table:table-cell office:value-type="float" office:value="0.208048981065544" calcext:value-type="float">
            <text:p>0.2080489811</text:p>
          </table:table-cell>
          <table:table-cell table:number-columns-repeated="1023"/>
        </table:table-row>
        <table:table-row table:style-name="ro1">
          <table:table-cell office:value-type="float" office:value="0.207366444599703" calcext:value-type="float">
            <text:p>0.2073664446</text:p>
          </table:table-cell>
          <table:table-cell table:number-columns-repeated="1023"/>
        </table:table-row>
        <table:table-row table:style-name="ro1">
          <table:table-cell office:value-type="float" office:value="0.206954574327023" calcext:value-type="float">
            <text:p>0.2069545743</text:p>
          </table:table-cell>
          <table:table-cell table:number-columns-repeated="1023"/>
        </table:table-row>
        <table:table-row table:style-name="ro1">
          <table:table-cell office:value-type="float" office:value="0.206388347206605" calcext:value-type="float">
            <text:p>0.2063883472</text:p>
          </table:table-cell>
          <table:table-cell table:number-columns-repeated="1023"/>
        </table:table-row>
        <table:table-row table:style-name="ro1">
          <table:table-cell office:value-type="float" office:value="0.205781648841045" calcext:value-type="float">
            <text:p>0.2057816488</text:p>
          </table:table-cell>
          <table:table-cell table:number-columns-repeated="1023"/>
        </table:table-row>
        <table:table-row table:style-name="ro1">
          <table:table-cell office:value-type="float" office:value="0.205250967396291" calcext:value-type="float">
            <text:p>0.2052509674</text:p>
          </table:table-cell>
          <table:table-cell table:number-columns-repeated="1023"/>
        </table:table-row>
        <table:table-row table:style-name="ro1">
          <table:table-cell office:value-type="float" office:value="0.204820198195529" calcext:value-type="float">
            <text:p>0.20482019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89" calcext:value-type="float">
            <text:p>28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ponent Regulated Si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.33699655513897" calcext:value-type="float">
            <text:p>1.3369965551</text:p>
          </table:table-cell>
          <table:table-cell table:number-columns-repeated="1023"/>
        </table:table-row>
        <table:table-row table:style-name="ro1">
          <table:table-cell office:value-type="float" office:value="0.919384623204331" calcext:value-type="float">
            <text:p>0.9193846232</text:p>
          </table:table-cell>
          <table:table-cell table:number-columns-repeated="1023"/>
        </table:table-row>
        <table:table-row table:style-name="ro1">
          <table:table-cell office:value-type="float" office:value="0.685489170312382" calcext:value-type="float">
            <text:p>0.6854891703</text:p>
          </table:table-cell>
          <table:table-cell table:number-columns-repeated="1023"/>
        </table:table-row>
        <table:table-row table:style-name="ro1">
          <table:table-cell office:value-type="float" office:value="0.575209136851086" calcext:value-type="float">
            <text:p>0.5752091369</text:p>
          </table:table-cell>
          <table:table-cell table:number-columns-repeated="1023"/>
        </table:table-row>
        <table:table-row table:style-name="ro1">
          <table:table-cell office:value-type="float" office:value="0.47889179731451" calcext:value-type="float">
            <text:p>0.4788917973</text:p>
          </table:table-cell>
          <table:table-cell table:number-columns-repeated="1023"/>
        </table:table-row>
        <table:table-row table:style-name="ro1">
          <table:table-cell office:value-type="float" office:value="0.388267307626874" calcext:value-type="float">
            <text:p>0.3882673076</text:p>
          </table:table-cell>
          <table:table-cell table:number-columns-repeated="1023"/>
        </table:table-row>
        <table:table-row table:style-name="ro1">
          <table:table-cell office:value-type="float" office:value="0.344661360583412" calcext:value-type="float">
            <text:p>0.3446613606</text:p>
          </table:table-cell>
          <table:table-cell table:number-columns-repeated="1023"/>
        </table:table-row>
        <table:table-row table:style-name="ro1">
          <table:table-cell office:value-type="float" office:value="0.324784929996437" calcext:value-type="float">
            <text:p>0.32478493</text:p>
          </table:table-cell>
          <table:table-cell table:number-columns-repeated="1023"/>
        </table:table-row>
        <table:table-row table:style-name="ro1">
          <table:table-cell office:value-type="float" office:value="0.309925573588758" calcext:value-type="float">
            <text:p>0.3099255736</text:p>
          </table:table-cell>
          <table:table-cell table:number-columns-repeated="1023"/>
        </table:table-row>
        <table:table-row table:style-name="ro1">
          <table:table-cell office:value-type="float" office:value="0.291826315054941" calcext:value-type="float">
            <text:p>0.2918263151</text:p>
          </table:table-cell>
          <table:table-cell table:number-columns-repeated="1023"/>
        </table:table-row>
        <table:table-row table:style-name="ro1">
          <table:table-cell office:value-type="float" office:value="0.276215346037" calcext:value-type="float">
            <text:p>0.276215346</text:p>
          </table:table-cell>
          <table:table-cell table:number-columns-repeated="1023"/>
        </table:table-row>
        <table:table-row table:style-name="ro1">
          <table:table-cell office:value-type="float" office:value="0.263651418301022" calcext:value-type="float">
            <text:p>0.2636514183</text:p>
          </table:table-cell>
          <table:table-cell table:number-columns-repeated="1023"/>
        </table:table-row>
        <table:table-row table:style-name="ro1">
          <table:table-cell office:value-type="float" office:value="0.253436843427335" calcext:value-type="float">
            <text:p>0.2534368434</text:p>
          </table:table-cell>
          <table:table-cell table:number-columns-repeated="1023"/>
        </table:table-row>
        <table:table-row table:style-name="ro1">
          <table:table-cell office:value-type="float" office:value="0.247013587121935" calcext:value-type="float">
            <text:p>0.2470135871</text:p>
          </table:table-cell>
          <table:table-cell table:number-columns-repeated="1023"/>
        </table:table-row>
        <table:table-row table:style-name="ro1">
          <table:table-cell office:value-type="float" office:value="0.240149686179273" calcext:value-type="float">
            <text:p>0.2401496862</text:p>
          </table:table-cell>
          <table:table-cell table:number-columns-repeated="1023"/>
        </table:table-row>
        <table:table-row table:style-name="ro1">
          <table:table-cell office:value-type="float" office:value="0.233960507948648" calcext:value-type="float">
            <text:p>0.2339605079</text:p>
          </table:table-cell>
          <table:table-cell table:number-columns-repeated="1023"/>
        </table:table-row>
        <table:table-row table:style-name="ro1">
          <table:table-cell office:value-type="float" office:value="0.228834901150249" calcext:value-type="float">
            <text:p>0.2288349012</text:p>
          </table:table-cell>
          <table:table-cell table:number-columns-repeated="1023"/>
        </table:table-row>
        <table:table-row table:style-name="ro1">
          <table:table-cell office:value-type="float" office:value="0.224141018152322" calcext:value-type="float">
            <text:p>0.2241410182</text:p>
          </table:table-cell>
          <table:table-cell table:number-columns-repeated="1023"/>
        </table:table-row>
        <table:table-row table:style-name="ro1">
          <table:table-cell office:value-type="float" office:value="0.219907489736761" calcext:value-type="float">
            <text:p>0.2199074897</text:p>
          </table:table-cell>
          <table:table-cell table:number-columns-repeated="1023"/>
        </table:table-row>
        <table:table-row table:style-name="ro1">
          <table:table-cell office:value-type="float" office:value="0.216967429943206" calcext:value-type="float">
            <text:p>0.2169674299</text:p>
          </table:table-cell>
          <table:table-cell table:number-columns-repeated="1023"/>
        </table:table-row>
        <table:table-row table:style-name="ro1">
          <table:table-cell office:value-type="float" office:value="0.213434301885679" calcext:value-type="float">
            <text:p>0.2134343019</text:p>
          </table:table-cell>
          <table:table-cell table:number-columns-repeated="1023"/>
        </table:table-row>
        <table:table-row table:style-name="ro1">
          <table:table-cell office:value-type="float" office:value="0.210359433978573" calcext:value-type="float">
            <text:p>0.210359434</text:p>
          </table:table-cell>
          <table:table-cell table:number-columns-repeated="1023"/>
        </table:table-row>
        <table:table-row table:style-name="ro1">
          <table:table-cell office:value-type="float" office:value="0.207399613840578" calcext:value-type="float">
            <text:p>0.2073996138</text:p>
          </table:table-cell>
          <table:table-cell table:number-columns-repeated="1023"/>
        </table:table-row>
        <table:table-row table:style-name="ro1">
          <table:table-cell office:value-type="float" office:value="0.204733348359648" calcext:value-type="float">
            <text:p>0.2047333484</text:p>
          </table:table-cell>
          <table:table-cell table:number-columns-repeated="1023"/>
        </table:table-row>
        <table:table-row table:style-name="ro1">
          <table:table-cell office:value-type="float" office:value="0.20210601981368" calcext:value-type="float">
            <text:p>0.2021060198</text:p>
          </table:table-cell>
          <table:table-cell table:number-columns-repeated="1023"/>
        </table:table-row>
        <table:table-row table:style-name="ro1">
          <table:table-cell office:value-type="float" office:value="0.199692316503461" calcext:value-type="float">
            <text:p>0.1996923165</text:p>
          </table:table-cell>
          <table:table-cell table:number-columns-repeated="1023"/>
        </table:table-row>
        <table:table-row table:style-name="ro1">
          <table:table-cell office:value-type="float" office:value="0.197555053061803" calcext:value-type="float">
            <text:p>0.1975550531</text:p>
          </table:table-cell>
          <table:table-cell table:number-columns-repeated="1023"/>
        </table:table-row>
        <table:table-row table:style-name="ro1">
          <table:table-cell office:value-type="float" office:value="0.195823140593082" calcext:value-type="float">
            <text:p>0.1958231406</text:p>
          </table:table-cell>
          <table:table-cell table:number-columns-repeated="1023"/>
        </table:table-row>
        <table:table-row table:style-name="ro1">
          <table:table-cell office:value-type="float" office:value="0.194208838000164" calcext:value-type="float">
            <text:p>0.194208838</text:p>
          </table:table-cell>
          <table:table-cell table:number-columns-repeated="1023"/>
        </table:table-row>
        <table:table-row table:style-name="ro1">
          <table:table-cell office:value-type="float" office:value="0.19227737609426" calcext:value-type="float">
            <text:p>0.1922773761</text:p>
          </table:table-cell>
          <table:table-cell table:number-columns-repeated="1023"/>
        </table:table-row>
        <table:table-row table:style-name="ro1">
          <table:table-cell office:value-type="float" office:value="0.190485498080613" calcext:value-type="float">
            <text:p>0.1904854981</text:p>
          </table:table-cell>
          <table:table-cell table:number-columns-repeated="1023"/>
        </table:table-row>
        <table:table-row table:style-name="ro1">
          <table:table-cell office:value-type="float" office:value="0.189093598378368" calcext:value-type="float">
            <text:p>0.1890935984</text:p>
          </table:table-cell>
          <table:table-cell table:number-columns-repeated="1023"/>
        </table:table-row>
        <table:table-row table:style-name="ro1">
          <table:table-cell office:value-type="float" office:value="0.187447367561479" calcext:value-type="float">
            <text:p>0.1874473676</text:p>
          </table:table-cell>
          <table:table-cell table:number-columns-repeated="1023"/>
        </table:table-row>
        <table:table-row table:style-name="ro1">
          <table:table-cell office:value-type="float" office:value="0.185757139273401" calcext:value-type="float">
            <text:p>0.1857571393</text:p>
          </table:table-cell>
          <table:table-cell table:number-columns-repeated="1023"/>
        </table:table-row>
        <table:table-row table:style-name="ro1">
          <table:table-cell office:value-type="float" office:value="0.184248057876172" calcext:value-type="float">
            <text:p>0.1842480579</text:p>
          </table:table-cell>
          <table:table-cell table:number-columns-repeated="1023"/>
        </table:table-row>
        <table:table-row table:style-name="ro1">
          <table:table-cell office:value-type="float" office:value="0.182764030872971" calcext:value-type="float">
            <text:p>0.1827640309</text:p>
          </table:table-cell>
          <table:table-cell table:number-columns-repeated="1023"/>
        </table:table-row>
        <table:table-row table:style-name="ro1">
          <table:table-cell office:value-type="float" office:value="0.18137428346012" calcext:value-type="float">
            <text:p>0.1813742835</text:p>
          </table:table-cell>
          <table:table-cell table:number-columns-repeated="1023"/>
        </table:table-row>
        <table:table-row table:style-name="ro1">
          <table:table-cell office:value-type="float" office:value="0.180068184844842" calcext:value-type="float">
            <text:p>0.1800681848</text:p>
          </table:table-cell>
          <table:table-cell table:number-columns-repeated="1023"/>
        </table:table-row>
        <table:table-row table:style-name="ro1">
          <table:table-cell office:value-type="float" office:value="0.178728763308282" calcext:value-type="float">
            <text:p>0.1787287633</text:p>
          </table:table-cell>
          <table:table-cell table:number-columns-repeated="1023"/>
        </table:table-row>
        <table:table-row table:style-name="ro1">
          <table:table-cell office:value-type="float" office:value="0.177507522887129" calcext:value-type="float">
            <text:p>0.1775075229</text:p>
          </table:table-cell>
          <table:table-cell table:number-columns-repeated="1023"/>
        </table:table-row>
        <table:table-row table:style-name="ro1">
          <table:table-cell office:value-type="float" office:value="0.176317207110577" calcext:value-type="float">
            <text:p>0.1763172071</text:p>
          </table:table-cell>
          <table:table-cell table:number-columns-repeated="1023"/>
        </table:table-row>
        <table:table-row table:style-name="ro1">
          <table:table-cell office:value-type="float" office:value="0.17541473450064" calcext:value-type="float">
            <text:p>0.1754147345</text:p>
          </table:table-cell>
          <table:table-cell table:number-columns-repeated="1023"/>
        </table:table-row>
        <table:table-row table:style-name="ro1">
          <table:table-cell office:value-type="float" office:value="0.174289126828274" calcext:value-type="float">
            <text:p>0.1742891268</text:p>
          </table:table-cell>
          <table:table-cell table:number-columns-repeated="1023"/>
        </table:table-row>
        <table:table-row table:style-name="ro1">
          <table:table-cell office:value-type="float" office:value="0.173263884000858" calcext:value-type="float">
            <text:p>0.173263884</text:p>
          </table:table-cell>
          <table:table-cell table:number-columns-repeated="1023"/>
        </table:table-row>
        <table:table-row table:style-name="ro1">
          <table:table-cell office:value-type="float" office:value="0.172149181675307" calcext:value-type="float">
            <text:p>0.1721491817</text:p>
          </table:table-cell>
          <table:table-cell table:number-columns-repeated="1023"/>
        </table:table-row>
        <table:table-row table:style-name="ro1">
          <table:table-cell office:value-type="float" office:value="0.171366752041291" calcext:value-type="float">
            <text:p>0.171366752</text:p>
          </table:table-cell>
          <table:table-cell table:number-columns-repeated="1023"/>
        </table:table-row>
        <table:table-row table:style-name="ro1">
          <table:table-cell office:value-type="float" office:value="0.170617093904504" calcext:value-type="float">
            <text:p>0.1706170939</text:p>
          </table:table-cell>
          <table:table-cell table:number-columns-repeated="1023"/>
        </table:table-row>
        <table:table-row table:style-name="ro1">
          <table:table-cell office:value-type="float" office:value="0.169699497484737" calcext:value-type="float">
            <text:p>0.1696994975</text:p>
          </table:table-cell>
          <table:table-cell table:number-columns-repeated="1023"/>
        </table:table-row>
        <table:table-row table:style-name="ro1">
          <table:table-cell office:value-type="float" office:value="0.168775573630505" calcext:value-type="float">
            <text:p>0.1687755736</text:p>
          </table:table-cell>
          <table:table-cell table:number-columns-repeated="1023"/>
        </table:table-row>
        <table:table-row table:style-name="ro1">
          <table:table-cell office:value-type="float" office:value="0.167944463117826" calcext:value-type="float">
            <text:p>0.1679444631</text:p>
          </table:table-cell>
          <table:table-cell table:number-columns-repeated="1023"/>
        </table:table-row>
        <table:table-row table:style-name="ro1">
          <table:table-cell office:value-type="float" office:value="0.167064327578149" calcext:value-type="float">
            <text:p>0.1670643276</text:p>
          </table:table-cell>
          <table:table-cell table:number-columns-repeated="1023"/>
        </table:table-row>
        <table:table-row table:style-name="ro1">
          <table:table-cell office:value-type="float" office:value="0.166256763783773" calcext:value-type="float">
            <text:p>0.1662567638</text:p>
          </table:table-cell>
          <table:table-cell table:number-columns-repeated="1023"/>
        </table:table-row>
        <table:table-row table:style-name="ro1">
          <table:table-cell office:value-type="float" office:value="0.165468969082682" calcext:value-type="float">
            <text:p>0.1654689691</text:p>
          </table:table-cell>
          <table:table-cell table:number-columns-repeated="1023"/>
        </table:table-row>
        <table:table-row table:style-name="ro1">
          <table:table-cell office:value-type="float" office:value="0.164759583930547" calcext:value-type="float">
            <text:p>0.1647595839</text:p>
          </table:table-cell>
          <table:table-cell table:number-columns-repeated="1023"/>
        </table:table-row>
        <table:table-row table:style-name="ro1">
          <table:table-cell office:value-type="float" office:value="0.164046883177033" calcext:value-type="float">
            <text:p>0.1640468832</text:p>
          </table:table-cell>
          <table:table-cell table:number-columns-repeated="1023"/>
        </table:table-row>
        <table:table-row table:style-name="ro1">
          <table:table-cell office:value-type="float" office:value="0.163388119192233" calcext:value-type="float">
            <text:p>0.1633881192</text:p>
          </table:table-cell>
          <table:table-cell table:number-columns-repeated="1023"/>
        </table:table-row>
        <table:table-row table:style-name="ro1">
          <table:table-cell office:value-type="float" office:value="0.162746254175311" calcext:value-type="float">
            <text:p>0.1627462542</text:p>
          </table:table-cell>
          <table:table-cell table:number-columns-repeated="1023"/>
        </table:table-row>
        <table:table-row table:style-name="ro1">
          <table:table-cell office:value-type="float" office:value="0.162135369036901" calcext:value-type="float">
            <text:p>0.162135369</text:p>
          </table:table-cell>
          <table:table-cell table:number-columns-repeated="1023"/>
        </table:table-row>
        <table:table-row table:style-name="ro1">
          <table:table-cell office:value-type="float" office:value="0.161547436867292" calcext:value-type="float">
            <text:p>0.1615474369</text:p>
          </table:table-cell>
          <table:table-cell table:number-columns-repeated="1023"/>
        </table:table-row>
        <table:table-row table:style-name="ro1">
          <table:table-cell office:value-type="float" office:value="0.160997950208046" calcext:value-type="float">
            <text:p>0.16099795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84" calcext:value-type="float">
            <text:p>28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ponent Regulated Sin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.25300560423555" calcext:value-type="float">
            <text:p>1.2530056042</text:p>
          </table:table-cell>
          <table:table-cell table:number-columns-repeated="1023"/>
        </table:table-row>
        <table:table-row table:style-name="ro1">
          <table:table-cell office:value-type="float" office:value="0.74472056184735" calcext:value-type="float">
            <text:p>0.7447205618</text:p>
          </table:table-cell>
          <table:table-cell table:number-columns-repeated="1023"/>
        </table:table-row>
        <table:table-row table:style-name="ro1">
          <table:table-cell office:value-type="float" office:value="0.558409480157745" calcext:value-type="float">
            <text:p>0.5584094802</text:p>
          </table:table-cell>
          <table:table-cell table:number-columns-repeated="1023"/>
        </table:table-row>
        <table:table-row table:style-name="ro1">
          <table:table-cell office:value-type="float" office:value="0.450764314100399" calcext:value-type="float">
            <text:p>0.4507643141</text:p>
          </table:table-cell>
          <table:table-cell table:number-columns-repeated="1023"/>
        </table:table-row>
        <table:table-row table:style-name="ro1">
          <table:table-cell office:value-type="float" office:value="0.347293069049264" calcext:value-type="float">
            <text:p>0.347293069</text:p>
          </table:table-cell>
          <table:table-cell table:number-columns-repeated="1023"/>
        </table:table-row>
        <table:table-row table:style-name="ro1">
          <table:table-cell office:value-type="float" office:value="0.297280598769743" calcext:value-type="float">
            <text:p>0.2972805988</text:p>
          </table:table-cell>
          <table:table-cell table:number-columns-repeated="1023"/>
        </table:table-row>
        <table:table-row table:style-name="ro1">
          <table:table-cell office:value-type="float" office:value="0.267598885877958" calcext:value-type="float">
            <text:p>0.2675988859</text:p>
          </table:table-cell>
          <table:table-cell table:number-columns-repeated="1023"/>
        </table:table-row>
        <table:table-row table:style-name="ro1">
          <table:table-cell office:value-type="float" office:value="0.24765721095886" calcext:value-type="float">
            <text:p>0.247657211</text:p>
          </table:table-cell>
          <table:table-cell table:number-columns-repeated="1023"/>
        </table:table-row>
        <table:table-row table:style-name="ro1">
          <table:table-cell office:value-type="float" office:value="0.234005147720602" calcext:value-type="float">
            <text:p>0.2340051477</text:p>
          </table:table-cell>
          <table:table-cell table:number-columns-repeated="1023"/>
        </table:table-row>
        <table:table-row table:style-name="ro1">
          <table:table-cell office:value-type="float" office:value="0.223797515612839" calcext:value-type="float">
            <text:p>0.2237975156</text:p>
          </table:table-cell>
          <table:table-cell table:number-columns-repeated="1023"/>
        </table:table-row>
        <table:table-row table:style-name="ro1">
          <table:table-cell office:value-type="float" office:value="0.215970950470321" calcext:value-type="float">
            <text:p>0.2159709505</text:p>
          </table:table-cell>
          <table:table-cell table:number-columns-repeated="1023"/>
        </table:table-row>
        <table:table-row table:style-name="ro1">
          <table:table-cell office:value-type="float" office:value="0.209592280636991" calcext:value-type="float">
            <text:p>0.2095922806</text:p>
          </table:table-cell>
          <table:table-cell table:number-columns-repeated="1023"/>
        </table:table-row>
        <table:table-row table:style-name="ro1">
          <table:table-cell office:value-type="float" office:value="0.20379542202144" calcext:value-type="float">
            <text:p>0.203795422</text:p>
          </table:table-cell>
          <table:table-cell table:number-columns-repeated="1023"/>
        </table:table-row>
        <table:table-row table:style-name="ro1">
          <table:table-cell office:value-type="float" office:value="0.199117404742074" calcext:value-type="float">
            <text:p>0.1991174047</text:p>
          </table:table-cell>
          <table:table-cell table:number-columns-repeated="1023"/>
        </table:table-row>
        <table:table-row table:style-name="ro1">
          <table:table-cell office:value-type="float" office:value="0.195219943320089" calcext:value-type="float">
            <text:p>0.1952199433</text:p>
          </table:table-cell>
          <table:table-cell table:number-columns-repeated="1023"/>
        </table:table-row>
        <table:table-row table:style-name="ro1">
          <table:table-cell office:value-type="float" office:value="0.191613664670508" calcext:value-type="float">
            <text:p>0.1916136647</text:p>
          </table:table-cell>
          <table:table-cell table:number-columns-repeated="1023"/>
        </table:table-row>
        <table:table-row table:style-name="ro1">
          <table:table-cell office:value-type="float" office:value="0.18847577684559" calcext:value-type="float">
            <text:p>0.1884757768</text:p>
          </table:table-cell>
          <table:table-cell table:number-columns-repeated="1023"/>
        </table:table-row>
        <table:table-row table:style-name="ro1">
          <table:table-cell office:value-type="float" office:value="0.185763737904241" calcext:value-type="float">
            <text:p>0.1857637379</text:p>
          </table:table-cell>
          <table:table-cell table:number-columns-repeated="1023"/>
        </table:table-row>
        <table:table-row table:style-name="ro1">
          <table:table-cell office:value-type="float" office:value="0.18316233394587" calcext:value-type="float">
            <text:p>0.1831623339</text:p>
          </table:table-cell>
          <table:table-cell table:number-columns-repeated="1023"/>
        </table:table-row>
        <table:table-row table:style-name="ro1">
          <table:table-cell office:value-type="float" office:value="0.180852112873794" calcext:value-type="float">
            <text:p>0.1808521129</text:p>
          </table:table-cell>
          <table:table-cell table:number-columns-repeated="1023"/>
        </table:table-row>
        <table:table-row table:style-name="ro1">
          <table:table-cell office:value-type="float" office:value="0.17884332365984" calcext:value-type="float">
            <text:p>0.1788433237</text:p>
          </table:table-cell>
          <table:table-cell table:number-columns-repeated="1023"/>
        </table:table-row>
        <table:table-row table:style-name="ro1">
          <table:table-cell office:value-type="float" office:value="0.176836651621229" calcext:value-type="float">
            <text:p>0.1768366516</text:p>
          </table:table-cell>
          <table:table-cell table:number-columns-repeated="1023"/>
        </table:table-row>
        <table:table-row table:style-name="ro1">
          <table:table-cell office:value-type="float" office:value="0.175059066085376" calcext:value-type="float">
            <text:p>0.1750590661</text:p>
          </table:table-cell>
          <table:table-cell table:number-columns-repeated="1023"/>
        </table:table-row>
        <table:table-row table:style-name="ro1">
          <table:table-cell office:value-type="float" office:value="0.173277779175814" calcext:value-type="float">
            <text:p>0.1732777792</text:p>
          </table:table-cell>
          <table:table-cell table:number-columns-repeated="1023"/>
        </table:table-row>
        <table:table-row table:style-name="ro1">
          <table:table-cell office:value-type="float" office:value="0.17173257368784" calcext:value-type="float">
            <text:p>0.1717325737</text:p>
          </table:table-cell>
          <table:table-cell table:number-columns-repeated="1023"/>
        </table:table-row>
        <table:table-row table:style-name="ro1">
          <table:table-cell office:value-type="float" office:value="0.170168584634149" calcext:value-type="float">
            <text:p>0.1701685846</text:p>
          </table:table-cell>
          <table:table-cell table:number-columns-repeated="1023"/>
        </table:table-row>
        <table:table-row table:style-name="ro1">
          <table:table-cell office:value-type="float" office:value="0.168651241564113" calcext:value-type="float">
            <text:p>0.1686512416</text:p>
          </table:table-cell>
          <table:table-cell table:number-columns-repeated="1023"/>
        </table:table-row>
        <table:table-row table:style-name="ro1">
          <table:table-cell office:value-type="float" office:value="0.16732060005318" calcext:value-type="float">
            <text:p>0.1673206001</text:p>
          </table:table-cell>
          <table:table-cell table:number-columns-repeated="1023"/>
        </table:table-row>
        <table:table-row table:style-name="ro1">
          <table:table-cell office:value-type="float" office:value="0.165955763567466" calcext:value-type="float">
            <text:p>0.1659557636</text:p>
          </table:table-cell>
          <table:table-cell table:number-columns-repeated="1023"/>
        </table:table-row>
        <table:table-row table:style-name="ro1">
          <table:table-cell office:value-type="float" office:value="0.164679263325218" calcext:value-type="float">
            <text:p>0.1646792633</text:p>
          </table:table-cell>
          <table:table-cell table:number-columns-repeated="1023"/>
        </table:table-row>
        <table:table-row table:style-name="ro1">
          <table:table-cell office:value-type="float" office:value="0.163469959731099" calcext:value-type="float">
            <text:p>0.1634699597</text:p>
          </table:table-cell>
          <table:table-cell table:number-columns-repeated="1023"/>
        </table:table-row>
        <table:table-row table:style-name="ro1">
          <table:table-cell office:value-type="float" office:value="0.162354519103344" calcext:value-type="float">
            <text:p>0.1623545191</text:p>
          </table:table-cell>
          <table:table-cell table:number-columns-repeated="1023"/>
        </table:table-row>
        <table:table-row table:style-name="ro1">
          <table:table-cell office:value-type="float" office:value="0.161214594067873" calcext:value-type="float">
            <text:p>0.1612145941</text:p>
          </table:table-cell>
          <table:table-cell table:number-columns-repeated="1023"/>
        </table:table-row>
        <table:table-row table:style-name="ro1">
          <table:table-cell office:value-type="float" office:value="0.16021867338828" calcext:value-type="float">
            <text:p>0.1602186734</text:p>
          </table:table-cell>
          <table:table-cell table:number-columns-repeated="1023"/>
        </table:table-row>
        <table:table-row table:style-name="ro1">
          <table:table-cell office:value-type="float" office:value="0.159301516414591" calcext:value-type="float">
            <text:p>0.1593015164</text:p>
          </table:table-cell>
          <table:table-cell table:number-columns-repeated="1023"/>
        </table:table-row>
        <table:table-row table:style-name="ro1">
          <table:table-cell office:value-type="float" office:value="0.158358782283828" calcext:value-type="float">
            <text:p>0.1583587823</text:p>
          </table:table-cell>
          <table:table-cell table:number-columns-repeated="1023"/>
        </table:table-row>
        <table:table-row table:style-name="ro1">
          <table:table-cell office:value-type="float" office:value="0.157500416542677" calcext:value-type="float">
            <text:p>0.1575004165</text:p>
          </table:table-cell>
          <table:table-cell table:number-columns-repeated="1023"/>
        </table:table-row>
        <table:table-row table:style-name="ro1">
          <table:table-cell office:value-type="float" office:value="0.156650791793278" calcext:value-type="float">
            <text:p>0.1566507918</text:p>
          </table:table-cell>
          <table:table-cell table:number-columns-repeated="1023"/>
        </table:table-row>
        <table:table-row table:style-name="ro1">
          <table:table-cell office:value-type="float" office:value="0.155791951735074" calcext:value-type="float">
            <text:p>0.1557919517</text:p>
          </table:table-cell>
          <table:table-cell table:number-columns-repeated="1023"/>
        </table:table-row>
        <table:table-row table:style-name="ro1">
          <table:table-cell office:value-type="float" office:value="0.155012590719742" calcext:value-type="float">
            <text:p>0.1550125907</text:p>
          </table:table-cell>
          <table:table-cell table:number-columns-repeated="1023"/>
        </table:table-row>
        <table:table-row table:style-name="ro1">
          <table:table-cell office:value-type="float" office:value="0.154190828348497" calcext:value-type="float">
            <text:p>0.1541908283</text:p>
          </table:table-cell>
          <table:table-cell table:number-columns-repeated="1023"/>
        </table:table-row>
        <table:table-row table:style-name="ro1">
          <table:table-cell office:value-type="float" office:value="0.153450932996587" calcext:value-type="float">
            <text:p>0.153450933</text:p>
          </table:table-cell>
          <table:table-cell table:number-columns-repeated="1023"/>
        </table:table-row>
        <table:table-row table:style-name="ro1">
          <table:table-cell office:value-type="float" office:value="0.152749672043548" calcext:value-type="float">
            <text:p>0.152749672</text:p>
          </table:table-cell>
          <table:table-cell table:number-columns-repeated="1023"/>
        </table:table-row>
        <table:table-row table:style-name="ro1">
          <table:table-cell office:value-type="float" office:value="0.152007877080919" calcext:value-type="float">
            <text:p>0.1520078771</text:p>
          </table:table-cell>
          <table:table-cell table:number-columns-repeated="1023"/>
        </table:table-row>
        <table:table-row table:style-name="ro1">
          <table:table-cell office:value-type="float" office:value="0.151383837062649" calcext:value-type="float">
            <text:p>0.1513838371</text:p>
          </table:table-cell>
          <table:table-cell table:number-columns-repeated="1023"/>
        </table:table-row>
        <table:table-row table:style-name="ro1">
          <table:table-cell office:value-type="float" office:value="0.150736057547743" calcext:value-type="float">
            <text:p>0.1507360575</text:p>
          </table:table-cell>
          <table:table-cell table:number-columns-repeated="1023"/>
        </table:table-row>
        <table:table-row table:style-name="ro1">
          <table:table-cell office:value-type="float" office:value="0.150106646577509" calcext:value-type="float">
            <text:p>0.1501066466</text:p>
          </table:table-cell>
          <table:table-cell table:number-columns-repeated="1023"/>
        </table:table-row>
        <table:table-row table:style-name="ro1">
          <table:table-cell office:value-type="float" office:value="0.149521475871928" calcext:value-type="float">
            <text:p>0.1495214759</text:p>
          </table:table-cell>
          <table:table-cell table:number-columns-repeated="1023"/>
        </table:table-row>
        <table:table-row table:style-name="ro1">
          <table:table-cell office:value-type="float" office:value="0.148930067104446" calcext:value-type="float">
            <text:p>0.1489300671</text:p>
          </table:table-cell>
          <table:table-cell table:number-columns-repeated="1023"/>
        </table:table-row>
        <table:table-row table:style-name="ro1">
          <table:table-cell office:value-type="float" office:value="0.148372685179498" calcext:value-type="float">
            <text:p>0.1483726852</text:p>
          </table:table-cell>
          <table:table-cell table:number-columns-repeated="1023"/>
        </table:table-row>
        <table:table-row table:style-name="ro1">
          <table:table-cell office:value-type="float" office:value="0.147805064848016" calcext:value-type="float">
            <text:p>0.1478050648</text:p>
          </table:table-cell>
          <table:table-cell table:number-columns-repeated="1023"/>
        </table:table-row>
        <table:table-row table:style-name="ro1">
          <table:table-cell office:value-type="float" office:value="0.147278478566798" calcext:value-type="float">
            <text:p>0.1472784786</text:p>
          </table:table-cell>
          <table:table-cell table:number-columns-repeated="1023"/>
        </table:table-row>
        <table:table-row table:style-name="ro1">
          <table:table-cell office:value-type="float" office:value="0.146749411153428" calcext:value-type="float">
            <text:p>0.1467494112</text:p>
          </table:table-cell>
          <table:table-cell table:number-columns-repeated="1023"/>
        </table:table-row>
        <table:table-row table:style-name="ro1">
          <table:table-cell office:value-type="float" office:value="0.146274234203301" calcext:value-type="float">
            <text:p>0.1462742342</text:p>
          </table:table-cell>
          <table:table-cell table:number-columns-repeated="1023"/>
        </table:table-row>
        <table:table-row table:style-name="ro1">
          <table:table-cell office:value-type="float" office:value="0.145789515829317" calcext:value-type="float">
            <text:p>0.1457895158</text:p>
          </table:table-cell>
          <table:table-cell table:number-columns-repeated="1023"/>
        </table:table-row>
        <table:table-row table:style-name="ro1">
          <table:table-cell office:value-type="float" office:value="0.14531576165128" calcext:value-type="float">
            <text:p>0.1453157617</text:p>
          </table:table-cell>
          <table:table-cell table:number-columns-repeated="1023"/>
        </table:table-row>
        <table:table-row table:style-name="ro1">
          <table:table-cell office:value-type="float" office:value="0.144861601866152" calcext:value-type="float">
            <text:p>0.1448616019</text:p>
          </table:table-cell>
          <table:table-cell table:number-columns-repeated="1023"/>
        </table:table-row>
        <table:table-row table:style-name="ro1">
          <table:table-cell office:value-type="float" office:value="0.144413856355489" calcext:value-type="float">
            <text:p>0.1444138564</text:p>
          </table:table-cell>
          <table:table-cell table:number-columns-repeated="1023"/>
        </table:table-row>
        <table:table-row table:style-name="ro1">
          <table:table-cell office:value-type="float" office:value="0.144001136664428" calcext:value-type="float">
            <text:p>0.1440011367</text:p>
          </table:table-cell>
          <table:table-cell table:number-columns-repeated="1023"/>
        </table:table-row>
        <table:table-row table:style-name="ro1">
          <table:table-cell office:value-type="float" office:value="0.143573295021181" calcext:value-type="float">
            <text:p>0.1435732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01" calcext:value-type="float">
            <text:p>3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ponent Regulated Sin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1.02022352533048" calcext:value-type="float">
            <text:p>1.0202235253</text:p>
          </table:table-cell>
          <table:table-cell table:number-columns-repeated="1023"/>
        </table:table-row>
        <table:table-row table:style-name="ro1">
          <table:table-cell office:value-type="float" office:value="0.609303322404897" calcext:value-type="float">
            <text:p>0.6093033224</text:p>
          </table:table-cell>
          <table:table-cell table:number-columns-repeated="1023"/>
        </table:table-row>
        <table:table-row table:style-name="ro1">
          <table:table-cell office:value-type="float" office:value="0.477803252280974" calcext:value-type="float">
            <text:p>0.4778032523</text:p>
          </table:table-cell>
          <table:table-cell table:number-columns-repeated="1023"/>
        </table:table-row>
        <table:table-row table:style-name="ro1">
          <table:table-cell office:value-type="float" office:value="0.400747438504995" calcext:value-type="float">
            <text:p>0.4007474385</text:p>
          </table:table-cell>
          <table:table-cell table:number-columns-repeated="1023"/>
        </table:table-row>
        <table:table-row table:style-name="ro1">
          <table:table-cell office:value-type="float" office:value="0.337189001367934" calcext:value-type="float">
            <text:p>0.3371890014</text:p>
          </table:table-cell>
          <table:table-cell table:number-columns-repeated="1023"/>
        </table:table-row>
        <table:table-row table:style-name="ro1">
          <table:table-cell office:value-type="float" office:value="0.29436275437987" calcext:value-type="float">
            <text:p>0.2943627544</text:p>
          </table:table-cell>
          <table:table-cell table:number-columns-repeated="1023"/>
        </table:table-row>
        <table:table-row table:style-name="ro1">
          <table:table-cell office:value-type="float" office:value="0.268355467218612" calcext:value-type="float">
            <text:p>0.2683554672</text:p>
          </table:table-cell>
          <table:table-cell table:number-columns-repeated="1023"/>
        </table:table-row>
        <table:table-row table:style-name="ro1">
          <table:table-cell office:value-type="float" office:value="0.254200144714757" calcext:value-type="float">
            <text:p>0.2542001447</text:p>
          </table:table-cell>
          <table:table-cell table:number-columns-repeated="1023"/>
        </table:table-row>
        <table:table-row table:style-name="ro1">
          <table:table-cell office:value-type="float" office:value="0.240895590077161" calcext:value-type="float">
            <text:p>0.2408955901</text:p>
          </table:table-cell>
          <table:table-cell table:number-columns-repeated="1023"/>
        </table:table-row>
        <table:table-row table:style-name="ro1">
          <table:table-cell office:value-type="float" office:value="0.230430304192628" calcext:value-type="float">
            <text:p>0.2304303042</text:p>
          </table:table-cell>
          <table:table-cell table:number-columns-repeated="1023"/>
        </table:table-row>
        <table:table-row table:style-name="ro1">
          <table:table-cell office:value-type="float" office:value="0.222075764193561" calcext:value-type="float">
            <text:p>0.2220757642</text:p>
          </table:table-cell>
          <table:table-cell table:number-columns-repeated="1023"/>
        </table:table-row>
        <table:table-row table:style-name="ro1">
          <table:table-cell office:value-type="float" office:value="0.215205955960833" calcext:value-type="float">
            <text:p>0.215205956</text:p>
          </table:table-cell>
          <table:table-cell table:number-columns-repeated="1023"/>
        </table:table-row>
        <table:table-row table:style-name="ro1">
          <table:table-cell office:value-type="float" office:value="0.209569630853735" calcext:value-type="float">
            <text:p>0.2095696309</text:p>
          </table:table-cell>
          <table:table-cell table:number-columns-repeated="1023"/>
        </table:table-row>
        <table:table-row table:style-name="ro1">
          <table:table-cell office:value-type="float" office:value="0.204717941949577" calcext:value-type="float">
            <text:p>0.2047179419</text:p>
          </table:table-cell>
          <table:table-cell table:number-columns-repeated="1023"/>
        </table:table-row>
        <table:table-row table:style-name="ro1">
          <table:table-cell office:value-type="float" office:value="0.200283976880898" calcext:value-type="float">
            <text:p>0.2002839769</text:p>
          </table:table-cell>
          <table:table-cell table:number-columns-repeated="1023"/>
        </table:table-row>
        <table:table-row table:style-name="ro1">
          <table:table-cell office:value-type="float" office:value="0.196832048955918" calcext:value-type="float">
            <text:p>0.196832049</text:p>
          </table:table-cell>
          <table:table-cell table:number-columns-repeated="1023"/>
        </table:table-row>
        <table:table-row table:style-name="ro1">
          <table:table-cell office:value-type="float" office:value="0.193506267310071" calcext:value-type="float">
            <text:p>0.1935062673</text:p>
          </table:table-cell>
          <table:table-cell table:number-columns-repeated="1023"/>
        </table:table-row>
        <table:table-row table:style-name="ro1">
          <table:table-cell office:value-type="float" office:value="0.190455140758375" calcext:value-type="float">
            <text:p>0.1904551408</text:p>
          </table:table-cell>
          <table:table-cell table:number-columns-repeated="1023"/>
        </table:table-row>
        <table:table-row table:style-name="ro1">
          <table:table-cell office:value-type="float" office:value="0.187966546496181" calcext:value-type="float">
            <text:p>0.1879665465</text:p>
          </table:table-cell>
          <table:table-cell table:number-columns-repeated="1023"/>
        </table:table-row>
        <table:table-row table:style-name="ro1">
          <table:table-cell office:value-type="float" office:value="0.185543694431274" calcext:value-type="float">
            <text:p>0.1855436944</text:p>
          </table:table-cell>
          <table:table-cell table:number-columns-repeated="1023"/>
        </table:table-row>
        <table:table-row table:style-name="ro1">
          <table:table-cell office:value-type="float" office:value="0.18339866915338" calcext:value-type="float">
            <text:p>0.1833986692</text:p>
          </table:table-cell>
          <table:table-cell table:number-columns-repeated="1023"/>
        </table:table-row>
        <table:table-row table:style-name="ro1">
          <table:table-cell office:value-type="float" office:value="0.18145786664484" calcext:value-type="float">
            <text:p>0.1814578666</text:p>
          </table:table-cell>
          <table:table-cell table:number-columns-repeated="1023"/>
        </table:table-row>
        <table:table-row table:style-name="ro1">
          <table:table-cell office:value-type="float" office:value="0.179597664872236" calcext:value-type="float">
            <text:p>0.1795976649</text:p>
          </table:table-cell>
          <table:table-cell table:number-columns-repeated="1023"/>
        </table:table-row>
        <table:table-row table:style-name="ro1">
          <table:table-cell office:value-type="float" office:value="0.177976051844279" calcext:value-type="float">
            <text:p>0.1779760518</text:p>
          </table:table-cell>
          <table:table-cell table:number-columns-repeated="1023"/>
        </table:table-row>
        <table:table-row table:style-name="ro1">
          <table:table-cell office:value-type="float" office:value="0.176362514740917" calcext:value-type="float">
            <text:p>0.1763625147</text:p>
          </table:table-cell>
          <table:table-cell table:number-columns-repeated="1023"/>
        </table:table-row>
        <table:table-row table:style-name="ro1">
          <table:table-cell office:value-type="float" office:value="0.174787490280812" calcext:value-type="float">
            <text:p>0.1747874903</text:p>
          </table:table-cell>
          <table:table-cell table:number-columns-repeated="1023"/>
        </table:table-row>
        <table:table-row table:style-name="ro1">
          <table:table-cell office:value-type="float" office:value="0.17326455502819" calcext:value-type="float">
            <text:p>0.173264555</text:p>
          </table:table-cell>
          <table:table-cell table:number-columns-repeated="1023"/>
        </table:table-row>
        <table:table-row table:style-name="ro1">
          <table:table-cell office:value-type="float" office:value="0.171937116591519" calcext:value-type="float">
            <text:p>0.1719371166</text:p>
          </table:table-cell>
          <table:table-cell table:number-columns-repeated="1023"/>
        </table:table-row>
        <table:table-row table:style-name="ro1">
          <table:table-cell office:value-type="float" office:value="0.170570443574268" calcext:value-type="float">
            <text:p>0.1705704436</text:p>
          </table:table-cell>
          <table:table-cell table:number-columns-repeated="1023"/>
        </table:table-row>
        <table:table-row table:style-name="ro1">
          <table:table-cell office:value-type="float" office:value="0.169323720931646" calcext:value-type="float">
            <text:p>0.1693237209</text:p>
          </table:table-cell>
          <table:table-cell table:number-columns-repeated="1023"/>
        </table:table-row>
        <table:table-row table:style-name="ro1">
          <table:table-cell office:value-type="float" office:value="0.168049101506396" calcext:value-type="float">
            <text:p>0.1680491015</text:p>
          </table:table-cell>
          <table:table-cell table:number-columns-repeated="1023"/>
        </table:table-row>
        <table:table-row table:style-name="ro1">
          <table:table-cell office:value-type="float" office:value="0.166938980980571" calcext:value-type="float">
            <text:p>0.166938981</text:p>
          </table:table-cell>
          <table:table-cell table:number-columns-repeated="1023"/>
        </table:table-row>
        <table:table-row table:style-name="ro1">
          <table:table-cell office:value-type="float" office:value="0.165771194032217" calcext:value-type="float">
            <text:p>0.165771194</text:p>
          </table:table-cell>
          <table:table-cell table:number-columns-repeated="1023"/>
        </table:table-row>
        <table:table-row table:style-name="ro1">
          <table:table-cell office:value-type="float" office:value="0.164744899057083" calcext:value-type="float">
            <text:p>0.1647448991</text:p>
          </table:table-cell>
          <table:table-cell table:number-columns-repeated="1023"/>
        </table:table-row>
        <table:table-row table:style-name="ro1">
          <table:table-cell office:value-type="float" office:value="0.163735728878725" calcext:value-type="float">
            <text:p>0.1637357289</text:p>
          </table:table-cell>
          <table:table-cell table:number-columns-repeated="1023"/>
        </table:table-row>
        <table:table-row table:style-name="ro1">
          <table:table-cell office:value-type="float" office:value="0.162730769412234" calcext:value-type="float">
            <text:p>0.1627307694</text:p>
          </table:table-cell>
          <table:table-cell table:number-columns-repeated="1023"/>
        </table:table-row>
        <table:table-row table:style-name="ro1">
          <table:table-cell office:value-type="float" office:value="0.161825492251018" calcext:value-type="float">
            <text:p>0.1618254923</text:p>
          </table:table-cell>
          <table:table-cell table:number-columns-repeated="1023"/>
        </table:table-row>
        <table:table-row table:style-name="ro1">
          <table:table-cell office:value-type="float" office:value="0.160996102309454" calcext:value-type="float">
            <text:p>0.1609961023</text:p>
          </table:table-cell>
          <table:table-cell table:number-columns-repeated="1023"/>
        </table:table-row>
        <table:table-row table:style-name="ro1">
          <table:table-cell office:value-type="float" office:value="0.160078517824392" calcext:value-type="float">
            <text:p>0.1600785178</text:p>
          </table:table-cell>
          <table:table-cell table:number-columns-repeated="1023"/>
        </table:table-row>
        <table:table-row table:style-name="ro1">
          <table:table-cell office:value-type="float" office:value="0.159285619758236" calcext:value-type="float">
            <text:p>0.1592856198</text:p>
          </table:table-cell>
          <table:table-cell table:number-columns-repeated="1023"/>
        </table:table-row>
        <table:table-row table:style-name="ro1">
          <table:table-cell office:value-type="float" office:value="0.158505238484053" calcext:value-type="float">
            <text:p>0.1585052385</text:p>
          </table:table-cell>
          <table:table-cell table:number-columns-repeated="1023"/>
        </table:table-row>
        <table:table-row table:style-name="ro1">
          <table:table-cell office:value-type="float" office:value="0.15779915161261" calcext:value-type="float">
            <text:p>0.1577991516</text:p>
          </table:table-cell>
          <table:table-cell table:number-columns-repeated="1023"/>
        </table:table-row>
        <table:table-row table:style-name="ro1">
          <table:table-cell office:value-type="float" office:value="0.157073360735938" calcext:value-type="float">
            <text:p>0.1570733607</text:p>
          </table:table-cell>
          <table:table-cell table:number-columns-repeated="1023"/>
        </table:table-row>
        <table:table-row table:style-name="ro1">
          <table:table-cell office:value-type="float" office:value="0.15636476270288" calcext:value-type="float">
            <text:p>0.1563647627</text:p>
          </table:table-cell>
          <table:table-cell table:number-columns-repeated="1023"/>
        </table:table-row>
        <table:table-row table:style-name="ro1">
          <table:table-cell office:value-type="float" office:value="0.155758579887984" calcext:value-type="float">
            <text:p>0.1557585799</text:p>
          </table:table-cell>
          <table:table-cell table:number-columns-repeated="1023"/>
        </table:table-row>
        <table:table-row table:style-name="ro1">
          <table:table-cell office:value-type="float" office:value="0.15508090861015" calcext:value-type="float">
            <text:p>0.1550809086</text:p>
          </table:table-cell>
          <table:table-cell table:number-columns-repeated="1023"/>
        </table:table-row>
        <table:table-row table:style-name="ro1">
          <table:table-cell office:value-type="float" office:value="0.154446751432796" calcext:value-type="float">
            <text:p>0.1544467514</text:p>
          </table:table-cell>
          <table:table-cell table:number-columns-repeated="1023"/>
        </table:table-row>
        <table:table-row table:style-name="ro1">
          <table:table-cell office:value-type="float" office:value="0.153869585011218" calcext:value-type="float">
            <text:p>0.153869585</text:p>
          </table:table-cell>
          <table:table-cell table:number-columns-repeated="1023"/>
        </table:table-row>
        <table:table-row table:style-name="ro1">
          <table:table-cell office:value-type="float" office:value="0.153199177944705" calcext:value-type="float">
            <text:p>0.1531991779</text:p>
          </table:table-cell>
          <table:table-cell table:number-columns-repeated="1023"/>
        </table:table-row>
        <table:table-row table:style-name="ro1">
          <table:table-cell office:value-type="float" office:value="0.152663468848901" calcext:value-type="float">
            <text:p>0.1526634688</text:p>
          </table:table-cell>
          <table:table-cell table:number-columns-repeated="1023"/>
        </table:table-row>
        <table:table-row table:style-name="ro1">
          <table:table-cell office:value-type="float" office:value="0.152035283314561" calcext:value-type="float">
            <text:p>0.1520352833</text:p>
          </table:table-cell>
          <table:table-cell table:number-columns-repeated="1023"/>
        </table:table-row>
        <table:table-row table:style-name="ro1">
          <table:table-cell office:value-type="float" office:value="0.151483524164756" calcext:value-type="float">
            <text:p>0.1514835242</text:p>
          </table:table-cell>
          <table:table-cell table:number-columns-repeated="1023"/>
        </table:table-row>
        <table:table-row table:style-name="ro1">
          <table:table-cell office:value-type="float" office:value="0.15093979863807" calcext:value-type="float">
            <text:p>0.1509397986</text:p>
          </table:table-cell>
          <table:table-cell table:number-columns-repeated="1023"/>
        </table:table-row>
        <table:table-row table:style-name="ro1">
          <table:table-cell office:value-type="float" office:value="0.150403246801547" calcext:value-type="float">
            <text:p>0.1504032468</text:p>
          </table:table-cell>
          <table:table-cell table:number-columns-repeated="1023"/>
        </table:table-row>
        <table:table-row table:style-name="ro1">
          <table:table-cell office:value-type="float" office:value="0.149901513364644" calcext:value-type="float">
            <text:p>0.1499015134</text:p>
          </table:table-cell>
          <table:table-cell table:number-columns-repeated="1023"/>
        </table:table-row>
        <table:table-row table:style-name="ro1">
          <table:table-cell office:value-type="float" office:value="0.149415426136376" calcext:value-type="float">
            <text:p>0.1494154261</text:p>
          </table:table-cell>
          <table:table-cell table:number-columns-repeated="1023"/>
        </table:table-row>
        <table:table-row table:style-name="ro1">
          <table:table-cell office:value-type="float" office:value="0.148943035086314" calcext:value-type="float">
            <text:p>0.1489430351</text:p>
          </table:table-cell>
          <table:table-cell table:number-columns-repeated="1023"/>
        </table:table-row>
        <table:table-row table:style-name="ro1">
          <table:table-cell office:value-type="float" office:value="0.148486364844977" calcext:value-type="float">
            <text:p>0.1484863648</text:p>
          </table:table-cell>
          <table:table-cell table:number-columns-repeated="1023"/>
        </table:table-row>
        <table:table-row table:style-name="ro1">
          <table:table-cell office:value-type="float" office:value="0.148041737996298" calcext:value-type="float">
            <text:p>0.148041738</text:p>
          </table:table-cell>
          <table:table-cell table:number-columns-repeated="1023"/>
        </table:table-row>
        <table:table-row table:style-name="ro1">
          <table:table-cell office:value-type="float" office:value="0.147582381528521" calcext:value-type="float">
            <text:p>0.14758238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00" calcext:value-type="float">
            <text:p>3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ponent Regulated Sin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1.1156402236082" calcext:value-type="float">
            <text:p>1.1156402236</text:p>
          </table:table-cell>
          <table:table-cell table:number-columns-repeated="1023"/>
        </table:table-row>
        <table:table-row table:style-name="ro1">
          <table:table-cell office:value-type="float" office:value="0.689651521662561" calcext:value-type="float">
            <text:p>0.6896515217</text:p>
          </table:table-cell>
          <table:table-cell table:number-columns-repeated="1023"/>
        </table:table-row>
        <table:table-row table:style-name="ro1">
          <table:table-cell office:value-type="float" office:value="0.535785790832829" calcext:value-type="float">
            <text:p>0.5357857908</text:p>
          </table:table-cell>
          <table:table-cell table:number-columns-repeated="1023"/>
        </table:table-row>
        <table:table-row table:style-name="ro1">
          <table:table-cell office:value-type="float" office:value="0.424792970793545" calcext:value-type="float">
            <text:p>0.4247929708</text:p>
          </table:table-cell>
          <table:table-cell table:number-columns-repeated="1023"/>
        </table:table-row>
        <table:table-row table:style-name="ro1">
          <table:table-cell office:value-type="float" office:value="0.348278556098988" calcext:value-type="float">
            <text:p>0.3482785561</text:p>
          </table:table-cell>
          <table:table-cell table:number-columns-repeated="1023"/>
        </table:table-row>
        <table:table-row table:style-name="ro1">
          <table:table-cell office:value-type="float" office:value="0.305273919798257" calcext:value-type="float">
            <text:p>0.3052739198</text:p>
          </table:table-cell>
          <table:table-cell table:number-columns-repeated="1023"/>
        </table:table-row>
        <table:table-row table:style-name="ro1">
          <table:table-cell office:value-type="float" office:value="0.279959566017115" calcext:value-type="float">
            <text:p>0.279959566</text:p>
          </table:table-cell>
          <table:table-cell table:number-columns-repeated="1023"/>
        </table:table-row>
        <table:table-row table:style-name="ro1">
          <table:table-cell office:value-type="float" office:value="0.261759353675799" calcext:value-type="float">
            <text:p>0.2617593537</text:p>
          </table:table-cell>
          <table:table-cell table:number-columns-repeated="1023"/>
        </table:table-row>
        <table:table-row table:style-name="ro1">
          <table:table-cell office:value-type="float" office:value="0.247627922780705" calcext:value-type="float">
            <text:p>0.2476279228</text:p>
          </table:table-cell>
          <table:table-cell table:number-columns-repeated="1023"/>
        </table:table-row>
        <table:table-row table:style-name="ro1">
          <table:table-cell office:value-type="float" office:value="0.237414852008385" calcext:value-type="float">
            <text:p>0.237414852</text:p>
          </table:table-cell>
          <table:table-cell table:number-columns-repeated="1023"/>
        </table:table-row>
        <table:table-row table:style-name="ro1">
          <table:table-cell office:value-type="float" office:value="0.228163241684504" calcext:value-type="float">
            <text:p>0.2281632417</text:p>
          </table:table-cell>
          <table:table-cell table:number-columns-repeated="1023"/>
        </table:table-row>
        <table:table-row table:style-name="ro1">
          <table:table-cell office:value-type="float" office:value="0.221022780570367" calcext:value-type="float">
            <text:p>0.2210227806</text:p>
          </table:table-cell>
          <table:table-cell table:number-columns-repeated="1023"/>
        </table:table-row>
        <table:table-row table:style-name="ro1">
          <table:table-cell office:value-type="float" office:value="0.215069728613814" calcext:value-type="float">
            <text:p>0.2150697286</text:p>
          </table:table-cell>
          <table:table-cell table:number-columns-repeated="1023"/>
        </table:table-row>
        <table:table-row table:style-name="ro1">
          <table:table-cell office:value-type="float" office:value="0.209998246759774" calcext:value-type="float">
            <text:p>0.2099982468</text:p>
          </table:table-cell>
          <table:table-cell table:number-columns-repeated="1023"/>
        </table:table-row>
        <table:table-row table:style-name="ro1">
          <table:table-cell office:value-type="float" office:value="0.205520282128354" calcext:value-type="float">
            <text:p>0.2055202821</text:p>
          </table:table-cell>
          <table:table-cell table:number-columns-repeated="1023"/>
        </table:table-row>
        <table:table-row table:style-name="ro1">
          <table:table-cell office:value-type="float" office:value="0.201645610278875" calcext:value-type="float">
            <text:p>0.2016456103</text:p>
          </table:table-cell>
          <table:table-cell table:number-columns-repeated="1023"/>
        </table:table-row>
        <table:table-row table:style-name="ro1">
          <table:table-cell office:value-type="float" office:value="0.198220669880391" calcext:value-type="float">
            <text:p>0.1982206699</text:p>
          </table:table-cell>
          <table:table-cell table:number-columns-repeated="1023"/>
        </table:table-row>
        <table:table-row table:style-name="ro1">
          <table:table-cell office:value-type="float" office:value="0.195249055486938" calcext:value-type="float">
            <text:p>0.1952490555</text:p>
          </table:table-cell>
          <table:table-cell table:number-columns-repeated="1023"/>
        </table:table-row>
        <table:table-row table:style-name="ro1">
          <table:table-cell office:value-type="float" office:value="0.192523864042946" calcext:value-type="float">
            <text:p>0.192523864</text:p>
          </table:table-cell>
          <table:table-cell table:number-columns-repeated="1023"/>
        </table:table-row>
        <table:table-row table:style-name="ro1">
          <table:table-cell office:value-type="float" office:value="0.189902961429777" calcext:value-type="float">
            <text:p>0.1899029614</text:p>
          </table:table-cell>
          <table:table-cell table:number-columns-repeated="1023"/>
        </table:table-row>
        <table:table-row table:style-name="ro1">
          <table:table-cell office:value-type="float" office:value="0.187597824041856" calcext:value-type="float">
            <text:p>0.187597824</text:p>
          </table:table-cell>
          <table:table-cell table:number-columns-repeated="1023"/>
        </table:table-row>
        <table:table-row table:style-name="ro1">
          <table:table-cell office:value-type="float" office:value="0.185448590282888" calcext:value-type="float">
            <text:p>0.1854485903</text:p>
          </table:table-cell>
          <table:table-cell table:number-columns-repeated="1023"/>
        </table:table-row>
        <table:table-row table:style-name="ro1">
          <table:table-cell office:value-type="float" office:value="0.183430035659888" calcext:value-type="float">
            <text:p>0.1834300357</text:p>
          </table:table-cell>
          <table:table-cell table:number-columns-repeated="1023"/>
        </table:table-row>
        <table:table-row table:style-name="ro1">
          <table:table-cell office:value-type="float" office:value="0.181493853482277" calcext:value-type="float">
            <text:p>0.1814938535</text:p>
          </table:table-cell>
          <table:table-cell table:number-columns-repeated="1023"/>
        </table:table-row>
        <table:table-row table:style-name="ro1">
          <table:table-cell office:value-type="float" office:value="0.179806750702359" calcext:value-type="float">
            <text:p>0.1798067507</text:p>
          </table:table-cell>
          <table:table-cell table:number-columns-repeated="1023"/>
        </table:table-row>
        <table:table-row table:style-name="ro1">
          <table:table-cell office:value-type="float" office:value="0.178131723833659" calcext:value-type="float">
            <text:p>0.1781317238</text:p>
          </table:table-cell>
          <table:table-cell table:number-columns-repeated="1023"/>
        </table:table-row>
        <table:table-row table:style-name="ro1">
          <table:table-cell office:value-type="float" office:value="0.176586518740582" calcext:value-type="float">
            <text:p>0.1765865187</text:p>
          </table:table-cell>
          <table:table-cell table:number-columns-repeated="1023"/>
        </table:table-row>
        <table:table-row table:style-name="ro1">
          <table:table-cell office:value-type="float" office:value="0.175228313846023" calcext:value-type="float">
            <text:p>0.1752283138</text:p>
          </table:table-cell>
          <table:table-cell table:number-columns-repeated="1023"/>
        </table:table-row>
        <table:table-row table:style-name="ro1">
          <table:table-cell office:value-type="float" office:value="0.173814005295805" calcext:value-type="float">
            <text:p>0.1738140053</text:p>
          </table:table-cell>
          <table:table-cell table:number-columns-repeated="1023"/>
        </table:table-row>
        <table:table-row table:style-name="ro1">
          <table:table-cell office:value-type="float" office:value="0.172527780586897" calcext:value-type="float">
            <text:p>0.1725277806</text:p>
          </table:table-cell>
          <table:table-cell table:number-columns-repeated="1023"/>
        </table:table-row>
        <table:table-row table:style-name="ro1">
          <table:table-cell office:value-type="float" office:value="0.171276978184928" calcext:value-type="float">
            <text:p>0.1712769782</text:p>
          </table:table-cell>
          <table:table-cell table:number-columns-repeated="1023"/>
        </table:table-row>
        <table:table-row table:style-name="ro1">
          <table:table-cell office:value-type="float" office:value="0.170057391850874" calcext:value-type="float">
            <text:p>0.1700573919</text:p>
          </table:table-cell>
          <table:table-cell table:number-columns-repeated="1023"/>
        </table:table-row>
        <table:table-row table:style-name="ro1">
          <table:table-cell office:value-type="float" office:value="0.168949657659912" calcext:value-type="float">
            <text:p>0.1689496577</text:p>
          </table:table-cell>
          <table:table-cell table:number-columns-repeated="1023"/>
        </table:table-row>
        <table:table-row table:style-name="ro1">
          <table:table-cell office:value-type="float" office:value="0.167870328817259" calcext:value-type="float">
            <text:p>0.1678703288</text:p>
          </table:table-cell>
          <table:table-cell table:number-columns-repeated="1023"/>
        </table:table-row>
        <table:table-row table:style-name="ro1">
          <table:table-cell office:value-type="float" office:value="0.166879243839343" calcext:value-type="float">
            <text:p>0.1668792438</text:p>
          </table:table-cell>
          <table:table-cell table:number-columns-repeated="1023"/>
        </table:table-row>
        <table:table-row table:style-name="ro1">
          <table:table-cell office:value-type="float" office:value="0.165974604226258" calcext:value-type="float">
            <text:p>0.1659746042</text:p>
          </table:table-cell>
          <table:table-cell table:number-columns-repeated="1023"/>
        </table:table-row>
        <table:table-row table:style-name="ro1">
          <table:table-cell office:value-type="float" office:value="0.165013423025768" calcext:value-type="float">
            <text:p>0.165013423</text:p>
          </table:table-cell>
          <table:table-cell table:number-columns-repeated="1023"/>
        </table:table-row>
        <table:table-row table:style-name="ro1">
          <table:table-cell office:value-type="float" office:value="0.164104156802305" calcext:value-type="float">
            <text:p>0.1641041568</text:p>
          </table:table-cell>
          <table:table-cell table:number-columns-repeated="1023"/>
        </table:table-row>
        <table:table-row table:style-name="ro1">
          <table:table-cell office:value-type="float" office:value="0.163160403709223" calcext:value-type="float">
            <text:p>0.1631604037</text:p>
          </table:table-cell>
          <table:table-cell table:number-columns-repeated="1023"/>
        </table:table-row>
        <table:table-row table:style-name="ro1">
          <table:table-cell office:value-type="float" office:value="0.162305783600852" calcext:value-type="float">
            <text:p>0.1623057836</text:p>
          </table:table-cell>
          <table:table-cell table:number-columns-repeated="1023"/>
        </table:table-row>
        <table:table-row table:style-name="ro1">
          <table:table-cell office:value-type="float" office:value="0.16153585985343" calcext:value-type="float">
            <text:p>0.1615358599</text:p>
          </table:table-cell>
          <table:table-cell table:number-columns-repeated="1023"/>
        </table:table-row>
        <table:table-row table:style-name="ro1">
          <table:table-cell office:value-type="float" office:value="0.160717392895996" calcext:value-type="float">
            <text:p>0.1607173929</text:p>
          </table:table-cell>
          <table:table-cell table:number-columns-repeated="1023"/>
        </table:table-row>
        <table:table-row table:style-name="ro1">
          <table:table-cell office:value-type="float" office:value="0.160000627794709" calcext:value-type="float">
            <text:p>0.1600006278</text:p>
          </table:table-cell>
          <table:table-cell table:number-columns-repeated="1023"/>
        </table:table-row>
        <table:table-row table:style-name="ro1">
          <table:table-cell office:value-type="float" office:value="0.159161052843612" calcext:value-type="float">
            <text:p>0.1591610528</text:p>
          </table:table-cell>
          <table:table-cell table:number-columns-repeated="1023"/>
        </table:table-row>
        <table:table-row table:style-name="ro1">
          <table:table-cell office:value-type="float" office:value="0.158504598411003" calcext:value-type="float">
            <text:p>0.1585045984</text:p>
          </table:table-cell>
          <table:table-cell table:number-columns-repeated="1023"/>
        </table:table-row>
        <table:table-row table:style-name="ro1">
          <table:table-cell office:value-type="float" office:value="0.157831996390889" calcext:value-type="float">
            <text:p>0.1578319964</text:p>
          </table:table-cell>
          <table:table-cell table:number-columns-repeated="1023"/>
        </table:table-row>
        <table:table-row table:style-name="ro1">
          <table:table-cell office:value-type="float" office:value="0.157160633199567" calcext:value-type="float">
            <text:p>0.1571606332</text:p>
          </table:table-cell>
          <table:table-cell table:number-columns-repeated="1023"/>
        </table:table-row>
        <table:table-row table:style-name="ro1">
          <table:table-cell office:value-type="float" office:value="0.156510413493473" calcext:value-type="float">
            <text:p>0.1565104135</text:p>
          </table:table-cell>
          <table:table-cell table:number-columns-repeated="1023"/>
        </table:table-row>
        <table:table-row table:style-name="ro1">
          <table:table-cell office:value-type="float" office:value="0.15591458574702" calcext:value-type="float">
            <text:p>0.1559145857</text:p>
          </table:table-cell>
          <table:table-cell table:number-columns-repeated="1023"/>
        </table:table-row>
        <table:table-row table:style-name="ro1">
          <table:table-cell office:value-type="float" office:value="0.155283314397383" calcext:value-type="float">
            <text:p>0.1552833144</text:p>
          </table:table-cell>
          <table:table-cell table:number-columns-repeated="1023"/>
        </table:table-row>
        <table:table-row table:style-name="ro1">
          <table:table-cell office:value-type="float" office:value="0.154712942845134" calcext:value-type="float">
            <text:p>0.1547129428</text:p>
          </table:table-cell>
          <table:table-cell table:number-columns-repeated="1023"/>
        </table:table-row>
        <table:table-row table:style-name="ro1">
          <table:table-cell office:value-type="float" office:value="0.154155324529175" calcext:value-type="float">
            <text:p>0.1541553245</text:p>
          </table:table-cell>
          <table:table-cell table:number-columns-repeated="1023"/>
        </table:table-row>
        <table:table-row table:style-name="ro1">
          <table:table-cell office:value-type="float" office:value="0.153590789918695" calcext:value-type="float">
            <text:p>0.1535907899</text:p>
          </table:table-cell>
          <table:table-cell table:number-columns-repeated="1023"/>
        </table:table-row>
        <table:table-row table:style-name="ro1">
          <table:table-cell office:value-type="float" office:value="0.153062455178113" calcext:value-type="float">
            <text:p>0.1530624552</text:p>
          </table:table-cell>
          <table:table-cell table:number-columns-repeated="1023"/>
        </table:table-row>
        <table:table-row table:style-name="ro1">
          <table:table-cell office:value-type="float" office:value="0.152560777793811" calcext:value-type="float">
            <text:p>0.1525607778</text:p>
          </table:table-cell>
          <table:table-cell table:number-columns-repeated="1023"/>
        </table:table-row>
        <table:table-row table:style-name="ro1">
          <table:table-cell office:value-type="float" office:value="0.152046662076807" calcext:value-type="float">
            <text:p>0.1520466621</text:p>
          </table:table-cell>
          <table:table-cell table:number-columns-repeated="1023"/>
        </table:table-row>
        <table:table-row table:style-name="ro1">
          <table:table-cell office:value-type="float" office:value="0.151522985646352" calcext:value-type="float">
            <text:p>0.1515229856</text:p>
          </table:table-cell>
          <table:table-cell table:number-columns-repeated="1023"/>
        </table:table-row>
        <table:table-row table:style-name="ro1">
          <table:table-cell office:value-type="float" office:value="0.151036948671349" calcext:value-type="float">
            <text:p>0.1510369487</text:p>
          </table:table-cell>
          <table:table-cell table:number-columns-repeated="1023"/>
        </table:table-row>
        <table:table-row table:style-name="ro1">
          <table:table-cell office:value-type="float" office:value="0.150546850259028" calcext:value-type="float">
            <text:p>0.1505468503</text:p>
          </table:table-cell>
          <table:table-cell table:number-columns-repeated="1023"/>
        </table:table-row>
        <table:table-row table:style-name="ro1">
          <table:table-cell office:value-type="float" office:value="0.150067702331655" calcext:value-type="float">
            <text:p>0.1500677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01" calcext:value-type="float">
            <text:p>3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ponent Regulated Sin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0.947733530712708" calcext:value-type="float">
            <text:p>0.9477335307</text:p>
          </table:table-cell>
          <table:table-cell table:number-columns-repeated="1023"/>
        </table:table-row>
        <table:table-row table:style-name="ro1">
          <table:table-cell office:value-type="float" office:value="0.609729341486888" calcext:value-type="float">
            <text:p>0.6097293415</text:p>
          </table:table-cell>
          <table:table-cell table:number-columns-repeated="1023"/>
        </table:table-row>
        <table:table-row table:style-name="ro1">
          <table:table-cell office:value-type="float" office:value="0.520827311329577" calcext:value-type="float">
            <text:p>0.5208273113</text:p>
          </table:table-cell>
          <table:table-cell table:number-columns-repeated="1023"/>
        </table:table-row>
        <table:table-row table:style-name="ro1">
          <table:table-cell office:value-type="float" office:value="0.465895048276236" calcext:value-type="float">
            <text:p>0.4658950483</text:p>
          </table:table-cell>
          <table:table-cell table:number-columns-repeated="1023"/>
        </table:table-row>
        <table:table-row table:style-name="ro1">
          <table:table-cell office:value-type="float" office:value="0.396900506894508" calcext:value-type="float">
            <text:p>0.3969005069</text:p>
          </table:table-cell>
          <table:table-cell table:number-columns-repeated="1023"/>
        </table:table-row>
        <table:table-row table:style-name="ro1">
          <table:table-cell office:value-type="float" office:value="0.346287146986148" calcext:value-type="float">
            <text:p>0.346287147</text:p>
          </table:table-cell>
          <table:table-cell table:number-columns-repeated="1023"/>
        </table:table-row>
        <table:table-row table:style-name="ro1">
          <table:table-cell office:value-type="float" office:value="0.312769322720116" calcext:value-type="float">
            <text:p>0.3127693227</text:p>
          </table:table-cell>
          <table:table-cell table:number-columns-repeated="1023"/>
        </table:table-row>
        <table:table-row table:style-name="ro1">
          <table:table-cell office:value-type="float" office:value="0.293789614389909" calcext:value-type="float">
            <text:p>0.2937896144</text:p>
          </table:table-cell>
          <table:table-cell table:number-columns-repeated="1023"/>
        </table:table-row>
        <table:table-row table:style-name="ro1">
          <table:table-cell office:value-type="float" office:value="0.279161683801265" calcext:value-type="float">
            <text:p>0.2791616838</text:p>
          </table:table-cell>
          <table:table-cell table:number-columns-repeated="1023"/>
        </table:table-row>
        <table:table-row table:style-name="ro1">
          <table:table-cell office:value-type="float" office:value="0.267296286069087" calcext:value-type="float">
            <text:p>0.2672962861</text:p>
          </table:table-cell>
          <table:table-cell table:number-columns-repeated="1023"/>
        </table:table-row>
        <table:table-row table:style-name="ro1">
          <table:table-cell office:value-type="float" office:value="0.256946881846265" calcext:value-type="float">
            <text:p>0.2569468818</text:p>
          </table:table-cell>
          <table:table-cell table:number-columns-repeated="1023"/>
        </table:table-row>
        <table:table-row table:style-name="ro1">
          <table:table-cell office:value-type="float" office:value="0.248636942307313" calcext:value-type="float">
            <text:p>0.2486369423</text:p>
          </table:table-cell>
          <table:table-cell table:number-columns-repeated="1023"/>
        </table:table-row>
        <table:table-row table:style-name="ro1">
          <table:table-cell office:value-type="float" office:value="0.241530924469903" calcext:value-type="float">
            <text:p>0.2415309245</text:p>
          </table:table-cell>
          <table:table-cell table:number-columns-repeated="1023"/>
        </table:table-row>
        <table:table-row table:style-name="ro1">
          <table:table-cell office:value-type="float" office:value="0.235399345567839" calcext:value-type="float">
            <text:p>0.2353993456</text:p>
          </table:table-cell>
          <table:table-cell table:number-columns-repeated="1023"/>
        </table:table-row>
        <table:table-row table:style-name="ro1">
          <table:table-cell office:value-type="float" office:value="0.230204691762054" calcext:value-type="float">
            <text:p>0.2302046918</text:p>
          </table:table-cell>
          <table:table-cell table:number-columns-repeated="1023"/>
        </table:table-row>
        <table:table-row table:style-name="ro1">
          <table:table-cell office:value-type="float" office:value="0.225608546533429" calcext:value-type="float">
            <text:p>0.2256085465</text:p>
          </table:table-cell>
          <table:table-cell table:number-columns-repeated="1023"/>
        </table:table-row>
        <table:table-row table:style-name="ro1">
          <table:table-cell office:value-type="float" office:value="0.221734178794885" calcext:value-type="float">
            <text:p>0.2217341788</text:p>
          </table:table-cell>
          <table:table-cell table:number-columns-repeated="1023"/>
        </table:table-row>
        <table:table-row table:style-name="ro1">
          <table:table-cell office:value-type="float" office:value="0.218324962910036" calcext:value-type="float">
            <text:p>0.2183249629</text:p>
          </table:table-cell>
          <table:table-cell table:number-columns-repeated="1023"/>
        </table:table-row>
        <table:table-row table:style-name="ro1">
          <table:table-cell office:value-type="float" office:value="0.215140343626807" calcext:value-type="float">
            <text:p>0.2151403436</text:p>
          </table:table-cell>
          <table:table-cell table:number-columns-repeated="1023"/>
        </table:table-row>
        <table:table-row table:style-name="ro1">
          <table:table-cell office:value-type="float" office:value="0.212185117505772" calcext:value-type="float">
            <text:p>0.2121851175</text:p>
          </table:table-cell>
          <table:table-cell table:number-columns-repeated="1023"/>
        </table:table-row>
        <table:table-row table:style-name="ro1">
          <table:table-cell office:value-type="float" office:value="0.209314837943721" calcext:value-type="float">
            <text:p>0.2093148379</text:p>
          </table:table-cell>
          <table:table-cell table:number-columns-repeated="1023"/>
        </table:table-row>
        <table:table-row table:style-name="ro1">
          <table:table-cell office:value-type="float" office:value="0.206918947369064" calcext:value-type="float">
            <text:p>0.2069189474</text:p>
          </table:table-cell>
          <table:table-cell table:number-columns-repeated="1023"/>
        </table:table-row>
        <table:table-row table:style-name="ro1">
          <table:table-cell office:value-type="float" office:value="0.204472251192956" calcext:value-type="float">
            <text:p>0.2044722512</text:p>
          </table:table-cell>
          <table:table-cell table:number-columns-repeated="1023"/>
        </table:table-row>
        <table:table-row table:style-name="ro1">
          <table:table-cell office:value-type="float" office:value="0.202268184653368" calcext:value-type="float">
            <text:p>0.2022681847</text:p>
          </table:table-cell>
          <table:table-cell table:number-columns-repeated="1023"/>
        </table:table-row>
        <table:table-row table:style-name="ro1">
          <table:table-cell office:value-type="float" office:value="0.200128832414004" calcext:value-type="float">
            <text:p>0.2001288324</text:p>
          </table:table-cell>
          <table:table-cell table:number-columns-repeated="1023"/>
        </table:table-row>
        <table:table-row table:style-name="ro1">
          <table:table-cell office:value-type="float" office:value="0.198050016472876" calcext:value-type="float">
            <text:p>0.1980500165</text:p>
          </table:table-cell>
          <table:table-cell table:number-columns-repeated="1023"/>
        </table:table-row>
        <table:table-row table:style-name="ro1">
          <table:table-cell office:value-type="float" office:value="0.196180069227552" calcext:value-type="float">
            <text:p>0.1961800692</text:p>
          </table:table-cell>
          <table:table-cell table:number-columns-repeated="1023"/>
        </table:table-row>
        <table:table-row table:style-name="ro1">
          <table:table-cell office:value-type="float" office:value="0.194487228302955" calcext:value-type="float">
            <text:p>0.1944872283</text:p>
          </table:table-cell>
          <table:table-cell table:number-columns-repeated="1023"/>
        </table:table-row>
        <table:table-row table:style-name="ro1">
          <table:table-cell office:value-type="float" office:value="0.192766707096446" calcext:value-type="float">
            <text:p>0.1927667071</text:p>
          </table:table-cell>
          <table:table-cell table:number-columns-repeated="1023"/>
        </table:table-row>
        <table:table-row table:style-name="ro1">
          <table:table-cell office:value-type="float" office:value="0.191119842860244" calcext:value-type="float">
            <text:p>0.1911198429</text:p>
          </table:table-cell>
          <table:table-cell table:number-columns-repeated="1023"/>
        </table:table-row>
        <table:table-row table:style-name="ro1">
          <table:table-cell office:value-type="float" office:value="0.189692736697586" calcext:value-type="float">
            <text:p>0.1896927367</text:p>
          </table:table-cell>
          <table:table-cell table:number-columns-repeated="1023"/>
        </table:table-row>
        <table:table-row table:style-name="ro1">
          <table:table-cell office:value-type="float" office:value="0.188295190820516" calcext:value-type="float">
            <text:p>0.1882951908</text:p>
          </table:table-cell>
          <table:table-cell table:number-columns-repeated="1023"/>
        </table:table-row>
        <table:table-row table:style-name="ro1">
          <table:table-cell office:value-type="float" office:value="0.18699232521934" calcext:value-type="float">
            <text:p>0.1869923252</text:p>
          </table:table-cell>
          <table:table-cell table:number-columns-repeated="1023"/>
        </table:table-row>
        <table:table-row table:style-name="ro1">
          <table:table-cell office:value-type="float" office:value="0.185789714546003" calcext:value-type="float">
            <text:p>0.1857897145</text:p>
          </table:table-cell>
          <table:table-cell table:number-columns-repeated="1023"/>
        </table:table-row>
        <table:table-row table:style-name="ro1">
          <table:table-cell office:value-type="float" office:value="0.18459501189139" calcext:value-type="float">
            <text:p>0.1845950119</text:p>
          </table:table-cell>
          <table:table-cell table:number-columns-repeated="1023"/>
        </table:table-row>
        <table:table-row table:style-name="ro1">
          <table:table-cell office:value-type="float" office:value="0.183540061168448" calcext:value-type="float">
            <text:p>0.1835400612</text:p>
          </table:table-cell>
          <table:table-cell table:number-columns-repeated="1023"/>
        </table:table-row>
        <table:table-row table:style-name="ro1">
          <table:table-cell office:value-type="float" office:value="0.182456864028079" calcext:value-type="float">
            <text:p>0.182456864</text:p>
          </table:table-cell>
          <table:table-cell table:number-columns-repeated="1023"/>
        </table:table-row>
        <table:table-row table:style-name="ro1">
          <table:table-cell office:value-type="float" office:value="0.181464708889891" calcext:value-type="float">
            <text:p>0.1814647089</text:p>
          </table:table-cell>
          <table:table-cell table:number-columns-repeated="1023"/>
        </table:table-row>
        <table:table-row table:style-name="ro1">
          <table:table-cell office:value-type="float" office:value="0.180655635089786" calcext:value-type="float">
            <text:p>0.1806556351</text:p>
          </table:table-cell>
          <table:table-cell table:number-columns-repeated="1023"/>
        </table:table-row>
        <table:table-row table:style-name="ro1">
          <table:table-cell office:value-type="float" office:value="0.179695369080583" calcext:value-type="float">
            <text:p>0.1796953691</text:p>
          </table:table-cell>
          <table:table-cell table:number-columns-repeated="1023"/>
        </table:table-row>
        <table:table-row table:style-name="ro1">
          <table:table-cell office:value-type="float" office:value="0.178772763354053" calcext:value-type="float">
            <text:p>0.1787727634</text:p>
          </table:table-cell>
          <table:table-cell table:number-columns-repeated="1023"/>
        </table:table-row>
        <table:table-row table:style-name="ro1">
          <table:table-cell office:value-type="float" office:value="0.1778294067191" calcext:value-type="float">
            <text:p>0.1778294067</text:p>
          </table:table-cell>
          <table:table-cell table:number-columns-repeated="1023"/>
        </table:table-row>
        <table:table-row table:style-name="ro1">
          <table:table-cell office:value-type="float" office:value="0.176945444475073" calcext:value-type="float">
            <text:p>0.1769454445</text:p>
          </table:table-cell>
          <table:table-cell table:number-columns-repeated="1023"/>
        </table:table-row>
        <table:table-row table:style-name="ro1">
          <table:table-cell office:value-type="float" office:value="0.176047198023706" calcext:value-type="float">
            <text:p>0.176047198</text:p>
          </table:table-cell>
          <table:table-cell table:number-columns-repeated="1023"/>
        </table:table-row>
        <table:table-row table:style-name="ro1">
          <table:table-cell office:value-type="float" office:value="0.175186186338009" calcext:value-type="float">
            <text:p>0.1751861863</text:p>
          </table:table-cell>
          <table:table-cell table:number-columns-repeated="1023"/>
        </table:table-row>
        <table:table-row table:style-name="ro1">
          <table:table-cell office:value-type="float" office:value="0.17439821393509" calcext:value-type="float">
            <text:p>0.1743982139</text:p>
          </table:table-cell>
          <table:table-cell table:number-columns-repeated="1023"/>
        </table:table-row>
        <table:table-row table:style-name="ro1">
          <table:table-cell office:value-type="float" office:value="0.173647213365559" calcext:value-type="float">
            <text:p>0.1736472134</text:p>
          </table:table-cell>
          <table:table-cell table:number-columns-repeated="1023"/>
        </table:table-row>
        <table:table-row table:style-name="ro1">
          <table:table-cell office:value-type="float" office:value="0.172970736467626" calcext:value-type="float">
            <text:p>0.1729707365</text:p>
          </table:table-cell>
          <table:table-cell table:number-columns-repeated="1023"/>
        </table:table-row>
        <table:table-row table:style-name="ro1">
          <table:table-cell office:value-type="float" office:value="0.172244042077598" calcext:value-type="float">
            <text:p>0.1722440421</text:p>
          </table:table-cell>
          <table:table-cell table:number-columns-repeated="1023"/>
        </table:table-row>
        <table:table-row table:style-name="ro1">
          <table:table-cell office:value-type="float" office:value="0.171548638022697" calcext:value-type="float">
            <text:p>0.171548638</text:p>
          </table:table-cell>
          <table:table-cell table:number-columns-repeated="1023"/>
        </table:table-row>
        <table:table-row table:style-name="ro1">
          <table:table-cell office:value-type="float" office:value="0.170908208235683" calcext:value-type="float">
            <text:p>0.1709082082</text:p>
          </table:table-cell>
          <table:table-cell table:number-columns-repeated="1023"/>
        </table:table-row>
        <table:table-row table:style-name="ro1">
          <table:table-cell office:value-type="float" office:value="0.170241641373288" calcext:value-type="float">
            <text:p>0.1702416414</text:p>
          </table:table-cell>
          <table:table-cell table:number-columns-repeated="1023"/>
        </table:table-row>
        <table:table-row table:style-name="ro1">
          <table:table-cell office:value-type="float" office:value="0.169635899732509" calcext:value-type="float">
            <text:p>0.1696358997</text:p>
          </table:table-cell>
          <table:table-cell table:number-columns-repeated="1023"/>
        </table:table-row>
        <table:table-row table:style-name="ro1">
          <table:table-cell office:value-type="float" office:value="0.169036970317182" calcext:value-type="float">
            <text:p>0.1690369703</text:p>
          </table:table-cell>
          <table:table-cell table:number-columns-repeated="1023"/>
        </table:table-row>
        <table:table-row table:style-name="ro1">
          <table:table-cell office:value-type="float" office:value="0.168461361887273" calcext:value-type="float">
            <text:p>0.1684613619</text:p>
          </table:table-cell>
          <table:table-cell table:number-columns-repeated="1023"/>
        </table:table-row>
        <table:table-row table:style-name="ro1">
          <table:table-cell office:value-type="float" office:value="0.167880667902569" calcext:value-type="float">
            <text:p>0.1678806679</text:p>
          </table:table-cell>
          <table:table-cell table:number-columns-repeated="1023"/>
        </table:table-row>
        <table:table-row table:style-name="ro1">
          <table:table-cell office:value-type="float" office:value="0.167339979766809" calcext:value-type="float">
            <text:p>0.1673399798</text:p>
          </table:table-cell>
          <table:table-cell table:number-columns-repeated="1023"/>
        </table:table-row>
        <table:table-row table:style-name="ro1">
          <table:table-cell office:value-type="float" office:value="0.166774717285703" calcext:value-type="float">
            <text:p>0.1667747173</text:p>
          </table:table-cell>
          <table:table-cell table:number-columns-repeated="1023"/>
        </table:table-row>
        <table:table-row table:style-name="ro1">
          <table:table-cell office:value-type="float" office:value="0.166241966233753" calcext:value-type="float">
            <text:p>0.1662419662</text:p>
          </table:table-cell>
          <table:table-cell table:number-columns-repeated="1023"/>
        </table:table-row>
        <table:table-row table:style-name="ro1">
          <table:table-cell office:value-type="float" office:value="0.165686798515774" calcext:value-type="float">
            <text:p>0.16568679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00" calcext:value-type="float">
            <text:p>3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ponent Regulated Sin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float" office:value="1.11951087011146" calcext:value-type="float">
            <text:p>1.1195108701</text:p>
          </table:table-cell>
          <table:table-cell table:number-columns-repeated="1023"/>
        </table:table-row>
        <table:table-row table:style-name="ro1">
          <table:table-cell office:value-type="float" office:value="0.789128579936254" calcext:value-type="float">
            <text:p>0.7891285799</text:p>
          </table:table-cell>
          <table:table-cell table:number-columns-repeated="1023"/>
        </table:table-row>
        <table:table-row table:style-name="ro1">
          <table:table-cell office:value-type="float" office:value="0.632002243799403" calcext:value-type="float">
            <text:p>0.6320022438</text:p>
          </table:table-cell>
          <table:table-cell table:number-columns-repeated="1023"/>
        </table:table-row>
        <table:table-row table:style-name="ro1">
          <table:table-cell office:value-type="float" office:value="0.514769610764225" calcext:value-type="float">
            <text:p>0.5147696108</text:p>
          </table:table-cell>
          <table:table-cell table:number-columns-repeated="1023"/>
        </table:table-row>
        <table:table-row table:style-name="ro1">
          <table:table-cell office:value-type="float" office:value="0.431010428745511" calcext:value-type="float">
            <text:p>0.4310104287</text:p>
          </table:table-cell>
          <table:table-cell table:number-columns-repeated="1023"/>
        </table:table-row>
        <table:table-row table:style-name="ro1">
          <table:table-cell office:value-type="float" office:value="0.360466257207839" calcext:value-type="float">
            <text:p>0.3604662572</text:p>
          </table:table-cell>
          <table:table-cell table:number-columns-repeated="1023"/>
        </table:table-row>
        <table:table-row table:style-name="ro1">
          <table:table-cell office:value-type="float" office:value="0.319070510188116" calcext:value-type="float">
            <text:p>0.3190705102</text:p>
          </table:table-cell>
          <table:table-cell table:number-columns-repeated="1023"/>
        </table:table-row>
        <table:table-row table:style-name="ro1">
          <table:table-cell office:value-type="float" office:value="0.294769570347937" calcext:value-type="float">
            <text:p>0.2947695703</text:p>
          </table:table-cell>
          <table:table-cell table:number-columns-repeated="1023"/>
        </table:table-row>
        <table:table-row table:style-name="ro1">
          <table:table-cell office:value-type="float" office:value="0.277733539987337" calcext:value-type="float">
            <text:p>0.27773354</text:p>
          </table:table-cell>
          <table:table-cell table:number-columns-repeated="1023"/>
        </table:table-row>
        <table:table-row table:style-name="ro1">
          <table:table-cell office:value-type="float" office:value="0.264522042070719" calcext:value-type="float">
            <text:p>0.2645220421</text:p>
          </table:table-cell>
          <table:table-cell table:number-columns-repeated="1023"/>
        </table:table-row>
        <table:table-row table:style-name="ro1">
          <table:table-cell office:value-type="float" office:value="0.254597854090335" calcext:value-type="float">
            <text:p>0.2545978541</text:p>
          </table:table-cell>
          <table:table-cell table:number-columns-repeated="1023"/>
        </table:table-row>
        <table:table-row table:style-name="ro1">
          <table:table-cell office:value-type="float" office:value="0.245826016022127" calcext:value-type="float">
            <text:p>0.245826016</text:p>
          </table:table-cell>
          <table:table-cell table:number-columns-repeated="1023"/>
        </table:table-row>
        <table:table-row table:style-name="ro1">
          <table:table-cell office:value-type="float" office:value="0.238580723976272" calcext:value-type="float">
            <text:p>0.238580724</text:p>
          </table:table-cell>
          <table:table-cell table:number-columns-repeated="1023"/>
        </table:table-row>
        <table:table-row table:style-name="ro1">
          <table:table-cell office:value-type="float" office:value="0.231951735785441" calcext:value-type="float">
            <text:p>0.2319517358</text:p>
          </table:table-cell>
          <table:table-cell table:number-columns-repeated="1023"/>
        </table:table-row>
        <table:table-row table:style-name="ro1">
          <table:table-cell office:value-type="float" office:value="0.225022826918293" calcext:value-type="float">
            <text:p>0.2250228269</text:p>
          </table:table-cell>
          <table:table-cell table:number-columns-repeated="1023"/>
        </table:table-row>
        <table:table-row table:style-name="ro1">
          <table:table-cell office:value-type="float" office:value="0.219167397699483" calcext:value-type="float">
            <text:p>0.2191673977</text:p>
          </table:table-cell>
          <table:table-cell table:number-columns-repeated="1023"/>
        </table:table-row>
        <table:table-row table:style-name="ro1">
          <table:table-cell office:value-type="float" office:value="0.21420885583446" calcext:value-type="float">
            <text:p>0.2142088558</text:p>
          </table:table-cell>
          <table:table-cell table:number-columns-repeated="1023"/>
        </table:table-row>
        <table:table-row table:style-name="ro1">
          <table:table-cell office:value-type="float" office:value="0.209576428769262" calcext:value-type="float">
            <text:p>0.2095764288</text:p>
          </table:table-cell>
          <table:table-cell table:number-columns-repeated="1023"/>
        </table:table-row>
        <table:table-row table:style-name="ro1">
          <table:table-cell office:value-type="float" office:value="0.205835920818233" calcext:value-type="float">
            <text:p>0.2058359208</text:p>
          </table:table-cell>
          <table:table-cell table:number-columns-repeated="1023"/>
        </table:table-row>
        <table:table-row table:style-name="ro1">
          <table:table-cell office:value-type="float" office:value="0.202408412459325" calcext:value-type="float">
            <text:p>0.2024084125</text:p>
          </table:table-cell>
          <table:table-cell table:number-columns-repeated="1023"/>
        </table:table-row>
        <table:table-row table:style-name="ro1">
          <table:table-cell office:value-type="float" office:value="0.199305664814087" calcext:value-type="float">
            <text:p>0.1993056648</text:p>
          </table:table-cell>
          <table:table-cell table:number-columns-repeated="1023"/>
        </table:table-row>
        <table:table-row table:style-name="ro1">
          <table:table-cell office:value-type="float" office:value="0.196527984663879" calcext:value-type="float">
            <text:p>0.1965279847</text:p>
          </table:table-cell>
          <table:table-cell table:number-columns-repeated="1023"/>
        </table:table-row>
        <table:table-row table:style-name="ro1">
          <table:table-cell office:value-type="float" office:value="0.194008360075373" calcext:value-type="float">
            <text:p>0.1940083601</text:p>
          </table:table-cell>
          <table:table-cell table:number-columns-repeated="1023"/>
        </table:table-row>
        <table:table-row table:style-name="ro1">
          <table:table-cell office:value-type="float" office:value="0.191571149748687" calcext:value-type="float">
            <text:p>0.1915711497</text:p>
          </table:table-cell>
          <table:table-cell table:number-columns-repeated="1023"/>
        </table:table-row>
        <table:table-row table:style-name="ro1">
          <table:table-cell office:value-type="float" office:value="0.18931665800258" calcext:value-type="float">
            <text:p>0.189316658</text:p>
          </table:table-cell>
          <table:table-cell table:number-columns-repeated="1023"/>
        </table:table-row>
        <table:table-row table:style-name="ro1">
          <table:table-cell office:value-type="float" office:value="0.187264692261494" calcext:value-type="float">
            <text:p>0.1872646923</text:p>
          </table:table-cell>
          <table:table-cell table:number-columns-repeated="1023"/>
        </table:table-row>
        <table:table-row table:style-name="ro1">
          <table:table-cell office:value-type="float" office:value="0.185326471930267" calcext:value-type="float">
            <text:p>0.1853264719</text:p>
          </table:table-cell>
          <table:table-cell table:number-columns-repeated="1023"/>
        </table:table-row>
        <table:table-row table:style-name="ro1">
          <table:table-cell office:value-type="float" office:value="0.183513934191075" calcext:value-type="float">
            <text:p>0.1835139342</text:p>
          </table:table-cell>
          <table:table-cell table:number-columns-repeated="1023"/>
        </table:table-row>
        <table:table-row table:style-name="ro1">
          <table:table-cell office:value-type="float" office:value="0.181762234994384" calcext:value-type="float">
            <text:p>0.181762235</text:p>
          </table:table-cell>
          <table:table-cell table:number-columns-repeated="1023"/>
        </table:table-row>
        <table:table-row table:style-name="ro1">
          <table:table-cell office:value-type="float" office:value="0.179883441714886" calcext:value-type="float">
            <text:p>0.1798834417</text:p>
          </table:table-cell>
          <table:table-cell table:number-columns-repeated="1023"/>
        </table:table-row>
        <table:table-row table:style-name="ro1">
          <table:table-cell office:value-type="float" office:value="0.178324252535067" calcext:value-type="float">
            <text:p>0.1783242525</text:p>
          </table:table-cell>
          <table:table-cell table:number-columns-repeated="1023"/>
        </table:table-row>
        <table:table-row table:style-name="ro1">
          <table:table-cell office:value-type="float" office:value="0.176819217810487" calcext:value-type="float">
            <text:p>0.1768192178</text:p>
          </table:table-cell>
          <table:table-cell table:number-columns-repeated="1023"/>
        </table:table-row>
        <table:table-row table:style-name="ro1">
          <table:table-cell office:value-type="float" office:value="0.175357678172065" calcext:value-type="float">
            <text:p>0.1753576782</text:p>
          </table:table-cell>
          <table:table-cell table:number-columns-repeated="1023"/>
        </table:table-row>
        <table:table-row table:style-name="ro1">
          <table:table-cell office:value-type="float" office:value="0.174044519998052" calcext:value-type="float">
            <text:p>0.17404452</text:p>
          </table:table-cell>
          <table:table-cell table:number-columns-repeated="1023"/>
        </table:table-row>
        <table:table-row table:style-name="ro1">
          <table:table-cell office:value-type="float" office:value="0.172785327406524" calcext:value-type="float">
            <text:p>0.1727853274</text:p>
          </table:table-cell>
          <table:table-cell table:number-columns-repeated="1023"/>
        </table:table-row>
        <table:table-row table:style-name="ro1">
          <table:table-cell office:value-type="float" office:value="0.171572379291131" calcext:value-type="float">
            <text:p>0.1715723793</text:p>
          </table:table-cell>
          <table:table-cell table:number-columns-repeated="1023"/>
        </table:table-row>
        <table:table-row table:style-name="ro1">
          <table:table-cell office:value-type="float" office:value="0.170400548145484" calcext:value-type="float">
            <text:p>0.1704005481</text:p>
          </table:table-cell>
          <table:table-cell table:number-columns-repeated="1023"/>
        </table:table-row>
        <table:table-row table:style-name="ro1">
          <table:table-cell office:value-type="float" office:value="0.169354540585687" calcext:value-type="float">
            <text:p>0.1693545406</text:p>
          </table:table-cell>
          <table:table-cell table:number-columns-repeated="1023"/>
        </table:table-row>
        <table:table-row table:style-name="ro1">
          <table:table-cell office:value-type="float" office:value="0.168375069794948" calcext:value-type="float">
            <text:p>0.1683750698</text:p>
          </table:table-cell>
          <table:table-cell table:number-columns-repeated="1023"/>
        </table:table-row>
        <table:table-row table:style-name="ro1">
          <table:table-cell office:value-type="float" office:value="0.167392912573957" calcext:value-type="float">
            <text:p>0.1673929126</text:p>
          </table:table-cell>
          <table:table-cell table:number-columns-repeated="1023"/>
        </table:table-row>
        <table:table-row table:style-name="ro1">
          <table:table-cell office:value-type="float" office:value="0.166478191735635" calcext:value-type="float">
            <text:p>0.1664781917</text:p>
          </table:table-cell>
          <table:table-cell table:number-columns-repeated="1023"/>
        </table:table-row>
        <table:table-row table:style-name="ro1">
          <table:table-cell office:value-type="float" office:value="0.16561069071395" calcext:value-type="float">
            <text:p>0.1656106907</text:p>
          </table:table-cell>
          <table:table-cell table:number-columns-repeated="1023"/>
        </table:table-row>
        <table:table-row table:style-name="ro1">
          <table:table-cell office:value-type="float" office:value="0.164736249451804" calcext:value-type="float">
            <text:p>0.1647362495</text:p>
          </table:table-cell>
          <table:table-cell table:number-columns-repeated="1023"/>
        </table:table-row>
        <table:table-row table:style-name="ro1">
          <table:table-cell office:value-type="float" office:value="0.163902387447952" calcext:value-type="float">
            <text:p>0.1639023874</text:p>
          </table:table-cell>
          <table:table-cell table:number-columns-repeated="1023"/>
        </table:table-row>
        <table:table-row table:style-name="ro1">
          <table:table-cell office:value-type="float" office:value="0.1631074621662" calcext:value-type="float">
            <text:p>0.1631074622</text:p>
          </table:table-cell>
          <table:table-cell table:number-columns-repeated="1023"/>
        </table:table-row>
        <table:table-row table:style-name="ro1">
          <table:table-cell office:value-type="float" office:value="0.16237267470458" calcext:value-type="float">
            <text:p>0.1623726747</text:p>
          </table:table-cell>
          <table:table-cell table:number-columns-repeated="1023"/>
        </table:table-row>
        <table:table-row table:style-name="ro1">
          <table:table-cell office:value-type="float" office:value="0.161586102869213" calcext:value-type="float">
            <text:p>0.1615861029</text:p>
          </table:table-cell>
          <table:table-cell table:number-columns-repeated="1023"/>
        </table:table-row>
        <table:table-row table:style-name="ro1">
          <table:table-cell office:value-type="float" office:value="0.160848309993832" calcext:value-type="float">
            <text:p>0.16084831</text:p>
          </table:table-cell>
          <table:table-cell table:number-columns-repeated="1023"/>
        </table:table-row>
        <table:table-row table:style-name="ro1">
          <table:table-cell office:value-type="float" office:value="0.160137998191958" calcext:value-type="float">
            <text:p>0.1601379982</text:p>
          </table:table-cell>
          <table:table-cell table:number-columns-repeated="1023"/>
        </table:table-row>
        <table:table-row table:style-name="ro1">
          <table:table-cell office:value-type="float" office:value="0.159476351973263" calcext:value-type="float">
            <text:p>0.159476352</text:p>
          </table:table-cell>
          <table:table-cell table:number-columns-repeated="1023"/>
        </table:table-row>
        <table:table-row table:style-name="ro1">
          <table:table-cell office:value-type="float" office:value="0.158790954310899" calcext:value-type="float">
            <text:p>0.1587909543</text:p>
          </table:table-cell>
          <table:table-cell table:number-columns-repeated="1023"/>
        </table:table-row>
        <table:table-row table:style-name="ro1">
          <table:table-cell office:value-type="float" office:value="0.15817891746403" calcext:value-type="float">
            <text:p>0.1581789175</text:p>
          </table:table-cell>
          <table:table-cell table:number-columns-repeated="1023"/>
        </table:table-row>
        <table:table-row table:style-name="ro1">
          <table:table-cell office:value-type="float" office:value="0.15756394573569" calcext:value-type="float">
            <text:p>0.1575639457</text:p>
          </table:table-cell>
          <table:table-cell table:number-columns-repeated="1023"/>
        </table:table-row>
        <table:table-row table:style-name="ro1">
          <table:table-cell office:value-type="float" office:value="0.156961003073302" calcext:value-type="float">
            <text:p>0.1569610031</text:p>
          </table:table-cell>
          <table:table-cell table:number-columns-repeated="1023"/>
        </table:table-row>
        <table:table-row table:style-name="ro1">
          <table:table-cell office:value-type="float" office:value="0.156383547543523" calcext:value-type="float">
            <text:p>0.1563835475</text:p>
          </table:table-cell>
          <table:table-cell table:number-columns-repeated="1023"/>
        </table:table-row>
        <table:table-row table:style-name="ro1">
          <table:table-cell office:value-type="float" office:value="0.155799820752229" calcext:value-type="float">
            <text:p>0.1557998208</text:p>
          </table:table-cell>
          <table:table-cell table:number-columns-repeated="1023"/>
        </table:table-row>
        <table:table-row table:style-name="ro1">
          <table:table-cell office:value-type="float" office:value="0.15524970395914" calcext:value-type="float">
            <text:p>0.155249704</text:p>
          </table:table-cell>
          <table:table-cell table:number-columns-repeated="1023"/>
        </table:table-row>
        <table:table-row table:style-name="ro1">
          <table:table-cell office:value-type="float" office:value="0.154696522751756" calcext:value-type="float">
            <text:p>0.1546965228</text:p>
          </table:table-cell>
          <table:table-cell table:number-columns-repeated="1023"/>
        </table:table-row>
        <table:table-row table:style-name="ro1">
          <table:table-cell office:value-type="float" office:value="0.154173936824182" calcext:value-type="float">
            <text:p>0.1541739368</text:p>
          </table:table-cell>
          <table:table-cell table:number-columns-repeated="1023"/>
        </table:table-row>
        <table:table-row table:style-name="ro1">
          <table:table-cell office:value-type="float" office:value="0.153637439039262" calcext:value-type="float">
            <text:p>0.15363743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89" calcext:value-type="float">
            <text:p>28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ponent Regulated Sin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float" office:value="1.08590287807595" calcext:value-type="float">
            <text:p>1.0859028781</text:p>
          </table:table-cell>
          <table:table-cell table:number-columns-repeated="1023"/>
        </table:table-row>
        <table:table-row table:style-name="ro1">
          <table:table-cell office:value-type="float" office:value="0.689785343703645" calcext:value-type="float">
            <text:p>0.6897853437</text:p>
          </table:table-cell>
          <table:table-cell table:number-columns-repeated="1023"/>
        </table:table-row>
        <table:table-row table:style-name="ro1">
          <table:table-cell office:value-type="float" office:value="0.560524174161321" calcext:value-type="float">
            <text:p>0.5605241742</text:p>
          </table:table-cell>
          <table:table-cell table:number-columns-repeated="1023"/>
        </table:table-row>
        <table:table-row table:style-name="ro1">
          <table:table-cell office:value-type="float" office:value="0.472016053676802" calcext:value-type="float">
            <text:p>0.4720160537</text:p>
          </table:table-cell>
          <table:table-cell table:number-columns-repeated="1023"/>
        </table:table-row>
        <table:table-row table:style-name="ro1">
          <table:table-cell office:value-type="float" office:value="0.394465035641947" calcext:value-type="float">
            <text:p>0.3944650356</text:p>
          </table:table-cell>
          <table:table-cell table:number-columns-repeated="1023"/>
        </table:table-row>
        <table:table-row table:style-name="ro1">
          <table:table-cell office:value-type="float" office:value="0.334818655119318" calcext:value-type="float">
            <text:p>0.3348186551</text:p>
          </table:table-cell>
          <table:table-cell table:number-columns-repeated="1023"/>
        </table:table-row>
        <table:table-row table:style-name="ro1">
          <table:table-cell office:value-type="float" office:value="0.304319774782641" calcext:value-type="float">
            <text:p>0.3043197748</text:p>
          </table:table-cell>
          <table:table-cell table:number-columns-repeated="1023"/>
        </table:table-row>
        <table:table-row table:style-name="ro1">
          <table:table-cell office:value-type="float" office:value="0.286130217073253" calcext:value-type="float">
            <text:p>0.2861302171</text:p>
          </table:table-cell>
          <table:table-cell table:number-columns-repeated="1023"/>
        </table:table-row>
        <table:table-row table:style-name="ro1">
          <table:table-cell office:value-type="float" office:value="0.272070313730969" calcext:value-type="float">
            <text:p>0.2720703137</text:p>
          </table:table-cell>
          <table:table-cell table:number-columns-repeated="1023"/>
        </table:table-row>
        <table:table-row table:style-name="ro1">
          <table:table-cell office:value-type="float" office:value="0.260517388162704" calcext:value-type="float">
            <text:p>0.2605173882</text:p>
          </table:table-cell>
          <table:table-cell table:number-columns-repeated="1023"/>
        </table:table-row>
        <table:table-row table:style-name="ro1">
          <table:table-cell office:value-type="float" office:value="0.250761968922704" calcext:value-type="float">
            <text:p>0.2507619689</text:p>
          </table:table-cell>
          <table:table-cell table:number-columns-repeated="1023"/>
        </table:table-row>
        <table:table-row table:style-name="ro1">
          <table:table-cell office:value-type="float" office:value="0.242972111234599" calcext:value-type="float">
            <text:p>0.2429721112</text:p>
          </table:table-cell>
          <table:table-cell table:number-columns-repeated="1023"/>
        </table:table-row>
        <table:table-row table:style-name="ro1">
          <table:table-cell office:value-type="float" office:value="0.236294022107575" calcext:value-type="float">
            <text:p>0.2362940221</text:p>
          </table:table-cell>
          <table:table-cell table:number-columns-repeated="1023"/>
        </table:table-row>
        <table:table-row table:style-name="ro1">
          <table:table-cell office:value-type="float" office:value="0.230827481266747" calcext:value-type="float">
            <text:p>0.2308274813</text:p>
          </table:table-cell>
          <table:table-cell table:number-columns-repeated="1023"/>
        </table:table-row>
        <table:table-row table:style-name="ro1">
          <table:table-cell office:value-type="float" office:value="0.225589538380716" calcext:value-type="float">
            <text:p>0.2255895384</text:p>
          </table:table-cell>
          <table:table-cell table:number-columns-repeated="1023"/>
        </table:table-row>
        <table:table-row table:style-name="ro1">
          <table:table-cell office:value-type="float" office:value="0.221179222373598" calcext:value-type="float">
            <text:p>0.2211792224</text:p>
          </table:table-cell>
          <table:table-cell table:number-columns-repeated="1023"/>
        </table:table-row>
        <table:table-row table:style-name="ro1">
          <table:table-cell office:value-type="float" office:value="0.217069674729392" calcext:value-type="float">
            <text:p>0.2170696747</text:p>
          </table:table-cell>
          <table:table-cell table:number-columns-repeated="1023"/>
        </table:table-row>
        <table:table-row table:style-name="ro1">
          <table:table-cell office:value-type="float" office:value="0.213784672825998" calcext:value-type="float">
            <text:p>0.2137846728</text:p>
          </table:table-cell>
          <table:table-cell table:number-columns-repeated="1023"/>
        </table:table-row>
        <table:table-row table:style-name="ro1">
          <table:table-cell office:value-type="float" office:value="0.210249593998748" calcext:value-type="float">
            <text:p>0.210249594</text:p>
          </table:table-cell>
          <table:table-cell table:number-columns-repeated="1023"/>
        </table:table-row>
        <table:table-row table:style-name="ro1">
          <table:table-cell office:value-type="float" office:value="0.207271989316576" calcext:value-type="float">
            <text:p>0.2072719893</text:p>
          </table:table-cell>
          <table:table-cell table:number-columns-repeated="1023"/>
        </table:table-row>
        <table:table-row table:style-name="ro1">
          <table:table-cell office:value-type="float" office:value="0.204400206349795" calcext:value-type="float">
            <text:p>0.2044002063</text:p>
          </table:table-cell>
          <table:table-cell table:number-columns-repeated="1023"/>
        </table:table-row>
        <table:table-row table:style-name="ro1">
          <table:table-cell office:value-type="float" office:value="0.201680723032236" calcext:value-type="float">
            <text:p>0.201680723</text:p>
          </table:table-cell>
          <table:table-cell table:number-columns-repeated="1023"/>
        </table:table-row>
        <table:table-row table:style-name="ro1">
          <table:table-cell office:value-type="float" office:value="0.199297295529334" calcext:value-type="float">
            <text:p>0.1992972955</text:p>
          </table:table-cell>
          <table:table-cell table:number-columns-repeated="1023"/>
        </table:table-row>
        <table:table-row table:style-name="ro1">
          <table:table-cell office:value-type="float" office:value="0.197047304609998" calcext:value-type="float">
            <text:p>0.1970473046</text:p>
          </table:table-cell>
          <table:table-cell table:number-columns-repeated="1023"/>
        </table:table-row>
        <table:table-row table:style-name="ro1">
          <table:table-cell office:value-type="float" office:value="0.19513545346324" calcext:value-type="float">
            <text:p>0.1951354535</text:p>
          </table:table-cell>
          <table:table-cell table:number-columns-repeated="1023"/>
        </table:table-row>
        <table:table-row table:style-name="ro1">
          <table:table-cell office:value-type="float" office:value="0.193253855781227" calcext:value-type="float">
            <text:p>0.1932538558</text:p>
          </table:table-cell>
          <table:table-cell table:number-columns-repeated="1023"/>
        </table:table-row>
        <table:table-row table:style-name="ro1">
          <table:table-cell office:value-type="float" office:value="0.191433932378591" calcext:value-type="float">
            <text:p>0.1914339324</text:p>
          </table:table-cell>
          <table:table-cell table:number-columns-repeated="1023"/>
        </table:table-row>
        <table:table-row table:style-name="ro1">
          <table:table-cell office:value-type="float" office:value="0.189706832576969" calcext:value-type="float">
            <text:p>0.1897068326</text:p>
          </table:table-cell>
          <table:table-cell table:number-columns-repeated="1023"/>
        </table:table-row>
        <table:table-row table:style-name="ro1">
          <table:table-cell office:value-type="float" office:value="0.188090418245535" calcext:value-type="float">
            <text:p>0.1880904182</text:p>
          </table:table-cell>
          <table:table-cell table:number-columns-repeated="1023"/>
        </table:table-row>
        <table:table-row table:style-name="ro1">
          <table:table-cell office:value-type="float" office:value="0.186564030669657" calcext:value-type="float">
            <text:p>0.1865640307</text:p>
          </table:table-cell>
          <table:table-cell table:number-columns-repeated="1023"/>
        </table:table-row>
        <table:table-row table:style-name="ro1">
          <table:table-cell office:value-type="float" office:value="0.185240898555642" calcext:value-type="float">
            <text:p>0.1852408986</text:p>
          </table:table-cell>
          <table:table-cell table:number-columns-repeated="1023"/>
        </table:table-row>
        <table:table-row table:style-name="ro1">
          <table:table-cell office:value-type="float" office:value="0.183965923039629" calcext:value-type="float">
            <text:p>0.183965923</text:p>
          </table:table-cell>
          <table:table-cell table:number-columns-repeated="1023"/>
        </table:table-row>
        <table:table-row table:style-name="ro1">
          <table:table-cell office:value-type="float" office:value="0.182739821773103" calcext:value-type="float">
            <text:p>0.1827398218</text:p>
          </table:table-cell>
          <table:table-cell table:number-columns-repeated="1023"/>
        </table:table-row>
        <table:table-row table:style-name="ro1">
          <table:table-cell office:value-type="float" office:value="0.181548060226453" calcext:value-type="float">
            <text:p>0.1815480602</text:p>
          </table:table-cell>
          <table:table-cell table:number-columns-repeated="1023"/>
        </table:table-row>
        <table:table-row table:style-name="ro1">
          <table:table-cell office:value-type="float" office:value="0.18048817627747" calcext:value-type="float">
            <text:p>0.1804881763</text:p>
          </table:table-cell>
          <table:table-cell table:number-columns-repeated="1023"/>
        </table:table-row>
        <table:table-row table:style-name="ro1">
          <table:table-cell office:value-type="float" office:value="0.179388222897283" calcext:value-type="float">
            <text:p>0.1793882229</text:p>
          </table:table-cell>
          <table:table-cell table:number-columns-repeated="1023"/>
        </table:table-row>
        <table:table-row table:style-name="ro1">
          <table:table-cell office:value-type="float" office:value="0.178369342342931" calcext:value-type="float">
            <text:p>0.1783693423</text:p>
          </table:table-cell>
          <table:table-cell table:number-columns-repeated="1023"/>
        </table:table-row>
        <table:table-row table:style-name="ro1">
          <table:table-cell office:value-type="float" office:value="0.177336460826133" calcext:value-type="float">
            <text:p>0.1773364608</text:p>
          </table:table-cell>
          <table:table-cell table:number-columns-repeated="1023"/>
        </table:table-row>
        <table:table-row table:style-name="ro1">
          <table:table-cell office:value-type="float" office:value="0.1764250779392" calcext:value-type="float">
            <text:p>0.1764250779</text:p>
          </table:table-cell>
          <table:table-cell table:number-columns-repeated="1023"/>
        </table:table-row>
        <table:table-row table:style-name="ro1">
          <table:table-cell office:value-type="float" office:value="0.1754781178841" calcext:value-type="float">
            <text:p>0.1754781179</text:p>
          </table:table-cell>
          <table:table-cell table:number-columns-repeated="1023"/>
        </table:table-row>
        <table:table-row table:style-name="ro1">
          <table:table-cell office:value-type="float" office:value="0.174633723100646" calcext:value-type="float">
            <text:p>0.1746337231</text:p>
          </table:table-cell>
          <table:table-cell table:number-columns-repeated="1023"/>
        </table:table-row>
        <table:table-row table:style-name="ro1">
          <table:table-cell office:value-type="float" office:value="0.173781230797367" calcext:value-type="float">
            <text:p>0.1737812308</text:p>
          </table:table-cell>
          <table:table-cell table:number-columns-repeated="1023"/>
        </table:table-row>
        <table:table-row table:style-name="ro1">
          <table:table-cell office:value-type="float" office:value="0.172974726060115" calcext:value-type="float">
            <text:p>0.1729747261</text:p>
          </table:table-cell>
          <table:table-cell table:number-columns-repeated="1023"/>
        </table:table-row>
        <table:table-row table:style-name="ro1">
          <table:table-cell office:value-type="float" office:value="0.172227197313662" calcext:value-type="float">
            <text:p>0.1722271973</text:p>
          </table:table-cell>
          <table:table-cell table:number-columns-repeated="1023"/>
        </table:table-row>
        <table:table-row table:style-name="ro1">
          <table:table-cell office:value-type="float" office:value="0.171442510805072" calcext:value-type="float">
            <text:p>0.1714425108</text:p>
          </table:table-cell>
          <table:table-cell table:number-columns-repeated="1023"/>
        </table:table-row>
        <table:table-row table:style-name="ro1">
          <table:table-cell office:value-type="float" office:value="0.170751663195692" calcext:value-type="float">
            <text:p>0.1707516632</text:p>
          </table:table-cell>
          <table:table-cell table:number-columns-repeated="1023"/>
        </table:table-row>
        <table:table-row table:style-name="ro1">
          <table:table-cell office:value-type="float" office:value="0.170014131962477" calcext:value-type="float">
            <text:p>0.170014132</text:p>
          </table:table-cell>
          <table:table-cell table:number-columns-repeated="1023"/>
        </table:table-row>
        <table:table-row table:style-name="ro1">
          <table:table-cell office:value-type="float" office:value="0.169371070825039" calcext:value-type="float">
            <text:p>0.1693710708</text:p>
          </table:table-cell>
          <table:table-cell table:number-columns-repeated="1023"/>
        </table:table-row>
        <table:table-row table:style-name="ro1">
          <table:table-cell office:value-type="float" office:value="0.168675554827737" calcext:value-type="float">
            <text:p>0.1686755548</text:p>
          </table:table-cell>
          <table:table-cell table:number-columns-repeated="1023"/>
        </table:table-row>
        <table:table-row table:style-name="ro1">
          <table:table-cell office:value-type="float" office:value="0.168044167825465" calcext:value-type="float">
            <text:p>0.1680441678</text:p>
          </table:table-cell>
          <table:table-cell table:number-columns-repeated="1023"/>
        </table:table-row>
        <table:table-row table:style-name="ro1">
          <table:table-cell office:value-type="float" office:value="0.167423429468669" calcext:value-type="float">
            <text:p>0.1674234295</text:p>
          </table:table-cell>
          <table:table-cell table:number-columns-repeated="1023"/>
        </table:table-row>
        <table:table-row table:style-name="ro1">
          <table:table-cell office:value-type="float" office:value="0.166797526148869" calcext:value-type="float">
            <text:p>0.1667975261</text:p>
          </table:table-cell>
          <table:table-cell table:number-columns-repeated="1023"/>
        </table:table-row>
        <table:table-row table:style-name="ro1">
          <table:table-cell office:value-type="float" office:value="0.166202575164034" calcext:value-type="float">
            <text:p>0.1662025752</text:p>
          </table:table-cell>
          <table:table-cell table:number-columns-repeated="1023"/>
        </table:table-row>
        <table:table-row table:style-name="ro1">
          <table:table-cell office:value-type="float" office:value="0.165623201327234" calcext:value-type="float">
            <text:p>0.1656232013</text:p>
          </table:table-cell>
          <table:table-cell table:number-columns-repeated="1023"/>
        </table:table-row>
        <table:table-row table:style-name="ro1">
          <table:table-cell office:value-type="float" office:value="0.165049378448689" calcext:value-type="float">
            <text:p>0.1650493784</text:p>
          </table:table-cell>
          <table:table-cell table:number-columns-repeated="1023"/>
        </table:table-row>
        <table:table-row table:style-name="ro1">
          <table:table-cell office:value-type="float" office:value="0.16453816401345" calcext:value-type="float">
            <text:p>0.164538164</text:p>
          </table:table-cell>
          <table:table-cell table:number-columns-repeated="1023"/>
        </table:table-row>
        <table:table-row table:style-name="ro1">
          <table:table-cell office:value-type="float" office:value="0.163984120216309" calcext:value-type="float">
            <text:p>0.1639841202</text:p>
          </table:table-cell>
          <table:table-cell table:number-columns-repeated="1023"/>
        </table:table-row>
        <table:table-row table:style-name="ro1">
          <table:table-cell office:value-type="float" office:value="0.163493133438228" calcext:value-type="float">
            <text:p>0.1634931334</text:p>
          </table:table-cell>
          <table:table-cell table:number-columns-repeated="1023"/>
        </table:table-row>
        <table:table-row table:style-name="ro1">
          <table:table-cell office:value-type="float" office:value="0.162982512472382" calcext:value-type="float">
            <text:p>0.1629825125</text:p>
          </table:table-cell>
          <table:table-cell table:number-columns-repeated="1023"/>
        </table:table-row>
        <table:table-row table:style-name="ro1">
          <table:table-cell office:value-type="float" office:value="0.162505489204868" calcext:value-type="float">
            <text:p>0.16250548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01" calcext:value-type="float">
            <text:p>3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ponent Regulated Sin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float" office:value="1.12193437637502" calcext:value-type="float">
            <text:p>1.1219343764</text:p>
          </table:table-cell>
          <table:table-cell table:number-columns-repeated="1023"/>
        </table:table-row>
        <table:table-row table:style-name="ro1">
          <table:table-cell office:value-type="float" office:value="0.699609681964339" calcext:value-type="float">
            <text:p>0.699609682</text:p>
          </table:table-cell>
          <table:table-cell table:number-columns-repeated="1023"/>
        </table:table-row>
        <table:table-row table:style-name="ro1">
          <table:table-cell office:value-type="float" office:value="0.531366250477128" calcext:value-type="float">
            <text:p>0.5313662505</text:p>
          </table:table-cell>
          <table:table-cell table:number-columns-repeated="1023"/>
        </table:table-row>
        <table:table-row table:style-name="ro1">
          <table:table-cell office:value-type="float" office:value="0.388529710933546" calcext:value-type="float">
            <text:p>0.3885297109</text:p>
          </table:table-cell>
          <table:table-cell table:number-columns-repeated="1023"/>
        </table:table-row>
        <table:table-row table:style-name="ro1">
          <table:table-cell office:value-type="float" office:value="0.300673951934792" calcext:value-type="float">
            <text:p>0.3006739519</text:p>
          </table:table-cell>
          <table:table-cell table:number-columns-repeated="1023"/>
        </table:table-row>
        <table:table-row table:style-name="ro1">
          <table:table-cell office:value-type="float" office:value="0.261208447485637" calcext:value-type="float">
            <text:p>0.2612084475</text:p>
          </table:table-cell>
          <table:table-cell table:number-columns-repeated="1023"/>
        </table:table-row>
        <table:table-row table:style-name="ro1">
          <table:table-cell office:value-type="float" office:value="0.24054559509822" calcext:value-type="float">
            <text:p>0.2405455951</text:p>
          </table:table-cell>
          <table:table-cell table:number-columns-repeated="1023"/>
        </table:table-row>
        <table:table-row table:style-name="ro1">
          <table:table-cell office:value-type="float" office:value="0.226860071485521" calcext:value-type="float">
            <text:p>0.2268600715</text:p>
          </table:table-cell>
          <table:table-cell table:number-columns-repeated="1023"/>
        </table:table-row>
        <table:table-row table:style-name="ro1">
          <table:table-cell office:value-type="float" office:value="0.216520081998519" calcext:value-type="float">
            <text:p>0.216520082</text:p>
          </table:table-cell>
          <table:table-cell table:number-columns-repeated="1023"/>
        </table:table-row>
        <table:table-row table:style-name="ro1">
          <table:table-cell office:value-type="float" office:value="0.20793779143894" calcext:value-type="float">
            <text:p>0.2079377914</text:p>
          </table:table-cell>
          <table:table-cell table:number-columns-repeated="1023"/>
        </table:table-row>
        <table:table-row table:style-name="ro1">
          <table:table-cell office:value-type="float" office:value="0.201402314759125" calcext:value-type="float">
            <text:p>0.2014023148</text:p>
          </table:table-cell>
          <table:table-cell table:number-columns-repeated="1023"/>
        </table:table-row>
        <table:table-row table:style-name="ro1">
          <table:table-cell office:value-type="float" office:value="0.196152886037056" calcext:value-type="float">
            <text:p>0.196152886</text:p>
          </table:table-cell>
          <table:table-cell table:number-columns-repeated="1023"/>
        </table:table-row>
        <table:table-row table:style-name="ro1">
          <table:table-cell office:value-type="float" office:value="0.191809893002578" calcext:value-type="float">
            <text:p>0.191809893</text:p>
          </table:table-cell>
          <table:table-cell table:number-columns-repeated="1023"/>
        </table:table-row>
        <table:table-row table:style-name="ro1">
          <table:table-cell office:value-type="float" office:value="0.188189960790302" calcext:value-type="float">
            <text:p>0.1881899608</text:p>
          </table:table-cell>
          <table:table-cell table:number-columns-repeated="1023"/>
        </table:table-row>
        <table:table-row table:style-name="ro1">
          <table:table-cell office:value-type="float" office:value="0.185006479783605" calcext:value-type="float">
            <text:p>0.1850064798</text:p>
          </table:table-cell>
          <table:table-cell table:number-columns-repeated="1023"/>
        </table:table-row>
        <table:table-row table:style-name="ro1">
          <table:table-cell office:value-type="float" office:value="0.182250191439891" calcext:value-type="float">
            <text:p>0.1822501914</text:p>
          </table:table-cell>
          <table:table-cell table:number-columns-repeated="1023"/>
        </table:table-row>
        <table:table-row table:style-name="ro1">
          <table:table-cell office:value-type="float" office:value="0.179714602623887" calcext:value-type="float">
            <text:p>0.1797146026</text:p>
          </table:table-cell>
          <table:table-cell table:number-columns-repeated="1023"/>
        </table:table-row>
        <table:table-row table:style-name="ro1">
          <table:table-cell office:value-type="float" office:value="0.177489700698141" calcext:value-type="float">
            <text:p>0.1774897007</text:p>
          </table:table-cell>
          <table:table-cell table:number-columns-repeated="1023"/>
        </table:table-row>
        <table:table-row table:style-name="ro1">
          <table:table-cell office:value-type="float" office:value="0.175565614080129" calcext:value-type="float">
            <text:p>0.1755656141</text:p>
          </table:table-cell>
          <table:table-cell table:number-columns-repeated="1023"/>
        </table:table-row>
        <table:table-row table:style-name="ro1">
          <table:table-cell office:value-type="float" office:value="0.173647781398863" calcext:value-type="float">
            <text:p>0.1736477814</text:p>
          </table:table-cell>
          <table:table-cell table:number-columns-repeated="1023"/>
        </table:table-row>
        <table:table-row table:style-name="ro1">
          <table:table-cell office:value-type="float" office:value="0.171901504646646" calcext:value-type="float">
            <text:p>0.1719015046</text:p>
          </table:table-cell>
          <table:table-cell table:number-columns-repeated="1023"/>
        </table:table-row>
        <table:table-row table:style-name="ro1">
          <table:table-cell office:value-type="float" office:value="0.170270304417243" calcext:value-type="float">
            <text:p>0.1702703044</text:p>
          </table:table-cell>
          <table:table-cell table:number-columns-repeated="1023"/>
        </table:table-row>
        <table:table-row table:style-name="ro1">
          <table:table-cell office:value-type="float" office:value="0.168795283743945" calcext:value-type="float">
            <text:p>0.1687952837</text:p>
          </table:table-cell>
          <table:table-cell table:number-columns-repeated="1023"/>
        </table:table-row>
        <table:table-row table:style-name="ro1">
          <table:table-cell office:value-type="float" office:value="0.16738667148734" calcext:value-type="float">
            <text:p>0.1673866715</text:p>
          </table:table-cell>
          <table:table-cell table:number-columns-repeated="1023"/>
        </table:table-row>
        <table:table-row table:style-name="ro1">
          <table:table-cell office:value-type="float" office:value="0.166091832785289" calcext:value-type="float">
            <text:p>0.1660918328</text:p>
          </table:table-cell>
          <table:table-cell table:number-columns-repeated="1023"/>
        </table:table-row>
        <table:table-row table:style-name="ro1">
          <table:table-cell office:value-type="float" office:value="0.164729619810208" calcext:value-type="float">
            <text:p>0.1647296198</text:p>
          </table:table-cell>
          <table:table-cell table:number-columns-repeated="1023"/>
        </table:table-row>
        <table:table-row table:style-name="ro1">
          <table:table-cell office:value-type="float" office:value="0.163414117825934" calcext:value-type="float">
            <text:p>0.1634141178</text:p>
          </table:table-cell>
          <table:table-cell table:number-columns-repeated="1023"/>
        </table:table-row>
        <table:table-row table:style-name="ro1">
          <table:table-cell office:value-type="float" office:value="0.162214103119384" calcext:value-type="float">
            <text:p>0.1622141031</text:p>
          </table:table-cell>
          <table:table-cell table:number-columns-repeated="1023"/>
        </table:table-row>
        <table:table-row table:style-name="ro1">
          <table:table-cell office:value-type="float" office:value="0.161065703740615" calcext:value-type="float">
            <text:p>0.1610657037</text:p>
          </table:table-cell>
          <table:table-cell table:number-columns-repeated="1023"/>
        </table:table-row>
        <table:table-row table:style-name="ro1">
          <table:table-cell office:value-type="float" office:value="0.160047313056168" calcext:value-type="float">
            <text:p>0.1600473131</text:p>
          </table:table-cell>
          <table:table-cell table:number-columns-repeated="1023"/>
        </table:table-row>
        <table:table-row table:style-name="ro1">
          <table:table-cell office:value-type="float" office:value="0.159020008215105" calcext:value-type="float">
            <text:p>0.1590200082</text:p>
          </table:table-cell>
          <table:table-cell table:number-columns-repeated="1023"/>
        </table:table-row>
        <table:table-row table:style-name="ro1">
          <table:table-cell office:value-type="float" office:value="0.158003336288575" calcext:value-type="float">
            <text:p>0.1580033363</text:p>
          </table:table-cell>
          <table:table-cell table:number-columns-repeated="1023"/>
        </table:table-row>
        <table:table-row table:style-name="ro1">
          <table:table-cell office:value-type="float" office:value="0.157045909042826" calcext:value-type="float">
            <text:p>0.157045909</text:p>
          </table:table-cell>
          <table:table-cell table:number-columns-repeated="1023"/>
        </table:table-row>
        <table:table-row table:style-name="ro1">
          <table:table-cell office:value-type="float" office:value="0.156087781070246" calcext:value-type="float">
            <text:p>0.1560877811</text:p>
          </table:table-cell>
          <table:table-cell table:number-columns-repeated="1023"/>
        </table:table-row>
        <table:table-row table:style-name="ro1">
          <table:table-cell office:value-type="float" office:value="0.155219062209423" calcext:value-type="float">
            <text:p>0.1552190622</text:p>
          </table:table-cell>
          <table:table-cell table:number-columns-repeated="1023"/>
        </table:table-row>
        <table:table-row table:style-name="ro1">
          <table:table-cell office:value-type="float" office:value="0.154351852354541" calcext:value-type="float">
            <text:p>0.1543518524</text:p>
          </table:table-cell>
          <table:table-cell table:number-columns-repeated="1023"/>
        </table:table-row>
        <table:table-row table:style-name="ro1">
          <table:table-cell office:value-type="float" office:value="0.153562685597131" calcext:value-type="float">
            <text:p>0.1535626856</text:p>
          </table:table-cell>
          <table:table-cell table:number-columns-repeated="1023"/>
        </table:table-row>
        <table:table-row table:style-name="ro1">
          <table:table-cell office:value-type="float" office:value="0.152796693152654" calcext:value-type="float">
            <text:p>0.1527966932</text:p>
          </table:table-cell>
          <table:table-cell table:number-columns-repeated="1023"/>
        </table:table-row>
        <table:table-row table:style-name="ro1">
          <table:table-cell office:value-type="float" office:value="0.15207184860957" calcext:value-type="float">
            <text:p>0.1520718486</text:p>
          </table:table-cell>
          <table:table-cell table:number-columns-repeated="1023"/>
        </table:table-row>
        <table:table-row table:style-name="ro1">
          <table:table-cell office:value-type="float" office:value="0.151347107832755" calcext:value-type="float">
            <text:p>0.1513471078</text:p>
          </table:table-cell>
          <table:table-cell table:number-columns-repeated="1023"/>
        </table:table-row>
        <table:table-row table:style-name="ro1">
          <table:table-cell office:value-type="float" office:value="0.150671186153354" calcext:value-type="float">
            <text:p>0.1506711862</text:p>
          </table:table-cell>
          <table:table-cell table:number-columns-repeated="1023"/>
        </table:table-row>
        <table:table-row table:style-name="ro1">
          <table:table-cell office:value-type="float" office:value="0.149966529421799" calcext:value-type="float">
            <text:p>0.1499665294</text:p>
          </table:table-cell>
          <table:table-cell table:number-columns-repeated="1023"/>
        </table:table-row>
        <table:table-row table:style-name="ro1">
          <table:table-cell office:value-type="float" office:value="0.149351041208112" calcext:value-type="float">
            <text:p>0.1493510412</text:p>
          </table:table-cell>
          <table:table-cell table:number-columns-repeated="1023"/>
        </table:table-row>
        <table:table-row table:style-name="ro1">
          <table:table-cell office:value-type="float" office:value="0.148749063659432" calcext:value-type="float">
            <text:p>0.1487490637</text:p>
          </table:table-cell>
          <table:table-cell table:number-columns-repeated="1023"/>
        </table:table-row>
        <table:table-row table:style-name="ro1">
          <table:table-cell office:value-type="float" office:value="0.14817387960283" calcext:value-type="float">
            <text:p>0.1481738796</text:p>
          </table:table-cell>
          <table:table-cell table:number-columns-repeated="1023"/>
        </table:table-row>
        <table:table-row table:style-name="ro1">
          <table:table-cell office:value-type="float" office:value="0.147586386350202" calcext:value-type="float">
            <text:p>0.1475863864</text:p>
          </table:table-cell>
          <table:table-cell table:number-columns-repeated="1023"/>
        </table:table-row>
        <table:table-row table:style-name="ro1">
          <table:table-cell office:value-type="float" office:value="0.147051481892345" calcext:value-type="float">
            <text:p>0.1470514819</text:p>
          </table:table-cell>
          <table:table-cell table:number-columns-repeated="1023"/>
        </table:table-row>
        <table:table-row table:style-name="ro1">
          <table:table-cell office:value-type="float" office:value="0.146518539574166" calcext:value-type="float">
            <text:p>0.1465185396</text:p>
          </table:table-cell>
          <table:table-cell table:number-columns-repeated="1023"/>
        </table:table-row>
        <table:table-row table:style-name="ro1">
          <table:table-cell office:value-type="float" office:value="0.146030010501697" calcext:value-type="float">
            <text:p>0.1460300105</text:p>
          </table:table-cell>
          <table:table-cell table:number-columns-repeated="1023"/>
        </table:table-row>
        <table:table-row table:style-name="ro1">
          <table:table-cell office:value-type="float" office:value="0.145494491746146" calcext:value-type="float">
            <text:p>0.1454944917</text:p>
          </table:table-cell>
          <table:table-cell table:number-columns-repeated="1023"/>
        </table:table-row>
        <table:table-row table:style-name="ro1">
          <table:table-cell office:value-type="float" office:value="0.145042131870163" calcext:value-type="float">
            <text:p>0.1450421319</text:p>
          </table:table-cell>
          <table:table-cell table:number-columns-repeated="1023"/>
        </table:table-row>
        <table:table-row table:style-name="ro1">
          <table:table-cell office:value-type="float" office:value="0.144525650367966" calcext:value-type="float">
            <text:p>0.1445256504</text:p>
          </table:table-cell>
          <table:table-cell table:number-columns-repeated="1023"/>
        </table:table-row>
        <table:table-row table:style-name="ro1">
          <table:table-cell office:value-type="float" office:value="0.144069221213059" calcext:value-type="float">
            <text:p>0.1440692212</text:p>
          </table:table-cell>
          <table:table-cell table:number-columns-repeated="1023"/>
        </table:table-row>
        <table:table-row table:style-name="ro1">
          <table:table-cell office:value-type="float" office:value="0.143609948800053" calcext:value-type="float">
            <text:p>0.1436099488</text:p>
          </table:table-cell>
          <table:table-cell table:number-columns-repeated="1023"/>
        </table:table-row>
        <table:table-row table:style-name="ro1">
          <table:table-cell office:value-type="float" office:value="0.143166933029788" calcext:value-type="float">
            <text:p>0.143166933</text:p>
          </table:table-cell>
          <table:table-cell table:number-columns-repeated="1023"/>
        </table:table-row>
        <table:table-row table:style-name="ro1">
          <table:table-cell office:value-type="float" office:value="0.14272803519422" calcext:value-type="float">
            <text:p>0.1427280352</text:p>
          </table:table-cell>
          <table:table-cell table:number-columns-repeated="1023"/>
        </table:table-row>
        <table:table-row table:style-name="ro1">
          <table:table-cell office:value-type="float" office:value="0.142293385943982" calcext:value-type="float">
            <text:p>0.1422933859</text:p>
          </table:table-cell>
          <table:table-cell table:number-columns-repeated="1023"/>
        </table:table-row>
        <table:table-row table:style-name="ro1">
          <table:table-cell office:value-type="float" office:value="0.141878679410584" calcext:value-type="float">
            <text:p>0.1418786794</text:p>
          </table:table-cell>
          <table:table-cell table:number-columns-repeated="1023"/>
        </table:table-row>
        <table:table-row table:style-name="ro1">
          <table:table-cell office:value-type="float" office:value="0.141476115150813" calcext:value-type="float">
            <text:p>0.1414761152</text:p>
          </table:table-cell>
          <table:table-cell table:number-columns-repeated="1023"/>
        </table:table-row>
        <table:table-row table:style-name="ro1">
          <table:table-cell office:value-type="float" office:value="0.141086350041502" calcext:value-type="float">
            <text:p>0.141086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01" calcext:value-type="float">
            <text:p>3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ponent Regulated Sin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float" office:value="1.26611931994634" calcext:value-type="float">
            <text:p>1.2661193199</text:p>
          </table:table-cell>
          <table:table-cell table:number-columns-repeated="1023"/>
        </table:table-row>
        <table:table-row table:style-name="ro1">
          <table:table-cell office:value-type="float" office:value="0.788690246506209" calcext:value-type="float">
            <text:p>0.7886902465</text:p>
          </table:table-cell>
          <table:table-cell table:number-columns-repeated="1023"/>
        </table:table-row>
        <table:table-row table:style-name="ro1">
          <table:table-cell office:value-type="float" office:value="0.637023196174088" calcext:value-type="float">
            <text:p>0.6370231962</text:p>
          </table:table-cell>
          <table:table-cell table:number-columns-repeated="1023"/>
        </table:table-row>
        <table:table-row table:style-name="ro1">
          <table:table-cell office:value-type="float" office:value="0.528382670463595" calcext:value-type="float">
            <text:p>0.5283826705</text:p>
          </table:table-cell>
          <table:table-cell table:number-columns-repeated="1023"/>
        </table:table-row>
        <table:table-row table:style-name="ro1">
          <table:table-cell office:value-type="float" office:value="0.408821286561595" calcext:value-type="float">
            <text:p>0.4088212866</text:p>
          </table:table-cell>
          <table:table-cell table:number-columns-repeated="1023"/>
        </table:table-row>
        <table:table-row table:style-name="ro1">
          <table:table-cell office:value-type="float" office:value="0.339253352747475" calcext:value-type="float">
            <text:p>0.3392533527</text:p>
          </table:table-cell>
          <table:table-cell table:number-columns-repeated="1023"/>
        </table:table-row>
        <table:table-row table:style-name="ro1">
          <table:table-cell office:value-type="float" office:value="0.304632353902348" calcext:value-type="float">
            <text:p>0.3046323539</text:p>
          </table:table-cell>
          <table:table-cell table:number-columns-repeated="1023"/>
        </table:table-row>
        <table:table-row table:style-name="ro1">
          <table:table-cell office:value-type="float" office:value="0.281516430490769" calcext:value-type="float">
            <text:p>0.2815164305</text:p>
          </table:table-cell>
          <table:table-cell table:number-columns-repeated="1023"/>
        </table:table-row>
        <table:table-row table:style-name="ro1">
          <table:table-cell office:value-type="float" office:value="0.264388616989824" calcext:value-type="float">
            <text:p>0.264388617</text:p>
          </table:table-cell>
          <table:table-cell table:number-columns-repeated="1023"/>
        </table:table-row>
        <table:table-row table:style-name="ro1">
          <table:table-cell office:value-type="float" office:value="0.250467053305171" calcext:value-type="float">
            <text:p>0.2504670533</text:p>
          </table:table-cell>
          <table:table-cell table:number-columns-repeated="1023"/>
        </table:table-row>
        <table:table-row table:style-name="ro1">
          <table:table-cell office:value-type="float" office:value="0.239612636027639" calcext:value-type="float">
            <text:p>0.239612636</text:p>
          </table:table-cell>
          <table:table-cell table:number-columns-repeated="1023"/>
        </table:table-row>
        <table:table-row table:style-name="ro1">
          <table:table-cell office:value-type="float" office:value="0.230157830443691" calcext:value-type="float">
            <text:p>0.2301578304</text:p>
          </table:table-cell>
          <table:table-cell table:number-columns-repeated="1023"/>
        </table:table-row>
        <table:table-row table:style-name="ro1">
          <table:table-cell office:value-type="float" office:value="0.222650234654737" calcext:value-type="float">
            <text:p>0.2226502347</text:p>
          </table:table-cell>
          <table:table-cell table:number-columns-repeated="1023"/>
        </table:table-row>
        <table:table-row table:style-name="ro1">
          <table:table-cell office:value-type="float" office:value="0.216491564591249" calcext:value-type="float">
            <text:p>0.2164915646</text:p>
          </table:table-cell>
          <table:table-cell table:number-columns-repeated="1023"/>
        </table:table-row>
        <table:table-row table:style-name="ro1">
          <table:table-cell office:value-type="float" office:value="0.210850193302665" calcext:value-type="float">
            <text:p>0.2108501933</text:p>
          </table:table-cell>
          <table:table-cell table:number-columns-repeated="1023"/>
        </table:table-row>
        <table:table-row table:style-name="ro1">
          <table:table-cell office:value-type="float" office:value="0.205954913765453" calcext:value-type="float">
            <text:p>0.2059549138</text:p>
          </table:table-cell>
          <table:table-cell table:number-columns-repeated="1023"/>
        </table:table-row>
        <table:table-row table:style-name="ro1">
          <table:table-cell office:value-type="float" office:value="0.201863956538049" calcext:value-type="float">
            <text:p>0.2018639565</text:p>
          </table:table-cell>
          <table:table-cell table:number-columns-repeated="1023"/>
        </table:table-row>
        <table:table-row table:style-name="ro1">
          <table:table-cell office:value-type="float" office:value="0.198158205477197" calcext:value-type="float">
            <text:p>0.1981582055</text:p>
          </table:table-cell>
          <table:table-cell table:number-columns-repeated="1023"/>
        </table:table-row>
        <table:table-row table:style-name="ro1">
          <table:table-cell office:value-type="float" office:value="0.194945346673496" calcext:value-type="float">
            <text:p>0.1949453467</text:p>
          </table:table-cell>
          <table:table-cell table:number-columns-repeated="1023"/>
        </table:table-row>
        <table:table-row table:style-name="ro1">
          <table:table-cell office:value-type="float" office:value="0.191894554339125" calcext:value-type="float">
            <text:p>0.1918945543</text:p>
          </table:table-cell>
          <table:table-cell table:number-columns-repeated="1023"/>
        </table:table-row>
        <table:table-row table:style-name="ro1">
          <table:table-cell office:value-type="float" office:value="0.189277547743706" calcext:value-type="float">
            <text:p>0.1892775477</text:p>
          </table:table-cell>
          <table:table-cell table:number-columns-repeated="1023"/>
        </table:table-row>
        <table:table-row table:style-name="ro1">
          <table:table-cell office:value-type="float" office:value="0.186711634358004" calcext:value-type="float">
            <text:p>0.1867116344</text:p>
          </table:table-cell>
          <table:table-cell table:number-columns-repeated="1023"/>
        </table:table-row>
        <table:table-row table:style-name="ro1">
          <table:table-cell office:value-type="float" office:value="0.184379078012853" calcext:value-type="float">
            <text:p>0.184379078</text:p>
          </table:table-cell>
          <table:table-cell table:number-columns-repeated="1023"/>
        </table:table-row>
        <table:table-row table:style-name="ro1">
          <table:table-cell office:value-type="float" office:value="0.18233607562617" calcext:value-type="float">
            <text:p>0.1823360756</text:p>
          </table:table-cell>
          <table:table-cell table:number-columns-repeated="1023"/>
        </table:table-row>
        <table:table-row table:style-name="ro1">
          <table:table-cell office:value-type="float" office:value="0.180428923981627" calcext:value-type="float">
            <text:p>0.180428924</text:p>
          </table:table-cell>
          <table:table-cell table:number-columns-repeated="1023"/>
        </table:table-row>
        <table:table-row table:style-name="ro1">
          <table:table-cell office:value-type="float" office:value="0.178603993591979" calcext:value-type="float">
            <text:p>0.1786039936</text:p>
          </table:table-cell>
          <table:table-cell table:number-columns-repeated="1023"/>
        </table:table-row>
        <table:table-row table:style-name="ro1">
          <table:table-cell office:value-type="float" office:value="0.176772975840764" calcext:value-type="float">
            <text:p>0.1767729758</text:p>
          </table:table-cell>
          <table:table-cell table:number-columns-repeated="1023"/>
        </table:table-row>
        <table:table-row table:style-name="ro1">
          <table:table-cell office:value-type="float" office:value="0.175172013123374" calcext:value-type="float">
            <text:p>0.1751720131</text:p>
          </table:table-cell>
          <table:table-cell table:number-columns-repeated="1023"/>
        </table:table-row>
        <table:table-row table:style-name="ro1">
          <table:table-cell office:value-type="float" office:value="0.173570644073635" calcext:value-type="float">
            <text:p>0.1735706441</text:p>
          </table:table-cell>
          <table:table-cell table:number-columns-repeated="1023"/>
        </table:table-row>
        <table:table-row table:style-name="ro1">
          <table:table-cell office:value-type="float" office:value="0.17210951750634" calcext:value-type="float">
            <text:p>0.1721095175</text:p>
          </table:table-cell>
          <table:table-cell table:number-columns-repeated="1023"/>
        </table:table-row>
        <table:table-row table:style-name="ro1">
          <table:table-cell office:value-type="float" office:value="0.170730314268466" calcext:value-type="float">
            <text:p>0.1707303143</text:p>
          </table:table-cell>
          <table:table-cell table:number-columns-repeated="1023"/>
        </table:table-row>
        <table:table-row table:style-name="ro1">
          <table:table-cell office:value-type="float" office:value="0.169364577844693" calcext:value-type="float">
            <text:p>0.1693645778</text:p>
          </table:table-cell>
          <table:table-cell table:number-columns-repeated="1023"/>
        </table:table-row>
        <table:table-row table:style-name="ro1">
          <table:table-cell office:value-type="float" office:value="0.168117790788223" calcext:value-type="float">
            <text:p>0.1681177908</text:p>
          </table:table-cell>
          <table:table-cell table:number-columns-repeated="1023"/>
        </table:table-row>
        <table:table-row table:style-name="ro1">
          <table:table-cell office:value-type="float" office:value="0.166912046882122" calcext:value-type="float">
            <text:p>0.1669120469</text:p>
          </table:table-cell>
          <table:table-cell table:number-columns-repeated="1023"/>
        </table:table-row>
        <table:table-row table:style-name="ro1">
          <table:table-cell office:value-type="float" office:value="0.165721032609584" calcext:value-type="float">
            <text:p>0.1657210326</text:p>
          </table:table-cell>
          <table:table-cell table:number-columns-repeated="1023"/>
        </table:table-row>
        <table:table-row table:style-name="ro1">
          <table:table-cell office:value-type="float" office:value="0.164684479404587" calcext:value-type="float">
            <text:p>0.1646844794</text:p>
          </table:table-cell>
          <table:table-cell table:number-columns-repeated="1023"/>
        </table:table-row>
        <table:table-row table:style-name="ro1">
          <table:table-cell office:value-type="float" office:value="0.163654034271909" calcext:value-type="float">
            <text:p>0.1636540343</text:p>
          </table:table-cell>
          <table:table-cell table:number-columns-repeated="1023"/>
        </table:table-row>
        <table:table-row table:style-name="ro1">
          <table:table-cell office:value-type="float" office:value="0.162679101784945" calcext:value-type="float">
            <text:p>0.1626791018</text:p>
          </table:table-cell>
          <table:table-cell table:number-columns-repeated="1023"/>
        </table:table-row>
        <table:table-row table:style-name="ro1">
          <table:table-cell office:value-type="float" office:value="0.161746086697553" calcext:value-type="float">
            <text:p>0.1617460867</text:p>
          </table:table-cell>
          <table:table-cell table:number-columns-repeated="1023"/>
        </table:table-row>
        <table:table-row table:style-name="ro1">
          <table:table-cell office:value-type="float" office:value="0.160888566669422" calcext:value-type="float">
            <text:p>0.1608885667</text:p>
          </table:table-cell>
          <table:table-cell table:number-columns-repeated="1023"/>
        </table:table-row>
        <table:table-row table:style-name="ro1">
          <table:table-cell office:value-type="float" office:value="0.159998467859125" calcext:value-type="float">
            <text:p>0.1599984679</text:p>
          </table:table-cell>
          <table:table-cell table:number-columns-repeated="1023"/>
        </table:table-row>
        <table:table-row table:style-name="ro1">
          <table:table-cell office:value-type="float" office:value="0.159171686529451" calcext:value-type="float">
            <text:p>0.1591716865</text:p>
          </table:table-cell>
          <table:table-cell table:number-columns-repeated="1023"/>
        </table:table-row>
        <table:table-row table:style-name="ro1">
          <table:table-cell office:value-type="float" office:value="0.158366692587129" calcext:value-type="float">
            <text:p>0.1583666926</text:p>
          </table:table-cell>
          <table:table-cell table:number-columns-repeated="1023"/>
        </table:table-row>
        <table:table-row table:style-name="ro1">
          <table:table-cell office:value-type="float" office:value="0.157563283203621" calcext:value-type="float">
            <text:p>0.1575632832</text:p>
          </table:table-cell>
          <table:table-cell table:number-columns-repeated="1023"/>
        </table:table-row>
        <table:table-row table:style-name="ro1">
          <table:table-cell office:value-type="float" office:value="0.156797527528105" calcext:value-type="float">
            <text:p>0.1567975275</text:p>
          </table:table-cell>
          <table:table-cell table:number-columns-repeated="1023"/>
        </table:table-row>
        <table:table-row table:style-name="ro1">
          <table:table-cell office:value-type="float" office:value="0.156065078129043" calcext:value-type="float">
            <text:p>0.1560650781</text:p>
          </table:table-cell>
          <table:table-cell table:number-columns-repeated="1023"/>
        </table:table-row>
        <table:table-row table:style-name="ro1">
          <table:table-cell office:value-type="float" office:value="0.155393599340329" calcext:value-type="float">
            <text:p>0.1553935993</text:p>
          </table:table-cell>
          <table:table-cell table:number-columns-repeated="1023"/>
        </table:table-row>
        <table:table-row table:style-name="ro1">
          <table:table-cell office:value-type="float" office:value="0.15470476503749" calcext:value-type="float">
            <text:p>0.154704765</text:p>
          </table:table-cell>
          <table:table-cell table:number-columns-repeated="1023"/>
        </table:table-row>
        <table:table-row table:style-name="ro1">
          <table:table-cell office:value-type="float" office:value="0.154064961738301" calcext:value-type="float">
            <text:p>0.1540649617</text:p>
          </table:table-cell>
          <table:table-cell table:number-columns-repeated="1023"/>
        </table:table-row>
        <table:table-row table:style-name="ro1">
          <table:table-cell office:value-type="float" office:value="0.153420897005019" calcext:value-type="float">
            <text:p>0.153420897</text:p>
          </table:table-cell>
          <table:table-cell table:number-columns-repeated="1023"/>
        </table:table-row>
        <table:table-row table:style-name="ro1">
          <table:table-cell office:value-type="float" office:value="0.152813967106846" calcext:value-type="float">
            <text:p>0.1528139671</text:p>
          </table:table-cell>
          <table:table-cell table:number-columns-repeated="1023"/>
        </table:table-row>
        <table:table-row table:style-name="ro1">
          <table:table-cell office:value-type="float" office:value="0.152251709896399" calcext:value-type="float">
            <text:p>0.1522517099</text:p>
          </table:table-cell>
          <table:table-cell table:number-columns-repeated="1023"/>
        </table:table-row>
        <table:table-row table:style-name="ro1">
          <table:table-cell office:value-type="float" office:value="0.151673228593388" calcext:value-type="float">
            <text:p>0.1516732286</text:p>
          </table:table-cell>
          <table:table-cell table:number-columns-repeated="1023"/>
        </table:table-row>
        <table:table-row table:style-name="ro1">
          <table:table-cell office:value-type="float" office:value="0.151153410787402" calcext:value-type="float">
            <text:p>0.1511534108</text:p>
          </table:table-cell>
          <table:table-cell table:number-columns-repeated="1023"/>
        </table:table-row>
        <table:table-row table:style-name="ro1">
          <table:table-cell office:value-type="float" office:value="0.150607489754205" calcext:value-type="float">
            <text:p>0.1506074898</text:p>
          </table:table-cell>
          <table:table-cell table:number-columns-repeated="1023"/>
        </table:table-row>
        <table:table-row table:style-name="ro1">
          <table:table-cell office:value-type="float" office:value="0.150096450707276" calcext:value-type="float">
            <text:p>0.1500964507</text:p>
          </table:table-cell>
          <table:table-cell table:number-columns-repeated="1023"/>
        </table:table-row>
        <table:table-row table:style-name="ro1">
          <table:table-cell office:value-type="float" office:value="0.149608937748163" calcext:value-type="float">
            <text:p>0.1496089377</text:p>
          </table:table-cell>
          <table:table-cell table:number-columns-repeated="1023"/>
        </table:table-row>
        <table:table-row table:style-name="ro1">
          <table:table-cell office:value-type="float" office:value="0.149106492209445" calcext:value-type="float">
            <text:p>0.1491064922</text:p>
          </table:table-cell>
          <table:table-cell table:number-columns-repeated="1023"/>
        </table:table-row>
        <table:table-row table:style-name="ro1">
          <table:table-cell office:value-type="float" office:value="0.148621218473461" calcext:value-type="float">
            <text:p>0.1486212185</text:p>
          </table:table-cell>
          <table:table-cell table:number-columns-repeated="1023"/>
        </table:table-row>
        <table:table-row table:style-name="ro1">
          <table:table-cell office:value-type="float" office:value="0.148187424751763" calcext:value-type="float">
            <text:p>0.14818742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01" calcext:value-type="float">
            <text:p>3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0.0861505059984401" calcext:value-type="float">
            <text:p>0.086150506</text:p>
          </table:table-cell>
          <table:table-cell table:number-columns-repeated="1023"/>
        </table:table-row>
        <table:table-row table:style-name="ro1">
          <table:table-cell office:value-type="float" office:value="0.0457987241733753" calcext:value-type="float">
            <text:p>0.0457987242</text:p>
          </table:table-cell>
          <table:table-cell table:number-columns-repeated="1023"/>
        </table:table-row>
        <table:table-row table:style-name="ro1">
          <table:table-cell office:value-type="float" office:value="0.0269341591810986" calcext:value-type="float">
            <text:p>0.0269341592</text:p>
          </table:table-cell>
          <table:table-cell table:number-columns-repeated="1023"/>
        </table:table-row>
        <table:table-row table:style-name="ro1">
          <table:table-cell office:value-type="float" office:value="0.0170279540942424" calcext:value-type="float">
            <text:p>0.0170279541</text:p>
          </table:table-cell>
          <table:table-cell table:number-columns-repeated="1023"/>
        </table:table-row>
        <table:table-row table:style-name="ro1">
          <table:table-cell office:value-type="float" office:value="0.0123931484188808" calcext:value-type="float">
            <text:p>0.0123931484</text:p>
          </table:table-cell>
          <table:table-cell table:number-columns-repeated="1023"/>
        </table:table-row>
        <table:table-row table:style-name="ro1">
          <table:table-cell office:value-type="float" office:value="0.00977967769621065" calcext:value-type="float">
            <text:p>0.0097796777</text:p>
          </table:table-cell>
          <table:table-cell table:number-columns-repeated="1023"/>
        </table:table-row>
        <table:table-row table:style-name="ro1">
          <table:table-cell office:value-type="float" office:value="0.00845033199801609" calcext:value-type="float">
            <text:p>0.008450332</text:p>
          </table:table-cell>
          <table:table-cell table:number-columns-repeated="1023"/>
        </table:table-row>
        <table:table-row table:style-name="ro1">
          <table:table-cell office:value-type="float" office:value="0.00782284966633783" calcext:value-type="float">
            <text:p>0.0078228497</text:p>
          </table:table-cell>
          <table:table-cell table:number-columns-repeated="1023"/>
        </table:table-row>
        <table:table-row table:style-name="ro1">
          <table:table-cell office:value-type="float" office:value="0.00934292584093335" calcext:value-type="float">
            <text:p>0.0093429258</text:p>
          </table:table-cell>
          <table:table-cell table:number-columns-repeated="1023"/>
        </table:table-row>
        <table:table-row table:style-name="ro1">
          <table:table-cell office:value-type="float" office:value="0.00703452109954194" calcext:value-type="float">
            <text:p>0.0070345211</text:p>
          </table:table-cell>
          <table:table-cell table:number-columns-repeated="1023"/>
        </table:table-row>
        <table:table-row table:style-name="ro1">
          <table:table-cell office:value-type="float" office:value="0.00642477392693644" calcext:value-type="float">
            <text:p>0.0064247739</text:p>
          </table:table-cell>
          <table:table-cell table:number-columns-repeated="1023"/>
        </table:table-row>
        <table:table-row table:style-name="ro1">
          <table:table-cell office:value-type="float" office:value="0.00602745718054335" calcext:value-type="float">
            <text:p>0.0060274572</text:p>
          </table:table-cell>
          <table:table-cell table:number-columns-repeated="1023"/>
        </table:table-row>
        <table:table-row table:style-name="ro1">
          <table:table-cell office:value-type="float" office:value="0.00883362132898994" calcext:value-type="float">
            <text:p>0.0088336213</text:p>
          </table:table-cell>
          <table:table-cell table:number-columns-repeated="1023"/>
        </table:table-row>
        <table:table-row table:style-name="ro1">
          <table:table-cell office:value-type="float" office:value="0.00774697809393135" calcext:value-type="float">
            <text:p>0.0077469781</text:p>
          </table:table-cell>
          <table:table-cell table:number-columns-repeated="1023"/>
        </table:table-row>
        <table:table-row table:style-name="ro1">
          <table:table-cell office:value-type="float" office:value="0.00674045699519932" calcext:value-type="float">
            <text:p>0.006740457</text:p>
          </table:table-cell>
          <table:table-cell table:number-columns-repeated="1023"/>
        </table:table-row>
        <table:table-row table:style-name="ro1">
          <table:table-cell office:value-type="float" office:value="0.00652655387493081" calcext:value-type="float">
            <text:p>0.0065265539</text:p>
          </table:table-cell>
          <table:table-cell table:number-columns-repeated="1023"/>
        </table:table-row>
        <table:table-row table:style-name="ro1">
          <table:table-cell office:value-type="float" office:value="0.00669814033922538" calcext:value-type="float">
            <text:p>0.0066981403</text:p>
          </table:table-cell>
          <table:table-cell table:number-columns-repeated="1023"/>
        </table:table-row>
        <table:table-row table:style-name="ro1">
          <table:table-cell office:value-type="float" office:value="0.00661974393997036" calcext:value-type="float">
            <text:p>0.0066197439</text:p>
          </table:table-cell>
          <table:table-cell table:number-columns-repeated="1023"/>
        </table:table-row>
        <table:table-row table:style-name="ro1">
          <table:table-cell office:value-type="float" office:value="0.00653732906946923" calcext:value-type="float">
            <text:p>0.0065373291</text:p>
          </table:table-cell>
          <table:table-cell table:number-columns-repeated="1023"/>
        </table:table-row>
        <table:table-row table:style-name="ro1">
          <table:table-cell office:value-type="float" office:value="0.00620402196526979" calcext:value-type="float">
            <text:p>0.006204022</text:p>
          </table:table-cell>
          <table:table-cell table:number-columns-repeated="1023"/>
        </table:table-row>
        <table:table-row table:style-name="ro1">
          <table:table-cell office:value-type="float" office:value="0.00705462763558477" calcext:value-type="float">
            <text:p>0.0070546276</text:p>
          </table:table-cell>
          <table:table-cell table:number-columns-repeated="1023"/>
        </table:table-row>
        <table:table-row table:style-name="ro1">
          <table:table-cell office:value-type="float" office:value="0.0068959724653123" calcext:value-type="float">
            <text:p>0.0068959725</text:p>
          </table:table-cell>
          <table:table-cell table:number-columns-repeated="1023"/>
        </table:table-row>
        <table:table-row table:style-name="ro1">
          <table:table-cell office:value-type="float" office:value="0.00688908567116255" calcext:value-type="float">
            <text:p>0.0068890857</text:p>
          </table:table-cell>
          <table:table-cell table:number-columns-repeated="1023"/>
        </table:table-row>
        <table:table-row table:style-name="ro1">
          <table:table-cell office:value-type="float" office:value="0.00733761669894866" calcext:value-type="float">
            <text:p>0.0073376167</text:p>
          </table:table-cell>
          <table:table-cell table:number-columns-repeated="1023"/>
        </table:table-row>
        <table:table-row table:style-name="ro1">
          <table:table-cell office:value-type="float" office:value="0.006963832922468" calcext:value-type="float">
            <text:p>0.0069638329</text:p>
          </table:table-cell>
          <table:table-cell table:number-columns-repeated="1023"/>
        </table:table-row>
        <table:table-row table:style-name="ro1">
          <table:table-cell office:value-type="float" office:value="0.00616050519122349" calcext:value-type="float">
            <text:p>0.0061605052</text:p>
          </table:table-cell>
          <table:table-cell table:number-columns-repeated="1023"/>
        </table:table-row>
        <table:table-row table:style-name="ro1">
          <table:table-cell office:value-type="float" office:value="0.0064466035413709" calcext:value-type="float">
            <text:p>0.0064466035</text:p>
          </table:table-cell>
          <table:table-cell table:number-columns-repeated="1023"/>
        </table:table-row>
        <table:table-row table:style-name="ro1">
          <table:table-cell office:value-type="float" office:value="0.00619937578244993" calcext:value-type="float">
            <text:p>0.0061993758</text:p>
          </table:table-cell>
          <table:table-cell table:number-columns-repeated="1023"/>
        </table:table-row>
        <table:table-row table:style-name="ro1">
          <table:table-cell office:value-type="float" office:value="0.00582061234609306" calcext:value-type="float">
            <text:p>0.0058206123</text:p>
          </table:table-cell>
          <table:table-cell table:number-columns-repeated="1023"/>
        </table:table-row>
        <table:table-row table:style-name="ro1">
          <table:table-cell office:value-type="float" office:value="0.00560623165056871" calcext:value-type="float">
            <text:p>0.0056062317</text:p>
          </table:table-cell>
          <table:table-cell table:number-columns-repeated="1023"/>
        </table:table-row>
        <table:table-row table:style-name="ro1">
          <table:table-cell office:value-type="float" office:value="0.00574387031133433" calcext:value-type="float">
            <text:p>0.0057438703</text:p>
          </table:table-cell>
          <table:table-cell table:number-columns-repeated="1023"/>
        </table:table-row>
        <table:table-row table:style-name="ro1">
          <table:table-cell office:value-type="float" office:value="0.00590317677294285" calcext:value-type="float">
            <text:p>0.0059031768</text:p>
          </table:table-cell>
          <table:table-cell table:number-columns-repeated="1023"/>
        </table:table-row>
        <table:table-row table:style-name="ro1">
          <table:table-cell office:value-type="float" office:value="0.0053278364503091" calcext:value-type="float">
            <text:p>0.0053278365</text:p>
          </table:table-cell>
          <table:table-cell table:number-columns-repeated="1023"/>
        </table:table-row>
        <table:table-row table:style-name="ro1">
          <table:table-cell office:value-type="float" office:value="0.0050997605041659" calcext:value-type="float">
            <text:p>0.0050997605</text:p>
          </table:table-cell>
          <table:table-cell table:number-columns-repeated="1023"/>
        </table:table-row>
        <table:table-row table:style-name="ro1">
          <table:table-cell office:value-type="float" office:value="0.00484811788664788" calcext:value-type="float">
            <text:p>0.0048481179</text:p>
          </table:table-cell>
          <table:table-cell table:number-columns-repeated="1023"/>
        </table:table-row>
        <table:table-row table:style-name="ro1">
          <table:table-cell office:value-type="float" office:value="0.00477417176317755" calcext:value-type="float">
            <text:p>0.0047741718</text:p>
          </table:table-cell>
          <table:table-cell table:number-columns-repeated="1023"/>
        </table:table-row>
        <table:table-row table:style-name="ro1">
          <table:table-cell office:value-type="float" office:value="0.00443045384543911" calcext:value-type="float">
            <text:p>0.0044304538</text:p>
          </table:table-cell>
          <table:table-cell table:number-columns-repeated="1023"/>
        </table:table-row>
        <table:table-row table:style-name="ro1">
          <table:table-cell office:value-type="float" office:value="0.00438337914693867" calcext:value-type="float">
            <text:p>0.0043833791</text:p>
          </table:table-cell>
          <table:table-cell table:number-columns-repeated="1023"/>
        </table:table-row>
        <table:table-row table:style-name="ro1">
          <table:table-cell office:value-type="float" office:value="0.00471985786349875" calcext:value-type="float">
            <text:p>0.0047198579</text:p>
          </table:table-cell>
          <table:table-cell table:number-columns-repeated="1023"/>
        </table:table-row>
        <table:table-row table:style-name="ro1">
          <table:table-cell office:value-type="float" office:value="0.00478529765438109" calcext:value-type="float">
            <text:p>0.0047852977</text:p>
          </table:table-cell>
          <table:table-cell table:number-columns-repeated="1023"/>
        </table:table-row>
        <table:table-row table:style-name="ro1">
          <table:table-cell office:value-type="float" office:value="0.0046162574770248" calcext:value-type="float">
            <text:p>0.0046162575</text:p>
          </table:table-cell>
          <table:table-cell table:number-columns-repeated="1023"/>
        </table:table-row>
        <table:table-row table:style-name="ro1">
          <table:table-cell office:value-type="float" office:value="0.0045424880624077" calcext:value-type="float">
            <text:p>0.0045424881</text:p>
          </table:table-cell>
          <table:table-cell table:number-columns-repeated="1023"/>
        </table:table-row>
        <table:table-row table:style-name="ro1">
          <table:table-cell office:value-type="float" office:value="0.00468558948645988" calcext:value-type="float">
            <text:p>0.0046855895</text:p>
          </table:table-cell>
          <table:table-cell table:number-columns-repeated="1023"/>
        </table:table-row>
        <table:table-row table:style-name="ro1">
          <table:table-cell office:value-type="float" office:value="0.00471193822575241" calcext:value-type="float">
            <text:p>0.0047119382</text:p>
          </table:table-cell>
          <table:table-cell table:number-columns-repeated="1023"/>
        </table:table-row>
        <table:table-row table:style-name="ro1">
          <table:table-cell office:value-type="float" office:value="0.00453788467180932" calcext:value-type="float">
            <text:p>0.0045378847</text:p>
          </table:table-cell>
          <table:table-cell table:number-columns-repeated="1023"/>
        </table:table-row>
        <table:table-row table:style-name="ro1">
          <table:table-cell office:value-type="float" office:value="0.00465699184975107" calcext:value-type="float">
            <text:p>0.0046569918</text:p>
          </table:table-cell>
          <table:table-cell table:number-columns-repeated="1023"/>
        </table:table-row>
        <table:table-row table:style-name="ro1">
          <table:table-cell office:value-type="float" office:value="0.00467903615480802" calcext:value-type="float">
            <text:p>0.0046790362</text:p>
          </table:table-cell>
          <table:table-cell table:number-columns-repeated="1023"/>
        </table:table-row>
        <table:table-row table:style-name="ro1">
          <table:table-cell office:value-type="float" office:value="0.00454205801532965" calcext:value-type="float">
            <text:p>0.004542058</text:p>
          </table:table-cell>
          <table:table-cell table:number-columns-repeated="1023"/>
        </table:table-row>
        <table:table-row table:style-name="ro1">
          <table:table-cell office:value-type="float" office:value="0.00430852504158454" calcext:value-type="float">
            <text:p>0.004308525</text:p>
          </table:table-cell>
          <table:table-cell table:number-columns-repeated="1023"/>
        </table:table-row>
        <table:table-row table:style-name="ro1">
          <table:table-cell office:value-type="float" office:value="0.00405177050261373" calcext:value-type="float">
            <text:p>0.0040517705</text:p>
          </table:table-cell>
          <table:table-cell table:number-columns-repeated="1023"/>
        </table:table-row>
        <table:table-row table:style-name="ro1">
          <table:table-cell office:value-type="float" office:value="0.00401407863377529" calcext:value-type="float">
            <text:p>0.0040140786</text:p>
          </table:table-cell>
          <table:table-cell table:number-columns-repeated="1023"/>
        </table:table-row>
        <table:table-row table:style-name="ro1">
          <table:table-cell office:value-type="float" office:value="0.00393358565984771" calcext:value-type="float">
            <text:p>0.0039335857</text:p>
          </table:table-cell>
          <table:table-cell table:number-columns-repeated="1023"/>
        </table:table-row>
        <table:table-row table:style-name="ro1">
          <table:table-cell office:value-type="float" office:value="0.00395419865101337" calcext:value-type="float">
            <text:p>0.0039541987</text:p>
          </table:table-cell>
          <table:table-cell table:number-columns-repeated="1023"/>
        </table:table-row>
        <table:table-row table:style-name="ro1">
          <table:table-cell office:value-type="float" office:value="0.0039483217753968" calcext:value-type="float">
            <text:p>0.0039483218</text:p>
          </table:table-cell>
          <table:table-cell table:number-columns-repeated="1023"/>
        </table:table-row>
        <table:table-row table:style-name="ro1">
          <table:table-cell office:value-type="float" office:value="0.00395657852521685" calcext:value-type="float">
            <text:p>0.0039565785</text:p>
          </table:table-cell>
          <table:table-cell table:number-columns-repeated="1023"/>
        </table:table-row>
        <table:table-row table:style-name="ro1">
          <table:table-cell office:value-type="float" office:value="0.00411305374508988" calcext:value-type="float">
            <text:p>0.0041130537</text:p>
          </table:table-cell>
          <table:table-cell table:number-columns-repeated="1023"/>
        </table:table-row>
        <table:table-row table:style-name="ro1">
          <table:table-cell office:value-type="float" office:value="0.00384681332488458" calcext:value-type="float">
            <text:p>0.0038468133</text:p>
          </table:table-cell>
          <table:table-cell table:number-columns-repeated="1023"/>
        </table:table-row>
        <table:table-row table:style-name="ro1">
          <table:table-cell office:value-type="float" office:value="0.00375212982415317" calcext:value-type="float">
            <text:p>0.0037521298</text:p>
          </table:table-cell>
          <table:table-cell table:number-columns-repeated="1023"/>
        </table:table-row>
        <table:table-row table:style-name="ro1">
          <table:table-cell office:value-type="float" office:value="0.00369812990206112" calcext:value-type="float">
            <text:p>0.0036981299</text:p>
          </table:table-cell>
          <table:table-cell table:number-columns-repeated="1023"/>
        </table:table-row>
        <table:table-row table:style-name="ro1">
          <table:table-cell office:value-type="float" office:value="0.00373175070990735" calcext:value-type="float">
            <text:p>0.00373175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12" calcext:value-type="float">
            <text:p>31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0.0693309990576897" calcext:value-type="float">
            <text:p>0.0693309991</text:p>
          </table:table-cell>
          <table:table-cell table:number-columns-repeated="1023"/>
        </table:table-row>
        <table:table-row table:style-name="ro1">
          <table:table-cell office:value-type="float" office:value="0.0422379486119532" calcext:value-type="float">
            <text:p>0.0422379486</text:p>
          </table:table-cell>
          <table:table-cell table:number-columns-repeated="1023"/>
        </table:table-row>
        <table:table-row table:style-name="ro1">
          <table:table-cell office:value-type="float" office:value="0.0241254415373493" calcext:value-type="float">
            <text:p>0.0241254415</text:p>
          </table:table-cell>
          <table:table-cell table:number-columns-repeated="1023"/>
        </table:table-row>
        <table:table-row table:style-name="ro1">
          <table:table-cell office:value-type="float" office:value="0.0155343673080068" calcext:value-type="float">
            <text:p>0.0155343673</text:p>
          </table:table-cell>
          <table:table-cell table:number-columns-repeated="1023"/>
        </table:table-row>
        <table:table-row table:style-name="ro1">
          <table:table-cell office:value-type="float" office:value="0.011965496576" calcext:value-type="float">
            <text:p>0.0119654966</text:p>
          </table:table-cell>
          <table:table-cell table:number-columns-repeated="1023"/>
        </table:table-row>
        <table:table-row table:style-name="ro1">
          <table:table-cell office:value-type="float" office:value="0.00901483640019259" calcext:value-type="float">
            <text:p>0.0090148364</text:p>
          </table:table-cell>
          <table:table-cell table:number-columns-repeated="1023"/>
        </table:table-row>
        <table:table-row table:style-name="ro1">
          <table:table-cell office:value-type="float" office:value="0.00688378827044822" calcext:value-type="float">
            <text:p>0.0068837883</text:p>
          </table:table-cell>
          <table:table-cell table:number-columns-repeated="1023"/>
        </table:table-row>
        <table:table-row table:style-name="ro1">
          <table:table-cell office:value-type="float" office:value="0.00570026735157285" calcext:value-type="float">
            <text:p>0.0057002674</text:p>
          </table:table-cell>
          <table:table-cell table:number-columns-repeated="1023"/>
        </table:table-row>
        <table:table-row table:style-name="ro1">
          <table:table-cell office:value-type="float" office:value="0.00488185080226961" calcext:value-type="float">
            <text:p>0.0048818508</text:p>
          </table:table-cell>
          <table:table-cell table:number-columns-repeated="1023"/>
        </table:table-row>
        <table:table-row table:style-name="ro1">
          <table:table-cell office:value-type="float" office:value="0.00460306032471921" calcext:value-type="float">
            <text:p>0.0046030603</text:p>
          </table:table-cell>
          <table:table-cell table:number-columns-repeated="1023"/>
        </table:table-row>
        <table:table-row table:style-name="ro1">
          <table:table-cell office:value-type="float" office:value="0.00405227701900139" calcext:value-type="float">
            <text:p>0.004052277</text:p>
          </table:table-cell>
          <table:table-cell table:number-columns-repeated="1023"/>
        </table:table-row>
        <table:table-row table:style-name="ro1">
          <table:table-cell office:value-type="float" office:value="0.00392096069371356" calcext:value-type="float">
            <text:p>0.0039209607</text:p>
          </table:table-cell>
          <table:table-cell table:number-columns-repeated="1023"/>
        </table:table-row>
        <table:table-row table:style-name="ro1">
          <table:table-cell office:value-type="float" office:value="0.00373315145118167" calcext:value-type="float">
            <text:p>0.0037331515</text:p>
          </table:table-cell>
          <table:table-cell table:number-columns-repeated="1023"/>
        </table:table-row>
        <table:table-row table:style-name="ro1">
          <table:table-cell office:value-type="float" office:value="0.00366624163282436" calcext:value-type="float">
            <text:p>0.0036662416</text:p>
          </table:table-cell>
          <table:table-cell table:number-columns-repeated="1023"/>
        </table:table-row>
        <table:table-row table:style-name="ro1">
          <table:table-cell office:value-type="float" office:value="0.0036671953156225" calcext:value-type="float">
            <text:p>0.0036671953</text:p>
          </table:table-cell>
          <table:table-cell table:number-columns-repeated="1023"/>
        </table:table-row>
        <table:table-row table:style-name="ro1">
          <table:table-cell office:value-type="float" office:value="0.00393070026682091" calcext:value-type="float">
            <text:p>0.0039307003</text:p>
          </table:table-cell>
          <table:table-cell table:number-columns-repeated="1023"/>
        </table:table-row>
        <table:table-row table:style-name="ro1">
          <table:table-cell office:value-type="float" office:value="0.00371179703775857" calcext:value-type="float">
            <text:p>0.003711797</text:p>
          </table:table-cell>
          <table:table-cell table:number-columns-repeated="1023"/>
        </table:table-row>
        <table:table-row table:style-name="ro1">
          <table:table-cell office:value-type="float" office:value="0.00421171652643968" calcext:value-type="float">
            <text:p>0.0042117165</text:p>
          </table:table-cell>
          <table:table-cell table:number-columns-repeated="1023"/>
        </table:table-row>
        <table:table-row table:style-name="ro1">
          <table:table-cell office:value-type="float" office:value="0.00417549685979217" calcext:value-type="float">
            <text:p>0.0041754969</text:p>
          </table:table-cell>
          <table:table-cell table:number-columns-repeated="1023"/>
        </table:table-row>
        <table:table-row table:style-name="ro1">
          <table:table-cell office:value-type="float" office:value="0.00418034149181659" calcext:value-type="float">
            <text:p>0.0041803415</text:p>
          </table:table-cell>
          <table:table-cell table:number-columns-repeated="1023"/>
        </table:table-row>
        <table:table-row table:style-name="ro1">
          <table:table-cell office:value-type="float" office:value="0.00403069153228733" calcext:value-type="float">
            <text:p>0.0040306915</text:p>
          </table:table-cell>
          <table:table-cell table:number-columns-repeated="1023"/>
        </table:table-row>
        <table:table-row table:style-name="ro1">
          <table:table-cell office:value-type="float" office:value="0.00495643892225537" calcext:value-type="float">
            <text:p>0.0049564389</text:p>
          </table:table-cell>
          <table:table-cell table:number-columns-repeated="1023"/>
        </table:table-row>
        <table:table-row table:style-name="ro1">
          <table:table-cell office:value-type="float" office:value="0.00447062098062439" calcext:value-type="float">
            <text:p>0.004470621</text:p>
          </table:table-cell>
          <table:table-cell table:number-columns-repeated="1023"/>
        </table:table-row>
        <table:table-row table:style-name="ro1">
          <table:table-cell office:value-type="float" office:value="0.00534087462237114" calcext:value-type="float">
            <text:p>0.0053408746</text:p>
          </table:table-cell>
          <table:table-cell table:number-columns-repeated="1023"/>
        </table:table-row>
        <table:table-row table:style-name="ro1">
          <table:table-cell office:value-type="float" office:value="0.00444571968252841" calcext:value-type="float">
            <text:p>0.0044457197</text:p>
          </table:table-cell>
          <table:table-cell table:number-columns-repeated="1023"/>
        </table:table-row>
        <table:table-row table:style-name="ro1">
          <table:table-cell office:value-type="float" office:value="0.00499517859226244" calcext:value-type="float">
            <text:p>0.0049951786</text:p>
          </table:table-cell>
          <table:table-cell table:number-columns-repeated="1023"/>
        </table:table-row>
        <table:table-row table:style-name="ro1">
          <table:table-cell office:value-type="float" office:value="0.00476542366299686" calcext:value-type="float">
            <text:p>0.0047654237</text:p>
          </table:table-cell>
          <table:table-cell table:number-columns-repeated="1023"/>
        </table:table-row>
        <table:table-row table:style-name="ro1">
          <table:table-cell office:value-type="float" office:value="0.00483768546918384" calcext:value-type="float">
            <text:p>0.0048376855</text:p>
          </table:table-cell>
          <table:table-cell table:number-columns-repeated="1023"/>
        </table:table-row>
        <table:table-row table:style-name="ro1">
          <table:table-cell office:value-type="float" office:value="0.00493333681556105" calcext:value-type="float">
            <text:p>0.0049333368</text:p>
          </table:table-cell>
          <table:table-cell table:number-columns-repeated="1023"/>
        </table:table-row>
        <table:table-row table:style-name="ro1">
          <table:table-cell office:value-type="float" office:value="0.00505600930784056" calcext:value-type="float">
            <text:p>0.0050560093</text:p>
          </table:table-cell>
          <table:table-cell table:number-columns-repeated="1023"/>
        </table:table-row>
        <table:table-row table:style-name="ro1">
          <table:table-cell office:value-type="float" office:value="0.00496432847292619" calcext:value-type="float">
            <text:p>0.0049643285</text:p>
          </table:table-cell>
          <table:table-cell table:number-columns-repeated="1023"/>
        </table:table-row>
        <table:table-row table:style-name="ro1">
          <table:table-cell office:value-type="float" office:value="0.00478320482080119" calcext:value-type="float">
            <text:p>0.0047832048</text:p>
          </table:table-cell>
          <table:table-cell table:number-columns-repeated="1023"/>
        </table:table-row>
        <table:table-row table:style-name="ro1">
          <table:table-cell office:value-type="float" office:value="0.00452431946058256" calcext:value-type="float">
            <text:p>0.0045243195</text:p>
          </table:table-cell>
          <table:table-cell table:number-columns-repeated="1023"/>
        </table:table-row>
        <table:table-row table:style-name="ro1">
          <table:table-cell office:value-type="float" office:value="0.0042630862498313" calcext:value-type="float">
            <text:p>0.0042630862</text:p>
          </table:table-cell>
          <table:table-cell table:number-columns-repeated="1023"/>
        </table:table-row>
        <table:table-row table:style-name="ro1">
          <table:table-cell office:value-type="float" office:value="0.00448152266619499" calcext:value-type="float">
            <text:p>0.0044815227</text:p>
          </table:table-cell>
          <table:table-cell table:number-columns-repeated="1023"/>
        </table:table-row>
        <table:table-row table:style-name="ro1">
          <table:table-cell office:value-type="float" office:value="0.00452573144187883" calcext:value-type="float">
            <text:p>0.0045257314</text:p>
          </table:table-cell>
          <table:table-cell table:number-columns-repeated="1023"/>
        </table:table-row>
        <table:table-row table:style-name="ro1">
          <table:table-cell office:value-type="float" office:value="0.00608739280315561" calcext:value-type="float">
            <text:p>0.0060873928</text:p>
          </table:table-cell>
          <table:table-cell table:number-columns-repeated="1023"/>
        </table:table-row>
        <table:table-row table:style-name="ro1">
          <table:table-cell office:value-type="float" office:value="0.00401601569184307" calcext:value-type="float">
            <text:p>0.0040160157</text:p>
          </table:table-cell>
          <table:table-cell table:number-columns-repeated="1023"/>
        </table:table-row>
        <table:table-row table:style-name="ro1">
          <table:table-cell office:value-type="float" office:value="0.00376504129244079" calcext:value-type="float">
            <text:p>0.0037650413</text:p>
          </table:table-cell>
          <table:table-cell table:number-columns-repeated="1023"/>
        </table:table-row>
        <table:table-row table:style-name="ro1">
          <table:table-cell office:value-type="float" office:value="0.00506478836799036" calcext:value-type="float">
            <text:p>0.0050647884</text:p>
          </table:table-cell>
          <table:table-cell table:number-columns-repeated="1023"/>
        </table:table-row>
        <table:table-row table:style-name="ro1">
          <table:table-cell office:value-type="float" office:value="0.00349828712779416" calcext:value-type="float">
            <text:p>0.0034982871</text:p>
          </table:table-cell>
          <table:table-cell table:number-columns-repeated="1023"/>
        </table:table-row>
        <table:table-row table:style-name="ro1">
          <table:table-cell office:value-type="float" office:value="0.00350785750714433" calcext:value-type="float">
            <text:p>0.0035078575</text:p>
          </table:table-cell>
          <table:table-cell table:number-columns-repeated="1023"/>
        </table:table-row>
        <table:table-row table:style-name="ro1">
          <table:table-cell office:value-type="float" office:value="0.0033329812686345" calcext:value-type="float">
            <text:p>0.0033329813</text:p>
          </table:table-cell>
          <table:table-cell table:number-columns-repeated="1023"/>
        </table:table-row>
        <table:table-row table:style-name="ro1">
          <table:table-cell office:value-type="float" office:value="0.00315659057097895" calcext:value-type="float">
            <text:p>0.0031565906</text:p>
          </table:table-cell>
          <table:table-cell table:number-columns-repeated="1023"/>
        </table:table-row>
        <table:table-row table:style-name="ro1">
          <table:table-cell office:value-type="float" office:value="0.00362367183851503" calcext:value-type="float">
            <text:p>0.0036236718</text:p>
          </table:table-cell>
          <table:table-cell table:number-columns-repeated="1023"/>
        </table:table-row>
        <table:table-row table:style-name="ro1">
          <table:table-cell office:value-type="float" office:value="0.00348038370466927" calcext:value-type="float">
            <text:p>0.0034803837</text:p>
          </table:table-cell>
          <table:table-cell table:number-columns-repeated="1023"/>
        </table:table-row>
        <table:table-row table:style-name="ro1">
          <table:table-cell office:value-type="float" office:value="0.00327755651856832" calcext:value-type="float">
            <text:p>0.0032775565</text:p>
          </table:table-cell>
          <table:table-cell table:number-columns-repeated="1023"/>
        </table:table-row>
        <table:table-row table:style-name="ro1">
          <table:table-cell office:value-type="float" office:value="0.00446287856203082" calcext:value-type="float">
            <text:p>0.0044628786</text:p>
          </table:table-cell>
          <table:table-cell table:number-columns-repeated="1023"/>
        </table:table-row>
        <table:table-row table:style-name="ro1">
          <table:table-cell office:value-type="float" office:value="0.00409989199491858" calcext:value-type="float">
            <text:p>0.004099892</text:p>
          </table:table-cell>
          <table:table-cell table:number-columns-repeated="1023"/>
        </table:table-row>
        <table:table-row table:style-name="ro1">
          <table:table-cell office:value-type="float" office:value="0.00294133457629998" calcext:value-type="float">
            <text:p>0.0029413346</text:p>
          </table:table-cell>
          <table:table-cell table:number-columns-repeated="1023"/>
        </table:table-row>
        <table:table-row table:style-name="ro1">
          <table:table-cell office:value-type="float" office:value="0.00270737742087728" calcext:value-type="float">
            <text:p>0.0027073774</text:p>
          </table:table-cell>
          <table:table-cell table:number-columns-repeated="1023"/>
        </table:table-row>
        <table:table-row table:style-name="ro1">
          <table:table-cell office:value-type="float" office:value="0.00272291229420518" calcext:value-type="float">
            <text:p>0.0027229123</text:p>
          </table:table-cell>
          <table:table-cell table:number-columns-repeated="1023"/>
        </table:table-row>
        <table:table-row table:style-name="ro1">
          <table:table-cell office:value-type="float" office:value="0.00262178335534665" calcext:value-type="float">
            <text:p>0.0026217834</text:p>
          </table:table-cell>
          <table:table-cell table:number-columns-repeated="1023"/>
        </table:table-row>
        <table:table-row table:style-name="ro1">
          <table:table-cell office:value-type="float" office:value="0.0034749211390485" calcext:value-type="float">
            <text:p>0.0034749211</text:p>
          </table:table-cell>
          <table:table-cell table:number-columns-repeated="1023"/>
        </table:table-row>
        <table:table-row table:style-name="ro1">
          <table:table-cell office:value-type="float" office:value="0.00257474194211014" calcext:value-type="float">
            <text:p>0.0025747419</text:p>
          </table:table-cell>
          <table:table-cell table:number-columns-repeated="1023"/>
        </table:table-row>
        <table:table-row table:style-name="ro1">
          <table:table-cell office:value-type="float" office:value="0.002582299055972" calcext:value-type="float">
            <text:p>0.0025822991</text:p>
          </table:table-cell>
          <table:table-cell table:number-columns-repeated="1023"/>
        </table:table-row>
        <table:table-row table:style-name="ro1">
          <table:table-cell office:value-type="float" office:value="0.0026599754838237" calcext:value-type="float">
            <text:p>0.0026599755</text:p>
          </table:table-cell>
          <table:table-cell table:number-columns-repeated="1023"/>
        </table:table-row>
        <table:table-row table:style-name="ro1">
          <table:table-cell office:value-type="float" office:value="0.00255301887788823" calcext:value-type="float">
            <text:p>0.0025530189</text:p>
          </table:table-cell>
          <table:table-cell table:number-columns-repeated="1023"/>
        </table:table-row>
        <table:table-row table:style-name="ro1">
          <table:table-cell office:value-type="float" office:value="0.00264673338730749" calcext:value-type="float">
            <text:p>0.0026467334</text:p>
          </table:table-cell>
          <table:table-cell table:number-columns-repeated="1023"/>
        </table:table-row>
        <table:table-row table:style-name="ro1">
          <table:table-cell office:value-type="float" office:value="0.00300140535269247" calcext:value-type="float">
            <text:p>0.00300140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08" calcext:value-type="float">
            <text:p>30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0.0728025958926774" calcext:value-type="float">
            <text:p>0.0728025959</text:p>
          </table:table-cell>
          <table:table-cell table:number-columns-repeated="1023"/>
        </table:table-row>
        <table:table-row table:style-name="ro1">
          <table:table-cell office:value-type="float" office:value="0.0442393799696335" calcext:value-type="float">
            <text:p>0.04423938</text:p>
          </table:table-cell>
          <table:table-cell table:number-columns-repeated="1023"/>
        </table:table-row>
        <table:table-row table:style-name="ro1">
          <table:table-cell office:value-type="float" office:value="0.0261739581669815" calcext:value-type="float">
            <text:p>0.0261739582</text:p>
          </table:table-cell>
          <table:table-cell table:number-columns-repeated="1023"/>
        </table:table-row>
        <table:table-row table:style-name="ro1">
          <table:table-cell office:value-type="float" office:value="0.0166512957681877" calcext:value-type="float">
            <text:p>0.0166512958</text:p>
          </table:table-cell>
          <table:table-cell table:number-columns-repeated="1023"/>
        </table:table-row>
        <table:table-row table:style-name="ro1">
          <table:table-cell office:value-type="float" office:value="0.0134525327713262" calcext:value-type="float">
            <text:p>0.0134525328</text:p>
          </table:table-cell>
          <table:table-cell table:number-columns-repeated="1023"/>
        </table:table-row>
        <table:table-row table:style-name="ro1">
          <table:table-cell office:value-type="float" office:value="0.010024016137678" calcext:value-type="float">
            <text:p>0.0100240161</text:p>
          </table:table-cell>
          <table:table-cell table:number-columns-repeated="1023"/>
        </table:table-row>
        <table:table-row table:style-name="ro1">
          <table:table-cell office:value-type="float" office:value="0.00747042872340404" calcext:value-type="float">
            <text:p>0.0074704287</text:p>
          </table:table-cell>
          <table:table-cell table:number-columns-repeated="1023"/>
        </table:table-row>
        <table:table-row table:style-name="ro1">
          <table:table-cell office:value-type="float" office:value="0.00689394632837784" calcext:value-type="float">
            <text:p>0.0068939463</text:p>
          </table:table-cell>
          <table:table-cell table:number-columns-repeated="1023"/>
        </table:table-row>
        <table:table-row table:style-name="ro1">
          <table:table-cell office:value-type="float" office:value="0.00548597605987562" calcext:value-type="float">
            <text:p>0.0054859761</text:p>
          </table:table-cell>
          <table:table-cell table:number-columns-repeated="1023"/>
        </table:table-row>
        <table:table-row table:style-name="ro1">
          <table:table-cell office:value-type="float" office:value="0.00485392969750767" calcext:value-type="float">
            <text:p>0.0048539297</text:p>
          </table:table-cell>
          <table:table-cell table:number-columns-repeated="1023"/>
        </table:table-row>
        <table:table-row table:style-name="ro1">
          <table:table-cell office:value-type="float" office:value="0.00495564841668722" calcext:value-type="float">
            <text:p>0.0049556484</text:p>
          </table:table-cell>
          <table:table-cell table:number-columns-repeated="1023"/>
        </table:table-row>
        <table:table-row table:style-name="ro1">
          <table:table-cell office:value-type="float" office:value="0.00474255211193724" calcext:value-type="float">
            <text:p>0.0047425521</text:p>
          </table:table-cell>
          <table:table-cell table:number-columns-repeated="1023"/>
        </table:table-row>
        <table:table-row table:style-name="ro1">
          <table:table-cell office:value-type="float" office:value="0.00508936346309024" calcext:value-type="float">
            <text:p>0.0050893635</text:p>
          </table:table-cell>
          <table:table-cell table:number-columns-repeated="1023"/>
        </table:table-row>
        <table:table-row table:style-name="ro1">
          <table:table-cell office:value-type="float" office:value="0.00374256502744381" calcext:value-type="float">
            <text:p>0.003742565</text:p>
          </table:table-cell>
          <table:table-cell table:number-columns-repeated="1023"/>
        </table:table-row>
        <table:table-row table:style-name="ro1">
          <table:table-cell office:value-type="float" office:value="0.00618573956941906" calcext:value-type="float">
            <text:p>0.0061857396</text:p>
          </table:table-cell>
          <table:table-cell table:number-columns-repeated="1023"/>
        </table:table-row>
        <table:table-row table:style-name="ro1">
          <table:table-cell office:value-type="float" office:value="0.00364664108014938" calcext:value-type="float">
            <text:p>0.0036466411</text:p>
          </table:table-cell>
          <table:table-cell table:number-columns-repeated="1023"/>
        </table:table-row>
        <table:table-row table:style-name="ro1">
          <table:table-cell office:value-type="float" office:value="0.00386563448308422" calcext:value-type="float">
            <text:p>0.0038656345</text:p>
          </table:table-cell>
          <table:table-cell table:number-columns-repeated="1023"/>
        </table:table-row>
        <table:table-row table:style-name="ro1">
          <table:table-cell office:value-type="float" office:value="0.00344323021979455" calcext:value-type="float">
            <text:p>0.0034432302</text:p>
          </table:table-cell>
          <table:table-cell table:number-columns-repeated="1023"/>
        </table:table-row>
        <table:table-row table:style-name="ro1">
          <table:table-cell office:value-type="float" office:value="0.00354320243736629" calcext:value-type="float">
            <text:p>0.0035432024</text:p>
          </table:table-cell>
          <table:table-cell table:number-columns-repeated="1023"/>
        </table:table-row>
        <table:table-row table:style-name="ro1">
          <table:table-cell office:value-type="float" office:value="0.00419023149444825" calcext:value-type="float">
            <text:p>0.0041902315</text:p>
          </table:table-cell>
          <table:table-cell table:number-columns-repeated="1023"/>
        </table:table-row>
        <table:table-row table:style-name="ro1">
          <table:table-cell office:value-type="float" office:value="0.00375501340657224" calcext:value-type="float">
            <text:p>0.0037550134</text:p>
          </table:table-cell>
          <table:table-cell table:number-columns-repeated="1023"/>
        </table:table-row>
        <table:table-row table:style-name="ro1">
          <table:table-cell office:value-type="float" office:value="0.00402547618415393" calcext:value-type="float">
            <text:p>0.0040254762</text:p>
          </table:table-cell>
          <table:table-cell table:number-columns-repeated="1023"/>
        </table:table-row>
        <table:table-row table:style-name="ro1">
          <table:table-cell office:value-type="float" office:value="0.00619049829302345" calcext:value-type="float">
            <text:p>0.0061904983</text:p>
          </table:table-cell>
          <table:table-cell table:number-columns-repeated="1023"/>
        </table:table-row>
        <table:table-row table:style-name="ro1">
          <table:table-cell office:value-type="float" office:value="0.00326215042933105" calcext:value-type="float">
            <text:p>0.0032621504</text:p>
          </table:table-cell>
          <table:table-cell table:number-columns-repeated="1023"/>
        </table:table-row>
        <table:table-row table:style-name="ro1">
          <table:table-cell office:value-type="float" office:value="0.00264476767539848" calcext:value-type="float">
            <text:p>0.0026447677</text:p>
          </table:table-cell>
          <table:table-cell table:number-columns-repeated="1023"/>
        </table:table-row>
        <table:table-row table:style-name="ro1">
          <table:table-cell office:value-type="float" office:value="0.00255542237447874" calcext:value-type="float">
            <text:p>0.0025554224</text:p>
          </table:table-cell>
          <table:table-cell table:number-columns-repeated="1023"/>
        </table:table-row>
        <table:table-row table:style-name="ro1">
          <table:table-cell office:value-type="float" office:value="0.00260184779604067" calcext:value-type="float">
            <text:p>0.0026018478</text:p>
          </table:table-cell>
          <table:table-cell table:number-columns-repeated="1023"/>
        </table:table-row>
        <table:table-row table:style-name="ro1">
          <table:table-cell office:value-type="float" office:value="0.00262241968018921" calcext:value-type="float">
            <text:p>0.0026224197</text:p>
          </table:table-cell>
          <table:table-cell table:number-columns-repeated="1023"/>
        </table:table-row>
        <table:table-row table:style-name="ro1">
          <table:table-cell office:value-type="float" office:value="0.00255647918664081" calcext:value-type="float">
            <text:p>0.0025564792</text:p>
          </table:table-cell>
          <table:table-cell table:number-columns-repeated="1023"/>
        </table:table-row>
        <table:table-row table:style-name="ro1">
          <table:table-cell office:value-type="float" office:value="0.00259154263609558" calcext:value-type="float">
            <text:p>0.0025915426</text:p>
          </table:table-cell>
          <table:table-cell table:number-columns-repeated="1023"/>
        </table:table-row>
        <table:table-row table:style-name="ro1">
          <table:table-cell office:value-type="float" office:value="0.00243495670353812" calcext:value-type="float">
            <text:p>0.0024349567</text:p>
          </table:table-cell>
          <table:table-cell table:number-columns-repeated="1023"/>
        </table:table-row>
        <table:table-row table:style-name="ro1">
          <table:table-cell office:value-type="float" office:value="0.00234479201454578" calcext:value-type="float">
            <text:p>0.002344792</text:p>
          </table:table-cell>
          <table:table-cell table:number-columns-repeated="1023"/>
        </table:table-row>
        <table:table-row table:style-name="ro1">
          <table:table-cell office:value-type="float" office:value="0.00236621768619323" calcext:value-type="float">
            <text:p>0.0023662177</text:p>
          </table:table-cell>
          <table:table-cell table:number-columns-repeated="1023"/>
        </table:table-row>
        <table:table-row table:style-name="ro1">
          <table:table-cell office:value-type="float" office:value="0.0022308904325677" calcext:value-type="float">
            <text:p>0.0022308904</text:p>
          </table:table-cell>
          <table:table-cell table:number-columns-repeated="1023"/>
        </table:table-row>
        <table:table-row table:style-name="ro1">
          <table:table-cell office:value-type="float" office:value="0.00229971105843323" calcext:value-type="float">
            <text:p>0.0022997111</text:p>
          </table:table-cell>
          <table:table-cell table:number-columns-repeated="1023"/>
        </table:table-row>
        <table:table-row table:style-name="ro1">
          <table:table-cell office:value-type="float" office:value="0.00209035745224757" calcext:value-type="float">
            <text:p>0.0020903575</text:p>
          </table:table-cell>
          <table:table-cell table:number-columns-repeated="1023"/>
        </table:table-row>
        <table:table-row table:style-name="ro1">
          <table:table-cell office:value-type="float" office:value="0.00202888415417904" calcext:value-type="float">
            <text:p>0.0020288842</text:p>
          </table:table-cell>
          <table:table-cell table:number-columns-repeated="1023"/>
        </table:table-row>
        <table:table-row table:style-name="ro1">
          <table:table-cell office:value-type="float" office:value="0.00199616154395871" calcext:value-type="float">
            <text:p>0.0019961615</text:p>
          </table:table-cell>
          <table:table-cell table:number-columns-repeated="1023"/>
        </table:table-row>
        <table:table-row table:style-name="ro1">
          <table:table-cell office:value-type="float" office:value="0.00211764302437375" calcext:value-type="float">
            <text:p>0.002117643</text:p>
          </table:table-cell>
          <table:table-cell table:number-columns-repeated="1023"/>
        </table:table-row>
        <table:table-row table:style-name="ro1">
          <table:table-cell office:value-type="float" office:value="0.00193143605809294" calcext:value-type="float">
            <text:p>0.0019314361</text:p>
          </table:table-cell>
          <table:table-cell table:number-columns-repeated="1023"/>
        </table:table-row>
        <table:table-row table:style-name="ro1">
          <table:table-cell office:value-type="float" office:value="0.00229394652641501" calcext:value-type="float">
            <text:p>0.0022939465</text:p>
          </table:table-cell>
          <table:table-cell table:number-columns-repeated="1023"/>
        </table:table-row>
        <table:table-row table:style-name="ro1">
          <table:table-cell office:value-type="float" office:value="0.00187971677614791" calcext:value-type="float">
            <text:p>0.0018797168</text:p>
          </table:table-cell>
          <table:table-cell table:number-columns-repeated="1023"/>
        </table:table-row>
        <table:table-row table:style-name="ro1">
          <table:table-cell office:value-type="float" office:value="0.00188020455339375" calcext:value-type="float">
            <text:p>0.0018802046</text:p>
          </table:table-cell>
          <table:table-cell table:number-columns-repeated="1023"/>
        </table:table-row>
        <table:table-row table:style-name="ro1">
          <table:table-cell office:value-type="float" office:value="0.00239658039741792" calcext:value-type="float">
            <text:p>0.0023965804</text:p>
          </table:table-cell>
          <table:table-cell table:number-columns-repeated="1023"/>
        </table:table-row>
        <table:table-row table:style-name="ro1">
          <table:table-cell office:value-type="float" office:value="0.0018398806473775" calcext:value-type="float">
            <text:p>0.0018398806</text:p>
          </table:table-cell>
          <table:table-cell table:number-columns-repeated="1023"/>
        </table:table-row>
        <table:table-row table:style-name="ro1">
          <table:table-cell office:value-type="float" office:value="0.00181825127935412" calcext:value-type="float">
            <text:p>0.0018182513</text:p>
          </table:table-cell>
          <table:table-cell table:number-columns-repeated="1023"/>
        </table:table-row>
        <table:table-row table:style-name="ro1">
          <table:table-cell office:value-type="float" office:value="0.00175337292157113" calcext:value-type="float">
            <text:p>0.0017533729</text:p>
          </table:table-cell>
          <table:table-cell table:number-columns-repeated="1023"/>
        </table:table-row>
        <table:table-row table:style-name="ro1">
          <table:table-cell office:value-type="float" office:value="0.00176217746885383" calcext:value-type="float">
            <text:p>0.0017621775</text:p>
          </table:table-cell>
          <table:table-cell table:number-columns-repeated="1023"/>
        </table:table-row>
        <table:table-row table:style-name="ro1">
          <table:table-cell office:value-type="float" office:value="0.00182180891585537" calcext:value-type="float">
            <text:p>0.0018218089</text:p>
          </table:table-cell>
          <table:table-cell table:number-columns-repeated="1023"/>
        </table:table-row>
        <table:table-row table:style-name="ro1">
          <table:table-cell office:value-type="float" office:value="0.00257785155569796" calcext:value-type="float">
            <text:p>0.0025778516</text:p>
          </table:table-cell>
          <table:table-cell table:number-columns-repeated="1023"/>
        </table:table-row>
        <table:table-row table:style-name="ro1">
          <table:table-cell office:value-type="float" office:value="0.00232334450727911" calcext:value-type="float">
            <text:p>0.0023233445</text:p>
          </table:table-cell>
          <table:table-cell table:number-columns-repeated="1023"/>
        </table:table-row>
        <table:table-row table:style-name="ro1">
          <table:table-cell office:value-type="float" office:value="0.00197872782099935" calcext:value-type="float">
            <text:p>0.0019787278</text:p>
          </table:table-cell>
          <table:table-cell table:number-columns-repeated="1023"/>
        </table:table-row>
        <table:table-row table:style-name="ro1">
          <table:table-cell office:value-type="float" office:value="0.00196737192414028" calcext:value-type="float">
            <text:p>0.0019673719</text:p>
          </table:table-cell>
          <table:table-cell table:number-columns-repeated="1023"/>
        </table:table-row>
        <table:table-row table:style-name="ro1">
          <table:table-cell office:value-type="float" office:value="0.00195913127574221" calcext:value-type="float">
            <text:p>0.0019591313</text:p>
          </table:table-cell>
          <table:table-cell table:number-columns-repeated="1023"/>
        </table:table-row>
        <table:table-row table:style-name="ro1">
          <table:table-cell office:value-type="float" office:value="0.00159643455248207" calcext:value-type="float">
            <text:p>0.0015964346</text:p>
          </table:table-cell>
          <table:table-cell table:number-columns-repeated="1023"/>
        </table:table-row>
        <table:table-row table:style-name="ro1">
          <table:table-cell office:value-type="float" office:value="0.00161531345475183" calcext:value-type="float">
            <text:p>0.0016153135</text:p>
          </table:table-cell>
          <table:table-cell table:number-columns-repeated="1023"/>
        </table:table-row>
        <table:table-row table:style-name="ro1">
          <table:table-cell office:value-type="float" office:value="0.00211112026749054" calcext:value-type="float">
            <text:p>0.0021111203</text:p>
          </table:table-cell>
          <table:table-cell table:number-columns-repeated="1023"/>
        </table:table-row>
        <table:table-row table:style-name="ro1">
          <table:table-cell office:value-type="float" office:value="0.00200907036783614" calcext:value-type="float">
            <text:p>0.0020090704</text:p>
          </table:table-cell>
          <table:table-cell table:number-columns-repeated="1023"/>
        </table:table-row>
        <table:table-row table:style-name="ro1">
          <table:table-cell office:value-type="float" office:value="0.0021898215417993" calcext:value-type="float">
            <text:p>0.0021898215</text:p>
          </table:table-cell>
          <table:table-cell table:number-columns-repeated="1023"/>
        </table:table-row>
        <table:table-row table:style-name="ro1">
          <table:table-cell office:value-type="float" office:value="0.00164908030948154" calcext:value-type="float">
            <text:p>0.00164908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05" calcext:value-type="float">
            <text:p>30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0.0803725844138739" calcext:value-type="float">
            <text:p>0.0803725844</text:p>
          </table:table-cell>
          <table:table-cell table:number-columns-repeated="1023"/>
        </table:table-row>
        <table:table-row table:style-name="ro1">
          <table:table-cell office:value-type="float" office:value="0.0499259183084045" calcext:value-type="float">
            <text:p>0.0499259183</text:p>
          </table:table-cell>
          <table:table-cell table:number-columns-repeated="1023"/>
        </table:table-row>
        <table:table-row table:style-name="ro1">
          <table:table-cell office:value-type="float" office:value="0.0297230074857413" calcext:value-type="float">
            <text:p>0.0297230075</text:p>
          </table:table-cell>
          <table:table-cell table:number-columns-repeated="1023"/>
        </table:table-row>
        <table:table-row table:style-name="ro1">
          <table:table-cell office:value-type="float" office:value="0.0191197950661946" calcext:value-type="float">
            <text:p>0.0191197951</text:p>
          </table:table-cell>
          <table:table-cell table:number-columns-repeated="1023"/>
        </table:table-row>
        <table:table-row table:style-name="ro1">
          <table:table-cell office:value-type="float" office:value="0.0139225766181023" calcext:value-type="float">
            <text:p>0.0139225766</text:p>
          </table:table-cell>
          <table:table-cell table:number-columns-repeated="1023"/>
        </table:table-row>
        <table:table-row table:style-name="ro1">
          <table:table-cell office:value-type="float" office:value="0.0101135738069286" calcext:value-type="float">
            <text:p>0.0101135738</text:p>
          </table:table-cell>
          <table:table-cell table:number-columns-repeated="1023"/>
        </table:table-row>
        <table:table-row table:style-name="ro1">
          <table:table-cell office:value-type="float" office:value="0.00843884540280798" calcext:value-type="float">
            <text:p>0.0084388454</text:p>
          </table:table-cell>
          <table:table-cell table:number-columns-repeated="1023"/>
        </table:table-row>
        <table:table-row table:style-name="ro1">
          <table:table-cell office:value-type="float" office:value="0.00933244831288581" calcext:value-type="float">
            <text:p>0.0093324483</text:p>
          </table:table-cell>
          <table:table-cell table:number-columns-repeated="1023"/>
        </table:table-row>
        <table:table-row table:style-name="ro1">
          <table:table-cell office:value-type="float" office:value="0.00763868265149696" calcext:value-type="float">
            <text:p>0.0076386827</text:p>
          </table:table-cell>
          <table:table-cell table:number-columns-repeated="1023"/>
        </table:table-row>
        <table:table-row table:style-name="ro1">
          <table:table-cell office:value-type="float" office:value="0.00922599183089149" calcext:value-type="float">
            <text:p>0.0092259918</text:p>
          </table:table-cell>
          <table:table-cell table:number-columns-repeated="1023"/>
        </table:table-row>
        <table:table-row table:style-name="ro1">
          <table:table-cell office:value-type="float" office:value="0.0067226754841727" calcext:value-type="float">
            <text:p>0.0067226755</text:p>
          </table:table-cell>
          <table:table-cell table:number-columns-repeated="1023"/>
        </table:table-row>
        <table:table-row table:style-name="ro1">
          <table:table-cell office:value-type="float" office:value="0.00694744485504128" calcext:value-type="float">
            <text:p>0.0069474449</text:p>
          </table:table-cell>
          <table:table-cell table:number-columns-repeated="1023"/>
        </table:table-row>
        <table:table-row table:style-name="ro1">
          <table:table-cell office:value-type="float" office:value="0.01144201230221" calcext:value-type="float">
            <text:p>0.0114420123</text:p>
          </table:table-cell>
          <table:table-cell table:number-columns-repeated="1023"/>
        </table:table-row>
        <table:table-row table:style-name="ro1">
          <table:table-cell office:value-type="float" office:value="0.00898166863315202" calcext:value-type="float">
            <text:p>0.0089816686</text:p>
          </table:table-cell>
          <table:table-cell table:number-columns-repeated="1023"/>
        </table:table-row>
        <table:table-row table:style-name="ro1">
          <table:table-cell office:value-type="float" office:value="0.00823526107558383" calcext:value-type="float">
            <text:p>0.0082352611</text:p>
          </table:table-cell>
          <table:table-cell table:number-columns-repeated="1023"/>
        </table:table-row>
        <table:table-row table:style-name="ro1">
          <table:table-cell office:value-type="float" office:value="0.00746054778210837" calcext:value-type="float">
            <text:p>0.0074605478</text:p>
          </table:table-cell>
          <table:table-cell table:number-columns-repeated="1023"/>
        </table:table-row>
        <table:table-row table:style-name="ro1">
          <table:table-cell office:value-type="float" office:value="0.00647325512576862" calcext:value-type="float">
            <text:p>0.0064732551</text:p>
          </table:table-cell>
          <table:table-cell table:number-columns-repeated="1023"/>
        </table:table-row>
        <table:table-row table:style-name="ro1">
          <table:table-cell office:value-type="float" office:value="0.00590633705019035" calcext:value-type="float">
            <text:p>0.0059063371</text:p>
          </table:table-cell>
          <table:table-cell table:number-columns-repeated="1023"/>
        </table:table-row>
        <table:table-row table:style-name="ro1">
          <table:table-cell office:value-type="float" office:value="0.00563270716863439" calcext:value-type="float">
            <text:p>0.0056327072</text:p>
          </table:table-cell>
          <table:table-cell table:number-columns-repeated="1023"/>
        </table:table-row>
        <table:table-row table:style-name="ro1">
          <table:table-cell office:value-type="float" office:value="0.00545478937862755" calcext:value-type="float">
            <text:p>0.0054547894</text:p>
          </table:table-cell>
          <table:table-cell table:number-columns-repeated="1023"/>
        </table:table-row>
        <table:table-row table:style-name="ro1">
          <table:table-cell office:value-type="float" office:value="0.00508482525287321" calcext:value-type="float">
            <text:p>0.0050848253</text:p>
          </table:table-cell>
          <table:table-cell table:number-columns-repeated="1023"/>
        </table:table-row>
        <table:table-row table:style-name="ro1">
          <table:table-cell office:value-type="float" office:value="0.00515364791473463" calcext:value-type="float">
            <text:p>0.0051536479</text:p>
          </table:table-cell>
          <table:table-cell table:number-columns-repeated="1023"/>
        </table:table-row>
        <table:table-row table:style-name="ro1">
          <table:table-cell office:value-type="float" office:value="0.00500462290553212" calcext:value-type="float">
            <text:p>0.0050046229</text:p>
          </table:table-cell>
          <table:table-cell table:number-columns-repeated="1023"/>
        </table:table-row>
        <table:table-row table:style-name="ro1">
          <table:table-cell office:value-type="float" office:value="0.00442941894619887" calcext:value-type="float">
            <text:p>0.0044294189</text:p>
          </table:table-cell>
          <table:table-cell table:number-columns-repeated="1023"/>
        </table:table-row>
        <table:table-row table:style-name="ro1">
          <table:table-cell office:value-type="float" office:value="0.00450698165035779" calcext:value-type="float">
            <text:p>0.0045069817</text:p>
          </table:table-cell>
          <table:table-cell table:number-columns-repeated="1023"/>
        </table:table-row>
        <table:table-row table:style-name="ro1">
          <table:table-cell office:value-type="float" office:value="0.00441464430600649" calcext:value-type="float">
            <text:p>0.0044146443</text:p>
          </table:table-cell>
          <table:table-cell table:number-columns-repeated="1023"/>
        </table:table-row>
        <table:table-row table:style-name="ro1">
          <table:table-cell office:value-type="float" office:value="0.00417270709758563" calcext:value-type="float">
            <text:p>0.0041727071</text:p>
          </table:table-cell>
          <table:table-cell table:number-columns-repeated="1023"/>
        </table:table-row>
        <table:table-row table:style-name="ro1">
          <table:table-cell office:value-type="float" office:value="0.0110788054247701" calcext:value-type="float">
            <text:p>0.0110788054</text:p>
          </table:table-cell>
          <table:table-cell table:number-columns-repeated="1023"/>
        </table:table-row>
        <table:table-row table:style-name="ro1">
          <table:table-cell office:value-type="float" office:value="0.00480818910150398" calcext:value-type="float">
            <text:p>0.0048081891</text:p>
          </table:table-cell>
          <table:table-cell table:number-columns-repeated="1023"/>
        </table:table-row>
        <table:table-row table:style-name="ro1">
          <table:table-cell office:value-type="float" office:value="0.00402841585082052" calcext:value-type="float">
            <text:p>0.0040284159</text:p>
          </table:table-cell>
          <table:table-cell table:number-columns-repeated="1023"/>
        </table:table-row>
        <table:table-row table:style-name="ro1">
          <table:table-cell office:value-type="float" office:value="0.00362616157455288" calcext:value-type="float">
            <text:p>0.0036261616</text:p>
          </table:table-cell>
          <table:table-cell table:number-columns-repeated="1023"/>
        </table:table-row>
        <table:table-row table:style-name="ro1">
          <table:table-cell office:value-type="float" office:value="0.00374587186120182" calcext:value-type="float">
            <text:p>0.0037458719</text:p>
          </table:table-cell>
          <table:table-cell table:number-columns-repeated="1023"/>
        </table:table-row>
        <table:table-row table:style-name="ro1">
          <table:table-cell office:value-type="float" office:value="0.00399457139348665" calcext:value-type="float">
            <text:p>0.0039945714</text:p>
          </table:table-cell>
          <table:table-cell table:number-columns-repeated="1023"/>
        </table:table-row>
        <table:table-row table:style-name="ro1">
          <table:table-cell office:value-type="float" office:value="0.00348127961573261" calcext:value-type="float">
            <text:p>0.0034812796</text:p>
          </table:table-cell>
          <table:table-cell table:number-columns-repeated="1023"/>
        </table:table-row>
        <table:table-row table:style-name="ro1">
          <table:table-cell office:value-type="float" office:value="0.00378309349615562" calcext:value-type="float">
            <text:p>0.0037830935</text:p>
          </table:table-cell>
          <table:table-cell table:number-columns-repeated="1023"/>
        </table:table-row>
        <table:table-row table:style-name="ro1">
          <table:table-cell office:value-type="float" office:value="0.00371022246543915" calcext:value-type="float">
            <text:p>0.0037102225</text:p>
          </table:table-cell>
          <table:table-cell table:number-columns-repeated="1023"/>
        </table:table-row>
        <table:table-row table:style-name="ro1">
          <table:table-cell office:value-type="float" office:value="0.00367880699938622" calcext:value-type="float">
            <text:p>0.003678807</text:p>
          </table:table-cell>
          <table:table-cell table:number-columns-repeated="1023"/>
        </table:table-row>
        <table:table-row table:style-name="ro1">
          <table:table-cell office:value-type="float" office:value="0.0037084109531999" calcext:value-type="float">
            <text:p>0.003708411</text:p>
          </table:table-cell>
          <table:table-cell table:number-columns-repeated="1023"/>
        </table:table-row>
        <table:table-row table:style-name="ro1">
          <table:table-cell office:value-type="float" office:value="0.00333403649643025" calcext:value-type="float">
            <text:p>0.0033340365</text:p>
          </table:table-cell>
          <table:table-cell table:number-columns-repeated="1023"/>
        </table:table-row>
        <table:table-row table:style-name="ro1">
          <table:table-cell office:value-type="float" office:value="0.0111295801022015" calcext:value-type="float">
            <text:p>0.0111295801</text:p>
          </table:table-cell>
          <table:table-cell table:number-columns-repeated="1023"/>
        </table:table-row>
        <table:table-row table:style-name="ro1">
          <table:table-cell office:value-type="float" office:value="0.00399417408165915" calcext:value-type="float">
            <text:p>0.0039941741</text:p>
          </table:table-cell>
          <table:table-cell table:number-columns-repeated="1023"/>
        </table:table-row>
        <table:table-row table:style-name="ro1">
          <table:table-cell office:value-type="float" office:value="0.00447786176615849" calcext:value-type="float">
            <text:p>0.0044778618</text:p>
          </table:table-cell>
          <table:table-cell table:number-columns-repeated="1023"/>
        </table:table-row>
        <table:table-row table:style-name="ro1">
          <table:table-cell office:value-type="float" office:value="0.0037765255752416" calcext:value-type="float">
            <text:p>0.0037765256</text:p>
          </table:table-cell>
          <table:table-cell table:number-columns-repeated="1023"/>
        </table:table-row>
        <table:table-row table:style-name="ro1">
          <table:table-cell office:value-type="float" office:value="0.00351463275014248" calcext:value-type="float">
            <text:p>0.0035146328</text:p>
          </table:table-cell>
          <table:table-cell table:number-columns-repeated="1023"/>
        </table:table-row>
        <table:table-row table:style-name="ro1">
          <table:table-cell office:value-type="float" office:value="0.00375523326175123" calcext:value-type="float">
            <text:p>0.0037552333</text:p>
          </table:table-cell>
          <table:table-cell table:number-columns-repeated="1023"/>
        </table:table-row>
        <table:table-row table:style-name="ro1">
          <table:table-cell office:value-type="float" office:value="0.00412908652066782" calcext:value-type="float">
            <text:p>0.0041290865</text:p>
          </table:table-cell>
          <table:table-cell table:number-columns-repeated="1023"/>
        </table:table-row>
        <table:table-row table:style-name="ro1">
          <table:table-cell office:value-type="float" office:value="0.00465239639042449" calcext:value-type="float">
            <text:p>0.0046523964</text:p>
          </table:table-cell>
          <table:table-cell table:number-columns-repeated="1023"/>
        </table:table-row>
        <table:table-row table:style-name="ro1">
          <table:table-cell office:value-type="float" office:value="0.00459016317209363" calcext:value-type="float">
            <text:p>0.0045901632</text:p>
          </table:table-cell>
          <table:table-cell table:number-columns-repeated="1023"/>
        </table:table-row>
        <table:table-row table:style-name="ro1">
          <table:table-cell office:value-type="float" office:value="0.00428068367871472" calcext:value-type="float">
            <text:p>0.0042806837</text:p>
          </table:table-cell>
          <table:table-cell table:number-columns-repeated="1023"/>
        </table:table-row>
        <table:table-row table:style-name="ro1">
          <table:table-cell office:value-type="float" office:value="0.00497376890319134" calcext:value-type="float">
            <text:p>0.0049737689</text:p>
          </table:table-cell>
          <table:table-cell table:number-columns-repeated="1023"/>
        </table:table-row>
        <table:table-row table:style-name="ro1">
          <table:table-cell office:value-type="float" office:value="0.00456673678892133" calcext:value-type="float">
            <text:p>0.0045667368</text:p>
          </table:table-cell>
          <table:table-cell table:number-columns-repeated="1023"/>
        </table:table-row>
        <table:table-row table:style-name="ro1">
          <table:table-cell office:value-type="float" office:value="0.00438253454477876" calcext:value-type="float">
            <text:p>0.0043825345</text:p>
          </table:table-cell>
          <table:table-cell table:number-columns-repeated="1023"/>
        </table:table-row>
        <table:table-row table:style-name="ro1">
          <table:table-cell office:value-type="float" office:value="0.00426350322225505" calcext:value-type="float">
            <text:p>0.0042635032</text:p>
          </table:table-cell>
          <table:table-cell table:number-columns-repeated="1023"/>
        </table:table-row>
        <table:table-row table:style-name="ro1">
          <table:table-cell office:value-type="float" office:value="0.00423138572782742" calcext:value-type="float">
            <text:p>0.0042313857</text:p>
          </table:table-cell>
          <table:table-cell table:number-columns-repeated="1023"/>
        </table:table-row>
        <table:table-row table:style-name="ro1">
          <table:table-cell office:value-type="float" office:value="0.00420570700707013" calcext:value-type="float">
            <text:p>0.004205707</text:p>
          </table:table-cell>
          <table:table-cell table:number-columns-repeated="1023"/>
        </table:table-row>
        <table:table-row table:style-name="ro1">
          <table:table-cell office:value-type="float" office:value="0.00459142367056096" calcext:value-type="float">
            <text:p>0.0045914237</text:p>
          </table:table-cell>
          <table:table-cell table:number-columns-repeated="1023"/>
        </table:table-row>
        <table:table-row table:style-name="ro1">
          <table:table-cell office:value-type="float" office:value="0.00801474326780819" calcext:value-type="float">
            <text:p>0.0080147433</text:p>
          </table:table-cell>
          <table:table-cell table:number-columns-repeated="1023"/>
        </table:table-row>
        <table:table-row table:style-name="ro1">
          <table:table-cell office:value-type="float" office:value="0.00544554365707496" calcext:value-type="float">
            <text:p>0.0054455437</text:p>
          </table:table-cell>
          <table:table-cell table:number-columns-repeated="1023"/>
        </table:table-row>
        <table:table-row table:style-name="ro1">
          <table:table-cell office:value-type="float" office:value="0.0038567649879108" calcext:value-type="float">
            <text:p>0.003856765</text:p>
          </table:table-cell>
          <table:table-cell table:number-columns-repeated="1023"/>
        </table:table-row>
        <table:table-row table:style-name="ro1">
          <table:table-cell office:value-type="float" office:value="0.00359951322157649" calcext:value-type="float">
            <text:p>0.00359951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07" calcext:value-type="float">
            <text:p>30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0.0970688958525217" calcext:value-type="float">
            <text:p>0.0970688959</text:p>
          </table:table-cell>
          <table:table-cell table:number-columns-repeated="1023"/>
        </table:table-row>
        <table:table-row table:style-name="ro1">
          <table:table-cell office:value-type="float" office:value="0.0601271587669382" calcext:value-type="float">
            <text:p>0.0601271588</text:p>
          </table:table-cell>
          <table:table-cell table:number-columns-repeated="1023"/>
        </table:table-row>
        <table:table-row table:style-name="ro1">
          <table:table-cell office:value-type="float" office:value="0.035030342218582" calcext:value-type="float">
            <text:p>0.0350303422</text:p>
          </table:table-cell>
          <table:table-cell table:number-columns-repeated="1023"/>
        </table:table-row>
        <table:table-row table:style-name="ro1">
          <table:table-cell office:value-type="float" office:value="0.0218837717436368" calcext:value-type="float">
            <text:p>0.0218837717</text:p>
          </table:table-cell>
          <table:table-cell table:number-columns-repeated="1023"/>
        </table:table-row>
        <table:table-row table:style-name="ro1">
          <table:table-cell office:value-type="float" office:value="0.0141872517864614" calcext:value-type="float">
            <text:p>0.0141872518</text:p>
          </table:table-cell>
          <table:table-cell table:number-columns-repeated="1023"/>
        </table:table-row>
        <table:table-row table:style-name="ro1">
          <table:table-cell office:value-type="float" office:value="0.0110398219719155" calcext:value-type="float">
            <text:p>0.011039822</text:p>
          </table:table-cell>
          <table:table-cell table:number-columns-repeated="1023"/>
        </table:table-row>
        <table:table-row table:style-name="ro1">
          <table:table-cell office:value-type="float" office:value="0.00862969564527926" calcext:value-type="float">
            <text:p>0.0086296956</text:p>
          </table:table-cell>
          <table:table-cell table:number-columns-repeated="1023"/>
        </table:table-row>
        <table:table-row table:style-name="ro1">
          <table:table-cell office:value-type="float" office:value="0.00716040791400792" calcext:value-type="float">
            <text:p>0.0071604079</text:p>
          </table:table-cell>
          <table:table-cell table:number-columns-repeated="1023"/>
        </table:table-row>
        <table:table-row table:style-name="ro1">
          <table:table-cell office:value-type="float" office:value="0.00641505714864588" calcext:value-type="float">
            <text:p>0.0064150571</text:p>
          </table:table-cell>
          <table:table-cell table:number-columns-repeated="1023"/>
        </table:table-row>
        <table:table-row table:style-name="ro1">
          <table:table-cell office:value-type="float" office:value="0.0053742419980986" calcext:value-type="float">
            <text:p>0.005374242</text:p>
          </table:table-cell>
          <table:table-cell table:number-columns-repeated="1023"/>
        </table:table-row>
        <table:table-row table:style-name="ro1">
          <table:table-cell office:value-type="float" office:value="0.00505337732892517" calcext:value-type="float">
            <text:p>0.0050533773</text:p>
          </table:table-cell>
          <table:table-cell table:number-columns-repeated="1023"/>
        </table:table-row>
        <table:table-row table:style-name="ro1">
          <table:table-cell office:value-type="float" office:value="0.00447138917209998" calcext:value-type="float">
            <text:p>0.0044713892</text:p>
          </table:table-cell>
          <table:table-cell table:number-columns-repeated="1023"/>
        </table:table-row>
        <table:table-row table:style-name="ro1">
          <table:table-cell office:value-type="float" office:value="0.00424104572685425" calcext:value-type="float">
            <text:p>0.0042410457</text:p>
          </table:table-cell>
          <table:table-cell table:number-columns-repeated="1023"/>
        </table:table-row>
        <table:table-row table:style-name="ro1">
          <table:table-cell office:value-type="float" office:value="0.00392826927406117" calcext:value-type="float">
            <text:p>0.0039282693</text:p>
          </table:table-cell>
          <table:table-cell table:number-columns-repeated="1023"/>
        </table:table-row>
        <table:table-row table:style-name="ro1">
          <table:table-cell office:value-type="float" office:value="0.0033172801891888" calcext:value-type="float">
            <text:p>0.0033172802</text:p>
          </table:table-cell>
          <table:table-cell table:number-columns-repeated="1023"/>
        </table:table-row>
        <table:table-row table:style-name="ro1">
          <table:table-cell office:value-type="float" office:value="0.00366714173701465" calcext:value-type="float">
            <text:p>0.0036671417</text:p>
          </table:table-cell>
          <table:table-cell table:number-columns-repeated="1023"/>
        </table:table-row>
        <table:table-row table:style-name="ro1">
          <table:table-cell office:value-type="float" office:value="0.00312468699310198" calcext:value-type="float">
            <text:p>0.003124687</text:p>
          </table:table-cell>
          <table:table-cell table:number-columns-repeated="1023"/>
        </table:table-row>
        <table:table-row table:style-name="ro1">
          <table:table-cell office:value-type="float" office:value="0.00265586869781903" calcext:value-type="float">
            <text:p>0.0026558687</text:p>
          </table:table-cell>
          <table:table-cell table:number-columns-repeated="1023"/>
        </table:table-row>
        <table:table-row table:style-name="ro1">
          <table:table-cell office:value-type="float" office:value="0.00259315524214638" calcext:value-type="float">
            <text:p>0.0025931552</text:p>
          </table:table-cell>
          <table:table-cell table:number-columns-repeated="1023"/>
        </table:table-row>
        <table:table-row table:style-name="ro1">
          <table:table-cell office:value-type="float" office:value="0.0161768266795902" calcext:value-type="float">
            <text:p>0.0161768267</text:p>
          </table:table-cell>
          <table:table-cell table:number-columns-repeated="1023"/>
        </table:table-row>
        <table:table-row table:style-name="ro1">
          <table:table-cell office:value-type="float" office:value="0.00424782515215087" calcext:value-type="float">
            <text:p>0.0042478252</text:p>
          </table:table-cell>
          <table:table-cell table:number-columns-repeated="1023"/>
        </table:table-row>
        <table:table-row table:style-name="ro1">
          <table:table-cell office:value-type="float" office:value="0.00253675688817648" calcext:value-type="float">
            <text:p>0.0025367569</text:p>
          </table:table-cell>
          <table:table-cell table:number-columns-repeated="1023"/>
        </table:table-row>
        <table:table-row table:style-name="ro1">
          <table:table-cell office:value-type="float" office:value="0.00217773812348149" calcext:value-type="float">
            <text:p>0.0021777381</text:p>
          </table:table-cell>
          <table:table-cell table:number-columns-repeated="1023"/>
        </table:table-row>
        <table:table-row table:style-name="ro1">
          <table:table-cell office:value-type="float" office:value="0.00208787713466533" calcext:value-type="float">
            <text:p>0.0020878771</text:p>
          </table:table-cell>
          <table:table-cell table:number-columns-repeated="1023"/>
        </table:table-row>
        <table:table-row table:style-name="ro1">
          <table:table-cell office:value-type="float" office:value="0.00205211844826808" calcext:value-type="float">
            <text:p>0.0020521184</text:p>
          </table:table-cell>
          <table:table-cell table:number-columns-repeated="1023"/>
        </table:table-row>
        <table:table-row table:style-name="ro1">
          <table:table-cell office:value-type="float" office:value="0.00217940126928808" calcext:value-type="float">
            <text:p>0.0021794013</text:p>
          </table:table-cell>
          <table:table-cell table:number-columns-repeated="1023"/>
        </table:table-row>
        <table:table-row table:style-name="ro1">
          <table:table-cell office:value-type="float" office:value="0.00186271644354746" calcext:value-type="float">
            <text:p>0.0018627164</text:p>
          </table:table-cell>
          <table:table-cell table:number-columns-repeated="1023"/>
        </table:table-row>
        <table:table-row table:style-name="ro1">
          <table:table-cell office:value-type="float" office:value="0.00181182731798037" calcext:value-type="float">
            <text:p>0.0018118273</text:p>
          </table:table-cell>
          <table:table-cell table:number-columns-repeated="1023"/>
        </table:table-row>
        <table:table-row table:style-name="ro1">
          <table:table-cell office:value-type="float" office:value="0.00163353626549863" calcext:value-type="float">
            <text:p>0.0016335363</text:p>
          </table:table-cell>
          <table:table-cell table:number-columns-repeated="1023"/>
        </table:table-row>
        <table:table-row table:style-name="ro1">
          <table:table-cell office:value-type="float" office:value="0.00164438654027881" calcext:value-type="float">
            <text:p>0.0016443865</text:p>
          </table:table-cell>
          <table:table-cell table:number-columns-repeated="1023"/>
        </table:table-row>
        <table:table-row table:style-name="ro1">
          <table:table-cell office:value-type="float" office:value="0.00149891111199354" calcext:value-type="float">
            <text:p>0.0014989111</text:p>
          </table:table-cell>
          <table:table-cell table:number-columns-repeated="1023"/>
        </table:table-row>
        <table:table-row table:style-name="ro1">
          <table:table-cell office:value-type="float" office:value="0.00150849146172903" calcext:value-type="float">
            <text:p>0.0015084915</text:p>
          </table:table-cell>
          <table:table-cell table:number-columns-repeated="1023"/>
        </table:table-row>
        <table:table-row table:style-name="ro1">
          <table:table-cell office:value-type="float" office:value="0.00157042108763051" calcext:value-type="float">
            <text:p>0.0015704211</text:p>
          </table:table-cell>
          <table:table-cell table:number-columns-repeated="1023"/>
        </table:table-row>
        <table:table-row table:style-name="ro1">
          <table:table-cell office:value-type="float" office:value="0.00171194047001964" calcext:value-type="float">
            <text:p>0.0017119405</text:p>
          </table:table-cell>
          <table:table-cell table:number-columns-repeated="1023"/>
        </table:table-row>
        <table:table-row table:style-name="ro1">
          <table:table-cell office:value-type="float" office:value="0.00400794838710662" calcext:value-type="float">
            <text:p>0.0040079484</text:p>
          </table:table-cell>
          <table:table-cell table:number-columns-repeated="1023"/>
        </table:table-row>
        <table:table-row table:style-name="ro1">
          <table:table-cell office:value-type="float" office:value="0.00165409373608281" calcext:value-type="float">
            <text:p>0.0016540937</text:p>
          </table:table-cell>
          <table:table-cell table:number-columns-repeated="1023"/>
        </table:table-row>
        <table:table-row table:style-name="ro1">
          <table:table-cell office:value-type="float" office:value="0.00156513048507235" calcext:value-type="float">
            <text:p>0.0015651305</text:p>
          </table:table-cell>
          <table:table-cell table:number-columns-repeated="1023"/>
        </table:table-row>
        <table:table-row table:style-name="ro1">
          <table:table-cell office:value-type="float" office:value="0.00165027622306021" calcext:value-type="float">
            <text:p>0.0016502762</text:p>
          </table:table-cell>
          <table:table-cell table:number-columns-repeated="1023"/>
        </table:table-row>
        <table:table-row table:style-name="ro1">
          <table:table-cell office:value-type="float" office:value="0.00157282082833662" calcext:value-type="float">
            <text:p>0.0015728208</text:p>
          </table:table-cell>
          <table:table-cell table:number-columns-repeated="1023"/>
        </table:table-row>
        <table:table-row table:style-name="ro1">
          <table:table-cell office:value-type="float" office:value="0.00142781767859372" calcext:value-type="float">
            <text:p>0.0014278177</text:p>
          </table:table-cell>
          <table:table-cell table:number-columns-repeated="1023"/>
        </table:table-row>
        <table:table-row table:style-name="ro1">
          <table:table-cell office:value-type="float" office:value="0.00144653531583182" calcext:value-type="float">
            <text:p>0.0014465353</text:p>
          </table:table-cell>
          <table:table-cell table:number-columns-repeated="1023"/>
        </table:table-row>
        <table:table-row table:style-name="ro1">
          <table:table-cell office:value-type="float" office:value="0.00254732208622964" calcext:value-type="float">
            <text:p>0.0025473221</text:p>
          </table:table-cell>
          <table:table-cell table:number-columns-repeated="1023"/>
        </table:table-row>
        <table:table-row table:style-name="ro1">
          <table:table-cell office:value-type="float" office:value="0.00142235283615613" calcext:value-type="float">
            <text:p>0.0014223528</text:p>
          </table:table-cell>
          <table:table-cell table:number-columns-repeated="1023"/>
        </table:table-row>
        <table:table-row table:style-name="ro1">
          <table:table-cell office:value-type="float" office:value="0.00139354414901125" calcext:value-type="float">
            <text:p>0.0013935441</text:p>
          </table:table-cell>
          <table:table-cell table:number-columns-repeated="1023"/>
        </table:table-row>
        <table:table-row table:style-name="ro1">
          <table:table-cell office:value-type="float" office:value="0.00144097287518941" calcext:value-type="float">
            <text:p>0.0014409729</text:p>
          </table:table-cell>
          <table:table-cell table:number-columns-repeated="1023"/>
        </table:table-row>
        <table:table-row table:style-name="ro1">
          <table:table-cell office:value-type="float" office:value="0.00141113364101913" calcext:value-type="float">
            <text:p>0.0014111336</text:p>
          </table:table-cell>
          <table:table-cell table:number-columns-repeated="1023"/>
        </table:table-row>
        <table:table-row table:style-name="ro1">
          <table:table-cell office:value-type="float" office:value="0.00148328663293988" calcext:value-type="float">
            <text:p>0.0014832866</text:p>
          </table:table-cell>
          <table:table-cell table:number-columns-repeated="1023"/>
        </table:table-row>
        <table:table-row table:style-name="ro1">
          <table:table-cell office:value-type="float" office:value="0.00140900523659994" calcext:value-type="float">
            <text:p>0.0014090052</text:p>
          </table:table-cell>
          <table:table-cell table:number-columns-repeated="1023"/>
        </table:table-row>
        <table:table-row table:style-name="ro1">
          <table:table-cell office:value-type="float" office:value="0.00545068693024827" calcext:value-type="float">
            <text:p>0.0054506869</text:p>
          </table:table-cell>
          <table:table-cell table:number-columns-repeated="1023"/>
        </table:table-row>
        <table:table-row table:style-name="ro1">
          <table:table-cell office:value-type="float" office:value="0.00120923136509817" calcext:value-type="float">
            <text:p>0.0012092314</text:p>
          </table:table-cell>
          <table:table-cell table:number-columns-repeated="1023"/>
        </table:table-row>
        <table:table-row table:style-name="ro1">
          <table:table-cell office:value-type="float" office:value="0.00124690037207933" calcext:value-type="float">
            <text:p>0.0012469004</text:p>
          </table:table-cell>
          <table:table-cell table:number-columns-repeated="1023"/>
        </table:table-row>
        <table:table-row table:style-name="ro1">
          <table:table-cell office:value-type="float" office:value="0.00114654664543669" calcext:value-type="float">
            <text:p>0.0011465466</text:p>
          </table:table-cell>
          <table:table-cell table:number-columns-repeated="1023"/>
        </table:table-row>
        <table:table-row table:style-name="ro1">
          <table:table-cell office:value-type="float" office:value="0.00114323825898539" calcext:value-type="float">
            <text:p>0.0011432383</text:p>
          </table:table-cell>
          <table:table-cell table:number-columns-repeated="1023"/>
        </table:table-row>
        <table:table-row table:style-name="ro1">
          <table:table-cell office:value-type="float" office:value="0.00114600855036965" calcext:value-type="float">
            <text:p>0.0011460086</text:p>
          </table:table-cell>
          <table:table-cell table:number-columns-repeated="1023"/>
        </table:table-row>
        <table:table-row table:style-name="ro1">
          <table:table-cell office:value-type="float" office:value="0.00102668017202511" calcext:value-type="float">
            <text:p>0.0010266802</text:p>
          </table:table-cell>
          <table:table-cell table:number-columns-repeated="1023"/>
        </table:table-row>
        <table:table-row table:style-name="ro1">
          <table:table-cell table:style-name="ce2" office:value-type="float" office:value="0.000950497059342914" calcext:value-type="float">
            <text:p>9.50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921107124251363" calcext:value-type="float">
            <text:p>9.21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900576828923706" calcext:value-type="float">
            <text:p>9.01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87194488389133" calcext:value-type="float">
            <text:p>8.72E-04</text:p>
          </table:table-cell>
          <table:table-cell table:number-columns-repeated="1023"/>
        </table:table-row>
        <table:table-row table:style-name="ro1">
          <table:table-cell office:value-type="float" office:value="0.00117708649060499" calcext:value-type="float">
            <text:p>0.00117708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05" calcext:value-type="float">
            <text:p>30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0.0990117334746794" calcext:value-type="float">
            <text:p>0.0990117335</text:p>
          </table:table-cell>
          <table:table-cell table:number-columns-repeated="1023"/>
        </table:table-row>
        <table:table-row table:style-name="ro1">
          <table:table-cell office:value-type="float" office:value="0.0517500492425499" calcext:value-type="float">
            <text:p>0.0517500492</text:p>
          </table:table-cell>
          <table:table-cell table:number-columns-repeated="1023"/>
        </table:table-row>
        <table:table-row table:style-name="ro1">
          <table:table-cell office:value-type="float" office:value="0.0283593011898102" calcext:value-type="float">
            <text:p>0.0283593012</text:p>
          </table:table-cell>
          <table:table-cell table:number-columns-repeated="1023"/>
        </table:table-row>
        <table:table-row table:style-name="ro1">
          <table:table-cell office:value-type="float" office:value="0.0198934302606419" calcext:value-type="float">
            <text:p>0.0198934303</text:p>
          </table:table-cell>
          <table:table-cell table:number-columns-repeated="1023"/>
        </table:table-row>
        <table:table-row table:style-name="ro1">
          <table:table-cell office:value-type="float" office:value="0.0141317164664751" calcext:value-type="float">
            <text:p>0.0141317165</text:p>
          </table:table-cell>
          <table:table-cell table:number-columns-repeated="1023"/>
        </table:table-row>
        <table:table-row table:style-name="ro1">
          <table:table-cell office:value-type="float" office:value="0.011812832116677" calcext:value-type="float">
            <text:p>0.0118128321</text:p>
          </table:table-cell>
          <table:table-cell table:number-columns-repeated="1023"/>
        </table:table-row>
        <table:table-row table:style-name="ro1">
          <table:table-cell office:value-type="float" office:value="0.0107411370820366" calcext:value-type="float">
            <text:p>0.0107411371</text:p>
          </table:table-cell>
          <table:table-cell table:number-columns-repeated="1023"/>
        </table:table-row>
        <table:table-row table:style-name="ro1">
          <table:table-cell office:value-type="float" office:value="0.00906109268645674" calcext:value-type="float">
            <text:p>0.0090610927</text:p>
          </table:table-cell>
          <table:table-cell table:number-columns-repeated="1023"/>
        </table:table-row>
        <table:table-row table:style-name="ro1">
          <table:table-cell office:value-type="float" office:value="0.00995558210461559" calcext:value-type="float">
            <text:p>0.0099555821</text:p>
          </table:table-cell>
          <table:table-cell table:number-columns-repeated="1023"/>
        </table:table-row>
        <table:table-row table:style-name="ro1">
          <table:table-cell office:value-type="float" office:value="0.0104487918555947" calcext:value-type="float">
            <text:p>0.0104487919</text:p>
          </table:table-cell>
          <table:table-cell table:number-columns-repeated="1023"/>
        </table:table-row>
        <table:table-row table:style-name="ro1">
          <table:table-cell office:value-type="float" office:value="0.00835275584032793" calcext:value-type="float">
            <text:p>0.0083527558</text:p>
          </table:table-cell>
          <table:table-cell table:number-columns-repeated="1023"/>
        </table:table-row>
        <table:table-row table:style-name="ro1">
          <table:table-cell office:value-type="float" office:value="0.00776415005741276" calcext:value-type="float">
            <text:p>0.0077641501</text:p>
          </table:table-cell>
          <table:table-cell table:number-columns-repeated="1023"/>
        </table:table-row>
        <table:table-row table:style-name="ro1">
          <table:table-cell office:value-type="float" office:value="0.00727658998858587" calcext:value-type="float">
            <text:p>0.00727659</text:p>
          </table:table-cell>
          <table:table-cell table:number-columns-repeated="1023"/>
        </table:table-row>
        <table:table-row table:style-name="ro1">
          <table:table-cell office:value-type="float" office:value="0.0081394643700819" calcext:value-type="float">
            <text:p>0.0081394644</text:p>
          </table:table-cell>
          <table:table-cell table:number-columns-repeated="1023"/>
        </table:table-row>
        <table:table-row table:style-name="ro1">
          <table:table-cell office:value-type="float" office:value="0.00794402180325465" calcext:value-type="float">
            <text:p>0.0079440218</text:p>
          </table:table-cell>
          <table:table-cell table:number-columns-repeated="1023"/>
        </table:table-row>
        <table:table-row table:style-name="ro1">
          <table:table-cell office:value-type="float" office:value="0.00670519019220186" calcext:value-type="float">
            <text:p>0.0067051902</text:p>
          </table:table-cell>
          <table:table-cell table:number-columns-repeated="1023"/>
        </table:table-row>
        <table:table-row table:style-name="ro1">
          <table:table-cell office:value-type="float" office:value="0.00672580474468604" calcext:value-type="float">
            <text:p>0.0067258047</text:p>
          </table:table-cell>
          <table:table-cell table:number-columns-repeated="1023"/>
        </table:table-row>
        <table:table-row table:style-name="ro1">
          <table:table-cell office:value-type="float" office:value="0.00668094862726769" calcext:value-type="float">
            <text:p>0.0066809486</text:p>
          </table:table-cell>
          <table:table-cell table:number-columns-repeated="1023"/>
        </table:table-row>
        <table:table-row table:style-name="ro1">
          <table:table-cell office:value-type="float" office:value="0.00582903547640305" calcext:value-type="float">
            <text:p>0.0058290355</text:p>
          </table:table-cell>
          <table:table-cell table:number-columns-repeated="1023"/>
        </table:table-row>
        <table:table-row table:style-name="ro1">
          <table:table-cell office:value-type="float" office:value="0.00564949474291665" calcext:value-type="float">
            <text:p>0.0056494947</text:p>
          </table:table-cell>
          <table:table-cell table:number-columns-repeated="1023"/>
        </table:table-row>
        <table:table-row table:style-name="ro1">
          <table:table-cell office:value-type="float" office:value="0.00576979918972709" calcext:value-type="float">
            <text:p>0.0057697992</text:p>
          </table:table-cell>
          <table:table-cell table:number-columns-repeated="1023"/>
        </table:table-row>
        <table:table-row table:style-name="ro1">
          <table:table-cell office:value-type="float" office:value="0.00557440548149832" calcext:value-type="float">
            <text:p>0.0055744055</text:p>
          </table:table-cell>
          <table:table-cell table:number-columns-repeated="1023"/>
        </table:table-row>
        <table:table-row table:style-name="ro1">
          <table:table-cell office:value-type="float" office:value="0.00536385189995385" calcext:value-type="float">
            <text:p>0.0053638519</text:p>
          </table:table-cell>
          <table:table-cell table:number-columns-repeated="1023"/>
        </table:table-row>
        <table:table-row table:style-name="ro1">
          <table:table-cell office:value-type="float" office:value="0.00482499786319401" calcext:value-type="float">
            <text:p>0.0048249979</text:p>
          </table:table-cell>
          <table:table-cell table:number-columns-repeated="1023"/>
        </table:table-row>
        <table:table-row table:style-name="ro1">
          <table:table-cell office:value-type="float" office:value="0.00446981579542834" calcext:value-type="float">
            <text:p>0.0044698158</text:p>
          </table:table-cell>
          <table:table-cell table:number-columns-repeated="1023"/>
        </table:table-row>
        <table:table-row table:style-name="ro1">
          <table:table-cell office:value-type="float" office:value="0.00447814093055126" calcext:value-type="float">
            <text:p>0.0044781409</text:p>
          </table:table-cell>
          <table:table-cell table:number-columns-repeated="1023"/>
        </table:table-row>
        <table:table-row table:style-name="ro1">
          <table:table-cell office:value-type="float" office:value="0.00457481146903771" calcext:value-type="float">
            <text:p>0.0045748115</text:p>
          </table:table-cell>
          <table:table-cell table:number-columns-repeated="1023"/>
        </table:table-row>
        <table:table-row table:style-name="ro1">
          <table:table-cell office:value-type="float" office:value="0.00487576280310126" calcext:value-type="float">
            <text:p>0.0048757628</text:p>
          </table:table-cell>
          <table:table-cell table:number-columns-repeated="1023"/>
        </table:table-row>
        <table:table-row table:style-name="ro1">
          <table:table-cell office:value-type="float" office:value="0.00575935425678294" calcext:value-type="float">
            <text:p>0.0057593543</text:p>
          </table:table-cell>
          <table:table-cell table:number-columns-repeated="1023"/>
        </table:table-row>
        <table:table-row table:style-name="ro1">
          <table:table-cell office:value-type="float" office:value="0.00572897857107524" calcext:value-type="float">
            <text:p>0.0057289786</text:p>
          </table:table-cell>
          <table:table-cell table:number-columns-repeated="1023"/>
        </table:table-row>
        <table:table-row table:style-name="ro1">
          <table:table-cell office:value-type="float" office:value="0.00561993932209838" calcext:value-type="float">
            <text:p>0.0056199393</text:p>
          </table:table-cell>
          <table:table-cell table:number-columns-repeated="1023"/>
        </table:table-row>
        <table:table-row table:style-name="ro1">
          <table:table-cell office:value-type="float" office:value="0.00611173675394701" calcext:value-type="float">
            <text:p>0.0061117368</text:p>
          </table:table-cell>
          <table:table-cell table:number-columns-repeated="1023"/>
        </table:table-row>
        <table:table-row table:style-name="ro1">
          <table:table-cell office:value-type="float" office:value="0.00597885426562536" calcext:value-type="float">
            <text:p>0.0059788543</text:p>
          </table:table-cell>
          <table:table-cell table:number-columns-repeated="1023"/>
        </table:table-row>
        <table:table-row table:style-name="ro1">
          <table:table-cell office:value-type="float" office:value="0.0056317273392496" calcext:value-type="float">
            <text:p>0.0056317273</text:p>
          </table:table-cell>
          <table:table-cell table:number-columns-repeated="1023"/>
        </table:table-row>
        <table:table-row table:style-name="ro1">
          <table:table-cell office:value-type="float" office:value="0.0050617618413579" calcext:value-type="float">
            <text:p>0.0050617618</text:p>
          </table:table-cell>
          <table:table-cell table:number-columns-repeated="1023"/>
        </table:table-row>
        <table:table-row table:style-name="ro1">
          <table:table-cell office:value-type="float" office:value="0.00462514962743622" calcext:value-type="float">
            <text:p>0.0046251496</text:p>
          </table:table-cell>
          <table:table-cell table:number-columns-repeated="1023"/>
        </table:table-row>
        <table:table-row table:style-name="ro1">
          <table:table-cell office:value-type="float" office:value="0.00478092808305414" calcext:value-type="float">
            <text:p>0.0047809281</text:p>
          </table:table-cell>
          <table:table-cell table:number-columns-repeated="1023"/>
        </table:table-row>
        <table:table-row table:style-name="ro1">
          <table:table-cell office:value-type="float" office:value="0.00505371859159302" calcext:value-type="float">
            <text:p>0.0050537186</text:p>
          </table:table-cell>
          <table:table-cell table:number-columns-repeated="1023"/>
        </table:table-row>
        <table:table-row table:style-name="ro1">
          <table:table-cell office:value-type="float" office:value="0.00530427511728485" calcext:value-type="float">
            <text:p>0.0053042751</text:p>
          </table:table-cell>
          <table:table-cell table:number-columns-repeated="1023"/>
        </table:table-row>
        <table:table-row table:style-name="ro1">
          <table:table-cell office:value-type="float" office:value="0.00469442020084169" calcext:value-type="float">
            <text:p>0.0046944202</text:p>
          </table:table-cell>
          <table:table-cell table:number-columns-repeated="1023"/>
        </table:table-row>
        <table:table-row table:style-name="ro1">
          <table:table-cell office:value-type="float" office:value="0.00441912404495511" calcext:value-type="float">
            <text:p>0.004419124</text:p>
          </table:table-cell>
          <table:table-cell table:number-columns-repeated="1023"/>
        </table:table-row>
        <table:table-row table:style-name="ro1">
          <table:table-cell office:value-type="float" office:value="0.00423353206234537" calcext:value-type="float">
            <text:p>0.0042335321</text:p>
          </table:table-cell>
          <table:table-cell table:number-columns-repeated="1023"/>
        </table:table-row>
        <table:table-row table:style-name="ro1">
          <table:table-cell office:value-type="float" office:value="0.00422495236001699" calcext:value-type="float">
            <text:p>0.0042249524</text:p>
          </table:table-cell>
          <table:table-cell table:number-columns-repeated="1023"/>
        </table:table-row>
        <table:table-row table:style-name="ro1">
          <table:table-cell office:value-type="float" office:value="0.00399448068470889" calcext:value-type="float">
            <text:p>0.0039944807</text:p>
          </table:table-cell>
          <table:table-cell table:number-columns-repeated="1023"/>
        </table:table-row>
        <table:table-row table:style-name="ro1">
          <table:table-cell office:value-type="float" office:value="0.00389781554289903" calcext:value-type="float">
            <text:p>0.0038978155</text:p>
          </table:table-cell>
          <table:table-cell table:number-columns-repeated="1023"/>
        </table:table-row>
        <table:table-row table:style-name="ro1">
          <table:table-cell office:value-type="float" office:value="0.00399072913125502" calcext:value-type="float">
            <text:p>0.0039907291</text:p>
          </table:table-cell>
          <table:table-cell table:number-columns-repeated="1023"/>
        </table:table-row>
        <table:table-row table:style-name="ro1">
          <table:table-cell office:value-type="float" office:value="0.00393883200982461" calcext:value-type="float">
            <text:p>0.003938832</text:p>
          </table:table-cell>
          <table:table-cell table:number-columns-repeated="1023"/>
        </table:table-row>
        <table:table-row table:style-name="ro1">
          <table:table-cell office:value-type="float" office:value="0.00366075397892725" calcext:value-type="float">
            <text:p>0.003660754</text:p>
          </table:table-cell>
          <table:table-cell table:number-columns-repeated="1023"/>
        </table:table-row>
        <table:table-row table:style-name="ro1">
          <table:table-cell office:value-type="float" office:value="0.00353985305356963" calcext:value-type="float">
            <text:p>0.0035398531</text:p>
          </table:table-cell>
          <table:table-cell table:number-columns-repeated="1023"/>
        </table:table-row>
        <table:table-row table:style-name="ro1">
          <table:table-cell office:value-type="float" office:value="0.00485831568061547" calcext:value-type="float">
            <text:p>0.0048583157</text:p>
          </table:table-cell>
          <table:table-cell table:number-columns-repeated="1023"/>
        </table:table-row>
        <table:table-row table:style-name="ro1">
          <table:table-cell office:value-type="float" office:value="0.0037683033147833" calcext:value-type="float">
            <text:p>0.0037683033</text:p>
          </table:table-cell>
          <table:table-cell table:number-columns-repeated="1023"/>
        </table:table-row>
        <table:table-row table:style-name="ro1">
          <table:table-cell office:value-type="float" office:value="0.00349922364139823" calcext:value-type="float">
            <text:p>0.0034992236</text:p>
          </table:table-cell>
          <table:table-cell table:number-columns-repeated="1023"/>
        </table:table-row>
        <table:table-row table:style-name="ro1">
          <table:table-cell office:value-type="float" office:value="0.00341213646875453" calcext:value-type="float">
            <text:p>0.0034121365</text:p>
          </table:table-cell>
          <table:table-cell table:number-columns-repeated="1023"/>
        </table:table-row>
        <table:table-row table:style-name="ro1">
          <table:table-cell office:value-type="float" office:value="0.00341847990175891" calcext:value-type="float">
            <text:p>0.0034184799</text:p>
          </table:table-cell>
          <table:table-cell table:number-columns-repeated="1023"/>
        </table:table-row>
        <table:table-row table:style-name="ro1">
          <table:table-cell office:value-type="float" office:value="0.00347260957151363" calcext:value-type="float">
            <text:p>0.0034726096</text:p>
          </table:table-cell>
          <table:table-cell table:number-columns-repeated="1023"/>
        </table:table-row>
        <table:table-row table:style-name="ro1">
          <table:table-cell office:value-type="float" office:value="0.00348488853825312" calcext:value-type="float">
            <text:p>0.0034848885</text:p>
          </table:table-cell>
          <table:table-cell table:number-columns-repeated="1023"/>
        </table:table-row>
        <table:table-row table:style-name="ro1">
          <table:table-cell office:value-type="float" office:value="0.00321375788361495" calcext:value-type="float">
            <text:p>0.0032137579</text:p>
          </table:table-cell>
          <table:table-cell table:number-columns-repeated="1023"/>
        </table:table-row>
        <table:table-row table:style-name="ro1">
          <table:table-cell office:value-type="float" office:value="0.00303656892993181" calcext:value-type="float">
            <text:p>0.0030365689</text:p>
          </table:table-cell>
          <table:table-cell table:number-columns-repeated="1023"/>
        </table:table-row>
        <table:table-row table:style-name="ro1">
          <table:table-cell office:value-type="float" office:value="0.00308130604597434" calcext:value-type="float">
            <text:p>0.003081306</text:p>
          </table:table-cell>
          <table:table-cell table:number-columns-repeated="1023"/>
        </table:table-row>
        <table:table-row table:style-name="ro1">
          <table:table-cell office:value-type="float" office:value="0.00294216359477326" calcext:value-type="float">
            <text:p>0.00294216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06" calcext:value-type="float">
            <text:p>30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float" office:value="0.0978799312811202" calcext:value-type="float">
            <text:p>0.0978799313</text:p>
          </table:table-cell>
          <table:table-cell table:number-columns-repeated="1023"/>
        </table:table-row>
        <table:table-row table:style-name="ro1">
          <table:table-cell office:value-type="float" office:value="0.0591611465943692" calcext:value-type="float">
            <text:p>0.0591611466</text:p>
          </table:table-cell>
          <table:table-cell table:number-columns-repeated="1023"/>
        </table:table-row>
        <table:table-row table:style-name="ro1">
          <table:table-cell office:value-type="float" office:value="0.0340869405495235" calcext:value-type="float">
            <text:p>0.0340869405</text:p>
          </table:table-cell>
          <table:table-cell table:number-columns-repeated="1023"/>
        </table:table-row>
        <table:table-row table:style-name="ro1">
          <table:table-cell office:value-type="float" office:value="0.0212262917494446" calcext:value-type="float">
            <text:p>0.0212262917</text:p>
          </table:table-cell>
          <table:table-cell table:number-columns-repeated="1023"/>
        </table:table-row>
        <table:table-row table:style-name="ro1">
          <table:table-cell office:value-type="float" office:value="0.0139121425947722" calcext:value-type="float">
            <text:p>0.0139121426</text:p>
          </table:table-cell>
          <table:table-cell table:number-columns-repeated="1023"/>
        </table:table-row>
        <table:table-row table:style-name="ro1">
          <table:table-cell office:value-type="float" office:value="0.0112240578456438" calcext:value-type="float">
            <text:p>0.0112240578</text:p>
          </table:table-cell>
          <table:table-cell table:number-columns-repeated="1023"/>
        </table:table-row>
        <table:table-row table:style-name="ro1">
          <table:table-cell office:value-type="float" office:value="0.00917489040786173" calcext:value-type="float">
            <text:p>0.0091748904</text:p>
          </table:table-cell>
          <table:table-cell table:number-columns-repeated="1023"/>
        </table:table-row>
        <table:table-row table:style-name="ro1">
          <table:table-cell office:value-type="float" office:value="0.0081020822120491" calcext:value-type="float">
            <text:p>0.0081020822</text:p>
          </table:table-cell>
          <table:table-cell table:number-columns-repeated="1023"/>
        </table:table-row>
        <table:table-row table:style-name="ro1">
          <table:table-cell office:value-type="float" office:value="0.0081527391454674" calcext:value-type="float">
            <text:p>0.0081527391</text:p>
          </table:table-cell>
          <table:table-cell table:number-columns-repeated="1023"/>
        </table:table-row>
        <table:table-row table:style-name="ro1">
          <table:table-cell office:value-type="float" office:value="0.00813684896114613" calcext:value-type="float">
            <text:p>0.008136849</text:p>
          </table:table-cell>
          <table:table-cell table:number-columns-repeated="1023"/>
        </table:table-row>
        <table:table-row table:style-name="ro1">
          <table:table-cell office:value-type="float" office:value="0.00827052358382792" calcext:value-type="float">
            <text:p>0.0082705236</text:p>
          </table:table-cell>
          <table:table-cell table:number-columns-repeated="1023"/>
        </table:table-row>
        <table:table-row table:style-name="ro1">
          <table:table-cell office:value-type="float" office:value="0.00751026737912341" calcext:value-type="float">
            <text:p>0.0075102674</text:p>
          </table:table-cell>
          <table:table-cell table:number-columns-repeated="1023"/>
        </table:table-row>
        <table:table-row table:style-name="ro1">
          <table:table-cell office:value-type="float" office:value="0.00857471081851486" calcext:value-type="float">
            <text:p>0.0085747108</text:p>
          </table:table-cell>
          <table:table-cell table:number-columns-repeated="1023"/>
        </table:table-row>
        <table:table-row table:style-name="ro1">
          <table:table-cell office:value-type="float" office:value="0.00691367662058628" calcext:value-type="float">
            <text:p>0.0069136766</text:p>
          </table:table-cell>
          <table:table-cell table:number-columns-repeated="1023"/>
        </table:table-row>
        <table:table-row table:style-name="ro1">
          <table:table-cell office:value-type="float" office:value="0.00655056295091145" calcext:value-type="float">
            <text:p>0.006550563</text:p>
          </table:table-cell>
          <table:table-cell table:number-columns-repeated="1023"/>
        </table:table-row>
        <table:table-row table:style-name="ro1">
          <table:table-cell office:value-type="float" office:value="0.00637653082689891" calcext:value-type="float">
            <text:p>0.0063765308</text:p>
          </table:table-cell>
          <table:table-cell table:number-columns-repeated="1023"/>
        </table:table-row>
        <table:table-row table:style-name="ro1">
          <table:table-cell office:value-type="float" office:value="0.00696840914065846" calcext:value-type="float">
            <text:p>0.0069684091</text:p>
          </table:table-cell>
          <table:table-cell table:number-columns-repeated="1023"/>
        </table:table-row>
        <table:table-row table:style-name="ro1">
          <table:table-cell office:value-type="float" office:value="0.00613842834214788" calcext:value-type="float">
            <text:p>0.0061384283</text:p>
          </table:table-cell>
          <table:table-cell table:number-columns-repeated="1023"/>
        </table:table-row>
        <table:table-row table:style-name="ro1">
          <table:table-cell office:value-type="float" office:value="0.00725153604085884" calcext:value-type="float">
            <text:p>0.007251536</text:p>
          </table:table-cell>
          <table:table-cell table:number-columns-repeated="1023"/>
        </table:table-row>
        <table:table-row table:style-name="ro1">
          <table:table-cell office:value-type="float" office:value="0.00629338474340495" calcext:value-type="float">
            <text:p>0.0062933847</text:p>
          </table:table-cell>
          <table:table-cell table:number-columns-repeated="1023"/>
        </table:table-row>
        <table:table-row table:style-name="ro1">
          <table:table-cell office:value-type="float" office:value="0.00614888941207448" calcext:value-type="float">
            <text:p>0.0061488894</text:p>
          </table:table-cell>
          <table:table-cell table:number-columns-repeated="1023"/>
        </table:table-row>
        <table:table-row table:style-name="ro1">
          <table:table-cell office:value-type="float" office:value="0.00555072323289696" calcext:value-type="float">
            <text:p>0.0055507232</text:p>
          </table:table-cell>
          <table:table-cell table:number-columns-repeated="1023"/>
        </table:table-row>
        <table:table-row table:style-name="ro1">
          <table:table-cell office:value-type="float" office:value="0.00584979798335557" calcext:value-type="float">
            <text:p>0.005849798</text:p>
          </table:table-cell>
          <table:table-cell table:number-columns-repeated="1023"/>
        </table:table-row>
        <table:table-row table:style-name="ro1">
          <table:table-cell office:value-type="float" office:value="0.00592761976067352" calcext:value-type="float">
            <text:p>0.0059276198</text:p>
          </table:table-cell>
          <table:table-cell table:number-columns-repeated="1023"/>
        </table:table-row>
        <table:table-row table:style-name="ro1">
          <table:table-cell office:value-type="float" office:value="0.00554113747113837" calcext:value-type="float">
            <text:p>0.0055411375</text:p>
          </table:table-cell>
          <table:table-cell table:number-columns-repeated="1023"/>
        </table:table-row>
        <table:table-row table:style-name="ro1">
          <table:table-cell office:value-type="float" office:value="0.00607581842993486" calcext:value-type="float">
            <text:p>0.0060758184</text:p>
          </table:table-cell>
          <table:table-cell table:number-columns-repeated="1023"/>
        </table:table-row>
        <table:table-row table:style-name="ro1">
          <table:table-cell office:value-type="float" office:value="0.00548765558041299" calcext:value-type="float">
            <text:p>0.0054876556</text:p>
          </table:table-cell>
          <table:table-cell table:number-columns-repeated="1023"/>
        </table:table-row>
        <table:table-row table:style-name="ro1">
          <table:table-cell office:value-type="float" office:value="0.00554262417369973" calcext:value-type="float">
            <text:p>0.0055426242</text:p>
          </table:table-cell>
          <table:table-cell table:number-columns-repeated="1023"/>
        </table:table-row>
        <table:table-row table:style-name="ro1">
          <table:table-cell office:value-type="float" office:value="0.00532488479197705" calcext:value-type="float">
            <text:p>0.0053248848</text:p>
          </table:table-cell>
          <table:table-cell table:number-columns-repeated="1023"/>
        </table:table-row>
        <table:table-row table:style-name="ro1">
          <table:table-cell office:value-type="float" office:value="0.00544902882655484" calcext:value-type="float">
            <text:p>0.0054490288</text:p>
          </table:table-cell>
          <table:table-cell table:number-columns-repeated="1023"/>
        </table:table-row>
        <table:table-row table:style-name="ro1">
          <table:table-cell office:value-type="float" office:value="0.00497512044795958" calcext:value-type="float">
            <text:p>0.0049751204</text:p>
          </table:table-cell>
          <table:table-cell table:number-columns-repeated="1023"/>
        </table:table-row>
        <table:table-row table:style-name="ro1">
          <table:table-cell office:value-type="float" office:value="0.00486700989209729" calcext:value-type="float">
            <text:p>0.0048670099</text:p>
          </table:table-cell>
          <table:table-cell table:number-columns-repeated="1023"/>
        </table:table-row>
        <table:table-row table:style-name="ro1">
          <table:table-cell office:value-type="float" office:value="0.00421940059022022" calcext:value-type="float">
            <text:p>0.0042194006</text:p>
          </table:table-cell>
          <table:table-cell table:number-columns-repeated="1023"/>
        </table:table-row>
        <table:table-row table:style-name="ro1">
          <table:table-cell office:value-type="float" office:value="0.00419098893322715" calcext:value-type="float">
            <text:p>0.0041909889</text:p>
          </table:table-cell>
          <table:table-cell table:number-columns-repeated="1023"/>
        </table:table-row>
        <table:table-row table:style-name="ro1">
          <table:table-cell office:value-type="float" office:value="0.0038836555527467" calcext:value-type="float">
            <text:p>0.0038836556</text:p>
          </table:table-cell>
          <table:table-cell table:number-columns-repeated="1023"/>
        </table:table-row>
        <table:table-row table:style-name="ro1">
          <table:table-cell office:value-type="float" office:value="0.00407421268776665" calcext:value-type="float">
            <text:p>0.0040742127</text:p>
          </table:table-cell>
          <table:table-cell table:number-columns-repeated="1023"/>
        </table:table-row>
        <table:table-row table:style-name="ro1">
          <table:table-cell office:value-type="float" office:value="0.00426051578201837" calcext:value-type="float">
            <text:p>0.0042605158</text:p>
          </table:table-cell>
          <table:table-cell table:number-columns-repeated="1023"/>
        </table:table-row>
        <table:table-row table:style-name="ro1">
          <table:table-cell office:value-type="float" office:value="0.00417633681611696" calcext:value-type="float">
            <text:p>0.0041763368</text:p>
          </table:table-cell>
          <table:table-cell table:number-columns-repeated="1023"/>
        </table:table-row>
        <table:table-row table:style-name="ro1">
          <table:table-cell office:value-type="float" office:value="0.00536855338433797" calcext:value-type="float">
            <text:p>0.0053685534</text:p>
          </table:table-cell>
          <table:table-cell table:number-columns-repeated="1023"/>
        </table:table-row>
        <table:table-row table:style-name="ro1">
          <table:table-cell office:value-type="float" office:value="0.00482500852695133" calcext:value-type="float">
            <text:p>0.0048250085</text:p>
          </table:table-cell>
          <table:table-cell table:number-columns-repeated="1023"/>
        </table:table-row>
        <table:table-row table:style-name="ro1">
          <table:table-cell office:value-type="float" office:value="0.00411554671035974" calcext:value-type="float">
            <text:p>0.0041155467</text:p>
          </table:table-cell>
          <table:table-cell table:number-columns-repeated="1023"/>
        </table:table-row>
        <table:table-row table:style-name="ro1">
          <table:table-cell office:value-type="float" office:value="0.00463586214110622" calcext:value-type="float">
            <text:p>0.0046358621</text:p>
          </table:table-cell>
          <table:table-cell table:number-columns-repeated="1023"/>
        </table:table-row>
        <table:table-row table:style-name="ro1">
          <table:table-cell office:value-type="float" office:value="0.00439361800189119" calcext:value-type="float">
            <text:p>0.004393618</text:p>
          </table:table-cell>
          <table:table-cell table:number-columns-repeated="1023"/>
        </table:table-row>
        <table:table-row table:style-name="ro1">
          <table:table-cell office:value-type="float" office:value="0.0039705868717318" calcext:value-type="float">
            <text:p>0.0039705869</text:p>
          </table:table-cell>
          <table:table-cell table:number-columns-repeated="1023"/>
        </table:table-row>
        <table:table-row table:style-name="ro1">
          <table:table-cell office:value-type="float" office:value="0.00406899334503731" calcext:value-type="float">
            <text:p>0.0040689933</text:p>
          </table:table-cell>
          <table:table-cell table:number-columns-repeated="1023"/>
        </table:table-row>
        <table:table-row table:style-name="ro1">
          <table:table-cell office:value-type="float" office:value="0.0039988888609073" calcext:value-type="float">
            <text:p>0.0039988889</text:p>
          </table:table-cell>
          <table:table-cell table:number-columns-repeated="1023"/>
        </table:table-row>
        <table:table-row table:style-name="ro1">
          <table:table-cell office:value-type="float" office:value="0.00384682850857779" calcext:value-type="float">
            <text:p>0.0038468285</text:p>
          </table:table-cell>
          <table:table-cell table:number-columns-repeated="1023"/>
        </table:table-row>
        <table:table-row table:style-name="ro1">
          <table:table-cell office:value-type="float" office:value="0.00396628046864286" calcext:value-type="float">
            <text:p>0.0039662805</text:p>
          </table:table-cell>
          <table:table-cell table:number-columns-repeated="1023"/>
        </table:table-row>
        <table:table-row table:style-name="ro1">
          <table:table-cell office:value-type="float" office:value="0.00396324726145766" calcext:value-type="float">
            <text:p>0.0039632473</text:p>
          </table:table-cell>
          <table:table-cell table:number-columns-repeated="1023"/>
        </table:table-row>
        <table:table-row table:style-name="ro1">
          <table:table-cell office:value-type="float" office:value="0.0040223801575143" calcext:value-type="float">
            <text:p>0.0040223802</text:p>
          </table:table-cell>
          <table:table-cell table:number-columns-repeated="1023"/>
        </table:table-row>
        <table:table-row table:style-name="ro1">
          <table:table-cell office:value-type="float" office:value="0.00403819253981332" calcext:value-type="float">
            <text:p>0.0040381925</text:p>
          </table:table-cell>
          <table:table-cell table:number-columns-repeated="1023"/>
        </table:table-row>
        <table:table-row table:style-name="ro1">
          <table:table-cell office:value-type="float" office:value="0.00404562748433979" calcext:value-type="float">
            <text:p>0.0040456275</text:p>
          </table:table-cell>
          <table:table-cell table:number-columns-repeated="1023"/>
        </table:table-row>
        <table:table-row table:style-name="ro1">
          <table:table-cell office:value-type="float" office:value="0.00422388740708228" calcext:value-type="float">
            <text:p>0.0042238874</text:p>
          </table:table-cell>
          <table:table-cell table:number-columns-repeated="1023"/>
        </table:table-row>
        <table:table-row table:style-name="ro1">
          <table:table-cell office:value-type="float" office:value="0.00462213925240377" calcext:value-type="float">
            <text:p>0.0046221393</text:p>
          </table:table-cell>
          <table:table-cell table:number-columns-repeated="1023"/>
        </table:table-row>
        <table:table-row table:style-name="ro1">
          <table:table-cell office:value-type="float" office:value="0.00390581381928464" calcext:value-type="float">
            <text:p>0.0039058138</text:p>
          </table:table-cell>
          <table:table-cell table:number-columns-repeated="1023"/>
        </table:table-row>
        <table:table-row table:style-name="ro1">
          <table:table-cell office:value-type="float" office:value="0.0043684392442799" calcext:value-type="float">
            <text:p>0.0043684392</text:p>
          </table:table-cell>
          <table:table-cell table:number-columns-repeated="1023"/>
        </table:table-row>
        <table:table-row table:style-name="ro1">
          <table:table-cell office:value-type="float" office:value="0.00547062416011148" calcext:value-type="float">
            <text:p>0.0054706242</text:p>
          </table:table-cell>
          <table:table-cell table:number-columns-repeated="1023"/>
        </table:table-row>
        <table:table-row table:style-name="ro1">
          <table:table-cell office:value-type="float" office:value="0.00442482291907679" calcext:value-type="float">
            <text:p>0.0044248229</text:p>
          </table:table-cell>
          <table:table-cell table:number-columns-repeated="1023"/>
        </table:table-row>
        <table:table-row table:style-name="ro1">
          <table:table-cell office:value-type="float" office:value="0.00353971857759263" calcext:value-type="float">
            <text:p>0.0035397186</text:p>
          </table:table-cell>
          <table:table-cell table:number-columns-repeated="1023"/>
        </table:table-row>
        <table:table-row table:style-name="ro1">
          <table:table-cell office:value-type="float" office:value="0.00452307499538186" calcext:value-type="float">
            <text:p>0.0045230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04" calcext:value-type="float">
            <text:p>30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float" office:value="0.0905176642529211" calcext:value-type="float">
            <text:p>0.0905176643</text:p>
          </table:table-cell>
          <table:table-cell table:number-columns-repeated="1023"/>
        </table:table-row>
        <table:table-row table:style-name="ro1">
          <table:table-cell office:value-type="float" office:value="0.0517646607076717" calcext:value-type="float">
            <text:p>0.0517646607</text:p>
          </table:table-cell>
          <table:table-cell table:number-columns-repeated="1023"/>
        </table:table-row>
        <table:table-row table:style-name="ro1">
          <table:table-cell office:value-type="float" office:value="0.028586300820557" calcext:value-type="float">
            <text:p>0.0285863008</text:p>
          </table:table-cell>
          <table:table-cell table:number-columns-repeated="1023"/>
        </table:table-row>
        <table:table-row table:style-name="ro1">
          <table:table-cell office:value-type="float" office:value="0.0179814749018098" calcext:value-type="float">
            <text:p>0.0179814749</text:p>
          </table:table-cell>
          <table:table-cell table:number-columns-repeated="1023"/>
        </table:table-row>
        <table:table-row table:style-name="ro1">
          <table:table-cell office:value-type="float" office:value="0.0125973024669571" calcext:value-type="float">
            <text:p>0.0125973025</text:p>
          </table:table-cell>
          <table:table-cell table:number-columns-repeated="1023"/>
        </table:table-row>
        <table:table-row table:style-name="ro1">
          <table:table-cell office:value-type="float" office:value="0.00982365605918913" calcext:value-type="float">
            <text:p>0.0098236561</text:p>
          </table:table-cell>
          <table:table-cell table:number-columns-repeated="1023"/>
        </table:table-row>
        <table:table-row table:style-name="ro1">
          <table:table-cell office:value-type="float" office:value="0.00783039903342563" calcext:value-type="float">
            <text:p>0.007830399</text:p>
          </table:table-cell>
          <table:table-cell table:number-columns-repeated="1023"/>
        </table:table-row>
        <table:table-row table:style-name="ro1">
          <table:table-cell office:value-type="float" office:value="0.00625975696016092" calcext:value-type="float">
            <text:p>0.006259757</text:p>
          </table:table-cell>
          <table:table-cell table:number-columns-repeated="1023"/>
        </table:table-row>
        <table:table-row table:style-name="ro1">
          <table:table-cell office:value-type="float" office:value="0.00624667249791906" calcext:value-type="float">
            <text:p>0.0062466725</text:p>
          </table:table-cell>
          <table:table-cell table:number-columns-repeated="1023"/>
        </table:table-row>
        <table:table-row table:style-name="ro1">
          <table:table-cell office:value-type="float" office:value="0.00502578160724219" calcext:value-type="float">
            <text:p>0.0050257816</text:p>
          </table:table-cell>
          <table:table-cell table:number-columns-repeated="1023"/>
        </table:table-row>
        <table:table-row table:style-name="ro1">
          <table:table-cell office:value-type="float" office:value="0.0049040298335621" calcext:value-type="float">
            <text:p>0.0049040298</text:p>
          </table:table-cell>
          <table:table-cell table:number-columns-repeated="1023"/>
        </table:table-row>
        <table:table-row table:style-name="ro1">
          <table:table-cell office:value-type="float" office:value="0.00462824393347947" calcext:value-type="float">
            <text:p>0.0046282439</text:p>
          </table:table-cell>
          <table:table-cell table:number-columns-repeated="1023"/>
        </table:table-row>
        <table:table-row table:style-name="ro1">
          <table:table-cell office:value-type="float" office:value="0.00493569613846616" calcext:value-type="float">
            <text:p>0.0049356961</text:p>
          </table:table-cell>
          <table:table-cell table:number-columns-repeated="1023"/>
        </table:table-row>
        <table:table-row table:style-name="ro1">
          <table:table-cell office:value-type="float" office:value="0.00453713366851885" calcext:value-type="float">
            <text:p>0.0045371337</text:p>
          </table:table-cell>
          <table:table-cell table:number-columns-repeated="1023"/>
        </table:table-row>
        <table:table-row table:style-name="ro1">
          <table:table-cell office:value-type="float" office:value="0.00486002395214408" calcext:value-type="float">
            <text:p>0.004860024</text:p>
          </table:table-cell>
          <table:table-cell table:number-columns-repeated="1023"/>
        </table:table-row>
        <table:table-row table:style-name="ro1">
          <table:table-cell office:value-type="float" office:value="0.00423323383912526" calcext:value-type="float">
            <text:p>0.0042332338</text:p>
          </table:table-cell>
          <table:table-cell table:number-columns-repeated="1023"/>
        </table:table-row>
        <table:table-row table:style-name="ro1">
          <table:table-cell office:value-type="float" office:value="0.00393345096979445" calcext:value-type="float">
            <text:p>0.003933451</text:p>
          </table:table-cell>
          <table:table-cell table:number-columns-repeated="1023"/>
        </table:table-row>
        <table:table-row table:style-name="ro1">
          <table:table-cell office:value-type="float" office:value="0.00432344557214219" calcext:value-type="float">
            <text:p>0.0043234456</text:p>
          </table:table-cell>
          <table:table-cell table:number-columns-repeated="1023"/>
        </table:table-row>
        <table:table-row table:style-name="ro1">
          <table:table-cell office:value-type="float" office:value="0.00579184521847351" calcext:value-type="float">
            <text:p>0.0057918452</text:p>
          </table:table-cell>
          <table:table-cell table:number-columns-repeated="1023"/>
        </table:table-row>
        <table:table-row table:style-name="ro1">
          <table:table-cell office:value-type="float" office:value="0.00553736414826375" calcext:value-type="float">
            <text:p>0.0055373641</text:p>
          </table:table-cell>
          <table:table-cell table:number-columns-repeated="1023"/>
        </table:table-row>
        <table:table-row table:style-name="ro1">
          <table:table-cell office:value-type="float" office:value="0.00875353814551613" calcext:value-type="float">
            <text:p>0.0087535381</text:p>
          </table:table-cell>
          <table:table-cell table:number-columns-repeated="1023"/>
        </table:table-row>
        <table:table-row table:style-name="ro1">
          <table:table-cell office:value-type="float" office:value="0.00493041154177808" calcext:value-type="float">
            <text:p>0.0049304115</text:p>
          </table:table-cell>
          <table:table-cell table:number-columns-repeated="1023"/>
        </table:table-row>
        <table:table-row table:style-name="ro1">
          <table:table-cell office:value-type="float" office:value="0.00468370772737395" calcext:value-type="float">
            <text:p>0.0046837077</text:p>
          </table:table-cell>
          <table:table-cell table:number-columns-repeated="1023"/>
        </table:table-row>
        <table:table-row table:style-name="ro1">
          <table:table-cell office:value-type="float" office:value="0.00452458137026589" calcext:value-type="float">
            <text:p>0.0045245814</text:p>
          </table:table-cell>
          <table:table-cell table:number-columns-repeated="1023"/>
        </table:table-row>
        <table:table-row table:style-name="ro1">
          <table:table-cell office:value-type="float" office:value="0.0046838869086932" calcext:value-type="float">
            <text:p>0.0046838869</text:p>
          </table:table-cell>
          <table:table-cell table:number-columns-repeated="1023"/>
        </table:table-row>
        <table:table-row table:style-name="ro1">
          <table:table-cell office:value-type="float" office:value="0.00466627441926509" calcext:value-type="float">
            <text:p>0.0046662744</text:p>
          </table:table-cell>
          <table:table-cell table:number-columns-repeated="1023"/>
        </table:table-row>
        <table:table-row table:style-name="ro1">
          <table:table-cell office:value-type="float" office:value="0.00470378097244038" calcext:value-type="float">
            <text:p>0.004703781</text:p>
          </table:table-cell>
          <table:table-cell table:number-columns-repeated="1023"/>
        </table:table-row>
        <table:table-row table:style-name="ro1">
          <table:table-cell office:value-type="float" office:value="0.00446751952899818" calcext:value-type="float">
            <text:p>0.0044675195</text:p>
          </table:table-cell>
          <table:table-cell table:number-columns-repeated="1023"/>
        </table:table-row>
        <table:table-row table:style-name="ro1">
          <table:table-cell office:value-type="float" office:value="0.00387426826521547" calcext:value-type="float">
            <text:p>0.0038742683</text:p>
          </table:table-cell>
          <table:table-cell table:number-columns-repeated="1023"/>
        </table:table-row>
        <table:table-row table:style-name="ro1">
          <table:table-cell office:value-type="float" office:value="0.00404036058639196" calcext:value-type="float">
            <text:p>0.0040403606</text:p>
          </table:table-cell>
          <table:table-cell table:number-columns-repeated="1023"/>
        </table:table-row>
        <table:table-row table:style-name="ro1">
          <table:table-cell office:value-type="float" office:value="0.00371048043870325" calcext:value-type="float">
            <text:p>0.0037104804</text:p>
          </table:table-cell>
          <table:table-cell table:number-columns-repeated="1023"/>
        </table:table-row>
        <table:table-row table:style-name="ro1">
          <table:table-cell office:value-type="float" office:value="0.00381346870374009" calcext:value-type="float">
            <text:p>0.0038134687</text:p>
          </table:table-cell>
          <table:table-cell table:number-columns-repeated="1023"/>
        </table:table-row>
        <table:table-row table:style-name="ro1">
          <table:table-cell office:value-type="float" office:value="0.00390870508347885" calcext:value-type="float">
            <text:p>0.0039087051</text:p>
          </table:table-cell>
          <table:table-cell table:number-columns-repeated="1023"/>
        </table:table-row>
        <table:table-row table:style-name="ro1">
          <table:table-cell office:value-type="float" office:value="0.00678497033327731" calcext:value-type="float">
            <text:p>0.0067849703</text:p>
          </table:table-cell>
          <table:table-cell table:number-columns-repeated="1023"/>
        </table:table-row>
        <table:table-row table:style-name="ro1">
          <table:table-cell office:value-type="float" office:value="0.0034969458737419" calcext:value-type="float">
            <text:p>0.0034969459</text:p>
          </table:table-cell>
          <table:table-cell table:number-columns-repeated="1023"/>
        </table:table-row>
        <table:table-row table:style-name="ro1">
          <table:table-cell office:value-type="float" office:value="0.00375783875336602" calcext:value-type="float">
            <text:p>0.0037578388</text:p>
          </table:table-cell>
          <table:table-cell table:number-columns-repeated="1023"/>
        </table:table-row>
        <table:table-row table:style-name="ro1">
          <table:table-cell office:value-type="float" office:value="0.00326668302906838" calcext:value-type="float">
            <text:p>0.003266683</text:p>
          </table:table-cell>
          <table:table-cell table:number-columns-repeated="1023"/>
        </table:table-row>
        <table:table-row table:style-name="ro1">
          <table:table-cell office:value-type="float" office:value="0.00324236305622617" calcext:value-type="float">
            <text:p>0.0032423631</text:p>
          </table:table-cell>
          <table:table-cell table:number-columns-repeated="1023"/>
        </table:table-row>
        <table:table-row table:style-name="ro1">
          <table:table-cell office:value-type="float" office:value="0.00345669473068833" calcext:value-type="float">
            <text:p>0.0034566947</text:p>
          </table:table-cell>
          <table:table-cell table:number-columns-repeated="1023"/>
        </table:table-row>
        <table:table-row table:style-name="ro1">
          <table:table-cell office:value-type="float" office:value="0.00318306426023844" calcext:value-type="float">
            <text:p>0.0031830643</text:p>
          </table:table-cell>
          <table:table-cell table:number-columns-repeated="1023"/>
        </table:table-row>
        <table:table-row table:style-name="ro1">
          <table:table-cell office:value-type="float" office:value="0.00344739735837344" calcext:value-type="float">
            <text:p>0.0034473974</text:p>
          </table:table-cell>
          <table:table-cell table:number-columns-repeated="1023"/>
        </table:table-row>
        <table:table-row table:style-name="ro1">
          <table:table-cell office:value-type="float" office:value="0.00315238525127345" calcext:value-type="float">
            <text:p>0.0031523853</text:p>
          </table:table-cell>
          <table:table-cell table:number-columns-repeated="1023"/>
        </table:table-row>
        <table:table-row table:style-name="ro1">
          <table:table-cell office:value-type="float" office:value="0.00311402878554699" calcext:value-type="float">
            <text:p>0.0031140288</text:p>
          </table:table-cell>
          <table:table-cell table:number-columns-repeated="1023"/>
        </table:table-row>
        <table:table-row table:style-name="ro1">
          <table:table-cell office:value-type="float" office:value="0.00311870964509756" calcext:value-type="float">
            <text:p>0.0031187096</text:p>
          </table:table-cell>
          <table:table-cell table:number-columns-repeated="1023"/>
        </table:table-row>
        <table:table-row table:style-name="ro1">
          <table:table-cell office:value-type="float" office:value="0.00308249126918919" calcext:value-type="float">
            <text:p>0.0030824913</text:p>
          </table:table-cell>
          <table:table-cell table:number-columns-repeated="1023"/>
        </table:table-row>
        <table:table-row table:style-name="ro1">
          <table:table-cell office:value-type="float" office:value="0.00264286788926358" calcext:value-type="float">
            <text:p>0.0026428679</text:p>
          </table:table-cell>
          <table:table-cell table:number-columns-repeated="1023"/>
        </table:table-row>
        <table:table-row table:style-name="ro1">
          <table:table-cell office:value-type="float" office:value="0.00249849929333079" calcext:value-type="float">
            <text:p>0.0024984993</text:p>
          </table:table-cell>
          <table:table-cell table:number-columns-repeated="1023"/>
        </table:table-row>
        <table:table-row table:style-name="ro1">
          <table:table-cell office:value-type="float" office:value="0.00235965652432775" calcext:value-type="float">
            <text:p>0.0023596565</text:p>
          </table:table-cell>
          <table:table-cell table:number-columns-repeated="1023"/>
        </table:table-row>
        <table:table-row table:style-name="ro1">
          <table:table-cell office:value-type="float" office:value="0.00235735207690721" calcext:value-type="float">
            <text:p>0.0023573521</text:p>
          </table:table-cell>
          <table:table-cell table:number-columns-repeated="1023"/>
        </table:table-row>
        <table:table-row table:style-name="ro1">
          <table:table-cell office:value-type="float" office:value="0.00231966253723673" calcext:value-type="float">
            <text:p>0.0023196625</text:p>
          </table:table-cell>
          <table:table-cell table:number-columns-repeated="1023"/>
        </table:table-row>
        <table:table-row table:style-name="ro1">
          <table:table-cell office:value-type="float" office:value="0.00218251595198907" calcext:value-type="float">
            <text:p>0.002182516</text:p>
          </table:table-cell>
          <table:table-cell table:number-columns-repeated="1023"/>
        </table:table-row>
        <table:table-row table:style-name="ro1">
          <table:table-cell office:value-type="float" office:value="0.00213762892823002" calcext:value-type="float">
            <text:p>0.0021376289</text:p>
          </table:table-cell>
          <table:table-cell table:number-columns-repeated="1023"/>
        </table:table-row>
        <table:table-row table:style-name="ro1">
          <table:table-cell office:value-type="float" office:value="0.00220976520632549" calcext:value-type="float">
            <text:p>0.0022097652</text:p>
          </table:table-cell>
          <table:table-cell table:number-columns-repeated="1023"/>
        </table:table-row>
        <table:table-row table:style-name="ro1">
          <table:table-cell office:value-type="float" office:value="0.00216109427546253" calcext:value-type="float">
            <text:p>0.0021610943</text:p>
          </table:table-cell>
          <table:table-cell table:number-columns-repeated="1023"/>
        </table:table-row>
        <table:table-row table:style-name="ro1">
          <table:table-cell office:value-type="float" office:value="0.00203459707875832" calcext:value-type="float">
            <text:p>0.0020345971</text:p>
          </table:table-cell>
          <table:table-cell table:number-columns-repeated="1023"/>
        </table:table-row>
        <table:table-row table:style-name="ro1">
          <table:table-cell office:value-type="float" office:value="0.00204871989517356" calcext:value-type="float">
            <text:p>0.0020487199</text:p>
          </table:table-cell>
          <table:table-cell table:number-columns-repeated="1023"/>
        </table:table-row>
        <table:table-row table:style-name="ro1">
          <table:table-cell office:value-type="float" office:value="0.00243171701698198" calcext:value-type="float">
            <text:p>0.002431717</text:p>
          </table:table-cell>
          <table:table-cell table:number-columns-repeated="1023"/>
        </table:table-row>
        <table:table-row table:style-name="ro1">
          <table:table-cell office:value-type="float" office:value="0.00229520145977209" calcext:value-type="float">
            <text:p>0.0022952015</text:p>
          </table:table-cell>
          <table:table-cell table:number-columns-repeated="1023"/>
        </table:table-row>
        <table:table-row table:style-name="ro1">
          <table:table-cell office:value-type="float" office:value="0.00217572302274013" calcext:value-type="float">
            <text:p>0.002175723</text:p>
          </table:table-cell>
          <table:table-cell table:number-columns-repeated="1023"/>
        </table:table-row>
        <table:table-row table:style-name="ro1">
          <table:table-cell office:value-type="float" office:value="0.00233342240273336" calcext:value-type="float">
            <text:p>0.00233342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91" calcext:value-type="float">
            <text:p>29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float" office:value="0.166118308925551" calcext:value-type="float">
            <text:p>0.1661183089</text:p>
          </table:table-cell>
          <table:table-cell table:number-columns-repeated="1023"/>
        </table:table-row>
        <table:table-row table:style-name="ro1">
          <table:table-cell office:value-type="float" office:value="0.0463384364471291" calcext:value-type="float">
            <text:p>0.0463384364</text:p>
          </table:table-cell>
          <table:table-cell table:number-columns-repeated="1023"/>
        </table:table-row>
        <table:table-row table:style-name="ro1">
          <table:table-cell office:value-type="float" office:value="0.0254016779163422" calcext:value-type="float">
            <text:p>0.0254016779</text:p>
          </table:table-cell>
          <table:table-cell table:number-columns-repeated="1023"/>
        </table:table-row>
        <table:table-row table:style-name="ro1">
          <table:table-cell office:value-type="float" office:value="0.0148651347439554" calcext:value-type="float">
            <text:p>0.0148651347</text:p>
          </table:table-cell>
          <table:table-cell table:number-columns-repeated="1023"/>
        </table:table-row>
        <table:table-row table:style-name="ro1">
          <table:table-cell office:value-type="float" office:value="0.0106896419547792" calcext:value-type="float">
            <text:p>0.010689642</text:p>
          </table:table-cell>
          <table:table-cell table:number-columns-repeated="1023"/>
        </table:table-row>
        <table:table-row table:style-name="ro1">
          <table:table-cell office:value-type="float" office:value="0.00781839027523126" calcext:value-type="float">
            <text:p>0.0078183903</text:p>
          </table:table-cell>
          <table:table-cell table:number-columns-repeated="1023"/>
        </table:table-row>
        <table:table-row table:style-name="ro1">
          <table:table-cell office:value-type="float" office:value="0.00626737088177879" calcext:value-type="float">
            <text:p>0.0062673709</text:p>
          </table:table-cell>
          <table:table-cell table:number-columns-repeated="1023"/>
        </table:table-row>
        <table:table-row table:style-name="ro1">
          <table:table-cell office:value-type="float" office:value="0.00542275695755646" calcext:value-type="float">
            <text:p>0.005422757</text:p>
          </table:table-cell>
          <table:table-cell table:number-columns-repeated="1023"/>
        </table:table-row>
        <table:table-row table:style-name="ro1">
          <table:table-cell office:value-type="float" office:value="0.00523958278780202" calcext:value-type="float">
            <text:p>0.0052395828</text:p>
          </table:table-cell>
          <table:table-cell table:number-columns-repeated="1023"/>
        </table:table-row>
        <table:table-row table:style-name="ro1">
          <table:table-cell office:value-type="float" office:value="0.0044913626985691" calcext:value-type="float">
            <text:p>0.0044913627</text:p>
          </table:table-cell>
          <table:table-cell table:number-columns-repeated="1023"/>
        </table:table-row>
        <table:table-row table:style-name="ro1">
          <table:table-cell office:value-type="float" office:value="0.00435712955750651" calcext:value-type="float">
            <text:p>0.0043571296</text:p>
          </table:table-cell>
          <table:table-cell table:number-columns-repeated="1023"/>
        </table:table-row>
        <table:table-row table:style-name="ro1">
          <table:table-cell office:value-type="float" office:value="0.0034969575397063" calcext:value-type="float">
            <text:p>0.0034969575</text:p>
          </table:table-cell>
          <table:table-cell table:number-columns-repeated="1023"/>
        </table:table-row>
        <table:table-row table:style-name="ro1">
          <table:table-cell office:value-type="float" office:value="0.00324836025375888" calcext:value-type="float">
            <text:p>0.0032483603</text:p>
          </table:table-cell>
          <table:table-cell table:number-columns-repeated="1023"/>
        </table:table-row>
        <table:table-row table:style-name="ro1">
          <table:table-cell office:value-type="float" office:value="0.00336642055101538" calcext:value-type="float">
            <text:p>0.0033664206</text:p>
          </table:table-cell>
          <table:table-cell table:number-columns-repeated="1023"/>
        </table:table-row>
        <table:table-row table:style-name="ro1">
          <table:table-cell office:value-type="float" office:value="0.00327722248842204" calcext:value-type="float">
            <text:p>0.0032772225</text:p>
          </table:table-cell>
          <table:table-cell table:number-columns-repeated="1023"/>
        </table:table-row>
        <table:table-row table:style-name="ro1">
          <table:table-cell office:value-type="float" office:value="0.00386375989090485" calcext:value-type="float">
            <text:p>0.0038637599</text:p>
          </table:table-cell>
          <table:table-cell table:number-columns-repeated="1023"/>
        </table:table-row>
        <table:table-row table:style-name="ro1">
          <table:table-cell office:value-type="float" office:value="0.00317015569802721" calcext:value-type="float">
            <text:p>0.0031701557</text:p>
          </table:table-cell>
          <table:table-cell table:number-columns-repeated="1023"/>
        </table:table-row>
        <table:table-row table:style-name="ro1">
          <table:table-cell office:value-type="float" office:value="0.00330391608204439" calcext:value-type="float">
            <text:p>0.0033039161</text:p>
          </table:table-cell>
          <table:table-cell table:number-columns-repeated="1023"/>
        </table:table-row>
        <table:table-row table:style-name="ro1">
          <table:table-cell office:value-type="float" office:value="0.0034920406513763" calcext:value-type="float">
            <text:p>0.0034920407</text:p>
          </table:table-cell>
          <table:table-cell table:number-columns-repeated="1023"/>
        </table:table-row>
        <table:table-row table:style-name="ro1">
          <table:table-cell office:value-type="float" office:value="0.0033484108427781" calcext:value-type="float">
            <text:p>0.0033484108</text:p>
          </table:table-cell>
          <table:table-cell table:number-columns-repeated="1023"/>
        </table:table-row>
        <table:table-row table:style-name="ro1">
          <table:table-cell office:value-type="float" office:value="0.00340211495226487" calcext:value-type="float">
            <text:p>0.003402115</text:p>
          </table:table-cell>
          <table:table-cell table:number-columns-repeated="1023"/>
        </table:table-row>
        <table:table-row table:style-name="ro1">
          <table:table-cell office:value-type="float" office:value="0.00341450716460529" calcext:value-type="float">
            <text:p>0.0034145072</text:p>
          </table:table-cell>
          <table:table-cell table:number-columns-repeated="1023"/>
        </table:table-row>
        <table:table-row table:style-name="ro1">
          <table:table-cell office:value-type="float" office:value="0.0041403008801814" calcext:value-type="float">
            <text:p>0.0041403009</text:p>
          </table:table-cell>
          <table:table-cell table:number-columns-repeated="1023"/>
        </table:table-row>
        <table:table-row table:style-name="ro1">
          <table:table-cell office:value-type="float" office:value="0.00420945824895781" calcext:value-type="float">
            <text:p>0.0042094582</text:p>
          </table:table-cell>
          <table:table-cell table:number-columns-repeated="1023"/>
        </table:table-row>
        <table:table-row table:style-name="ro1">
          <table:table-cell office:value-type="float" office:value="0.00414143849422672" calcext:value-type="float">
            <text:p>0.0041414385</text:p>
          </table:table-cell>
          <table:table-cell table:number-columns-repeated="1023"/>
        </table:table-row>
        <table:table-row table:style-name="ro1">
          <table:table-cell office:value-type="float" office:value="0.00387539593847799" calcext:value-type="float">
            <text:p>0.0038753959</text:p>
          </table:table-cell>
          <table:table-cell table:number-columns-repeated="1023"/>
        </table:table-row>
        <table:table-row table:style-name="ro1">
          <table:table-cell office:value-type="float" office:value="0.00407886310768338" calcext:value-type="float">
            <text:p>0.0040788631</text:p>
          </table:table-cell>
          <table:table-cell table:number-columns-repeated="1023"/>
        </table:table-row>
        <table:table-row table:style-name="ro1">
          <table:table-cell office:value-type="float" office:value="0.00412232552474927" calcext:value-type="float">
            <text:p>0.0041223255</text:p>
          </table:table-cell>
          <table:table-cell table:number-columns-repeated="1023"/>
        </table:table-row>
        <table:table-row table:style-name="ro1">
          <table:table-cell office:value-type="float" office:value="0.00420064260455593" calcext:value-type="float">
            <text:p>0.0042006426</text:p>
          </table:table-cell>
          <table:table-cell table:number-columns-repeated="1023"/>
        </table:table-row>
        <table:table-row table:style-name="ro1">
          <table:table-cell office:value-type="float" office:value="0.00431276064252637" calcext:value-type="float">
            <text:p>0.0043127606</text:p>
          </table:table-cell>
          <table:table-cell table:number-columns-repeated="1023"/>
        </table:table-row>
        <table:table-row table:style-name="ro1">
          <table:table-cell office:value-type="float" office:value="0.00392905815174826" calcext:value-type="float">
            <text:p>0.0039290582</text:p>
          </table:table-cell>
          <table:table-cell table:number-columns-repeated="1023"/>
        </table:table-row>
        <table:table-row table:style-name="ro1">
          <table:table-cell office:value-type="float" office:value="0.00400132282470068" calcext:value-type="float">
            <text:p>0.0040013228</text:p>
          </table:table-cell>
          <table:table-cell table:number-columns-repeated="1023"/>
        </table:table-row>
        <table:table-row table:style-name="ro1">
          <table:table-cell office:value-type="float" office:value="0.00372866605375572" calcext:value-type="float">
            <text:p>0.0037286661</text:p>
          </table:table-cell>
          <table:table-cell table:number-columns-repeated="1023"/>
        </table:table-row>
        <table:table-row table:style-name="ro1">
          <table:table-cell office:value-type="float" office:value="0.00391520486748355" calcext:value-type="float">
            <text:p>0.0039152049</text:p>
          </table:table-cell>
          <table:table-cell table:number-columns-repeated="1023"/>
        </table:table-row>
        <table:table-row table:style-name="ro1">
          <table:table-cell office:value-type="float" office:value="0.00384440209352465" calcext:value-type="float">
            <text:p>0.0038444021</text:p>
          </table:table-cell>
          <table:table-cell table:number-columns-repeated="1023"/>
        </table:table-row>
        <table:table-row table:style-name="ro1">
          <table:table-cell office:value-type="float" office:value="0.00347268728022092" calcext:value-type="float">
            <text:p>0.0034726873</text:p>
          </table:table-cell>
          <table:table-cell table:number-columns-repeated="1023"/>
        </table:table-row>
        <table:table-row table:style-name="ro1">
          <table:table-cell office:value-type="float" office:value="0.00359911341693965" calcext:value-type="float">
            <text:p>0.0035991134</text:p>
          </table:table-cell>
          <table:table-cell table:number-columns-repeated="1023"/>
        </table:table-row>
        <table:table-row table:style-name="ro1">
          <table:table-cell office:value-type="float" office:value="0.00381911312313733" calcext:value-type="float">
            <text:p>0.0038191131</text:p>
          </table:table-cell>
          <table:table-cell table:number-columns-repeated="1023"/>
        </table:table-row>
        <table:table-row table:style-name="ro1">
          <table:table-cell office:value-type="float" office:value="0.00386674262721451" calcext:value-type="float">
            <text:p>0.0038667426</text:p>
          </table:table-cell>
          <table:table-cell table:number-columns-repeated="1023"/>
        </table:table-row>
        <table:table-row table:style-name="ro1">
          <table:table-cell office:value-type="float" office:value="0.00438990627576235" calcext:value-type="float">
            <text:p>0.0043899063</text:p>
          </table:table-cell>
          <table:table-cell table:number-columns-repeated="1023"/>
        </table:table-row>
        <table:table-row table:style-name="ro1">
          <table:table-cell office:value-type="float" office:value="0.00398932223867963" calcext:value-type="float">
            <text:p>0.0039893222</text:p>
          </table:table-cell>
          <table:table-cell table:number-columns-repeated="1023"/>
        </table:table-row>
        <table:table-row table:style-name="ro1">
          <table:table-cell office:value-type="float" office:value="0.00345881331020379" calcext:value-type="float">
            <text:p>0.0034588133</text:p>
          </table:table-cell>
          <table:table-cell table:number-columns-repeated="1023"/>
        </table:table-row>
        <table:table-row table:style-name="ro1">
          <table:table-cell office:value-type="float" office:value="0.00313220878080255" calcext:value-type="float">
            <text:p>0.0031322088</text:p>
          </table:table-cell>
          <table:table-cell table:number-columns-repeated="1023"/>
        </table:table-row>
        <table:table-row table:style-name="ro1">
          <table:table-cell office:value-type="float" office:value="0.00296558155672597" calcext:value-type="float">
            <text:p>0.0029655816</text:p>
          </table:table-cell>
          <table:table-cell table:number-columns-repeated="1023"/>
        </table:table-row>
        <table:table-row table:style-name="ro1">
          <table:table-cell office:value-type="float" office:value="0.00276363632435987" calcext:value-type="float">
            <text:p>0.0027636363</text:p>
          </table:table-cell>
          <table:table-cell table:number-columns-repeated="1023"/>
        </table:table-row>
        <table:table-row table:style-name="ro1">
          <table:table-cell office:value-type="float" office:value="0.00291160731007756" calcext:value-type="float">
            <text:p>0.0029116073</text:p>
          </table:table-cell>
          <table:table-cell table:number-columns-repeated="1023"/>
        </table:table-row>
        <table:table-row table:style-name="ro1">
          <table:table-cell office:value-type="float" office:value="0.00274898275921297" calcext:value-type="float">
            <text:p>0.0027489828</text:p>
          </table:table-cell>
          <table:table-cell table:number-columns-repeated="1023"/>
        </table:table-row>
        <table:table-row table:style-name="ro1">
          <table:table-cell office:value-type="float" office:value="0.00311231344978032" calcext:value-type="float">
            <text:p>0.0031123134</text:p>
          </table:table-cell>
          <table:table-cell table:number-columns-repeated="1023"/>
        </table:table-row>
        <table:table-row table:style-name="ro1">
          <table:table-cell office:value-type="float" office:value="0.00304990535647425" calcext:value-type="float">
            <text:p>0.0030499054</text:p>
          </table:table-cell>
          <table:table-cell table:number-columns-repeated="1023"/>
        </table:table-row>
        <table:table-row table:style-name="ro1">
          <table:table-cell office:value-type="float" office:value="0.0029880328959901" calcext:value-type="float">
            <text:p>0.0029880329</text:p>
          </table:table-cell>
          <table:table-cell table:number-columns-repeated="1023"/>
        </table:table-row>
        <table:table-row table:style-name="ro1">
          <table:table-cell office:value-type="float" office:value="0.00305341806910112" calcext:value-type="float">
            <text:p>0.0030534181</text:p>
          </table:table-cell>
          <table:table-cell table:number-columns-repeated="1023"/>
        </table:table-row>
        <table:table-row table:style-name="ro1">
          <table:table-cell office:value-type="float" office:value="0.00311113601748499" calcext:value-type="float">
            <text:p>0.003111136</text:p>
          </table:table-cell>
          <table:table-cell table:number-columns-repeated="1023"/>
        </table:table-row>
        <table:table-row table:style-name="ro1">
          <table:table-cell office:value-type="float" office:value="0.00316025997037174" calcext:value-type="float">
            <text:p>0.00316026</text:p>
          </table:table-cell>
          <table:table-cell table:number-columns-repeated="1023"/>
        </table:table-row>
        <table:table-row table:style-name="ro1">
          <table:table-cell office:value-type="float" office:value="0.00328355606981645" calcext:value-type="float">
            <text:p>0.0032835561</text:p>
          </table:table-cell>
          <table:table-cell table:number-columns-repeated="1023"/>
        </table:table-row>
        <table:table-row table:style-name="ro1">
          <table:table-cell office:value-type="float" office:value="0.00343762006054559" calcext:value-type="float">
            <text:p>0.0034376201</text:p>
          </table:table-cell>
          <table:table-cell table:number-columns-repeated="1023"/>
        </table:table-row>
        <table:table-row table:style-name="ro1">
          <table:table-cell office:value-type="float" office:value="0.00334505196043443" calcext:value-type="float">
            <text:p>0.003345052</text:p>
          </table:table-cell>
          <table:table-cell table:number-columns-repeated="1023"/>
        </table:table-row>
        <table:table-row table:style-name="ro1">
          <table:table-cell office:value-type="float" office:value="0.00340556262063908" calcext:value-type="float">
            <text:p>0.0034055626</text:p>
          </table:table-cell>
          <table:table-cell table:number-columns-repeated="1023"/>
        </table:table-row>
        <table:table-row table:style-name="ro1">
          <table:table-cell office:value-type="float" office:value="0.00332095268613231" calcext:value-type="float">
            <text:p>0.0033209527</text:p>
          </table:table-cell>
          <table:table-cell table:number-columns-repeated="1023"/>
        </table:table-row>
        <table:table-row table:style-name="ro1">
          <table:table-cell office:value-type="float" office:value="0.00292939203766202" calcext:value-type="float">
            <text:p>0.002929392</text:p>
          </table:table-cell>
          <table:table-cell table:number-columns-repeated="1023"/>
        </table:table-row>
        <table:table-row table:style-name="ro1">
          <table:table-cell office:value-type="float" office:value="0.00355094304857314" calcext:value-type="float">
            <text:p>0.00355094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22" calcext:value-type="float">
            <text:p>32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float" office:value="0.0742664395577429" calcext:value-type="float">
            <text:p>0.0742664396</text:p>
          </table:table-cell>
          <table:table-cell table:number-columns-repeated="1023"/>
        </table:table-row>
        <table:table-row table:style-name="ro1">
          <table:table-cell office:value-type="float" office:value="0.047208216381326" calcext:value-type="float">
            <text:p>0.0472082164</text:p>
          </table:table-cell>
          <table:table-cell table:number-columns-repeated="1023"/>
        </table:table-row>
        <table:table-row table:style-name="ro1">
          <table:table-cell office:value-type="float" office:value="0.0252921959135632" calcext:value-type="float">
            <text:p>0.0252921959</text:p>
          </table:table-cell>
          <table:table-cell table:number-columns-repeated="1023"/>
        </table:table-row>
        <table:table-row table:style-name="ro1">
          <table:table-cell office:value-type="float" office:value="0.0168046241103362" calcext:value-type="float">
            <text:p>0.0168046241</text:p>
          </table:table-cell>
          <table:table-cell table:number-columns-repeated="1023"/>
        </table:table-row>
        <table:table-row table:style-name="ro1">
          <table:table-cell office:value-type="float" office:value="0.0108854957641291" calcext:value-type="float">
            <text:p>0.0108854958</text:p>
          </table:table-cell>
          <table:table-cell table:number-columns-repeated="1023"/>
        </table:table-row>
        <table:table-row table:style-name="ro1">
          <table:table-cell office:value-type="float" office:value="0.00947777436402803" calcext:value-type="float">
            <text:p>0.0094777744</text:p>
          </table:table-cell>
          <table:table-cell table:number-columns-repeated="1023"/>
        </table:table-row>
        <table:table-row table:style-name="ro1">
          <table:table-cell office:value-type="float" office:value="0.00781333763537257" calcext:value-type="float">
            <text:p>0.0078133376</text:p>
          </table:table-cell>
          <table:table-cell table:number-columns-repeated="1023"/>
        </table:table-row>
        <table:table-row table:style-name="ro1">
          <table:table-cell office:value-type="float" office:value="0.00760615043721369" calcext:value-type="float">
            <text:p>0.0076061504</text:p>
          </table:table-cell>
          <table:table-cell table:number-columns-repeated="1023"/>
        </table:table-row>
        <table:table-row table:style-name="ro1">
          <table:table-cell office:value-type="float" office:value="0.00696673814766135" calcext:value-type="float">
            <text:p>0.0069667381</text:p>
          </table:table-cell>
          <table:table-cell table:number-columns-repeated="1023"/>
        </table:table-row>
        <table:table-row table:style-name="ro1">
          <table:table-cell office:value-type="float" office:value="0.00597249296857921" calcext:value-type="float">
            <text:p>0.005972493</text:p>
          </table:table-cell>
          <table:table-cell table:number-columns-repeated="1023"/>
        </table:table-row>
        <table:table-row table:style-name="ro1">
          <table:table-cell office:value-type="float" office:value="0.0053494624030304" calcext:value-type="float">
            <text:p>0.0053494624</text:p>
          </table:table-cell>
          <table:table-cell table:number-columns-repeated="1023"/>
        </table:table-row>
        <table:table-row table:style-name="ro1">
          <table:table-cell office:value-type="float" office:value="0.00502749200920509" calcext:value-type="float">
            <text:p>0.005027492</text:p>
          </table:table-cell>
          <table:table-cell table:number-columns-repeated="1023"/>
        </table:table-row>
        <table:table-row table:style-name="ro1">
          <table:table-cell office:value-type="float" office:value="0.00408555077228097" calcext:value-type="float">
            <text:p>0.0040855508</text:p>
          </table:table-cell>
          <table:table-cell table:number-columns-repeated="1023"/>
        </table:table-row>
        <table:table-row table:style-name="ro1">
          <table:table-cell office:value-type="float" office:value="0.00373518494149407" calcext:value-type="float">
            <text:p>0.0037351849</text:p>
          </table:table-cell>
          <table:table-cell table:number-columns-repeated="1023"/>
        </table:table-row>
        <table:table-row table:style-name="ro1">
          <table:table-cell office:value-type="float" office:value="0.00346766656849549" calcext:value-type="float">
            <text:p>0.0034676666</text:p>
          </table:table-cell>
          <table:table-cell table:number-columns-repeated="1023"/>
        </table:table-row>
        <table:table-row table:style-name="ro1">
          <table:table-cell office:value-type="float" office:value="0.00307688452290318" calcext:value-type="float">
            <text:p>0.0030768845</text:p>
          </table:table-cell>
          <table:table-cell table:number-columns-repeated="1023"/>
        </table:table-row>
        <table:table-row table:style-name="ro1">
          <table:table-cell office:value-type="float" office:value="0.00403391566992642" calcext:value-type="float">
            <text:p>0.0040339157</text:p>
          </table:table-cell>
          <table:table-cell table:number-columns-repeated="1023"/>
        </table:table-row>
        <table:table-row table:style-name="ro1">
          <table:table-cell office:value-type="float" office:value="0.00293341570466263" calcext:value-type="float">
            <text:p>0.0029334157</text:p>
          </table:table-cell>
          <table:table-cell table:number-columns-repeated="1023"/>
        </table:table-row>
        <table:table-row table:style-name="ro1">
          <table:table-cell office:value-type="float" office:value="0.0029352235093949" calcext:value-type="float">
            <text:p>0.0029352235</text:p>
          </table:table-cell>
          <table:table-cell table:number-columns-repeated="1023"/>
        </table:table-row>
        <table:table-row table:style-name="ro1">
          <table:table-cell office:value-type="float" office:value="0.00304173327033888" calcext:value-type="float">
            <text:p>0.0030417333</text:p>
          </table:table-cell>
          <table:table-cell table:number-columns-repeated="1023"/>
        </table:table-row>
        <table:table-row table:style-name="ro1">
          <table:table-cell office:value-type="float" office:value="0.0029370182392806" calcext:value-type="float">
            <text:p>0.0029370182</text:p>
          </table:table-cell>
          <table:table-cell table:number-columns-repeated="1023"/>
        </table:table-row>
        <table:table-row table:style-name="ro1">
          <table:table-cell office:value-type="float" office:value="0.00290328107409794" calcext:value-type="float">
            <text:p>0.0029032811</text:p>
          </table:table-cell>
          <table:table-cell table:number-columns-repeated="1023"/>
        </table:table-row>
        <table:table-row table:style-name="ro1">
          <table:table-cell office:value-type="float" office:value="0.00258206455140943" calcext:value-type="float">
            <text:p>0.0025820646</text:p>
          </table:table-cell>
          <table:table-cell table:number-columns-repeated="1023"/>
        </table:table-row>
        <table:table-row table:style-name="ro1">
          <table:table-cell office:value-type="float" office:value="0.00299884930843036" calcext:value-type="float">
            <text:p>0.0029988493</text:p>
          </table:table-cell>
          <table:table-cell table:number-columns-repeated="1023"/>
        </table:table-row>
        <table:table-row table:style-name="ro1">
          <table:table-cell office:value-type="float" office:value="0.00339375752090822" calcext:value-type="float">
            <text:p>0.0033937575</text:p>
          </table:table-cell>
          <table:table-cell table:number-columns-repeated="1023"/>
        </table:table-row>
        <table:table-row table:style-name="ro1">
          <table:table-cell office:value-type="float" office:value="0.00287263472883568" calcext:value-type="float">
            <text:p>0.0028726347</text:p>
          </table:table-cell>
          <table:table-cell table:number-columns-repeated="1023"/>
        </table:table-row>
        <table:table-row table:style-name="ro1">
          <table:table-cell office:value-type="float" office:value="0.00307622209763304" calcext:value-type="float">
            <text:p>0.0030762221</text:p>
          </table:table-cell>
          <table:table-cell table:number-columns-repeated="1023"/>
        </table:table-row>
        <table:table-row table:style-name="ro1">
          <table:table-cell office:value-type="float" office:value="0.00287026873912591" calcext:value-type="float">
            <text:p>0.0028702687</text:p>
          </table:table-cell>
          <table:table-cell table:number-columns-repeated="1023"/>
        </table:table-row>
        <table:table-row table:style-name="ro1">
          <table:table-cell office:value-type="float" office:value="0.00295528476954084" calcext:value-type="float">
            <text:p>0.0029552848</text:p>
          </table:table-cell>
          <table:table-cell table:number-columns-repeated="1023"/>
        </table:table-row>
        <table:table-row table:style-name="ro1">
          <table:table-cell office:value-type="float" office:value="0.00265261977081323" calcext:value-type="float">
            <text:p>0.0026526198</text:p>
          </table:table-cell>
          <table:table-cell table:number-columns-repeated="1023"/>
        </table:table-row>
        <table:table-row table:style-name="ro1">
          <table:table-cell office:value-type="float" office:value="0.00274152208590801" calcext:value-type="float">
            <text:p>0.0027415221</text:p>
          </table:table-cell>
          <table:table-cell table:number-columns-repeated="1023"/>
        </table:table-row>
        <table:table-row table:style-name="ro1">
          <table:table-cell office:value-type="float" office:value="0.00300520064025079" calcext:value-type="float">
            <text:p>0.0030052006</text:p>
          </table:table-cell>
          <table:table-cell table:number-columns-repeated="1023"/>
        </table:table-row>
        <table:table-row table:style-name="ro1">
          <table:table-cell office:value-type="float" office:value="0.00320317594953308" calcext:value-type="float">
            <text:p>0.0032031759</text:p>
          </table:table-cell>
          <table:table-cell table:number-columns-repeated="1023"/>
        </table:table-row>
        <table:table-row table:style-name="ro1">
          <table:table-cell office:value-type="float" office:value="0.00343120398468363" calcext:value-type="float">
            <text:p>0.003431204</text:p>
          </table:table-cell>
          <table:table-cell table:number-columns-repeated="1023"/>
        </table:table-row>
        <table:table-row table:style-name="ro1">
          <table:table-cell office:value-type="float" office:value="0.00301196055254423" calcext:value-type="float">
            <text:p>0.0030119606</text:p>
          </table:table-cell>
          <table:table-cell table:number-columns-repeated="1023"/>
        </table:table-row>
        <table:table-row table:style-name="ro1">
          <table:table-cell office:value-type="float" office:value="0.0029089406394086" calcext:value-type="float">
            <text:p>0.0029089406</text:p>
          </table:table-cell>
          <table:table-cell table:number-columns-repeated="1023"/>
        </table:table-row>
        <table:table-row table:style-name="ro1">
          <table:table-cell office:value-type="float" office:value="0.00273827874705073" calcext:value-type="float">
            <text:p>0.0027382787</text:p>
          </table:table-cell>
          <table:table-cell table:number-columns-repeated="1023"/>
        </table:table-row>
        <table:table-row table:style-name="ro1">
          <table:table-cell office:value-type="float" office:value="0.00251922029753661" calcext:value-type="float">
            <text:p>0.0025192203</text:p>
          </table:table-cell>
          <table:table-cell table:number-columns-repeated="1023"/>
        </table:table-row>
        <table:table-row table:style-name="ro1">
          <table:table-cell office:value-type="float" office:value="0.00274513845836299" calcext:value-type="float">
            <text:p>0.0027451385</text:p>
          </table:table-cell>
          <table:table-cell table:number-columns-repeated="1023"/>
        </table:table-row>
        <table:table-row table:style-name="ro1">
          <table:table-cell office:value-type="float" office:value="0.00299560166742996" calcext:value-type="float">
            <text:p>0.0029956017</text:p>
          </table:table-cell>
          <table:table-cell table:number-columns-repeated="1023"/>
        </table:table-row>
        <table:table-row table:style-name="ro1">
          <table:table-cell office:value-type="float" office:value="0.00287013653172018" calcext:value-type="float">
            <text:p>0.0028701365</text:p>
          </table:table-cell>
          <table:table-cell table:number-columns-repeated="1023"/>
        </table:table-row>
        <table:table-row table:style-name="ro1">
          <table:table-cell office:value-type="float" office:value="0.00288541965701456" calcext:value-type="float">
            <text:p>0.0028854197</text:p>
          </table:table-cell>
          <table:table-cell table:number-columns-repeated="1023"/>
        </table:table-row>
        <table:table-row table:style-name="ro1">
          <table:table-cell office:value-type="float" office:value="0.00275096094192211" calcext:value-type="float">
            <text:p>0.0027509609</text:p>
          </table:table-cell>
          <table:table-cell table:number-columns-repeated="1023"/>
        </table:table-row>
        <table:table-row table:style-name="ro1">
          <table:table-cell office:value-type="float" office:value="0.00258441818276516" calcext:value-type="float">
            <text:p>0.0025844182</text:p>
          </table:table-cell>
          <table:table-cell table:number-columns-repeated="1023"/>
        </table:table-row>
        <table:table-row table:style-name="ro1">
          <table:table-cell office:value-type="float" office:value="0.00273512048660703" calcext:value-type="float">
            <text:p>0.0027351205</text:p>
          </table:table-cell>
          <table:table-cell table:number-columns-repeated="1023"/>
        </table:table-row>
        <table:table-row table:style-name="ro1">
          <table:table-cell office:value-type="float" office:value="0.00261819167874649" calcext:value-type="float">
            <text:p>0.0026181917</text:p>
          </table:table-cell>
          <table:table-cell table:number-columns-repeated="1023"/>
        </table:table-row>
        <table:table-row table:style-name="ro1">
          <table:table-cell office:value-type="float" office:value="0.00255716676291561" calcext:value-type="float">
            <text:p>0.0025571668</text:p>
          </table:table-cell>
          <table:table-cell table:number-columns-repeated="1023"/>
        </table:table-row>
        <table:table-row table:style-name="ro1">
          <table:table-cell office:value-type="float" office:value="0.00269951812603653" calcext:value-type="float">
            <text:p>0.0026995181</text:p>
          </table:table-cell>
          <table:table-cell table:number-columns-repeated="1023"/>
        </table:table-row>
        <table:table-row table:style-name="ro1">
          <table:table-cell office:value-type="float" office:value="0.00295399841015284" calcext:value-type="float">
            <text:p>0.0029539984</text:p>
          </table:table-cell>
          <table:table-cell table:number-columns-repeated="1023"/>
        </table:table-row>
        <table:table-row table:style-name="ro1">
          <table:table-cell office:value-type="float" office:value="0.0030166520240053" calcext:value-type="float">
            <text:p>0.003016652</text:p>
          </table:table-cell>
          <table:table-cell table:number-columns-repeated="1023"/>
        </table:table-row>
        <table:table-row table:style-name="ro1">
          <table:table-cell office:value-type="float" office:value="0.00299957742041521" calcext:value-type="float">
            <text:p>0.0029995774</text:p>
          </table:table-cell>
          <table:table-cell table:number-columns-repeated="1023"/>
        </table:table-row>
        <table:table-row table:style-name="ro1">
          <table:table-cell office:value-type="float" office:value="0.00332674078651465" calcext:value-type="float">
            <text:p>0.0033267408</text:p>
          </table:table-cell>
          <table:table-cell table:number-columns-repeated="1023"/>
        </table:table-row>
        <table:table-row table:style-name="ro1">
          <table:table-cell office:value-type="float" office:value="0.00377832299337066" calcext:value-type="float">
            <text:p>0.003778323</text:p>
          </table:table-cell>
          <table:table-cell table:number-columns-repeated="1023"/>
        </table:table-row>
        <table:table-row table:style-name="ro1">
          <table:table-cell office:value-type="float" office:value="0.00317622222955046" calcext:value-type="float">
            <text:p>0.0031762222</text:p>
          </table:table-cell>
          <table:table-cell table:number-columns-repeated="1023"/>
        </table:table-row>
        <table:table-row table:style-name="ro1">
          <table:table-cell office:value-type="float" office:value="0.00316655188928133" calcext:value-type="float">
            <text:p>0.0031665519</text:p>
          </table:table-cell>
          <table:table-cell table:number-columns-repeated="1023"/>
        </table:table-row>
        <table:table-row table:style-name="ro1">
          <table:table-cell office:value-type="float" office:value="0.00332339434065497" calcext:value-type="float">
            <text:p>0.0033233943</text:p>
          </table:table-cell>
          <table:table-cell table:number-columns-repeated="1023"/>
        </table:table-row>
        <table:table-row table:style-name="ro1">
          <table:table-cell office:value-type="float" office:value="0.00329669498516011" calcext:value-type="float">
            <text:p>0.003296695</text:p>
          </table:table-cell>
          <table:table-cell table:number-columns-repeated="1023"/>
        </table:table-row>
        <table:table-row table:style-name="ro1">
          <table:table-cell office:value-type="float" office:value="0.00316948388719594" calcext:value-type="float">
            <text:p>0.0031694839</text:p>
          </table:table-cell>
          <table:table-cell table:number-columns-repeated="1023"/>
        </table:table-row>
        <table:table-row table:style-name="ro1">
          <table:table-cell office:value-type="float" office:value="0.00322694805207448" calcext:value-type="float">
            <text:p>0.0032269481</text:p>
          </table:table-cell>
          <table:table-cell table:number-columns-repeated="1023"/>
        </table:table-row>
        <table:table-row table:style-name="ro1">
          <table:table-cell office:value-type="float" office:value="0.00298636521864718" calcext:value-type="float">
            <text:p>0.002986365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09" calcext:value-type="float">
            <text:p>30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0.449072608215889" calcext:value-type="float">
            <text:p>0.4490726082</text:p>
          </table:table-cell>
          <table:table-cell table:number-columns-repeated="1023"/>
        </table:table-row>
        <table:table-row table:style-name="ro1">
          <table:table-cell office:value-type="float" office:value="0.248831102949089" calcext:value-type="float">
            <text:p>0.2488311029</text:p>
          </table:table-cell>
          <table:table-cell table:number-columns-repeated="1023"/>
        </table:table-row>
        <table:table-row table:style-name="ro1">
          <table:table-cell office:value-type="float" office:value="0.177546401208882" calcext:value-type="float">
            <text:p>0.1775464012</text:p>
          </table:table-cell>
          <table:table-cell table:number-columns-repeated="1023"/>
        </table:table-row>
        <table:table-row table:style-name="ro1">
          <table:table-cell office:value-type="float" office:value="0.154804541313818" calcext:value-type="float">
            <text:p>0.1548045413</text:p>
          </table:table-cell>
          <table:table-cell table:number-columns-repeated="1023"/>
        </table:table-row>
        <table:table-row table:style-name="ro1">
          <table:table-cell office:value-type="float" office:value="0.134599464047837" calcext:value-type="float">
            <text:p>0.134599464</text:p>
          </table:table-cell>
          <table:table-cell table:number-columns-repeated="1023"/>
        </table:table-row>
        <table:table-row table:style-name="ro1">
          <table:table-cell office:value-type="float" office:value="0.118763105877991" calcext:value-type="float">
            <text:p>0.1187631059</text:p>
          </table:table-cell>
          <table:table-cell table:number-columns-repeated="1023"/>
        </table:table-row>
        <table:table-row table:style-name="ro1">
          <table:table-cell office:value-type="float" office:value="0.110466976822854" calcext:value-type="float">
            <text:p>0.1104669768</text:p>
          </table:table-cell>
          <table:table-cell table:number-columns-repeated="1023"/>
        </table:table-row>
        <table:table-row table:style-name="ro1">
          <table:table-cell office:value-type="float" office:value="0.0999324272908904" calcext:value-type="float">
            <text:p>0.0999324273</text:p>
          </table:table-cell>
          <table:table-cell table:number-columns-repeated="1023"/>
        </table:table-row>
        <table:table-row table:style-name="ro1">
          <table:table-cell office:value-type="float" office:value="0.100109976789737" calcext:value-type="float">
            <text:p>0.1001099768</text:p>
          </table:table-cell>
          <table:table-cell table:number-columns-repeated="1023"/>
        </table:table-row>
        <table:table-row table:style-name="ro1">
          <table:table-cell office:value-type="float" office:value="0.0918973247054836" calcext:value-type="float">
            <text:p>0.0918973247</text:p>
          </table:table-cell>
          <table:table-cell table:number-columns-repeated="1023"/>
        </table:table-row>
        <table:table-row table:style-name="ro1">
          <table:table-cell office:value-type="float" office:value="0.083014082158" calcext:value-type="float">
            <text:p>0.0830140822</text:p>
          </table:table-cell>
          <table:table-cell table:number-columns-repeated="1023"/>
        </table:table-row>
        <table:table-row table:style-name="ro1">
          <table:table-cell office:value-type="float" office:value="0.0807995583731988" calcext:value-type="float">
            <text:p>0.0807995584</text:p>
          </table:table-cell>
          <table:table-cell table:number-columns-repeated="1023"/>
        </table:table-row>
        <table:table-row table:style-name="ro1">
          <table:table-cell office:value-type="float" office:value="0.0707941596747596" calcext:value-type="float">
            <text:p>0.0707941597</text:p>
          </table:table-cell>
          <table:table-cell table:number-columns-repeated="1023"/>
        </table:table-row>
        <table:table-row table:style-name="ro1">
          <table:table-cell office:value-type="float" office:value="0.0736741623687527" calcext:value-type="float">
            <text:p>0.0736741624</text:p>
          </table:table-cell>
          <table:table-cell table:number-columns-repeated="1023"/>
        </table:table-row>
        <table:table-row table:style-name="ro1">
          <table:table-cell office:value-type="float" office:value="0.0802825553884856" calcext:value-type="float">
            <text:p>0.0802825554</text:p>
          </table:table-cell>
          <table:table-cell table:number-columns-repeated="1023"/>
        </table:table-row>
        <table:table-row table:style-name="ro1">
          <table:table-cell office:value-type="float" office:value="0.0696213334715196" calcext:value-type="float">
            <text:p>0.0696213335</text:p>
          </table:table-cell>
          <table:table-cell table:number-columns-repeated="1023"/>
        </table:table-row>
        <table:table-row table:style-name="ro1">
          <table:table-cell office:value-type="float" office:value="0.0675579340138342" calcext:value-type="float">
            <text:p>0.067557934</text:p>
          </table:table-cell>
          <table:table-cell table:number-columns-repeated="1023"/>
        </table:table-row>
        <table:table-row table:style-name="ro1">
          <table:table-cell office:value-type="float" office:value="0.0672865924920359" calcext:value-type="float">
            <text:p>0.0672865925</text:p>
          </table:table-cell>
          <table:table-cell table:number-columns-repeated="1023"/>
        </table:table-row>
        <table:table-row table:style-name="ro1">
          <table:table-cell office:value-type="float" office:value="0.059128138700864" calcext:value-type="float">
            <text:p>0.0591281387</text:p>
          </table:table-cell>
          <table:table-cell table:number-columns-repeated="1023"/>
        </table:table-row>
        <table:table-row table:style-name="ro1">
          <table:table-cell office:value-type="float" office:value="0.0552854824081327" calcext:value-type="float">
            <text:p>0.0552854824</text:p>
          </table:table-cell>
          <table:table-cell table:number-columns-repeated="1023"/>
        </table:table-row>
        <table:table-row table:style-name="ro1">
          <table:table-cell office:value-type="float" office:value="0.0589431471548181" calcext:value-type="float">
            <text:p>0.0589431472</text:p>
          </table:table-cell>
          <table:table-cell table:number-columns-repeated="1023"/>
        </table:table-row>
        <table:table-row table:style-name="ro1">
          <table:table-cell office:value-type="float" office:value="0.0569290798911269" calcext:value-type="float">
            <text:p>0.0569290799</text:p>
          </table:table-cell>
          <table:table-cell table:number-columns-repeated="1023"/>
        </table:table-row>
        <table:table-row table:style-name="ro1">
          <table:table-cell office:value-type="float" office:value="0.0524477690659971" calcext:value-type="float">
            <text:p>0.0524477691</text:p>
          </table:table-cell>
          <table:table-cell table:number-columns-repeated="1023"/>
        </table:table-row>
        <table:table-row table:style-name="ro1">
          <table:table-cell office:value-type="float" office:value="0.0557272627628578" calcext:value-type="float">
            <text:p>0.0557272628</text:p>
          </table:table-cell>
          <table:table-cell table:number-columns-repeated="1023"/>
        </table:table-row>
        <table:table-row table:style-name="ro1">
          <table:table-cell office:value-type="float" office:value="0.0581057016336363" calcext:value-type="float">
            <text:p>0.0581057016</text:p>
          </table:table-cell>
          <table:table-cell table:number-columns-repeated="1023"/>
        </table:table-row>
        <table:table-row table:style-name="ro1">
          <table:table-cell office:value-type="float" office:value="0.0613202121547336" calcext:value-type="float">
            <text:p>0.0613202122</text:p>
          </table:table-cell>
          <table:table-cell table:number-columns-repeated="1023"/>
        </table:table-row>
        <table:table-row table:style-name="ro1">
          <table:table-cell office:value-type="float" office:value="0.0613407410195466" calcext:value-type="float">
            <text:p>0.061340741</text:p>
          </table:table-cell>
          <table:table-cell table:number-columns-repeated="1023"/>
        </table:table-row>
        <table:table-row table:style-name="ro1">
          <table:table-cell office:value-type="float" office:value="0.0600707319081887" calcext:value-type="float">
            <text:p>0.0600707319</text:p>
          </table:table-cell>
          <table:table-cell table:number-columns-repeated="1023"/>
        </table:table-row>
        <table:table-row table:style-name="ro1">
          <table:table-cell office:value-type="float" office:value="0.062755360819229" calcext:value-type="float">
            <text:p>0.0627553608</text:p>
          </table:table-cell>
          <table:table-cell table:number-columns-repeated="1023"/>
        </table:table-row>
        <table:table-row table:style-name="ro1">
          <table:table-cell office:value-type="float" office:value="0.0583225769041034" calcext:value-type="float">
            <text:p>0.0583225769</text:p>
          </table:table-cell>
          <table:table-cell table:number-columns-repeated="1023"/>
        </table:table-row>
        <table:table-row table:style-name="ro1">
          <table:table-cell office:value-type="float" office:value="0.0606699262481744" calcext:value-type="float">
            <text:p>0.0606699262</text:p>
          </table:table-cell>
          <table:table-cell table:number-columns-repeated="1023"/>
        </table:table-row>
        <table:table-row table:style-name="ro1">
          <table:table-cell office:value-type="float" office:value="0.0638708029582787" calcext:value-type="float">
            <text:p>0.063870803</text:p>
          </table:table-cell>
          <table:table-cell table:number-columns-repeated="1023"/>
        </table:table-row>
        <table:table-row table:style-name="ro1">
          <table:table-cell office:value-type="float" office:value="0.0580432459606757" calcext:value-type="float">
            <text:p>0.058043246</text:p>
          </table:table-cell>
          <table:table-cell table:number-columns-repeated="1023"/>
        </table:table-row>
        <table:table-row table:style-name="ro1">
          <table:table-cell office:value-type="float" office:value="0.0551824634089204" calcext:value-type="float">
            <text:p>0.0551824634</text:p>
          </table:table-cell>
          <table:table-cell table:number-columns-repeated="1023"/>
        </table:table-row>
        <table:table-row table:style-name="ro1">
          <table:table-cell office:value-type="float" office:value="0.0608186164282535" calcext:value-type="float">
            <text:p>0.0608186164</text:p>
          </table:table-cell>
          <table:table-cell table:number-columns-repeated="1023"/>
        </table:table-row>
        <table:table-row table:style-name="ro1">
          <table:table-cell office:value-type="float" office:value="0.0625261876233374" calcext:value-type="float">
            <text:p>0.0625261876</text:p>
          </table:table-cell>
          <table:table-cell table:number-columns-repeated="1023"/>
        </table:table-row>
        <table:table-row table:style-name="ro1">
          <table:table-cell office:value-type="float" office:value="0.0583753543166399" calcext:value-type="float">
            <text:p>0.0583753543</text:p>
          </table:table-cell>
          <table:table-cell table:number-columns-repeated="1023"/>
        </table:table-row>
        <table:table-row table:style-name="ro1">
          <table:table-cell office:value-type="float" office:value="0.0571127664583255" calcext:value-type="float">
            <text:p>0.0571127665</text:p>
          </table:table-cell>
          <table:table-cell table:number-columns-repeated="1023"/>
        </table:table-row>
        <table:table-row table:style-name="ro1">
          <table:table-cell office:value-type="float" office:value="0.052684417375846" calcext:value-type="float">
            <text:p>0.0526844174</text:p>
          </table:table-cell>
          <table:table-cell table:number-columns-repeated="1023"/>
        </table:table-row>
        <table:table-row table:style-name="ro1">
          <table:table-cell office:value-type="float" office:value="0.0511883699992842" calcext:value-type="float">
            <text:p>0.05118837</text:p>
          </table:table-cell>
          <table:table-cell table:number-columns-repeated="1023"/>
        </table:table-row>
        <table:table-row table:style-name="ro1">
          <table:table-cell office:value-type="float" office:value="0.0475116252752261" calcext:value-type="float">
            <text:p>0.0475116253</text:p>
          </table:table-cell>
          <table:table-cell table:number-columns-repeated="1023"/>
        </table:table-row>
        <table:table-row table:style-name="ro1">
          <table:table-cell office:value-type="float" office:value="0.0492595714095968" calcext:value-type="float">
            <text:p>0.0492595714</text:p>
          </table:table-cell>
          <table:table-cell table:number-columns-repeated="1023"/>
        </table:table-row>
        <table:table-row table:style-name="ro1">
          <table:table-cell office:value-type="float" office:value="0.0487151054554793" calcext:value-type="float">
            <text:p>0.0487151055</text:p>
          </table:table-cell>
          <table:table-cell table:number-columns-repeated="1023"/>
        </table:table-row>
        <table:table-row table:style-name="ro1">
          <table:table-cell office:value-type="float" office:value="0.0447045484660486" calcext:value-type="float">
            <text:p>0.0447045485</text:p>
          </table:table-cell>
          <table:table-cell table:number-columns-repeated="1023"/>
        </table:table-row>
        <table:table-row table:style-name="ro1">
          <table:table-cell office:value-type="float" office:value="0.0434481459718723" calcext:value-type="float">
            <text:p>0.043448146</text:p>
          </table:table-cell>
          <table:table-cell table:number-columns-repeated="1023"/>
        </table:table-row>
        <table:table-row table:style-name="ro1">
          <table:table-cell office:value-type="float" office:value="0.043621392092805" calcext:value-type="float">
            <text:p>0.0436213921</text:p>
          </table:table-cell>
          <table:table-cell table:number-columns-repeated="1023"/>
        </table:table-row>
        <table:table-row table:style-name="ro1">
          <table:table-cell office:value-type="float" office:value="0.0392766394399179" calcext:value-type="float">
            <text:p>0.0392766394</text:p>
          </table:table-cell>
          <table:table-cell table:number-columns-repeated="1023"/>
        </table:table-row>
        <table:table-row table:style-name="ro1">
          <table:table-cell office:value-type="float" office:value="0.0401456098702913" calcext:value-type="float">
            <text:p>0.0401456099</text:p>
          </table:table-cell>
          <table:table-cell table:number-columns-repeated="1023"/>
        </table:table-row>
        <table:table-row table:style-name="ro1">
          <table:table-cell office:value-type="float" office:value="0.03631805450576" calcext:value-type="float">
            <text:p>0.0363180545</text:p>
          </table:table-cell>
          <table:table-cell table:number-columns-repeated="1023"/>
        </table:table-row>
        <table:table-row table:style-name="ro1">
          <table:table-cell office:value-type="float" office:value="0.0399815152094893" calcext:value-type="float">
            <text:p>0.0399815152</text:p>
          </table:table-cell>
          <table:table-cell table:number-columns-repeated="1023"/>
        </table:table-row>
        <table:table-row table:style-name="ro1">
          <table:table-cell office:value-type="float" office:value="0.0399193293174859" calcext:value-type="float">
            <text:p>0.0399193293</text:p>
          </table:table-cell>
          <table:table-cell table:number-columns-repeated="1023"/>
        </table:table-row>
        <table:table-row table:style-name="ro1">
          <table:table-cell office:value-type="float" office:value="0.0408037905978054" calcext:value-type="float">
            <text:p>0.0408037906</text:p>
          </table:table-cell>
          <table:table-cell table:number-columns-repeated="1023"/>
        </table:table-row>
        <table:table-row table:style-name="ro1">
          <table:table-cell office:value-type="float" office:value="0.0396968782667346" calcext:value-type="float">
            <text:p>0.0396968783</text:p>
          </table:table-cell>
          <table:table-cell table:number-columns-repeated="1023"/>
        </table:table-row>
        <table:table-row table:style-name="ro1">
          <table:table-cell office:value-type="float" office:value="0.0433567457163168" calcext:value-type="float">
            <text:p>0.0433567457</text:p>
          </table:table-cell>
          <table:table-cell table:number-columns-repeated="1023"/>
        </table:table-row>
        <table:table-row table:style-name="ro1">
          <table:table-cell office:value-type="float" office:value="0.0459112946878069" calcext:value-type="float">
            <text:p>0.0459112947</text:p>
          </table:table-cell>
          <table:table-cell table:number-columns-repeated="1023"/>
        </table:table-row>
        <table:table-row table:style-name="ro1">
          <table:table-cell office:value-type="float" office:value="0.0469269980465224" calcext:value-type="float">
            <text:p>0.046926998</text:p>
          </table:table-cell>
          <table:table-cell table:number-columns-repeated="1023"/>
        </table:table-row>
        <table:table-row table:style-name="ro1">
          <table:table-cell office:value-type="float" office:value="0.0464897275131803" calcext:value-type="float">
            <text:p>0.0464897275</text:p>
          </table:table-cell>
          <table:table-cell table:number-columns-repeated="1023"/>
        </table:table-row>
        <table:table-row table:style-name="ro1">
          <table:table-cell office:value-type="float" office:value="0.0464613005914035" calcext:value-type="float">
            <text:p>0.0464613006</text:p>
          </table:table-cell>
          <table:table-cell table:number-columns-repeated="1023"/>
        </table:table-row>
        <table:table-row table:style-name="ro1">
          <table:table-cell office:value-type="float" office:value="0.0477544743844828" calcext:value-type="float">
            <text:p>0.0477544744</text:p>
          </table:table-cell>
          <table:table-cell table:number-columns-repeated="1023"/>
        </table:table-row>
        <table:table-row table:style-name="ro1">
          <table:table-cell office:value-type="float" office:value="0.0450266086507245" calcext:value-type="float">
            <text:p>0.04502660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00" calcext:value-type="float">
            <text:p>3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0.410450492864593" calcext:value-type="float">
            <text:p>0.4104504929</text:p>
          </table:table-cell>
          <table:table-cell table:number-columns-repeated="1023"/>
        </table:table-row>
        <table:table-row table:style-name="ro1">
          <table:table-cell office:value-type="float" office:value="0.257326068551945" calcext:value-type="float">
            <text:p>0.2573260686</text:p>
          </table:table-cell>
          <table:table-cell table:number-columns-repeated="1023"/>
        </table:table-row>
        <table:table-row table:style-name="ro1">
          <table:table-cell office:value-type="float" office:value="0.183579746743598" calcext:value-type="float">
            <text:p>0.1835797467</text:p>
          </table:table-cell>
          <table:table-cell table:number-columns-repeated="1023"/>
        </table:table-row>
        <table:table-row table:style-name="ro1">
          <table:table-cell office:value-type="float" office:value="0.154013468962971" calcext:value-type="float">
            <text:p>0.154013469</text:p>
          </table:table-cell>
          <table:table-cell table:number-columns-repeated="1023"/>
        </table:table-row>
        <table:table-row table:style-name="ro1">
          <table:table-cell office:value-type="float" office:value="0.12611766794488" calcext:value-type="float">
            <text:p>0.1261176679</text:p>
          </table:table-cell>
          <table:table-cell table:number-columns-repeated="1023"/>
        </table:table-row>
        <table:table-row table:style-name="ro1">
          <table:table-cell office:value-type="float" office:value="0.112270595025505" calcext:value-type="float">
            <text:p>0.112270595</text:p>
          </table:table-cell>
          <table:table-cell table:number-columns-repeated="1023"/>
        </table:table-row>
        <table:table-row table:style-name="ro1">
          <table:table-cell office:value-type="float" office:value="0.105458578937165" calcext:value-type="float">
            <text:p>0.1054585789</text:p>
          </table:table-cell>
          <table:table-cell table:number-columns-repeated="1023"/>
        </table:table-row>
        <table:table-row table:style-name="ro1">
          <table:table-cell office:value-type="float" office:value="0.0938530575199129" calcext:value-type="float">
            <text:p>0.0938530575</text:p>
          </table:table-cell>
          <table:table-cell table:number-columns-repeated="1023"/>
        </table:table-row>
        <table:table-row table:style-name="ro1">
          <table:table-cell office:value-type="float" office:value="0.0840966662689744" calcext:value-type="float">
            <text:p>0.0840966663</text:p>
          </table:table-cell>
          <table:table-cell table:number-columns-repeated="1023"/>
        </table:table-row>
        <table:table-row table:style-name="ro1">
          <table:table-cell office:value-type="float" office:value="0.084372007988133" calcext:value-type="float">
            <text:p>0.084372008</text:p>
          </table:table-cell>
          <table:table-cell table:number-columns-repeated="1023"/>
        </table:table-row>
        <table:table-row table:style-name="ro1">
          <table:table-cell office:value-type="float" office:value="0.0806496380706828" calcext:value-type="float">
            <text:p>0.0806496381</text:p>
          </table:table-cell>
          <table:table-cell table:number-columns-repeated="1023"/>
        </table:table-row>
        <table:table-row table:style-name="ro1">
          <table:table-cell office:value-type="float" office:value="0.0823966904351406" calcext:value-type="float">
            <text:p>0.0823966904</text:p>
          </table:table-cell>
          <table:table-cell table:number-columns-repeated="1023"/>
        </table:table-row>
        <table:table-row table:style-name="ro1">
          <table:table-cell office:value-type="float" office:value="0.0780382511991056" calcext:value-type="float">
            <text:p>0.0780382512</text:p>
          </table:table-cell>
          <table:table-cell table:number-columns-repeated="1023"/>
        </table:table-row>
        <table:table-row table:style-name="ro1">
          <table:table-cell office:value-type="float" office:value="0.0738201343829855" calcext:value-type="float">
            <text:p>0.0738201344</text:p>
          </table:table-cell>
          <table:table-cell table:number-columns-repeated="1023"/>
        </table:table-row>
        <table:table-row table:style-name="ro1">
          <table:table-cell office:value-type="float" office:value="0.0709785761484649" calcext:value-type="float">
            <text:p>0.0709785761</text:p>
          </table:table-cell>
          <table:table-cell table:number-columns-repeated="1023"/>
        </table:table-row>
        <table:table-row table:style-name="ro1">
          <table:table-cell office:value-type="float" office:value="0.0717479710090052" calcext:value-type="float">
            <text:p>0.071747971</text:p>
          </table:table-cell>
          <table:table-cell table:number-columns-repeated="1023"/>
        </table:table-row>
        <table:table-row table:style-name="ro1">
          <table:table-cell office:value-type="float" office:value="0.0760501371851572" calcext:value-type="float">
            <text:p>0.0760501372</text:p>
          </table:table-cell>
          <table:table-cell table:number-columns-repeated="1023"/>
        </table:table-row>
        <table:table-row table:style-name="ro1">
          <table:table-cell office:value-type="float" office:value="0.0800002846664488" calcext:value-type="float">
            <text:p>0.0800002847</text:p>
          </table:table-cell>
          <table:table-cell table:number-columns-repeated="1023"/>
        </table:table-row>
        <table:table-row table:style-name="ro1">
          <table:table-cell office:value-type="float" office:value="0.0832949991178758" calcext:value-type="float">
            <text:p>0.0832949991</text:p>
          </table:table-cell>
          <table:table-cell table:number-columns-repeated="1023"/>
        </table:table-row>
        <table:table-row table:style-name="ro1">
          <table:table-cell office:value-type="float" office:value="0.0757118210235316" calcext:value-type="float">
            <text:p>0.075711821</text:p>
          </table:table-cell>
          <table:table-cell table:number-columns-repeated="1023"/>
        </table:table-row>
        <table:table-row table:style-name="ro1">
          <table:table-cell office:value-type="float" office:value="0.0705936111164374" calcext:value-type="float">
            <text:p>0.0705936111</text:p>
          </table:table-cell>
          <table:table-cell table:number-columns-repeated="1023"/>
        </table:table-row>
        <table:table-row table:style-name="ro1">
          <table:table-cell office:value-type="float" office:value="0.0681471730919113" calcext:value-type="float">
            <text:p>0.0681471731</text:p>
          </table:table-cell>
          <table:table-cell table:number-columns-repeated="1023"/>
        </table:table-row>
        <table:table-row table:style-name="ro1">
          <table:table-cell office:value-type="float" office:value="0.0610572326904381" calcext:value-type="float">
            <text:p>0.0610572327</text:p>
          </table:table-cell>
          <table:table-cell table:number-columns-repeated="1023"/>
        </table:table-row>
        <table:table-row table:style-name="ro1">
          <table:table-cell office:value-type="float" office:value="0.0668140867946116" calcext:value-type="float">
            <text:p>0.0668140868</text:p>
          </table:table-cell>
          <table:table-cell table:number-columns-repeated="1023"/>
        </table:table-row>
        <table:table-row table:style-name="ro1">
          <table:table-cell office:value-type="float" office:value="0.05956675588987" calcext:value-type="float">
            <text:p>0.0595667559</text:p>
          </table:table-cell>
          <table:table-cell table:number-columns-repeated="1023"/>
        </table:table-row>
        <table:table-row table:style-name="ro1">
          <table:table-cell office:value-type="float" office:value="0.0584864277062486" calcext:value-type="float">
            <text:p>0.0584864277</text:p>
          </table:table-cell>
          <table:table-cell table:number-columns-repeated="1023"/>
        </table:table-row>
        <table:table-row table:style-name="ro1">
          <table:table-cell office:value-type="float" office:value="0.0600031561307825" calcext:value-type="float">
            <text:p>0.0600031561</text:p>
          </table:table-cell>
          <table:table-cell table:number-columns-repeated="1023"/>
        </table:table-row>
        <table:table-row table:style-name="ro1">
          <table:table-cell office:value-type="float" office:value="0.0540684209250958" calcext:value-type="float">
            <text:p>0.0540684209</text:p>
          </table:table-cell>
          <table:table-cell table:number-columns-repeated="1023"/>
        </table:table-row>
        <table:table-row table:style-name="ro1">
          <table:table-cell office:value-type="float" office:value="0.0557215671614036" calcext:value-type="float">
            <text:p>0.0557215672</text:p>
          </table:table-cell>
          <table:table-cell table:number-columns-repeated="1023"/>
        </table:table-row>
        <table:table-row table:style-name="ro1">
          <table:table-cell office:value-type="float" office:value="0.0559126902275122" calcext:value-type="float">
            <text:p>0.0559126902</text:p>
          </table:table-cell>
          <table:table-cell table:number-columns-repeated="1023"/>
        </table:table-row>
        <table:table-row table:style-name="ro1">
          <table:table-cell office:value-type="float" office:value="0.0625561281423069" calcext:value-type="float">
            <text:p>0.0625561281</text:p>
          </table:table-cell>
          <table:table-cell table:number-columns-repeated="1023"/>
        </table:table-row>
        <table:table-row table:style-name="ro1">
          <table:table-cell office:value-type="float" office:value="0.0613019617387101" calcext:value-type="float">
            <text:p>0.0613019617</text:p>
          </table:table-cell>
          <table:table-cell table:number-columns-repeated="1023"/>
        </table:table-row>
        <table:table-row table:style-name="ro1">
          <table:table-cell office:value-type="float" office:value="0.0592293183243983" calcext:value-type="float">
            <text:p>0.0592293183</text:p>
          </table:table-cell>
          <table:table-cell table:number-columns-repeated="1023"/>
        </table:table-row>
        <table:table-row table:style-name="ro1">
          <table:table-cell office:value-type="float" office:value="0.056826933535759" calcext:value-type="float">
            <text:p>0.0568269335</text:p>
          </table:table-cell>
          <table:table-cell table:number-columns-repeated="1023"/>
        </table:table-row>
        <table:table-row table:style-name="ro1">
          <table:table-cell office:value-type="float" office:value="0.0545575485710557" calcext:value-type="float">
            <text:p>0.0545575486</text:p>
          </table:table-cell>
          <table:table-cell table:number-columns-repeated="1023"/>
        </table:table-row>
        <table:table-row table:style-name="ro1">
          <table:table-cell office:value-type="float" office:value="0.0536630842954587" calcext:value-type="float">
            <text:p>0.0536630843</text:p>
          </table:table-cell>
          <table:table-cell table:number-columns-repeated="1023"/>
        </table:table-row>
        <table:table-row table:style-name="ro1">
          <table:table-cell office:value-type="float" office:value="0.0468888377335531" calcext:value-type="float">
            <text:p>0.0468888377</text:p>
          </table:table-cell>
          <table:table-cell table:number-columns-repeated="1023"/>
        </table:table-row>
        <table:table-row table:style-name="ro1">
          <table:table-cell office:value-type="float" office:value="0.0434999560355637" calcext:value-type="float">
            <text:p>0.043499956</text:p>
          </table:table-cell>
          <table:table-cell table:number-columns-repeated="1023"/>
        </table:table-row>
        <table:table-row table:style-name="ro1">
          <table:table-cell office:value-type="float" office:value="0.0440941142134637" calcext:value-type="float">
            <text:p>0.0440941142</text:p>
          </table:table-cell>
          <table:table-cell table:number-columns-repeated="1023"/>
        </table:table-row>
        <table:table-row table:style-name="ro1">
          <table:table-cell office:value-type="float" office:value="0.0457436496843026" calcext:value-type="float">
            <text:p>0.0457436497</text:p>
          </table:table-cell>
          <table:table-cell table:number-columns-repeated="1023"/>
        </table:table-row>
        <table:table-row table:style-name="ro1">
          <table:table-cell office:value-type="float" office:value="0.0431614658342105" calcext:value-type="float">
            <text:p>0.0431614658</text:p>
          </table:table-cell>
          <table:table-cell table:number-columns-repeated="1023"/>
        </table:table-row>
        <table:table-row table:style-name="ro1">
          <table:table-cell office:value-type="float" office:value="0.0415675099996647" calcext:value-type="float">
            <text:p>0.04156751</text:p>
          </table:table-cell>
          <table:table-cell table:number-columns-repeated="1023"/>
        </table:table-row>
        <table:table-row table:style-name="ro1">
          <table:table-cell office:value-type="float" office:value="0.0399168851703136" calcext:value-type="float">
            <text:p>0.0399168852</text:p>
          </table:table-cell>
          <table:table-cell table:number-columns-repeated="1023"/>
        </table:table-row>
        <table:table-row table:style-name="ro1">
          <table:table-cell table:style-name="ce2" office:value-type="float" office:value="0.0398334535742473" calcext:value-type="float">
            <text:p>3.98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359647841786794" calcext:value-type="float">
            <text:p>3.60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379345691793813" calcext:value-type="float">
            <text:p>3.79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376948119053831" calcext:value-type="float">
            <text:p>3.77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431148466825084" calcext:value-type="float">
            <text:p>4.31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423837298223343" calcext:value-type="float">
            <text:p>4.24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414547757436149" calcext:value-type="float">
            <text:p>4.15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434752186567784" calcext:value-type="float">
            <text:p>4.35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418335396783222" calcext:value-type="float">
            <text:p>4.18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412010799911398" calcext:value-type="float">
            <text:p>4.12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412940122129742" calcext:value-type="float">
            <text:p>4.13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403271173568069" calcext:value-type="float">
            <text:p>4.03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401455956501115" calcext:value-type="float">
            <text:p>4.01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378914589187845" calcext:value-type="float">
            <text:p>3.79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386795290839166" calcext:value-type="float">
            <text:p>3.87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366017675117607" calcext:value-type="float">
            <text:p>3.66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372265177638985" calcext:value-type="float">
            <text:p>3.72E-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01" calcext:value-type="float">
            <text:p>3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0.443374913952401" calcext:value-type="float">
            <text:p>0.443374914</text:p>
          </table:table-cell>
          <table:table-cell table:number-columns-repeated="1023"/>
        </table:table-row>
        <table:table-row table:style-name="ro1">
          <table:table-cell office:value-type="float" office:value="0.230712777007743" calcext:value-type="float">
            <text:p>0.230712777</text:p>
          </table:table-cell>
          <table:table-cell table:number-columns-repeated="1023"/>
        </table:table-row>
        <table:table-row table:style-name="ro1">
          <table:table-cell office:value-type="float" office:value="0.188325768621368" calcext:value-type="float">
            <text:p>0.1883257686</text:p>
          </table:table-cell>
          <table:table-cell table:number-columns-repeated="1023"/>
        </table:table-row>
        <table:table-row table:style-name="ro1">
          <table:table-cell office:value-type="float" office:value="0.155991614412542" calcext:value-type="float">
            <text:p>0.1559916144</text:p>
          </table:table-cell>
          <table:table-cell table:number-columns-repeated="1023"/>
        </table:table-row>
        <table:table-row table:style-name="ro1">
          <table:table-cell office:value-type="float" office:value="0.133867786898002" calcext:value-type="float">
            <text:p>0.1338677869</text:p>
          </table:table-cell>
          <table:table-cell table:number-columns-repeated="1023"/>
        </table:table-row>
        <table:table-row table:style-name="ro1">
          <table:table-cell office:value-type="float" office:value="0.127013842140948" calcext:value-type="float">
            <text:p>0.1270138421</text:p>
          </table:table-cell>
          <table:table-cell table:number-columns-repeated="1023"/>
        </table:table-row>
        <table:table-row table:style-name="ro1">
          <table:table-cell office:value-type="float" office:value="0.119462301796749" calcext:value-type="float">
            <text:p>0.1194623018</text:p>
          </table:table-cell>
          <table:table-cell table:number-columns-repeated="1023"/>
        </table:table-row>
        <table:table-row table:style-name="ro1">
          <table:table-cell office:value-type="float" office:value="0.112157958806978" calcext:value-type="float">
            <text:p>0.1121579588</text:p>
          </table:table-cell>
          <table:table-cell table:number-columns-repeated="1023"/>
        </table:table-row>
        <table:table-row table:style-name="ro1">
          <table:table-cell office:value-type="float" office:value="0.106032447582026" calcext:value-type="float">
            <text:p>0.1060324476</text:p>
          </table:table-cell>
          <table:table-cell table:number-columns-repeated="1023"/>
        </table:table-row>
        <table:table-row table:style-name="ro1">
          <table:table-cell office:value-type="float" office:value="0.103967020849542" calcext:value-type="float">
            <text:p>0.1039670208</text:p>
          </table:table-cell>
          <table:table-cell table:number-columns-repeated="1023"/>
        </table:table-row>
        <table:table-row table:style-name="ro1">
          <table:table-cell office:value-type="float" office:value="0.0954288479303784" calcext:value-type="float">
            <text:p>0.0954288479</text:p>
          </table:table-cell>
          <table:table-cell table:number-columns-repeated="1023"/>
        </table:table-row>
        <table:table-row table:style-name="ro1">
          <table:table-cell office:value-type="float" office:value="0.0883283114920968" calcext:value-type="float">
            <text:p>0.0883283115</text:p>
          </table:table-cell>
          <table:table-cell table:number-columns-repeated="1023"/>
        </table:table-row>
        <table:table-row table:style-name="ro1">
          <table:table-cell office:value-type="float" office:value="0.0801008673856763" calcext:value-type="float">
            <text:p>0.0801008674</text:p>
          </table:table-cell>
          <table:table-cell table:number-columns-repeated="1023"/>
        </table:table-row>
        <table:table-row table:style-name="ro1">
          <table:table-cell office:value-type="float" office:value="0.0827702194635183" calcext:value-type="float">
            <text:p>0.0827702195</text:p>
          </table:table-cell>
          <table:table-cell table:number-columns-repeated="1023"/>
        </table:table-row>
        <table:table-row table:style-name="ro1">
          <table:table-cell office:value-type="float" office:value="0.0794958295789199" calcext:value-type="float">
            <text:p>0.0794958296</text:p>
          </table:table-cell>
          <table:table-cell table:number-columns-repeated="1023"/>
        </table:table-row>
        <table:table-row table:style-name="ro1">
          <table:table-cell office:value-type="float" office:value="0.0717793615444303" calcext:value-type="float">
            <text:p>0.0717793615</text:p>
          </table:table-cell>
          <table:table-cell table:number-columns-repeated="1023"/>
        </table:table-row>
        <table:table-row table:style-name="ro1">
          <table:table-cell office:value-type="float" office:value="0.0700978004962078" calcext:value-type="float">
            <text:p>0.0700978005</text:p>
          </table:table-cell>
          <table:table-cell table:number-columns-repeated="1023"/>
        </table:table-row>
        <table:table-row table:style-name="ro1">
          <table:table-cell office:value-type="float" office:value="0.0691341271931262" calcext:value-type="float">
            <text:p>0.0691341272</text:p>
          </table:table-cell>
          <table:table-cell table:number-columns-repeated="1023"/>
        </table:table-row>
        <table:table-row table:style-name="ro1">
          <table:table-cell office:value-type="float" office:value="0.0700366228179931" calcext:value-type="float">
            <text:p>0.0700366228</text:p>
          </table:table-cell>
          <table:table-cell table:number-columns-repeated="1023"/>
        </table:table-row>
        <table:table-row table:style-name="ro1">
          <table:table-cell office:value-type="float" office:value="0.0722340485204595" calcext:value-type="float">
            <text:p>0.0722340485</text:p>
          </table:table-cell>
          <table:table-cell table:number-columns-repeated="1023"/>
        </table:table-row>
        <table:table-row table:style-name="ro1">
          <table:table-cell office:value-type="float" office:value="0.0649882050387442" calcext:value-type="float">
            <text:p>0.064988205</text:p>
          </table:table-cell>
          <table:table-cell table:number-columns-repeated="1023"/>
        </table:table-row>
        <table:table-row table:style-name="ro1">
          <table:table-cell office:value-type="float" office:value="0.0684255352102737" calcext:value-type="float">
            <text:p>0.0684255352</text:p>
          </table:table-cell>
          <table:table-cell table:number-columns-repeated="1023"/>
        </table:table-row>
        <table:table-row table:style-name="ro1">
          <table:table-cell office:value-type="float" office:value="0.0642324172556535" calcext:value-type="float">
            <text:p>0.0642324173</text:p>
          </table:table-cell>
          <table:table-cell table:number-columns-repeated="1023"/>
        </table:table-row>
        <table:table-row table:style-name="ro1">
          <table:table-cell office:value-type="float" office:value="0.0636248608950594" calcext:value-type="float">
            <text:p>0.0636248609</text:p>
          </table:table-cell>
          <table:table-cell table:number-columns-repeated="1023"/>
        </table:table-row>
        <table:table-row table:style-name="ro1">
          <table:table-cell office:value-type="float" office:value="0.0637106849058483" calcext:value-type="float">
            <text:p>0.0637106849</text:p>
          </table:table-cell>
          <table:table-cell table:number-columns-repeated="1023"/>
        </table:table-row>
        <table:table-row table:style-name="ro1">
          <table:table-cell office:value-type="float" office:value="0.0598649740311754" calcext:value-type="float">
            <text:p>0.059864974</text:p>
          </table:table-cell>
          <table:table-cell table:number-columns-repeated="1023"/>
        </table:table-row>
        <table:table-row table:style-name="ro1">
          <table:table-cell office:value-type="float" office:value="0.0589179983787167" calcext:value-type="float">
            <text:p>0.0589179984</text:p>
          </table:table-cell>
          <table:table-cell table:number-columns-repeated="1023"/>
        </table:table-row>
        <table:table-row table:style-name="ro1">
          <table:table-cell office:value-type="float" office:value="0.0617023074134081" calcext:value-type="float">
            <text:p>0.0617023074</text:p>
          </table:table-cell>
          <table:table-cell table:number-columns-repeated="1023"/>
        </table:table-row>
        <table:table-row table:style-name="ro1">
          <table:table-cell office:value-type="float" office:value="0.0638569467211812" calcext:value-type="float">
            <text:p>0.0638569467</text:p>
          </table:table-cell>
          <table:table-cell table:number-columns-repeated="1023"/>
        </table:table-row>
        <table:table-row table:style-name="ro1">
          <table:table-cell office:value-type="float" office:value="0.0639240493602461" calcext:value-type="float">
            <text:p>0.0639240494</text:p>
          </table:table-cell>
          <table:table-cell table:number-columns-repeated="1023"/>
        </table:table-row>
        <table:table-row table:style-name="ro1">
          <table:table-cell office:value-type="float" office:value="0.0631463030137858" calcext:value-type="float">
            <text:p>0.063146303</text:p>
          </table:table-cell>
          <table:table-cell table:number-columns-repeated="1023"/>
        </table:table-row>
        <table:table-row table:style-name="ro1">
          <table:table-cell office:value-type="float" office:value="0.0636617831917165" calcext:value-type="float">
            <text:p>0.0636617832</text:p>
          </table:table-cell>
          <table:table-cell table:number-columns-repeated="1023"/>
        </table:table-row>
        <table:table-row table:style-name="ro1">
          <table:table-cell office:value-type="float" office:value="0.0643711596473897" calcext:value-type="float">
            <text:p>0.0643711596</text:p>
          </table:table-cell>
          <table:table-cell table:number-columns-repeated="1023"/>
        </table:table-row>
        <table:table-row table:style-name="ro1">
          <table:table-cell office:value-type="float" office:value="0.0630588313665451" calcext:value-type="float">
            <text:p>0.0630588314</text:p>
          </table:table-cell>
          <table:table-cell table:number-columns-repeated="1023"/>
        </table:table-row>
        <table:table-row table:style-name="ro1">
          <table:table-cell office:value-type="float" office:value="0.0616935783853258" calcext:value-type="float">
            <text:p>0.0616935784</text:p>
          </table:table-cell>
          <table:table-cell table:number-columns-repeated="1023"/>
        </table:table-row>
        <table:table-row table:style-name="ro1">
          <table:table-cell office:value-type="float" office:value="0.0591156884023722" calcext:value-type="float">
            <text:p>0.0591156884</text:p>
          </table:table-cell>
          <table:table-cell table:number-columns-repeated="1023"/>
        </table:table-row>
        <table:table-row table:style-name="ro1">
          <table:table-cell office:value-type="float" office:value="0.060094045066463" calcext:value-type="float">
            <text:p>0.0600940451</text:p>
          </table:table-cell>
          <table:table-cell table:number-columns-repeated="1023"/>
        </table:table-row>
        <table:table-row table:style-name="ro1">
          <table:table-cell office:value-type="float" office:value="0.0609272539645674" calcext:value-type="float">
            <text:p>0.060927254</text:p>
          </table:table-cell>
          <table:table-cell table:number-columns-repeated="1023"/>
        </table:table-row>
        <table:table-row table:style-name="ro1">
          <table:table-cell office:value-type="float" office:value="0.0560675965105513" calcext:value-type="float">
            <text:p>0.0560675965</text:p>
          </table:table-cell>
          <table:table-cell table:number-columns-repeated="1023"/>
        </table:table-row>
        <table:table-row table:style-name="ro1">
          <table:table-cell office:value-type="float" office:value="0.0570219049409037" calcext:value-type="float">
            <text:p>0.0570219049</text:p>
          </table:table-cell>
          <table:table-cell table:number-columns-repeated="1023"/>
        </table:table-row>
        <table:table-row table:style-name="ro1">
          <table:table-cell office:value-type="float" office:value="0.0618888986268268" calcext:value-type="float">
            <text:p>0.0618888986</text:p>
          </table:table-cell>
          <table:table-cell table:number-columns-repeated="1023"/>
        </table:table-row>
        <table:table-row table:style-name="ro1">
          <table:table-cell office:value-type="float" office:value="0.0563461820441305" calcext:value-type="float">
            <text:p>0.056346182</text:p>
          </table:table-cell>
          <table:table-cell table:number-columns-repeated="1023"/>
        </table:table-row>
        <table:table-row table:style-name="ro1">
          <table:table-cell office:value-type="float" office:value="0.0557270065635707" calcext:value-type="float">
            <text:p>0.0557270066</text:p>
          </table:table-cell>
          <table:table-cell table:number-columns-repeated="1023"/>
        </table:table-row>
        <table:table-row table:style-name="ro1">
          <table:table-cell office:value-type="float" office:value="0.0547972496093691" calcext:value-type="float">
            <text:p>0.0547972496</text:p>
          </table:table-cell>
          <table:table-cell table:number-columns-repeated="1023"/>
        </table:table-row>
        <table:table-row table:style-name="ro1">
          <table:table-cell office:value-type="float" office:value="0.0550873955530303" calcext:value-type="float">
            <text:p>0.0550873956</text:p>
          </table:table-cell>
          <table:table-cell table:number-columns-repeated="1023"/>
        </table:table-row>
        <table:table-row table:style-name="ro1">
          <table:table-cell office:value-type="float" office:value="0.0572585074349568" calcext:value-type="float">
            <text:p>0.0572585074</text:p>
          </table:table-cell>
          <table:table-cell table:number-columns-repeated="1023"/>
        </table:table-row>
        <table:table-row table:style-name="ro1">
          <table:table-cell office:value-type="float" office:value="0.0524706475274403" calcext:value-type="float">
            <text:p>0.0524706475</text:p>
          </table:table-cell>
          <table:table-cell table:number-columns-repeated="1023"/>
        </table:table-row>
        <table:table-row table:style-name="ro1">
          <table:table-cell office:value-type="float" office:value="0.054670490009628" calcext:value-type="float">
            <text:p>0.05467049</text:p>
          </table:table-cell>
          <table:table-cell table:number-columns-repeated="1023"/>
        </table:table-row>
        <table:table-row table:style-name="ro1">
          <table:table-cell office:value-type="float" office:value="0.0525156766390095" calcext:value-type="float">
            <text:p>0.0525156766</text:p>
          </table:table-cell>
          <table:table-cell table:number-columns-repeated="1023"/>
        </table:table-row>
        <table:table-row table:style-name="ro1">
          <table:table-cell office:value-type="float" office:value="0.050925197471692" calcext:value-type="float">
            <text:p>0.0509251975</text:p>
          </table:table-cell>
          <table:table-cell table:number-columns-repeated="1023"/>
        </table:table-row>
        <table:table-row table:style-name="ro1">
          <table:table-cell office:value-type="float" office:value="0.0519152355143622" calcext:value-type="float">
            <text:p>0.0519152355</text:p>
          </table:table-cell>
          <table:table-cell table:number-columns-repeated="1023"/>
        </table:table-row>
        <table:table-row table:style-name="ro1">
          <table:table-cell office:value-type="float" office:value="0.0507180331928794" calcext:value-type="float">
            <text:p>0.0507180332</text:p>
          </table:table-cell>
          <table:table-cell table:number-columns-repeated="1023"/>
        </table:table-row>
        <table:table-row table:style-name="ro1">
          <table:table-cell office:value-type="float" office:value="0.0491395300346594" calcext:value-type="float">
            <text:p>0.04913953</text:p>
          </table:table-cell>
          <table:table-cell table:number-columns-repeated="1023"/>
        </table:table-row>
        <table:table-row table:style-name="ro1">
          <table:table-cell office:value-type="float" office:value="0.0517189419520882" calcext:value-type="float">
            <text:p>0.051718942</text:p>
          </table:table-cell>
          <table:table-cell table:number-columns-repeated="1023"/>
        </table:table-row>
        <table:table-row table:style-name="ro1">
          <table:table-cell office:value-type="float" office:value="0.055431844019267" calcext:value-type="float">
            <text:p>0.055431844</text:p>
          </table:table-cell>
          <table:table-cell table:number-columns-repeated="1023"/>
        </table:table-row>
        <table:table-row table:style-name="ro1">
          <table:table-cell office:value-type="float" office:value="0.0490050363933401" calcext:value-type="float">
            <text:p>0.0490050364</text:p>
          </table:table-cell>
          <table:table-cell table:number-columns-repeated="1023"/>
        </table:table-row>
        <table:table-row table:style-name="ro1">
          <table:table-cell office:value-type="float" office:value="0.0473349273034049" calcext:value-type="float">
            <text:p>0.0473349273</text:p>
          </table:table-cell>
          <table:table-cell table:number-columns-repeated="1023"/>
        </table:table-row>
        <table:table-row table:style-name="ro1">
          <table:table-cell office:value-type="float" office:value="0.0494059472936575" calcext:value-type="float">
            <text:p>0.0494059473</text:p>
          </table:table-cell>
          <table:table-cell table:number-columns-repeated="1023"/>
        </table:table-row>
        <table:table-row table:style-name="ro1">
          <table:table-cell office:value-type="float" office:value="0.0464173022933568" calcext:value-type="float">
            <text:p>0.0464173023</text:p>
          </table:table-cell>
          <table:table-cell table:number-columns-repeated="1023"/>
        </table:table-row>
        <table:table-row table:style-name="ro1">
          <table:table-cell office:value-type="float" office:value="0.0477215428816494" calcext:value-type="float">
            <text:p>0.04772154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01" calcext:value-type="float">
            <text:p>3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0.56521972277142" calcext:value-type="float">
            <text:p>0.5652197228</text:p>
          </table:table-cell>
          <table:table-cell table:number-columns-repeated="1023"/>
        </table:table-row>
        <table:table-row table:style-name="ro1">
          <table:table-cell office:value-type="float" office:value="0.257782962316752" calcext:value-type="float">
            <text:p>0.2577829623</text:p>
          </table:table-cell>
          <table:table-cell table:number-columns-repeated="1023"/>
        </table:table-row>
        <table:table-row table:style-name="ro1">
          <table:table-cell office:value-type="float" office:value="0.180302354946053" calcext:value-type="float">
            <text:p>0.1803023549</text:p>
          </table:table-cell>
          <table:table-cell table:number-columns-repeated="1023"/>
        </table:table-row>
        <table:table-row table:style-name="ro1">
          <table:table-cell office:value-type="float" office:value="0.158370848358192" calcext:value-type="float">
            <text:p>0.1583708484</text:p>
          </table:table-cell>
          <table:table-cell table:number-columns-repeated="1023"/>
        </table:table-row>
        <table:table-row table:style-name="ro1">
          <table:table-cell office:value-type="float" office:value="0.144986642997717" calcext:value-type="float">
            <text:p>0.144986643</text:p>
          </table:table-cell>
          <table:table-cell table:number-columns-repeated="1023"/>
        </table:table-row>
        <table:table-row table:style-name="ro1">
          <table:table-cell office:value-type="float" office:value="0.134542797315563" calcext:value-type="float">
            <text:p>0.1345427973</text:p>
          </table:table-cell>
          <table:table-cell table:number-columns-repeated="1023"/>
        </table:table-row>
        <table:table-row table:style-name="ro1">
          <table:table-cell office:value-type="float" office:value="0.114373764074881" calcext:value-type="float">
            <text:p>0.1143737641</text:p>
          </table:table-cell>
          <table:table-cell table:number-columns-repeated="1023"/>
        </table:table-row>
        <table:table-row table:style-name="ro1">
          <table:table-cell office:value-type="float" office:value="0.106165844818714" calcext:value-type="float">
            <text:p>0.1061658448</text:p>
          </table:table-cell>
          <table:table-cell table:number-columns-repeated="1023"/>
        </table:table-row>
        <table:table-row table:style-name="ro1">
          <table:table-cell office:value-type="float" office:value="0.101536606919064" calcext:value-type="float">
            <text:p>0.1015366069</text:p>
          </table:table-cell>
          <table:table-cell table:number-columns-repeated="1023"/>
        </table:table-row>
        <table:table-row table:style-name="ro1">
          <table:table-cell office:value-type="float" office:value="0.0868668967260828" calcext:value-type="float">
            <text:p>0.0868668967</text:p>
          </table:table-cell>
          <table:table-cell table:number-columns-repeated="1023"/>
        </table:table-row>
        <table:table-row table:style-name="ro1">
          <table:table-cell office:value-type="float" office:value="0.0853334998156097" calcext:value-type="float">
            <text:p>0.0853334998</text:p>
          </table:table-cell>
          <table:table-cell table:number-columns-repeated="1023"/>
        </table:table-row>
        <table:table-row table:style-name="ro1">
          <table:table-cell office:value-type="float" office:value="0.0824957740411814" calcext:value-type="float">
            <text:p>0.082495774</text:p>
          </table:table-cell>
          <table:table-cell table:number-columns-repeated="1023"/>
        </table:table-row>
        <table:table-row table:style-name="ro1">
          <table:table-cell office:value-type="float" office:value="0.0785611643887875" calcext:value-type="float">
            <text:p>0.0785611644</text:p>
          </table:table-cell>
          <table:table-cell table:number-columns-repeated="1023"/>
        </table:table-row>
        <table:table-row table:style-name="ro1">
          <table:table-cell office:value-type="float" office:value="0.0797461441572524" calcext:value-type="float">
            <text:p>0.0797461442</text:p>
          </table:table-cell>
          <table:table-cell table:number-columns-repeated="1023"/>
        </table:table-row>
        <table:table-row table:style-name="ro1">
          <table:table-cell office:value-type="float" office:value="0.0788822339025014" calcext:value-type="float">
            <text:p>0.0788822339</text:p>
          </table:table-cell>
          <table:table-cell table:number-columns-repeated="1023"/>
        </table:table-row>
        <table:table-row table:style-name="ro1">
          <table:table-cell office:value-type="float" office:value="0.0757539217655218" calcext:value-type="float">
            <text:p>0.0757539218</text:p>
          </table:table-cell>
          <table:table-cell table:number-columns-repeated="1023"/>
        </table:table-row>
        <table:table-row table:style-name="ro1">
          <table:table-cell office:value-type="float" office:value="0.0816281938861863" calcext:value-type="float">
            <text:p>0.0816281939</text:p>
          </table:table-cell>
          <table:table-cell table:number-columns-repeated="1023"/>
        </table:table-row>
        <table:table-row table:style-name="ro1">
          <table:table-cell office:value-type="float" office:value="0.0780417808830047" calcext:value-type="float">
            <text:p>0.0780417809</text:p>
          </table:table-cell>
          <table:table-cell table:number-columns-repeated="1023"/>
        </table:table-row>
        <table:table-row table:style-name="ro1">
          <table:table-cell office:value-type="float" office:value="0.0782232032047931" calcext:value-type="float">
            <text:p>0.0782232032</text:p>
          </table:table-cell>
          <table:table-cell table:number-columns-repeated="1023"/>
        </table:table-row>
        <table:table-row table:style-name="ro1">
          <table:table-cell office:value-type="float" office:value="0.0753169346856317" calcext:value-type="float">
            <text:p>0.0753169347</text:p>
          </table:table-cell>
          <table:table-cell table:number-columns-repeated="1023"/>
        </table:table-row>
        <table:table-row table:style-name="ro1">
          <table:table-cell office:value-type="float" office:value="0.0748900045114606" calcext:value-type="float">
            <text:p>0.0748900045</text:p>
          </table:table-cell>
          <table:table-cell table:number-columns-repeated="1023"/>
        </table:table-row>
        <table:table-row table:style-name="ro1">
          <table:table-cell office:value-type="float" office:value="0.0703125275202565" calcext:value-type="float">
            <text:p>0.0703125275</text:p>
          </table:table-cell>
          <table:table-cell table:number-columns-repeated="1023"/>
        </table:table-row>
        <table:table-row table:style-name="ro1">
          <table:table-cell office:value-type="float" office:value="0.0683293788253512" calcext:value-type="float">
            <text:p>0.0683293788</text:p>
          </table:table-cell>
          <table:table-cell table:number-columns-repeated="1023"/>
        </table:table-row>
        <table:table-row table:style-name="ro1">
          <table:table-cell office:value-type="float" office:value="0.0676858675878876" calcext:value-type="float">
            <text:p>0.0676858676</text:p>
          </table:table-cell>
          <table:table-cell table:number-columns-repeated="1023"/>
        </table:table-row>
        <table:table-row table:style-name="ro1">
          <table:table-cell office:value-type="float" office:value="0.0734116044763132" calcext:value-type="float">
            <text:p>0.0734116045</text:p>
          </table:table-cell>
          <table:table-cell table:number-columns-repeated="1023"/>
        </table:table-row>
        <table:table-row table:style-name="ro1">
          <table:table-cell office:value-type="float" office:value="0.0724689942257292" calcext:value-type="float">
            <text:p>0.0724689942</text:p>
          </table:table-cell>
          <table:table-cell table:number-columns-repeated="1023"/>
        </table:table-row>
        <table:table-row table:style-name="ro1">
          <table:table-cell office:value-type="float" office:value="0.0643548566132209" calcext:value-type="float">
            <text:p>0.0643548566</text:p>
          </table:table-cell>
          <table:table-cell table:number-columns-repeated="1023"/>
        </table:table-row>
        <table:table-row table:style-name="ro1">
          <table:table-cell office:value-type="float" office:value="0.0654004340008546" calcext:value-type="float">
            <text:p>0.065400434</text:p>
          </table:table-cell>
          <table:table-cell table:number-columns-repeated="1023"/>
        </table:table-row>
        <table:table-row table:style-name="ro1">
          <table:table-cell office:value-type="float" office:value="0.0630078834974333" calcext:value-type="float">
            <text:p>0.0630078835</text:p>
          </table:table-cell>
          <table:table-cell table:number-columns-repeated="1023"/>
        </table:table-row>
        <table:table-row table:style-name="ro1">
          <table:table-cell office:value-type="float" office:value="0.0609987234497252" calcext:value-type="float">
            <text:p>0.0609987234</text:p>
          </table:table-cell>
          <table:table-cell table:number-columns-repeated="1023"/>
        </table:table-row>
        <table:table-row table:style-name="ro1">
          <table:table-cell office:value-type="float" office:value="0.0619138855017344" calcext:value-type="float">
            <text:p>0.0619138855</text:p>
          </table:table-cell>
          <table:table-cell table:number-columns-repeated="1023"/>
        </table:table-row>
        <table:table-row table:style-name="ro1">
          <table:table-cell office:value-type="float" office:value="0.0602958976589516" calcext:value-type="float">
            <text:p>0.0602958977</text:p>
          </table:table-cell>
          <table:table-cell table:number-columns-repeated="1023"/>
        </table:table-row>
        <table:table-row table:style-name="ro1">
          <table:table-cell office:value-type="float" office:value="0.0563271831168687" calcext:value-type="float">
            <text:p>0.0563271831</text:p>
          </table:table-cell>
          <table:table-cell table:number-columns-repeated="1023"/>
        </table:table-row>
        <table:table-row table:style-name="ro1">
          <table:table-cell office:value-type="float" office:value="0.0535508371239351" calcext:value-type="float">
            <text:p>0.0535508371</text:p>
          </table:table-cell>
          <table:table-cell table:number-columns-repeated="1023"/>
        </table:table-row>
        <table:table-row table:style-name="ro1">
          <table:table-cell office:value-type="float" office:value="0.0507509972130955" calcext:value-type="float">
            <text:p>0.0507509972</text:p>
          </table:table-cell>
          <table:table-cell table:number-columns-repeated="1023"/>
        </table:table-row>
        <table:table-row table:style-name="ro1">
          <table:table-cell office:value-type="float" office:value="0.0521126385158962" calcext:value-type="float">
            <text:p>0.0521126385</text:p>
          </table:table-cell>
          <table:table-cell table:number-columns-repeated="1023"/>
        </table:table-row>
        <table:table-row table:style-name="ro1">
          <table:table-cell office:value-type="float" office:value="0.0520653707454865" calcext:value-type="float">
            <text:p>0.0520653707</text:p>
          </table:table-cell>
          <table:table-cell table:number-columns-repeated="1023"/>
        </table:table-row>
        <table:table-row table:style-name="ro1">
          <table:table-cell office:value-type="float" office:value="0.0538933993777703" calcext:value-type="float">
            <text:p>0.0538933994</text:p>
          </table:table-cell>
          <table:table-cell table:number-columns-repeated="1023"/>
        </table:table-row>
        <table:table-row table:style-name="ro1">
          <table:table-cell office:value-type="float" office:value="0.0475844427564544" calcext:value-type="float">
            <text:p>0.0475844428</text:p>
          </table:table-cell>
          <table:table-cell table:number-columns-repeated="1023"/>
        </table:table-row>
        <table:table-row table:style-name="ro1">
          <table:table-cell office:value-type="float" office:value="0.049018179537937" calcext:value-type="float">
            <text:p>0.0490181795</text:p>
          </table:table-cell>
          <table:table-cell table:number-columns-repeated="1023"/>
        </table:table-row>
        <table:table-row table:style-name="ro1">
          <table:table-cell office:value-type="float" office:value="0.0502231894221099" calcext:value-type="float">
            <text:p>0.0502231894</text:p>
          </table:table-cell>
          <table:table-cell table:number-columns-repeated="1023"/>
        </table:table-row>
        <table:table-row table:style-name="ro1">
          <table:table-cell office:value-type="float" office:value="0.0482551726121442" calcext:value-type="float">
            <text:p>0.0482551726</text:p>
          </table:table-cell>
          <table:table-cell table:number-columns-repeated="1023"/>
        </table:table-row>
        <table:table-row table:style-name="ro1">
          <table:table-cell office:value-type="float" office:value="0.0499819740050262" calcext:value-type="float">
            <text:p>0.049981974</text:p>
          </table:table-cell>
          <table:table-cell table:number-columns-repeated="1023"/>
        </table:table-row>
        <table:table-row table:style-name="ro1">
          <table:table-cell office:value-type="float" office:value="0.0460369327995375" calcext:value-type="float">
            <text:p>0.0460369328</text:p>
          </table:table-cell>
          <table:table-cell table:number-columns-repeated="1023"/>
        </table:table-row>
        <table:table-row table:style-name="ro1">
          <table:table-cell office:value-type="float" office:value="0.0460580114027398" calcext:value-type="float">
            <text:p>0.0460580114</text:p>
          </table:table-cell>
          <table:table-cell table:number-columns-repeated="1023"/>
        </table:table-row>
        <table:table-row table:style-name="ro1">
          <table:table-cell office:value-type="float" office:value="0.0461447636295185" calcext:value-type="float">
            <text:p>0.0461447636</text:p>
          </table:table-cell>
          <table:table-cell table:number-columns-repeated="1023"/>
        </table:table-row>
        <table:table-row table:style-name="ro1">
          <table:table-cell office:value-type="float" office:value="0.0464412442547483" calcext:value-type="float">
            <text:p>0.0464412443</text:p>
          </table:table-cell>
          <table:table-cell table:number-columns-repeated="1023"/>
        </table:table-row>
        <table:table-row table:style-name="ro1">
          <table:table-cell office:value-type="float" office:value="0.0432952070333779" calcext:value-type="float">
            <text:p>0.043295207</text:p>
          </table:table-cell>
          <table:table-cell table:number-columns-repeated="1023"/>
        </table:table-row>
        <table:table-row table:style-name="ro1">
          <table:table-cell office:value-type="float" office:value="0.0470189338669565" calcext:value-type="float">
            <text:p>0.0470189339</text:p>
          </table:table-cell>
          <table:table-cell table:number-columns-repeated="1023"/>
        </table:table-row>
        <table:table-row table:style-name="ro1">
          <table:table-cell office:value-type="float" office:value="0.0458530216918273" calcext:value-type="float">
            <text:p>0.0458530217</text:p>
          </table:table-cell>
          <table:table-cell table:number-columns-repeated="1023"/>
        </table:table-row>
        <table:table-row table:style-name="ro1">
          <table:table-cell office:value-type="float" office:value="0.0501416605651604" calcext:value-type="float">
            <text:p>0.0501416606</text:p>
          </table:table-cell>
          <table:table-cell table:number-columns-repeated="1023"/>
        </table:table-row>
        <table:table-row table:style-name="ro1">
          <table:table-cell office:value-type="float" office:value="0.0498711924443703" calcext:value-type="float">
            <text:p>0.0498711924</text:p>
          </table:table-cell>
          <table:table-cell table:number-columns-repeated="1023"/>
        </table:table-row>
        <table:table-row table:style-name="ro1">
          <table:table-cell office:value-type="float" office:value="0.0513052128429323" calcext:value-type="float">
            <text:p>0.0513052128</text:p>
          </table:table-cell>
          <table:table-cell table:number-columns-repeated="1023"/>
        </table:table-row>
        <table:table-row table:style-name="ro1">
          <table:table-cell office:value-type="float" office:value="0.0499062120236338" calcext:value-type="float">
            <text:p>0.049906212</text:p>
          </table:table-cell>
          <table:table-cell table:number-columns-repeated="1023"/>
        </table:table-row>
        <table:table-row table:style-name="ro1">
          <table:table-cell office:value-type="float" office:value="0.0509732318338682" calcext:value-type="float">
            <text:p>0.0509732318</text:p>
          </table:table-cell>
          <table:table-cell table:number-columns-repeated="1023"/>
        </table:table-row>
        <table:table-row table:style-name="ro1">
          <table:table-cell office:value-type="float" office:value="0.0523099875138141" calcext:value-type="float">
            <text:p>0.0523099875</text:p>
          </table:table-cell>
          <table:table-cell table:number-columns-repeated="1023"/>
        </table:table-row>
        <table:table-row table:style-name="ro1">
          <table:table-cell office:value-type="float" office:value="0.0565341815461311" calcext:value-type="float">
            <text:p>0.0565341815</text:p>
          </table:table-cell>
          <table:table-cell table:number-columns-repeated="1023"/>
        </table:table-row>
        <table:table-row table:style-name="ro1">
          <table:table-cell office:value-type="float" office:value="0.0567923305446977" calcext:value-type="float">
            <text:p>0.0567923305</text:p>
          </table:table-cell>
          <table:table-cell table:number-columns-repeated="1023"/>
        </table:table-row>
        <table:table-row table:style-name="ro1">
          <table:table-cell office:value-type="float" office:value="0.0554764475454197" calcext:value-type="float">
            <text:p>0.0554764475</text:p>
          </table:table-cell>
          <table:table-cell table:number-columns-repeated="1023"/>
        </table:table-row>
        <table:table-row table:style-name="ro1">
          <table:table-cell office:value-type="float" office:value="0.0585826173525303" calcext:value-type="float">
            <text:p>0.05858261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00" calcext:value-type="float">
            <text:p>3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0.473075475482727" calcext:value-type="float">
            <text:p>0.4730754755</text:p>
          </table:table-cell>
          <table:table-cell table:number-columns-repeated="1023"/>
        </table:table-row>
        <table:table-row table:style-name="ro1">
          <table:table-cell office:value-type="float" office:value="0.268314711602759" calcext:value-type="float">
            <text:p>0.2683147116</text:p>
          </table:table-cell>
          <table:table-cell table:number-columns-repeated="1023"/>
        </table:table-row>
        <table:table-row table:style-name="ro1">
          <table:table-cell office:value-type="float" office:value="0.189458373824352" calcext:value-type="float">
            <text:p>0.1894583738</text:p>
          </table:table-cell>
          <table:table-cell table:number-columns-repeated="1023"/>
        </table:table-row>
        <table:table-row table:style-name="ro1">
          <table:table-cell office:value-type="float" office:value="0.160835308313335" calcext:value-type="float">
            <text:p>0.1608353083</text:p>
          </table:table-cell>
          <table:table-cell table:number-columns-repeated="1023"/>
        </table:table-row>
        <table:table-row table:style-name="ro1">
          <table:table-cell office:value-type="float" office:value="0.1420432022091" calcext:value-type="float">
            <text:p>0.1420432022</text:p>
          </table:table-cell>
          <table:table-cell table:number-columns-repeated="1023"/>
        </table:table-row>
        <table:table-row table:style-name="ro1">
          <table:table-cell office:value-type="float" office:value="0.12507463471633" calcext:value-type="float">
            <text:p>0.1250746347</text:p>
          </table:table-cell>
          <table:table-cell table:number-columns-repeated="1023"/>
        </table:table-row>
        <table:table-row table:style-name="ro1">
          <table:table-cell office:value-type="float" office:value="0.11223882634805" calcext:value-type="float">
            <text:p>0.1122388263</text:p>
          </table:table-cell>
          <table:table-cell table:number-columns-repeated="1023"/>
        </table:table-row>
        <table:table-row table:style-name="ro1">
          <table:table-cell office:value-type="float" office:value="0.103558251945443" calcext:value-type="float">
            <text:p>0.1035582519</text:p>
          </table:table-cell>
          <table:table-cell table:number-columns-repeated="1023"/>
        </table:table-row>
        <table:table-row table:style-name="ro1">
          <table:table-cell office:value-type="float" office:value="0.0996930655433788" calcext:value-type="float">
            <text:p>0.0996930655</text:p>
          </table:table-cell>
          <table:table-cell table:number-columns-repeated="1023"/>
        </table:table-row>
        <table:table-row table:style-name="ro1">
          <table:table-cell office:value-type="float" office:value="0.0996886262515249" calcext:value-type="float">
            <text:p>0.0996886263</text:p>
          </table:table-cell>
          <table:table-cell table:number-columns-repeated="1023"/>
        </table:table-row>
        <table:table-row table:style-name="ro1">
          <table:table-cell office:value-type="float" office:value="0.0948146505688798" calcext:value-type="float">
            <text:p>0.0948146506</text:p>
          </table:table-cell>
          <table:table-cell table:number-columns-repeated="1023"/>
        </table:table-row>
        <table:table-row table:style-name="ro1">
          <table:table-cell office:value-type="float" office:value="0.0912667747856783" calcext:value-type="float">
            <text:p>0.0912667748</text:p>
          </table:table-cell>
          <table:table-cell table:number-columns-repeated="1023"/>
        </table:table-row>
        <table:table-row table:style-name="ro1">
          <table:table-cell office:value-type="float" office:value="0.0949572954545907" calcext:value-type="float">
            <text:p>0.0949572955</text:p>
          </table:table-cell>
          <table:table-cell table:number-columns-repeated="1023"/>
        </table:table-row>
        <table:table-row table:style-name="ro1">
          <table:table-cell office:value-type="float" office:value="0.085605810689545" calcext:value-type="float">
            <text:p>0.0856058107</text:p>
          </table:table-cell>
          <table:table-cell table:number-columns-repeated="1023"/>
        </table:table-row>
        <table:table-row table:style-name="ro1">
          <table:table-cell office:value-type="float" office:value="0.0880520564274006" calcext:value-type="float">
            <text:p>0.0880520564</text:p>
          </table:table-cell>
          <table:table-cell table:number-columns-repeated="1023"/>
        </table:table-row>
        <table:table-row table:style-name="ro1">
          <table:table-cell office:value-type="float" office:value="0.0844846561447497" calcext:value-type="float">
            <text:p>0.0844846561</text:p>
          </table:table-cell>
          <table:table-cell table:number-columns-repeated="1023"/>
        </table:table-row>
        <table:table-row table:style-name="ro1">
          <table:table-cell office:value-type="float" office:value="0.0790799327758674" calcext:value-type="float">
            <text:p>0.0790799328</text:p>
          </table:table-cell>
          <table:table-cell table:number-columns-repeated="1023"/>
        </table:table-row>
        <table:table-row table:style-name="ro1">
          <table:table-cell office:value-type="float" office:value="0.0711846569623766" calcext:value-type="float">
            <text:p>0.071184657</text:p>
          </table:table-cell>
          <table:table-cell table:number-columns-repeated="1023"/>
        </table:table-row>
        <table:table-row table:style-name="ro1">
          <table:table-cell office:value-type="float" office:value="0.0674766452570758" calcext:value-type="float">
            <text:p>0.0674766453</text:p>
          </table:table-cell>
          <table:table-cell table:number-columns-repeated="1023"/>
        </table:table-row>
        <table:table-row table:style-name="ro1">
          <table:table-cell office:value-type="float" office:value="0.0660991234697269" calcext:value-type="float">
            <text:p>0.0660991235</text:p>
          </table:table-cell>
          <table:table-cell table:number-columns-repeated="1023"/>
        </table:table-row>
        <table:table-row table:style-name="ro1">
          <table:table-cell office:value-type="float" office:value="0.0653266264281137" calcext:value-type="float">
            <text:p>0.0653266264</text:p>
          </table:table-cell>
          <table:table-cell table:number-columns-repeated="1023"/>
        </table:table-row>
        <table:table-row table:style-name="ro1">
          <table:table-cell office:value-type="float" office:value="0.0607447694138661" calcext:value-type="float">
            <text:p>0.0607447694</text:p>
          </table:table-cell>
          <table:table-cell table:number-columns-repeated="1023"/>
        </table:table-row>
        <table:table-row table:style-name="ro1">
          <table:table-cell office:value-type="float" office:value="0.0599759885808047" calcext:value-type="float">
            <text:p>0.0599759886</text:p>
          </table:table-cell>
          <table:table-cell table:number-columns-repeated="1023"/>
        </table:table-row>
        <table:table-row table:style-name="ro1">
          <table:table-cell office:value-type="float" office:value="0.058357899978603" calcext:value-type="float">
            <text:p>0.0583579</text:p>
          </table:table-cell>
          <table:table-cell table:number-columns-repeated="1023"/>
        </table:table-row>
        <table:table-row table:style-name="ro1">
          <table:table-cell office:value-type="float" office:value="0.0584468051129091" calcext:value-type="float">
            <text:p>0.0584468051</text:p>
          </table:table-cell>
          <table:table-cell table:number-columns-repeated="1023"/>
        </table:table-row>
        <table:table-row table:style-name="ro1">
          <table:table-cell office:value-type="float" office:value="0.0564922179157337" calcext:value-type="float">
            <text:p>0.0564922179</text:p>
          </table:table-cell>
          <table:table-cell table:number-columns-repeated="1023"/>
        </table:table-row>
        <table:table-row table:style-name="ro1">
          <table:table-cell office:value-type="float" office:value="0.0553244198008577" calcext:value-type="float">
            <text:p>0.0553244198</text:p>
          </table:table-cell>
          <table:table-cell table:number-columns-repeated="1023"/>
        </table:table-row>
        <table:table-row table:style-name="ro1">
          <table:table-cell office:value-type="float" office:value="0.0548523466123814" calcext:value-type="float">
            <text:p>0.0548523466</text:p>
          </table:table-cell>
          <table:table-cell table:number-columns-repeated="1023"/>
        </table:table-row>
        <table:table-row table:style-name="ro1">
          <table:table-cell office:value-type="float" office:value="0.056802083850244" calcext:value-type="float">
            <text:p>0.0568020839</text:p>
          </table:table-cell>
          <table:table-cell table:number-columns-repeated="1023"/>
        </table:table-row>
        <table:table-row table:style-name="ro1">
          <table:table-cell office:value-type="float" office:value="0.0594246411437986" calcext:value-type="float">
            <text:p>0.0594246411</text:p>
          </table:table-cell>
          <table:table-cell table:number-columns-repeated="1023"/>
        </table:table-row>
        <table:table-row table:style-name="ro1">
          <table:table-cell office:value-type="float" office:value="0.0637527595240289" calcext:value-type="float">
            <text:p>0.0637527595</text:p>
          </table:table-cell>
          <table:table-cell table:number-columns-repeated="1023"/>
        </table:table-row>
        <table:table-row table:style-name="ro1">
          <table:table-cell office:value-type="float" office:value="0.0667667923555336" calcext:value-type="float">
            <text:p>0.0667667924</text:p>
          </table:table-cell>
          <table:table-cell table:number-columns-repeated="1023"/>
        </table:table-row>
        <table:table-row table:style-name="ro1">
          <table:table-cell office:value-type="float" office:value="0.0637089178017538" calcext:value-type="float">
            <text:p>0.0637089178</text:p>
          </table:table-cell>
          <table:table-cell table:number-columns-repeated="1023"/>
        </table:table-row>
        <table:table-row table:style-name="ro1">
          <table:table-cell office:value-type="float" office:value="0.0647852300456384" calcext:value-type="float">
            <text:p>0.06478523</text:p>
          </table:table-cell>
          <table:table-cell table:number-columns-repeated="1023"/>
        </table:table-row>
        <table:table-row table:style-name="ro1">
          <table:table-cell office:value-type="float" office:value="0.0608438063711152" calcext:value-type="float">
            <text:p>0.0608438064</text:p>
          </table:table-cell>
          <table:table-cell table:number-columns-repeated="1023"/>
        </table:table-row>
        <table:table-row table:style-name="ro1">
          <table:table-cell office:value-type="float" office:value="0.0595551978442974" calcext:value-type="float">
            <text:p>0.0595551978</text:p>
          </table:table-cell>
          <table:table-cell table:number-columns-repeated="1023"/>
        </table:table-row>
        <table:table-row table:style-name="ro1">
          <table:table-cell office:value-type="float" office:value="0.0608437118885068" calcext:value-type="float">
            <text:p>0.0608437119</text:p>
          </table:table-cell>
          <table:table-cell table:number-columns-repeated="1023"/>
        </table:table-row>
        <table:table-row table:style-name="ro1">
          <table:table-cell office:value-type="float" office:value="0.053681375418964" calcext:value-type="float">
            <text:p>0.0536813754</text:p>
          </table:table-cell>
          <table:table-cell table:number-columns-repeated="1023"/>
        </table:table-row>
        <table:table-row table:style-name="ro1">
          <table:table-cell office:value-type="float" office:value="0.057135135397134" calcext:value-type="float">
            <text:p>0.0571351354</text:p>
          </table:table-cell>
          <table:table-cell table:number-columns-repeated="1023"/>
        </table:table-row>
        <table:table-row table:style-name="ro1">
          <table:table-cell office:value-type="float" office:value="0.0582948679858531" calcext:value-type="float">
            <text:p>0.058294868</text:p>
          </table:table-cell>
          <table:table-cell table:number-columns-repeated="1023"/>
        </table:table-row>
        <table:table-row table:style-name="ro1">
          <table:table-cell office:value-type="float" office:value="0.0508934759540848" calcext:value-type="float">
            <text:p>0.050893476</text:p>
          </table:table-cell>
          <table:table-cell table:number-columns-repeated="1023"/>
        </table:table-row>
        <table:table-row table:style-name="ro1">
          <table:table-cell office:value-type="float" office:value="0.0536253823458534" calcext:value-type="float">
            <text:p>0.0536253823</text:p>
          </table:table-cell>
          <table:table-cell table:number-columns-repeated="1023"/>
        </table:table-row>
        <table:table-row table:style-name="ro1">
          <table:table-cell office:value-type="float" office:value="0.0503137111899269" calcext:value-type="float">
            <text:p>0.0503137112</text:p>
          </table:table-cell>
          <table:table-cell table:number-columns-repeated="1023"/>
        </table:table-row>
        <table:table-row table:style-name="ro1">
          <table:table-cell office:value-type="float" office:value="0.051381807978399" calcext:value-type="float">
            <text:p>0.051381808</text:p>
          </table:table-cell>
          <table:table-cell table:number-columns-repeated="1023"/>
        </table:table-row>
        <table:table-row table:style-name="ro1">
          <table:table-cell office:value-type="float" office:value="0.0487235846866293" calcext:value-type="float">
            <text:p>0.0487235847</text:p>
          </table:table-cell>
          <table:table-cell table:number-columns-repeated="1023"/>
        </table:table-row>
        <table:table-row table:style-name="ro1">
          <table:table-cell office:value-type="float" office:value="0.0513251273092546" calcext:value-type="float">
            <text:p>0.0513251273</text:p>
          </table:table-cell>
          <table:table-cell table:number-columns-repeated="1023"/>
        </table:table-row>
        <table:table-row table:style-name="ro1">
          <table:table-cell office:value-type="float" office:value="0.0446572427887449" calcext:value-type="float">
            <text:p>0.0446572428</text:p>
          </table:table-cell>
          <table:table-cell table:number-columns-repeated="1023"/>
        </table:table-row>
        <table:table-row table:style-name="ro1">
          <table:table-cell office:value-type="float" office:value="0.0471339850232785" calcext:value-type="float">
            <text:p>0.047133985</text:p>
          </table:table-cell>
          <table:table-cell table:number-columns-repeated="1023"/>
        </table:table-row>
        <table:table-row table:style-name="ro1">
          <table:table-cell office:value-type="float" office:value="0.0460942215476721" calcext:value-type="float">
            <text:p>0.0460942215</text:p>
          </table:table-cell>
          <table:table-cell table:number-columns-repeated="1023"/>
        </table:table-row>
        <table:table-row table:style-name="ro1">
          <table:table-cell office:value-type="float" office:value="0.0478415023834904" calcext:value-type="float">
            <text:p>0.0478415024</text:p>
          </table:table-cell>
          <table:table-cell table:number-columns-repeated="1023"/>
        </table:table-row>
        <table:table-row table:style-name="ro1">
          <table:table-cell office:value-type="float" office:value="0.0504066762761786" calcext:value-type="float">
            <text:p>0.0504066763</text:p>
          </table:table-cell>
          <table:table-cell table:number-columns-repeated="1023"/>
        </table:table-row>
        <table:table-row table:style-name="ro1">
          <table:table-cell office:value-type="float" office:value="0.0491501289787247" calcext:value-type="float">
            <text:p>0.049150129</text:p>
          </table:table-cell>
          <table:table-cell table:number-columns-repeated="1023"/>
        </table:table-row>
        <table:table-row table:style-name="ro1">
          <table:table-cell office:value-type="float" office:value="0.0453374017125899" calcext:value-type="float">
            <text:p>0.0453374017</text:p>
          </table:table-cell>
          <table:table-cell table:number-columns-repeated="1023"/>
        </table:table-row>
        <table:table-row table:style-name="ro1">
          <table:table-cell office:value-type="float" office:value="0.0461647322836224" calcext:value-type="float">
            <text:p>0.0461647323</text:p>
          </table:table-cell>
          <table:table-cell table:number-columns-repeated="1023"/>
        </table:table-row>
        <table:table-row table:style-name="ro1">
          <table:table-cell office:value-type="float" office:value="0.0491196053245185" calcext:value-type="float">
            <text:p>0.0491196053</text:p>
          </table:table-cell>
          <table:table-cell table:number-columns-repeated="1023"/>
        </table:table-row>
        <table:table-row table:style-name="ro1">
          <table:table-cell office:value-type="float" office:value="0.0527369773419726" calcext:value-type="float">
            <text:p>0.0527369773</text:p>
          </table:table-cell>
          <table:table-cell table:number-columns-repeated="1023"/>
        </table:table-row>
        <table:table-row table:style-name="ro1">
          <table:table-cell office:value-type="float" office:value="0.0531783350065321" calcext:value-type="float">
            <text:p>0.053178335</text:p>
          </table:table-cell>
          <table:table-cell table:number-columns-repeated="1023"/>
        </table:table-row>
        <table:table-row table:style-name="ro1">
          <table:table-cell office:value-type="float" office:value="0.0528072563882413" calcext:value-type="float">
            <text:p>0.0528072564</text:p>
          </table:table-cell>
          <table:table-cell table:number-columns-repeated="1023"/>
        </table:table-row>
        <table:table-row table:style-name="ro1">
          <table:table-cell office:value-type="float" office:value="0.0478548221815213" calcext:value-type="float">
            <text:p>0.0478548222</text:p>
          </table:table-cell>
          <table:table-cell table:number-columns-repeated="1023"/>
        </table:table-row>
        <table:table-row table:style-name="ro1">
          <table:table-cell office:value-type="float" office:value="0.0465696033143312" calcext:value-type="float">
            <text:p>0.04656960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01" calcext:value-type="float">
            <text:p>3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0.524537642894457" calcext:value-type="float">
            <text:p>0.5245376429</text:p>
          </table:table-cell>
          <table:table-cell table:number-columns-repeated="1023"/>
        </table:table-row>
        <table:table-row table:style-name="ro1">
          <table:table-cell office:value-type="float" office:value="0.263793857160823" calcext:value-type="float">
            <text:p>0.2637938572</text:p>
          </table:table-cell>
          <table:table-cell table:number-columns-repeated="1023"/>
        </table:table-row>
        <table:table-row table:style-name="ro1">
          <table:table-cell office:value-type="float" office:value="0.192101906357649" calcext:value-type="float">
            <text:p>0.1921019064</text:p>
          </table:table-cell>
          <table:table-cell table:number-columns-repeated="1023"/>
        </table:table-row>
        <table:table-row table:style-name="ro1">
          <table:table-cell office:value-type="float" office:value="0.154935381759265" calcext:value-type="float">
            <text:p>0.1549353818</text:p>
          </table:table-cell>
          <table:table-cell table:number-columns-repeated="1023"/>
        </table:table-row>
        <table:table-row table:style-name="ro1">
          <table:table-cell office:value-type="float" office:value="0.134478637479067" calcext:value-type="float">
            <text:p>0.1344786375</text:p>
          </table:table-cell>
          <table:table-cell table:number-columns-repeated="1023"/>
        </table:table-row>
        <table:table-row table:style-name="ro1">
          <table:table-cell office:value-type="float" office:value="0.113656451715788" calcext:value-type="float">
            <text:p>0.1136564517</text:p>
          </table:table-cell>
          <table:table-cell table:number-columns-repeated="1023"/>
        </table:table-row>
        <table:table-row table:style-name="ro1">
          <table:table-cell office:value-type="float" office:value="0.104349608374676" calcext:value-type="float">
            <text:p>0.1043496084</text:p>
          </table:table-cell>
          <table:table-cell table:number-columns-repeated="1023"/>
        </table:table-row>
        <table:table-row table:style-name="ro1">
          <table:table-cell office:value-type="float" office:value="0.098558963490224" calcext:value-type="float">
            <text:p>0.0985589635</text:p>
          </table:table-cell>
          <table:table-cell table:number-columns-repeated="1023"/>
        </table:table-row>
        <table:table-row table:style-name="ro1">
          <table:table-cell office:value-type="float" office:value="0.0878595661713893" calcext:value-type="float">
            <text:p>0.0878595662</text:p>
          </table:table-cell>
          <table:table-cell table:number-columns-repeated="1023"/>
        </table:table-row>
        <table:table-row table:style-name="ro1">
          <table:table-cell office:value-type="float" office:value="0.0823124959820352" calcext:value-type="float">
            <text:p>0.082312496</text:p>
          </table:table-cell>
          <table:table-cell table:number-columns-repeated="1023"/>
        </table:table-row>
        <table:table-row table:style-name="ro1">
          <table:table-cell office:value-type="float" office:value="0.0873974999088402" calcext:value-type="float">
            <text:p>0.0873974999</text:p>
          </table:table-cell>
          <table:table-cell table:number-columns-repeated="1023"/>
        </table:table-row>
        <table:table-row table:style-name="ro1">
          <table:table-cell office:value-type="float" office:value="0.083004161362541" calcext:value-type="float">
            <text:p>0.0830041614</text:p>
          </table:table-cell>
          <table:table-cell table:number-columns-repeated="1023"/>
        </table:table-row>
        <table:table-row table:style-name="ro1">
          <table:table-cell office:value-type="float" office:value="0.0744816649699496" calcext:value-type="float">
            <text:p>0.074481665</text:p>
          </table:table-cell>
          <table:table-cell table:number-columns-repeated="1023"/>
        </table:table-row>
        <table:table-row table:style-name="ro1">
          <table:table-cell office:value-type="float" office:value="0.0769610088371158" calcext:value-type="float">
            <text:p>0.0769610088</text:p>
          </table:table-cell>
          <table:table-cell table:number-columns-repeated="1023"/>
        </table:table-row>
        <table:table-row table:style-name="ro1">
          <table:table-cell office:value-type="float" office:value="0.074323353823788" calcext:value-type="float">
            <text:p>0.0743233538</text:p>
          </table:table-cell>
          <table:table-cell table:number-columns-repeated="1023"/>
        </table:table-row>
        <table:table-row table:style-name="ro1">
          <table:table-cell office:value-type="float" office:value="0.0703548945168558" calcext:value-type="float">
            <text:p>0.0703548945</text:p>
          </table:table-cell>
          <table:table-cell table:number-columns-repeated="1023"/>
        </table:table-row>
        <table:table-row table:style-name="ro1">
          <table:table-cell office:value-type="float" office:value="0.0664141508975745" calcext:value-type="float">
            <text:p>0.0664141509</text:p>
          </table:table-cell>
          <table:table-cell table:number-columns-repeated="1023"/>
        </table:table-row>
        <table:table-row table:style-name="ro1">
          <table:table-cell office:value-type="float" office:value="0.0673821128866647" calcext:value-type="float">
            <text:p>0.0673821129</text:p>
          </table:table-cell>
          <table:table-cell table:number-columns-repeated="1023"/>
        </table:table-row>
        <table:table-row table:style-name="ro1">
          <table:table-cell office:value-type="float" office:value="0.0678862722650879" calcext:value-type="float">
            <text:p>0.0678862723</text:p>
          </table:table-cell>
          <table:table-cell table:number-columns-repeated="1023"/>
        </table:table-row>
        <table:table-row table:style-name="ro1">
          <table:table-cell office:value-type="float" office:value="0.0723557847035498" calcext:value-type="float">
            <text:p>0.0723557847</text:p>
          </table:table-cell>
          <table:table-cell table:number-columns-repeated="1023"/>
        </table:table-row>
        <table:table-row table:style-name="ro1">
          <table:table-cell office:value-type="float" office:value="0.0772258379485662" calcext:value-type="float">
            <text:p>0.0772258379</text:p>
          </table:table-cell>
          <table:table-cell table:number-columns-repeated="1023"/>
        </table:table-row>
        <table:table-row table:style-name="ro1">
          <table:table-cell office:value-type="float" office:value="0.0744511892812644" calcext:value-type="float">
            <text:p>0.0744511893</text:p>
          </table:table-cell>
          <table:table-cell table:number-columns-repeated="1023"/>
        </table:table-row>
        <table:table-row table:style-name="ro1">
          <table:table-cell office:value-type="float" office:value="0.0690036653938091" calcext:value-type="float">
            <text:p>0.0690036654</text:p>
          </table:table-cell>
          <table:table-cell table:number-columns-repeated="1023"/>
        </table:table-row>
        <table:table-row table:style-name="ro1">
          <table:table-cell office:value-type="float" office:value="0.0589684165975645" calcext:value-type="float">
            <text:p>0.0589684166</text:p>
          </table:table-cell>
          <table:table-cell table:number-columns-repeated="1023"/>
        </table:table-row>
        <table:table-row table:style-name="ro1">
          <table:table-cell office:value-type="float" office:value="0.0623688609976804" calcext:value-type="float">
            <text:p>0.062368861</text:p>
          </table:table-cell>
          <table:table-cell table:number-columns-repeated="1023"/>
        </table:table-row>
        <table:table-row table:style-name="ro1">
          <table:table-cell office:value-type="float" office:value="0.0647141824042427" calcext:value-type="float">
            <text:p>0.0647141824</text:p>
          </table:table-cell>
          <table:table-cell table:number-columns-repeated="1023"/>
        </table:table-row>
        <table:table-row table:style-name="ro1">
          <table:table-cell office:value-type="float" office:value="0.0637048982218458" calcext:value-type="float">
            <text:p>0.0637048982</text:p>
          </table:table-cell>
          <table:table-cell table:number-columns-repeated="1023"/>
        </table:table-row>
        <table:table-row table:style-name="ro1">
          <table:table-cell office:value-type="float" office:value="0.0635246872810597" calcext:value-type="float">
            <text:p>0.0635246873</text:p>
          </table:table-cell>
          <table:table-cell table:number-columns-repeated="1023"/>
        </table:table-row>
        <table:table-row table:style-name="ro1">
          <table:table-cell office:value-type="float" office:value="0.063241021892251" calcext:value-type="float">
            <text:p>0.0632410219</text:p>
          </table:table-cell>
          <table:table-cell table:number-columns-repeated="1023"/>
        </table:table-row>
        <table:table-row table:style-name="ro1">
          <table:table-cell office:value-type="float" office:value="0.0640056972521865" calcext:value-type="float">
            <text:p>0.0640056973</text:p>
          </table:table-cell>
          <table:table-cell table:number-columns-repeated="1023"/>
        </table:table-row>
        <table:table-row table:style-name="ro1">
          <table:table-cell office:value-type="float" office:value="0.0648400840622647" calcext:value-type="float">
            <text:p>0.0648400841</text:p>
          </table:table-cell>
          <table:table-cell table:number-columns-repeated="1023"/>
        </table:table-row>
        <table:table-row table:style-name="ro1">
          <table:table-cell office:value-type="float" office:value="0.0635835375730696" calcext:value-type="float">
            <text:p>0.0635835376</text:p>
          </table:table-cell>
          <table:table-cell table:number-columns-repeated="1023"/>
        </table:table-row>
        <table:table-row table:style-name="ro1">
          <table:table-cell office:value-type="float" office:value="0.0682692461851201" calcext:value-type="float">
            <text:p>0.0682692462</text:p>
          </table:table-cell>
          <table:table-cell table:number-columns-repeated="1023"/>
        </table:table-row>
        <table:table-row table:style-name="ro1">
          <table:table-cell office:value-type="float" office:value="0.059822118277155" calcext:value-type="float">
            <text:p>0.0598221183</text:p>
          </table:table-cell>
          <table:table-cell table:number-columns-repeated="1023"/>
        </table:table-row>
        <table:table-row table:style-name="ro1">
          <table:table-cell office:value-type="float" office:value="0.0612926727906438" calcext:value-type="float">
            <text:p>0.0612926728</text:p>
          </table:table-cell>
          <table:table-cell table:number-columns-repeated="1023"/>
        </table:table-row>
        <table:table-row table:style-name="ro1">
          <table:table-cell office:value-type="float" office:value="0.0578255048034127" calcext:value-type="float">
            <text:p>0.0578255048</text:p>
          </table:table-cell>
          <table:table-cell table:number-columns-repeated="1023"/>
        </table:table-row>
        <table:table-row table:style-name="ro1">
          <table:table-cell office:value-type="float" office:value="0.0544870044914968" calcext:value-type="float">
            <text:p>0.0544870045</text:p>
          </table:table-cell>
          <table:table-cell table:number-columns-repeated="1023"/>
        </table:table-row>
        <table:table-row table:style-name="ro1">
          <table:table-cell office:value-type="float" office:value="0.0557785929146284" calcext:value-type="float">
            <text:p>0.0557785929</text:p>
          </table:table-cell>
          <table:table-cell table:number-columns-repeated="1023"/>
        </table:table-row>
        <table:table-row table:style-name="ro1">
          <table:table-cell office:value-type="float" office:value="0.0551546945474039" calcext:value-type="float">
            <text:p>0.0551546945</text:p>
          </table:table-cell>
          <table:table-cell table:number-columns-repeated="1023"/>
        </table:table-row>
        <table:table-row table:style-name="ro1">
          <table:table-cell office:value-type="float" office:value="0.0537659892725223" calcext:value-type="float">
            <text:p>0.0537659893</text:p>
          </table:table-cell>
          <table:table-cell table:number-columns-repeated="1023"/>
        </table:table-row>
        <table:table-row table:style-name="ro1">
          <table:table-cell office:value-type="float" office:value="0.0506978346838518" calcext:value-type="float">
            <text:p>0.0506978347</text:p>
          </table:table-cell>
          <table:table-cell table:number-columns-repeated="1023"/>
        </table:table-row>
        <table:table-row table:style-name="ro1">
          <table:table-cell office:value-type="float" office:value="0.0494711512122159" calcext:value-type="float">
            <text:p>0.0494711512</text:p>
          </table:table-cell>
          <table:table-cell table:number-columns-repeated="1023"/>
        </table:table-row>
        <table:table-row table:style-name="ro1">
          <table:table-cell office:value-type="float" office:value="0.0495964189037791" calcext:value-type="float">
            <text:p>0.0495964189</text:p>
          </table:table-cell>
          <table:table-cell table:number-columns-repeated="1023"/>
        </table:table-row>
        <table:table-row table:style-name="ro1">
          <table:table-cell office:value-type="float" office:value="0.0523566365488933" calcext:value-type="float">
            <text:p>0.0523566365</text:p>
          </table:table-cell>
          <table:table-cell table:number-columns-repeated="1023"/>
        </table:table-row>
        <table:table-row table:style-name="ro1">
          <table:table-cell office:value-type="float" office:value="0.0483260724706021" calcext:value-type="float">
            <text:p>0.0483260725</text:p>
          </table:table-cell>
          <table:table-cell table:number-columns-repeated="1023"/>
        </table:table-row>
        <table:table-row table:style-name="ro1">
          <table:table-cell office:value-type="float" office:value="0.0474799521125505" calcext:value-type="float">
            <text:p>0.0474799521</text:p>
          </table:table-cell>
          <table:table-cell table:number-columns-repeated="1023"/>
        </table:table-row>
        <table:table-row table:style-name="ro1">
          <table:table-cell office:value-type="float" office:value="0.045762963990006" calcext:value-type="float">
            <text:p>0.045762964</text:p>
          </table:table-cell>
          <table:table-cell table:number-columns-repeated="1023"/>
        </table:table-row>
        <table:table-row table:style-name="ro1">
          <table:table-cell office:value-type="float" office:value="0.0441628909310847" calcext:value-type="float">
            <text:p>0.0441628909</text:p>
          </table:table-cell>
          <table:table-cell table:number-columns-repeated="1023"/>
        </table:table-row>
        <table:table-row table:style-name="ro1">
          <table:table-cell office:value-type="float" office:value="0.0454129302537304" calcext:value-type="float">
            <text:p>0.0454129303</text:p>
          </table:table-cell>
          <table:table-cell table:number-columns-repeated="1023"/>
        </table:table-row>
        <table:table-row table:style-name="ro1">
          <table:table-cell office:value-type="float" office:value="0.0436066405932358" calcext:value-type="float">
            <text:p>0.0436066406</text:p>
          </table:table-cell>
          <table:table-cell table:number-columns-repeated="1023"/>
        </table:table-row>
        <table:table-row table:style-name="ro1">
          <table:table-cell office:value-type="float" office:value="0.0479676602712725" calcext:value-type="float">
            <text:p>0.0479676603</text:p>
          </table:table-cell>
          <table:table-cell table:number-columns-repeated="1023"/>
        </table:table-row>
        <table:table-row table:style-name="ro1">
          <table:table-cell office:value-type="float" office:value="0.0484985058740633" calcext:value-type="float">
            <text:p>0.0484985059</text:p>
          </table:table-cell>
          <table:table-cell table:number-columns-repeated="1023"/>
        </table:table-row>
        <table:table-row table:style-name="ro1">
          <table:table-cell office:value-type="float" office:value="0.0490382477589254" calcext:value-type="float">
            <text:p>0.0490382478</text:p>
          </table:table-cell>
          <table:table-cell table:number-columns-repeated="1023"/>
        </table:table-row>
        <table:table-row table:style-name="ro1">
          <table:table-cell office:value-type="float" office:value="0.0524926700356088" calcext:value-type="float">
            <text:p>0.05249267</text:p>
          </table:table-cell>
          <table:table-cell table:number-columns-repeated="1023"/>
        </table:table-row>
        <table:table-row table:style-name="ro1">
          <table:table-cell office:value-type="float" office:value="0.0512433594537901" calcext:value-type="float">
            <text:p>0.0512433595</text:p>
          </table:table-cell>
          <table:table-cell table:number-columns-repeated="1023"/>
        </table:table-row>
        <table:table-row table:style-name="ro1">
          <table:table-cell office:value-type="float" office:value="0.0520907467686027" calcext:value-type="float">
            <text:p>0.0520907468</text:p>
          </table:table-cell>
          <table:table-cell table:number-columns-repeated="1023"/>
        </table:table-row>
        <table:table-row table:style-name="ro1">
          <table:table-cell office:value-type="float" office:value="0.0529126163096783" calcext:value-type="float">
            <text:p>0.0529126163</text:p>
          </table:table-cell>
          <table:table-cell table:number-columns-repeated="1023"/>
        </table:table-row>
        <table:table-row table:style-name="ro1">
          <table:table-cell office:value-type="float" office:value="0.051811784822193" calcext:value-type="float">
            <text:p>0.0518117848</text:p>
          </table:table-cell>
          <table:table-cell table:number-columns-repeated="1023"/>
        </table:table-row>
        <table:table-row table:style-name="ro1">
          <table:table-cell office:value-type="float" office:value="0.0509656846356326" calcext:value-type="float">
            <text:p>0.0509656846</text:p>
          </table:table-cell>
          <table:table-cell table:number-columns-repeated="1023"/>
        </table:table-row>
        <table:table-row table:style-name="ro1">
          <table:table-cell office:value-type="float" office:value="0.0486255860679827" calcext:value-type="float">
            <text:p>0.04862558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80" calcext:value-type="float">
            <text:p>28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float" office:value="0.544224439652208" calcext:value-type="float">
            <text:p>0.5442244397</text:p>
          </table:table-cell>
          <table:table-cell table:number-columns-repeated="1023"/>
        </table:table-row>
        <table:table-row table:style-name="ro1">
          <table:table-cell office:value-type="float" office:value="0.237140427390173" calcext:value-type="float">
            <text:p>0.2371404274</text:p>
          </table:table-cell>
          <table:table-cell table:number-columns-repeated="1023"/>
        </table:table-row>
        <table:table-row table:style-name="ro1">
          <table:table-cell office:value-type="float" office:value="0.195544328694167" calcext:value-type="float">
            <text:p>0.1955443287</text:p>
          </table:table-cell>
          <table:table-cell table:number-columns-repeated="1023"/>
        </table:table-row>
        <table:table-row table:style-name="ro1">
          <table:table-cell office:value-type="float" office:value="0.159794691278424" calcext:value-type="float">
            <text:p>0.1597946913</text:p>
          </table:table-cell>
          <table:table-cell table:number-columns-repeated="1023"/>
        </table:table-row>
        <table:table-row table:style-name="ro1">
          <table:table-cell office:value-type="float" office:value="0.133255611532355" calcext:value-type="float">
            <text:p>0.1332556115</text:p>
          </table:table-cell>
          <table:table-cell table:number-columns-repeated="1023"/>
        </table:table-row>
        <table:table-row table:style-name="ro1">
          <table:table-cell office:value-type="float" office:value="0.120544383230578" calcext:value-type="float">
            <text:p>0.1205443832</text:p>
          </table:table-cell>
          <table:table-cell table:number-columns-repeated="1023"/>
        </table:table-row>
        <table:table-row table:style-name="ro1">
          <table:table-cell office:value-type="float" office:value="0.114613488233017" calcext:value-type="float">
            <text:p>0.1146134882</text:p>
          </table:table-cell>
          <table:table-cell table:number-columns-repeated="1023"/>
        </table:table-row>
        <table:table-row table:style-name="ro1">
          <table:table-cell office:value-type="float" office:value="0.106333078691223" calcext:value-type="float">
            <text:p>0.1063330787</text:p>
          </table:table-cell>
          <table:table-cell table:number-columns-repeated="1023"/>
        </table:table-row>
        <table:table-row table:style-name="ro1">
          <table:table-cell office:value-type="float" office:value="0.101799633034636" calcext:value-type="float">
            <text:p>0.101799633</text:p>
          </table:table-cell>
          <table:table-cell table:number-columns-repeated="1023"/>
        </table:table-row>
        <table:table-row table:style-name="ro1">
          <table:table-cell office:value-type="float" office:value="0.0972976843341912" calcext:value-type="float">
            <text:p>0.0972976843</text:p>
          </table:table-cell>
          <table:table-cell table:number-columns-repeated="1023"/>
        </table:table-row>
        <table:table-row table:style-name="ro1">
          <table:table-cell office:value-type="float" office:value="0.0884632828392544" calcext:value-type="float">
            <text:p>0.0884632828</text:p>
          </table:table-cell>
          <table:table-cell table:number-columns-repeated="1023"/>
        </table:table-row>
        <table:table-row table:style-name="ro1">
          <table:table-cell office:value-type="float" office:value="0.0797205602228847" calcext:value-type="float">
            <text:p>0.0797205602</text:p>
          </table:table-cell>
          <table:table-cell table:number-columns-repeated="1023"/>
        </table:table-row>
        <table:table-row table:style-name="ro1">
          <table:table-cell office:value-type="float" office:value="0.0874176921887892" calcext:value-type="float">
            <text:p>0.0874176922</text:p>
          </table:table-cell>
          <table:table-cell table:number-columns-repeated="1023"/>
        </table:table-row>
        <table:table-row table:style-name="ro1">
          <table:table-cell office:value-type="float" office:value="0.0781151789414147" calcext:value-type="float">
            <text:p>0.0781151789</text:p>
          </table:table-cell>
          <table:table-cell table:number-columns-repeated="1023"/>
        </table:table-row>
        <table:table-row table:style-name="ro1">
          <table:table-cell office:value-type="float" office:value="0.0818898793566899" calcext:value-type="float">
            <text:p>0.0818898794</text:p>
          </table:table-cell>
          <table:table-cell table:number-columns-repeated="1023"/>
        </table:table-row>
        <table:table-row table:style-name="ro1">
          <table:table-cell office:value-type="float" office:value="0.076674242616022" calcext:value-type="float">
            <text:p>0.0766742426</text:p>
          </table:table-cell>
          <table:table-cell table:number-columns-repeated="1023"/>
        </table:table-row>
        <table:table-row table:style-name="ro1">
          <table:table-cell office:value-type="float" office:value="0.0760760004776474" calcext:value-type="float">
            <text:p>0.0760760005</text:p>
          </table:table-cell>
          <table:table-cell table:number-columns-repeated="1023"/>
        </table:table-row>
        <table:table-row table:style-name="ro1">
          <table:table-cell office:value-type="float" office:value="0.0695165798309842" calcext:value-type="float">
            <text:p>0.0695165798</text:p>
          </table:table-cell>
          <table:table-cell table:number-columns-repeated="1023"/>
        </table:table-row>
        <table:table-row table:style-name="ro1">
          <table:table-cell office:value-type="float" office:value="0.0684178159681958" calcext:value-type="float">
            <text:p>0.068417816</text:p>
          </table:table-cell>
          <table:table-cell table:number-columns-repeated="1023"/>
        </table:table-row>
        <table:table-row table:style-name="ro1">
          <table:table-cell office:value-type="float" office:value="0.0673858791447327" calcext:value-type="float">
            <text:p>0.0673858791</text:p>
          </table:table-cell>
          <table:table-cell table:number-columns-repeated="1023"/>
        </table:table-row>
        <table:table-row table:style-name="ro1">
          <table:table-cell office:value-type="float" office:value="0.0669949923396432" calcext:value-type="float">
            <text:p>0.0669949923</text:p>
          </table:table-cell>
          <table:table-cell table:number-columns-repeated="1023"/>
        </table:table-row>
        <table:table-row table:style-name="ro1">
          <table:table-cell office:value-type="float" office:value="0.0702159020724329" calcext:value-type="float">
            <text:p>0.0702159021</text:p>
          </table:table-cell>
          <table:table-cell table:number-columns-repeated="1023"/>
        </table:table-row>
        <table:table-row table:style-name="ro1">
          <table:table-cell office:value-type="float" office:value="0.0639628383042782" calcext:value-type="float">
            <text:p>0.0639628383</text:p>
          </table:table-cell>
          <table:table-cell table:number-columns-repeated="1023"/>
        </table:table-row>
        <table:table-row table:style-name="ro1">
          <table:table-cell office:value-type="float" office:value="0.0614334312404647" calcext:value-type="float">
            <text:p>0.0614334312</text:p>
          </table:table-cell>
          <table:table-cell table:number-columns-repeated="1023"/>
        </table:table-row>
        <table:table-row table:style-name="ro1">
          <table:table-cell office:value-type="float" office:value="0.0616520348878837" calcext:value-type="float">
            <text:p>0.0616520349</text:p>
          </table:table-cell>
          <table:table-cell table:number-columns-repeated="1023"/>
        </table:table-row>
        <table:table-row table:style-name="ro1">
          <table:table-cell office:value-type="float" office:value="0.0590376460820492" calcext:value-type="float">
            <text:p>0.0590376461</text:p>
          </table:table-cell>
          <table:table-cell table:number-columns-repeated="1023"/>
        </table:table-row>
        <table:table-row table:style-name="ro1">
          <table:table-cell office:value-type="float" office:value="0.0689955873666801" calcext:value-type="float">
            <text:p>0.0689955874</text:p>
          </table:table-cell>
          <table:table-cell table:number-columns-repeated="1023"/>
        </table:table-row>
        <table:table-row table:style-name="ro1">
          <table:table-cell office:value-type="float" office:value="0.067606803057186" calcext:value-type="float">
            <text:p>0.0676068031</text:p>
          </table:table-cell>
          <table:table-cell table:number-columns-repeated="1023"/>
        </table:table-row>
        <table:table-row table:style-name="ro1">
          <table:table-cell office:value-type="float" office:value="0.0676586895524457" calcext:value-type="float">
            <text:p>0.0676586896</text:p>
          </table:table-cell>
          <table:table-cell table:number-columns-repeated="1023"/>
        </table:table-row>
        <table:table-row table:style-name="ro1">
          <table:table-cell office:value-type="float" office:value="0.0581956354223359" calcext:value-type="float">
            <text:p>0.0581956354</text:p>
          </table:table-cell>
          <table:table-cell table:number-columns-repeated="1023"/>
        </table:table-row>
        <table:table-row table:style-name="ro1">
          <table:table-cell office:value-type="float" office:value="0.0588349010140181" calcext:value-type="float">
            <text:p>0.058834901</text:p>
          </table:table-cell>
          <table:table-cell table:number-columns-repeated="1023"/>
        </table:table-row>
        <table:table-row table:style-name="ro1">
          <table:table-cell office:value-type="float" office:value="0.0542243480937479" calcext:value-type="float">
            <text:p>0.0542243481</text:p>
          </table:table-cell>
          <table:table-cell table:number-columns-repeated="1023"/>
        </table:table-row>
        <table:table-row table:style-name="ro1">
          <table:table-cell office:value-type="float" office:value="0.0563301978216314" calcext:value-type="float">
            <text:p>0.0563301978</text:p>
          </table:table-cell>
          <table:table-cell table:number-columns-repeated="1023"/>
        </table:table-row>
        <table:table-row table:style-name="ro1">
          <table:table-cell office:value-type="float" office:value="0.0540961935777924" calcext:value-type="float">
            <text:p>0.0540961936</text:p>
          </table:table-cell>
          <table:table-cell table:number-columns-repeated="1023"/>
        </table:table-row>
        <table:table-row table:style-name="ro1">
          <table:table-cell office:value-type="float" office:value="0.051108286226458" calcext:value-type="float">
            <text:p>0.0511082862</text:p>
          </table:table-cell>
          <table:table-cell table:number-columns-repeated="1023"/>
        </table:table-row>
        <table:table-row table:style-name="ro1">
          <table:table-cell office:value-type="float" office:value="0.0508460105898541" calcext:value-type="float">
            <text:p>0.0508460106</text:p>
          </table:table-cell>
          <table:table-cell table:number-columns-repeated="1023"/>
        </table:table-row>
        <table:table-row table:style-name="ro1">
          <table:table-cell office:value-type="float" office:value="0.051170381709949" calcext:value-type="float">
            <text:p>0.0511703817</text:p>
          </table:table-cell>
          <table:table-cell table:number-columns-repeated="1023"/>
        </table:table-row>
        <table:table-row table:style-name="ro1">
          <table:table-cell office:value-type="float" office:value="0.0533427094077912" calcext:value-type="float">
            <text:p>0.0533427094</text:p>
          </table:table-cell>
          <table:table-cell table:number-columns-repeated="1023"/>
        </table:table-row>
        <table:table-row table:style-name="ro1">
          <table:table-cell office:value-type="float" office:value="0.0557497916306424" calcext:value-type="float">
            <text:p>0.0557497916</text:p>
          </table:table-cell>
          <table:table-cell table:number-columns-repeated="1023"/>
        </table:table-row>
        <table:table-row table:style-name="ro1">
          <table:table-cell office:value-type="float" office:value="0.0593790821158057" calcext:value-type="float">
            <text:p>0.0593790821</text:p>
          </table:table-cell>
          <table:table-cell table:number-columns-repeated="1023"/>
        </table:table-row>
        <table:table-row table:style-name="ro1">
          <table:table-cell office:value-type="float" office:value="0.0583247282071597" calcext:value-type="float">
            <text:p>0.0583247282</text:p>
          </table:table-cell>
          <table:table-cell table:number-columns-repeated="1023"/>
        </table:table-row>
        <table:table-row table:style-name="ro1">
          <table:table-cell office:value-type="float" office:value="0.059343706213959" calcext:value-type="float">
            <text:p>0.0593437062</text:p>
          </table:table-cell>
          <table:table-cell table:number-columns-repeated="1023"/>
        </table:table-row>
        <table:table-row table:style-name="ro1">
          <table:table-cell office:value-type="float" office:value="0.0566594107144179" calcext:value-type="float">
            <text:p>0.0566594107</text:p>
          </table:table-cell>
          <table:table-cell table:number-columns-repeated="1023"/>
        </table:table-row>
        <table:table-row table:style-name="ro1">
          <table:table-cell office:value-type="float" office:value="0.0611818111185941" calcext:value-type="float">
            <text:p>0.0611818111</text:p>
          </table:table-cell>
          <table:table-cell table:number-columns-repeated="1023"/>
        </table:table-row>
        <table:table-row table:style-name="ro1">
          <table:table-cell office:value-type="float" office:value="0.0649672420411888" calcext:value-type="float">
            <text:p>0.064967242</text:p>
          </table:table-cell>
          <table:table-cell table:number-columns-repeated="1023"/>
        </table:table-row>
        <table:table-row table:style-name="ro1">
          <table:table-cell office:value-type="float" office:value="0.0627915977364982" calcext:value-type="float">
            <text:p>0.0627915977</text:p>
          </table:table-cell>
          <table:table-cell table:number-columns-repeated="1023"/>
        </table:table-row>
        <table:table-row table:style-name="ro1">
          <table:table-cell office:value-type="float" office:value="0.0634096525387996" calcext:value-type="float">
            <text:p>0.0634096525</text:p>
          </table:table-cell>
          <table:table-cell table:number-columns-repeated="1023"/>
        </table:table-row>
        <table:table-row table:style-name="ro1">
          <table:table-cell office:value-type="float" office:value="0.0599344957178051" calcext:value-type="float">
            <text:p>0.0599344957</text:p>
          </table:table-cell>
          <table:table-cell table:number-columns-repeated="1023"/>
        </table:table-row>
        <table:table-row table:style-name="ro1">
          <table:table-cell office:value-type="float" office:value="0.055735255684769" calcext:value-type="float">
            <text:p>0.0557352557</text:p>
          </table:table-cell>
          <table:table-cell table:number-columns-repeated="1023"/>
        </table:table-row>
        <table:table-row table:style-name="ro1">
          <table:table-cell office:value-type="float" office:value="0.0562837437623632" calcext:value-type="float">
            <text:p>0.0562837438</text:p>
          </table:table-cell>
          <table:table-cell table:number-columns-repeated="1023"/>
        </table:table-row>
        <table:table-row table:style-name="ro1">
          <table:table-cell office:value-type="float" office:value="0.0553885200421633" calcext:value-type="float">
            <text:p>0.05538852</text:p>
          </table:table-cell>
          <table:table-cell table:number-columns-repeated="1023"/>
        </table:table-row>
        <table:table-row table:style-name="ro1">
          <table:table-cell office:value-type="float" office:value="0.0568150603522976" calcext:value-type="float">
            <text:p>0.0568150604</text:p>
          </table:table-cell>
          <table:table-cell table:number-columns-repeated="1023"/>
        </table:table-row>
        <table:table-row table:style-name="ro1">
          <table:table-cell office:value-type="float" office:value="0.0522721340387072" calcext:value-type="float">
            <text:p>0.052272134</text:p>
          </table:table-cell>
          <table:table-cell table:number-columns-repeated="1023"/>
        </table:table-row>
        <table:table-row table:style-name="ro1">
          <table:table-cell office:value-type="float" office:value="0.0538353545933588" calcext:value-type="float">
            <text:p>0.0538353546</text:p>
          </table:table-cell>
          <table:table-cell table:number-columns-repeated="1023"/>
        </table:table-row>
        <table:table-row table:style-name="ro1">
          <table:table-cell office:value-type="float" office:value="0.048720520575962" calcext:value-type="float">
            <text:p>0.0487205206</text:p>
          </table:table-cell>
          <table:table-cell table:number-columns-repeated="1023"/>
        </table:table-row>
        <table:table-row table:style-name="ro1">
          <table:table-cell office:value-type="float" office:value="0.0526016023315067" calcext:value-type="float">
            <text:p>0.0526016023</text:p>
          </table:table-cell>
          <table:table-cell table:number-columns-repeated="1023"/>
        </table:table-row>
        <table:table-row table:style-name="ro1">
          <table:table-cell office:value-type="float" office:value="0.0500802960749718" calcext:value-type="float">
            <text:p>0.0500802961</text:p>
          </table:table-cell>
          <table:table-cell table:number-columns-repeated="1023"/>
        </table:table-row>
        <table:table-row table:style-name="ro1">
          <table:table-cell office:value-type="float" office:value="0.0436311476814331" calcext:value-type="float">
            <text:p>0.0436311477</text:p>
          </table:table-cell>
          <table:table-cell table:number-columns-repeated="1023"/>
        </table:table-row>
        <table:table-row table:style-name="ro1">
          <table:table-cell office:value-type="float" office:value="0.045860119648235" calcext:value-type="float">
            <text:p>0.0458601196</text:p>
          </table:table-cell>
          <table:table-cell table:number-columns-repeated="1023"/>
        </table:table-row>
        <table:table-row table:style-name="ro1">
          <table:table-cell office:value-type="float" office:value="0.0448048446401434" calcext:value-type="float">
            <text:p>0.044804844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52" calcext:value-type="float">
            <text:p>25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float" office:value="0.484050867347787" calcext:value-type="float">
            <text:p>0.4840508673</text:p>
          </table:table-cell>
          <table:table-cell table:number-columns-repeated="1023"/>
        </table:table-row>
        <table:table-row table:style-name="ro1">
          <table:table-cell office:value-type="float" office:value="0.291368234563289" calcext:value-type="float">
            <text:p>0.2913682346</text:p>
          </table:table-cell>
          <table:table-cell table:number-columns-repeated="1023"/>
        </table:table-row>
        <table:table-row table:style-name="ro1">
          <table:table-cell office:value-type="float" office:value="0.210747055942239" calcext:value-type="float">
            <text:p>0.2107470559</text:p>
          </table:table-cell>
          <table:table-cell table:number-columns-repeated="1023"/>
        </table:table-row>
        <table:table-row table:style-name="ro1">
          <table:table-cell office:value-type="float" office:value="0.175465580352081" calcext:value-type="float">
            <text:p>0.1754655804</text:p>
          </table:table-cell>
          <table:table-cell table:number-columns-repeated="1023"/>
        </table:table-row>
        <table:table-row table:style-name="ro1">
          <table:table-cell office:value-type="float" office:value="0.153752310385229" calcext:value-type="float">
            <text:p>0.1537523104</text:p>
          </table:table-cell>
          <table:table-cell table:number-columns-repeated="1023"/>
        </table:table-row>
        <table:table-row table:style-name="ro1">
          <table:table-cell office:value-type="float" office:value="0.128549888832404" calcext:value-type="float">
            <text:p>0.1285498888</text:p>
          </table:table-cell>
          <table:table-cell table:number-columns-repeated="1023"/>
        </table:table-row>
        <table:table-row table:style-name="ro1">
          <table:table-cell office:value-type="float" office:value="0.114978249714937" calcext:value-type="float">
            <text:p>0.1149782497</text:p>
          </table:table-cell>
          <table:table-cell table:number-columns-repeated="1023"/>
        </table:table-row>
        <table:table-row table:style-name="ro1">
          <table:table-cell office:value-type="float" office:value="0.101084055888125" calcext:value-type="float">
            <text:p>0.1010840559</text:p>
          </table:table-cell>
          <table:table-cell table:number-columns-repeated="1023"/>
        </table:table-row>
        <table:table-row table:style-name="ro1">
          <table:table-cell office:value-type="float" office:value="0.0955316153568433" calcext:value-type="float">
            <text:p>0.0955316154</text:p>
          </table:table-cell>
          <table:table-cell table:number-columns-repeated="1023"/>
        </table:table-row>
        <table:table-row table:style-name="ro1">
          <table:table-cell office:value-type="float" office:value="0.0871116948509881" calcext:value-type="float">
            <text:p>0.0871116949</text:p>
          </table:table-cell>
          <table:table-cell table:number-columns-repeated="1023"/>
        </table:table-row>
        <table:table-row table:style-name="ro1">
          <table:table-cell office:value-type="float" office:value="0.0890276046904648" calcext:value-type="float">
            <text:p>0.0890276047</text:p>
          </table:table-cell>
          <table:table-cell table:number-columns-repeated="1023"/>
        </table:table-row>
        <table:table-row table:style-name="ro1">
          <table:table-cell office:value-type="float" office:value="0.0794705674608304" calcext:value-type="float">
            <text:p>0.0794705675</text:p>
          </table:table-cell>
          <table:table-cell table:number-columns-repeated="1023"/>
        </table:table-row>
        <table:table-row table:style-name="ro1">
          <table:table-cell office:value-type="float" office:value="0.0772614989788747" calcext:value-type="float">
            <text:p>0.077261499</text:p>
          </table:table-cell>
          <table:table-cell table:number-columns-repeated="1023"/>
        </table:table-row>
        <table:table-row table:style-name="ro1">
          <table:table-cell office:value-type="float" office:value="0.0716684084130041" calcext:value-type="float">
            <text:p>0.0716684084</text:p>
          </table:table-cell>
          <table:table-cell table:number-columns-repeated="1023"/>
        </table:table-row>
        <table:table-row table:style-name="ro1">
          <table:table-cell office:value-type="float" office:value="0.0730470169282296" calcext:value-type="float">
            <text:p>0.0730470169</text:p>
          </table:table-cell>
          <table:table-cell table:number-columns-repeated="1023"/>
        </table:table-row>
        <table:table-row table:style-name="ro1">
          <table:table-cell office:value-type="float" office:value="0.0723516662501714" calcext:value-type="float">
            <text:p>0.0723516663</text:p>
          </table:table-cell>
          <table:table-cell table:number-columns-repeated="1023"/>
        </table:table-row>
        <table:table-row table:style-name="ro1">
          <table:table-cell office:value-type="float" office:value="0.0686636322245293" calcext:value-type="float">
            <text:p>0.0686636322</text:p>
          </table:table-cell>
          <table:table-cell table:number-columns-repeated="1023"/>
        </table:table-row>
        <table:table-row table:style-name="ro1">
          <table:table-cell office:value-type="float" office:value="0.0708139207751649" calcext:value-type="float">
            <text:p>0.0708139208</text:p>
          </table:table-cell>
          <table:table-cell table:number-columns-repeated="1023"/>
        </table:table-row>
        <table:table-row table:style-name="ro1">
          <table:table-cell office:value-type="float" office:value="0.0714802592633856" calcext:value-type="float">
            <text:p>0.0714802593</text:p>
          </table:table-cell>
          <table:table-cell table:number-columns-repeated="1023"/>
        </table:table-row>
        <table:table-row table:style-name="ro1">
          <table:table-cell office:value-type="float" office:value="0.0706854412165706" calcext:value-type="float">
            <text:p>0.0706854412</text:p>
          </table:table-cell>
          <table:table-cell table:number-columns-repeated="1023"/>
        </table:table-row>
        <table:table-row table:style-name="ro1">
          <table:table-cell office:value-type="float" office:value="0.0723641311157693" calcext:value-type="float">
            <text:p>0.0723641311</text:p>
          </table:table-cell>
          <table:table-cell table:number-columns-repeated="1023"/>
        </table:table-row>
        <table:table-row table:style-name="ro1">
          <table:table-cell office:value-type="float" office:value="0.0661665487596562" calcext:value-type="float">
            <text:p>0.0661665488</text:p>
          </table:table-cell>
          <table:table-cell table:number-columns-repeated="1023"/>
        </table:table-row>
        <table:table-row table:style-name="ro1">
          <table:table-cell office:value-type="float" office:value="0.0701987624156259" calcext:value-type="float">
            <text:p>0.0701987624</text:p>
          </table:table-cell>
          <table:table-cell table:number-columns-repeated="1023"/>
        </table:table-row>
        <table:table-row table:style-name="ro1">
          <table:table-cell office:value-type="float" office:value="0.0645405255897636" calcext:value-type="float">
            <text:p>0.0645405256</text:p>
          </table:table-cell>
          <table:table-cell table:number-columns-repeated="1023"/>
        </table:table-row>
        <table:table-row table:style-name="ro1">
          <table:table-cell office:value-type="float" office:value="0.0599221839555044" calcext:value-type="float">
            <text:p>0.059922184</text:p>
          </table:table-cell>
          <table:table-cell table:number-columns-repeated="1023"/>
        </table:table-row>
        <table:table-row table:style-name="ro1">
          <table:table-cell office:value-type="float" office:value="0.0577210580048753" calcext:value-type="float">
            <text:p>0.057721058</text:p>
          </table:table-cell>
          <table:table-cell table:number-columns-repeated="1023"/>
        </table:table-row>
        <table:table-row table:style-name="ro1">
          <table:table-cell office:value-type="float" office:value="0.0531088307399826" calcext:value-type="float">
            <text:p>0.0531088307</text:p>
          </table:table-cell>
          <table:table-cell table:number-columns-repeated="1023"/>
        </table:table-row>
        <table:table-row table:style-name="ro1">
          <table:table-cell office:value-type="float" office:value="0.0537711031023639" calcext:value-type="float">
            <text:p>0.0537711031</text:p>
          </table:table-cell>
          <table:table-cell table:number-columns-repeated="1023"/>
        </table:table-row>
        <table:table-row table:style-name="ro1">
          <table:table-cell office:value-type="float" office:value="0.0512931234174123" calcext:value-type="float">
            <text:p>0.0512931234</text:p>
          </table:table-cell>
          <table:table-cell table:number-columns-repeated="1023"/>
        </table:table-row>
        <table:table-row table:style-name="ro1">
          <table:table-cell office:value-type="float" office:value="0.0516580186371205" calcext:value-type="float">
            <text:p>0.0516580186</text:p>
          </table:table-cell>
          <table:table-cell table:number-columns-repeated="1023"/>
        </table:table-row>
        <table:table-row table:style-name="ro1">
          <table:table-cell office:value-type="float" office:value="0.0530214127066425" calcext:value-type="float">
            <text:p>0.0530214127</text:p>
          </table:table-cell>
          <table:table-cell table:number-columns-repeated="1023"/>
        </table:table-row>
        <table:table-row table:style-name="ro1">
          <table:table-cell office:value-type="float" office:value="0.0542121679930839" calcext:value-type="float">
            <text:p>0.054212168</text:p>
          </table:table-cell>
          <table:table-cell table:number-columns-repeated="1023"/>
        </table:table-row>
        <table:table-row table:style-name="ro1">
          <table:table-cell office:value-type="float" office:value="0.0558719078659696" calcext:value-type="float">
            <text:p>0.0558719079</text:p>
          </table:table-cell>
          <table:table-cell table:number-columns-repeated="1023"/>
        </table:table-row>
        <table:table-row table:style-name="ro1">
          <table:table-cell office:value-type="float" office:value="0.0573625099352391" calcext:value-type="float">
            <text:p>0.0573625099</text:p>
          </table:table-cell>
          <table:table-cell table:number-columns-repeated="1023"/>
        </table:table-row>
        <table:table-row table:style-name="ro1">
          <table:table-cell office:value-type="float" office:value="0.0545322223591585" calcext:value-type="float">
            <text:p>0.0545322224</text:p>
          </table:table-cell>
          <table:table-cell table:number-columns-repeated="1023"/>
        </table:table-row>
        <table:table-row table:style-name="ro1">
          <table:table-cell office:value-type="float" office:value="0.0544114781950993" calcext:value-type="float">
            <text:p>0.0544114782</text:p>
          </table:table-cell>
          <table:table-cell table:number-columns-repeated="1023"/>
        </table:table-row>
        <table:table-row table:style-name="ro1">
          <table:table-cell office:value-type="float" office:value="0.0503555332471707" calcext:value-type="float">
            <text:p>0.0503555332</text:p>
          </table:table-cell>
          <table:table-cell table:number-columns-repeated="1023"/>
        </table:table-row>
        <table:table-row table:style-name="ro1">
          <table:table-cell office:value-type="float" office:value="0.0520056442960747" calcext:value-type="float">
            <text:p>0.0520056443</text:p>
          </table:table-cell>
          <table:table-cell table:number-columns-repeated="1023"/>
        </table:table-row>
        <table:table-row table:style-name="ro1">
          <table:table-cell office:value-type="float" office:value="0.0484634829219965" calcext:value-type="float">
            <text:p>0.0484634829</text:p>
          </table:table-cell>
          <table:table-cell table:number-columns-repeated="1023"/>
        </table:table-row>
        <table:table-row table:style-name="ro1">
          <table:table-cell office:value-type="float" office:value="0.0474093196838139" calcext:value-type="float">
            <text:p>0.0474093197</text:p>
          </table:table-cell>
          <table:table-cell table:number-columns-repeated="1023"/>
        </table:table-row>
        <table:table-row table:style-name="ro1">
          <table:table-cell office:value-type="float" office:value="0.048131720662225" calcext:value-type="float">
            <text:p>0.0481317207</text:p>
          </table:table-cell>
          <table:table-cell table:number-columns-repeated="1023"/>
        </table:table-row>
        <table:table-row table:style-name="ro1">
          <table:table-cell office:value-type="float" office:value="0.0470997636808638" calcext:value-type="float">
            <text:p>0.0470997637</text:p>
          </table:table-cell>
          <table:table-cell table:number-columns-repeated="1023"/>
        </table:table-row>
        <table:table-row table:style-name="ro1">
          <table:table-cell office:value-type="float" office:value="0.0433352380291914" calcext:value-type="float">
            <text:p>0.043335238</text:p>
          </table:table-cell>
          <table:table-cell table:number-columns-repeated="1023"/>
        </table:table-row>
        <table:table-row table:style-name="ro1">
          <table:table-cell office:value-type="float" office:value="0.045179685121697" calcext:value-type="float">
            <text:p>0.0451796851</text:p>
          </table:table-cell>
          <table:table-cell table:number-columns-repeated="1023"/>
        </table:table-row>
        <table:table-row table:style-name="ro1">
          <table:table-cell office:value-type="float" office:value="0.0473665467115444" calcext:value-type="float">
            <text:p>0.0473665467</text:p>
          </table:table-cell>
          <table:table-cell table:number-columns-repeated="1023"/>
        </table:table-row>
        <table:table-row table:style-name="ro1">
          <table:table-cell office:value-type="float" office:value="0.0461703631645878" calcext:value-type="float">
            <text:p>0.0461703632</text:p>
          </table:table-cell>
          <table:table-cell table:number-columns-repeated="1023"/>
        </table:table-row>
        <table:table-row table:style-name="ro1">
          <table:table-cell office:value-type="float" office:value="0.0470899435007079" calcext:value-type="float">
            <text:p>0.0470899435</text:p>
          </table:table-cell>
          <table:table-cell table:number-columns-repeated="1023"/>
        </table:table-row>
        <table:table-row table:style-name="ro1">
          <table:table-cell office:value-type="float" office:value="0.0469821251307023" calcext:value-type="float">
            <text:p>0.0469821251</text:p>
          </table:table-cell>
          <table:table-cell table:number-columns-repeated="1023"/>
        </table:table-row>
        <table:table-row table:style-name="ro1">
          <table:table-cell office:value-type="float" office:value="0.0476217425408111" calcext:value-type="float">
            <text:p>0.0476217425</text:p>
          </table:table-cell>
          <table:table-cell table:number-columns-repeated="1023"/>
        </table:table-row>
        <table:table-row table:style-name="ro1">
          <table:table-cell office:value-type="float" office:value="0.0474310442023414" calcext:value-type="float">
            <text:p>0.0474310442</text:p>
          </table:table-cell>
          <table:table-cell table:number-columns-repeated="1023"/>
        </table:table-row>
        <table:table-row table:style-name="ro1">
          <table:table-cell office:value-type="float" office:value="0.0452904318981749" calcext:value-type="float">
            <text:p>0.0452904319</text:p>
          </table:table-cell>
          <table:table-cell table:number-columns-repeated="1023"/>
        </table:table-row>
        <table:table-row table:style-name="ro1">
          <table:table-cell office:value-type="float" office:value="0.0498123571488202" calcext:value-type="float">
            <text:p>0.0498123571</text:p>
          </table:table-cell>
          <table:table-cell table:number-columns-repeated="1023"/>
        </table:table-row>
        <table:table-row table:style-name="ro1">
          <table:table-cell office:value-type="float" office:value="0.0487539159990526" calcext:value-type="float">
            <text:p>0.048753916</text:p>
          </table:table-cell>
          <table:table-cell table:number-columns-repeated="1023"/>
        </table:table-row>
        <table:table-row table:style-name="ro1">
          <table:table-cell office:value-type="float" office:value="0.0485927573237952" calcext:value-type="float">
            <text:p>0.0485927573</text:p>
          </table:table-cell>
          <table:table-cell table:number-columns-repeated="1023"/>
        </table:table-row>
        <table:table-row table:style-name="ro1">
          <table:table-cell office:value-type="float" office:value="0.0460397534115397" calcext:value-type="float">
            <text:p>0.0460397534</text:p>
          </table:table-cell>
          <table:table-cell table:number-columns-repeated="1023"/>
        </table:table-row>
        <table:table-row table:style-name="ro1">
          <table:table-cell office:value-type="float" office:value="0.0436375117058713" calcext:value-type="float">
            <text:p>0.0436375117</text:p>
          </table:table-cell>
          <table:table-cell table:number-columns-repeated="1023"/>
        </table:table-row>
        <table:table-row table:style-name="ro1">
          <table:table-cell office:value-type="float" office:value="0.0400533596204632" calcext:value-type="float">
            <text:p>0.0400533596</text:p>
          </table:table-cell>
          <table:table-cell table:number-columns-repeated="1023"/>
        </table:table-row>
        <table:table-row table:style-name="ro1">
          <table:table-cell office:value-type="float" office:value="0.0422482280041878" calcext:value-type="float">
            <text:p>0.042248228</text:p>
          </table:table-cell>
          <table:table-cell table:number-columns-repeated="1023"/>
        </table:table-row>
        <table:table-row table:style-name="ro1">
          <table:table-cell office:value-type="float" office:value="0.0472852781485143" calcext:value-type="float">
            <text:p>0.0472852781</text:p>
          </table:table-cell>
          <table:table-cell table:number-columns-repeated="1023"/>
        </table:table-row>
        <table:table-row table:style-name="ro1">
          <table:table-cell office:value-type="float" office:value="0.0436976808628199" calcext:value-type="float">
            <text:p>0.04369768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01" calcext:value-type="float">
            <text:p>3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float" office:value="0.602301224083139" calcext:value-type="float">
            <text:p>0.6023012241</text:p>
          </table:table-cell>
          <table:table-cell table:number-columns-repeated="1023"/>
        </table:table-row>
        <table:table-row table:style-name="ro1">
          <table:table-cell office:value-type="float" office:value="0.27114605531012" calcext:value-type="float">
            <text:p>0.2711460553</text:p>
          </table:table-cell>
          <table:table-cell table:number-columns-repeated="1023"/>
        </table:table-row>
        <table:table-row table:style-name="ro1">
          <table:table-cell office:value-type="float" office:value="0.205443085800558" calcext:value-type="float">
            <text:p>0.2054430858</text:p>
          </table:table-cell>
          <table:table-cell table:number-columns-repeated="1023"/>
        </table:table-row>
        <table:table-row table:style-name="ro1">
          <table:table-cell office:value-type="float" office:value="0.178927455031466" calcext:value-type="float">
            <text:p>0.178927455</text:p>
          </table:table-cell>
          <table:table-cell table:number-columns-repeated="1023"/>
        </table:table-row>
        <table:table-row table:style-name="ro1">
          <table:table-cell office:value-type="float" office:value="0.15323380820061" calcext:value-type="float">
            <text:p>0.1532338082</text:p>
          </table:table-cell>
          <table:table-cell table:number-columns-repeated="1023"/>
        </table:table-row>
        <table:table-row table:style-name="ro1">
          <table:table-cell office:value-type="float" office:value="0.141551337029894" calcext:value-type="float">
            <text:p>0.141551337</text:p>
          </table:table-cell>
          <table:table-cell table:number-columns-repeated="1023"/>
        </table:table-row>
        <table:table-row table:style-name="ro1">
          <table:table-cell office:value-type="float" office:value="0.132034074228115" calcext:value-type="float">
            <text:p>0.1320340742</text:p>
          </table:table-cell>
          <table:table-cell table:number-columns-repeated="1023"/>
        </table:table-row>
        <table:table-row table:style-name="ro1">
          <table:table-cell office:value-type="float" office:value="0.126234735071943" calcext:value-type="float">
            <text:p>0.1262347351</text:p>
          </table:table-cell>
          <table:table-cell table:number-columns-repeated="1023"/>
        </table:table-row>
        <table:table-row table:style-name="ro1">
          <table:table-cell office:value-type="float" office:value="0.11873250488322" calcext:value-type="float">
            <text:p>0.1187325049</text:p>
          </table:table-cell>
          <table:table-cell table:number-columns-repeated="1023"/>
        </table:table-row>
        <table:table-row table:style-name="ro1">
          <table:table-cell office:value-type="float" office:value="0.102458075832027" calcext:value-type="float">
            <text:p>0.1024580758</text:p>
          </table:table-cell>
          <table:table-cell table:number-columns-repeated="1023"/>
        </table:table-row>
        <table:table-row table:style-name="ro1">
          <table:table-cell office:value-type="float" office:value="0.100719690600516" calcext:value-type="float">
            <text:p>0.1007196906</text:p>
          </table:table-cell>
          <table:table-cell table:number-columns-repeated="1023"/>
        </table:table-row>
        <table:table-row table:style-name="ro1">
          <table:table-cell office:value-type="float" office:value="0.0932678258397354" calcext:value-type="float">
            <text:p>0.0932678258</text:p>
          </table:table-cell>
          <table:table-cell table:number-columns-repeated="1023"/>
        </table:table-row>
        <table:table-row table:style-name="ro1">
          <table:table-cell office:value-type="float" office:value="0.0832934313451756" calcext:value-type="float">
            <text:p>0.0832934313</text:p>
          </table:table-cell>
          <table:table-cell table:number-columns-repeated="1023"/>
        </table:table-row>
        <table:table-row table:style-name="ro1">
          <table:table-cell office:value-type="float" office:value="0.0843984762814422" calcext:value-type="float">
            <text:p>0.0843984763</text:p>
          </table:table-cell>
          <table:table-cell table:number-columns-repeated="1023"/>
        </table:table-row>
        <table:table-row table:style-name="ro1">
          <table:table-cell office:value-type="float" office:value="0.084383422264977" calcext:value-type="float">
            <text:p>0.0843834223</text:p>
          </table:table-cell>
          <table:table-cell table:number-columns-repeated="1023"/>
        </table:table-row>
        <table:table-row table:style-name="ro1">
          <table:table-cell office:value-type="float" office:value="0.0794718825556022" calcext:value-type="float">
            <text:p>0.0794718826</text:p>
          </table:table-cell>
          <table:table-cell table:number-columns-repeated="1023"/>
        </table:table-row>
        <table:table-row table:style-name="ro1">
          <table:table-cell office:value-type="float" office:value="0.0780040533866797" calcext:value-type="float">
            <text:p>0.0780040534</text:p>
          </table:table-cell>
          <table:table-cell table:number-columns-repeated="1023"/>
        </table:table-row>
        <table:table-row table:style-name="ro1">
          <table:table-cell office:value-type="float" office:value="0.0820784918328638" calcext:value-type="float">
            <text:p>0.0820784918</text:p>
          </table:table-cell>
          <table:table-cell table:number-columns-repeated="1023"/>
        </table:table-row>
        <table:table-row table:style-name="ro1">
          <table:table-cell office:value-type="float" office:value="0.0771151141662289" calcext:value-type="float">
            <text:p>0.0771151142</text:p>
          </table:table-cell>
          <table:table-cell table:number-columns-repeated="1023"/>
        </table:table-row>
        <table:table-row table:style-name="ro1">
          <table:table-cell office:value-type="float" office:value="0.0756095724623948" calcext:value-type="float">
            <text:p>0.0756095725</text:p>
          </table:table-cell>
          <table:table-cell table:number-columns-repeated="1023"/>
        </table:table-row>
        <table:table-row table:style-name="ro1">
          <table:table-cell office:value-type="float" office:value="0.0732819142589887" calcext:value-type="float">
            <text:p>0.0732819143</text:p>
          </table:table-cell>
          <table:table-cell table:number-columns-repeated="1023"/>
        </table:table-row>
        <table:table-row table:style-name="ro1">
          <table:table-cell office:value-type="float" office:value="0.0729453762836908" calcext:value-type="float">
            <text:p>0.0729453763</text:p>
          </table:table-cell>
          <table:table-cell table:number-columns-repeated="1023"/>
        </table:table-row>
        <table:table-row table:style-name="ro1">
          <table:table-cell office:value-type="float" office:value="0.069325797886783" calcext:value-type="float">
            <text:p>0.0693257979</text:p>
          </table:table-cell>
          <table:table-cell table:number-columns-repeated="1023"/>
        </table:table-row>
        <table:table-row table:style-name="ro1">
          <table:table-cell office:value-type="float" office:value="0.0695514979316037" calcext:value-type="float">
            <text:p>0.0695514979</text:p>
          </table:table-cell>
          <table:table-cell table:number-columns-repeated="1023"/>
        </table:table-row>
        <table:table-row table:style-name="ro1">
          <table:table-cell office:value-type="float" office:value="0.0636936247539896" calcext:value-type="float">
            <text:p>0.0636936248</text:p>
          </table:table-cell>
          <table:table-cell table:number-columns-repeated="1023"/>
        </table:table-row>
        <table:table-row table:style-name="ro1">
          <table:table-cell office:value-type="float" office:value="0.0642598345297909" calcext:value-type="float">
            <text:p>0.0642598345</text:p>
          </table:table-cell>
          <table:table-cell table:number-columns-repeated="1023"/>
        </table:table-row>
        <table:table-row table:style-name="ro1">
          <table:table-cell office:value-type="float" office:value="0.0610253912903547" calcext:value-type="float">
            <text:p>0.0610253913</text:p>
          </table:table-cell>
          <table:table-cell table:number-columns-repeated="1023"/>
        </table:table-row>
        <table:table-row table:style-name="ro1">
          <table:table-cell office:value-type="float" office:value="0.0598656997794728" calcext:value-type="float">
            <text:p>0.0598656998</text:p>
          </table:table-cell>
          <table:table-cell table:number-columns-repeated="1023"/>
        </table:table-row>
        <table:table-row table:style-name="ro1">
          <table:table-cell office:value-type="float" office:value="0.0592276412055202" calcext:value-type="float">
            <text:p>0.0592276412</text:p>
          </table:table-cell>
          <table:table-cell table:number-columns-repeated="1023"/>
        </table:table-row>
        <table:table-row table:style-name="ro1">
          <table:table-cell office:value-type="float" office:value="0.0616997045667948" calcext:value-type="float">
            <text:p>0.0616997046</text:p>
          </table:table-cell>
          <table:table-cell table:number-columns-repeated="1023"/>
        </table:table-row>
        <table:table-row table:style-name="ro1">
          <table:table-cell office:value-type="float" office:value="0.0590643074831128" calcext:value-type="float">
            <text:p>0.0590643075</text:p>
          </table:table-cell>
          <table:table-cell table:number-columns-repeated="1023"/>
        </table:table-row>
        <table:table-row table:style-name="ro1">
          <table:table-cell office:value-type="float" office:value="0.0575649234328841" calcext:value-type="float">
            <text:p>0.0575649234</text:p>
          </table:table-cell>
          <table:table-cell table:number-columns-repeated="1023"/>
        </table:table-row>
        <table:table-row table:style-name="ro1">
          <table:table-cell office:value-type="float" office:value="0.0577860936056562" calcext:value-type="float">
            <text:p>0.0577860936</text:p>
          </table:table-cell>
          <table:table-cell table:number-columns-repeated="1023"/>
        </table:table-row>
        <table:table-row table:style-name="ro1">
          <table:table-cell office:value-type="float" office:value="0.0574618582386854" calcext:value-type="float">
            <text:p>0.0574618582</text:p>
          </table:table-cell>
          <table:table-cell table:number-columns-repeated="1023"/>
        </table:table-row>
        <table:table-row table:style-name="ro1">
          <table:table-cell office:value-type="float" office:value="0.0535720358098361" calcext:value-type="float">
            <text:p>0.0535720358</text:p>
          </table:table-cell>
          <table:table-cell table:number-columns-repeated="1023"/>
        </table:table-row>
        <table:table-row table:style-name="ro1">
          <table:table-cell office:value-type="float" office:value="0.0556979035736216" calcext:value-type="float">
            <text:p>0.0556979036</text:p>
          </table:table-cell>
          <table:table-cell table:number-columns-repeated="1023"/>
        </table:table-row>
        <table:table-row table:style-name="ro1">
          <table:table-cell office:value-type="float" office:value="0.0529607671581426" calcext:value-type="float">
            <text:p>0.0529607672</text:p>
          </table:table-cell>
          <table:table-cell table:number-columns-repeated="1023"/>
        </table:table-row>
        <table:table-row table:style-name="ro1">
          <table:table-cell office:value-type="float" office:value="0.0497558693242545" calcext:value-type="float">
            <text:p>0.0497558693</text:p>
          </table:table-cell>
          <table:table-cell table:number-columns-repeated="1023"/>
        </table:table-row>
        <table:table-row table:style-name="ro1">
          <table:table-cell office:value-type="float" office:value="0.0497604224440299" calcext:value-type="float">
            <text:p>0.0497604224</text:p>
          </table:table-cell>
          <table:table-cell table:number-columns-repeated="1023"/>
        </table:table-row>
        <table:table-row table:style-name="ro1">
          <table:table-cell office:value-type="float" office:value="0.0494717203660271" calcext:value-type="float">
            <text:p>0.0494717204</text:p>
          </table:table-cell>
          <table:table-cell table:number-columns-repeated="1023"/>
        </table:table-row>
        <table:table-row table:style-name="ro1">
          <table:table-cell office:value-type="float" office:value="0.0447676348400655" calcext:value-type="float">
            <text:p>0.0447676348</text:p>
          </table:table-cell>
          <table:table-cell table:number-columns-repeated="1023"/>
        </table:table-row>
        <table:table-row table:style-name="ro1">
          <table:table-cell office:value-type="float" office:value="0.0462176865558832" calcext:value-type="float">
            <text:p>0.0462176866</text:p>
          </table:table-cell>
          <table:table-cell table:number-columns-repeated="1023"/>
        </table:table-row>
        <table:table-row table:style-name="ro1">
          <table:table-cell office:value-type="float" office:value="0.0444013424685146" calcext:value-type="float">
            <text:p>0.0444013425</text:p>
          </table:table-cell>
          <table:table-cell table:number-columns-repeated="1023"/>
        </table:table-row>
        <table:table-row table:style-name="ro1">
          <table:table-cell office:value-type="float" office:value="0.0478428114091611" calcext:value-type="float">
            <text:p>0.0478428114</text:p>
          </table:table-cell>
          <table:table-cell table:number-columns-repeated="1023"/>
        </table:table-row>
        <table:table-row table:style-name="ro1">
          <table:table-cell office:value-type="float" office:value="0.0506613700216846" calcext:value-type="float">
            <text:p>0.05066137</text:p>
          </table:table-cell>
          <table:table-cell table:number-columns-repeated="1023"/>
        </table:table-row>
        <table:table-row table:style-name="ro1">
          <table:table-cell office:value-type="float" office:value="0.0503420273456123" calcext:value-type="float">
            <text:p>0.0503420273</text:p>
          </table:table-cell>
          <table:table-cell table:number-columns-repeated="1023"/>
        </table:table-row>
        <table:table-row table:style-name="ro1">
          <table:table-cell office:value-type="float" office:value="0.0493057981738351" calcext:value-type="float">
            <text:p>0.0493057982</text:p>
          </table:table-cell>
          <table:table-cell table:number-columns-repeated="1023"/>
        </table:table-row>
        <table:table-row table:style-name="ro1">
          <table:table-cell office:value-type="float" office:value="0.0525775400148261" calcext:value-type="float">
            <text:p>0.05257754</text:p>
          </table:table-cell>
          <table:table-cell table:number-columns-repeated="1023"/>
        </table:table-row>
        <table:table-row table:style-name="ro1">
          <table:table-cell office:value-type="float" office:value="0.0519213566806675" calcext:value-type="float">
            <text:p>0.0519213567</text:p>
          </table:table-cell>
          <table:table-cell table:number-columns-repeated="1023"/>
        </table:table-row>
        <table:table-row table:style-name="ro1">
          <table:table-cell office:value-type="float" office:value="0.0495053179876699" calcext:value-type="float">
            <text:p>0.049505318</text:p>
          </table:table-cell>
          <table:table-cell table:number-columns-repeated="1023"/>
        </table:table-row>
        <table:table-row table:style-name="ro1">
          <table:table-cell office:value-type="float" office:value="0.0480757862975655" calcext:value-type="float">
            <text:p>0.0480757863</text:p>
          </table:table-cell>
          <table:table-cell table:number-columns-repeated="1023"/>
        </table:table-row>
        <table:table-row table:style-name="ro1">
          <table:table-cell office:value-type="float" office:value="0.0481630370746673" calcext:value-type="float">
            <text:p>0.0481630371</text:p>
          </table:table-cell>
          <table:table-cell table:number-columns-repeated="1023"/>
        </table:table-row>
        <table:table-row table:style-name="ro1">
          <table:table-cell office:value-type="float" office:value="0.046347987818883" calcext:value-type="float">
            <text:p>0.0463479878</text:p>
          </table:table-cell>
          <table:table-cell table:number-columns-repeated="1023"/>
        </table:table-row>
        <table:table-row table:style-name="ro1">
          <table:table-cell office:value-type="float" office:value="0.0440207242787263" calcext:value-type="float">
            <text:p>0.0440207243</text:p>
          </table:table-cell>
          <table:table-cell table:number-columns-repeated="1023"/>
        </table:table-row>
        <table:table-row table:style-name="ro1">
          <table:table-cell office:value-type="float" office:value="0.0448011468849622" calcext:value-type="float">
            <text:p>0.0448011469</text:p>
          </table:table-cell>
          <table:table-cell table:number-columns-repeated="1023"/>
        </table:table-row>
        <table:table-row table:style-name="ro1">
          <table:table-cell office:value-type="float" office:value="0.0425911371130924" calcext:value-type="float">
            <text:p>0.0425911371</text:p>
          </table:table-cell>
          <table:table-cell table:number-columns-repeated="1023"/>
        </table:table-row>
        <table:table-row table:style-name="ro1">
          <table:table-cell office:value-type="float" office:value="0.0420580444445526" calcext:value-type="float">
            <text:p>0.0420580444</text:p>
          </table:table-cell>
          <table:table-cell table:number-columns-repeated="1023"/>
        </table:table-row>
        <table:table-row table:style-name="ro1">
          <table:table-cell office:value-type="float" office:value="0.0394357963339773" calcext:value-type="float">
            <text:p>0.0394357963</text:p>
          </table:table-cell>
          <table:table-cell table:number-columns-repeated="1023"/>
        </table:table-row>
        <table:table-row table:style-name="ro1">
          <table:table-cell office:value-type="float" office:value="0.0431877351450057" calcext:value-type="float">
            <text:p>0.0431877351</text:p>
          </table:table-cell>
          <table:table-cell table:number-columns-repeated="1023"/>
        </table:table-row>
        <table:table-row table:style-name="ro1">
          <table:table-cell office:value-type="float" office:value="0.0411948534183759" calcext:value-type="float">
            <text:p>0.04119485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89" calcext:value-type="float">
            <text:p>28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float" office:value="1.02175444607609" calcext:value-type="float">
            <text:p>1.0217544461</text:p>
          </table:table-cell>
          <table:table-cell table:number-columns-repeated="1023"/>
        </table:table-row>
        <table:table-row table:style-name="ro1">
          <table:table-cell office:value-type="float" office:value="0.384106231765775" calcext:value-type="float">
            <text:p>0.3841062318</text:p>
          </table:table-cell>
          <table:table-cell table:number-columns-repeated="1023"/>
        </table:table-row>
        <table:table-row table:style-name="ro1">
          <table:table-cell office:value-type="float" office:value="0.232012102013459" calcext:value-type="float">
            <text:p>0.232012102</text:p>
          </table:table-cell>
          <table:table-cell table:number-columns-repeated="1023"/>
        </table:table-row>
        <table:table-row table:style-name="ro1">
          <table:table-cell office:value-type="float" office:value="0.192068763182403" calcext:value-type="float">
            <text:p>0.1920687632</text:p>
          </table:table-cell>
          <table:table-cell table:number-columns-repeated="1023"/>
        </table:table-row>
        <table:table-row table:style-name="ro1">
          <table:table-cell office:value-type="float" office:value="0.159705340750672" calcext:value-type="float">
            <text:p>0.1597053408</text:p>
          </table:table-cell>
          <table:table-cell table:number-columns-repeated="1023"/>
        </table:table-row>
        <table:table-row table:style-name="ro1">
          <table:table-cell office:value-type="float" office:value="0.140675579763102" calcext:value-type="float">
            <text:p>0.1406755798</text:p>
          </table:table-cell>
          <table:table-cell table:number-columns-repeated="1023"/>
        </table:table-row>
        <table:table-row table:style-name="ro1">
          <table:table-cell office:value-type="float" office:value="0.123931175042193" calcext:value-type="float">
            <text:p>0.123931175</text:p>
          </table:table-cell>
          <table:table-cell table:number-columns-repeated="1023"/>
        </table:table-row>
        <table:table-row table:style-name="ro1">
          <table:table-cell office:value-type="float" office:value="0.107530794092215" calcext:value-type="float">
            <text:p>0.1075307941</text:p>
          </table:table-cell>
          <table:table-cell table:number-columns-repeated="1023"/>
        </table:table-row>
        <table:table-row table:style-name="ro1">
          <table:table-cell office:value-type="float" office:value="0.100182860249213" calcext:value-type="float">
            <text:p>0.1001828602</text:p>
          </table:table-cell>
          <table:table-cell table:number-columns-repeated="1023"/>
        </table:table-row>
        <table:table-row table:style-name="ro1">
          <table:table-cell office:value-type="float" office:value="0.0972375584203443" calcext:value-type="float">
            <text:p>0.0972375584</text:p>
          </table:table-cell>
          <table:table-cell table:number-columns-repeated="1023"/>
        </table:table-row>
        <table:table-row table:style-name="ro1">
          <table:table-cell office:value-type="float" office:value="0.0936990668519427" calcext:value-type="float">
            <text:p>0.0936990669</text:p>
          </table:table-cell>
          <table:table-cell table:number-columns-repeated="1023"/>
        </table:table-row>
        <table:table-row table:style-name="ro1">
          <table:table-cell office:value-type="float" office:value="0.0813615807942813" calcext:value-type="float">
            <text:p>0.0813615808</text:p>
          </table:table-cell>
          <table:table-cell table:number-columns-repeated="1023"/>
        </table:table-row>
        <table:table-row table:style-name="ro1">
          <table:table-cell office:value-type="float" office:value="0.086475731346624" calcext:value-type="float">
            <text:p>0.0864757313</text:p>
          </table:table-cell>
          <table:table-cell table:number-columns-repeated="1023"/>
        </table:table-row>
        <table:table-row table:style-name="ro1">
          <table:table-cell office:value-type="float" office:value="0.0778919971027239" calcext:value-type="float">
            <text:p>0.0778919971</text:p>
          </table:table-cell>
          <table:table-cell table:number-columns-repeated="1023"/>
        </table:table-row>
        <table:table-row table:style-name="ro1">
          <table:table-cell office:value-type="float" office:value="0.0833462835975576" calcext:value-type="float">
            <text:p>0.0833462836</text:p>
          </table:table-cell>
          <table:table-cell table:number-columns-repeated="1023"/>
        </table:table-row>
        <table:table-row table:style-name="ro1">
          <table:table-cell office:value-type="float" office:value="0.0778137920858727" calcext:value-type="float">
            <text:p>0.0778137921</text:p>
          </table:table-cell>
          <table:table-cell table:number-columns-repeated="1023"/>
        </table:table-row>
        <table:table-row table:style-name="ro1">
          <table:table-cell office:value-type="float" office:value="0.0679836577632666" calcext:value-type="float">
            <text:p>0.0679836578</text:p>
          </table:table-cell>
          <table:table-cell table:number-columns-repeated="1023"/>
        </table:table-row>
        <table:table-row table:style-name="ro1">
          <table:table-cell office:value-type="float" office:value="0.0716131218203819" calcext:value-type="float">
            <text:p>0.0716131218</text:p>
          </table:table-cell>
          <table:table-cell table:number-columns-repeated="1023"/>
        </table:table-row>
        <table:table-row table:style-name="ro1">
          <table:table-cell office:value-type="float" office:value="0.0766442009280166" calcext:value-type="float">
            <text:p>0.0766442009</text:p>
          </table:table-cell>
          <table:table-cell table:number-columns-repeated="1023"/>
        </table:table-row>
        <table:table-row table:style-name="ro1">
          <table:table-cell office:value-type="float" office:value="0.0778226904907131" calcext:value-type="float">
            <text:p>0.0778226905</text:p>
          </table:table-cell>
          <table:table-cell table:number-columns-repeated="1023"/>
        </table:table-row>
        <table:table-row table:style-name="ro1">
          <table:table-cell office:value-type="float" office:value="0.072954427112115" calcext:value-type="float">
            <text:p>0.0729544271</text:p>
          </table:table-cell>
          <table:table-cell table:number-columns-repeated="1023"/>
        </table:table-row>
        <table:table-row table:style-name="ro1">
          <table:table-cell office:value-type="float" office:value="0.0713099773964014" calcext:value-type="float">
            <text:p>0.0713099774</text:p>
          </table:table-cell>
          <table:table-cell table:number-columns-repeated="1023"/>
        </table:table-row>
        <table:table-row table:style-name="ro1">
          <table:table-cell office:value-type="float" office:value="0.0687101658643004" calcext:value-type="float">
            <text:p>0.0687101659</text:p>
          </table:table-cell>
          <table:table-cell table:number-columns-repeated="1023"/>
        </table:table-row>
        <table:table-row table:style-name="ro1">
          <table:table-cell office:value-type="float" office:value="0.0701927960962309" calcext:value-type="float">
            <text:p>0.0701927961</text:p>
          </table:table-cell>
          <table:table-cell table:number-columns-repeated="1023"/>
        </table:table-row>
        <table:table-row table:style-name="ro1">
          <table:table-cell office:value-type="float" office:value="0.0635074491753308" calcext:value-type="float">
            <text:p>0.0635074492</text:p>
          </table:table-cell>
          <table:table-cell table:number-columns-repeated="1023"/>
        </table:table-row>
        <table:table-row table:style-name="ro1">
          <table:table-cell office:value-type="float" office:value="0.0617319235467763" calcext:value-type="float">
            <text:p>0.0617319235</text:p>
          </table:table-cell>
          <table:table-cell table:number-columns-repeated="1023"/>
        </table:table-row>
        <table:table-row table:style-name="ro1">
          <table:table-cell office:value-type="float" office:value="0.0605136267761426" calcext:value-type="float">
            <text:p>0.0605136268</text:p>
          </table:table-cell>
          <table:table-cell table:number-columns-repeated="1023"/>
        </table:table-row>
        <table:table-row table:style-name="ro1">
          <table:table-cell office:value-type="float" office:value="0.0664995317674346" calcext:value-type="float">
            <text:p>0.0664995318</text:p>
          </table:table-cell>
          <table:table-cell table:number-columns-repeated="1023"/>
        </table:table-row>
        <table:table-row table:style-name="ro1">
          <table:table-cell office:value-type="float" office:value="0.0610364169136037" calcext:value-type="float">
            <text:p>0.0610364169</text:p>
          </table:table-cell>
          <table:table-cell table:number-columns-repeated="1023"/>
        </table:table-row>
        <table:table-row table:style-name="ro1">
          <table:table-cell office:value-type="float" office:value="0.0642130464810186" calcext:value-type="float">
            <text:p>0.0642130465</text:p>
          </table:table-cell>
          <table:table-cell table:number-columns-repeated="1023"/>
        </table:table-row>
        <table:table-row table:style-name="ro1">
          <table:table-cell office:value-type="float" office:value="0.0612886887604819" calcext:value-type="float">
            <text:p>0.0612886888</text:p>
          </table:table-cell>
          <table:table-cell table:number-columns-repeated="1023"/>
        </table:table-row>
        <table:table-row table:style-name="ro1">
          <table:table-cell office:value-type="float" office:value="0.0601307167617516" calcext:value-type="float">
            <text:p>0.0601307168</text:p>
          </table:table-cell>
          <table:table-cell table:number-columns-repeated="1023"/>
        </table:table-row>
        <table:table-row table:style-name="ro1">
          <table:table-cell office:value-type="float" office:value="0.0583418224368065" calcext:value-type="float">
            <text:p>0.0583418224</text:p>
          </table:table-cell>
          <table:table-cell table:number-columns-repeated="1023"/>
        </table:table-row>
        <table:table-row table:style-name="ro1">
          <table:table-cell office:value-type="float" office:value="0.0557140841447689" calcext:value-type="float">
            <text:p>0.0557140841</text:p>
          </table:table-cell>
          <table:table-cell table:number-columns-repeated="1023"/>
        </table:table-row>
        <table:table-row table:style-name="ro1">
          <table:table-cell office:value-type="float" office:value="0.054466537565552" calcext:value-type="float">
            <text:p>0.0544665376</text:p>
          </table:table-cell>
          <table:table-cell table:number-columns-repeated="1023"/>
        </table:table-row>
        <table:table-row table:style-name="ro1">
          <table:table-cell office:value-type="float" office:value="0.0538987980887012" calcext:value-type="float">
            <text:p>0.0538987981</text:p>
          </table:table-cell>
          <table:table-cell table:number-columns-repeated="1023"/>
        </table:table-row>
        <table:table-row table:style-name="ro1">
          <table:table-cell office:value-type="float" office:value="0.0523182952026631" calcext:value-type="float">
            <text:p>0.0523182952</text:p>
          </table:table-cell>
          <table:table-cell table:number-columns-repeated="1023"/>
        </table:table-row>
        <table:table-row table:style-name="ro1">
          <table:table-cell office:value-type="float" office:value="0.0566023768447017" calcext:value-type="float">
            <text:p>0.0566023768</text:p>
          </table:table-cell>
          <table:table-cell table:number-columns-repeated="1023"/>
        </table:table-row>
        <table:table-row table:style-name="ro1">
          <table:table-cell office:value-type="float" office:value="0.0531088730715371" calcext:value-type="float">
            <text:p>0.0531088731</text:p>
          </table:table-cell>
          <table:table-cell table:number-columns-repeated="1023"/>
        </table:table-row>
        <table:table-row table:style-name="ro1">
          <table:table-cell office:value-type="float" office:value="0.0497912191621303" calcext:value-type="float">
            <text:p>0.0497912192</text:p>
          </table:table-cell>
          <table:table-cell table:number-columns-repeated="1023"/>
        </table:table-row>
        <table:table-row table:style-name="ro1">
          <table:table-cell office:value-type="float" office:value="0.0502778107327762" calcext:value-type="float">
            <text:p>0.0502778107</text:p>
          </table:table-cell>
          <table:table-cell table:number-columns-repeated="1023"/>
        </table:table-row>
        <table:table-row table:style-name="ro1">
          <table:table-cell office:value-type="float" office:value="0.0485513923580513" calcext:value-type="float">
            <text:p>0.0485513924</text:p>
          </table:table-cell>
          <table:table-cell table:number-columns-repeated="1023"/>
        </table:table-row>
        <table:table-row table:style-name="ro1">
          <table:table-cell office:value-type="float" office:value="0.0523025199226777" calcext:value-type="float">
            <text:p>0.0523025199</text:p>
          </table:table-cell>
          <table:table-cell table:number-columns-repeated="1023"/>
        </table:table-row>
        <table:table-row table:style-name="ro1">
          <table:table-cell office:value-type="float" office:value="0.0481489911123501" calcext:value-type="float">
            <text:p>0.0481489911</text:p>
          </table:table-cell>
          <table:table-cell table:number-columns-repeated="1023"/>
        </table:table-row>
        <table:table-row table:style-name="ro1">
          <table:table-cell office:value-type="float" office:value="0.0451056465406766" calcext:value-type="float">
            <text:p>0.0451056465</text:p>
          </table:table-cell>
          <table:table-cell table:number-columns-repeated="1023"/>
        </table:table-row>
        <table:table-row table:style-name="ro1">
          <table:table-cell office:value-type="float" office:value="0.0475734803253041" calcext:value-type="float">
            <text:p>0.0475734803</text:p>
          </table:table-cell>
          <table:table-cell table:number-columns-repeated="1023"/>
        </table:table-row>
        <table:table-row table:style-name="ro1">
          <table:table-cell office:value-type="float" office:value="0.0477895924972064" calcext:value-type="float">
            <text:p>0.0477895925</text:p>
          </table:table-cell>
          <table:table-cell table:number-columns-repeated="1023"/>
        </table:table-row>
        <table:table-row table:style-name="ro1">
          <table:table-cell office:value-type="float" office:value="0.0500619950076465" calcext:value-type="float">
            <text:p>0.050061995</text:p>
          </table:table-cell>
          <table:table-cell table:number-columns-repeated="1023"/>
        </table:table-row>
        <table:table-row table:style-name="ro1">
          <table:table-cell office:value-type="float" office:value="0.0464962854389066" calcext:value-type="float">
            <text:p>0.0464962854</text:p>
          </table:table-cell>
          <table:table-cell table:number-columns-repeated="1023"/>
        </table:table-row>
        <table:table-row table:style-name="ro1">
          <table:table-cell office:value-type="float" office:value="0.046756452091935" calcext:value-type="float">
            <text:p>0.0467564521</text:p>
          </table:table-cell>
          <table:table-cell table:number-columns-repeated="1023"/>
        </table:table-row>
        <table:table-row table:style-name="ro1">
          <table:table-cell office:value-type="float" office:value="0.0479824478412421" calcext:value-type="float">
            <text:p>0.0479824478</text:p>
          </table:table-cell>
          <table:table-cell table:number-columns-repeated="1023"/>
        </table:table-row>
        <table:table-row table:style-name="ro1">
          <table:table-cell office:value-type="float" office:value="0.0498083260156903" calcext:value-type="float">
            <text:p>0.049808326</text:p>
          </table:table-cell>
          <table:table-cell table:number-columns-repeated="1023"/>
        </table:table-row>
        <table:table-row table:style-name="ro1">
          <table:table-cell office:value-type="float" office:value="0.0473967795948864" calcext:value-type="float">
            <text:p>0.0473967796</text:p>
          </table:table-cell>
          <table:table-cell table:number-columns-repeated="1023"/>
        </table:table-row>
        <table:table-row table:style-name="ro1">
          <table:table-cell office:value-type="float" office:value="0.0419634948317663" calcext:value-type="float">
            <text:p>0.0419634948</text:p>
          </table:table-cell>
          <table:table-cell table:number-columns-repeated="1023"/>
        </table:table-row>
        <table:table-row table:style-name="ro1">
          <table:table-cell office:value-type="float" office:value="0.0475043930205063" calcext:value-type="float">
            <text:p>0.047504393</text:p>
          </table:table-cell>
          <table:table-cell table:number-columns-repeated="1023"/>
        </table:table-row>
        <table:table-row table:style-name="ro1">
          <table:table-cell office:value-type="float" office:value="0.0502755313293767" calcext:value-type="float">
            <text:p>0.0502755313</text:p>
          </table:table-cell>
          <table:table-cell table:number-columns-repeated="1023"/>
        </table:table-row>
        <table:table-row table:style-name="ro1">
          <table:table-cell office:value-type="float" office:value="0.0477900110544785" calcext:value-type="float">
            <text:p>0.0477900111</text:p>
          </table:table-cell>
          <table:table-cell table:number-columns-repeated="1023"/>
        </table:table-row>
        <table:table-row table:style-name="ro1">
          <table:table-cell office:value-type="float" office:value="0.0475432362360049" calcext:value-type="float">
            <text:p>0.0475432362</text:p>
          </table:table-cell>
          <table:table-cell table:number-columns-repeated="1023"/>
        </table:table-row>
        <table:table-row table:style-name="ro1">
          <table:table-cell office:value-type="float" office:value="0.0494459716784832" calcext:value-type="float">
            <text:p>0.0494459717</text:p>
          </table:table-cell>
          <table:table-cell table:number-columns-repeated="1023"/>
        </table:table-row>
        <table:table-row table:style-name="ro1">
          <table:table-cell office:value-type="float" office:value="0.0476658981011118" calcext:value-type="float">
            <text:p>0.04766589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51" calcext:value-type="float">
            <text:p>2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.41124173398681" calcext:value-type="float">
            <text:p>3.411241734</text:p>
          </table:table-cell>
          <table:table-cell table:number-columns-repeated="1023"/>
        </table:table-row>
        <table:table-row table:style-name="ro1">
          <table:table-cell office:value-type="float" office:value="1.44841226793601" calcext:value-type="float">
            <text:p>1.4484122679</text:p>
          </table:table-cell>
          <table:table-cell table:number-columns-repeated="1023"/>
        </table:table-row>
        <table:table-row table:style-name="ro1">
          <table:table-cell office:value-type="float" office:value="1.0000881319002" calcext:value-type="float">
            <text:p>1.0000881319</text:p>
          </table:table-cell>
          <table:table-cell table:number-columns-repeated="1023"/>
        </table:table-row>
        <table:table-row table:style-name="ro1">
          <table:table-cell office:value-type="float" office:value="0.727689264403823" calcext:value-type="float">
            <text:p>0.7276892644</text:p>
          </table:table-cell>
          <table:table-cell table:number-columns-repeated="1023"/>
        </table:table-row>
        <table:table-row table:style-name="ro1">
          <table:table-cell office:value-type="float" office:value="0.61035190442729" calcext:value-type="float">
            <text:p>0.6103519044</text:p>
          </table:table-cell>
          <table:table-cell table:number-columns-repeated="1023"/>
        </table:table-row>
        <table:table-row table:style-name="ro1">
          <table:table-cell office:value-type="float" office:value="0.501414041257789" calcext:value-type="float">
            <text:p>0.5014140413</text:p>
          </table:table-cell>
          <table:table-cell table:number-columns-repeated="1023"/>
        </table:table-row>
        <table:table-row table:style-name="ro1">
          <table:table-cell office:value-type="float" office:value="0.430573829991211" calcext:value-type="float">
            <text:p>0.43057383</text:p>
          </table:table-cell>
          <table:table-cell table:number-columns-repeated="1023"/>
        </table:table-row>
        <table:table-row table:style-name="ro1">
          <table:table-cell office:value-type="float" office:value="0.373226409595441" calcext:value-type="float">
            <text:p>0.3732264096</text:p>
          </table:table-cell>
          <table:table-cell table:number-columns-repeated="1023"/>
        </table:table-row>
        <table:table-row table:style-name="ro1">
          <table:table-cell office:value-type="float" office:value="0.33465773924342" calcext:value-type="float">
            <text:p>0.3346577392</text:p>
          </table:table-cell>
          <table:table-cell table:number-columns-repeated="1023"/>
        </table:table-row>
        <table:table-row table:style-name="ro1">
          <table:table-cell office:value-type="float" office:value="0.305075772683777" calcext:value-type="float">
            <text:p>0.3050757727</text:p>
          </table:table-cell>
          <table:table-cell table:number-columns-repeated="1023"/>
        </table:table-row>
        <table:table-row table:style-name="ro1">
          <table:table-cell office:value-type="float" office:value="0.288346751188669" calcext:value-type="float">
            <text:p>0.2883467512</text:p>
          </table:table-cell>
          <table:table-cell table:number-columns-repeated="1023"/>
        </table:table-row>
        <table:table-row table:style-name="ro1">
          <table:table-cell office:value-type="float" office:value="0.273099039590322" calcext:value-type="float">
            <text:p>0.2730990396</text:p>
          </table:table-cell>
          <table:table-cell table:number-columns-repeated="1023"/>
        </table:table-row>
        <table:table-row table:style-name="ro1">
          <table:table-cell office:value-type="float" office:value="0.257572726571565" calcext:value-type="float">
            <text:p>0.2575727266</text:p>
          </table:table-cell>
          <table:table-cell table:number-columns-repeated="1023"/>
        </table:table-row>
        <table:table-row table:style-name="ro1">
          <table:table-cell office:value-type="float" office:value="0.242107193538111" calcext:value-type="float">
            <text:p>0.2421071935</text:p>
          </table:table-cell>
          <table:table-cell table:number-columns-repeated="1023"/>
        </table:table-row>
        <table:table-row table:style-name="ro1">
          <table:table-cell office:value-type="float" office:value="0.231025749469878" calcext:value-type="float">
            <text:p>0.2310257495</text:p>
          </table:table-cell>
          <table:table-cell table:number-columns-repeated="1023"/>
        </table:table-row>
        <table:table-row table:style-name="ro1">
          <table:table-cell office:value-type="float" office:value="0.219679059809361" calcext:value-type="float">
            <text:p>0.2196790598</text:p>
          </table:table-cell>
          <table:table-cell table:number-columns-repeated="1023"/>
        </table:table-row>
        <table:table-row table:style-name="ro1">
          <table:table-cell office:value-type="float" office:value="0.210370430381423" calcext:value-type="float">
            <text:p>0.2103704304</text:p>
          </table:table-cell>
          <table:table-cell table:number-columns-repeated="1023"/>
        </table:table-row>
        <table:table-row table:style-name="ro1">
          <table:table-cell office:value-type="float" office:value="0.202508078129923" calcext:value-type="float">
            <text:p>0.2025080781</text:p>
          </table:table-cell>
          <table:table-cell table:number-columns-repeated="1023"/>
        </table:table-row>
        <table:table-row table:style-name="ro1">
          <table:table-cell office:value-type="float" office:value="0.192332629806566" calcext:value-type="float">
            <text:p>0.1923326298</text:p>
          </table:table-cell>
          <table:table-cell table:number-columns-repeated="1023"/>
        </table:table-row>
        <table:table-row table:style-name="ro1">
          <table:table-cell office:value-type="float" office:value="0.183401170245989" calcext:value-type="float">
            <text:p>0.1834011702</text:p>
          </table:table-cell>
          <table:table-cell table:number-columns-repeated="1023"/>
        </table:table-row>
        <table:table-row table:style-name="ro1">
          <table:table-cell office:value-type="float" office:value="0.177518145468937" calcext:value-type="float">
            <text:p>0.1775181455</text:p>
          </table:table-cell>
          <table:table-cell table:number-columns-repeated="1023"/>
        </table:table-row>
        <table:table-row table:style-name="ro1">
          <table:table-cell office:value-type="float" office:value="0.168549355194838" calcext:value-type="float">
            <text:p>0.1685493552</text:p>
          </table:table-cell>
          <table:table-cell table:number-columns-repeated="1023"/>
        </table:table-row>
        <table:table-row table:style-name="ro1">
          <table:table-cell office:value-type="float" office:value="0.162441870693672" calcext:value-type="float">
            <text:p>0.1624418707</text:p>
          </table:table-cell>
          <table:table-cell table:number-columns-repeated="1023"/>
        </table:table-row>
        <table:table-row table:style-name="ro1">
          <table:table-cell office:value-type="float" office:value="0.153233435008047" calcext:value-type="float">
            <text:p>0.153233435</text:p>
          </table:table-cell>
          <table:table-cell table:number-columns-repeated="1023"/>
        </table:table-row>
        <table:table-row table:style-name="ro1">
          <table:table-cell office:value-type="float" office:value="0.14596412112627" calcext:value-type="float">
            <text:p>0.1459641211</text:p>
          </table:table-cell>
          <table:table-cell table:number-columns-repeated="1023"/>
        </table:table-row>
        <table:table-row table:style-name="ro1">
          <table:table-cell office:value-type="float" office:value="0.13920161664327" calcext:value-type="float">
            <text:p>0.1392016166</text:p>
          </table:table-cell>
          <table:table-cell table:number-columns-repeated="1023"/>
        </table:table-row>
        <table:table-row table:style-name="ro1">
          <table:table-cell office:value-type="float" office:value="0.13081182745073" calcext:value-type="float">
            <text:p>0.1308118275</text:p>
          </table:table-cell>
          <table:table-cell table:number-columns-repeated="1023"/>
        </table:table-row>
        <table:table-row table:style-name="ro1">
          <table:table-cell office:value-type="float" office:value="0.125173536597717" calcext:value-type="float">
            <text:p>0.1251735366</text:p>
          </table:table-cell>
          <table:table-cell table:number-columns-repeated="1023"/>
        </table:table-row>
        <table:table-row table:style-name="ro1">
          <table:table-cell office:value-type="float" office:value="0.118220144811589" calcext:value-type="float">
            <text:p>0.1182201448</text:p>
          </table:table-cell>
          <table:table-cell table:number-columns-repeated="1023"/>
        </table:table-row>
        <table:table-row table:style-name="ro1">
          <table:table-cell office:value-type="float" office:value="0.111880882619509" calcext:value-type="float">
            <text:p>0.1118808826</text:p>
          </table:table-cell>
          <table:table-cell table:number-columns-repeated="1023"/>
        </table:table-row>
        <table:table-row table:style-name="ro1">
          <table:table-cell office:value-type="float" office:value="0.106945131527573" calcext:value-type="float">
            <text:p>0.1069451315</text:p>
          </table:table-cell>
          <table:table-cell table:number-columns-repeated="1023"/>
        </table:table-row>
        <table:table-row table:style-name="ro1">
          <table:table-cell office:value-type="float" office:value="0.101656987860953" calcext:value-type="float">
            <text:p>0.1016569879</text:p>
          </table:table-cell>
          <table:table-cell table:number-columns-repeated="1023"/>
        </table:table-row>
        <table:table-row table:style-name="ro1">
          <table:table-cell office:value-type="float" office:value="0.0977601689349766" calcext:value-type="float">
            <text:p>0.0977601689</text:p>
          </table:table-cell>
          <table:table-cell table:number-columns-repeated="1023"/>
        </table:table-row>
        <table:table-row table:style-name="ro1">
          <table:table-cell office:value-type="float" office:value="0.0936383064807275" calcext:value-type="float">
            <text:p>0.0936383065</text:p>
          </table:table-cell>
          <table:table-cell table:number-columns-repeated="1023"/>
        </table:table-row>
        <table:table-row table:style-name="ro1">
          <table:table-cell office:value-type="float" office:value="0.0910491600200005" calcext:value-type="float">
            <text:p>0.09104916</text:p>
          </table:table-cell>
          <table:table-cell table:number-columns-repeated="1023"/>
        </table:table-row>
        <table:table-row table:style-name="ro1">
          <table:table-cell office:value-type="float" office:value="0.0890770934292724" calcext:value-type="float">
            <text:p>0.0890770934</text:p>
          </table:table-cell>
          <table:table-cell table:number-columns-repeated="1023"/>
        </table:table-row>
        <table:table-row table:style-name="ro1">
          <table:table-cell office:value-type="float" office:value="0.0859881364157447" calcext:value-type="float">
            <text:p>0.0859881364</text:p>
          </table:table-cell>
          <table:table-cell table:number-columns-repeated="1023"/>
        </table:table-row>
        <table:table-row table:style-name="ro1">
          <table:table-cell office:value-type="float" office:value="0.084772143284306" calcext:value-type="float">
            <text:p>0.0847721433</text:p>
          </table:table-cell>
          <table:table-cell table:number-columns-repeated="1023"/>
        </table:table-row>
        <table:table-row table:style-name="ro1">
          <table:table-cell office:value-type="float" office:value="0.0826106917923283" calcext:value-type="float">
            <text:p>0.0826106918</text:p>
          </table:table-cell>
          <table:table-cell table:number-columns-repeated="1023"/>
        </table:table-row>
        <table:table-row table:style-name="ro1">
          <table:table-cell office:value-type="float" office:value="0.0811674111695392" calcext:value-type="float">
            <text:p>0.0811674112</text:p>
          </table:table-cell>
          <table:table-cell table:number-columns-repeated="1023"/>
        </table:table-row>
        <table:table-row table:style-name="ro1">
          <table:table-cell office:value-type="float" office:value="0.0780983626081909" calcext:value-type="float">
            <text:p>0.0780983626</text:p>
          </table:table-cell>
          <table:table-cell table:number-columns-repeated="1023"/>
        </table:table-row>
        <table:table-row table:style-name="ro1">
          <table:table-cell office:value-type="float" office:value="0.0758411467126723" calcext:value-type="float">
            <text:p>0.0758411467</text:p>
          </table:table-cell>
          <table:table-cell table:number-columns-repeated="1023"/>
        </table:table-row>
        <table:table-row table:style-name="ro1">
          <table:table-cell office:value-type="float" office:value="0.0732600607462482" calcext:value-type="float">
            <text:p>0.0732600607</text:p>
          </table:table-cell>
          <table:table-cell table:number-columns-repeated="1023"/>
        </table:table-row>
        <table:table-row table:style-name="ro1">
          <table:table-cell office:value-type="float" office:value="0.071521010085886" calcext:value-type="float">
            <text:p>0.0715210101</text:p>
          </table:table-cell>
          <table:table-cell table:number-columns-repeated="1023"/>
        </table:table-row>
        <table:table-row table:style-name="ro1">
          <table:table-cell office:value-type="float" office:value="0.06923327545979" calcext:value-type="float">
            <text:p>0.0692332755</text:p>
          </table:table-cell>
          <table:table-cell table:number-columns-repeated="1023"/>
        </table:table-row>
        <table:table-row table:style-name="ro1">
          <table:table-cell office:value-type="float" office:value="0.0674638255810362" calcext:value-type="float">
            <text:p>0.0674638256</text:p>
          </table:table-cell>
          <table:table-cell table:number-columns-repeated="1023"/>
        </table:table-row>
        <table:table-row table:style-name="ro1">
          <table:table-cell office:value-type="float" office:value="0.0658442079813574" calcext:value-type="float">
            <text:p>0.065844208</text:p>
          </table:table-cell>
          <table:table-cell table:number-columns-repeated="1023"/>
        </table:table-row>
        <table:table-row table:style-name="ro1">
          <table:table-cell office:value-type="float" office:value="0.0636548365700693" calcext:value-type="float">
            <text:p>0.0636548366</text:p>
          </table:table-cell>
          <table:table-cell table:number-columns-repeated="1023"/>
        </table:table-row>
        <table:table-row table:style-name="ro1">
          <table:table-cell office:value-type="float" office:value="0.0621450440695864" calcext:value-type="float">
            <text:p>0.0621450441</text:p>
          </table:table-cell>
          <table:table-cell table:number-columns-repeated="1023"/>
        </table:table-row>
        <table:table-row table:style-name="ro1">
          <table:table-cell office:value-type="float" office:value="0.0605711118850371" calcext:value-type="float">
            <text:p>0.0605711119</text:p>
          </table:table-cell>
          <table:table-cell table:number-columns-repeated="1023"/>
        </table:table-row>
        <table:table-row table:style-name="ro1">
          <table:table-cell office:value-type="float" office:value="0.059262085444577" calcext:value-type="float">
            <text:p>0.0592620854</text:p>
          </table:table-cell>
          <table:table-cell table:number-columns-repeated="1023"/>
        </table:table-row>
        <table:table-row table:style-name="ro1">
          <table:table-cell office:value-type="float" office:value="0.0574406654189587" calcext:value-type="float">
            <text:p>0.0574406654</text:p>
          </table:table-cell>
          <table:table-cell table:number-columns-repeated="1023"/>
        </table:table-row>
        <table:table-row table:style-name="ro1">
          <table:table-cell office:value-type="float" office:value="0.0563631632688648" calcext:value-type="float">
            <text:p>0.0563631633</text:p>
          </table:table-cell>
          <table:table-cell table:number-columns-repeated="1023"/>
        </table:table-row>
        <table:table-row table:style-name="ro1">
          <table:table-cell office:value-type="float" office:value="0.0552945912423274" calcext:value-type="float">
            <text:p>0.0552945912</text:p>
          </table:table-cell>
          <table:table-cell table:number-columns-repeated="1023"/>
        </table:table-row>
        <table:table-row table:style-name="ro1">
          <table:table-cell office:value-type="float" office:value="0.0537782905393346" calcext:value-type="float">
            <text:p>0.0537782905</text:p>
          </table:table-cell>
          <table:table-cell table:number-columns-repeated="1023"/>
        </table:table-row>
        <table:table-row table:style-name="ro1">
          <table:table-cell office:value-type="float" office:value="0.0523984550521837" calcext:value-type="float">
            <text:p>0.0523984551</text:p>
          </table:table-cell>
          <table:table-cell table:number-columns-repeated="1023"/>
        </table:table-row>
        <table:table-row table:style-name="ro1">
          <table:table-cell office:value-type="float" office:value="0.051348061274278" calcext:value-type="float">
            <text:p>0.0513480613</text:p>
          </table:table-cell>
          <table:table-cell table:number-columns-repeated="1023"/>
        </table:table-row>
        <table:table-row table:style-name="ro1">
          <table:table-cell office:value-type="float" office:value="0.0501104606945379" calcext:value-type="float">
            <text:p>0.0501104607</text:p>
          </table:table-cell>
          <table:table-cell table:number-columns-repeated="1023"/>
        </table:table-row>
        <table:table-row table:style-name="ro1">
          <table:table-cell office:value-type="float" office:value="0.0491013153933591" calcext:value-type="float">
            <text:p>0.0491013154</text:p>
          </table:table-cell>
          <table:table-cell table:number-columns-repeated="1023"/>
        </table:table-row>
        <table:table-row table:style-name="ro1">
          <table:table-cell office:value-type="float" office:value="0.0481015478833211" calcext:value-type="float">
            <text:p>0.04810154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88" calcext:value-type="float">
            <text:p>28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3.77230066172358" calcext:value-type="float">
            <text:p>3.7723006617</text:p>
          </table:table-cell>
          <table:table-cell table:number-columns-repeated="1023"/>
        </table:table-row>
        <table:table-row table:style-name="ro1">
          <table:table-cell office:value-type="float" office:value="1.40137433237312" calcext:value-type="float">
            <text:p>1.4013743324</text:p>
          </table:table-cell>
          <table:table-cell table:number-columns-repeated="1023"/>
        </table:table-row>
        <table:table-row table:style-name="ro1">
          <table:table-cell office:value-type="float" office:value="1.01827692899413" calcext:value-type="float">
            <text:p>1.018276929</text:p>
          </table:table-cell>
          <table:table-cell table:number-columns-repeated="1023"/>
        </table:table-row>
        <table:table-row table:style-name="ro1">
          <table:table-cell office:value-type="float" office:value="0.772297503751734" calcext:value-type="float">
            <text:p>0.7722975038</text:p>
          </table:table-cell>
          <table:table-cell table:number-columns-repeated="1023"/>
        </table:table-row>
        <table:table-row table:style-name="ro1">
          <table:table-cell office:value-type="float" office:value="0.625010089447127" calcext:value-type="float">
            <text:p>0.6250100894</text:p>
          </table:table-cell>
          <table:table-cell table:number-columns-repeated="1023"/>
        </table:table-row>
        <table:table-row table:style-name="ro1">
          <table:table-cell office:value-type="float" office:value="0.531591394550674" calcext:value-type="float">
            <text:p>0.5315913946</text:p>
          </table:table-cell>
          <table:table-cell table:number-columns-repeated="1023"/>
        </table:table-row>
        <table:table-row table:style-name="ro1">
          <table:table-cell office:value-type="float" office:value="0.471925189253823" calcext:value-type="float">
            <text:p>0.4719251893</text:p>
          </table:table-cell>
          <table:table-cell table:number-columns-repeated="1023"/>
        </table:table-row>
        <table:table-row table:style-name="ro1">
          <table:table-cell office:value-type="float" office:value="0.405048945332379" calcext:value-type="float">
            <text:p>0.4050489453</text:p>
          </table:table-cell>
          <table:table-cell table:number-columns-repeated="1023"/>
        </table:table-row>
        <table:table-row table:style-name="ro1">
          <table:table-cell office:value-type="float" office:value="0.368414489206208" calcext:value-type="float">
            <text:p>0.3684144892</text:p>
          </table:table-cell>
          <table:table-cell table:number-columns-repeated="1023"/>
        </table:table-row>
        <table:table-row table:style-name="ro1">
          <table:table-cell office:value-type="float" office:value="0.335617147306785" calcext:value-type="float">
            <text:p>0.3356171473</text:p>
          </table:table-cell>
          <table:table-cell table:number-columns-repeated="1023"/>
        </table:table-row>
        <table:table-row table:style-name="ro1">
          <table:table-cell office:value-type="float" office:value="0.307674767710759" calcext:value-type="float">
            <text:p>0.3076747677</text:p>
          </table:table-cell>
          <table:table-cell table:number-columns-repeated="1023"/>
        </table:table-row>
        <table:table-row table:style-name="ro1">
          <table:table-cell office:value-type="float" office:value="0.286922194622918" calcext:value-type="float">
            <text:p>0.2869221946</text:p>
          </table:table-cell>
          <table:table-cell table:number-columns-repeated="1023"/>
        </table:table-row>
        <table:table-row table:style-name="ro1">
          <table:table-cell office:value-type="float" office:value="0.273585813023569" calcext:value-type="float">
            <text:p>0.273585813</text:p>
          </table:table-cell>
          <table:table-cell table:number-columns-repeated="1023"/>
        </table:table-row>
        <table:table-row table:style-name="ro1">
          <table:table-cell office:value-type="float" office:value="0.261036476579419" calcext:value-type="float">
            <text:p>0.2610364766</text:p>
          </table:table-cell>
          <table:table-cell table:number-columns-repeated="1023"/>
        </table:table-row>
        <table:table-row table:style-name="ro1">
          <table:table-cell office:value-type="float" office:value="0.245857953253904" calcext:value-type="float">
            <text:p>0.2458579533</text:p>
          </table:table-cell>
          <table:table-cell table:number-columns-repeated="1023"/>
        </table:table-row>
        <table:table-row table:style-name="ro1">
          <table:table-cell office:value-type="float" office:value="0.226831511391507" calcext:value-type="float">
            <text:p>0.2268315114</text:p>
          </table:table-cell>
          <table:table-cell table:number-columns-repeated="1023"/>
        </table:table-row>
        <table:table-row table:style-name="ro1">
          <table:table-cell office:value-type="float" office:value="0.213801933791913" calcext:value-type="float">
            <text:p>0.2138019338</text:p>
          </table:table-cell>
          <table:table-cell table:number-columns-repeated="1023"/>
        </table:table-row>
        <table:table-row table:style-name="ro1">
          <table:table-cell office:value-type="float" office:value="0.203678836662221" calcext:value-type="float">
            <text:p>0.2036788367</text:p>
          </table:table-cell>
          <table:table-cell table:number-columns-repeated="1023"/>
        </table:table-row>
        <table:table-row table:style-name="ro1">
          <table:table-cell office:value-type="float" office:value="0.195191457289109" calcext:value-type="float">
            <text:p>0.1951914573</text:p>
          </table:table-cell>
          <table:table-cell table:number-columns-repeated="1023"/>
        </table:table-row>
        <table:table-row table:style-name="ro1">
          <table:table-cell office:value-type="float" office:value="0.18707206799727" calcext:value-type="float">
            <text:p>0.187072068</text:p>
          </table:table-cell>
          <table:table-cell table:number-columns-repeated="1023"/>
        </table:table-row>
        <table:table-row table:style-name="ro1">
          <table:table-cell office:value-type="float" office:value="0.177383780061559" calcext:value-type="float">
            <text:p>0.1773837801</text:p>
          </table:table-cell>
          <table:table-cell table:number-columns-repeated="1023"/>
        </table:table-row>
        <table:table-row table:style-name="ro1">
          <table:table-cell office:value-type="float" office:value="0.172535479622051" calcext:value-type="float">
            <text:p>0.1725354796</text:p>
          </table:table-cell>
          <table:table-cell table:number-columns-repeated="1023"/>
        </table:table-row>
        <table:table-row table:style-name="ro1">
          <table:table-cell office:value-type="float" office:value="0.167786638015132" calcext:value-type="float">
            <text:p>0.167786638</text:p>
          </table:table-cell>
          <table:table-cell table:number-columns-repeated="1023"/>
        </table:table-row>
        <table:table-row table:style-name="ro1">
          <table:table-cell office:value-type="float" office:value="0.161305231524611" calcext:value-type="float">
            <text:p>0.1613052315</text:p>
          </table:table-cell>
          <table:table-cell table:number-columns-repeated="1023"/>
        </table:table-row>
        <table:table-row table:style-name="ro1">
          <table:table-cell office:value-type="float" office:value="0.155722279282603" calcext:value-type="float">
            <text:p>0.1557222793</text:p>
          </table:table-cell>
          <table:table-cell table:number-columns-repeated="1023"/>
        </table:table-row>
        <table:table-row table:style-name="ro1">
          <table:table-cell office:value-type="float" office:value="0.150172251943276" calcext:value-type="float">
            <text:p>0.1501722519</text:p>
          </table:table-cell>
          <table:table-cell table:number-columns-repeated="1023"/>
        </table:table-row>
        <table:table-row table:style-name="ro1">
          <table:table-cell office:value-type="float" office:value="0.14515022551425" calcext:value-type="float">
            <text:p>0.1451502255</text:p>
          </table:table-cell>
          <table:table-cell table:number-columns-repeated="1023"/>
        </table:table-row>
        <table:table-row table:style-name="ro1">
          <table:table-cell office:value-type="float" office:value="0.139488749814821" calcext:value-type="float">
            <text:p>0.1394887498</text:p>
          </table:table-cell>
          <table:table-cell table:number-columns-repeated="1023"/>
        </table:table-row>
        <table:table-row table:style-name="ro1">
          <table:table-cell office:value-type="float" office:value="0.133474139234704" calcext:value-type="float">
            <text:p>0.1334741392</text:p>
          </table:table-cell>
          <table:table-cell table:number-columns-repeated="1023"/>
        </table:table-row>
        <table:table-row table:style-name="ro1">
          <table:table-cell office:value-type="float" office:value="0.126918583520534" calcext:value-type="float">
            <text:p>0.1269185835</text:p>
          </table:table-cell>
          <table:table-cell table:number-columns-repeated="1023"/>
        </table:table-row>
        <table:table-row table:style-name="ro1">
          <table:table-cell office:value-type="float" office:value="0.121437660070304" calcext:value-type="float">
            <text:p>0.1214376601</text:p>
          </table:table-cell>
          <table:table-cell table:number-columns-repeated="1023"/>
        </table:table-row>
        <table:table-row table:style-name="ro1">
          <table:table-cell office:value-type="float" office:value="0.115337509902449" calcext:value-type="float">
            <text:p>0.1153375099</text:p>
          </table:table-cell>
          <table:table-cell table:number-columns-repeated="1023"/>
        </table:table-row>
        <table:table-row table:style-name="ro1">
          <table:table-cell office:value-type="float" office:value="0.11118648981477" calcext:value-type="float">
            <text:p>0.1111864898</text:p>
          </table:table-cell>
          <table:table-cell table:number-columns-repeated="1023"/>
        </table:table-row>
        <table:table-row table:style-name="ro1">
          <table:table-cell office:value-type="float" office:value="0.106645776541335" calcext:value-type="float">
            <text:p>0.1066457765</text:p>
          </table:table-cell>
          <table:table-cell table:number-columns-repeated="1023"/>
        </table:table-row>
        <table:table-row table:style-name="ro1">
          <table:table-cell office:value-type="float" office:value="0.102432836383416" calcext:value-type="float">
            <text:p>0.1024328364</text:p>
          </table:table-cell>
          <table:table-cell table:number-columns-repeated="1023"/>
        </table:table-row>
        <table:table-row table:style-name="ro1">
          <table:table-cell office:value-type="float" office:value="0.0973645246934752" calcext:value-type="float">
            <text:p>0.0973645247</text:p>
          </table:table-cell>
          <table:table-cell table:number-columns-repeated="1023"/>
        </table:table-row>
        <table:table-row table:style-name="ro1">
          <table:table-cell office:value-type="float" office:value="0.0943441440448221" calcext:value-type="float">
            <text:p>0.094344144</text:p>
          </table:table-cell>
          <table:table-cell table:number-columns-repeated="1023"/>
        </table:table-row>
        <table:table-row table:style-name="ro1">
          <table:table-cell office:value-type="float" office:value="0.0907516182482633" calcext:value-type="float">
            <text:p>0.0907516182</text:p>
          </table:table-cell>
          <table:table-cell table:number-columns-repeated="1023"/>
        </table:table-row>
        <table:table-row table:style-name="ro1">
          <table:table-cell office:value-type="float" office:value="0.0881062678663517" calcext:value-type="float">
            <text:p>0.0881062679</text:p>
          </table:table-cell>
          <table:table-cell table:number-columns-repeated="1023"/>
        </table:table-row>
        <table:table-row table:style-name="ro1">
          <table:table-cell office:value-type="float" office:value="0.0845475039285348" calcext:value-type="float">
            <text:p>0.0845475039</text:p>
          </table:table-cell>
          <table:table-cell table:number-columns-repeated="1023"/>
        </table:table-row>
        <table:table-row table:style-name="ro1">
          <table:table-cell office:value-type="float" office:value="0.0825090609285392" calcext:value-type="float">
            <text:p>0.0825090609</text:p>
          </table:table-cell>
          <table:table-cell table:number-columns-repeated="1023"/>
        </table:table-row>
        <table:table-row table:style-name="ro1">
          <table:table-cell office:value-type="float" office:value="0.07928064679929" calcext:value-type="float">
            <text:p>0.0792806468</text:p>
          </table:table-cell>
          <table:table-cell table:number-columns-repeated="1023"/>
        </table:table-row>
        <table:table-row table:style-name="ro1">
          <table:table-cell office:value-type="float" office:value="0.0771600026655521" calcext:value-type="float">
            <text:p>0.0771600027</text:p>
          </table:table-cell>
          <table:table-cell table:number-columns-repeated="1023"/>
        </table:table-row>
        <table:table-row table:style-name="ro1">
          <table:table-cell office:value-type="float" office:value="0.0747245717583707" calcext:value-type="float">
            <text:p>0.0747245718</text:p>
          </table:table-cell>
          <table:table-cell table:number-columns-repeated="1023"/>
        </table:table-row>
        <table:table-row table:style-name="ro1">
          <table:table-cell office:value-type="float" office:value="0.072668474407497" calcext:value-type="float">
            <text:p>0.0726684744</text:p>
          </table:table-cell>
          <table:table-cell table:number-columns-repeated="1023"/>
        </table:table-row>
        <table:table-row table:style-name="ro1">
          <table:table-cell office:value-type="float" office:value="0.0703385872773675" calcext:value-type="float">
            <text:p>0.0703385873</text:p>
          </table:table-cell>
          <table:table-cell table:number-columns-repeated="1023"/>
        </table:table-row>
        <table:table-row table:style-name="ro1">
          <table:table-cell office:value-type="float" office:value="0.068600824746918" calcext:value-type="float">
            <text:p>0.0686008247</text:p>
          </table:table-cell>
          <table:table-cell table:number-columns-repeated="1023"/>
        </table:table-row>
        <table:table-row table:style-name="ro1">
          <table:table-cell office:value-type="float" office:value="0.0671881640275328" calcext:value-type="float">
            <text:p>0.067188164</text:p>
          </table:table-cell>
          <table:table-cell table:number-columns-repeated="1023"/>
        </table:table-row>
        <table:table-row table:style-name="ro1">
          <table:table-cell office:value-type="float" office:value="0.0660503675934925" calcext:value-type="float">
            <text:p>0.0660503676</text:p>
          </table:table-cell>
          <table:table-cell table:number-columns-repeated="1023"/>
        </table:table-row>
        <table:table-row table:style-name="ro1">
          <table:table-cell office:value-type="float" office:value="0.0646687147005496" calcext:value-type="float">
            <text:p>0.0646687147</text:p>
          </table:table-cell>
          <table:table-cell table:number-columns-repeated="1023"/>
        </table:table-row>
        <table:table-row table:style-name="ro1">
          <table:table-cell office:value-type="float" office:value="0.0630843382894111" calcext:value-type="float">
            <text:p>0.0630843383</text:p>
          </table:table-cell>
          <table:table-cell table:number-columns-repeated="1023"/>
        </table:table-row>
        <table:table-row table:style-name="ro1">
          <table:table-cell office:value-type="float" office:value="0.0615894022117795" calcext:value-type="float">
            <text:p>0.0615894022</text:p>
          </table:table-cell>
          <table:table-cell table:number-columns-repeated="1023"/>
        </table:table-row>
        <table:table-row table:style-name="ro1">
          <table:table-cell office:value-type="float" office:value="0.0603305318096878" calcext:value-type="float">
            <text:p>0.0603305318</text:p>
          </table:table-cell>
          <table:table-cell table:number-columns-repeated="1023"/>
        </table:table-row>
        <table:table-row table:style-name="ro1">
          <table:table-cell office:value-type="float" office:value="0.059019916549377" calcext:value-type="float">
            <text:p>0.0590199165</text:p>
          </table:table-cell>
          <table:table-cell table:number-columns-repeated="1023"/>
        </table:table-row>
        <table:table-row table:style-name="ro1">
          <table:table-cell office:value-type="float" office:value="0.0582037408330325" calcext:value-type="float">
            <text:p>0.0582037408</text:p>
          </table:table-cell>
          <table:table-cell table:number-columns-repeated="1023"/>
        </table:table-row>
        <table:table-row table:style-name="ro1">
          <table:table-cell office:value-type="float" office:value="0.0574203077214386" calcext:value-type="float">
            <text:p>0.0574203077</text:p>
          </table:table-cell>
          <table:table-cell table:number-columns-repeated="1023"/>
        </table:table-row>
        <table:table-row table:style-name="ro1">
          <table:table-cell office:value-type="float" office:value="0.0566624008462472" calcext:value-type="float">
            <text:p>0.0566624008</text:p>
          </table:table-cell>
          <table:table-cell table:number-columns-repeated="1023"/>
        </table:table-row>
        <table:table-row table:style-name="ro1">
          <table:table-cell office:value-type="float" office:value="0.0553630249047733" calcext:value-type="float">
            <text:p>0.0553630249</text:p>
          </table:table-cell>
          <table:table-cell table:number-columns-repeated="1023"/>
        </table:table-row>
        <table:table-row table:style-name="ro1">
          <table:table-cell office:value-type="float" office:value="0.0542101603286641" calcext:value-type="float">
            <text:p>0.0542101603</text:p>
          </table:table-cell>
          <table:table-cell table:number-columns-repeated="1023"/>
        </table:table-row>
        <table:table-row table:style-name="ro1">
          <table:table-cell office:value-type="float" office:value="0.0531086423412259" calcext:value-type="float">
            <text:p>0.05310864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89" calcext:value-type="float">
            <text:p>28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3.57597839488966" calcext:value-type="float">
            <text:p>3.5759783949</text:p>
          </table:table-cell>
          <table:table-cell table:number-columns-repeated="1023"/>
        </table:table-row>
        <table:table-row table:style-name="ro1">
          <table:table-cell office:value-type="float" office:value="1.58395067477419" calcext:value-type="float">
            <text:p>1.5839506748</text:p>
          </table:table-cell>
          <table:table-cell table:number-columns-repeated="1023"/>
        </table:table-row>
        <table:table-row table:style-name="ro1">
          <table:table-cell office:value-type="float" office:value="1.0358919832114" calcext:value-type="float">
            <text:p>1.0358919832</text:p>
          </table:table-cell>
          <table:table-cell table:number-columns-repeated="1023"/>
        </table:table-row>
        <table:table-row table:style-name="ro1">
          <table:table-cell office:value-type="float" office:value="0.829135467441962" calcext:value-type="float">
            <text:p>0.8291354674</text:p>
          </table:table-cell>
          <table:table-cell table:number-columns-repeated="1023"/>
        </table:table-row>
        <table:table-row table:style-name="ro1">
          <table:table-cell office:value-type="float" office:value="0.655335537358108" calcext:value-type="float">
            <text:p>0.6553355374</text:p>
          </table:table-cell>
          <table:table-cell table:number-columns-repeated="1023"/>
        </table:table-row>
        <table:table-row table:style-name="ro1">
          <table:table-cell office:value-type="float" office:value="0.55361379450481" calcext:value-type="float">
            <text:p>0.5536137945</text:p>
          </table:table-cell>
          <table:table-cell table:number-columns-repeated="1023"/>
        </table:table-row>
        <table:table-row table:style-name="ro1">
          <table:table-cell office:value-type="float" office:value="0.488711236549092" calcext:value-type="float">
            <text:p>0.4887112365</text:p>
          </table:table-cell>
          <table:table-cell table:number-columns-repeated="1023"/>
        </table:table-row>
        <table:table-row table:style-name="ro1">
          <table:table-cell office:value-type="float" office:value="0.440793883707304" calcext:value-type="float">
            <text:p>0.4407938837</text:p>
          </table:table-cell>
          <table:table-cell table:number-columns-repeated="1023"/>
        </table:table-row>
        <table:table-row table:style-name="ro1">
          <table:table-cell office:value-type="float" office:value="0.395048813147682" calcext:value-type="float">
            <text:p>0.3950488131</text:p>
          </table:table-cell>
          <table:table-cell table:number-columns-repeated="1023"/>
        </table:table-row>
        <table:table-row table:style-name="ro1">
          <table:table-cell office:value-type="float" office:value="0.359172870267279" calcext:value-type="float">
            <text:p>0.3591728703</text:p>
          </table:table-cell>
          <table:table-cell table:number-columns-repeated="1023"/>
        </table:table-row>
        <table:table-row table:style-name="ro1">
          <table:table-cell office:value-type="float" office:value="0.3240368881694" calcext:value-type="float">
            <text:p>0.3240368882</text:p>
          </table:table-cell>
          <table:table-cell table:number-columns-repeated="1023"/>
        </table:table-row>
        <table:table-row table:style-name="ro1">
          <table:table-cell office:value-type="float" office:value="0.299345995614215" calcext:value-type="float">
            <text:p>0.2993459956</text:p>
          </table:table-cell>
          <table:table-cell table:number-columns-repeated="1023"/>
        </table:table-row>
        <table:table-row table:style-name="ro1">
          <table:table-cell office:value-type="float" office:value="0.281591553881209" calcext:value-type="float">
            <text:p>0.2815915539</text:p>
          </table:table-cell>
          <table:table-cell table:number-columns-repeated="1023"/>
        </table:table-row>
        <table:table-row table:style-name="ro1">
          <table:table-cell office:value-type="float" office:value="0.265918710333443" calcext:value-type="float">
            <text:p>0.2659187103</text:p>
          </table:table-cell>
          <table:table-cell table:number-columns-repeated="1023"/>
        </table:table-row>
        <table:table-row table:style-name="ro1">
          <table:table-cell office:value-type="float" office:value="0.250513693574003" calcext:value-type="float">
            <text:p>0.2505136936</text:p>
          </table:table-cell>
          <table:table-cell table:number-columns-repeated="1023"/>
        </table:table-row>
        <table:table-row table:style-name="ro1">
          <table:table-cell office:value-type="float" office:value="0.236323513151266" calcext:value-type="float">
            <text:p>0.2363235132</text:p>
          </table:table-cell>
          <table:table-cell table:number-columns-repeated="1023"/>
        </table:table-row>
        <table:table-row table:style-name="ro1">
          <table:table-cell office:value-type="float" office:value="0.222724676499694" calcext:value-type="float">
            <text:p>0.2227246765</text:p>
          </table:table-cell>
          <table:table-cell table:number-columns-repeated="1023"/>
        </table:table-row>
        <table:table-row table:style-name="ro1">
          <table:table-cell office:value-type="float" office:value="0.212187231618378" calcext:value-type="float">
            <text:p>0.2121872316</text:p>
          </table:table-cell>
          <table:table-cell table:number-columns-repeated="1023"/>
        </table:table-row>
        <table:table-row table:style-name="ro1">
          <table:table-cell office:value-type="float" office:value="0.201345549185856" calcext:value-type="float">
            <text:p>0.2013455492</text:p>
          </table:table-cell>
          <table:table-cell table:number-columns-repeated="1023"/>
        </table:table-row>
        <table:table-row table:style-name="ro1">
          <table:table-cell office:value-type="float" office:value="0.190080651326334" calcext:value-type="float">
            <text:p>0.1900806513</text:p>
          </table:table-cell>
          <table:table-cell table:number-columns-repeated="1023"/>
        </table:table-row>
        <table:table-row table:style-name="ro1">
          <table:table-cell office:value-type="float" office:value="0.179277990010865" calcext:value-type="float">
            <text:p>0.17927799</text:p>
          </table:table-cell>
          <table:table-cell table:number-columns-repeated="1023"/>
        </table:table-row>
        <table:table-row table:style-name="ro1">
          <table:table-cell office:value-type="float" office:value="0.171841737624998" calcext:value-type="float">
            <text:p>0.1718417376</text:p>
          </table:table-cell>
          <table:table-cell table:number-columns-repeated="1023"/>
        </table:table-row>
        <table:table-row table:style-name="ro1">
          <table:table-cell office:value-type="float" office:value="0.161508981051628" calcext:value-type="float">
            <text:p>0.1615089811</text:p>
          </table:table-cell>
          <table:table-cell table:number-columns-repeated="1023"/>
        </table:table-row>
        <table:table-row table:style-name="ro1">
          <table:table-cell office:value-type="float" office:value="0.156351170943784" calcext:value-type="float">
            <text:p>0.1563511709</text:p>
          </table:table-cell>
          <table:table-cell table:number-columns-repeated="1023"/>
        </table:table-row>
        <table:table-row table:style-name="ro1">
          <table:table-cell office:value-type="float" office:value="0.149628530175277" calcext:value-type="float">
            <text:p>0.1496285302</text:p>
          </table:table-cell>
          <table:table-cell table:number-columns-repeated="1023"/>
        </table:table-row>
        <table:table-row table:style-name="ro1">
          <table:table-cell office:value-type="float" office:value="0.142446846892123" calcext:value-type="float">
            <text:p>0.1424468469</text:p>
          </table:table-cell>
          <table:table-cell table:number-columns-repeated="1023"/>
        </table:table-row>
        <table:table-row table:style-name="ro1">
          <table:table-cell office:value-type="float" office:value="0.136216767430052" calcext:value-type="float">
            <text:p>0.1362167674</text:p>
          </table:table-cell>
          <table:table-cell table:number-columns-repeated="1023"/>
        </table:table-row>
        <table:table-row table:style-name="ro1">
          <table:table-cell office:value-type="float" office:value="0.131362161140958" calcext:value-type="float">
            <text:p>0.1313621611</text:p>
          </table:table-cell>
          <table:table-cell table:number-columns-repeated="1023"/>
        </table:table-row>
        <table:table-row table:style-name="ro1">
          <table:table-cell office:value-type="float" office:value="0.126536293357132" calcext:value-type="float">
            <text:p>0.1265362934</text:p>
          </table:table-cell>
          <table:table-cell table:number-columns-repeated="1023"/>
        </table:table-row>
        <table:table-row table:style-name="ro1">
          <table:table-cell office:value-type="float" office:value="0.121171057978273" calcext:value-type="float">
            <text:p>0.121171058</text:p>
          </table:table-cell>
          <table:table-cell table:number-columns-repeated="1023"/>
        </table:table-row>
        <table:table-row table:style-name="ro1">
          <table:table-cell office:value-type="float" office:value="0.116514668895338" calcext:value-type="float">
            <text:p>0.1165146689</text:p>
          </table:table-cell>
          <table:table-cell table:number-columns-repeated="1023"/>
        </table:table-row>
        <table:table-row table:style-name="ro1">
          <table:table-cell office:value-type="float" office:value="0.112956845768835" calcext:value-type="float">
            <text:p>0.1129568458</text:p>
          </table:table-cell>
          <table:table-cell table:number-columns-repeated="1023"/>
        </table:table-row>
        <table:table-row table:style-name="ro1">
          <table:table-cell office:value-type="float" office:value="0.109293953654326" calcext:value-type="float">
            <text:p>0.1092939537</text:p>
          </table:table-cell>
          <table:table-cell table:number-columns-repeated="1023"/>
        </table:table-row>
        <table:table-row table:style-name="ro1">
          <table:table-cell office:value-type="float" office:value="0.105300715834702" calcext:value-type="float">
            <text:p>0.1053007158</text:p>
          </table:table-cell>
          <table:table-cell table:number-columns-repeated="1023"/>
        </table:table-row>
        <table:table-row table:style-name="ro1">
          <table:table-cell office:value-type="float" office:value="0.101429781388252" calcext:value-type="float">
            <text:p>0.1014297814</text:p>
          </table:table-cell>
          <table:table-cell table:number-columns-repeated="1023"/>
        </table:table-row>
        <table:table-row table:style-name="ro1">
          <table:table-cell office:value-type="float" office:value="0.0988559827973977" calcext:value-type="float">
            <text:p>0.0988559828</text:p>
          </table:table-cell>
          <table:table-cell table:number-columns-repeated="1023"/>
        </table:table-row>
        <table:table-row table:style-name="ro1">
          <table:table-cell office:value-type="float" office:value="0.0959276375852203" calcext:value-type="float">
            <text:p>0.0959276376</text:p>
          </table:table-cell>
          <table:table-cell table:number-columns-repeated="1023"/>
        </table:table-row>
        <table:table-row table:style-name="ro1">
          <table:table-cell office:value-type="float" office:value="0.0927812458198781" calcext:value-type="float">
            <text:p>0.0927812458</text:p>
          </table:table-cell>
          <table:table-cell table:number-columns-repeated="1023"/>
        </table:table-row>
        <table:table-row table:style-name="ro1">
          <table:table-cell office:value-type="float" office:value="0.0897128488273989" calcext:value-type="float">
            <text:p>0.0897128488</text:p>
          </table:table-cell>
          <table:table-cell table:number-columns-repeated="1023"/>
        </table:table-row>
        <table:table-row table:style-name="ro1">
          <table:table-cell office:value-type="float" office:value="0.0878184412445764" calcext:value-type="float">
            <text:p>0.0878184412</text:p>
          </table:table-cell>
          <table:table-cell table:number-columns-repeated="1023"/>
        </table:table-row>
        <table:table-row table:style-name="ro1">
          <table:table-cell office:value-type="float" office:value="0.0852791747202247" calcext:value-type="float">
            <text:p>0.0852791747</text:p>
          </table:table-cell>
          <table:table-cell table:number-columns-repeated="1023"/>
        </table:table-row>
        <table:table-row table:style-name="ro1">
          <table:table-cell office:value-type="float" office:value="0.0835989217864992" calcext:value-type="float">
            <text:p>0.0835989218</text:p>
          </table:table-cell>
          <table:table-cell table:number-columns-repeated="1023"/>
        </table:table-row>
        <table:table-row table:style-name="ro1">
          <table:table-cell office:value-type="float" office:value="0.0812918179524638" calcext:value-type="float">
            <text:p>0.081291818</text:p>
          </table:table-cell>
          <table:table-cell table:number-columns-repeated="1023"/>
        </table:table-row>
        <table:table-row table:style-name="ro1">
          <table:table-cell office:value-type="float" office:value="0.0795898997006914" calcext:value-type="float">
            <text:p>0.0795898997</text:p>
          </table:table-cell>
          <table:table-cell table:number-columns-repeated="1023"/>
        </table:table-row>
        <table:table-row table:style-name="ro1">
          <table:table-cell office:value-type="float" office:value="0.0772156611484049" calcext:value-type="float">
            <text:p>0.0772156611</text:p>
          </table:table-cell>
          <table:table-cell table:number-columns-repeated="1023"/>
        </table:table-row>
        <table:table-row table:style-name="ro1">
          <table:table-cell office:value-type="float" office:value="0.0760302746115507" calcext:value-type="float">
            <text:p>0.0760302746</text:p>
          </table:table-cell>
          <table:table-cell table:number-columns-repeated="1023"/>
        </table:table-row>
        <table:table-row table:style-name="ro1">
          <table:table-cell office:value-type="float" office:value="0.0750050333989588" calcext:value-type="float">
            <text:p>0.0750050334</text:p>
          </table:table-cell>
          <table:table-cell table:number-columns-repeated="1023"/>
        </table:table-row>
        <table:table-row table:style-name="ro1">
          <table:table-cell office:value-type="float" office:value="0.0734546429844891" calcext:value-type="float">
            <text:p>0.073454643</text:p>
          </table:table-cell>
          <table:table-cell table:number-columns-repeated="1023"/>
        </table:table-row>
        <table:table-row table:style-name="ro1">
          <table:table-cell office:value-type="float" office:value="0.0721732046107575" calcext:value-type="float">
            <text:p>0.0721732046</text:p>
          </table:table-cell>
          <table:table-cell table:number-columns-repeated="1023"/>
        </table:table-row>
        <table:table-row table:style-name="ro1">
          <table:table-cell office:value-type="float" office:value="0.0708938563102012" calcext:value-type="float">
            <text:p>0.0708938563</text:p>
          </table:table-cell>
          <table:table-cell table:number-columns-repeated="1023"/>
        </table:table-row>
        <table:table-row table:style-name="ro1">
          <table:table-cell office:value-type="float" office:value="0.069409991436256" calcext:value-type="float">
            <text:p>0.0694099914</text:p>
          </table:table-cell>
          <table:table-cell table:number-columns-repeated="1023"/>
        </table:table-row>
        <table:table-row table:style-name="ro1">
          <table:table-cell office:value-type="float" office:value="0.0676879365650267" calcext:value-type="float">
            <text:p>0.0676879366</text:p>
          </table:table-cell>
          <table:table-cell table:number-columns-repeated="1023"/>
        </table:table-row>
        <table:table-row table:style-name="ro1">
          <table:table-cell office:value-type="float" office:value="0.0668385885390104" calcext:value-type="float">
            <text:p>0.0668385885</text:p>
          </table:table-cell>
          <table:table-cell table:number-columns-repeated="1023"/>
        </table:table-row>
        <table:table-row table:style-name="ro1">
          <table:table-cell office:value-type="float" office:value="0.0657231370294864" calcext:value-type="float">
            <text:p>0.065723137</text:p>
          </table:table-cell>
          <table:table-cell table:number-columns-repeated="1023"/>
        </table:table-row>
        <table:table-row table:style-name="ro1">
          <table:table-cell office:value-type="float" office:value="0.0644729340462929" calcext:value-type="float">
            <text:p>0.064472934</text:p>
          </table:table-cell>
          <table:table-cell table:number-columns-repeated="1023"/>
        </table:table-row>
        <table:table-row table:style-name="ro1">
          <table:table-cell office:value-type="float" office:value="0.0631248687412722" calcext:value-type="float">
            <text:p>0.0631248687</text:p>
          </table:table-cell>
          <table:table-cell table:number-columns-repeated="1023"/>
        </table:table-row>
        <table:table-row table:style-name="ro1">
          <table:table-cell office:value-type="float" office:value="0.0620749142022048" calcext:value-type="float">
            <text:p>0.0620749142</text:p>
          </table:table-cell>
          <table:table-cell table:number-columns-repeated="1023"/>
        </table:table-row>
        <table:table-row table:style-name="ro1">
          <table:table-cell office:value-type="float" office:value="0.0607613618116599" calcext:value-type="float">
            <text:p>0.0607613618</text:p>
          </table:table-cell>
          <table:table-cell table:number-columns-repeated="1023"/>
        </table:table-row>
        <table:table-row table:style-name="ro1">
          <table:table-cell office:value-type="float" office:value="0.0593355599836835" calcext:value-type="float">
            <text:p>0.05933556</text:p>
          </table:table-cell>
          <table:table-cell table:number-columns-repeated="1023"/>
        </table:table-row>
        <table:table-row table:style-name="ro1">
          <table:table-cell office:value-type="float" office:value="0.0585471147909796" calcext:value-type="float">
            <text:p>0.05854711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21" calcext:value-type="float">
            <text:p>32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3.34610489189393" calcext:value-type="float">
            <text:p>3.3461048919</text:p>
          </table:table-cell>
          <table:table-cell table:number-columns-repeated="1023"/>
        </table:table-row>
        <table:table-row table:style-name="ro1">
          <table:table-cell office:value-type="float" office:value="1.4073652982311" calcext:value-type="float">
            <text:p>1.4073652982</text:p>
          </table:table-cell>
          <table:table-cell table:number-columns-repeated="1023"/>
        </table:table-row>
        <table:table-row table:style-name="ro1">
          <table:table-cell office:value-type="float" office:value="1.03255501285482" calcext:value-type="float">
            <text:p>1.0325550129</text:p>
          </table:table-cell>
          <table:table-cell table:number-columns-repeated="1023"/>
        </table:table-row>
        <table:table-row table:style-name="ro1">
          <table:table-cell office:value-type="float" office:value="0.77404152973899" calcext:value-type="float">
            <text:p>0.7740415297</text:p>
          </table:table-cell>
          <table:table-cell table:number-columns-repeated="1023"/>
        </table:table-row>
        <table:table-row table:style-name="ro1">
          <table:table-cell office:value-type="float" office:value="0.665684129244108" calcext:value-type="float">
            <text:p>0.6656841292</text:p>
          </table:table-cell>
          <table:table-cell table:number-columns-repeated="1023"/>
        </table:table-row>
        <table:table-row table:style-name="ro1">
          <table:table-cell office:value-type="float" office:value="0.548993813488514" calcext:value-type="float">
            <text:p>0.5489938135</text:p>
          </table:table-cell>
          <table:table-cell table:number-columns-repeated="1023"/>
        </table:table-row>
        <table:table-row table:style-name="ro1">
          <table:table-cell office:value-type="float" office:value="0.474117476034041" calcext:value-type="float">
            <text:p>0.474117476</text:p>
          </table:table-cell>
          <table:table-cell table:number-columns-repeated="1023"/>
        </table:table-row>
        <table:table-row table:style-name="ro1">
          <table:table-cell office:value-type="float" office:value="0.420901342435402" calcext:value-type="float">
            <text:p>0.4209013424</text:p>
          </table:table-cell>
          <table:table-cell table:number-columns-repeated="1023"/>
        </table:table-row>
        <table:table-row table:style-name="ro1">
          <table:table-cell office:value-type="float" office:value="0.383279537923765" calcext:value-type="float">
            <text:p>0.3832795379</text:p>
          </table:table-cell>
          <table:table-cell table:number-columns-repeated="1023"/>
        </table:table-row>
        <table:table-row table:style-name="ro1">
          <table:table-cell office:value-type="float" office:value="0.350736506899409" calcext:value-type="float">
            <text:p>0.3507365069</text:p>
          </table:table-cell>
          <table:table-cell table:number-columns-repeated="1023"/>
        </table:table-row>
        <table:table-row table:style-name="ro1">
          <table:table-cell office:value-type="float" office:value="0.325274677260568" calcext:value-type="float">
            <text:p>0.3252746773</text:p>
          </table:table-cell>
          <table:table-cell table:number-columns-repeated="1023"/>
        </table:table-row>
        <table:table-row table:style-name="ro1">
          <table:table-cell office:value-type="float" office:value="0.300774171587298" calcext:value-type="float">
            <text:p>0.3007741716</text:p>
          </table:table-cell>
          <table:table-cell table:number-columns-repeated="1023"/>
        </table:table-row>
        <table:table-row table:style-name="ro1">
          <table:table-cell office:value-type="float" office:value="0.280663620748241" calcext:value-type="float">
            <text:p>0.2806636207</text:p>
          </table:table-cell>
          <table:table-cell table:number-columns-repeated="1023"/>
        </table:table-row>
        <table:table-row table:style-name="ro1">
          <table:table-cell office:value-type="float" office:value="0.261997292068719" calcext:value-type="float">
            <text:p>0.2619972921</text:p>
          </table:table-cell>
          <table:table-cell table:number-columns-repeated="1023"/>
        </table:table-row>
        <table:table-row table:style-name="ro1">
          <table:table-cell office:value-type="float" office:value="0.249061490583821" calcext:value-type="float">
            <text:p>0.2490614906</text:p>
          </table:table-cell>
          <table:table-cell table:number-columns-repeated="1023"/>
        </table:table-row>
        <table:table-row table:style-name="ro1">
          <table:table-cell office:value-type="float" office:value="0.231773380785094" calcext:value-type="float">
            <text:p>0.2317733808</text:p>
          </table:table-cell>
          <table:table-cell table:number-columns-repeated="1023"/>
        </table:table-row>
        <table:table-row table:style-name="ro1">
          <table:table-cell office:value-type="float" office:value="0.219228027563633" calcext:value-type="float">
            <text:p>0.2192280276</text:p>
          </table:table-cell>
          <table:table-cell table:number-columns-repeated="1023"/>
        </table:table-row>
        <table:table-row table:style-name="ro1">
          <table:table-cell office:value-type="float" office:value="0.208214829671528" calcext:value-type="float">
            <text:p>0.2082148297</text:p>
          </table:table-cell>
          <table:table-cell table:number-columns-repeated="1023"/>
        </table:table-row>
        <table:table-row table:style-name="ro1">
          <table:table-cell office:value-type="float" office:value="0.194351731779517" calcext:value-type="float">
            <text:p>0.1943517318</text:p>
          </table:table-cell>
          <table:table-cell table:number-columns-repeated="1023"/>
        </table:table-row>
        <table:table-row table:style-name="ro1">
          <table:table-cell office:value-type="float" office:value="0.184577777137806" calcext:value-type="float">
            <text:p>0.1845777771</text:p>
          </table:table-cell>
          <table:table-cell table:number-columns-repeated="1023"/>
        </table:table-row>
        <table:table-row table:style-name="ro1">
          <table:table-cell office:value-type="float" office:value="0.174638908982986" calcext:value-type="float">
            <text:p>0.174638909</text:p>
          </table:table-cell>
          <table:table-cell table:number-columns-repeated="1023"/>
        </table:table-row>
        <table:table-row table:style-name="ro1">
          <table:table-cell office:value-type="float" office:value="0.165434138844605" calcext:value-type="float">
            <text:p>0.1654341388</text:p>
          </table:table-cell>
          <table:table-cell table:number-columns-repeated="1023"/>
        </table:table-row>
        <table:table-row table:style-name="ro1">
          <table:table-cell office:value-type="float" office:value="0.158224777797729" calcext:value-type="float">
            <text:p>0.1582247778</text:p>
          </table:table-cell>
          <table:table-cell table:number-columns-repeated="1023"/>
        </table:table-row>
        <table:table-row table:style-name="ro1">
          <table:table-cell office:value-type="float" office:value="0.152550888517346" calcext:value-type="float">
            <text:p>0.1525508885</text:p>
          </table:table-cell>
          <table:table-cell table:number-columns-repeated="1023"/>
        </table:table-row>
        <table:table-row table:style-name="ro1">
          <table:table-cell office:value-type="float" office:value="0.144773988763198" calcext:value-type="float">
            <text:p>0.1447739888</text:p>
          </table:table-cell>
          <table:table-cell table:number-columns-repeated="1023"/>
        </table:table-row>
        <table:table-row table:style-name="ro1">
          <table:table-cell office:value-type="float" office:value="0.13995833122113" calcext:value-type="float">
            <text:p>0.1399583312</text:p>
          </table:table-cell>
          <table:table-cell table:number-columns-repeated="1023"/>
        </table:table-row>
        <table:table-row table:style-name="ro1">
          <table:table-cell office:value-type="float" office:value="0.132582122698529" calcext:value-type="float">
            <text:p>0.1325821227</text:p>
          </table:table-cell>
          <table:table-cell table:number-columns-repeated="1023"/>
        </table:table-row>
        <table:table-row table:style-name="ro1">
          <table:table-cell office:value-type="float" office:value="0.128003701928884" calcext:value-type="float">
            <text:p>0.1280037019</text:p>
          </table:table-cell>
          <table:table-cell table:number-columns-repeated="1023"/>
        </table:table-row>
        <table:table-row table:style-name="ro1">
          <table:table-cell office:value-type="float" office:value="0.123365081596116" calcext:value-type="float">
            <text:p>0.1233650816</text:p>
          </table:table-cell>
          <table:table-cell table:number-columns-repeated="1023"/>
        </table:table-row>
        <table:table-row table:style-name="ro1">
          <table:table-cell office:value-type="float" office:value="0.119023090343464" calcext:value-type="float">
            <text:p>0.1190230903</text:p>
          </table:table-cell>
          <table:table-cell table:number-columns-repeated="1023"/>
        </table:table-row>
        <table:table-row table:style-name="ro1">
          <table:table-cell office:value-type="float" office:value="0.115669851364757" calcext:value-type="float">
            <text:p>0.1156698514</text:p>
          </table:table-cell>
          <table:table-cell table:number-columns-repeated="1023"/>
        </table:table-row>
        <table:table-row table:style-name="ro1">
          <table:table-cell office:value-type="float" office:value="0.110981721938423" calcext:value-type="float">
            <text:p>0.1109817219</text:p>
          </table:table-cell>
          <table:table-cell table:number-columns-repeated="1023"/>
        </table:table-row>
        <table:table-row table:style-name="ro1">
          <table:table-cell office:value-type="float" office:value="0.107946938745826" calcext:value-type="float">
            <text:p>0.1079469387</text:p>
          </table:table-cell>
          <table:table-cell table:number-columns-repeated="1023"/>
        </table:table-row>
        <table:table-row table:style-name="ro1">
          <table:table-cell office:value-type="float" office:value="0.104322605310537" calcext:value-type="float">
            <text:p>0.1043226053</text:p>
          </table:table-cell>
          <table:table-cell table:number-columns-repeated="1023"/>
        </table:table-row>
        <table:table-row table:style-name="ro1">
          <table:table-cell office:value-type="float" office:value="0.100419924997629" calcext:value-type="float">
            <text:p>0.100419925</text:p>
          </table:table-cell>
          <table:table-cell table:number-columns-repeated="1023"/>
        </table:table-row>
        <table:table-row table:style-name="ro1">
          <table:table-cell office:value-type="float" office:value="0.0965396209515135" calcext:value-type="float">
            <text:p>0.096539621</text:p>
          </table:table-cell>
          <table:table-cell table:number-columns-repeated="1023"/>
        </table:table-row>
        <table:table-row table:style-name="ro1">
          <table:table-cell office:value-type="float" office:value="0.0935259624265822" calcext:value-type="float">
            <text:p>0.0935259624</text:p>
          </table:table-cell>
          <table:table-cell table:number-columns-repeated="1023"/>
        </table:table-row>
        <table:table-row table:style-name="ro1">
          <table:table-cell office:value-type="float" office:value="0.092108984789233" calcext:value-type="float">
            <text:p>0.0921089848</text:p>
          </table:table-cell>
          <table:table-cell table:number-columns-repeated="1023"/>
        </table:table-row>
        <table:table-row table:style-name="ro1">
          <table:table-cell office:value-type="float" office:value="0.0886125981540081" calcext:value-type="float">
            <text:p>0.0886125982</text:p>
          </table:table-cell>
          <table:table-cell table:number-columns-repeated="1023"/>
        </table:table-row>
        <table:table-row table:style-name="ro1">
          <table:table-cell office:value-type="float" office:value="0.0862833788211461" calcext:value-type="float">
            <text:p>0.0862833788</text:p>
          </table:table-cell>
          <table:table-cell table:number-columns-repeated="1023"/>
        </table:table-row>
        <table:table-row table:style-name="ro1">
          <table:table-cell office:value-type="float" office:value="0.0843759347385994" calcext:value-type="float">
            <text:p>0.0843759347</text:p>
          </table:table-cell>
          <table:table-cell table:number-columns-repeated="1023"/>
        </table:table-row>
        <table:table-row table:style-name="ro1">
          <table:table-cell office:value-type="float" office:value="0.0816294341977179" calcext:value-type="float">
            <text:p>0.0816294342</text:p>
          </table:table-cell>
          <table:table-cell table:number-columns-repeated="1023"/>
        </table:table-row>
        <table:table-row table:style-name="ro1">
          <table:table-cell office:value-type="float" office:value="0.079741407279452" calcext:value-type="float">
            <text:p>0.0797414073</text:p>
          </table:table-cell>
          <table:table-cell table:number-columns-repeated="1023"/>
        </table:table-row>
        <table:table-row table:style-name="ro1">
          <table:table-cell office:value-type="float" office:value="0.0777191885247079" calcext:value-type="float">
            <text:p>0.0777191885</text:p>
          </table:table-cell>
          <table:table-cell table:number-columns-repeated="1023"/>
        </table:table-row>
        <table:table-row table:style-name="ro1">
          <table:table-cell office:value-type="float" office:value="0.0755369098530328" calcext:value-type="float">
            <text:p>0.0755369099</text:p>
          </table:table-cell>
          <table:table-cell table:number-columns-repeated="1023"/>
        </table:table-row>
        <table:table-row table:style-name="ro1">
          <table:table-cell office:value-type="float" office:value="0.0738747627815244" calcext:value-type="float">
            <text:p>0.0738747628</text:p>
          </table:table-cell>
          <table:table-cell table:number-columns-repeated="1023"/>
        </table:table-row>
        <table:table-row table:style-name="ro1">
          <table:table-cell office:value-type="float" office:value="0.0717556768167882" calcext:value-type="float">
            <text:p>0.0717556768</text:p>
          </table:table-cell>
          <table:table-cell table:number-columns-repeated="1023"/>
        </table:table-row>
        <table:table-row table:style-name="ro1">
          <table:table-cell office:value-type="float" office:value="0.0696901494527754" calcext:value-type="float">
            <text:p>0.0696901495</text:p>
          </table:table-cell>
          <table:table-cell table:number-columns-repeated="1023"/>
        </table:table-row>
        <table:table-row table:style-name="ro1">
          <table:table-cell office:value-type="float" office:value="0.0684409842438801" calcext:value-type="float">
            <text:p>0.0684409842</text:p>
          </table:table-cell>
          <table:table-cell table:number-columns-repeated="1023"/>
        </table:table-row>
        <table:table-row table:style-name="ro1">
          <table:table-cell office:value-type="float" office:value="0.0665896509602513" calcext:value-type="float">
            <text:p>0.066589651</text:p>
          </table:table-cell>
          <table:table-cell table:number-columns-repeated="1023"/>
        </table:table-row>
        <table:table-row table:style-name="ro1">
          <table:table-cell office:value-type="float" office:value="0.0651335388099562" calcext:value-type="float">
            <text:p>0.0651335388</text:p>
          </table:table-cell>
          <table:table-cell table:number-columns-repeated="1023"/>
        </table:table-row>
        <table:table-row table:style-name="ro1">
          <table:table-cell office:value-type="float" office:value="0.0634595824724941" calcext:value-type="float">
            <text:p>0.0634595825</text:p>
          </table:table-cell>
          <table:table-cell table:number-columns-repeated="1023"/>
        </table:table-row>
        <table:table-row table:style-name="ro1">
          <table:table-cell office:value-type="float" office:value="0.062279746666366" calcext:value-type="float">
            <text:p>0.0622797467</text:p>
          </table:table-cell>
          <table:table-cell table:number-columns-repeated="1023"/>
        </table:table-row>
        <table:table-row table:style-name="ro1">
          <table:table-cell office:value-type="float" office:value="0.0607731423311852" calcext:value-type="float">
            <text:p>0.0607731423</text:p>
          </table:table-cell>
          <table:table-cell table:number-columns-repeated="1023"/>
        </table:table-row>
        <table:table-row table:style-name="ro1">
          <table:table-cell office:value-type="float" office:value="0.0596751774634764" calcext:value-type="float">
            <text:p>0.0596751775</text:p>
          </table:table-cell>
          <table:table-cell table:number-columns-repeated="1023"/>
        </table:table-row>
        <table:table-row table:style-name="ro1">
          <table:table-cell office:value-type="float" office:value="0.0583966922844204" calcext:value-type="float">
            <text:p>0.0583966923</text:p>
          </table:table-cell>
          <table:table-cell table:number-columns-repeated="1023"/>
        </table:table-row>
        <table:table-row table:style-name="ro1">
          <table:table-cell office:value-type="float" office:value="0.0574018231263818" calcext:value-type="float">
            <text:p>0.0574018231</text:p>
          </table:table-cell>
          <table:table-cell table:number-columns-repeated="1023"/>
        </table:table-row>
        <table:table-row table:style-name="ro1">
          <table:table-cell office:value-type="float" office:value="0.0563278409163232" calcext:value-type="float">
            <text:p>0.0563278409</text:p>
          </table:table-cell>
          <table:table-cell table:number-columns-repeated="1023"/>
        </table:table-row>
        <table:table-row table:style-name="ro1">
          <table:table-cell office:value-type="float" office:value="0.0553456918786942" calcext:value-type="float">
            <text:p>0.0553456919</text:p>
          </table:table-cell>
          <table:table-cell table:number-columns-repeated="1023"/>
        </table:table-row>
        <table:table-row table:style-name="ro1">
          <table:table-cell office:value-type="float" office:value="0.0540860931961066" calcext:value-type="float">
            <text:p>0.05408609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28" calcext:value-type="float">
            <text:p>32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2.2097675103142" calcext:value-type="float">
            <text:p>2.2097675103</text:p>
          </table:table-cell>
          <table:table-cell table:number-columns-repeated="1023"/>
        </table:table-row>
        <table:table-row table:style-name="ro1">
          <table:table-cell office:value-type="float" office:value="1.27643338828473" calcext:value-type="float">
            <text:p>1.2764333883</text:p>
          </table:table-cell>
          <table:table-cell table:number-columns-repeated="1023"/>
        </table:table-row>
        <table:table-row table:style-name="ro1">
          <table:table-cell office:value-type="float" office:value="0.904235193956454" calcext:value-type="float">
            <text:p>0.904235194</text:p>
          </table:table-cell>
          <table:table-cell table:number-columns-repeated="1023"/>
        </table:table-row>
        <table:table-row table:style-name="ro1">
          <table:table-cell office:value-type="float" office:value="0.677256860962282" calcext:value-type="float">
            <text:p>0.677256861</text:p>
          </table:table-cell>
          <table:table-cell table:number-columns-repeated="1023"/>
        </table:table-row>
        <table:table-row table:style-name="ro1">
          <table:table-cell office:value-type="float" office:value="0.5340365351555" calcext:value-type="float">
            <text:p>0.5340365352</text:p>
          </table:table-cell>
          <table:table-cell table:number-columns-repeated="1023"/>
        </table:table-row>
        <table:table-row table:style-name="ro1">
          <table:table-cell office:value-type="float" office:value="0.452232259834805" calcext:value-type="float">
            <text:p>0.4522322598</text:p>
          </table:table-cell>
          <table:table-cell table:number-columns-repeated="1023"/>
        </table:table-row>
        <table:table-row table:style-name="ro1">
          <table:table-cell office:value-type="float" office:value="0.384129005014954" calcext:value-type="float">
            <text:p>0.384129005</text:p>
          </table:table-cell>
          <table:table-cell table:number-columns-repeated="1023"/>
        </table:table-row>
        <table:table-row table:style-name="ro1">
          <table:table-cell office:value-type="float" office:value="0.331490929874033" calcext:value-type="float">
            <text:p>0.3314909299</text:p>
          </table:table-cell>
          <table:table-cell table:number-columns-repeated="1023"/>
        </table:table-row>
        <table:table-row table:style-name="ro1">
          <table:table-cell office:value-type="float" office:value="0.300643934417687" calcext:value-type="float">
            <text:p>0.3006439344</text:p>
          </table:table-cell>
          <table:table-cell table:number-columns-repeated="1023"/>
        </table:table-row>
        <table:table-row table:style-name="ro1">
          <table:table-cell office:value-type="float" office:value="0.265988543702672" calcext:value-type="float">
            <text:p>0.2659885437</text:p>
          </table:table-cell>
          <table:table-cell table:number-columns-repeated="1023"/>
        </table:table-row>
        <table:table-row table:style-name="ro1">
          <table:table-cell office:value-type="float" office:value="0.239248502293515" calcext:value-type="float">
            <text:p>0.2392485023</text:p>
          </table:table-cell>
          <table:table-cell table:number-columns-repeated="1023"/>
        </table:table-row>
        <table:table-row table:style-name="ro1">
          <table:table-cell office:value-type="float" office:value="0.218755792462765" calcext:value-type="float">
            <text:p>0.2187557925</text:p>
          </table:table-cell>
          <table:table-cell table:number-columns-repeated="1023"/>
        </table:table-row>
        <table:table-row table:style-name="ro1">
          <table:table-cell office:value-type="float" office:value="0.200561647686041" calcext:value-type="float">
            <text:p>0.2005616477</text:p>
          </table:table-cell>
          <table:table-cell table:number-columns-repeated="1023"/>
        </table:table-row>
        <table:table-row table:style-name="ro1">
          <table:table-cell office:value-type="float" office:value="0.184854809842687" calcext:value-type="float">
            <text:p>0.1848548098</text:p>
          </table:table-cell>
          <table:table-cell table:number-columns-repeated="1023"/>
        </table:table-row>
        <table:table-row table:style-name="ro1">
          <table:table-cell office:value-type="float" office:value="0.171223296119904" calcext:value-type="float">
            <text:p>0.1712232961</text:p>
          </table:table-cell>
          <table:table-cell table:number-columns-repeated="1023"/>
        </table:table-row>
        <table:table-row table:style-name="ro1">
          <table:table-cell office:value-type="float" office:value="0.160103675316411" calcext:value-type="float">
            <text:p>0.1601036753</text:p>
          </table:table-cell>
          <table:table-cell table:number-columns-repeated="1023"/>
        </table:table-row>
        <table:table-row table:style-name="ro1">
          <table:table-cell office:value-type="float" office:value="0.149735824072666" calcext:value-type="float">
            <text:p>0.1497358241</text:p>
          </table:table-cell>
          <table:table-cell table:number-columns-repeated="1023"/>
        </table:table-row>
        <table:table-row table:style-name="ro1">
          <table:table-cell office:value-type="float" office:value="0.141897788468159" calcext:value-type="float">
            <text:p>0.1418977885</text:p>
          </table:table-cell>
          <table:table-cell table:number-columns-repeated="1023"/>
        </table:table-row>
        <table:table-row table:style-name="ro1">
          <table:table-cell office:value-type="float" office:value="0.13334229739853" calcext:value-type="float">
            <text:p>0.1333422974</text:p>
          </table:table-cell>
          <table:table-cell table:number-columns-repeated="1023"/>
        </table:table-row>
        <table:table-row table:style-name="ro1">
          <table:table-cell office:value-type="float" office:value="0.125955264710129" calcext:value-type="float">
            <text:p>0.1259552647</text:p>
          </table:table-cell>
          <table:table-cell table:number-columns-repeated="1023"/>
        </table:table-row>
        <table:table-row table:style-name="ro1">
          <table:table-cell office:value-type="float" office:value="0.119315644007106" calcext:value-type="float">
            <text:p>0.119315644</text:p>
          </table:table-cell>
          <table:table-cell table:number-columns-repeated="1023"/>
        </table:table-row>
        <table:table-row table:style-name="ro1">
          <table:table-cell office:value-type="float" office:value="0.11372067564851" calcext:value-type="float">
            <text:p>0.1137206756</text:p>
          </table:table-cell>
          <table:table-cell table:number-columns-repeated="1023"/>
        </table:table-row>
        <table:table-row table:style-name="ro1">
          <table:table-cell office:value-type="float" office:value="0.107378248122105" calcext:value-type="float">
            <text:p>0.1073782481</text:p>
          </table:table-cell>
          <table:table-cell table:number-columns-repeated="1023"/>
        </table:table-row>
        <table:table-row table:style-name="ro1">
          <table:table-cell office:value-type="float" office:value="0.102693734512169" calcext:value-type="float">
            <text:p>0.1026937345</text:p>
          </table:table-cell>
          <table:table-cell table:number-columns-repeated="1023"/>
        </table:table-row>
        <table:table-row table:style-name="ro1">
          <table:table-cell office:value-type="float" office:value="0.0977307561452102" calcext:value-type="float">
            <text:p>0.0977307561</text:p>
          </table:table-cell>
          <table:table-cell table:number-columns-repeated="1023"/>
        </table:table-row>
        <table:table-row table:style-name="ro1">
          <table:table-cell office:value-type="float" office:value="0.093637621404309" calcext:value-type="float">
            <text:p>0.0936376214</text:p>
          </table:table-cell>
          <table:table-cell table:number-columns-repeated="1023"/>
        </table:table-row>
        <table:table-row table:style-name="ro1">
          <table:table-cell office:value-type="float" office:value="0.0897113036666106" calcext:value-type="float">
            <text:p>0.0897113037</text:p>
          </table:table-cell>
          <table:table-cell table:number-columns-repeated="1023"/>
        </table:table-row>
        <table:table-row table:style-name="ro1">
          <table:table-cell office:value-type="float" office:value="0.0857298847745326" calcext:value-type="float">
            <text:p>0.0857298848</text:p>
          </table:table-cell>
          <table:table-cell table:number-columns-repeated="1023"/>
        </table:table-row>
        <table:table-row table:style-name="ro1">
          <table:table-cell office:value-type="float" office:value="0.0827979520742664" calcext:value-type="float">
            <text:p>0.0827979521</text:p>
          </table:table-cell>
          <table:table-cell table:number-columns-repeated="1023"/>
        </table:table-row>
        <table:table-row table:style-name="ro1">
          <table:table-cell office:value-type="float" office:value="0.0802298636351819" calcext:value-type="float">
            <text:p>0.0802298636</text:p>
          </table:table-cell>
          <table:table-cell table:number-columns-repeated="1023"/>
        </table:table-row>
        <table:table-row table:style-name="ro1">
          <table:table-cell office:value-type="float" office:value="0.0766037012106312" calcext:value-type="float">
            <text:p>0.0766037012</text:p>
          </table:table-cell>
          <table:table-cell table:number-columns-repeated="1023"/>
        </table:table-row>
        <table:table-row table:style-name="ro1">
          <table:table-cell office:value-type="float" office:value="0.0747631188684454" calcext:value-type="float">
            <text:p>0.0747631189</text:p>
          </table:table-cell>
          <table:table-cell table:number-columns-repeated="1023"/>
        </table:table-row>
        <table:table-row table:style-name="ro1">
          <table:table-cell office:value-type="float" office:value="0.071849579531517" calcext:value-type="float">
            <text:p>0.0718495795</text:p>
          </table:table-cell>
          <table:table-cell table:number-columns-repeated="1023"/>
        </table:table-row>
        <table:table-row table:style-name="ro1">
          <table:table-cell office:value-type="float" office:value="0.0697378950957712" calcext:value-type="float">
            <text:p>0.0697378951</text:p>
          </table:table-cell>
          <table:table-cell table:number-columns-repeated="1023"/>
        </table:table-row>
        <table:table-row table:style-name="ro1">
          <table:table-cell office:value-type="float" office:value="0.0675248391609988" calcext:value-type="float">
            <text:p>0.0675248392</text:p>
          </table:table-cell>
          <table:table-cell table:number-columns-repeated="1023"/>
        </table:table-row>
        <table:table-row table:style-name="ro1">
          <table:table-cell office:value-type="float" office:value="0.0656410542715344" calcext:value-type="float">
            <text:p>0.0656410543</text:p>
          </table:table-cell>
          <table:table-cell table:number-columns-repeated="1023"/>
        </table:table-row>
        <table:table-row table:style-name="ro1">
          <table:table-cell office:value-type="float" office:value="0.0633897551816811" calcext:value-type="float">
            <text:p>0.0633897552</text:p>
          </table:table-cell>
          <table:table-cell table:number-columns-repeated="1023"/>
        </table:table-row>
        <table:table-row table:style-name="ro1">
          <table:table-cell office:value-type="float" office:value="0.0621579761403125" calcext:value-type="float">
            <text:p>0.0621579761</text:p>
          </table:table-cell>
          <table:table-cell table:number-columns-repeated="1023"/>
        </table:table-row>
        <table:table-row table:style-name="ro1">
          <table:table-cell office:value-type="float" office:value="0.0607698972483516" calcext:value-type="float">
            <text:p>0.0607698972</text:p>
          </table:table-cell>
          <table:table-cell table:number-columns-repeated="1023"/>
        </table:table-row>
        <table:table-row table:style-name="ro1">
          <table:table-cell office:value-type="float" office:value="0.0588406738176161" calcext:value-type="float">
            <text:p>0.0588406738</text:p>
          </table:table-cell>
          <table:table-cell table:number-columns-repeated="1023"/>
        </table:table-row>
        <table:table-row table:style-name="ro1">
          <table:table-cell office:value-type="float" office:value="0.0575908315484381" calcext:value-type="float">
            <text:p>0.0575908315</text:p>
          </table:table-cell>
          <table:table-cell table:number-columns-repeated="1023"/>
        </table:table-row>
        <table:table-row table:style-name="ro1">
          <table:table-cell office:value-type="float" office:value="0.0557691027650011" calcext:value-type="float">
            <text:p>0.0557691028</text:p>
          </table:table-cell>
          <table:table-cell table:number-columns-repeated="1023"/>
        </table:table-row>
        <table:table-row table:style-name="ro1">
          <table:table-cell office:value-type="float" office:value="0.0545967439992516" calcext:value-type="float">
            <text:p>0.054596744</text:p>
          </table:table-cell>
          <table:table-cell table:number-columns-repeated="1023"/>
        </table:table-row>
        <table:table-row table:style-name="ro1">
          <table:table-cell office:value-type="float" office:value="0.0531779693058149" calcext:value-type="float">
            <text:p>0.0531779693</text:p>
          </table:table-cell>
          <table:table-cell table:number-columns-repeated="1023"/>
        </table:table-row>
        <table:table-row table:style-name="ro1">
          <table:table-cell office:value-type="float" office:value="0.0519800838418339" calcext:value-type="float">
            <text:p>0.0519800838</text:p>
          </table:table-cell>
          <table:table-cell table:number-columns-repeated="1023"/>
        </table:table-row>
        <table:table-row table:style-name="ro1">
          <table:table-cell office:value-type="float" office:value="0.050706534276444" calcext:value-type="float">
            <text:p>0.0507065343</text:p>
          </table:table-cell>
          <table:table-cell table:number-columns-repeated="1023"/>
        </table:table-row>
        <table:table-row table:style-name="ro1">
          <table:table-cell office:value-type="float" office:value="0.0495440502802014" calcext:value-type="float">
            <text:p>0.0495440503</text:p>
          </table:table-cell>
          <table:table-cell table:number-columns-repeated="1023"/>
        </table:table-row>
        <table:table-row table:style-name="ro1">
          <table:table-cell office:value-type="float" office:value="0.0484450352679439" calcext:value-type="float">
            <text:p>0.0484450353</text:p>
          </table:table-cell>
          <table:table-cell table:number-columns-repeated="1023"/>
        </table:table-row>
        <table:table-row table:style-name="ro1">
          <table:table-cell office:value-type="float" office:value="0.0475605287565963" calcext:value-type="float">
            <text:p>0.0475605288</text:p>
          </table:table-cell>
          <table:table-cell table:number-columns-repeated="1023"/>
        </table:table-row>
        <table:table-row table:style-name="ro1">
          <table:table-cell office:value-type="float" office:value="0.0464155569373299" calcext:value-type="float">
            <text:p>0.0464155569</text:p>
          </table:table-cell>
          <table:table-cell table:number-columns-repeated="1023"/>
        </table:table-row>
        <table:table-row table:style-name="ro1">
          <table:table-cell office:value-type="float" office:value="0.0455215729780828" calcext:value-type="float">
            <text:p>0.045521573</text:p>
          </table:table-cell>
          <table:table-cell table:number-columns-repeated="1023"/>
        </table:table-row>
        <table:table-row table:style-name="ro1">
          <table:table-cell office:value-type="float" office:value="0.0445675481173412" calcext:value-type="float">
            <text:p>0.0445675481</text:p>
          </table:table-cell>
          <table:table-cell table:number-columns-repeated="1023"/>
        </table:table-row>
        <table:table-row table:style-name="ro1">
          <table:table-cell office:value-type="float" office:value="0.0436903695642622" calcext:value-type="float">
            <text:p>0.0436903696</text:p>
          </table:table-cell>
          <table:table-cell table:number-columns-repeated="1023"/>
        </table:table-row>
        <table:table-row table:style-name="ro1">
          <table:table-cell office:value-type="float" office:value="0.0429244693354312" calcext:value-type="float">
            <text:p>0.0429244693</text:p>
          </table:table-cell>
          <table:table-cell table:number-columns-repeated="1023"/>
        </table:table-row>
        <table:table-row table:style-name="ro1">
          <table:table-cell office:value-type="float" office:value="0.0421936260523758" calcext:value-type="float">
            <text:p>0.0421936261</text:p>
          </table:table-cell>
          <table:table-cell table:number-columns-repeated="1023"/>
        </table:table-row>
        <table:table-row table:style-name="ro1">
          <table:table-cell office:value-type="float" office:value="0.0413164929630082" calcext:value-type="float">
            <text:p>0.041316493</text:p>
          </table:table-cell>
          <table:table-cell table:number-columns-repeated="1023"/>
        </table:table-row>
        <table:table-row table:style-name="ro1">
          <table:table-cell office:value-type="float" office:value="0.0406379762887817" calcext:value-type="float">
            <text:p>0.0406379763</text:p>
          </table:table-cell>
          <table:table-cell table:number-columns-repeated="1023"/>
        </table:table-row>
        <table:table-row table:style-name="ro1">
          <table:table-cell office:value-type="float" office:value="0.0400071455427259" calcext:value-type="float">
            <text:p>0.0400071455</text:p>
          </table:table-cell>
          <table:table-cell table:number-columns-repeated="1023"/>
        </table:table-row>
        <table:table-row table:style-name="ro1">
          <table:table-cell office:value-type="float" office:value="0.0391467754694325" calcext:value-type="float">
            <text:p>0.0391467755</text:p>
          </table:table-cell>
          <table:table-cell table:number-columns-repeated="1023"/>
        </table:table-row>
        <table:table-row table:style-name="ro1">
          <table:table-cell office:value-type="float" office:value="0.0387111308144758" calcext:value-type="float">
            <text:p>0.03871113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55" calcext:value-type="float">
            <text:p>35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2.25207525223902" calcext:value-type="float">
            <text:p>2.2520752522</text:p>
          </table:table-cell>
          <table:table-cell table:number-columns-repeated="1023"/>
        </table:table-row>
        <table:table-row table:style-name="ro1">
          <table:table-cell office:value-type="float" office:value="1.31799712694367" calcext:value-type="float">
            <text:p>1.3179971269</text:p>
          </table:table-cell>
          <table:table-cell table:number-columns-repeated="1023"/>
        </table:table-row>
        <table:table-row table:style-name="ro1">
          <table:table-cell office:value-type="float" office:value="0.930852497829789" calcext:value-type="float">
            <text:p>0.9308524978</text:p>
          </table:table-cell>
          <table:table-cell table:number-columns-repeated="1023"/>
        </table:table-row>
        <table:table-row table:style-name="ro1">
          <table:table-cell office:value-type="float" office:value="0.751072259705407" calcext:value-type="float">
            <text:p>0.7510722597</text:p>
          </table:table-cell>
          <table:table-cell table:number-columns-repeated="1023"/>
        </table:table-row>
        <table:table-row table:style-name="ro1">
          <table:table-cell office:value-type="float" office:value="0.613167276959041" calcext:value-type="float">
            <text:p>0.613167277</text:p>
          </table:table-cell>
          <table:table-cell table:number-columns-repeated="1023"/>
        </table:table-row>
        <table:table-row table:style-name="ro1">
          <table:table-cell office:value-type="float" office:value="0.524765028774759" calcext:value-type="float">
            <text:p>0.5247650288</text:p>
          </table:table-cell>
          <table:table-cell table:number-columns-repeated="1023"/>
        </table:table-row>
        <table:table-row table:style-name="ro1">
          <table:table-cell office:value-type="float" office:value="0.466132674234979" calcext:value-type="float">
            <text:p>0.4661326742</text:p>
          </table:table-cell>
          <table:table-cell table:number-columns-repeated="1023"/>
        </table:table-row>
        <table:table-row table:style-name="ro1">
          <table:table-cell office:value-type="float" office:value="0.410343700379171" calcext:value-type="float">
            <text:p>0.4103437004</text:p>
          </table:table-cell>
          <table:table-cell table:number-columns-repeated="1023"/>
        </table:table-row>
        <table:table-row table:style-name="ro1">
          <table:table-cell office:value-type="float" office:value="0.364450489173044" calcext:value-type="float">
            <text:p>0.3644504892</text:p>
          </table:table-cell>
          <table:table-cell table:number-columns-repeated="1023"/>
        </table:table-row>
        <table:table-row table:style-name="ro1">
          <table:table-cell office:value-type="float" office:value="0.332281447119982" calcext:value-type="float">
            <text:p>0.3322814471</text:p>
          </table:table-cell>
          <table:table-cell table:number-columns-repeated="1023"/>
        </table:table-row>
        <table:table-row table:style-name="ro1">
          <table:table-cell office:value-type="float" office:value="0.30020030153367" calcext:value-type="float">
            <text:p>0.3002003015</text:p>
          </table:table-cell>
          <table:table-cell table:number-columns-repeated="1023"/>
        </table:table-row>
        <table:table-row table:style-name="ro1">
          <table:table-cell office:value-type="float" office:value="0.281367390872637" calcext:value-type="float">
            <text:p>0.2813673909</text:p>
          </table:table-cell>
          <table:table-cell table:number-columns-repeated="1023"/>
        </table:table-row>
        <table:table-row table:style-name="ro1">
          <table:table-cell office:value-type="float" office:value="0.259879018707199" calcext:value-type="float">
            <text:p>0.2598790187</text:p>
          </table:table-cell>
          <table:table-cell table:number-columns-repeated="1023"/>
        </table:table-row>
        <table:table-row table:style-name="ro1">
          <table:table-cell office:value-type="float" office:value="0.239499117907379" calcext:value-type="float">
            <text:p>0.2394991179</text:p>
          </table:table-cell>
          <table:table-cell table:number-columns-repeated="1023"/>
        </table:table-row>
        <table:table-row table:style-name="ro1">
          <table:table-cell office:value-type="float" office:value="0.222302250983698" calcext:value-type="float">
            <text:p>0.222302251</text:p>
          </table:table-cell>
          <table:table-cell table:number-columns-repeated="1023"/>
        </table:table-row>
        <table:table-row table:style-name="ro1">
          <table:table-cell office:value-type="float" office:value="0.208844899143163" calcext:value-type="float">
            <text:p>0.2088448991</text:p>
          </table:table-cell>
          <table:table-cell table:number-columns-repeated="1023"/>
        </table:table-row>
        <table:table-row table:style-name="ro1">
          <table:table-cell office:value-type="float" office:value="0.196821400911586" calcext:value-type="float">
            <text:p>0.1968214009</text:p>
          </table:table-cell>
          <table:table-cell table:number-columns-repeated="1023"/>
        </table:table-row>
        <table:table-row table:style-name="ro1">
          <table:table-cell office:value-type="float" office:value="0.185815488032066" calcext:value-type="float">
            <text:p>0.185815488</text:p>
          </table:table-cell>
          <table:table-cell table:number-columns-repeated="1023"/>
        </table:table-row>
        <table:table-row table:style-name="ro1">
          <table:table-cell office:value-type="float" office:value="0.17506482329166" calcext:value-type="float">
            <text:p>0.1750648233</text:p>
          </table:table-cell>
          <table:table-cell table:number-columns-repeated="1023"/>
        </table:table-row>
        <table:table-row table:style-name="ro1">
          <table:table-cell office:value-type="float" office:value="0.166830378596458" calcext:value-type="float">
            <text:p>0.1668303786</text:p>
          </table:table-cell>
          <table:table-cell table:number-columns-repeated="1023"/>
        </table:table-row>
        <table:table-row table:style-name="ro1">
          <table:table-cell office:value-type="float" office:value="0.158738739271141" calcext:value-type="float">
            <text:p>0.1587387393</text:p>
          </table:table-cell>
          <table:table-cell table:number-columns-repeated="1023"/>
        </table:table-row>
        <table:table-row table:style-name="ro1">
          <table:table-cell office:value-type="float" office:value="0.150772426595744" calcext:value-type="float">
            <text:p>0.1507724266</text:p>
          </table:table-cell>
          <table:table-cell table:number-columns-repeated="1023"/>
        </table:table-row>
        <table:table-row table:style-name="ro1">
          <table:table-cell office:value-type="float" office:value="0.143667365539508" calcext:value-type="float">
            <text:p>0.1436673655</text:p>
          </table:table-cell>
          <table:table-cell table:number-columns-repeated="1023"/>
        </table:table-row>
        <table:table-row table:style-name="ro1">
          <table:table-cell office:value-type="float" office:value="0.13719724055304" calcext:value-type="float">
            <text:p>0.1371972406</text:p>
          </table:table-cell>
          <table:table-cell table:number-columns-repeated="1023"/>
        </table:table-row>
        <table:table-row table:style-name="ro1">
          <table:table-cell office:value-type="float" office:value="0.131309994421943" calcext:value-type="float">
            <text:p>0.1313099944</text:p>
          </table:table-cell>
          <table:table-cell table:number-columns-repeated="1023"/>
        </table:table-row>
        <table:table-row table:style-name="ro1">
          <table:table-cell office:value-type="float" office:value="0.126642174082105" calcext:value-type="float">
            <text:p>0.1266421741</text:p>
          </table:table-cell>
          <table:table-cell table:number-columns-repeated="1023"/>
        </table:table-row>
        <table:table-row table:style-name="ro1">
          <table:table-cell office:value-type="float" office:value="0.121569906976629" calcext:value-type="float">
            <text:p>0.121569907</text:p>
          </table:table-cell>
          <table:table-cell table:number-columns-repeated="1023"/>
        </table:table-row>
        <table:table-row table:style-name="ro1">
          <table:table-cell office:value-type="float" office:value="0.116755291544634" calcext:value-type="float">
            <text:p>0.1167552915</text:p>
          </table:table-cell>
          <table:table-cell table:number-columns-repeated="1023"/>
        </table:table-row>
        <table:table-row table:style-name="ro1">
          <table:table-cell office:value-type="float" office:value="0.113428567191422" calcext:value-type="float">
            <text:p>0.1134285672</text:p>
          </table:table-cell>
          <table:table-cell table:number-columns-repeated="1023"/>
        </table:table-row>
        <table:table-row table:style-name="ro1">
          <table:table-cell office:value-type="float" office:value="0.108431850415073" calcext:value-type="float">
            <text:p>0.1084318504</text:p>
          </table:table-cell>
          <table:table-cell table:number-columns-repeated="1023"/>
        </table:table-row>
        <table:table-row table:style-name="ro1">
          <table:table-cell office:value-type="float" office:value="0.105337769699613" calcext:value-type="float">
            <text:p>0.1053377697</text:p>
          </table:table-cell>
          <table:table-cell table:number-columns-repeated="1023"/>
        </table:table-row>
        <table:table-row table:style-name="ro1">
          <table:table-cell office:value-type="float" office:value="0.100980319939002" calcext:value-type="float">
            <text:p>0.1009803199</text:p>
          </table:table-cell>
          <table:table-cell table:number-columns-repeated="1023"/>
        </table:table-row>
        <table:table-row table:style-name="ro1">
          <table:table-cell office:value-type="float" office:value="0.0984596128510493" calcext:value-type="float">
            <text:p>0.0984596129</text:p>
          </table:table-cell>
          <table:table-cell table:number-columns-repeated="1023"/>
        </table:table-row>
        <table:table-row table:style-name="ro1">
          <table:table-cell office:value-type="float" office:value="0.09526010593368" calcext:value-type="float">
            <text:p>0.0952601059</text:p>
          </table:table-cell>
          <table:table-cell table:number-columns-repeated="1023"/>
        </table:table-row>
        <table:table-row table:style-name="ro1">
          <table:table-cell office:value-type="float" office:value="0.0926565492586569" calcext:value-type="float">
            <text:p>0.0926565493</text:p>
          </table:table-cell>
          <table:table-cell table:number-columns-repeated="1023"/>
        </table:table-row>
        <table:table-row table:style-name="ro1">
          <table:table-cell office:value-type="float" office:value="0.0896992343739381" calcext:value-type="float">
            <text:p>0.0896992344</text:p>
          </table:table-cell>
          <table:table-cell table:number-columns-repeated="1023"/>
        </table:table-row>
        <table:table-row table:style-name="ro1">
          <table:table-cell office:value-type="float" office:value="0.0868481603437527" calcext:value-type="float">
            <text:p>0.0868481603</text:p>
          </table:table-cell>
          <table:table-cell table:number-columns-repeated="1023"/>
        </table:table-row>
        <table:table-row table:style-name="ro1">
          <table:table-cell office:value-type="float" office:value="0.0844786895970323" calcext:value-type="float">
            <text:p>0.0844786896</text:p>
          </table:table-cell>
          <table:table-cell table:number-columns-repeated="1023"/>
        </table:table-row>
        <table:table-row table:style-name="ro1">
          <table:table-cell office:value-type="float" office:value="0.0822655883594121" calcext:value-type="float">
            <text:p>0.0822655884</text:p>
          </table:table-cell>
          <table:table-cell table:number-columns-repeated="1023"/>
        </table:table-row>
        <table:table-row table:style-name="ro1">
          <table:table-cell office:value-type="float" office:value="0.0800545978169981" calcext:value-type="float">
            <text:p>0.0800545978</text:p>
          </table:table-cell>
          <table:table-cell table:number-columns-repeated="1023"/>
        </table:table-row>
        <table:table-row table:style-name="ro1">
          <table:table-cell office:value-type="float" office:value="0.0774913058730412" calcext:value-type="float">
            <text:p>0.0774913059</text:p>
          </table:table-cell>
          <table:table-cell table:number-columns-repeated="1023"/>
        </table:table-row>
        <table:table-row table:style-name="ro1">
          <table:table-cell office:value-type="float" office:value="0.0758699938350228" calcext:value-type="float">
            <text:p>0.0758699938</text:p>
          </table:table-cell>
          <table:table-cell table:number-columns-repeated="1023"/>
        </table:table-row>
        <table:table-row table:style-name="ro1">
          <table:table-cell office:value-type="float" office:value="0.0737379450852968" calcext:value-type="float">
            <text:p>0.0737379451</text:p>
          </table:table-cell>
          <table:table-cell table:number-columns-repeated="1023"/>
        </table:table-row>
        <table:table-row table:style-name="ro1">
          <table:table-cell office:value-type="float" office:value="0.0721350816562013" calcext:value-type="float">
            <text:p>0.0721350817</text:p>
          </table:table-cell>
          <table:table-cell table:number-columns-repeated="1023"/>
        </table:table-row>
        <table:table-row table:style-name="ro1">
          <table:table-cell office:value-type="float" office:value="0.0699922265768103" calcext:value-type="float">
            <text:p>0.0699922266</text:p>
          </table:table-cell>
          <table:table-cell table:number-columns-repeated="1023"/>
        </table:table-row>
        <table:table-row table:style-name="ro1">
          <table:table-cell office:value-type="float" office:value="0.0684382170166553" calcext:value-type="float">
            <text:p>0.068438217</text:p>
          </table:table-cell>
          <table:table-cell table:number-columns-repeated="1023"/>
        </table:table-row>
        <table:table-row table:style-name="ro1">
          <table:table-cell office:value-type="float" office:value="0.0667257113820573" calcext:value-type="float">
            <text:p>0.0667257114</text:p>
          </table:table-cell>
          <table:table-cell table:number-columns-repeated="1023"/>
        </table:table-row>
        <table:table-row table:style-name="ro1">
          <table:table-cell office:value-type="float" office:value="0.0652703415054417" calcext:value-type="float">
            <text:p>0.0652703415</text:p>
          </table:table-cell>
          <table:table-cell table:number-columns-repeated="1023"/>
        </table:table-row>
        <table:table-row table:style-name="ro1">
          <table:table-cell office:value-type="float" office:value="0.0636708520953319" calcext:value-type="float">
            <text:p>0.0636708521</text:p>
          </table:table-cell>
          <table:table-cell table:number-columns-repeated="1023"/>
        </table:table-row>
        <table:table-row table:style-name="ro1">
          <table:table-cell office:value-type="float" office:value="0.0621291962468629" calcext:value-type="float">
            <text:p>0.0621291962</text:p>
          </table:table-cell>
          <table:table-cell table:number-columns-repeated="1023"/>
        </table:table-row>
        <table:table-row table:style-name="ro1">
          <table:table-cell office:value-type="float" office:value="0.0612993637861136" calcext:value-type="float">
            <text:p>0.0612993638</text:p>
          </table:table-cell>
          <table:table-cell table:number-columns-repeated="1023"/>
        </table:table-row>
        <table:table-row table:style-name="ro1">
          <table:table-cell office:value-type="float" office:value="0.0599535960061874" calcext:value-type="float">
            <text:p>0.059953596</text:p>
          </table:table-cell>
          <table:table-cell table:number-columns-repeated="1023"/>
        </table:table-row>
        <table:table-row table:style-name="ro1">
          <table:table-cell office:value-type="float" office:value="0.0587262505376897" calcext:value-type="float">
            <text:p>0.0587262505</text:p>
          </table:table-cell>
          <table:table-cell table:number-columns-repeated="1023"/>
        </table:table-row>
        <table:table-row table:style-name="ro1">
          <table:table-cell office:value-type="float" office:value="0.0578482486986717" calcext:value-type="float">
            <text:p>0.0578482487</text:p>
          </table:table-cell>
          <table:table-cell table:number-columns-repeated="1023"/>
        </table:table-row>
        <table:table-row table:style-name="ro1">
          <table:table-cell office:value-type="float" office:value="0.0562155812505413" calcext:value-type="float">
            <text:p>0.0562155813</text:p>
          </table:table-cell>
          <table:table-cell table:number-columns-repeated="1023"/>
        </table:table-row>
        <table:table-row table:style-name="ro1">
          <table:table-cell office:value-type="float" office:value="0.0552989821367617" calcext:value-type="float">
            <text:p>0.0552989821</text:p>
          </table:table-cell>
          <table:table-cell table:number-columns-repeated="1023"/>
        </table:table-row>
        <table:table-row table:style-name="ro1">
          <table:table-cell office:value-type="float" office:value="0.0544142717145673" calcext:value-type="float">
            <text:p>0.0544142717</text:p>
          </table:table-cell>
          <table:table-cell table:number-columns-repeated="1023"/>
        </table:table-row>
        <table:table-row table:style-name="ro1">
          <table:table-cell office:value-type="float" office:value="0.0533412849602074" calcext:value-type="float">
            <text:p>0.053341285</text:p>
          </table:table-cell>
          <table:table-cell table:number-columns-repeated="1023"/>
        </table:table-row>
        <table:table-row table:style-name="ro1">
          <table:table-cell office:value-type="float" office:value="0.0521976766631066" calcext:value-type="float">
            <text:p>0.0521976767</text:p>
          </table:table-cell>
          <table:table-cell table:number-columns-repeated="1023"/>
        </table:table-row>
        <table:table-row table:style-name="ro1">
          <table:table-cell office:value-type="float" office:value="0.0512823597368431" calcext:value-type="float">
            <text:p>0.05128235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49" calcext:value-type="float">
            <text:p>34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float" office:value="3.18167979097294" calcext:value-type="float">
            <text:p>3.181679791</text:p>
          </table:table-cell>
          <table:table-cell table:number-columns-repeated="1023"/>
        </table:table-row>
        <table:table-row table:style-name="ro1">
          <table:table-cell office:value-type="float" office:value="1.4667269796829" calcext:value-type="float">
            <text:p>1.4667269797</text:p>
          </table:table-cell>
          <table:table-cell table:number-columns-repeated="1023"/>
        </table:table-row>
        <table:table-row table:style-name="ro1">
          <table:table-cell office:value-type="float" office:value="1.03634818792499" calcext:value-type="float">
            <text:p>1.0363481879</text:p>
          </table:table-cell>
          <table:table-cell table:number-columns-repeated="1023"/>
        </table:table-row>
        <table:table-row table:style-name="ro1">
          <table:table-cell office:value-type="float" office:value="0.781279312831758" calcext:value-type="float">
            <text:p>0.7812793128</text:p>
          </table:table-cell>
          <table:table-cell table:number-columns-repeated="1023"/>
        </table:table-row>
        <table:table-row table:style-name="ro1">
          <table:table-cell office:value-type="float" office:value="0.644532646542403" calcext:value-type="float">
            <text:p>0.6445326465</text:p>
          </table:table-cell>
          <table:table-cell table:number-columns-repeated="1023"/>
        </table:table-row>
        <table:table-row table:style-name="ro1">
          <table:table-cell office:value-type="float" office:value="0.559835158770897" calcext:value-type="float">
            <text:p>0.5598351588</text:p>
          </table:table-cell>
          <table:table-cell table:number-columns-repeated="1023"/>
        </table:table-row>
        <table:table-row table:style-name="ro1">
          <table:table-cell office:value-type="float" office:value="0.495197506431327" calcext:value-type="float">
            <text:p>0.4951975064</text:p>
          </table:table-cell>
          <table:table-cell table:number-columns-repeated="1023"/>
        </table:table-row>
        <table:table-row table:style-name="ro1">
          <table:table-cell office:value-type="float" office:value="0.443861410293452" calcext:value-type="float">
            <text:p>0.4438614103</text:p>
          </table:table-cell>
          <table:table-cell table:number-columns-repeated="1023"/>
        </table:table-row>
        <table:table-row table:style-name="ro1">
          <table:table-cell office:value-type="float" office:value="0.405134958618801" calcext:value-type="float">
            <text:p>0.4051349586</text:p>
          </table:table-cell>
          <table:table-cell table:number-columns-repeated="1023"/>
        </table:table-row>
        <table:table-row table:style-name="ro1">
          <table:table-cell office:value-type="float" office:value="0.36689546863206" calcext:value-type="float">
            <text:p>0.3668954686</text:p>
          </table:table-cell>
          <table:table-cell table:number-columns-repeated="1023"/>
        </table:table-row>
        <table:table-row table:style-name="ro1">
          <table:table-cell office:value-type="float" office:value="0.340474733873326" calcext:value-type="float">
            <text:p>0.3404747339</text:p>
          </table:table-cell>
          <table:table-cell table:number-columns-repeated="1023"/>
        </table:table-row>
        <table:table-row table:style-name="ro1">
          <table:table-cell office:value-type="float" office:value="0.313146473817782" calcext:value-type="float">
            <text:p>0.3131464738</text:p>
          </table:table-cell>
          <table:table-cell table:number-columns-repeated="1023"/>
        </table:table-row>
        <table:table-row table:style-name="ro1">
          <table:table-cell office:value-type="float" office:value="0.293078266730583" calcext:value-type="float">
            <text:p>0.2930782667</text:p>
          </table:table-cell>
          <table:table-cell table:number-columns-repeated="1023"/>
        </table:table-row>
        <table:table-row table:style-name="ro1">
          <table:table-cell office:value-type="float" office:value="0.269972157133973" calcext:value-type="float">
            <text:p>0.2699721571</text:p>
          </table:table-cell>
          <table:table-cell table:number-columns-repeated="1023"/>
        </table:table-row>
        <table:table-row table:style-name="ro1">
          <table:table-cell office:value-type="float" office:value="0.255682015917309" calcext:value-type="float">
            <text:p>0.2556820159</text:p>
          </table:table-cell>
          <table:table-cell table:number-columns-repeated="1023"/>
        </table:table-row>
        <table:table-row table:style-name="ro1">
          <table:table-cell office:value-type="float" office:value="0.241101651065668" calcext:value-type="float">
            <text:p>0.2411016511</text:p>
          </table:table-cell>
          <table:table-cell table:number-columns-repeated="1023"/>
        </table:table-row>
        <table:table-row table:style-name="ro1">
          <table:table-cell office:value-type="float" office:value="0.226220082533068" calcext:value-type="float">
            <text:p>0.2262200825</text:p>
          </table:table-cell>
          <table:table-cell table:number-columns-repeated="1023"/>
        </table:table-row>
        <table:table-row table:style-name="ro1">
          <table:table-cell office:value-type="float" office:value="0.214558361405086" calcext:value-type="float">
            <text:p>0.2145583614</text:p>
          </table:table-cell>
          <table:table-cell table:number-columns-repeated="1023"/>
        </table:table-row>
        <table:table-row table:style-name="ro1">
          <table:table-cell office:value-type="float" office:value="0.203750228211021" calcext:value-type="float">
            <text:p>0.2037502282</text:p>
          </table:table-cell>
          <table:table-cell table:number-columns-repeated="1023"/>
        </table:table-row>
        <table:table-row table:style-name="ro1">
          <table:table-cell office:value-type="float" office:value="0.192842731103562" calcext:value-type="float">
            <text:p>0.1928427311</text:p>
          </table:table-cell>
          <table:table-cell table:number-columns-repeated="1023"/>
        </table:table-row>
        <table:table-row table:style-name="ro1">
          <table:table-cell office:value-type="float" office:value="0.18225041944298" calcext:value-type="float">
            <text:p>0.1822504194</text:p>
          </table:table-cell>
          <table:table-cell table:number-columns-repeated="1023"/>
        </table:table-row>
        <table:table-row table:style-name="ro1">
          <table:table-cell office:value-type="float" office:value="0.172628271899728" calcext:value-type="float">
            <text:p>0.1726282719</text:p>
          </table:table-cell>
          <table:table-cell table:number-columns-repeated="1023"/>
        </table:table-row>
        <table:table-row table:style-name="ro1">
          <table:table-cell office:value-type="float" office:value="0.163766738584517" calcext:value-type="float">
            <text:p>0.1637667386</text:p>
          </table:table-cell>
          <table:table-cell table:number-columns-repeated="1023"/>
        </table:table-row>
        <table:table-row table:style-name="ro1">
          <table:table-cell office:value-type="float" office:value="0.155912211344895" calcext:value-type="float">
            <text:p>0.1559122113</text:p>
          </table:table-cell>
          <table:table-cell table:number-columns-repeated="1023"/>
        </table:table-row>
        <table:table-row table:style-name="ro1">
          <table:table-cell office:value-type="float" office:value="0.148446547796806" calcext:value-type="float">
            <text:p>0.1484465478</text:p>
          </table:table-cell>
          <table:table-cell table:number-columns-repeated="1023"/>
        </table:table-row>
        <table:table-row table:style-name="ro1">
          <table:table-cell office:value-type="float" office:value="0.141737023685651" calcext:value-type="float">
            <text:p>0.1417370237</text:p>
          </table:table-cell>
          <table:table-cell table:number-columns-repeated="1023"/>
        </table:table-row>
        <table:table-row table:style-name="ro1">
          <table:table-cell office:value-type="float" office:value="0.135856467080929" calcext:value-type="float">
            <text:p>0.1358564671</text:p>
          </table:table-cell>
          <table:table-cell table:number-columns-repeated="1023"/>
        </table:table-row>
        <table:table-row table:style-name="ro1">
          <table:table-cell office:value-type="float" office:value="0.12975424990168" calcext:value-type="float">
            <text:p>0.1297542499</text:p>
          </table:table-cell>
          <table:table-cell table:number-columns-repeated="1023"/>
        </table:table-row>
        <table:table-row table:style-name="ro1">
          <table:table-cell office:value-type="float" office:value="0.125636922473426" calcext:value-type="float">
            <text:p>0.1256369225</text:p>
          </table:table-cell>
          <table:table-cell table:number-columns-repeated="1023"/>
        </table:table-row>
        <table:table-row table:style-name="ro1">
          <table:table-cell office:value-type="float" office:value="0.119816102177894" calcext:value-type="float">
            <text:p>0.1198161022</text:p>
          </table:table-cell>
          <table:table-cell table:number-columns-repeated="1023"/>
        </table:table-row>
        <table:table-row table:style-name="ro1">
          <table:table-cell office:value-type="float" office:value="0.115505532042562" calcext:value-type="float">
            <text:p>0.115505532</text:p>
          </table:table-cell>
          <table:table-cell table:number-columns-repeated="1023"/>
        </table:table-row>
        <table:table-row table:style-name="ro1">
          <table:table-cell office:value-type="float" office:value="0.111832884861744" calcext:value-type="float">
            <text:p>0.1118328849</text:p>
          </table:table-cell>
          <table:table-cell table:number-columns-repeated="1023"/>
        </table:table-row>
        <table:table-row table:style-name="ro1">
          <table:table-cell office:value-type="float" office:value="0.107169168389673" calcext:value-type="float">
            <text:p>0.1071691684</text:p>
          </table:table-cell>
          <table:table-cell table:number-columns-repeated="1023"/>
        </table:table-row>
        <table:table-row table:style-name="ro1">
          <table:table-cell office:value-type="float" office:value="0.103705217222147" calcext:value-type="float">
            <text:p>0.1037052172</text:p>
          </table:table-cell>
          <table:table-cell table:number-columns-repeated="1023"/>
        </table:table-row>
        <table:table-row table:style-name="ro1">
          <table:table-cell office:value-type="float" office:value="0.100085015103643" calcext:value-type="float">
            <text:p>0.1000850151</text:p>
          </table:table-cell>
          <table:table-cell table:number-columns-repeated="1023"/>
        </table:table-row>
        <table:table-row table:style-name="ro1">
          <table:table-cell office:value-type="float" office:value="0.0974139320748258" calcext:value-type="float">
            <text:p>0.0974139321</text:p>
          </table:table-cell>
          <table:table-cell table:number-columns-repeated="1023"/>
        </table:table-row>
        <table:table-row table:style-name="ro1">
          <table:table-cell office:value-type="float" office:value="0.0953687689801284" calcext:value-type="float">
            <text:p>0.095368769</text:p>
          </table:table-cell>
          <table:table-cell table:number-columns-repeated="1023"/>
        </table:table-row>
        <table:table-row table:style-name="ro1">
          <table:table-cell office:value-type="float" office:value="0.0919574387724954" calcext:value-type="float">
            <text:p>0.0919574388</text:p>
          </table:table-cell>
          <table:table-cell table:number-columns-repeated="1023"/>
        </table:table-row>
        <table:table-row table:style-name="ro1">
          <table:table-cell office:value-type="float" office:value="0.0895860188440498" calcext:value-type="float">
            <text:p>0.0895860188</text:p>
          </table:table-cell>
          <table:table-cell table:number-columns-repeated="1023"/>
        </table:table-row>
        <table:table-row table:style-name="ro1">
          <table:table-cell office:value-type="float" office:value="0.0870410942903598" calcext:value-type="float">
            <text:p>0.0870410943</text:p>
          </table:table-cell>
          <table:table-cell table:number-columns-repeated="1023"/>
        </table:table-row>
        <table:table-row table:style-name="ro1">
          <table:table-cell office:value-type="float" office:value="0.0852522252642742" calcext:value-type="float">
            <text:p>0.0852522253</text:p>
          </table:table-cell>
          <table:table-cell table:number-columns-repeated="1023"/>
        </table:table-row>
        <table:table-row table:style-name="ro1">
          <table:table-cell office:value-type="float" office:value="0.0830540263255153" calcext:value-type="float">
            <text:p>0.0830540263</text:p>
          </table:table-cell>
          <table:table-cell table:number-columns-repeated="1023"/>
        </table:table-row>
        <table:table-row table:style-name="ro1">
          <table:table-cell office:value-type="float" office:value="0.0805583410479" calcext:value-type="float">
            <text:p>0.080558341</text:p>
          </table:table-cell>
          <table:table-cell table:number-columns-repeated="1023"/>
        </table:table-row>
        <table:table-row table:style-name="ro1">
          <table:table-cell office:value-type="float" office:value="0.0783379783167606" calcext:value-type="float">
            <text:p>0.0783379783</text:p>
          </table:table-cell>
          <table:table-cell table:number-columns-repeated="1023"/>
        </table:table-row>
        <table:table-row table:style-name="ro1">
          <table:table-cell office:value-type="float" office:value="0.0765373785680713" calcext:value-type="float">
            <text:p>0.0765373786</text:p>
          </table:table-cell>
          <table:table-cell table:number-columns-repeated="1023"/>
        </table:table-row>
        <table:table-row table:style-name="ro1">
          <table:table-cell office:value-type="float" office:value="0.0745925364527432" calcext:value-type="float">
            <text:p>0.0745925365</text:p>
          </table:table-cell>
          <table:table-cell table:number-columns-repeated="1023"/>
        </table:table-row>
        <table:table-row table:style-name="ro1">
          <table:table-cell office:value-type="float" office:value="0.0727490493099228" calcext:value-type="float">
            <text:p>0.0727490493</text:p>
          </table:table-cell>
          <table:table-cell table:number-columns-repeated="1023"/>
        </table:table-row>
        <table:table-row table:style-name="ro1">
          <table:table-cell office:value-type="float" office:value="0.0705108260426246" calcext:value-type="float">
            <text:p>0.070510826</text:p>
          </table:table-cell>
          <table:table-cell table:number-columns-repeated="1023"/>
        </table:table-row>
        <table:table-row table:style-name="ro1">
          <table:table-cell office:value-type="float" office:value="0.0688751316639914" calcext:value-type="float">
            <text:p>0.0688751317</text:p>
          </table:table-cell>
          <table:table-cell table:number-columns-repeated="1023"/>
        </table:table-row>
        <table:table-row table:style-name="ro1">
          <table:table-cell office:value-type="float" office:value="0.0668219981830528" calcext:value-type="float">
            <text:p>0.0668219982</text:p>
          </table:table-cell>
          <table:table-cell table:number-columns-repeated="1023"/>
        </table:table-row>
        <table:table-row table:style-name="ro1">
          <table:table-cell office:value-type="float" office:value="0.0651332641544663" calcext:value-type="float">
            <text:p>0.0651332642</text:p>
          </table:table-cell>
          <table:table-cell table:number-columns-repeated="1023"/>
        </table:table-row>
        <table:table-row table:style-name="ro1">
          <table:table-cell office:value-type="float" office:value="0.0637493833949199" calcext:value-type="float">
            <text:p>0.0637493834</text:p>
          </table:table-cell>
          <table:table-cell table:number-columns-repeated="1023"/>
        </table:table-row>
        <table:table-row table:style-name="ro1">
          <table:table-cell office:value-type="float" office:value="0.0620629290794147" calcext:value-type="float">
            <text:p>0.0620629291</text:p>
          </table:table-cell>
          <table:table-cell table:number-columns-repeated="1023"/>
        </table:table-row>
        <table:table-row table:style-name="ro1">
          <table:table-cell office:value-type="float" office:value="0.060605202910428" calcext:value-type="float">
            <text:p>0.0606052029</text:p>
          </table:table-cell>
          <table:table-cell table:number-columns-repeated="1023"/>
        </table:table-row>
        <table:table-row table:style-name="ro1">
          <table:table-cell office:value-type="float" office:value="0.059564804680918" calcext:value-type="float">
            <text:p>0.0595648047</text:p>
          </table:table-cell>
          <table:table-cell table:number-columns-repeated="1023"/>
        </table:table-row>
        <table:table-row table:style-name="ro1">
          <table:table-cell office:value-type="float" office:value="0.0582752953966479" calcext:value-type="float">
            <text:p>0.0582752954</text:p>
          </table:table-cell>
          <table:table-cell table:number-columns-repeated="1023"/>
        </table:table-row>
        <table:table-row table:style-name="ro1">
          <table:table-cell office:value-type="float" office:value="0.0570480371450803" calcext:value-type="float">
            <text:p>0.0570480371</text:p>
          </table:table-cell>
          <table:table-cell table:number-columns-repeated="1023"/>
        </table:table-row>
        <table:table-row table:style-name="ro1">
          <table:table-cell office:value-type="float" office:value="0.05595305872347" calcext:value-type="float">
            <text:p>0.0559530587</text:p>
          </table:table-cell>
          <table:table-cell table:number-columns-repeated="1023"/>
        </table:table-row>
        <table:table-row table:style-name="ro1">
          <table:table-cell office:value-type="float" office:value="0.0548417060582438" calcext:value-type="float">
            <text:p>0.0548417061</text:p>
          </table:table-cell>
          <table:table-cell table:number-columns-repeated="1023"/>
        </table:table-row>
        <table:table-row table:style-name="ro1">
          <table:table-cell office:value-type="float" office:value="0.0535762623225427" calcext:value-type="float">
            <text:p>0.05357626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28" calcext:value-type="float">
            <text:p>32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float" office:value="2.59577741033216" calcext:value-type="float">
            <text:p>2.5957774103</text:p>
          </table:table-cell>
          <table:table-cell table:number-columns-repeated="1023"/>
        </table:table-row>
        <table:table-row table:style-name="ro1">
          <table:table-cell office:value-type="float" office:value="1.32471136293624" calcext:value-type="float">
            <text:p>1.3247113629</text:p>
          </table:table-cell>
          <table:table-cell table:number-columns-repeated="1023"/>
        </table:table-row>
        <table:table-row table:style-name="ro1">
          <table:table-cell office:value-type="float" office:value="0.922408045074456" calcext:value-type="float">
            <text:p>0.9224080451</text:p>
          </table:table-cell>
          <table:table-cell table:number-columns-repeated="1023"/>
        </table:table-row>
        <table:table-row table:style-name="ro1">
          <table:table-cell office:value-type="float" office:value="0.692062104584319" calcext:value-type="float">
            <text:p>0.6920621046</text:p>
          </table:table-cell>
          <table:table-cell table:number-columns-repeated="1023"/>
        </table:table-row>
        <table:table-row table:style-name="ro1">
          <table:table-cell office:value-type="float" office:value="0.564920121942339" calcext:value-type="float">
            <text:p>0.5649201219</text:p>
          </table:table-cell>
          <table:table-cell table:number-columns-repeated="1023"/>
        </table:table-row>
        <table:table-row table:style-name="ro1">
          <table:table-cell office:value-type="float" office:value="0.473825863690109" calcext:value-type="float">
            <text:p>0.4738258637</text:p>
          </table:table-cell>
          <table:table-cell table:number-columns-repeated="1023"/>
        </table:table-row>
        <table:table-row table:style-name="ro1">
          <table:table-cell office:value-type="float" office:value="0.406906046796508" calcext:value-type="float">
            <text:p>0.4069060468</text:p>
          </table:table-cell>
          <table:table-cell table:number-columns-repeated="1023"/>
        </table:table-row>
        <table:table-row table:style-name="ro1">
          <table:table-cell office:value-type="float" office:value="0.354870412861637" calcext:value-type="float">
            <text:p>0.3548704129</text:p>
          </table:table-cell>
          <table:table-cell table:number-columns-repeated="1023"/>
        </table:table-row>
        <table:table-row table:style-name="ro1">
          <table:table-cell office:value-type="float" office:value="0.317282096817262" calcext:value-type="float">
            <text:p>0.3172820968</text:p>
          </table:table-cell>
          <table:table-cell table:number-columns-repeated="1023"/>
        </table:table-row>
        <table:table-row table:style-name="ro1">
          <table:table-cell office:value-type="float" office:value="0.28380606786116" calcext:value-type="float">
            <text:p>0.2838060679</text:p>
          </table:table-cell>
          <table:table-cell table:number-columns-repeated="1023"/>
        </table:table-row>
        <table:table-row table:style-name="ro1">
          <table:table-cell office:value-type="float" office:value="0.258073899557174" calcext:value-type="float">
            <text:p>0.2580738996</text:p>
          </table:table-cell>
          <table:table-cell table:number-columns-repeated="1023"/>
        </table:table-row>
        <table:table-row table:style-name="ro1">
          <table:table-cell office:value-type="float" office:value="0.236998382081089" calcext:value-type="float">
            <text:p>0.2369983821</text:p>
          </table:table-cell>
          <table:table-cell table:number-columns-repeated="1023"/>
        </table:table-row>
        <table:table-row table:style-name="ro1">
          <table:table-cell office:value-type="float" office:value="0.219227693448982" calcext:value-type="float">
            <text:p>0.2192276934</text:p>
          </table:table-cell>
          <table:table-cell table:number-columns-repeated="1023"/>
        </table:table-row>
        <table:table-row table:style-name="ro1">
          <table:table-cell office:value-type="float" office:value="0.205779194768374" calcext:value-type="float">
            <text:p>0.2057791948</text:p>
          </table:table-cell>
          <table:table-cell table:number-columns-repeated="1023"/>
        </table:table-row>
        <table:table-row table:style-name="ro1">
          <table:table-cell office:value-type="float" office:value="0.192415075906985" calcext:value-type="float">
            <text:p>0.1924150759</text:p>
          </table:table-cell>
          <table:table-cell table:number-columns-repeated="1023"/>
        </table:table-row>
        <table:table-row table:style-name="ro1">
          <table:table-cell office:value-type="float" office:value="0.181055042503651" calcext:value-type="float">
            <text:p>0.1810550425</text:p>
          </table:table-cell>
          <table:table-cell table:number-columns-repeated="1023"/>
        </table:table-row>
        <table:table-row table:style-name="ro1">
          <table:table-cell office:value-type="float" office:value="0.169472556998351" calcext:value-type="float">
            <text:p>0.169472557</text:p>
          </table:table-cell>
          <table:table-cell table:number-columns-repeated="1023"/>
        </table:table-row>
        <table:table-row table:style-name="ro1">
          <table:table-cell office:value-type="float" office:value="0.160238451262072" calcext:value-type="float">
            <text:p>0.1602384513</text:p>
          </table:table-cell>
          <table:table-cell table:number-columns-repeated="1023"/>
        </table:table-row>
        <table:table-row table:style-name="ro1">
          <table:table-cell office:value-type="float" office:value="0.15250910808861" calcext:value-type="float">
            <text:p>0.1525091081</text:p>
          </table:table-cell>
          <table:table-cell table:number-columns-repeated="1023"/>
        </table:table-row>
        <table:table-row table:style-name="ro1">
          <table:table-cell office:value-type="float" office:value="0.144442448429755" calcext:value-type="float">
            <text:p>0.1444424484</text:p>
          </table:table-cell>
          <table:table-cell table:number-columns-repeated="1023"/>
        </table:table-row>
        <table:table-row table:style-name="ro1">
          <table:table-cell office:value-type="float" office:value="0.137273892652256" calcext:value-type="float">
            <text:p>0.1372738927</text:p>
          </table:table-cell>
          <table:table-cell table:number-columns-repeated="1023"/>
        </table:table-row>
        <table:table-row table:style-name="ro1">
          <table:table-cell office:value-type="float" office:value="0.129377414342324" calcext:value-type="float">
            <text:p>0.1293774143</text:p>
          </table:table-cell>
          <table:table-cell table:number-columns-repeated="1023"/>
        </table:table-row>
        <table:table-row table:style-name="ro1">
          <table:table-cell office:value-type="float" office:value="0.12362199432747" calcext:value-type="float">
            <text:p>0.1236219943</text:p>
          </table:table-cell>
          <table:table-cell table:number-columns-repeated="1023"/>
        </table:table-row>
        <table:table-row table:style-name="ro1">
          <table:table-cell office:value-type="float" office:value="0.117810746618101" calcext:value-type="float">
            <text:p>0.1178107466</text:p>
          </table:table-cell>
          <table:table-cell table:number-columns-repeated="1023"/>
        </table:table-row>
        <table:table-row table:style-name="ro1">
          <table:table-cell office:value-type="float" office:value="0.112459525076278" calcext:value-type="float">
            <text:p>0.1124595251</text:p>
          </table:table-cell>
          <table:table-cell table:number-columns-repeated="1023"/>
        </table:table-row>
        <table:table-row table:style-name="ro1">
          <table:table-cell office:value-type="float" office:value="0.107330220615862" calcext:value-type="float">
            <text:p>0.1073302206</text:p>
          </table:table-cell>
          <table:table-cell table:number-columns-repeated="1023"/>
        </table:table-row>
        <table:table-row table:style-name="ro1">
          <table:table-cell office:value-type="float" office:value="0.102937081090998" calcext:value-type="float">
            <text:p>0.1029370811</text:p>
          </table:table-cell>
          <table:table-cell table:number-columns-repeated="1023"/>
        </table:table-row>
        <table:table-row table:style-name="ro1">
          <table:table-cell office:value-type="float" office:value="0.0984908696524327" calcext:value-type="float">
            <text:p>0.0984908697</text:p>
          </table:table-cell>
          <table:table-cell table:number-columns-repeated="1023"/>
        </table:table-row>
        <table:table-row table:style-name="ro1">
          <table:table-cell office:value-type="float" office:value="0.094759561075604" calcext:value-type="float">
            <text:p>0.0947595611</text:p>
          </table:table-cell>
          <table:table-cell table:number-columns-repeated="1023"/>
        </table:table-row>
        <table:table-row table:style-name="ro1">
          <table:table-cell office:value-type="float" office:value="0.090664781563535" calcext:value-type="float">
            <text:p>0.0906647816</text:p>
          </table:table-cell>
          <table:table-cell table:number-columns-repeated="1023"/>
        </table:table-row>
        <table:table-row table:style-name="ro1">
          <table:table-cell office:value-type="float" office:value="0.0878461108435228" calcext:value-type="float">
            <text:p>0.0878461108</text:p>
          </table:table-cell>
          <table:table-cell table:number-columns-repeated="1023"/>
        </table:table-row>
        <table:table-row table:style-name="ro1">
          <table:table-cell office:value-type="float" office:value="0.0841615197122531" calcext:value-type="float">
            <text:p>0.0841615197</text:p>
          </table:table-cell>
          <table:table-cell table:number-columns-repeated="1023"/>
        </table:table-row>
        <table:table-row table:style-name="ro1">
          <table:table-cell office:value-type="float" office:value="0.0816998507352599" calcext:value-type="float">
            <text:p>0.0816998507</text:p>
          </table:table-cell>
          <table:table-cell table:number-columns-repeated="1023"/>
        </table:table-row>
        <table:table-row table:style-name="ro1">
          <table:table-cell office:value-type="float" office:value="0.0789846737286577" calcext:value-type="float">
            <text:p>0.0789846737</text:p>
          </table:table-cell>
          <table:table-cell table:number-columns-repeated="1023"/>
        </table:table-row>
        <table:table-row table:style-name="ro1">
          <table:table-cell office:value-type="float" office:value="0.0768467281506222" calcext:value-type="float">
            <text:p>0.0768467282</text:p>
          </table:table-cell>
          <table:table-cell table:number-columns-repeated="1023"/>
        </table:table-row>
        <table:table-row table:style-name="ro1">
          <table:table-cell office:value-type="float" office:value="0.0742206301643114" calcext:value-type="float">
            <text:p>0.0742206302</text:p>
          </table:table-cell>
          <table:table-cell table:number-columns-repeated="1023"/>
        </table:table-row>
        <table:table-row table:style-name="ro1">
          <table:table-cell office:value-type="float" office:value="0.0720799201249669" calcext:value-type="float">
            <text:p>0.0720799201</text:p>
          </table:table-cell>
          <table:table-cell table:number-columns-repeated="1023"/>
        </table:table-row>
        <table:table-row table:style-name="ro1">
          <table:table-cell office:value-type="float" office:value="0.0701538826312822" calcext:value-type="float">
            <text:p>0.0701538826</text:p>
          </table:table-cell>
          <table:table-cell table:number-columns-repeated="1023"/>
        </table:table-row>
        <table:table-row table:style-name="ro1">
          <table:table-cell office:value-type="float" office:value="0.0681515997335419" calcext:value-type="float">
            <text:p>0.0681515997</text:p>
          </table:table-cell>
          <table:table-cell table:number-columns-repeated="1023"/>
        </table:table-row>
        <table:table-row table:style-name="ro1">
          <table:table-cell office:value-type="float" office:value="0.0666223391459339" calcext:value-type="float">
            <text:p>0.0666223391</text:p>
          </table:table-cell>
          <table:table-cell table:number-columns-repeated="1023"/>
        </table:table-row>
        <table:table-row table:style-name="ro1">
          <table:table-cell office:value-type="float" office:value="0.064859507535084" calcext:value-type="float">
            <text:p>0.0648595075</text:p>
          </table:table-cell>
          <table:table-cell table:number-columns-repeated="1023"/>
        </table:table-row>
        <table:table-row table:style-name="ro1">
          <table:table-cell office:value-type="float" office:value="0.0632584502038688" calcext:value-type="float">
            <text:p>0.0632584502</text:p>
          </table:table-cell>
          <table:table-cell table:number-columns-repeated="1023"/>
        </table:table-row>
        <table:table-row table:style-name="ro1">
          <table:table-cell office:value-type="float" office:value="0.0616601142996708" calcext:value-type="float">
            <text:p>0.0616601143</text:p>
          </table:table-cell>
          <table:table-cell table:number-columns-repeated="1023"/>
        </table:table-row>
        <table:table-row table:style-name="ro1">
          <table:table-cell office:value-type="float" office:value="0.0603044033040896" calcext:value-type="float">
            <text:p>0.0603044033</text:p>
          </table:table-cell>
          <table:table-cell table:number-columns-repeated="1023"/>
        </table:table-row>
        <table:table-row table:style-name="ro1">
          <table:table-cell office:value-type="float" office:value="0.0586578650810817" calcext:value-type="float">
            <text:p>0.0586578651</text:p>
          </table:table-cell>
          <table:table-cell table:number-columns-repeated="1023"/>
        </table:table-row>
        <table:table-row table:style-name="ro1">
          <table:table-cell office:value-type="float" office:value="0.0575248973889191" calcext:value-type="float">
            <text:p>0.0575248974</text:p>
          </table:table-cell>
          <table:table-cell table:number-columns-repeated="1023"/>
        </table:table-row>
        <table:table-row table:style-name="ro1">
          <table:table-cell office:value-type="float" office:value="0.0558817039287355" calcext:value-type="float">
            <text:p>0.0558817039</text:p>
          </table:table-cell>
          <table:table-cell table:number-columns-repeated="1023"/>
        </table:table-row>
        <table:table-row table:style-name="ro1">
          <table:table-cell office:value-type="float" office:value="0.0548691968837554" calcext:value-type="float">
            <text:p>0.0548691969</text:p>
          </table:table-cell>
          <table:table-cell table:number-columns-repeated="1023"/>
        </table:table-row>
        <table:table-row table:style-name="ro1">
          <table:table-cell office:value-type="float" office:value="0.0536318489712725" calcext:value-type="float">
            <text:p>0.053631849</text:p>
          </table:table-cell>
          <table:table-cell table:number-columns-repeated="1023"/>
        </table:table-row>
        <table:table-row table:style-name="ro1">
          <table:table-cell office:value-type="float" office:value="0.0525790768466292" calcext:value-type="float">
            <text:p>0.0525790768</text:p>
          </table:table-cell>
          <table:table-cell table:number-columns-repeated="1023"/>
        </table:table-row>
        <table:table-row table:style-name="ro1">
          <table:table-cell office:value-type="float" office:value="0.0515138307198078" calcext:value-type="float">
            <text:p>0.0515138307</text:p>
          </table:table-cell>
          <table:table-cell table:number-columns-repeated="1023"/>
        </table:table-row>
        <table:table-row table:style-name="ro1">
          <table:table-cell office:value-type="float" office:value="0.0504668907314446" calcext:value-type="float">
            <text:p>0.0504668907</text:p>
          </table:table-cell>
          <table:table-cell table:number-columns-repeated="1023"/>
        </table:table-row>
        <table:table-row table:style-name="ro1">
          <table:table-cell office:value-type="float" office:value="0.049662918450375" calcext:value-type="float">
            <text:p>0.0496629185</text:p>
          </table:table-cell>
          <table:table-cell table:number-columns-repeated="1023"/>
        </table:table-row>
        <table:table-row table:style-name="ro1">
          <table:table-cell office:value-type="float" office:value="0.0486813736862543" calcext:value-type="float">
            <text:p>0.0486813737</text:p>
          </table:table-cell>
          <table:table-cell table:number-columns-repeated="1023"/>
        </table:table-row>
        <table:table-row table:style-name="ro1">
          <table:table-cell office:value-type="float" office:value="0.0479424590691855" calcext:value-type="float">
            <text:p>0.0479424591</text:p>
          </table:table-cell>
          <table:table-cell table:number-columns-repeated="1023"/>
        </table:table-row>
        <table:table-row table:style-name="ro1">
          <table:table-cell office:value-type="float" office:value="0.0470760294803117" calcext:value-type="float">
            <text:p>0.0470760295</text:p>
          </table:table-cell>
          <table:table-cell table:number-columns-repeated="1023"/>
        </table:table-row>
        <table:table-row table:style-name="ro1">
          <table:table-cell office:value-type="float" office:value="0.046260370298501" calcext:value-type="float">
            <text:p>0.0462603703</text:p>
          </table:table-cell>
          <table:table-cell table:number-columns-repeated="1023"/>
        </table:table-row>
        <table:table-row table:style-name="ro1">
          <table:table-cell office:value-type="float" office:value="0.0453746184338565" calcext:value-type="float">
            <text:p>0.0453746184</text:p>
          </table:table-cell>
          <table:table-cell table:number-columns-repeated="1023"/>
        </table:table-row>
        <table:table-row table:style-name="ro1">
          <table:table-cell office:value-type="float" office:value="0.0447102416038058" calcext:value-type="float">
            <text:p>0.0447102416</text:p>
          </table:table-cell>
          <table:table-cell table:number-columns-repeated="1023"/>
        </table:table-row>
        <table:table-row table:style-name="ro1">
          <table:table-cell office:value-type="float" office:value="0.044079482508304" calcext:value-type="float">
            <text:p>0.04407948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55" calcext:value-type="float">
            <text:p>35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float" office:value="2.52355950266078" calcext:value-type="float">
            <text:p>2.5235595027</text:p>
          </table:table-cell>
          <table:table-cell table:number-columns-repeated="1023"/>
        </table:table-row>
        <table:table-row table:style-name="ro1">
          <table:table-cell office:value-type="float" office:value="1.22808781995428" calcext:value-type="float">
            <text:p>1.22808782</text:p>
          </table:table-cell>
          <table:table-cell table:number-columns-repeated="1023"/>
        </table:table-row>
        <table:table-row table:style-name="ro1">
          <table:table-cell office:value-type="float" office:value="0.897319706636014" calcext:value-type="float">
            <text:p>0.8973197066</text:p>
          </table:table-cell>
          <table:table-cell table:number-columns-repeated="1023"/>
        </table:table-row>
        <table:table-row table:style-name="ro1">
          <table:table-cell office:value-type="float" office:value="0.681855868043223" calcext:value-type="float">
            <text:p>0.681855868</text:p>
          </table:table-cell>
          <table:table-cell table:number-columns-repeated="1023"/>
        </table:table-row>
        <table:table-row table:style-name="ro1">
          <table:table-cell office:value-type="float" office:value="0.541264502228394" calcext:value-type="float">
            <text:p>0.5412645022</text:p>
          </table:table-cell>
          <table:table-cell table:number-columns-repeated="1023"/>
        </table:table-row>
        <table:table-row table:style-name="ro1">
          <table:table-cell office:value-type="float" office:value="0.456744063831665" calcext:value-type="float">
            <text:p>0.4567440638</text:p>
          </table:table-cell>
          <table:table-cell table:number-columns-repeated="1023"/>
        </table:table-row>
        <table:table-row table:style-name="ro1">
          <table:table-cell office:value-type="float" office:value="0.38380630930941" calcext:value-type="float">
            <text:p>0.3838063093</text:p>
          </table:table-cell>
          <table:table-cell table:number-columns-repeated="1023"/>
        </table:table-row>
        <table:table-row table:style-name="ro1">
          <table:table-cell office:value-type="float" office:value="0.337226364393851" calcext:value-type="float">
            <text:p>0.3372263644</text:p>
          </table:table-cell>
          <table:table-cell table:number-columns-repeated="1023"/>
        </table:table-row>
        <table:table-row table:style-name="ro1">
          <table:table-cell office:value-type="float" office:value="0.308223090276375" calcext:value-type="float">
            <text:p>0.3082230903</text:p>
          </table:table-cell>
          <table:table-cell table:number-columns-repeated="1023"/>
        </table:table-row>
        <table:table-row table:style-name="ro1">
          <table:table-cell office:value-type="float" office:value="0.276323100273858" calcext:value-type="float">
            <text:p>0.2763231003</text:p>
          </table:table-cell>
          <table:table-cell table:number-columns-repeated="1023"/>
        </table:table-row>
        <table:table-row table:style-name="ro1">
          <table:table-cell office:value-type="float" office:value="0.253642885695016" calcext:value-type="float">
            <text:p>0.2536428857</text:p>
          </table:table-cell>
          <table:table-cell table:number-columns-repeated="1023"/>
        </table:table-row>
        <table:table-row table:style-name="ro1">
          <table:table-cell office:value-type="float" office:value="0.233029614991548" calcext:value-type="float">
            <text:p>0.233029615</text:p>
          </table:table-cell>
          <table:table-cell table:number-columns-repeated="1023"/>
        </table:table-row>
        <table:table-row table:style-name="ro1">
          <table:table-cell office:value-type="float" office:value="0.215669157600655" calcext:value-type="float">
            <text:p>0.2156691576</text:p>
          </table:table-cell>
          <table:table-cell table:number-columns-repeated="1023"/>
        </table:table-row>
        <table:table-row table:style-name="ro1">
          <table:table-cell office:value-type="float" office:value="0.197888049467052" calcext:value-type="float">
            <text:p>0.1978880495</text:p>
          </table:table-cell>
          <table:table-cell table:number-columns-repeated="1023"/>
        </table:table-row>
        <table:table-row table:style-name="ro1">
          <table:table-cell office:value-type="float" office:value="0.186845685440496" calcext:value-type="float">
            <text:p>0.1868456854</text:p>
          </table:table-cell>
          <table:table-cell table:number-columns-repeated="1023"/>
        </table:table-row>
        <table:table-row table:style-name="ro1">
          <table:table-cell office:value-type="float" office:value="0.17584347236267" calcext:value-type="float">
            <text:p>0.1758434724</text:p>
          </table:table-cell>
          <table:table-cell table:number-columns-repeated="1023"/>
        </table:table-row>
        <table:table-row table:style-name="ro1">
          <table:table-cell office:value-type="float" office:value="0.164716651188852" calcext:value-type="float">
            <text:p>0.1647166512</text:p>
          </table:table-cell>
          <table:table-cell table:number-columns-repeated="1023"/>
        </table:table-row>
        <table:table-row table:style-name="ro1">
          <table:table-cell office:value-type="float" office:value="0.156755634200006" calcext:value-type="float">
            <text:p>0.1567556342</text:p>
          </table:table-cell>
          <table:table-cell table:number-columns-repeated="1023"/>
        </table:table-row>
        <table:table-row table:style-name="ro1">
          <table:table-cell office:value-type="float" office:value="0.146916770811159" calcext:value-type="float">
            <text:p>0.1469167708</text:p>
          </table:table-cell>
          <table:table-cell table:number-columns-repeated="1023"/>
        </table:table-row>
        <table:table-row table:style-name="ro1">
          <table:table-cell office:value-type="float" office:value="0.140030143007741" calcext:value-type="float">
            <text:p>0.140030143</text:p>
          </table:table-cell>
          <table:table-cell table:number-columns-repeated="1023"/>
        </table:table-row>
        <table:table-row table:style-name="ro1">
          <table:table-cell office:value-type="float" office:value="0.131981286943971" calcext:value-type="float">
            <text:p>0.1319812869</text:p>
          </table:table-cell>
          <table:table-cell table:number-columns-repeated="1023"/>
        </table:table-row>
        <table:table-row table:style-name="ro1">
          <table:table-cell office:value-type="float" office:value="0.126586907724809" calcext:value-type="float">
            <text:p>0.1265869077</text:p>
          </table:table-cell>
          <table:table-cell table:number-columns-repeated="1023"/>
        </table:table-row>
        <table:table-row table:style-name="ro1">
          <table:table-cell office:value-type="float" office:value="0.120485134733494" calcext:value-type="float">
            <text:p>0.1204851347</text:p>
          </table:table-cell>
          <table:table-cell table:number-columns-repeated="1023"/>
        </table:table-row>
        <table:table-row table:style-name="ro1">
          <table:table-cell office:value-type="float" office:value="0.115714841607623" calcext:value-type="float">
            <text:p>0.1157148416</text:p>
          </table:table-cell>
          <table:table-cell table:number-columns-repeated="1023"/>
        </table:table-row>
        <table:table-row table:style-name="ro1">
          <table:table-cell office:value-type="float" office:value="0.11044436352217" calcext:value-type="float">
            <text:p>0.1104443635</text:p>
          </table:table-cell>
          <table:table-cell table:number-columns-repeated="1023"/>
        </table:table-row>
        <table:table-row table:style-name="ro1">
          <table:table-cell office:value-type="float" office:value="0.10632151554458" calcext:value-type="float">
            <text:p>0.1063215155</text:p>
          </table:table-cell>
          <table:table-cell table:number-columns-repeated="1023"/>
        </table:table-row>
        <table:table-row table:style-name="ro1">
          <table:table-cell office:value-type="float" office:value="0.10106371409485" calcext:value-type="float">
            <text:p>0.1010637141</text:p>
          </table:table-cell>
          <table:table-cell table:number-columns-repeated="1023"/>
        </table:table-row>
        <table:table-row table:style-name="ro1">
          <table:table-cell office:value-type="float" office:value="0.0977618685807172" calcext:value-type="float">
            <text:p>0.0977618686</text:p>
          </table:table-cell>
          <table:table-cell table:number-columns-repeated="1023"/>
        </table:table-row>
        <table:table-row table:style-name="ro1">
          <table:table-cell office:value-type="float" office:value="0.0935761049963879" calcext:value-type="float">
            <text:p>0.093576105</text:p>
          </table:table-cell>
          <table:table-cell table:number-columns-repeated="1023"/>
        </table:table-row>
        <table:table-row table:style-name="ro1">
          <table:table-cell office:value-type="float" office:value="0.0901534842872772" calcext:value-type="float">
            <text:p>0.0901534843</text:p>
          </table:table-cell>
          <table:table-cell table:number-columns-repeated="1023"/>
        </table:table-row>
        <table:table-row table:style-name="ro1">
          <table:table-cell office:value-type="float" office:value="0.0869431597907216" calcext:value-type="float">
            <text:p>0.0869431598</text:p>
          </table:table-cell>
          <table:table-cell table:number-columns-repeated="1023"/>
        </table:table-row>
        <table:table-row table:style-name="ro1">
          <table:table-cell office:value-type="float" office:value="0.083383649143053" calcext:value-type="float">
            <text:p>0.0833836491</text:p>
          </table:table-cell>
          <table:table-cell table:number-columns-repeated="1023"/>
        </table:table-row>
        <table:table-row table:style-name="ro1">
          <table:table-cell office:value-type="float" office:value="0.081367744080337" calcext:value-type="float">
            <text:p>0.0813677441</text:p>
          </table:table-cell>
          <table:table-cell table:number-columns-repeated="1023"/>
        </table:table-row>
        <table:table-row table:style-name="ro1">
          <table:table-cell office:value-type="float" office:value="0.0791313802817652" calcext:value-type="float">
            <text:p>0.0791313803</text:p>
          </table:table-cell>
          <table:table-cell table:number-columns-repeated="1023"/>
        </table:table-row>
        <table:table-row table:style-name="ro1">
          <table:table-cell office:value-type="float" office:value="0.0761870121528052" calcext:value-type="float">
            <text:p>0.0761870122</text:p>
          </table:table-cell>
          <table:table-cell table:number-columns-repeated="1023"/>
        </table:table-row>
        <table:table-row table:style-name="ro1">
          <table:table-cell office:value-type="float" office:value="0.074493338841167" calcext:value-type="float">
            <text:p>0.0744933388</text:p>
          </table:table-cell>
          <table:table-cell table:number-columns-repeated="1023"/>
        </table:table-row>
        <table:table-row table:style-name="ro1">
          <table:table-cell office:value-type="float" office:value="0.0714704164595768" calcext:value-type="float">
            <text:p>0.0714704165</text:p>
          </table:table-cell>
          <table:table-cell table:number-columns-repeated="1023"/>
        </table:table-row>
        <table:table-row table:style-name="ro1">
          <table:table-cell office:value-type="float" office:value="0.0697533396472015" calcext:value-type="float">
            <text:p>0.0697533396</text:p>
          </table:table-cell>
          <table:table-cell table:number-columns-repeated="1023"/>
        </table:table-row>
        <table:table-row table:style-name="ro1">
          <table:table-cell office:value-type="float" office:value="0.0677508263075688" calcext:value-type="float">
            <text:p>0.0677508263</text:p>
          </table:table-cell>
          <table:table-cell table:number-columns-repeated="1023"/>
        </table:table-row>
        <table:table-row table:style-name="ro1">
          <table:table-cell office:value-type="float" office:value="0.0660822269706061" calcext:value-type="float">
            <text:p>0.066082227</text:p>
          </table:table-cell>
          <table:table-cell table:number-columns-repeated="1023"/>
        </table:table-row>
        <table:table-row table:style-name="ro1">
          <table:table-cell office:value-type="float" office:value="0.0638813771579894" calcext:value-type="float">
            <text:p>0.0638813772</text:p>
          </table:table-cell>
          <table:table-cell table:number-columns-repeated="1023"/>
        </table:table-row>
        <table:table-row table:style-name="ro1">
          <table:table-cell office:value-type="float" office:value="0.0624874507322788" calcext:value-type="float">
            <text:p>0.0624874507</text:p>
          </table:table-cell>
          <table:table-cell table:number-columns-repeated="1023"/>
        </table:table-row>
        <table:table-row table:style-name="ro1">
          <table:table-cell office:value-type="float" office:value="0.0606299612995788" calcext:value-type="float">
            <text:p>0.0606299613</text:p>
          </table:table-cell>
          <table:table-cell table:number-columns-repeated="1023"/>
        </table:table-row>
        <table:table-row table:style-name="ro1">
          <table:table-cell office:value-type="float" office:value="0.0589687857218876" calcext:value-type="float">
            <text:p>0.0589687857</text:p>
          </table:table-cell>
          <table:table-cell table:number-columns-repeated="1023"/>
        </table:table-row>
        <table:table-row table:style-name="ro1">
          <table:table-cell office:value-type="float" office:value="0.0574978857809727" calcext:value-type="float">
            <text:p>0.0574978858</text:p>
          </table:table-cell>
          <table:table-cell table:number-columns-repeated="1023"/>
        </table:table-row>
        <table:table-row table:style-name="ro1">
          <table:table-cell office:value-type="float" office:value="0.0562311130826129" calcext:value-type="float">
            <text:p>0.0562311131</text:p>
          </table:table-cell>
          <table:table-cell table:number-columns-repeated="1023"/>
        </table:table-row>
        <table:table-row table:style-name="ro1">
          <table:table-cell office:value-type="float" office:value="0.0544879136205303" calcext:value-type="float">
            <text:p>0.0544879136</text:p>
          </table:table-cell>
          <table:table-cell table:number-columns-repeated="1023"/>
        </table:table-row>
        <table:table-row table:style-name="ro1">
          <table:table-cell office:value-type="float" office:value="0.0537147886176575" calcext:value-type="float">
            <text:p>0.0537147886</text:p>
          </table:table-cell>
          <table:table-cell table:number-columns-repeated="1023"/>
        </table:table-row>
        <table:table-row table:style-name="ro1">
          <table:table-cell office:value-type="float" office:value="0.0521883854130004" calcext:value-type="float">
            <text:p>0.0521883854</text:p>
          </table:table-cell>
          <table:table-cell table:number-columns-repeated="1023"/>
        </table:table-row>
        <table:table-row table:style-name="ro1">
          <table:table-cell office:value-type="float" office:value="0.0511641889933788" calcext:value-type="float">
            <text:p>0.051164189</text:p>
          </table:table-cell>
          <table:table-cell table:number-columns-repeated="1023"/>
        </table:table-row>
        <table:table-row table:style-name="ro1">
          <table:table-cell office:value-type="float" office:value="0.0498957239144925" calcext:value-type="float">
            <text:p>0.0498957239</text:p>
          </table:table-cell>
          <table:table-cell table:number-columns-repeated="1023"/>
        </table:table-row>
        <table:table-row table:style-name="ro1">
          <table:table-cell office:value-type="float" office:value="0.0489494728027386" calcext:value-type="float">
            <text:p>0.0489494728</text:p>
          </table:table-cell>
          <table:table-cell table:number-columns-repeated="1023"/>
        </table:table-row>
        <table:table-row table:style-name="ro1">
          <table:table-cell office:value-type="float" office:value="0.0476962938596552" calcext:value-type="float">
            <text:p>0.0476962939</text:p>
          </table:table-cell>
          <table:table-cell table:number-columns-repeated="1023"/>
        </table:table-row>
        <table:table-row table:style-name="ro1">
          <table:table-cell office:value-type="float" office:value="0.0467306230576957" calcext:value-type="float">
            <text:p>0.0467306231</text:p>
          </table:table-cell>
          <table:table-cell table:number-columns-repeated="1023"/>
        </table:table-row>
        <table:table-row table:style-name="ro1">
          <table:table-cell office:value-type="float" office:value="0.0457460968225144" calcext:value-type="float">
            <text:p>0.0457460968</text:p>
          </table:table-cell>
          <table:table-cell table:number-columns-repeated="1023"/>
        </table:table-row>
        <table:table-row table:style-name="ro1">
          <table:table-cell office:value-type="float" office:value="0.0448897669759938" calcext:value-type="float">
            <text:p>0.044889767</text:p>
          </table:table-cell>
          <table:table-cell table:number-columns-repeated="1023"/>
        </table:table-row>
        <table:table-row table:style-name="ro1">
          <table:table-cell office:value-type="float" office:value="0.0440783006243613" calcext:value-type="float">
            <text:p>0.0440783006</text:p>
          </table:table-cell>
          <table:table-cell table:number-columns-repeated="1023"/>
        </table:table-row>
        <table:table-row table:style-name="ro1">
          <table:table-cell office:value-type="float" office:value="0.0433438903736507" calcext:value-type="float">
            <text:p>0.0433438904</text:p>
          </table:table-cell>
          <table:table-cell table:number-columns-repeated="1023"/>
        </table:table-row>
        <table:table-row table:style-name="ro1">
          <table:table-cell office:value-type="float" office:value="0.0423801085220403" calcext:value-type="float">
            <text:p>0.0423801085</text:p>
          </table:table-cell>
          <table:table-cell table:number-columns-repeated="1023"/>
        </table:table-row>
        <table:table-row table:style-name="ro1">
          <table:table-cell office:value-type="float" office:value="0.0415722332918931" calcext:value-type="float">
            <text:p>0.04157223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48" calcext:value-type="float">
            <text:p>34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float" office:value="2.89936528161587" calcext:value-type="float">
            <text:p>2.8993652816</text:p>
          </table:table-cell>
          <table:table-cell table:number-columns-repeated="1023"/>
        </table:table-row>
        <table:table-row table:style-name="ro1">
          <table:table-cell office:value-type="float" office:value="1.27106202072094" calcext:value-type="float">
            <text:p>1.2710620207</text:p>
          </table:table-cell>
          <table:table-cell table:number-columns-repeated="1023"/>
        </table:table-row>
        <table:table-row table:style-name="ro1">
          <table:table-cell office:value-type="float" office:value="0.858002268283696" calcext:value-type="float">
            <text:p>0.8580022683</text:p>
          </table:table-cell>
          <table:table-cell table:number-columns-repeated="1023"/>
        </table:table-row>
        <table:table-row table:style-name="ro1">
          <table:table-cell office:value-type="float" office:value="0.659344910772471" calcext:value-type="float">
            <text:p>0.6593449108</text:p>
          </table:table-cell>
          <table:table-cell table:number-columns-repeated="1023"/>
        </table:table-row>
        <table:table-row table:style-name="ro1">
          <table:table-cell office:value-type="float" office:value="0.538071359194584" calcext:value-type="float">
            <text:p>0.5380713592</text:p>
          </table:table-cell>
          <table:table-cell table:number-columns-repeated="1023"/>
        </table:table-row>
        <table:table-row table:style-name="ro1">
          <table:table-cell office:value-type="float" office:value="0.456645821757753" calcext:value-type="float">
            <text:p>0.4566458218</text:p>
          </table:table-cell>
          <table:table-cell table:number-columns-repeated="1023"/>
        </table:table-row>
        <table:table-row table:style-name="ro1">
          <table:table-cell office:value-type="float" office:value="0.391671720015626" calcext:value-type="float">
            <text:p>0.39167172</text:p>
          </table:table-cell>
          <table:table-cell table:number-columns-repeated="1023"/>
        </table:table-row>
        <table:table-row table:style-name="ro1">
          <table:table-cell office:value-type="float" office:value="0.346733208175427" calcext:value-type="float">
            <text:p>0.3467332082</text:p>
          </table:table-cell>
          <table:table-cell table:number-columns-repeated="1023"/>
        </table:table-row>
        <table:table-row table:style-name="ro1">
          <table:table-cell office:value-type="float" office:value="0.316424816690727" calcext:value-type="float">
            <text:p>0.3164248167</text:p>
          </table:table-cell>
          <table:table-cell table:number-columns-repeated="1023"/>
        </table:table-row>
        <table:table-row table:style-name="ro1">
          <table:table-cell office:value-type="float" office:value="0.288192020625173" calcext:value-type="float">
            <text:p>0.2881920206</text:p>
          </table:table-cell>
          <table:table-cell table:number-columns-repeated="1023"/>
        </table:table-row>
        <table:table-row table:style-name="ro1">
          <table:table-cell office:value-type="float" office:value="0.258489984443325" calcext:value-type="float">
            <text:p>0.2584899844</text:p>
          </table:table-cell>
          <table:table-cell table:number-columns-repeated="1023"/>
        </table:table-row>
        <table:table-row table:style-name="ro1">
          <table:table-cell office:value-type="float" office:value="0.241846073253227" calcext:value-type="float">
            <text:p>0.2418460733</text:p>
          </table:table-cell>
          <table:table-cell table:number-columns-repeated="1023"/>
        </table:table-row>
        <table:table-row table:style-name="ro1">
          <table:table-cell office:value-type="float" office:value="0.221875204902034" calcext:value-type="float">
            <text:p>0.2218752049</text:p>
          </table:table-cell>
          <table:table-cell table:number-columns-repeated="1023"/>
        </table:table-row>
        <table:table-row table:style-name="ro1">
          <table:table-cell office:value-type="float" office:value="0.206507028722856" calcext:value-type="float">
            <text:p>0.2065070287</text:p>
          </table:table-cell>
          <table:table-cell table:number-columns-repeated="1023"/>
        </table:table-row>
        <table:table-row table:style-name="ro1">
          <table:table-cell office:value-type="float" office:value="0.19298596733871" calcext:value-type="float">
            <text:p>0.1929859673</text:p>
          </table:table-cell>
          <table:table-cell table:number-columns-repeated="1023"/>
        </table:table-row>
        <table:table-row table:style-name="ro1">
          <table:table-cell office:value-type="float" office:value="0.180779990717219" calcext:value-type="float">
            <text:p>0.1807799907</text:p>
          </table:table-cell>
          <table:table-cell table:number-columns-repeated="1023"/>
        </table:table-row>
        <table:table-row table:style-name="ro1">
          <table:table-cell office:value-type="float" office:value="0.170523670191376" calcext:value-type="float">
            <text:p>0.1705236702</text:p>
          </table:table-cell>
          <table:table-cell table:number-columns-repeated="1023"/>
        </table:table-row>
        <table:table-row table:style-name="ro1">
          <table:table-cell office:value-type="float" office:value="0.159354187060299" calcext:value-type="float">
            <text:p>0.1593541871</text:p>
          </table:table-cell>
          <table:table-cell table:number-columns-repeated="1023"/>
        </table:table-row>
        <table:table-row table:style-name="ro1">
          <table:table-cell office:value-type="float" office:value="0.152781290845267" calcext:value-type="float">
            <text:p>0.1527812908</text:p>
          </table:table-cell>
          <table:table-cell table:number-columns-repeated="1023"/>
        </table:table-row>
        <table:table-row table:style-name="ro1">
          <table:table-cell office:value-type="float" office:value="0.143687479498523" calcext:value-type="float">
            <text:p>0.1436874795</text:p>
          </table:table-cell>
          <table:table-cell table:number-columns-repeated="1023"/>
        </table:table-row>
        <table:table-row table:style-name="ro1">
          <table:table-cell office:value-type="float" office:value="0.13715166085515" calcext:value-type="float">
            <text:p>0.1371516609</text:p>
          </table:table-cell>
          <table:table-cell table:number-columns-repeated="1023"/>
        </table:table-row>
        <table:table-row table:style-name="ro1">
          <table:table-cell office:value-type="float" office:value="0.130868578646668" calcext:value-type="float">
            <text:p>0.1308685786</text:p>
          </table:table-cell>
          <table:table-cell table:number-columns-repeated="1023"/>
        </table:table-row>
        <table:table-row table:style-name="ro1">
          <table:table-cell office:value-type="float" office:value="0.125657175578358" calcext:value-type="float">
            <text:p>0.1256571756</text:p>
          </table:table-cell>
          <table:table-cell table:number-columns-repeated="1023"/>
        </table:table-row>
        <table:table-row table:style-name="ro1">
          <table:table-cell office:value-type="float" office:value="0.120268622075811" calcext:value-type="float">
            <text:p>0.1202686221</text:p>
          </table:table-cell>
          <table:table-cell table:number-columns-repeated="1023"/>
        </table:table-row>
        <table:table-row table:style-name="ro1">
          <table:table-cell office:value-type="float" office:value="0.114330322785857" calcext:value-type="float">
            <text:p>0.1143303228</text:p>
          </table:table-cell>
          <table:table-cell table:number-columns-repeated="1023"/>
        </table:table-row>
        <table:table-row table:style-name="ro1">
          <table:table-cell office:value-type="float" office:value="0.110415416885335" calcext:value-type="float">
            <text:p>0.1104154169</text:p>
          </table:table-cell>
          <table:table-cell table:number-columns-repeated="1023"/>
        </table:table-row>
        <table:table-row table:style-name="ro1">
          <table:table-cell office:value-type="float" office:value="0.105707895640398" calcext:value-type="float">
            <text:p>0.1057078956</text:p>
          </table:table-cell>
          <table:table-cell table:number-columns-repeated="1023"/>
        </table:table-row>
        <table:table-row table:style-name="ro1">
          <table:table-cell office:value-type="float" office:value="0.101611381473373" calcext:value-type="float">
            <text:p>0.1016113815</text:p>
          </table:table-cell>
          <table:table-cell table:number-columns-repeated="1023"/>
        </table:table-row>
        <table:table-row table:style-name="ro1">
          <table:table-cell office:value-type="float" office:value="0.0981805293182657" calcext:value-type="float">
            <text:p>0.0981805293</text:p>
          </table:table-cell>
          <table:table-cell table:number-columns-repeated="1023"/>
        </table:table-row>
        <table:table-row table:style-name="ro1">
          <table:table-cell office:value-type="float" office:value="0.0946015081305577" calcext:value-type="float">
            <text:p>0.0946015081</text:p>
          </table:table-cell>
          <table:table-cell table:number-columns-repeated="1023"/>
        </table:table-row>
        <table:table-row table:style-name="ro1">
          <table:table-cell office:value-type="float" office:value="0.0911827144123422" calcext:value-type="float">
            <text:p>0.0911827144</text:p>
          </table:table-cell>
          <table:table-cell table:number-columns-repeated="1023"/>
        </table:table-row>
        <table:table-row table:style-name="ro1">
          <table:table-cell office:value-type="float" office:value="0.0883376128301737" calcext:value-type="float">
            <text:p>0.0883376128</text:p>
          </table:table-cell>
          <table:table-cell table:number-columns-repeated="1023"/>
        </table:table-row>
        <table:table-row table:style-name="ro1">
          <table:table-cell office:value-type="float" office:value="0.0855422345682877" calcext:value-type="float">
            <text:p>0.0855422346</text:p>
          </table:table-cell>
          <table:table-cell table:number-columns-repeated="1023"/>
        </table:table-row>
        <table:table-row table:style-name="ro1">
          <table:table-cell office:value-type="float" office:value="0.0822414762346876" calcext:value-type="float">
            <text:p>0.0822414762</text:p>
          </table:table-cell>
          <table:table-cell table:number-columns-repeated="1023"/>
        </table:table-row>
        <table:table-row table:style-name="ro1">
          <table:table-cell office:value-type="float" office:value="0.0803484549904448" calcext:value-type="float">
            <text:p>0.080348455</text:p>
          </table:table-cell>
          <table:table-cell table:number-columns-repeated="1023"/>
        </table:table-row>
        <table:table-row table:style-name="ro1">
          <table:table-cell office:value-type="float" office:value="0.0773380128969925" calcext:value-type="float">
            <text:p>0.0773380129</text:p>
          </table:table-cell>
          <table:table-cell table:number-columns-repeated="1023"/>
        </table:table-row>
        <table:table-row table:style-name="ro1">
          <table:table-cell office:value-type="float" office:value="0.0755307965869524" calcext:value-type="float">
            <text:p>0.0755307966</text:p>
          </table:table-cell>
          <table:table-cell table:number-columns-repeated="1023"/>
        </table:table-row>
        <table:table-row table:style-name="ro1">
          <table:table-cell office:value-type="float" office:value="0.0729630392571696" calcext:value-type="float">
            <text:p>0.0729630393</text:p>
          </table:table-cell>
          <table:table-cell table:number-columns-repeated="1023"/>
        </table:table-row>
        <table:table-row table:style-name="ro1">
          <table:table-cell office:value-type="float" office:value="0.071192605698679" calcext:value-type="float">
            <text:p>0.0711926057</text:p>
          </table:table-cell>
          <table:table-cell table:number-columns-repeated="1023"/>
        </table:table-row>
        <table:table-row table:style-name="ro1">
          <table:table-cell office:value-type="float" office:value="0.0690200846049106" calcext:value-type="float">
            <text:p>0.0690200846</text:p>
          </table:table-cell>
          <table:table-cell table:number-columns-repeated="1023"/>
        </table:table-row>
        <table:table-row table:style-name="ro1">
          <table:table-cell office:value-type="float" office:value="0.0671840578557783" calcext:value-type="float">
            <text:p>0.0671840579</text:p>
          </table:table-cell>
          <table:table-cell table:number-columns-repeated="1023"/>
        </table:table-row>
        <table:table-row table:style-name="ro1">
          <table:table-cell office:value-type="float" office:value="0.0656587324359907" calcext:value-type="float">
            <text:p>0.0656587324</text:p>
          </table:table-cell>
          <table:table-cell table:number-columns-repeated="1023"/>
        </table:table-row>
        <table:table-row table:style-name="ro1">
          <table:table-cell office:value-type="float" office:value="0.0638167203595768" calcext:value-type="float">
            <text:p>0.0638167204</text:p>
          </table:table-cell>
          <table:table-cell table:number-columns-repeated="1023"/>
        </table:table-row>
        <table:table-row table:style-name="ro1">
          <table:table-cell office:value-type="float" office:value="0.0625289755972434" calcext:value-type="float">
            <text:p>0.0625289756</text:p>
          </table:table-cell>
          <table:table-cell table:number-columns-repeated="1023"/>
        </table:table-row>
        <table:table-row table:style-name="ro1">
          <table:table-cell office:value-type="float" office:value="0.0607877383440859" calcext:value-type="float">
            <text:p>0.0607877383</text:p>
          </table:table-cell>
          <table:table-cell table:number-columns-repeated="1023"/>
        </table:table-row>
        <table:table-row table:style-name="ro1">
          <table:table-cell office:value-type="float" office:value="0.0595448521015809" calcext:value-type="float">
            <text:p>0.0595448521</text:p>
          </table:table-cell>
          <table:table-cell table:number-columns-repeated="1023"/>
        </table:table-row>
        <table:table-row table:style-name="ro1">
          <table:table-cell office:value-type="float" office:value="0.0582164446136901" calcext:value-type="float">
            <text:p>0.0582164446</text:p>
          </table:table-cell>
          <table:table-cell table:number-columns-repeated="1023"/>
        </table:table-row>
        <table:table-row table:style-name="ro1">
          <table:table-cell office:value-type="float" office:value="0.0568968971847815" calcext:value-type="float">
            <text:p>0.0568968972</text:p>
          </table:table-cell>
          <table:table-cell table:number-columns-repeated="1023"/>
        </table:table-row>
        <table:table-row table:style-name="ro1">
          <table:table-cell office:value-type="float" office:value="0.0558226022322718" calcext:value-type="float">
            <text:p>0.0558226022</text:p>
          </table:table-cell>
          <table:table-cell table:number-columns-repeated="1023"/>
        </table:table-row>
        <table:table-row table:style-name="ro1">
          <table:table-cell office:value-type="float" office:value="0.0543500130915011" calcext:value-type="float">
            <text:p>0.0543500131</text:p>
          </table:table-cell>
          <table:table-cell table:number-columns-repeated="1023"/>
        </table:table-row>
        <table:table-row table:style-name="ro1">
          <table:table-cell office:value-type="float" office:value="0.0533428941739647" calcext:value-type="float">
            <text:p>0.0533428942</text:p>
          </table:table-cell>
          <table:table-cell table:number-columns-repeated="1023"/>
        </table:table-row>
        <table:table-row table:style-name="ro1">
          <table:table-cell office:value-type="float" office:value="0.0523520767973084" calcext:value-type="float">
            <text:p>0.0523520768</text:p>
          </table:table-cell>
          <table:table-cell table:number-columns-repeated="1023"/>
        </table:table-row>
        <table:table-row table:style-name="ro1">
          <table:table-cell office:value-type="float" office:value="0.0512262877985582" calcext:value-type="float">
            <text:p>0.0512262878</text:p>
          </table:table-cell>
          <table:table-cell table:number-columns-repeated="1023"/>
        </table:table-row>
        <table:table-row table:style-name="ro1">
          <table:table-cell office:value-type="float" office:value="0.0504239622390428" calcext:value-type="float">
            <text:p>0.0504239622</text:p>
          </table:table-cell>
          <table:table-cell table:number-columns-repeated="1023"/>
        </table:table-row>
        <table:table-row table:style-name="ro1">
          <table:table-cell office:value-type="float" office:value="0.0494607756262689" calcext:value-type="float">
            <text:p>0.0494607756</text:p>
          </table:table-cell>
          <table:table-cell table:number-columns-repeated="1023"/>
        </table:table-row>
        <table:table-row table:style-name="ro1">
          <table:table-cell office:value-type="float" office:value="0.0486342471426732" calcext:value-type="float">
            <text:p>0.0486342471</text:p>
          </table:table-cell>
          <table:table-cell table:number-columns-repeated="1023"/>
        </table:table-row>
        <table:table-row table:style-name="ro1">
          <table:table-cell office:value-type="float" office:value="0.0477171446261447" calcext:value-type="float">
            <text:p>0.0477171446</text:p>
          </table:table-cell>
          <table:table-cell table:number-columns-repeated="1023"/>
        </table:table-row>
        <table:table-row table:style-name="ro1">
          <table:table-cell office:value-type="float" office:value="0.0469916055754715" calcext:value-type="float">
            <text:p>0.0469916056</text:p>
          </table:table-cell>
          <table:table-cell table:number-columns-repeated="1023"/>
        </table:table-row>
        <table:table-row table:style-name="ro1">
          <table:table-cell office:value-type="float" office:value="0.0459495898436546" calcext:value-type="float">
            <text:p>0.0459495898</text:p>
          </table:table-cell>
          <table:table-cell table:number-columns-repeated="1023"/>
        </table:table-row>
        <table:table-row table:style-name="ro1">
          <table:table-cell office:value-type="float" office:value="0.0454902033365831" calcext:value-type="float">
            <text:p>0.04549020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56" calcext:value-type="float">
            <text:p>35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0.283707739583613" calcext:value-type="float">
            <text:p>0.2837077396</text:p>
          </table:table-cell>
          <table:table-cell table:number-columns-repeated="1023"/>
        </table:table-row>
        <table:table-row table:style-name="ro1">
          <table:table-cell office:value-type="float" office:value="0.180663453788797" calcext:value-type="float">
            <text:p>0.1806634538</text:p>
          </table:table-cell>
          <table:table-cell table:number-columns-repeated="1023"/>
        </table:table-row>
        <table:table-row table:style-name="ro1">
          <table:table-cell office:value-type="float" office:value="0.145647875284885" calcext:value-type="float">
            <text:p>0.1456478753</text:p>
          </table:table-cell>
          <table:table-cell table:number-columns-repeated="1023"/>
        </table:table-row>
        <table:table-row table:style-name="ro1">
          <table:table-cell office:value-type="float" office:value="0.12578637208636" calcext:value-type="float">
            <text:p>0.1257863721</text:p>
          </table:table-cell>
          <table:table-cell table:number-columns-repeated="1023"/>
        </table:table-row>
        <table:table-row table:style-name="ro1">
          <table:table-cell office:value-type="float" office:value="0.112581096445174" calcext:value-type="float">
            <text:p>0.1125810964</text:p>
          </table:table-cell>
          <table:table-cell table:number-columns-repeated="1023"/>
        </table:table-row>
        <table:table-row table:style-name="ro1">
          <table:table-cell office:value-type="float" office:value="0.104643977742633" calcext:value-type="float">
            <text:p>0.1046439777</text:p>
          </table:table-cell>
          <table:table-cell table:number-columns-repeated="1023"/>
        </table:table-row>
        <table:table-row table:style-name="ro1">
          <table:table-cell office:value-type="float" office:value="0.0942437871208907" calcext:value-type="float">
            <text:p>0.0942437871</text:p>
          </table:table-cell>
          <table:table-cell table:number-columns-repeated="1023"/>
        </table:table-row>
        <table:table-row table:style-name="ro1">
          <table:table-cell office:value-type="float" office:value="0.083235975469035" calcext:value-type="float">
            <text:p>0.0832359755</text:p>
          </table:table-cell>
          <table:table-cell table:number-columns-repeated="1023"/>
        </table:table-row>
        <table:table-row table:style-name="ro1">
          <table:table-cell office:value-type="float" office:value="0.0765780893629782" calcext:value-type="float">
            <text:p>0.0765780894</text:p>
          </table:table-cell>
          <table:table-cell table:number-columns-repeated="1023"/>
        </table:table-row>
        <table:table-row table:style-name="ro1">
          <table:table-cell office:value-type="float" office:value="0.0733757892125302" calcext:value-type="float">
            <text:p>0.0733757892</text:p>
          </table:table-cell>
          <table:table-cell table:number-columns-repeated="1023"/>
        </table:table-row>
        <table:table-row table:style-name="ro1">
          <table:table-cell office:value-type="float" office:value="0.0705290489355873" calcext:value-type="float">
            <text:p>0.0705290489</text:p>
          </table:table-cell>
          <table:table-cell table:number-columns-repeated="1023"/>
        </table:table-row>
        <table:table-row table:style-name="ro1">
          <table:table-cell office:value-type="float" office:value="0.0683414520487856" calcext:value-type="float">
            <text:p>0.068341452</text:p>
          </table:table-cell>
          <table:table-cell table:number-columns-repeated="1023"/>
        </table:table-row>
        <table:table-row table:style-name="ro1">
          <table:table-cell office:value-type="float" office:value="0.0666033554996634" calcext:value-type="float">
            <text:p>0.0666033555</text:p>
          </table:table-cell>
          <table:table-cell table:number-columns-repeated="1023"/>
        </table:table-row>
        <table:table-row table:style-name="ro1">
          <table:table-cell office:value-type="float" office:value="0.0647259143994509" calcext:value-type="float">
            <text:p>0.0647259144</text:p>
          </table:table-cell>
          <table:table-cell table:number-columns-repeated="1023"/>
        </table:table-row>
        <table:table-row table:style-name="ro1">
          <table:table-cell office:value-type="float" office:value="0.0626323442888093" calcext:value-type="float">
            <text:p>0.0626323443</text:p>
          </table:table-cell>
          <table:table-cell table:number-columns-repeated="1023"/>
        </table:table-row>
        <table:table-row table:style-name="ro1">
          <table:table-cell office:value-type="float" office:value="0.0607683743627081" calcext:value-type="float">
            <text:p>0.0607683744</text:p>
          </table:table-cell>
          <table:table-cell table:number-columns-repeated="1023"/>
        </table:table-row>
        <table:table-row table:style-name="ro1">
          <table:table-cell office:value-type="float" office:value="0.0567236785611897" calcext:value-type="float">
            <text:p>0.0567236786</text:p>
          </table:table-cell>
          <table:table-cell table:number-columns-repeated="1023"/>
        </table:table-row>
        <table:table-row table:style-name="ro1">
          <table:table-cell office:value-type="float" office:value="0.0515151414041158" calcext:value-type="float">
            <text:p>0.0515151414</text:p>
          </table:table-cell>
          <table:table-cell table:number-columns-repeated="1023"/>
        </table:table-row>
        <table:table-row table:style-name="ro1">
          <table:table-cell office:value-type="float" office:value="0.0465882405581558" calcext:value-type="float">
            <text:p>0.0465882406</text:p>
          </table:table-cell>
          <table:table-cell table:number-columns-repeated="1023"/>
        </table:table-row>
        <table:table-row table:style-name="ro1">
          <table:table-cell office:value-type="float" office:value="0.0407030315342728" calcext:value-type="float">
            <text:p>0.0407030315</text:p>
          </table:table-cell>
          <table:table-cell table:number-columns-repeated="1023"/>
        </table:table-row>
        <table:table-row table:style-name="ro1">
          <table:table-cell office:value-type="float" office:value="0.0368685885709353" calcext:value-type="float">
            <text:p>0.0368685886</text:p>
          </table:table-cell>
          <table:table-cell table:number-columns-repeated="1023"/>
        </table:table-row>
        <table:table-row table:style-name="ro1">
          <table:table-cell office:value-type="float" office:value="0.0334211650585155" calcext:value-type="float">
            <text:p>0.0334211651</text:p>
          </table:table-cell>
          <table:table-cell table:number-columns-repeated="1023"/>
        </table:table-row>
        <table:table-row table:style-name="ro1">
          <table:table-cell office:value-type="float" office:value="0.030174987193064" calcext:value-type="float">
            <text:p>0.0301749872</text:p>
          </table:table-cell>
          <table:table-cell table:number-columns-repeated="1023"/>
        </table:table-row>
        <table:table-row table:style-name="ro1">
          <table:table-cell office:value-type="float" office:value="0.0282752595358319" calcext:value-type="float">
            <text:p>0.0282752595</text:p>
          </table:table-cell>
          <table:table-cell table:number-columns-repeated="1023"/>
        </table:table-row>
        <table:table-row table:style-name="ro1">
          <table:table-cell office:value-type="float" office:value="0.0262127190753529" calcext:value-type="float">
            <text:p>0.0262127191</text:p>
          </table:table-cell>
          <table:table-cell table:number-columns-repeated="1023"/>
        </table:table-row>
        <table:table-row table:style-name="ro1">
          <table:table-cell office:value-type="float" office:value="0.0239646308404746" calcext:value-type="float">
            <text:p>0.0239646308</text:p>
          </table:table-cell>
          <table:table-cell table:number-columns-repeated="1023"/>
        </table:table-row>
        <table:table-row table:style-name="ro1">
          <table:table-cell office:value-type="float" office:value="0.0224730739621798" calcext:value-type="float">
            <text:p>0.022473074</text:p>
          </table:table-cell>
          <table:table-cell table:number-columns-repeated="1023"/>
        </table:table-row>
        <table:table-row table:style-name="ro1">
          <table:table-cell office:value-type="float" office:value="0.0210688492734421" calcext:value-type="float">
            <text:p>0.0210688493</text:p>
          </table:table-cell>
          <table:table-cell table:number-columns-repeated="1023"/>
        </table:table-row>
        <table:table-row table:style-name="ro1">
          <table:table-cell office:value-type="float" office:value="0.0202917156531593" calcext:value-type="float">
            <text:p>0.0202917157</text:p>
          </table:table-cell>
          <table:table-cell table:number-columns-repeated="1023"/>
        </table:table-row>
        <table:table-row table:style-name="ro1">
          <table:table-cell office:value-type="float" office:value="0.0191019072643464" calcext:value-type="float">
            <text:p>0.0191019073</text:p>
          </table:table-cell>
          <table:table-cell table:number-columns-repeated="1023"/>
        </table:table-row>
        <table:table-row table:style-name="ro1">
          <table:table-cell office:value-type="float" office:value="0.018000533090724" calcext:value-type="float">
            <text:p>0.0180005331</text:p>
          </table:table-cell>
          <table:table-cell table:number-columns-repeated="1023"/>
        </table:table-row>
        <table:table-row table:style-name="ro1">
          <table:table-cell office:value-type="float" office:value="0.0171045287432148" calcext:value-type="float">
            <text:p>0.0171045287</text:p>
          </table:table-cell>
          <table:table-cell table:number-columns-repeated="1023"/>
        </table:table-row>
        <table:table-row table:style-name="ro1">
          <table:table-cell office:value-type="float" office:value="0.0162857027899745" calcext:value-type="float">
            <text:p>0.0162857028</text:p>
          </table:table-cell>
          <table:table-cell table:number-columns-repeated="1023"/>
        </table:table-row>
        <table:table-row table:style-name="ro1">
          <table:table-cell office:value-type="float" office:value="0.0155367881812179" calcext:value-type="float">
            <text:p>0.0155367882</text:p>
          </table:table-cell>
          <table:table-cell table:number-columns-repeated="1023"/>
        </table:table-row>
        <table:table-row table:style-name="ro1">
          <table:table-cell office:value-type="float" office:value="0.0149080239080021" calcext:value-type="float">
            <text:p>0.0149080239</text:p>
          </table:table-cell>
          <table:table-cell table:number-columns-repeated="1023"/>
        </table:table-row>
        <table:table-row table:style-name="ro1">
          <table:table-cell office:value-type="float" office:value="0.0141225097276341" calcext:value-type="float">
            <text:p>0.0141225097</text:p>
          </table:table-cell>
          <table:table-cell table:number-columns-repeated="1023"/>
        </table:table-row>
        <table:table-row table:style-name="ro1">
          <table:table-cell office:value-type="float" office:value="0.0137125262938209" calcext:value-type="float">
            <text:p>0.0137125263</text:p>
          </table:table-cell>
          <table:table-cell table:number-columns-repeated="1023"/>
        </table:table-row>
        <table:table-row table:style-name="ro1">
          <table:table-cell office:value-type="float" office:value="0.0134216310893016" calcext:value-type="float">
            <text:p>0.0134216311</text:p>
          </table:table-cell>
          <table:table-cell table:number-columns-repeated="1023"/>
        </table:table-row>
        <table:table-row table:style-name="ro1">
          <table:table-cell office:value-type="float" office:value="0.0132710793485397" calcext:value-type="float">
            <text:p>0.0132710793</text:p>
          </table:table-cell>
          <table:table-cell table:number-columns-repeated="1023"/>
        </table:table-row>
        <table:table-row table:style-name="ro1">
          <table:table-cell office:value-type="float" office:value="0.0131482505755968" calcext:value-type="float">
            <text:p>0.0131482506</text:p>
          </table:table-cell>
          <table:table-cell table:number-columns-repeated="1023"/>
        </table:table-row>
        <table:table-row table:style-name="ro1">
          <table:table-cell office:value-type="float" office:value="0.0128696045116941" calcext:value-type="float">
            <text:p>0.0128696045</text:p>
          </table:table-cell>
          <table:table-cell table:number-columns-repeated="1023"/>
        </table:table-row>
        <table:table-row table:style-name="ro1">
          <table:table-cell office:value-type="float" office:value="0.0125732818124637" calcext:value-type="float">
            <text:p>0.0125732818</text:p>
          </table:table-cell>
          <table:table-cell table:number-columns-repeated="1023"/>
        </table:table-row>
        <table:table-row table:style-name="ro1">
          <table:table-cell office:value-type="float" office:value="0.0124469498857965" calcext:value-type="float">
            <text:p>0.0124469499</text:p>
          </table:table-cell>
          <table:table-cell table:number-columns-repeated="1023"/>
        </table:table-row>
        <table:table-row table:style-name="ro1">
          <table:table-cell office:value-type="float" office:value="0.0123941627806334" calcext:value-type="float">
            <text:p>0.0123941628</text:p>
          </table:table-cell>
          <table:table-cell table:number-columns-repeated="1023"/>
        </table:table-row>
        <table:table-row table:style-name="ro1">
          <table:table-cell office:value-type="float" office:value="0.0122463545169417" calcext:value-type="float">
            <text:p>0.0122463545</text:p>
          </table:table-cell>
          <table:table-cell table:number-columns-repeated="1023"/>
        </table:table-row>
        <table:table-row table:style-name="ro1">
          <table:table-cell office:value-type="float" office:value="0.0119244966683062" calcext:value-type="float">
            <text:p>0.0119244967</text:p>
          </table:table-cell>
          <table:table-cell table:number-columns-repeated="1023"/>
        </table:table-row>
        <table:table-row table:style-name="ro1">
          <table:table-cell office:value-type="float" office:value="0.0115808606808819" calcext:value-type="float">
            <text:p>0.0115808607</text:p>
          </table:table-cell>
          <table:table-cell table:number-columns-repeated="1023"/>
        </table:table-row>
        <table:table-row table:style-name="ro1">
          <table:table-cell office:value-type="float" office:value="0.0113511464533403" calcext:value-type="float">
            <text:p>0.0113511465</text:p>
          </table:table-cell>
          <table:table-cell table:number-columns-repeated="1023"/>
        </table:table-row>
        <table:table-row table:style-name="ro1">
          <table:table-cell office:value-type="float" office:value="0.0110132144674956" calcext:value-type="float">
            <text:p>0.0110132145</text:p>
          </table:table-cell>
          <table:table-cell table:number-columns-repeated="1023"/>
        </table:table-row>
        <table:table-row table:style-name="ro1">
          <table:table-cell office:value-type="float" office:value="0.0108915805733361" calcext:value-type="float">
            <text:p>0.0108915806</text:p>
          </table:table-cell>
          <table:table-cell table:number-columns-repeated="1023"/>
        </table:table-row>
        <table:table-row table:style-name="ro1">
          <table:table-cell office:value-type="float" office:value="0.0108275373505356" calcext:value-type="float">
            <text:p>0.0108275374</text:p>
          </table:table-cell>
          <table:table-cell table:number-columns-repeated="1023"/>
        </table:table-row>
        <table:table-row table:style-name="ro1">
          <table:table-cell office:value-type="float" office:value="0.010679074921223" calcext:value-type="float">
            <text:p>0.0106790749</text:p>
          </table:table-cell>
          <table:table-cell table:number-columns-repeated="1023"/>
        </table:table-row>
        <table:table-row table:style-name="ro1">
          <table:table-cell office:value-type="float" office:value="0.0104686489769562" calcext:value-type="float">
            <text:p>0.010468649</text:p>
          </table:table-cell>
          <table:table-cell table:number-columns-repeated="1023"/>
        </table:table-row>
        <table:table-row table:style-name="ro1">
          <table:table-cell office:value-type="float" office:value="0.0103277663043573" calcext:value-type="float">
            <text:p>0.0103277663</text:p>
          </table:table-cell>
          <table:table-cell table:number-columns-repeated="1023"/>
        </table:table-row>
        <table:table-row table:style-name="ro1">
          <table:table-cell office:value-type="float" office:value="0.0100775856797993" calcext:value-type="float">
            <text:p>0.0100775857</text:p>
          </table:table-cell>
          <table:table-cell table:number-columns-repeated="1023"/>
        </table:table-row>
        <table:table-row table:style-name="ro1">
          <table:table-cell office:value-type="float" office:value="0.00984603000822363" calcext:value-type="float">
            <text:p>0.00984603</text:p>
          </table:table-cell>
          <table:table-cell table:number-columns-repeated="1023"/>
        </table:table-row>
        <table:table-row table:style-name="ro1">
          <table:table-cell office:value-type="float" office:value="0.00966600389109387" calcext:value-type="float">
            <text:p>0.0096660039</text:p>
          </table:table-cell>
          <table:table-cell table:number-columns-repeated="1023"/>
        </table:table-row>
        <table:table-row table:style-name="ro1">
          <table:table-cell office:value-type="float" office:value="0.00956878346102284" calcext:value-type="float">
            <text:p>0.0095687835</text:p>
          </table:table-cell>
          <table:table-cell table:number-columns-repeated="1023"/>
        </table:table-row>
        <table:table-row table:style-name="ro1">
          <table:table-cell office:value-type="float" office:value="0.00932443485125976" calcext:value-type="float">
            <text:p>0.0093244349</text:p>
          </table:table-cell>
          <table:table-cell table:number-columns-repeated="1023"/>
        </table:table-row>
        <table:table-row table:style-name="ro1">
          <table:table-cell office:value-type="float" office:value="0.00919338837132064" calcext:value-type="float">
            <text:p>0.00919338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82" calcext:value-type="float">
            <text:p>28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0.373653243748572" calcext:value-type="float">
            <text:p>0.3736532437</text:p>
          </table:table-cell>
          <table:table-cell table:number-columns-repeated="1023"/>
        </table:table-row>
        <table:table-row table:style-name="ro1">
          <table:table-cell office:value-type="float" office:value="0.238413005434474" calcext:value-type="float">
            <text:p>0.2384130054</text:p>
          </table:table-cell>
          <table:table-cell table:number-columns-repeated="1023"/>
        </table:table-row>
        <table:table-row table:style-name="ro1">
          <table:table-cell office:value-type="float" office:value="0.1604932611557" calcext:value-type="float">
            <text:p>0.1604932612</text:p>
          </table:table-cell>
          <table:table-cell table:number-columns-repeated="1023"/>
        </table:table-row>
        <table:table-row table:style-name="ro1">
          <table:table-cell office:value-type="float" office:value="0.117625651614508" calcext:value-type="float">
            <text:p>0.1176256516</text:p>
          </table:table-cell>
          <table:table-cell table:number-columns-repeated="1023"/>
        </table:table-row>
        <table:table-row table:style-name="ro1">
          <table:table-cell office:value-type="float" office:value="0.099216518371492" calcext:value-type="float">
            <text:p>0.0992165184</text:p>
          </table:table-cell>
          <table:table-cell table:number-columns-repeated="1023"/>
        </table:table-row>
        <table:table-row table:style-name="ro1">
          <table:table-cell office:value-type="float" office:value="0.0920319703293577" calcext:value-type="float">
            <text:p>0.0920319703</text:p>
          </table:table-cell>
          <table:table-cell table:number-columns-repeated="1023"/>
        </table:table-row>
        <table:table-row table:style-name="ro1">
          <table:table-cell office:value-type="float" office:value="0.0857347514539045" calcext:value-type="float">
            <text:p>0.0857347515</text:p>
          </table:table-cell>
          <table:table-cell table:number-columns-repeated="1023"/>
        </table:table-row>
        <table:table-row table:style-name="ro1">
          <table:table-cell office:value-type="float" office:value="0.0804971050201828" calcext:value-type="float">
            <text:p>0.080497105</text:p>
          </table:table-cell>
          <table:table-cell table:number-columns-repeated="1023"/>
        </table:table-row>
        <table:table-row table:style-name="ro1">
          <table:table-cell office:value-type="float" office:value="0.0779550229725445" calcext:value-type="float">
            <text:p>0.077955023</text:p>
          </table:table-cell>
          <table:table-cell table:number-columns-repeated="1023"/>
        </table:table-row>
        <table:table-row table:style-name="ro1">
          <table:table-cell office:value-type="float" office:value="0.0762766228749829" calcext:value-type="float">
            <text:p>0.0762766229</text:p>
          </table:table-cell>
          <table:table-cell table:number-columns-repeated="1023"/>
        </table:table-row>
        <table:table-row table:style-name="ro1">
          <table:table-cell office:value-type="float" office:value="0.0749450271465653" calcext:value-type="float">
            <text:p>0.0749450271</text:p>
          </table:table-cell>
          <table:table-cell table:number-columns-repeated="1023"/>
        </table:table-row>
        <table:table-row table:style-name="ro1">
          <table:table-cell office:value-type="float" office:value="0.0727686686924922" calcext:value-type="float">
            <text:p>0.0727686687</text:p>
          </table:table-cell>
          <table:table-cell table:number-columns-repeated="1023"/>
        </table:table-row>
        <table:table-row table:style-name="ro1">
          <table:table-cell office:value-type="float" office:value="0.0708911922934916" calcext:value-type="float">
            <text:p>0.0708911923</text:p>
          </table:table-cell>
          <table:table-cell table:number-columns-repeated="1023"/>
        </table:table-row>
        <table:table-row table:style-name="ro1">
          <table:table-cell office:value-type="float" office:value="0.0692106725938951" calcext:value-type="float">
            <text:p>0.0692106726</text:p>
          </table:table-cell>
          <table:table-cell table:number-columns-repeated="1023"/>
        </table:table-row>
        <table:table-row table:style-name="ro1">
          <table:table-cell office:value-type="float" office:value="0.0676244931480198" calcext:value-type="float">
            <text:p>0.0676244931</text:p>
          </table:table-cell>
          <table:table-cell table:number-columns-repeated="1023"/>
        </table:table-row>
        <table:table-row table:style-name="ro1">
          <table:table-cell office:value-type="float" office:value="0.0658506706500179" calcext:value-type="float">
            <text:p>0.0658506707</text:p>
          </table:table-cell>
          <table:table-cell table:number-columns-repeated="1023"/>
        </table:table-row>
        <table:table-row table:style-name="ro1">
          <table:table-cell office:value-type="float" office:value="0.0644591221518921" calcext:value-type="float">
            <text:p>0.0644591222</text:p>
          </table:table-cell>
          <table:table-cell table:number-columns-repeated="1023"/>
        </table:table-row>
        <table:table-row table:style-name="ro1">
          <table:table-cell office:value-type="float" office:value="0.0635407163144934" calcext:value-type="float">
            <text:p>0.0635407163</text:p>
          </table:table-cell>
          <table:table-cell table:number-columns-repeated="1023"/>
        </table:table-row>
        <table:table-row table:style-name="ro1">
          <table:table-cell office:value-type="float" office:value="0.0621417936192118" calcext:value-type="float">
            <text:p>0.0621417936</text:p>
          </table:table-cell>
          <table:table-cell table:number-columns-repeated="1023"/>
        </table:table-row>
        <table:table-row table:style-name="ro1">
          <table:table-cell office:value-type="float" office:value="0.0606425966718678" calcext:value-type="float">
            <text:p>0.0606425967</text:p>
          </table:table-cell>
          <table:table-cell table:number-columns-repeated="1023"/>
        </table:table-row>
        <table:table-row table:style-name="ro1">
          <table:table-cell office:value-type="float" office:value="0.0593296876404424" calcext:value-type="float">
            <text:p>0.0593296876</text:p>
          </table:table-cell>
          <table:table-cell table:number-columns-repeated="1023"/>
        </table:table-row>
        <table:table-row table:style-name="ro1">
          <table:table-cell office:value-type="float" office:value="0.0569396623063072" calcext:value-type="float">
            <text:p>0.0569396623</text:p>
          </table:table-cell>
          <table:table-cell table:number-columns-repeated="1023"/>
        </table:table-row>
        <table:table-row table:style-name="ro1">
          <table:table-cell office:value-type="float" office:value="0.0553223917922808" calcext:value-type="float">
            <text:p>0.0553223918</text:p>
          </table:table-cell>
          <table:table-cell table:number-columns-repeated="1023"/>
        </table:table-row>
        <table:table-row table:style-name="ro1">
          <table:table-cell office:value-type="float" office:value="0.0534405280694525" calcext:value-type="float">
            <text:p>0.0534405281</text:p>
          </table:table-cell>
          <table:table-cell table:number-columns-repeated="1023"/>
        </table:table-row>
        <table:table-row table:style-name="ro1">
          <table:table-cell office:value-type="float" office:value="0.0517256295665736" calcext:value-type="float">
            <text:p>0.0517256296</text:p>
          </table:table-cell>
          <table:table-cell table:number-columns-repeated="1023"/>
        </table:table-row>
        <table:table-row table:style-name="ro1">
          <table:table-cell office:value-type="float" office:value="0.0490882462752227" calcext:value-type="float">
            <text:p>0.0490882463</text:p>
          </table:table-cell>
          <table:table-cell table:number-columns-repeated="1023"/>
        </table:table-row>
        <table:table-row table:style-name="ro1">
          <table:table-cell office:value-type="float" office:value="0.0467013798324051" calcext:value-type="float">
            <text:p>0.0467013798</text:p>
          </table:table-cell>
          <table:table-cell table:number-columns-repeated="1023"/>
        </table:table-row>
        <table:table-row table:style-name="ro1">
          <table:table-cell office:value-type="float" office:value="0.04420110368085" calcext:value-type="float">
            <text:p>0.0442011037</text:p>
          </table:table-cell>
          <table:table-cell table:number-columns-repeated="1023"/>
        </table:table-row>
        <table:table-row table:style-name="ro1">
          <table:table-cell office:value-type="float" office:value="0.0423765155039099" calcext:value-type="float">
            <text:p>0.0423765155</text:p>
          </table:table-cell>
          <table:table-cell table:number-columns-repeated="1023"/>
        </table:table-row>
        <table:table-row table:style-name="ro1">
          <table:table-cell office:value-type="float" office:value="0.0409950181720994" calcext:value-type="float">
            <text:p>0.0409950182</text:p>
          </table:table-cell>
          <table:table-cell table:number-columns-repeated="1023"/>
        </table:table-row>
        <table:table-row table:style-name="ro1">
          <table:table-cell office:value-type="float" office:value="0.0387392858204307" calcext:value-type="float">
            <text:p>0.0387392858</text:p>
          </table:table-cell>
          <table:table-cell table:number-columns-repeated="1023"/>
        </table:table-row>
        <table:table-row table:style-name="ro1">
          <table:table-cell office:value-type="float" office:value="0.0362001264540722" calcext:value-type="float">
            <text:p>0.0362001265</text:p>
          </table:table-cell>
          <table:table-cell table:number-columns-repeated="1023"/>
        </table:table-row>
        <table:table-row table:style-name="ro1">
          <table:table-cell office:value-type="float" office:value="0.0344948638719201" calcext:value-type="float">
            <text:p>0.0344948639</text:p>
          </table:table-cell>
          <table:table-cell table:number-columns-repeated="1023"/>
        </table:table-row>
        <table:table-row table:style-name="ro1">
          <table:table-cell office:value-type="float" office:value="0.0313876748302243" calcext:value-type="float">
            <text:p>0.0313876748</text:p>
          </table:table-cell>
          <table:table-cell table:number-columns-repeated="1023"/>
        </table:table-row>
        <table:table-row table:style-name="ro1">
          <table:table-cell office:value-type="float" office:value="0.0283670254759232" calcext:value-type="float">
            <text:p>0.0283670255</text:p>
          </table:table-cell>
          <table:table-cell table:number-columns-repeated="1023"/>
        </table:table-row>
        <table:table-row table:style-name="ro1">
          <table:table-cell office:value-type="float" office:value="0.0252544676943624" calcext:value-type="float">
            <text:p>0.0252544677</text:p>
          </table:table-cell>
          <table:table-cell table:number-columns-repeated="1023"/>
        </table:table-row>
        <table:table-row table:style-name="ro1">
          <table:table-cell office:value-type="float" office:value="0.0240133056215822" calcext:value-type="float">
            <text:p>0.0240133056</text:p>
          </table:table-cell>
          <table:table-cell table:number-columns-repeated="1023"/>
        </table:table-row>
        <table:table-row table:style-name="ro1">
          <table:table-cell office:value-type="float" office:value="0.0224319465800283" calcext:value-type="float">
            <text:p>0.0224319466</text:p>
          </table:table-cell>
          <table:table-cell table:number-columns-repeated="1023"/>
        </table:table-row>
        <table:table-row table:style-name="ro1">
          <table:table-cell office:value-type="float" office:value="0.0209103268064638" calcext:value-type="float">
            <text:p>0.0209103268</text:p>
          </table:table-cell>
          <table:table-cell table:number-columns-repeated="1023"/>
        </table:table-row>
        <table:table-row table:style-name="ro1">
          <table:table-cell office:value-type="float" office:value="0.0197230792640695" calcext:value-type="float">
            <text:p>0.0197230793</text:p>
          </table:table-cell>
          <table:table-cell table:number-columns-repeated="1023"/>
        </table:table-row>
        <table:table-row table:style-name="ro1">
          <table:table-cell office:value-type="float" office:value="0.0190252698823684" calcext:value-type="float">
            <text:p>0.0190252699</text:p>
          </table:table-cell>
          <table:table-cell table:number-columns-repeated="1023"/>
        </table:table-row>
        <table:table-row table:style-name="ro1">
          <table:table-cell office:value-type="float" office:value="0.0181696969032065" calcext:value-type="float">
            <text:p>0.0181696969</text:p>
          </table:table-cell>
          <table:table-cell table:number-columns-repeated="1023"/>
        </table:table-row>
        <table:table-row table:style-name="ro1">
          <table:table-cell office:value-type="float" office:value="0.0167073609133646" calcext:value-type="float">
            <text:p>0.0167073609</text:p>
          </table:table-cell>
          <table:table-cell table:number-columns-repeated="1023"/>
        </table:table-row>
        <table:table-row table:style-name="ro1">
          <table:table-cell office:value-type="float" office:value="0.0159236719727879" calcext:value-type="float">
            <text:p>0.015923672</text:p>
          </table:table-cell>
          <table:table-cell table:number-columns-repeated="1023"/>
        </table:table-row>
        <table:table-row table:style-name="ro1">
          <table:table-cell office:value-type="float" office:value="0.0156917734718778" calcext:value-type="float">
            <text:p>0.0156917735</text:p>
          </table:table-cell>
          <table:table-cell table:number-columns-repeated="1023"/>
        </table:table-row>
        <table:table-row table:style-name="ro1">
          <table:table-cell office:value-type="float" office:value="0.0153673151605634" calcext:value-type="float">
            <text:p>0.0153673152</text:p>
          </table:table-cell>
          <table:table-cell table:number-columns-repeated="1023"/>
        </table:table-row>
        <table:table-row table:style-name="ro1">
          <table:table-cell office:value-type="float" office:value="0.0153167706472011" calcext:value-type="float">
            <text:p>0.0153167706</text:p>
          </table:table-cell>
          <table:table-cell table:number-columns-repeated="1023"/>
        </table:table-row>
        <table:table-row table:style-name="ro1">
          <table:table-cell office:value-type="float" office:value="0.0150583263332852" calcext:value-type="float">
            <text:p>0.0150583263</text:p>
          </table:table-cell>
          <table:table-cell table:number-columns-repeated="1023"/>
        </table:table-row>
        <table:table-row table:style-name="ro1">
          <table:table-cell office:value-type="float" office:value="0.0145361356085435" calcext:value-type="float">
            <text:p>0.0145361356</text:p>
          </table:table-cell>
          <table:table-cell table:number-columns-repeated="1023"/>
        </table:table-row>
        <table:table-row table:style-name="ro1">
          <table:table-cell office:value-type="float" office:value="0.0143195132019169" calcext:value-type="float">
            <text:p>0.0143195132</text:p>
          </table:table-cell>
          <table:table-cell table:number-columns-repeated="1023"/>
        </table:table-row>
        <table:table-row table:style-name="ro1">
          <table:table-cell office:value-type="float" office:value="0.0140709730961563" calcext:value-type="float">
            <text:p>0.0140709731</text:p>
          </table:table-cell>
          <table:table-cell table:number-columns-repeated="1023"/>
        </table:table-row>
        <table:table-row table:style-name="ro1">
          <table:table-cell office:value-type="float" office:value="0.0136835662395682" calcext:value-type="float">
            <text:p>0.0136835662</text:p>
          </table:table-cell>
          <table:table-cell table:number-columns-repeated="1023"/>
        </table:table-row>
        <table:table-row table:style-name="ro1">
          <table:table-cell office:value-type="float" office:value="0.0133781776486744" calcext:value-type="float">
            <text:p>0.0133781776</text:p>
          </table:table-cell>
          <table:table-cell table:number-columns-repeated="1023"/>
        </table:table-row>
        <table:table-row table:style-name="ro1">
          <table:table-cell office:value-type="float" office:value="0.013302276064182" calcext:value-type="float">
            <text:p>0.0133022761</text:p>
          </table:table-cell>
          <table:table-cell table:number-columns-repeated="1023"/>
        </table:table-row>
        <table:table-row table:style-name="ro1">
          <table:table-cell office:value-type="float" office:value="0.0132871062139268" calcext:value-type="float">
            <text:p>0.0132871062</text:p>
          </table:table-cell>
          <table:table-cell table:number-columns-repeated="1023"/>
        </table:table-row>
        <table:table-row table:style-name="ro1">
          <table:table-cell office:value-type="float" office:value="0.0132685089476045" calcext:value-type="float">
            <text:p>0.0132685089</text:p>
          </table:table-cell>
          <table:table-cell table:number-columns-repeated="1023"/>
        </table:table-row>
        <table:table-row table:style-name="ro1">
          <table:table-cell office:value-type="float" office:value="0.012806885478753" calcext:value-type="float">
            <text:p>0.0128068855</text:p>
          </table:table-cell>
          <table:table-cell table:number-columns-repeated="1023"/>
        </table:table-row>
        <table:table-row table:style-name="ro1">
          <table:table-cell office:value-type="float" office:value="0.0126382451063566" calcext:value-type="float">
            <text:p>0.0126382451</text:p>
          </table:table-cell>
          <table:table-cell table:number-columns-repeated="1023"/>
        </table:table-row>
        <table:table-row table:style-name="ro1">
          <table:table-cell office:value-type="float" office:value="0.0125297131340961" calcext:value-type="float">
            <text:p>0.0125297131</text:p>
          </table:table-cell>
          <table:table-cell table:number-columns-repeated="1023"/>
        </table:table-row>
        <table:table-row table:style-name="ro1">
          <table:table-cell office:value-type="float" office:value="0.0122899117318365" calcext:value-type="float">
            <text:p>0.01228991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94" calcext:value-type="float">
            <text:p>29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0.405303821729683" calcext:value-type="float">
            <text:p>0.4053038217</text:p>
          </table:table-cell>
          <table:table-cell table:number-columns-repeated="1023"/>
        </table:table-row>
        <table:table-row table:style-name="ro1">
          <table:table-cell office:value-type="float" office:value="0.208209013878284" calcext:value-type="float">
            <text:p>0.2082090139</text:p>
          </table:table-cell>
          <table:table-cell table:number-columns-repeated="1023"/>
        </table:table-row>
        <table:table-row table:style-name="ro1">
          <table:table-cell office:value-type="float" office:value="0.172174567848868" calcext:value-type="float">
            <text:p>0.1721745678</text:p>
          </table:table-cell>
          <table:table-cell table:number-columns-repeated="1023"/>
        </table:table-row>
        <table:table-row table:style-name="ro1">
          <table:table-cell office:value-type="float" office:value="0.147754257247546" calcext:value-type="float">
            <text:p>0.1477542572</text:p>
          </table:table-cell>
          <table:table-cell table:number-columns-repeated="1023"/>
        </table:table-row>
        <table:table-row table:style-name="ro1">
          <table:table-cell office:value-type="float" office:value="0.13012864758629" calcext:value-type="float">
            <text:p>0.1301286476</text:p>
          </table:table-cell>
          <table:table-cell table:number-columns-repeated="1023"/>
        </table:table-row>
        <table:table-row table:style-name="ro1">
          <table:table-cell office:value-type="float" office:value="0.122907166231836" calcext:value-type="float">
            <text:p>0.1229071662</text:p>
          </table:table-cell>
          <table:table-cell table:number-columns-repeated="1023"/>
        </table:table-row>
        <table:table-row table:style-name="ro1">
          <table:table-cell office:value-type="float" office:value="0.118228433377447" calcext:value-type="float">
            <text:p>0.1182284334</text:p>
          </table:table-cell>
          <table:table-cell table:number-columns-repeated="1023"/>
        </table:table-row>
        <table:table-row table:style-name="ro1">
          <table:table-cell office:value-type="float" office:value="0.114888502321549" calcext:value-type="float">
            <text:p>0.1148885023</text:p>
          </table:table-cell>
          <table:table-cell table:number-columns-repeated="1023"/>
        </table:table-row>
        <table:table-row table:style-name="ro1">
          <table:table-cell office:value-type="float" office:value="0.112425378595819" calcext:value-type="float">
            <text:p>0.1124253786</text:p>
          </table:table-cell>
          <table:table-cell table:number-columns-repeated="1023"/>
        </table:table-row>
        <table:table-row table:style-name="ro1">
          <table:table-cell office:value-type="float" office:value="0.109133036966315" calcext:value-type="float">
            <text:p>0.109133037</text:p>
          </table:table-cell>
          <table:table-cell table:number-columns-repeated="1023"/>
        </table:table-row>
        <table:table-row table:style-name="ro1">
          <table:table-cell office:value-type="float" office:value="0.107046935718429" calcext:value-type="float">
            <text:p>0.1070469357</text:p>
          </table:table-cell>
          <table:table-cell table:number-columns-repeated="1023"/>
        </table:table-row>
        <table:table-row table:style-name="ro1">
          <table:table-cell office:value-type="float" office:value="0.104487994511294" calcext:value-type="float">
            <text:p>0.1044879945</text:p>
          </table:table-cell>
          <table:table-cell table:number-columns-repeated="1023"/>
        </table:table-row>
        <table:table-row table:style-name="ro1">
          <table:table-cell office:value-type="float" office:value="0.102782771156767" calcext:value-type="float">
            <text:p>0.1027827712</text:p>
          </table:table-cell>
          <table:table-cell table:number-columns-repeated="1023"/>
        </table:table-row>
        <table:table-row table:style-name="ro1">
          <table:table-cell office:value-type="float" office:value="0.100994487795697" calcext:value-type="float">
            <text:p>0.1009944878</text:p>
          </table:table-cell>
          <table:table-cell table:number-columns-repeated="1023"/>
        </table:table-row>
        <table:table-row table:style-name="ro1">
          <table:table-cell office:value-type="float" office:value="0.0985764059525269" calcext:value-type="float">
            <text:p>0.098576406</text:p>
          </table:table-cell>
          <table:table-cell table:number-columns-repeated="1023"/>
        </table:table-row>
        <table:table-row table:style-name="ro1">
          <table:table-cell office:value-type="float" office:value="0.0928928730231455" calcext:value-type="float">
            <text:p>0.092892873</text:p>
          </table:table-cell>
          <table:table-cell table:number-columns-repeated="1023"/>
        </table:table-row>
        <table:table-row table:style-name="ro1">
          <table:table-cell office:value-type="float" office:value="0.0874637302325608" calcext:value-type="float">
            <text:p>0.0874637302</text:p>
          </table:table-cell>
          <table:table-cell table:number-columns-repeated="1023"/>
        </table:table-row>
        <table:table-row table:style-name="ro1">
          <table:table-cell office:value-type="float" office:value="0.0814883625975103" calcext:value-type="float">
            <text:p>0.0814883626</text:p>
          </table:table-cell>
          <table:table-cell table:number-columns-repeated="1023"/>
        </table:table-row>
        <table:table-row table:style-name="ro1">
          <table:table-cell office:value-type="float" office:value="0.0770554441853529" calcext:value-type="float">
            <text:p>0.0770554442</text:p>
          </table:table-cell>
          <table:table-cell table:number-columns-repeated="1023"/>
        </table:table-row>
        <table:table-row table:style-name="ro1">
          <table:table-cell office:value-type="float" office:value="0.0733264332132873" calcext:value-type="float">
            <text:p>0.0733264332</text:p>
          </table:table-cell>
          <table:table-cell table:number-columns-repeated="1023"/>
        </table:table-row>
        <table:table-row table:style-name="ro1">
          <table:table-cell office:value-type="float" office:value="0.0708692191125368" calcext:value-type="float">
            <text:p>0.0708692191</text:p>
          </table:table-cell>
          <table:table-cell table:number-columns-repeated="1023"/>
        </table:table-row>
        <table:table-row table:style-name="ro1">
          <table:table-cell office:value-type="float" office:value="0.0689566940421107" calcext:value-type="float">
            <text:p>0.068956694</text:p>
          </table:table-cell>
          <table:table-cell table:number-columns-repeated="1023"/>
        </table:table-row>
        <table:table-row table:style-name="ro1">
          <table:table-cell office:value-type="float" office:value="0.0674713387123842" calcext:value-type="float">
            <text:p>0.0674713387</text:p>
          </table:table-cell>
          <table:table-cell table:number-columns-repeated="1023"/>
        </table:table-row>
        <table:table-row table:style-name="ro1">
          <table:table-cell office:value-type="float" office:value="0.0661577795398112" calcext:value-type="float">
            <text:p>0.0661577795</text:p>
          </table:table-cell>
          <table:table-cell table:number-columns-repeated="1023"/>
        </table:table-row>
        <table:table-row table:style-name="ro1">
          <table:table-cell office:value-type="float" office:value="0.0647013944169256" calcext:value-type="float">
            <text:p>0.0647013944</text:p>
          </table:table-cell>
          <table:table-cell table:number-columns-repeated="1023"/>
        </table:table-row>
        <table:table-row table:style-name="ro1">
          <table:table-cell office:value-type="float" office:value="0.0633403218490878" calcext:value-type="float">
            <text:p>0.0633403218</text:p>
          </table:table-cell>
          <table:table-cell table:number-columns-repeated="1023"/>
        </table:table-row>
        <table:table-row table:style-name="ro1">
          <table:table-cell office:value-type="float" office:value="0.0618659278913776" calcext:value-type="float">
            <text:p>0.0618659279</text:p>
          </table:table-cell>
          <table:table-cell table:number-columns-repeated="1023"/>
        </table:table-row>
        <table:table-row table:style-name="ro1">
          <table:table-cell office:value-type="float" office:value="0.0612277730448529" calcext:value-type="float">
            <text:p>0.061227773</text:p>
          </table:table-cell>
          <table:table-cell table:number-columns-repeated="1023"/>
        </table:table-row>
        <table:table-row table:style-name="ro1">
          <table:table-cell office:value-type="float" office:value="0.060615441118486" calcext:value-type="float">
            <text:p>0.0606154411</text:p>
          </table:table-cell>
          <table:table-cell table:number-columns-repeated="1023"/>
        </table:table-row>
        <table:table-row table:style-name="ro1">
          <table:table-cell office:value-type="float" office:value="0.0599596662890871" calcext:value-type="float">
            <text:p>0.0599596663</text:p>
          </table:table-cell>
          <table:table-cell table:number-columns-repeated="1023"/>
        </table:table-row>
        <table:table-row table:style-name="ro1">
          <table:table-cell office:value-type="float" office:value="0.0593411367939635" calcext:value-type="float">
            <text:p>0.0593411368</text:p>
          </table:table-cell>
          <table:table-cell table:number-columns-repeated="1023"/>
        </table:table-row>
        <table:table-row table:style-name="ro1">
          <table:table-cell office:value-type="float" office:value="0.0586827933369883" calcext:value-type="float">
            <text:p>0.0586827933</text:p>
          </table:table-cell>
          <table:table-cell table:number-columns-repeated="1023"/>
        </table:table-row>
        <table:table-row table:style-name="ro1">
          <table:table-cell office:value-type="float" office:value="0.0585833528510503" calcext:value-type="float">
            <text:p>0.0585833529</text:p>
          </table:table-cell>
          <table:table-cell table:number-columns-repeated="1023"/>
        </table:table-row>
        <table:table-row table:style-name="ro1">
          <table:table-cell office:value-type="float" office:value="0.0583148390573604" calcext:value-type="float">
            <text:p>0.0583148391</text:p>
          </table:table-cell>
          <table:table-cell table:number-columns-repeated="1023"/>
        </table:table-row>
        <table:table-row table:style-name="ro1">
          <table:table-cell office:value-type="float" office:value="0.0578239148157876" calcext:value-type="float">
            <text:p>0.0578239148</text:p>
          </table:table-cell>
          <table:table-cell table:number-columns-repeated="1023"/>
        </table:table-row>
        <table:table-row table:style-name="ro1">
          <table:table-cell office:value-type="float" office:value="0.0575988794770063" calcext:value-type="float">
            <text:p>0.0575988795</text:p>
          </table:table-cell>
          <table:table-cell table:number-columns-repeated="1023"/>
        </table:table-row>
        <table:table-row table:style-name="ro1">
          <table:table-cell office:value-type="float" office:value="0.057224529571412" calcext:value-type="float">
            <text:p>0.0572245296</text:p>
          </table:table-cell>
          <table:table-cell table:number-columns-repeated="1023"/>
        </table:table-row>
        <table:table-row table:style-name="ro1">
          <table:table-cell office:value-type="float" office:value="0.0570325675328521" calcext:value-type="float">
            <text:p>0.0570325675</text:p>
          </table:table-cell>
          <table:table-cell table:number-columns-repeated="1023"/>
        </table:table-row>
        <table:table-row table:style-name="ro1">
          <table:table-cell office:value-type="float" office:value="0.0566562804915573" calcext:value-type="float">
            <text:p>0.0566562805</text:p>
          </table:table-cell>
          <table:table-cell table:number-columns-repeated="1023"/>
        </table:table-row>
        <table:table-row table:style-name="ro1">
          <table:table-cell office:value-type="float" office:value="0.0565624750510503" calcext:value-type="float">
            <text:p>0.0565624751</text:p>
          </table:table-cell>
          <table:table-cell table:number-columns-repeated="1023"/>
        </table:table-row>
        <table:table-row table:style-name="ro1">
          <table:table-cell office:value-type="float" office:value="0.056034177794155" calcext:value-type="float">
            <text:p>0.0560341778</text:p>
          </table:table-cell>
          <table:table-cell table:number-columns-repeated="1023"/>
        </table:table-row>
        <table:table-row table:style-name="ro1">
          <table:table-cell office:value-type="float" office:value="0.0553272217201072" calcext:value-type="float">
            <text:p>0.0553272217</text:p>
          </table:table-cell>
          <table:table-cell table:number-columns-repeated="1023"/>
        </table:table-row>
        <table:table-row table:style-name="ro1">
          <table:table-cell office:value-type="float" office:value="0.0548726186110792" calcext:value-type="float">
            <text:p>0.0548726186</text:p>
          </table:table-cell>
          <table:table-cell table:number-columns-repeated="1023"/>
        </table:table-row>
        <table:table-row table:style-name="ro1">
          <table:table-cell office:value-type="float" office:value="0.0545085631700435" calcext:value-type="float">
            <text:p>0.0545085632</text:p>
          </table:table-cell>
          <table:table-cell table:number-columns-repeated="1023"/>
        </table:table-row>
        <table:table-row table:style-name="ro1">
          <table:table-cell office:value-type="float" office:value="0.053674481181411" calcext:value-type="float">
            <text:p>0.0536744812</text:p>
          </table:table-cell>
          <table:table-cell table:number-columns-repeated="1023"/>
        </table:table-row>
        <table:table-row table:style-name="ro1">
          <table:table-cell office:value-type="float" office:value="0.0531550184159874" calcext:value-type="float">
            <text:p>0.0531550184</text:p>
          </table:table-cell>
          <table:table-cell table:number-columns-repeated="1023"/>
        </table:table-row>
        <table:table-row table:style-name="ro1">
          <table:table-cell office:value-type="float" office:value="0.0530717155969532" calcext:value-type="float">
            <text:p>0.0530717156</text:p>
          </table:table-cell>
          <table:table-cell table:number-columns-repeated="1023"/>
        </table:table-row>
        <table:table-row table:style-name="ro1">
          <table:table-cell office:value-type="float" office:value="0.0527970506677273" calcext:value-type="float">
            <text:p>0.0527970507</text:p>
          </table:table-cell>
          <table:table-cell table:number-columns-repeated="1023"/>
        </table:table-row>
        <table:table-row table:style-name="ro1">
          <table:table-cell office:value-type="float" office:value="0.0522924762484074" calcext:value-type="float">
            <text:p>0.0522924762</text:p>
          </table:table-cell>
          <table:table-cell table:number-columns-repeated="1023"/>
        </table:table-row>
        <table:table-row table:style-name="ro1">
          <table:table-cell office:value-type="float" office:value="0.0519524606213344" calcext:value-type="float">
            <text:p>0.0519524606</text:p>
          </table:table-cell>
          <table:table-cell table:number-columns-repeated="1023"/>
        </table:table-row>
        <table:table-row table:style-name="ro1">
          <table:table-cell office:value-type="float" office:value="0.051775405402614" calcext:value-type="float">
            <text:p>0.0517754054</text:p>
          </table:table-cell>
          <table:table-cell table:number-columns-repeated="1023"/>
        </table:table-row>
        <table:table-row table:style-name="ro1">
          <table:table-cell office:value-type="float" office:value="0.0512908444003459" calcext:value-type="float">
            <text:p>0.0512908444</text:p>
          </table:table-cell>
          <table:table-cell table:number-columns-repeated="1023"/>
        </table:table-row>
        <table:table-row table:style-name="ro1">
          <table:table-cell office:value-type="float" office:value="0.0509392549794112" calcext:value-type="float">
            <text:p>0.050939255</text:p>
          </table:table-cell>
          <table:table-cell table:number-columns-repeated="1023"/>
        </table:table-row>
        <table:table-row table:style-name="ro1">
          <table:table-cell office:value-type="float" office:value="0.0506357711309477" calcext:value-type="float">
            <text:p>0.0506357711</text:p>
          </table:table-cell>
          <table:table-cell table:number-columns-repeated="1023"/>
        </table:table-row>
        <table:table-row table:style-name="ro1">
          <table:table-cell office:value-type="float" office:value="0.0502552502007202" calcext:value-type="float">
            <text:p>0.0502552502</text:p>
          </table:table-cell>
          <table:table-cell table:number-columns-repeated="1023"/>
        </table:table-row>
        <table:table-row table:style-name="ro1">
          <table:table-cell office:value-type="float" office:value="0.0498437845826144" calcext:value-type="float">
            <text:p>0.0498437846</text:p>
          </table:table-cell>
          <table:table-cell table:number-columns-repeated="1023"/>
        </table:table-row>
        <table:table-row table:style-name="ro1">
          <table:table-cell office:value-type="float" office:value="0.0496477111632842" calcext:value-type="float">
            <text:p>0.0496477112</text:p>
          </table:table-cell>
          <table:table-cell table:number-columns-repeated="1023"/>
        </table:table-row>
        <table:table-row table:style-name="ro1">
          <table:table-cell office:value-type="float" office:value="0.0493664772351851" calcext:value-type="float">
            <text:p>0.0493664772</text:p>
          </table:table-cell>
          <table:table-cell table:number-columns-repeated="1023"/>
        </table:table-row>
        <table:table-row table:style-name="ro1">
          <table:table-cell office:value-type="float" office:value="0.0490907562952855" calcext:value-type="float">
            <text:p>0.0490907563</text:p>
          </table:table-cell>
          <table:table-cell table:number-columns-repeated="1023"/>
        </table:table-row>
        <table:table-row table:style-name="ro1">
          <table:table-cell office:value-type="float" office:value="0.0489807298050177" calcext:value-type="float">
            <text:p>0.04898072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86" calcext:value-type="float">
            <text:p>28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0.352625062390805" calcext:value-type="float">
            <text:p>0.3526250624</text:p>
          </table:table-cell>
          <table:table-cell table:number-columns-repeated="1023"/>
        </table:table-row>
        <table:table-row table:style-name="ro1">
          <table:table-cell office:value-type="float" office:value="0.235203575328647" calcext:value-type="float">
            <text:p>0.2352035753</text:p>
          </table:table-cell>
          <table:table-cell table:number-columns-repeated="1023"/>
        </table:table-row>
        <table:table-row table:style-name="ro1">
          <table:table-cell office:value-type="float" office:value="0.180730289814045" calcext:value-type="float">
            <text:p>0.1807302898</text:p>
          </table:table-cell>
          <table:table-cell table:number-columns-repeated="1023"/>
        </table:table-row>
        <table:table-row table:style-name="ro1">
          <table:table-cell office:value-type="float" office:value="0.139665517416325" calcext:value-type="float">
            <text:p>0.1396655174</text:p>
          </table:table-cell>
          <table:table-cell table:number-columns-repeated="1023"/>
        </table:table-row>
        <table:table-row table:style-name="ro1">
          <table:table-cell office:value-type="float" office:value="0.127381041553305" calcext:value-type="float">
            <text:p>0.1273810416</text:p>
          </table:table-cell>
          <table:table-cell table:number-columns-repeated="1023"/>
        </table:table-row>
        <table:table-row table:style-name="ro1">
          <table:table-cell office:value-type="float" office:value="0.114266618319216" calcext:value-type="float">
            <text:p>0.1142666183</text:p>
          </table:table-cell>
          <table:table-cell table:number-columns-repeated="1023"/>
        </table:table-row>
        <table:table-row table:style-name="ro1">
          <table:table-cell office:value-type="float" office:value="0.109744644445963" calcext:value-type="float">
            <text:p>0.1097446444</text:p>
          </table:table-cell>
          <table:table-cell table:number-columns-repeated="1023"/>
        </table:table-row>
        <table:table-row table:style-name="ro1">
          <table:table-cell office:value-type="float" office:value="0.106838092807556" calcext:value-type="float">
            <text:p>0.1068380928</text:p>
          </table:table-cell>
          <table:table-cell table:number-columns-repeated="1023"/>
        </table:table-row>
        <table:table-row table:style-name="ro1">
          <table:table-cell office:value-type="float" office:value="0.103625599404228" calcext:value-type="float">
            <text:p>0.1036255994</text:p>
          </table:table-cell>
          <table:table-cell table:number-columns-repeated="1023"/>
        </table:table-row>
        <table:table-row table:style-name="ro1">
          <table:table-cell office:value-type="float" office:value="0.100824763239673" calcext:value-type="float">
            <text:p>0.1008247632</text:p>
          </table:table-cell>
          <table:table-cell table:number-columns-repeated="1023"/>
        </table:table-row>
        <table:table-row table:style-name="ro1">
          <table:table-cell office:value-type="float" office:value="0.0983744683150473" calcext:value-type="float">
            <text:p>0.0983744683</text:p>
          </table:table-cell>
          <table:table-cell table:number-columns-repeated="1023"/>
        </table:table-row>
        <table:table-row table:style-name="ro1">
          <table:table-cell office:value-type="float" office:value="0.0969784522457062" calcext:value-type="float">
            <text:p>0.0969784522</text:p>
          </table:table-cell>
          <table:table-cell table:number-columns-repeated="1023"/>
        </table:table-row>
        <table:table-row table:style-name="ro1">
          <table:table-cell office:value-type="float" office:value="0.0955270446730975" calcext:value-type="float">
            <text:p>0.0955270447</text:p>
          </table:table-cell>
          <table:table-cell table:number-columns-repeated="1023"/>
        </table:table-row>
        <table:table-row table:style-name="ro1">
          <table:table-cell office:value-type="float" office:value="0.0948599186602872" calcext:value-type="float">
            <text:p>0.0948599187</text:p>
          </table:table-cell>
          <table:table-cell table:number-columns-repeated="1023"/>
        </table:table-row>
        <table:table-row table:style-name="ro1">
          <table:table-cell office:value-type="float" office:value="0.0940884825463518" calcext:value-type="float">
            <text:p>0.0940884825</text:p>
          </table:table-cell>
          <table:table-cell table:number-columns-repeated="1023"/>
        </table:table-row>
        <table:table-row table:style-name="ro1">
          <table:table-cell office:value-type="float" office:value="0.0926998388935317" calcext:value-type="float">
            <text:p>0.0926998389</text:p>
          </table:table-cell>
          <table:table-cell table:number-columns-repeated="1023"/>
        </table:table-row>
        <table:table-row table:style-name="ro1">
          <table:table-cell office:value-type="float" office:value="0.0917030959619872" calcext:value-type="float">
            <text:p>0.091703096</text:p>
          </table:table-cell>
          <table:table-cell table:number-columns-repeated="1023"/>
        </table:table-row>
        <table:table-row table:style-name="ro1">
          <table:table-cell office:value-type="float" office:value="0.0903534246424623" calcext:value-type="float">
            <text:p>0.0903534246</text:p>
          </table:table-cell>
          <table:table-cell table:number-columns-repeated="1023"/>
        </table:table-row>
        <table:table-row table:style-name="ro1">
          <table:table-cell office:value-type="float" office:value="0.0889031214863496" calcext:value-type="float">
            <text:p>0.0889031215</text:p>
          </table:table-cell>
          <table:table-cell table:number-columns-repeated="1023"/>
        </table:table-row>
        <table:table-row table:style-name="ro1">
          <table:table-cell office:value-type="float" office:value="0.0874394002877229" calcext:value-type="float">
            <text:p>0.0874394003</text:p>
          </table:table-cell>
          <table:table-cell table:number-columns-repeated="1023"/>
        </table:table-row>
        <table:table-row table:style-name="ro1">
          <table:table-cell office:value-type="float" office:value="0.0855265940538096" calcext:value-type="float">
            <text:p>0.0855265941</text:p>
          </table:table-cell>
          <table:table-cell table:number-columns-repeated="1023"/>
        </table:table-row>
        <table:table-row table:style-name="ro1">
          <table:table-cell office:value-type="float" office:value="0.0817233572559461" calcext:value-type="float">
            <text:p>0.0817233573</text:p>
          </table:table-cell>
          <table:table-cell table:number-columns-repeated="1023"/>
        </table:table-row>
        <table:table-row table:style-name="ro1">
          <table:table-cell office:value-type="float" office:value="0.0783685443550375" calcext:value-type="float">
            <text:p>0.0783685444</text:p>
          </table:table-cell>
          <table:table-cell table:number-columns-repeated="1023"/>
        </table:table-row>
        <table:table-row table:style-name="ro1">
          <table:table-cell office:value-type="float" office:value="0.0748853095512067" calcext:value-type="float">
            <text:p>0.0748853096</text:p>
          </table:table-cell>
          <table:table-cell table:number-columns-repeated="1023"/>
        </table:table-row>
        <table:table-row table:style-name="ro1">
          <table:table-cell office:value-type="float" office:value="0.0691860536431789" calcext:value-type="float">
            <text:p>0.0691860536</text:p>
          </table:table-cell>
          <table:table-cell table:number-columns-repeated="1023"/>
        </table:table-row>
        <table:table-row table:style-name="ro1">
          <table:table-cell office:value-type="float" office:value="0.0604334243864183" calcext:value-type="float">
            <text:p>0.0604334244</text:p>
          </table:table-cell>
          <table:table-cell table:number-columns-repeated="1023"/>
        </table:table-row>
        <table:table-row table:style-name="ro1">
          <table:table-cell office:value-type="float" office:value="0.0556396963934146" calcext:value-type="float">
            <text:p>0.0556396964</text:p>
          </table:table-cell>
          <table:table-cell table:number-columns-repeated="1023"/>
        </table:table-row>
        <table:table-row table:style-name="ro1">
          <table:table-cell office:value-type="float" office:value="0.0491106097568173" calcext:value-type="float">
            <text:p>0.0491106098</text:p>
          </table:table-cell>
          <table:table-cell table:number-columns-repeated="1023"/>
        </table:table-row>
        <table:table-row table:style-name="ro1">
          <table:table-cell office:value-type="float" office:value="0.0437188274662406" calcext:value-type="float">
            <text:p>0.0437188275</text:p>
          </table:table-cell>
          <table:table-cell table:number-columns-repeated="1023"/>
        </table:table-row>
        <table:table-row table:style-name="ro1">
          <table:table-cell office:value-type="float" office:value="0.0402399710985031" calcext:value-type="float">
            <text:p>0.0402399711</text:p>
          </table:table-cell>
          <table:table-cell table:number-columns-repeated="1023"/>
        </table:table-row>
        <table:table-row table:style-name="ro1">
          <table:table-cell office:value-type="float" office:value="0.037909168322938" calcext:value-type="float">
            <text:p>0.0379091683</text:p>
          </table:table-cell>
          <table:table-cell table:number-columns-repeated="1023"/>
        </table:table-row>
        <table:table-row table:style-name="ro1">
          <table:table-cell office:value-type="float" office:value="0.0364570923911219" calcext:value-type="float">
            <text:p>0.0364570924</text:p>
          </table:table-cell>
          <table:table-cell table:number-columns-repeated="1023"/>
        </table:table-row>
        <table:table-row table:style-name="ro1">
          <table:table-cell office:value-type="float" office:value="0.0346643887269727" calcext:value-type="float">
            <text:p>0.0346643887</text:p>
          </table:table-cell>
          <table:table-cell table:number-columns-repeated="1023"/>
        </table:table-row>
        <table:table-row table:style-name="ro1">
          <table:table-cell office:value-type="float" office:value="0.0331401193948464" calcext:value-type="float">
            <text:p>0.0331401194</text:p>
          </table:table-cell>
          <table:table-cell table:number-columns-repeated="1023"/>
        </table:table-row>
        <table:table-row table:style-name="ro1">
          <table:table-cell office:value-type="float" office:value="0.0317305085407965" calcext:value-type="float">
            <text:p>0.0317305085</text:p>
          </table:table-cell>
          <table:table-cell table:number-columns-repeated="1023"/>
        </table:table-row>
        <table:table-row table:style-name="ro1">
          <table:table-cell office:value-type="float" office:value="0.0296552471499659" calcext:value-type="float">
            <text:p>0.0296552471</text:p>
          </table:table-cell>
          <table:table-cell table:number-columns-repeated="1023"/>
        </table:table-row>
        <table:table-row table:style-name="ro1">
          <table:table-cell office:value-type="float" office:value="0.0276378346906654" calcext:value-type="float">
            <text:p>0.0276378347</text:p>
          </table:table-cell>
          <table:table-cell table:number-columns-repeated="1023"/>
        </table:table-row>
        <table:table-row table:style-name="ro1">
          <table:table-cell office:value-type="float" office:value="0.0261493184495194" calcext:value-type="float">
            <text:p>0.0261493184</text:p>
          </table:table-cell>
          <table:table-cell table:number-columns-repeated="1023"/>
        </table:table-row>
        <table:table-row table:style-name="ro1">
          <table:table-cell office:value-type="float" office:value="0.0238907498396359" calcext:value-type="float">
            <text:p>0.0238907498</text:p>
          </table:table-cell>
          <table:table-cell table:number-columns-repeated="1023"/>
        </table:table-row>
        <table:table-row table:style-name="ro1">
          <table:table-cell office:value-type="float" office:value="0.0222768065389684" calcext:value-type="float">
            <text:p>0.0222768065</text:p>
          </table:table-cell>
          <table:table-cell table:number-columns-repeated="1023"/>
        </table:table-row>
        <table:table-row table:style-name="ro1">
          <table:table-cell office:value-type="float" office:value="0.0212922061379709" calcext:value-type="float">
            <text:p>0.0212922061</text:p>
          </table:table-cell>
          <table:table-cell table:number-columns-repeated="1023"/>
        </table:table-row>
        <table:table-row table:style-name="ro1">
          <table:table-cell office:value-type="float" office:value="0.0199765198035797" calcext:value-type="float">
            <text:p>0.0199765198</text:p>
          </table:table-cell>
          <table:table-cell table:number-columns-repeated="1023"/>
        </table:table-row>
        <table:table-row table:style-name="ro1">
          <table:table-cell office:value-type="float" office:value="0.0189547182257323" calcext:value-type="float">
            <text:p>0.0189547182</text:p>
          </table:table-cell>
          <table:table-cell table:number-columns-repeated="1023"/>
        </table:table-row>
        <table:table-row table:style-name="ro1">
          <table:table-cell office:value-type="float" office:value="0.0179934634866653" calcext:value-type="float">
            <text:p>0.0179934635</text:p>
          </table:table-cell>
          <table:table-cell table:number-columns-repeated="1023"/>
        </table:table-row>
        <table:table-row table:style-name="ro1">
          <table:table-cell office:value-type="float" office:value="0.0172709647948537" calcext:value-type="float">
            <text:p>0.0172709648</text:p>
          </table:table-cell>
          <table:table-cell table:number-columns-repeated="1023"/>
        </table:table-row>
        <table:table-row table:style-name="ro1">
          <table:table-cell office:value-type="float" office:value="0.0163383553410118" calcext:value-type="float">
            <text:p>0.0163383553</text:p>
          </table:table-cell>
          <table:table-cell table:number-columns-repeated="1023"/>
        </table:table-row>
        <table:table-row table:style-name="ro1">
          <table:table-cell office:value-type="float" office:value="0.0155549117304166" calcext:value-type="float">
            <text:p>0.0155549117</text:p>
          </table:table-cell>
          <table:table-cell table:number-columns-repeated="1023"/>
        </table:table-row>
        <table:table-row table:style-name="ro1">
          <table:table-cell office:value-type="float" office:value="0.0143633595532237" calcext:value-type="float">
            <text:p>0.0143633596</text:p>
          </table:table-cell>
          <table:table-cell table:number-columns-repeated="1023"/>
        </table:table-row>
        <table:table-row table:style-name="ro1">
          <table:table-cell office:value-type="float" office:value="0.0139469870877857" calcext:value-type="float">
            <text:p>0.0139469871</text:p>
          </table:table-cell>
          <table:table-cell table:number-columns-repeated="1023"/>
        </table:table-row>
        <table:table-row table:style-name="ro1">
          <table:table-cell office:value-type="float" office:value="0.0136108332995818" calcext:value-type="float">
            <text:p>0.0136108333</text:p>
          </table:table-cell>
          <table:table-cell table:number-columns-repeated="1023"/>
        </table:table-row>
        <table:table-row table:style-name="ro1">
          <table:table-cell office:value-type="float" office:value="0.0131661963729403" calcext:value-type="float">
            <text:p>0.0131661964</text:p>
          </table:table-cell>
          <table:table-cell table:number-columns-repeated="1023"/>
        </table:table-row>
        <table:table-row table:style-name="ro1">
          <table:table-cell office:value-type="float" office:value="0.0123158097953658" calcext:value-type="float">
            <text:p>0.0123158098</text:p>
          </table:table-cell>
          <table:table-cell table:number-columns-repeated="1023"/>
        </table:table-row>
        <table:table-row table:style-name="ro1">
          <table:table-cell office:value-type="float" office:value="0.0116719912015608" calcext:value-type="float">
            <text:p>0.0116719912</text:p>
          </table:table-cell>
          <table:table-cell table:number-columns-repeated="1023"/>
        </table:table-row>
        <table:table-row table:style-name="ro1">
          <table:table-cell office:value-type="float" office:value="0.0112210464166753" calcext:value-type="float">
            <text:p>0.0112210464</text:p>
          </table:table-cell>
          <table:table-cell table:number-columns-repeated="1023"/>
        </table:table-row>
        <table:table-row table:style-name="ro1">
          <table:table-cell office:value-type="float" office:value="0.0108877194229736" calcext:value-type="float">
            <text:p>0.0108877194</text:p>
          </table:table-cell>
          <table:table-cell table:number-columns-repeated="1023"/>
        </table:table-row>
        <table:table-row table:style-name="ro1">
          <table:table-cell office:value-type="float" office:value="0.0102950802203057" calcext:value-type="float">
            <text:p>0.0102950802</text:p>
          </table:table-cell>
          <table:table-cell table:number-columns-repeated="1023"/>
        </table:table-row>
        <table:table-row table:style-name="ro1">
          <table:table-cell office:value-type="float" office:value="0.0101150042359804" calcext:value-type="float">
            <text:p>0.0101150042</text:p>
          </table:table-cell>
          <table:table-cell table:number-columns-repeated="1023"/>
        </table:table-row>
        <table:table-row table:style-name="ro1">
          <table:table-cell office:value-type="float" office:value="0.0100735991732129" calcext:value-type="float">
            <text:p>0.0100735992</text:p>
          </table:table-cell>
          <table:table-cell table:number-columns-repeated="1023"/>
        </table:table-row>
        <table:table-row table:style-name="ro1">
          <table:table-cell office:value-type="float" office:value="0.0100548273338702" calcext:value-type="float">
            <text:p>0.0100548273</text:p>
          </table:table-cell>
          <table:table-cell table:number-columns-repeated="1023"/>
        </table:table-row>
        <table:table-row table:style-name="ro1">
          <table:table-cell office:value-type="float" office:value="0.00978881186543605" calcext:value-type="float">
            <text:p>0.00978881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70" calcext:value-type="float">
            <text:p>27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0.299888786850485" calcext:value-type="float">
            <text:p>0.2998887869</text:p>
          </table:table-cell>
          <table:table-cell table:number-columns-repeated="1023"/>
        </table:table-row>
        <table:table-row table:style-name="ro1">
          <table:table-cell office:value-type="float" office:value="0.19333627818419" calcext:value-type="float">
            <text:p>0.1933362782</text:p>
          </table:table-cell>
          <table:table-cell table:number-columns-repeated="1023"/>
        </table:table-row>
        <table:table-row table:style-name="ro1">
          <table:table-cell office:value-type="float" office:value="0.144226811844786" calcext:value-type="float">
            <text:p>0.1442268118</text:p>
          </table:table-cell>
          <table:table-cell table:number-columns-repeated="1023"/>
        </table:table-row>
        <table:table-row table:style-name="ro1">
          <table:table-cell office:value-type="float" office:value="0.127564007325532" calcext:value-type="float">
            <text:p>0.1275640073</text:p>
          </table:table-cell>
          <table:table-cell table:number-columns-repeated="1023"/>
        </table:table-row>
        <table:table-row table:style-name="ro1">
          <table:table-cell office:value-type="float" office:value="0.120085034367176" calcext:value-type="float">
            <text:p>0.1200850344</text:p>
          </table:table-cell>
          <table:table-cell table:number-columns-repeated="1023"/>
        </table:table-row>
        <table:table-row table:style-name="ro1">
          <table:table-cell office:value-type="float" office:value="0.115029136204025" calcext:value-type="float">
            <text:p>0.1150291362</text:p>
          </table:table-cell>
          <table:table-cell table:number-columns-repeated="1023"/>
        </table:table-row>
        <table:table-row table:style-name="ro1">
          <table:table-cell office:value-type="float" office:value="0.111929772764902" calcext:value-type="float">
            <text:p>0.1119297728</text:p>
          </table:table-cell>
          <table:table-cell table:number-columns-repeated="1023"/>
        </table:table-row>
        <table:table-row table:style-name="ro1">
          <table:table-cell office:value-type="float" office:value="0.108765720745396" calcext:value-type="float">
            <text:p>0.1087657207</text:p>
          </table:table-cell>
          <table:table-cell table:number-columns-repeated="1023"/>
        </table:table-row>
        <table:table-row table:style-name="ro1">
          <table:table-cell office:value-type="float" office:value="0.106374543476462" calcext:value-type="float">
            <text:p>0.1063745435</text:p>
          </table:table-cell>
          <table:table-cell table:number-columns-repeated="1023"/>
        </table:table-row>
        <table:table-row table:style-name="ro1">
          <table:table-cell office:value-type="float" office:value="0.104263447718466" calcext:value-type="float">
            <text:p>0.1042634477</text:p>
          </table:table-cell>
          <table:table-cell table:number-columns-repeated="1023"/>
        </table:table-row>
        <table:table-row table:style-name="ro1">
          <table:table-cell office:value-type="float" office:value="0.102444125892418" calcext:value-type="float">
            <text:p>0.1024441259</text:p>
          </table:table-cell>
          <table:table-cell table:number-columns-repeated="1023"/>
        </table:table-row>
        <table:table-row table:style-name="ro1">
          <table:table-cell office:value-type="float" office:value="0.10074086498233" calcext:value-type="float">
            <text:p>0.100740865</text:p>
          </table:table-cell>
          <table:table-cell table:number-columns-repeated="1023"/>
        </table:table-row>
        <table:table-row table:style-name="ro1">
          <table:table-cell office:value-type="float" office:value="0.0996355937292709" calcext:value-type="float">
            <text:p>0.0996355937</text:p>
          </table:table-cell>
          <table:table-cell table:number-columns-repeated="1023"/>
        </table:table-row>
        <table:table-row table:style-name="ro1">
          <table:table-cell office:value-type="float" office:value="0.0989534087583413" calcext:value-type="float">
            <text:p>0.0989534088</text:p>
          </table:table-cell>
          <table:table-cell table:number-columns-repeated="1023"/>
        </table:table-row>
        <table:table-row table:style-name="ro1">
          <table:table-cell office:value-type="float" office:value="0.0984061033112768" calcext:value-type="float">
            <text:p>0.0984061033</text:p>
          </table:table-cell>
          <table:table-cell table:number-columns-repeated="1023"/>
        </table:table-row>
        <table:table-row table:style-name="ro1">
          <table:table-cell office:value-type="float" office:value="0.0973798051379741" calcext:value-type="float">
            <text:p>0.0973798051</text:p>
          </table:table-cell>
          <table:table-cell table:number-columns-repeated="1023"/>
        </table:table-row>
        <table:table-row table:style-name="ro1">
          <table:table-cell office:value-type="float" office:value="0.0956732774163574" calcext:value-type="float">
            <text:p>0.0956732774</text:p>
          </table:table-cell>
          <table:table-cell table:number-columns-repeated="1023"/>
        </table:table-row>
        <table:table-row table:style-name="ro1">
          <table:table-cell office:value-type="float" office:value="0.0951064304472623" calcext:value-type="float">
            <text:p>0.0951064304</text:p>
          </table:table-cell>
          <table:table-cell table:number-columns-repeated="1023"/>
        </table:table-row>
        <table:table-row table:style-name="ro1">
          <table:table-cell office:value-type="float" office:value="0.0943195254453684" calcext:value-type="float">
            <text:p>0.0943195254</text:p>
          </table:table-cell>
          <table:table-cell table:number-columns-repeated="1023"/>
        </table:table-row>
        <table:table-row table:style-name="ro1">
          <table:table-cell office:value-type="float" office:value="0.0931744787695717" calcext:value-type="float">
            <text:p>0.0931744788</text:p>
          </table:table-cell>
          <table:table-cell table:number-columns-repeated="1023"/>
        </table:table-row>
        <table:table-row table:style-name="ro1">
          <table:table-cell office:value-type="float" office:value="0.092484282562914" calcext:value-type="float">
            <text:p>0.0924842826</text:p>
          </table:table-cell>
          <table:table-cell table:number-columns-repeated="1023"/>
        </table:table-row>
        <table:table-row table:style-name="ro1">
          <table:table-cell office:value-type="float" office:value="0.0921008870093511" calcext:value-type="float">
            <text:p>0.092100887</text:p>
          </table:table-cell>
          <table:table-cell table:number-columns-repeated="1023"/>
        </table:table-row>
        <table:table-row table:style-name="ro1">
          <table:table-cell office:value-type="float" office:value="0.0912156896223719" calcext:value-type="float">
            <text:p>0.0912156896</text:p>
          </table:table-cell>
          <table:table-cell table:number-columns-repeated="1023"/>
        </table:table-row>
        <table:table-row table:style-name="ro1">
          <table:table-cell office:value-type="float" office:value="0.0909005165561196" calcext:value-type="float">
            <text:p>0.0909005166</text:p>
          </table:table-cell>
          <table:table-cell table:number-columns-repeated="1023"/>
        </table:table-row>
        <table:table-row table:style-name="ro1">
          <table:table-cell office:value-type="float" office:value="0.0906712263923359" calcext:value-type="float">
            <text:p>0.0906712264</text:p>
          </table:table-cell>
          <table:table-cell table:number-columns-repeated="1023"/>
        </table:table-row>
        <table:table-row table:style-name="ro1">
          <table:table-cell office:value-type="float" office:value="0.0904983557640757" calcext:value-type="float">
            <text:p>0.0904983558</text:p>
          </table:table-cell>
          <table:table-cell table:number-columns-repeated="1023"/>
        </table:table-row>
        <table:table-row table:style-name="ro1">
          <table:table-cell office:value-type="float" office:value="0.0881061033246469" calcext:value-type="float">
            <text:p>0.0881061033</text:p>
          </table:table-cell>
          <table:table-cell table:number-columns-repeated="1023"/>
        </table:table-row>
        <table:table-row table:style-name="ro1">
          <table:table-cell office:value-type="float" office:value="0.0848046821107144" calcext:value-type="float">
            <text:p>0.0848046821</text:p>
          </table:table-cell>
          <table:table-cell table:number-columns-repeated="1023"/>
        </table:table-row>
        <table:table-row table:style-name="ro1">
          <table:table-cell office:value-type="float" office:value="0.0798002942220309" calcext:value-type="float">
            <text:p>0.0798002942</text:p>
          </table:table-cell>
          <table:table-cell table:number-columns-repeated="1023"/>
        </table:table-row>
        <table:table-row table:style-name="ro1">
          <table:table-cell office:value-type="float" office:value="0.0757508739221428" calcext:value-type="float">
            <text:p>0.0757508739</text:p>
          </table:table-cell>
          <table:table-cell table:number-columns-repeated="1023"/>
        </table:table-row>
        <table:table-row table:style-name="ro1">
          <table:table-cell office:value-type="float" office:value="0.0704793515889776" calcext:value-type="float">
            <text:p>0.0704793516</text:p>
          </table:table-cell>
          <table:table-cell table:number-columns-repeated="1023"/>
        </table:table-row>
        <table:table-row table:style-name="ro1">
          <table:table-cell office:value-type="float" office:value="0.0662948032181073" calcext:value-type="float">
            <text:p>0.0662948032</text:p>
          </table:table-cell>
          <table:table-cell table:number-columns-repeated="1023"/>
        </table:table-row>
        <table:table-row table:style-name="ro1">
          <table:table-cell office:value-type="float" office:value="0.0617517283793312" calcext:value-type="float">
            <text:p>0.0617517284</text:p>
          </table:table-cell>
          <table:table-cell table:number-columns-repeated="1023"/>
        </table:table-row>
        <table:table-row table:style-name="ro1">
          <table:table-cell office:value-type="float" office:value="0.0598629552335841" calcext:value-type="float">
            <text:p>0.0598629552</text:p>
          </table:table-cell>
          <table:table-cell table:number-columns-repeated="1023"/>
        </table:table-row>
        <table:table-row table:style-name="ro1">
          <table:table-cell office:value-type="float" office:value="0.0585592079070576" calcext:value-type="float">
            <text:p>0.0585592079</text:p>
          </table:table-cell>
          <table:table-cell table:number-columns-repeated="1023"/>
        </table:table-row>
        <table:table-row table:style-name="ro1">
          <table:table-cell office:value-type="float" office:value="0.0570228486623146" calcext:value-type="float">
            <text:p>0.0570228487</text:p>
          </table:table-cell>
          <table:table-cell table:number-columns-repeated="1023"/>
        </table:table-row>
        <table:table-row table:style-name="ro1">
          <table:table-cell office:value-type="float" office:value="0.0560220022663829" calcext:value-type="float">
            <text:p>0.0560220023</text:p>
          </table:table-cell>
          <table:table-cell table:number-columns-repeated="1023"/>
        </table:table-row>
        <table:table-row table:style-name="ro1">
          <table:table-cell office:value-type="float" office:value="0.0548697697687763" calcext:value-type="float">
            <text:p>0.0548697698</text:p>
          </table:table-cell>
          <table:table-cell table:number-columns-repeated="1023"/>
        </table:table-row>
        <table:table-row table:style-name="ro1">
          <table:table-cell office:value-type="float" office:value="0.053904224498017" calcext:value-type="float">
            <text:p>0.0539042245</text:p>
          </table:table-cell>
          <table:table-cell table:number-columns-repeated="1023"/>
        </table:table-row>
        <table:table-row table:style-name="ro1">
          <table:table-cell office:value-type="float" office:value="0.0528531063071872" calcext:value-type="float">
            <text:p>0.0528531063</text:p>
          </table:table-cell>
          <table:table-cell table:number-columns-repeated="1023"/>
        </table:table-row>
        <table:table-row table:style-name="ro1">
          <table:table-cell office:value-type="float" office:value="0.0521349710023198" calcext:value-type="float">
            <text:p>0.052134971</text:p>
          </table:table-cell>
          <table:table-cell table:number-columns-repeated="1023"/>
        </table:table-row>
        <table:table-row table:style-name="ro1">
          <table:table-cell office:value-type="float" office:value="0.0502785052329721" calcext:value-type="float">
            <text:p>0.0502785052</text:p>
          </table:table-cell>
          <table:table-cell table:number-columns-repeated="1023"/>
        </table:table-row>
        <table:table-row table:style-name="ro1">
          <table:table-cell office:value-type="float" office:value="0.0483756820305669" calcext:value-type="float">
            <text:p>0.048375682</text:p>
          </table:table-cell>
          <table:table-cell table:number-columns-repeated="1023"/>
        </table:table-row>
        <table:table-row table:style-name="ro1">
          <table:table-cell office:value-type="float" office:value="0.0455849050854215" calcext:value-type="float">
            <text:p>0.0455849051</text:p>
          </table:table-cell>
          <table:table-cell table:number-columns-repeated="1023"/>
        </table:table-row>
        <table:table-row table:style-name="ro1">
          <table:table-cell office:value-type="float" office:value="0.041164899437955" calcext:value-type="float">
            <text:p>0.0411648994</text:p>
          </table:table-cell>
          <table:table-cell table:number-columns-repeated="1023"/>
        </table:table-row>
        <table:table-row table:style-name="ro1">
          <table:table-cell office:value-type="float" office:value="0.037795624260773" calcext:value-type="float">
            <text:p>0.0377956243</text:p>
          </table:table-cell>
          <table:table-cell table:number-columns-repeated="1023"/>
        </table:table-row>
        <table:table-row table:style-name="ro1">
          <table:table-cell office:value-type="float" office:value="0.0335131902126208" calcext:value-type="float">
            <text:p>0.0335131902</text:p>
          </table:table-cell>
          <table:table-cell table:number-columns-repeated="1023"/>
        </table:table-row>
        <table:table-row table:style-name="ro1">
          <table:table-cell office:value-type="float" office:value="0.0287098361910496" calcext:value-type="float">
            <text:p>0.0287098362</text:p>
          </table:table-cell>
          <table:table-cell table:number-columns-repeated="1023"/>
        </table:table-row>
        <table:table-row table:style-name="ro1">
          <table:table-cell office:value-type="float" office:value="0.02534468759217" calcext:value-type="float">
            <text:p>0.0253446876</text:p>
          </table:table-cell>
          <table:table-cell table:number-columns-repeated="1023"/>
        </table:table-row>
        <table:table-row table:style-name="ro1">
          <table:table-cell office:value-type="float" office:value="0.0215356953429363" calcext:value-type="float">
            <text:p>0.0215356953</text:p>
          </table:table-cell>
          <table:table-cell table:number-columns-repeated="1023"/>
        </table:table-row>
        <table:table-row table:style-name="ro1">
          <table:table-cell office:value-type="float" office:value="0.0196607869910762" calcext:value-type="float">
            <text:p>0.019660787</text:p>
          </table:table-cell>
          <table:table-cell table:number-columns-repeated="1023"/>
        </table:table-row>
        <table:table-row table:style-name="ro1">
          <table:table-cell office:value-type="float" office:value="0.0169129027990739" calcext:value-type="float">
            <text:p>0.0169129028</text:p>
          </table:table-cell>
          <table:table-cell table:number-columns-repeated="1023"/>
        </table:table-row>
        <table:table-row table:style-name="ro1">
          <table:table-cell office:value-type="float" office:value="0.0155537985101192" calcext:value-type="float">
            <text:p>0.0155537985</text:p>
          </table:table-cell>
          <table:table-cell table:number-columns-repeated="1023"/>
        </table:table-row>
        <table:table-row table:style-name="ro1">
          <table:table-cell office:value-type="float" office:value="0.0142017785371846" calcext:value-type="float">
            <text:p>0.0142017785</text:p>
          </table:table-cell>
          <table:table-cell table:number-columns-repeated="1023"/>
        </table:table-row>
        <table:table-row table:style-name="ro1">
          <table:table-cell office:value-type="float" office:value="0.0134827235114081" calcext:value-type="float">
            <text:p>0.0134827235</text:p>
          </table:table-cell>
          <table:table-cell table:number-columns-repeated="1023"/>
        </table:table-row>
        <table:table-row table:style-name="ro1">
          <table:table-cell office:value-type="float" office:value="0.0127636132502544" calcext:value-type="float">
            <text:p>0.0127636133</text:p>
          </table:table-cell>
          <table:table-cell table:number-columns-repeated="1023"/>
        </table:table-row>
        <table:table-row table:style-name="ro1">
          <table:table-cell office:value-type="float" office:value="0.0126525362439105" calcext:value-type="float">
            <text:p>0.0126525362</text:p>
          </table:table-cell>
          <table:table-cell table:number-columns-repeated="1023"/>
        </table:table-row>
        <table:table-row table:style-name="ro1">
          <table:table-cell office:value-type="float" office:value="0.0125719911662039" calcext:value-type="float">
            <text:p>0.0125719912</text:p>
          </table:table-cell>
          <table:table-cell table:number-columns-repeated="1023"/>
        </table:table-row>
        <table:table-row table:style-name="ro1">
          <table:table-cell office:value-type="float" office:value="0.0120704890506239" calcext:value-type="float">
            <text:p>0.0120704891</text:p>
          </table:table-cell>
          <table:table-cell table:number-columns-repeated="1023"/>
        </table:table-row>
        <table:table-row table:style-name="ro1">
          <table:table-cell office:value-type="float" office:value="0.0114557140942193" calcext:value-type="float">
            <text:p>0.01145571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98" calcext:value-type="float">
            <text:p>29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0.303544381479418" calcext:value-type="float">
            <text:p>0.3035443815</text:p>
          </table:table-cell>
          <table:table-cell table:number-columns-repeated="1023"/>
        </table:table-row>
        <table:table-row table:style-name="ro1">
          <table:table-cell office:value-type="float" office:value="0.248484359782822" calcext:value-type="float">
            <text:p>0.2484843598</text:p>
          </table:table-cell>
          <table:table-cell table:number-columns-repeated="1023"/>
        </table:table-row>
        <table:table-row table:style-name="ro1">
          <table:table-cell office:value-type="float" office:value="0.206476173318932" calcext:value-type="float">
            <text:p>0.2064761733</text:p>
          </table:table-cell>
          <table:table-cell table:number-columns-repeated="1023"/>
        </table:table-row>
        <table:table-row table:style-name="ro1">
          <table:table-cell office:value-type="float" office:value="0.183659006176263" calcext:value-type="float">
            <text:p>0.1836590062</text:p>
          </table:table-cell>
          <table:table-cell table:number-columns-repeated="1023"/>
        </table:table-row>
        <table:table-row table:style-name="ro1">
          <table:table-cell office:value-type="float" office:value="0.154851190790551" calcext:value-type="float">
            <text:p>0.1548511908</text:p>
          </table:table-cell>
          <table:table-cell table:number-columns-repeated="1023"/>
        </table:table-row>
        <table:table-row table:style-name="ro1">
          <table:table-cell office:value-type="float" office:value="0.136437422388396" calcext:value-type="float">
            <text:p>0.1364374224</text:p>
          </table:table-cell>
          <table:table-cell table:number-columns-repeated="1023"/>
        </table:table-row>
        <table:table-row table:style-name="ro1">
          <table:table-cell office:value-type="float" office:value="0.115128435738551" calcext:value-type="float">
            <text:p>0.1151284357</text:p>
          </table:table-cell>
          <table:table-cell table:number-columns-repeated="1023"/>
        </table:table-row>
        <table:table-row table:style-name="ro1">
          <table:table-cell office:value-type="float" office:value="0.1015609669322" calcext:value-type="float">
            <text:p>0.1015609669</text:p>
          </table:table-cell>
          <table:table-cell table:number-columns-repeated="1023"/>
        </table:table-row>
        <table:table-row table:style-name="ro1">
          <table:table-cell office:value-type="float" office:value="0.09288762310622" calcext:value-type="float">
            <text:p>0.0928876231</text:p>
          </table:table-cell>
          <table:table-cell table:number-columns-repeated="1023"/>
        </table:table-row>
        <table:table-row table:style-name="ro1">
          <table:table-cell office:value-type="float" office:value="0.0872270210155989" calcext:value-type="float">
            <text:p>0.087227021</text:p>
          </table:table-cell>
          <table:table-cell table:number-columns-repeated="1023"/>
        </table:table-row>
        <table:table-row table:style-name="ro1">
          <table:table-cell office:value-type="float" office:value="0.0823769062214126" calcext:value-type="float">
            <text:p>0.0823769062</text:p>
          </table:table-cell>
          <table:table-cell table:number-columns-repeated="1023"/>
        </table:table-row>
        <table:table-row table:style-name="ro1">
          <table:table-cell office:value-type="float" office:value="0.0770597937642673" calcext:value-type="float">
            <text:p>0.0770597938</text:p>
          </table:table-cell>
          <table:table-cell table:number-columns-repeated="1023"/>
        </table:table-row>
        <table:table-row table:style-name="ro1">
          <table:table-cell office:value-type="float" office:value="0.0723866400253954" calcext:value-type="float">
            <text:p>0.07238664</text:p>
          </table:table-cell>
          <table:table-cell table:number-columns-repeated="1023"/>
        </table:table-row>
        <table:table-row table:style-name="ro1">
          <table:table-cell office:value-type="float" office:value="0.0686403742306978" calcext:value-type="float">
            <text:p>0.0686403742</text:p>
          </table:table-cell>
          <table:table-cell table:number-columns-repeated="1023"/>
        </table:table-row>
        <table:table-row table:style-name="ro1">
          <table:table-cell office:value-type="float" office:value="0.0655947905966822" calcext:value-type="float">
            <text:p>0.0655947906</text:p>
          </table:table-cell>
          <table:table-cell table:number-columns-repeated="1023"/>
        </table:table-row>
        <table:table-row table:style-name="ro1">
          <table:table-cell office:value-type="float" office:value="0.0627950878198901" calcext:value-type="float">
            <text:p>0.0627950878</text:p>
          </table:table-cell>
          <table:table-cell table:number-columns-repeated="1023"/>
        </table:table-row>
        <table:table-row table:style-name="ro1">
          <table:table-cell office:value-type="float" office:value="0.0585276693913313" calcext:value-type="float">
            <text:p>0.0585276694</text:p>
          </table:table-cell>
          <table:table-cell table:number-columns-repeated="1023"/>
        </table:table-row>
        <table:table-row table:style-name="ro1">
          <table:table-cell office:value-type="float" office:value="0.055691809421249" calcext:value-type="float">
            <text:p>0.0556918094</text:p>
          </table:table-cell>
          <table:table-cell table:number-columns-repeated="1023"/>
        </table:table-row>
        <table:table-row table:style-name="ro1">
          <table:table-cell office:value-type="float" office:value="0.051990364564387" calcext:value-type="float">
            <text:p>0.0519903646</text:p>
          </table:table-cell>
          <table:table-cell table:number-columns-repeated="1023"/>
        </table:table-row>
        <table:table-row table:style-name="ro1">
          <table:table-cell office:value-type="float" office:value="0.0487855513179379" calcext:value-type="float">
            <text:p>0.0487855513</text:p>
          </table:table-cell>
          <table:table-cell table:number-columns-repeated="1023"/>
        </table:table-row>
        <table:table-row table:style-name="ro1">
          <table:table-cell office:value-type="float" office:value="0.046687960921659" calcext:value-type="float">
            <text:p>0.0466879609</text:p>
          </table:table-cell>
          <table:table-cell table:number-columns-repeated="1023"/>
        </table:table-row>
        <table:table-row table:style-name="ro1">
          <table:table-cell office:value-type="float" office:value="0.042997328307286" calcext:value-type="float">
            <text:p>0.0429973283</text:p>
          </table:table-cell>
          <table:table-cell table:number-columns-repeated="1023"/>
        </table:table-row>
        <table:table-row table:style-name="ro1">
          <table:table-cell office:value-type="float" office:value="0.0403447807780137" calcext:value-type="float">
            <text:p>0.0403447808</text:p>
          </table:table-cell>
          <table:table-cell table:number-columns-repeated="1023"/>
        </table:table-row>
        <table:table-row table:style-name="ro1">
          <table:table-cell office:value-type="float" office:value="0.0360520976844912" calcext:value-type="float">
            <text:p>0.0360520977</text:p>
          </table:table-cell>
          <table:table-cell table:number-columns-repeated="1023"/>
        </table:table-row>
        <table:table-row table:style-name="ro1">
          <table:table-cell office:value-type="float" office:value="0.0338279645842638" calcext:value-type="float">
            <text:p>0.0338279646</text:p>
          </table:table-cell>
          <table:table-cell table:number-columns-repeated="1023"/>
        </table:table-row>
        <table:table-row table:style-name="ro1">
          <table:table-cell office:value-type="float" office:value="0.0313337807589892" calcext:value-type="float">
            <text:p>0.0313337808</text:p>
          </table:table-cell>
          <table:table-cell table:number-columns-repeated="1023"/>
        </table:table-row>
        <table:table-row table:style-name="ro1">
          <table:table-cell office:value-type="float" office:value="0.0296828833174798" calcext:value-type="float">
            <text:p>0.0296828833</text:p>
          </table:table-cell>
          <table:table-cell table:number-columns-repeated="1023"/>
        </table:table-row>
        <table:table-row table:style-name="ro1">
          <table:table-cell office:value-type="float" office:value="0.0278443957264391" calcext:value-type="float">
            <text:p>0.0278443957</text:p>
          </table:table-cell>
          <table:table-cell table:number-columns-repeated="1023"/>
        </table:table-row>
        <table:table-row table:style-name="ro1">
          <table:table-cell office:value-type="float" office:value="0.0263628854727196" calcext:value-type="float">
            <text:p>0.0263628855</text:p>
          </table:table-cell>
          <table:table-cell table:number-columns-repeated="1023"/>
        </table:table-row>
        <table:table-row table:style-name="ro1">
          <table:table-cell office:value-type="float" office:value="0.0246305390025971" calcext:value-type="float">
            <text:p>0.024630539</text:p>
          </table:table-cell>
          <table:table-cell table:number-columns-repeated="1023"/>
        </table:table-row>
        <table:table-row table:style-name="ro1">
          <table:table-cell office:value-type="float" office:value="0.0236104146939739" calcext:value-type="float">
            <text:p>0.0236104147</text:p>
          </table:table-cell>
          <table:table-cell table:number-columns-repeated="1023"/>
        </table:table-row>
        <table:table-row table:style-name="ro1">
          <table:table-cell office:value-type="float" office:value="0.0221751202606484" calcext:value-type="float">
            <text:p>0.0221751203</text:p>
          </table:table-cell>
          <table:table-cell table:number-columns-repeated="1023"/>
        </table:table-row>
        <table:table-row table:style-name="ro1">
          <table:table-cell office:value-type="float" office:value="0.0205056388158422" calcext:value-type="float">
            <text:p>0.0205056388</text:p>
          </table:table-cell>
          <table:table-cell table:number-columns-repeated="1023"/>
        </table:table-row>
        <table:table-row table:style-name="ro1">
          <table:table-cell office:value-type="float" office:value="0.0190848239739034" calcext:value-type="float">
            <text:p>0.019084824</text:p>
          </table:table-cell>
          <table:table-cell table:number-columns-repeated="1023"/>
        </table:table-row>
        <table:table-row table:style-name="ro1">
          <table:table-cell office:value-type="float" office:value="0.0179513910374618" calcext:value-type="float">
            <text:p>0.017951391</text:p>
          </table:table-cell>
          <table:table-cell table:number-columns-repeated="1023"/>
        </table:table-row>
        <table:table-row table:style-name="ro1">
          <table:table-cell office:value-type="float" office:value="0.017106076488528" calcext:value-type="float">
            <text:p>0.0171060765</text:p>
          </table:table-cell>
          <table:table-cell table:number-columns-repeated="1023"/>
        </table:table-row>
        <table:table-row table:style-name="ro1">
          <table:table-cell office:value-type="float" office:value="0.016248976616108" calcext:value-type="float">
            <text:p>0.0162489766</text:p>
          </table:table-cell>
          <table:table-cell table:number-columns-repeated="1023"/>
        </table:table-row>
        <table:table-row table:style-name="ro1">
          <table:table-cell office:value-type="float" office:value="0.0148429178252743" calcext:value-type="float">
            <text:p>0.0148429178</text:p>
          </table:table-cell>
          <table:table-cell table:number-columns-repeated="1023"/>
        </table:table-row>
        <table:table-row table:style-name="ro1">
          <table:table-cell office:value-type="float" office:value="0.0142732361914137" calcext:value-type="float">
            <text:p>0.0142732362</text:p>
          </table:table-cell>
          <table:table-cell table:number-columns-repeated="1023"/>
        </table:table-row>
        <table:table-row table:style-name="ro1">
          <table:table-cell office:value-type="float" office:value="0.0138464571643992" calcext:value-type="float">
            <text:p>0.0138464572</text:p>
          </table:table-cell>
          <table:table-cell table:number-columns-repeated="1023"/>
        </table:table-row>
        <table:table-row table:style-name="ro1">
          <table:table-cell office:value-type="float" office:value="0.0129673922724154" calcext:value-type="float">
            <text:p>0.0129673923</text:p>
          </table:table-cell>
          <table:table-cell table:number-columns-repeated="1023"/>
        </table:table-row>
        <table:table-row table:style-name="ro1">
          <table:table-cell office:value-type="float" office:value="0.0122183879666497" calcext:value-type="float">
            <text:p>0.012218388</text:p>
          </table:table-cell>
          <table:table-cell table:number-columns-repeated="1023"/>
        </table:table-row>
        <table:table-row table:style-name="ro1">
          <table:table-cell office:value-type="float" office:value="0.0116346605626315" calcext:value-type="float">
            <text:p>0.0116346606</text:p>
          </table:table-cell>
          <table:table-cell table:number-columns-repeated="1023"/>
        </table:table-row>
        <table:table-row table:style-name="ro1">
          <table:table-cell office:value-type="float" office:value="0.0109947855329017" calcext:value-type="float">
            <text:p>0.0109947855</text:p>
          </table:table-cell>
          <table:table-cell table:number-columns-repeated="1023"/>
        </table:table-row>
        <table:table-row table:style-name="ro1">
          <table:table-cell office:value-type="float" office:value="0.0105141273490996" calcext:value-type="float">
            <text:p>0.0105141273</text:p>
          </table:table-cell>
          <table:table-cell table:number-columns-repeated="1023"/>
        </table:table-row>
        <table:table-row table:style-name="ro1">
          <table:table-cell office:value-type="float" office:value="0.0100983476580947" calcext:value-type="float">
            <text:p>0.0100983477</text:p>
          </table:table-cell>
          <table:table-cell table:number-columns-repeated="1023"/>
        </table:table-row>
        <table:table-row table:style-name="ro1">
          <table:table-cell office:value-type="float" office:value="0.00992762098465241" calcext:value-type="float">
            <text:p>0.009927621</text:p>
          </table:table-cell>
          <table:table-cell table:number-columns-repeated="1023"/>
        </table:table-row>
        <table:table-row table:style-name="ro1">
          <table:table-cell office:value-type="float" office:value="0.00985179367409922" calcext:value-type="float">
            <text:p>0.0098517937</text:p>
          </table:table-cell>
          <table:table-cell table:number-columns-repeated="1023"/>
        </table:table-row>
        <table:table-row table:style-name="ro1">
          <table:table-cell office:value-type="float" office:value="0.00982201798922595" calcext:value-type="float">
            <text:p>0.009822018</text:p>
          </table:table-cell>
          <table:table-cell table:number-columns-repeated="1023"/>
        </table:table-row>
        <table:table-row table:style-name="ro1">
          <table:table-cell office:value-type="float" office:value="0.00976079119089394" calcext:value-type="float">
            <text:p>0.0097607912</text:p>
          </table:table-cell>
          <table:table-cell table:number-columns-repeated="1023"/>
        </table:table-row>
        <table:table-row table:style-name="ro1">
          <table:table-cell office:value-type="float" office:value="0.00924303050577643" calcext:value-type="float">
            <text:p>0.0092430305</text:p>
          </table:table-cell>
          <table:table-cell table:number-columns-repeated="1023"/>
        </table:table-row>
        <table:table-row table:style-name="ro1">
          <table:table-cell office:value-type="float" office:value="0.00911342854398473" calcext:value-type="float">
            <text:p>0.0091134285</text:p>
          </table:table-cell>
          <table:table-cell table:number-columns-repeated="1023"/>
        </table:table-row>
        <table:table-row table:style-name="ro1">
          <table:table-cell office:value-type="float" office:value="0.00907286027369149" calcext:value-type="float">
            <text:p>0.0090728603</text:p>
          </table:table-cell>
          <table:table-cell table:number-columns-repeated="1023"/>
        </table:table-row>
        <table:table-row table:style-name="ro1">
          <table:table-cell office:value-type="float" office:value="0.00899782037188207" calcext:value-type="float">
            <text:p>0.0089978204</text:p>
          </table:table-cell>
          <table:table-cell table:number-columns-repeated="1023"/>
        </table:table-row>
        <table:table-row table:style-name="ro1">
          <table:table-cell office:value-type="float" office:value="0.00870330468158251" calcext:value-type="float">
            <text:p>0.0087033047</text:p>
          </table:table-cell>
          <table:table-cell table:number-columns-repeated="1023"/>
        </table:table-row>
        <table:table-row table:style-name="ro1">
          <table:table-cell office:value-type="float" office:value="0.00861118626265497" calcext:value-type="float">
            <text:p>0.0086111863</text:p>
          </table:table-cell>
          <table:table-cell table:number-columns-repeated="1023"/>
        </table:table-row>
        <table:table-row table:style-name="ro1">
          <table:table-cell office:value-type="float" office:value="0.00832937944025059" calcext:value-type="float">
            <text:p>0.0083293794</text:p>
          </table:table-cell>
          <table:table-cell table:number-columns-repeated="1023"/>
        </table:table-row>
        <table:table-row table:style-name="ro1">
          <table:table-cell office:value-type="float" office:value="0.0080964191663923" calcext:value-type="float">
            <text:p>0.0080964192</text:p>
          </table:table-cell>
          <table:table-cell table:number-columns-repeated="1023"/>
        </table:table-row>
        <table:table-row table:style-name="ro1">
          <table:table-cell office:value-type="float" office:value="0.00807411710250631" calcext:value-type="float">
            <text:p>0.0080741171</text:p>
          </table:table-cell>
          <table:table-cell table:number-columns-repeated="1023"/>
        </table:table-row>
        <table:table-row table:style-name="ro1">
          <table:table-cell office:value-type="float" office:value="0.00802704112723527" calcext:value-type="float">
            <text:p>0.00802704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92" calcext:value-type="float">
            <text:p>29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float" office:value="0.28539793488351" calcext:value-type="float">
            <text:p>0.2853979349</text:p>
          </table:table-cell>
          <table:table-cell table:number-columns-repeated="1023"/>
        </table:table-row>
        <table:table-row table:style-name="ro1">
          <table:table-cell office:value-type="float" office:value="0.181098549744717" calcext:value-type="float">
            <text:p>0.1810985497</text:p>
          </table:table-cell>
          <table:table-cell table:number-columns-repeated="1023"/>
        </table:table-row>
        <table:table-row table:style-name="ro1">
          <table:table-cell office:value-type="float" office:value="0.125945207320781" calcext:value-type="float">
            <text:p>0.1259452073</text:p>
          </table:table-cell>
          <table:table-cell table:number-columns-repeated="1023"/>
        </table:table-row>
        <table:table-row table:style-name="ro1">
          <table:table-cell office:value-type="float" office:value="0.0971499364898035" calcext:value-type="float">
            <text:p>0.0971499365</text:p>
          </table:table-cell>
          <table:table-cell table:number-columns-repeated="1023"/>
        </table:table-row>
        <table:table-row table:style-name="ro1">
          <table:table-cell office:value-type="float" office:value="0.0828583689209011" calcext:value-type="float">
            <text:p>0.0828583689</text:p>
          </table:table-cell>
          <table:table-cell table:number-columns-repeated="1023"/>
        </table:table-row>
        <table:table-row table:style-name="ro1">
          <table:table-cell office:value-type="float" office:value="0.0768046195899519" calcext:value-type="float">
            <text:p>0.0768046196</text:p>
          </table:table-cell>
          <table:table-cell table:number-columns-repeated="1023"/>
        </table:table-row>
        <table:table-row table:style-name="ro1">
          <table:table-cell office:value-type="float" office:value="0.072551089239113" calcext:value-type="float">
            <text:p>0.0725510892</text:p>
          </table:table-cell>
          <table:table-cell table:number-columns-repeated="1023"/>
        </table:table-row>
        <table:table-row table:style-name="ro1">
          <table:table-cell office:value-type="float" office:value="0.0677137987489585" calcext:value-type="float">
            <text:p>0.0677137987</text:p>
          </table:table-cell>
          <table:table-cell table:number-columns-repeated="1023"/>
        </table:table-row>
        <table:table-row table:style-name="ro1">
          <table:table-cell office:value-type="float" office:value="0.0637236246524039" calcext:value-type="float">
            <text:p>0.0637236247</text:p>
          </table:table-cell>
          <table:table-cell table:number-columns-repeated="1023"/>
        </table:table-row>
        <table:table-row table:style-name="ro1">
          <table:table-cell office:value-type="float" office:value="0.0598633070277798" calcext:value-type="float">
            <text:p>0.059863307</text:p>
          </table:table-cell>
          <table:table-cell table:number-columns-repeated="1023"/>
        </table:table-row>
        <table:table-row table:style-name="ro1">
          <table:table-cell office:value-type="float" office:value="0.0557767816355352" calcext:value-type="float">
            <text:p>0.0557767816</text:p>
          </table:table-cell>
          <table:table-cell table:number-columns-repeated="1023"/>
        </table:table-row>
        <table:table-row table:style-name="ro1">
          <table:table-cell office:value-type="float" office:value="0.0518530842891866" calcext:value-type="float">
            <text:p>0.0518530843</text:p>
          </table:table-cell>
          <table:table-cell table:number-columns-repeated="1023"/>
        </table:table-row>
        <table:table-row table:style-name="ro1">
          <table:table-cell office:value-type="float" office:value="0.0467042317943486" calcext:value-type="float">
            <text:p>0.0467042318</text:p>
          </table:table-cell>
          <table:table-cell table:number-columns-repeated="1023"/>
        </table:table-row>
        <table:table-row table:style-name="ro1">
          <table:table-cell office:value-type="float" office:value="0.0417685735093301" calcext:value-type="float">
            <text:p>0.0417685735</text:p>
          </table:table-cell>
          <table:table-cell table:number-columns-repeated="1023"/>
        </table:table-row>
        <table:table-row table:style-name="ro1">
          <table:table-cell office:value-type="float" office:value="0.0333466820670643" calcext:value-type="float">
            <text:p>0.0333466821</text:p>
          </table:table-cell>
          <table:table-cell table:number-columns-repeated="1023"/>
        </table:table-row>
        <table:table-row table:style-name="ro1">
          <table:table-cell office:value-type="float" office:value="0.0293924547679933" calcext:value-type="float">
            <text:p>0.0293924548</text:p>
          </table:table-cell>
          <table:table-cell table:number-columns-repeated="1023"/>
        </table:table-row>
        <table:table-row table:style-name="ro1">
          <table:table-cell office:value-type="float" office:value="0.0263546022909765" calcext:value-type="float">
            <text:p>0.0263546023</text:p>
          </table:table-cell>
          <table:table-cell table:number-columns-repeated="1023"/>
        </table:table-row>
        <table:table-row table:style-name="ro1">
          <table:table-cell office:value-type="float" office:value="0.0248745426006646" calcext:value-type="float">
            <text:p>0.0248745426</text:p>
          </table:table-cell>
          <table:table-cell table:number-columns-repeated="1023"/>
        </table:table-row>
        <table:table-row table:style-name="ro1">
          <table:table-cell office:value-type="float" office:value="0.0234230419937345" calcext:value-type="float">
            <text:p>0.023423042</text:p>
          </table:table-cell>
          <table:table-cell table:number-columns-repeated="1023"/>
        </table:table-row>
        <table:table-row table:style-name="ro1">
          <table:table-cell office:value-type="float" office:value="0.0215245238620395" calcext:value-type="float">
            <text:p>0.0215245239</text:p>
          </table:table-cell>
          <table:table-cell table:number-columns-repeated="1023"/>
        </table:table-row>
        <table:table-row table:style-name="ro1">
          <table:table-cell office:value-type="float" office:value="0.0208657740088056" calcext:value-type="float">
            <text:p>0.020865774</text:p>
          </table:table-cell>
          <table:table-cell table:number-columns-repeated="1023"/>
        </table:table-row>
        <table:table-row table:style-name="ro1">
          <table:table-cell office:value-type="float" office:value="0.0202195239431675" calcext:value-type="float">
            <text:p>0.0202195239</text:p>
          </table:table-cell>
          <table:table-cell table:number-columns-repeated="1023"/>
        </table:table-row>
        <table:table-row table:style-name="ro1">
          <table:table-cell office:value-type="float" office:value="0.0196335563450731" calcext:value-type="float">
            <text:p>0.0196335563</text:p>
          </table:table-cell>
          <table:table-cell table:number-columns-repeated="1023"/>
        </table:table-row>
        <table:table-row table:style-name="ro1">
          <table:table-cell office:value-type="float" office:value="0.018942069072853" calcext:value-type="float">
            <text:p>0.0189420691</text:p>
          </table:table-cell>
          <table:table-cell table:number-columns-repeated="1023"/>
        </table:table-row>
        <table:table-row table:style-name="ro1">
          <table:table-cell office:value-type="float" office:value="0.018389227512633" calcext:value-type="float">
            <text:p>0.0183892275</text:p>
          </table:table-cell>
          <table:table-cell table:number-columns-repeated="1023"/>
        </table:table-row>
        <table:table-row table:style-name="ro1">
          <table:table-cell office:value-type="float" office:value="0.0179401256136951" calcext:value-type="float">
            <text:p>0.0179401256</text:p>
          </table:table-cell>
          <table:table-cell table:number-columns-repeated="1023"/>
        </table:table-row>
        <table:table-row table:style-name="ro1">
          <table:table-cell office:value-type="float" office:value="0.0175165897271166" calcext:value-type="float">
            <text:p>0.0175165897</text:p>
          </table:table-cell>
          <table:table-cell table:number-columns-repeated="1023"/>
        </table:table-row>
        <table:table-row table:style-name="ro1">
          <table:table-cell office:value-type="float" office:value="0.0170177457540701" calcext:value-type="float">
            <text:p>0.0170177458</text:p>
          </table:table-cell>
          <table:table-cell table:number-columns-repeated="1023"/>
        </table:table-row>
        <table:table-row table:style-name="ro1">
          <table:table-cell office:value-type="float" office:value="0.0163190954007758" calcext:value-type="float">
            <text:p>0.0163190954</text:p>
          </table:table-cell>
          <table:table-cell table:number-columns-repeated="1023"/>
        </table:table-row>
        <table:table-row table:style-name="ro1">
          <table:table-cell office:value-type="float" office:value="0.0159002263881838" calcext:value-type="float">
            <text:p>0.0159002264</text:p>
          </table:table-cell>
          <table:table-cell table:number-columns-repeated="1023"/>
        </table:table-row>
        <table:table-row table:style-name="ro1">
          <table:table-cell office:value-type="float" office:value="0.0155976764401667" calcext:value-type="float">
            <text:p>0.0155976764</text:p>
          </table:table-cell>
          <table:table-cell table:number-columns-repeated="1023"/>
        </table:table-row>
        <table:table-row table:style-name="ro1">
          <table:table-cell office:value-type="float" office:value="0.0151387467001126" calcext:value-type="float">
            <text:p>0.0151387467</text:p>
          </table:table-cell>
          <table:table-cell table:number-columns-repeated="1023"/>
        </table:table-row>
        <table:table-row table:style-name="ro1">
          <table:table-cell office:value-type="float" office:value="0.0148043949182291" calcext:value-type="float">
            <text:p>0.0148043949</text:p>
          </table:table-cell>
          <table:table-cell table:number-columns-repeated="1023"/>
        </table:table-row>
        <table:table-row table:style-name="ro1">
          <table:table-cell office:value-type="float" office:value="0.0147645717168583" calcext:value-type="float">
            <text:p>0.0147645717</text:p>
          </table:table-cell>
          <table:table-cell table:number-columns-repeated="1023"/>
        </table:table-row>
        <table:table-row table:style-name="ro1">
          <table:table-cell office:value-type="float" office:value="0.0145252225554544" calcext:value-type="float">
            <text:p>0.0145252226</text:p>
          </table:table-cell>
          <table:table-cell table:number-columns-repeated="1023"/>
        </table:table-row>
        <table:table-row table:style-name="ro1">
          <table:table-cell office:value-type="float" office:value="0.014082818891805" calcext:value-type="float">
            <text:p>0.0140828189</text:p>
          </table:table-cell>
          <table:table-cell table:number-columns-repeated="1023"/>
        </table:table-row>
        <table:table-row table:style-name="ro1">
          <table:table-cell office:value-type="float" office:value="0.0133613687542128" calcext:value-type="float">
            <text:p>0.0133613688</text:p>
          </table:table-cell>
          <table:table-cell table:number-columns-repeated="1023"/>
        </table:table-row>
        <table:table-row table:style-name="ro1">
          <table:table-cell office:value-type="float" office:value="0.0129797036010241" calcext:value-type="float">
            <text:p>0.0129797036</text:p>
          </table:table-cell>
          <table:table-cell table:number-columns-repeated="1023"/>
        </table:table-row>
        <table:table-row table:style-name="ro1">
          <table:table-cell office:value-type="float" office:value="0.0128299346654505" calcext:value-type="float">
            <text:p>0.0128299347</text:p>
          </table:table-cell>
          <table:table-cell table:number-columns-repeated="1023"/>
        </table:table-row>
        <table:table-row table:style-name="ro1">
          <table:table-cell office:value-type="float" office:value="0.0126223519930058" calcext:value-type="float">
            <text:p>0.012622352</text:p>
          </table:table-cell>
          <table:table-cell table:number-columns-repeated="1023"/>
        </table:table-row>
        <table:table-row table:style-name="ro1">
          <table:table-cell office:value-type="float" office:value="0.0122158231892727" calcext:value-type="float">
            <text:p>0.0122158232</text:p>
          </table:table-cell>
          <table:table-cell table:number-columns-repeated="1023"/>
        </table:table-row>
        <table:table-row table:style-name="ro1">
          <table:table-cell office:value-type="float" office:value="0.0116845341731819" calcext:value-type="float">
            <text:p>0.0116845342</text:p>
          </table:table-cell>
          <table:table-cell table:number-columns-repeated="1023"/>
        </table:table-row>
        <table:table-row table:style-name="ro1">
          <table:table-cell office:value-type="float" office:value="0.0115591261224622" calcext:value-type="float">
            <text:p>0.0115591261</text:p>
          </table:table-cell>
          <table:table-cell table:number-columns-repeated="1023"/>
        </table:table-row>
        <table:table-row table:style-name="ro1">
          <table:table-cell office:value-type="float" office:value="0.0115442225898541" calcext:value-type="float">
            <text:p>0.0115442226</text:p>
          </table:table-cell>
          <table:table-cell table:number-columns-repeated="1023"/>
        </table:table-row>
        <table:table-row table:style-name="ro1">
          <table:table-cell office:value-type="float" office:value="0.0115351852550861" calcext:value-type="float">
            <text:p>0.0115351853</text:p>
          </table:table-cell>
          <table:table-cell table:number-columns-repeated="1023"/>
        </table:table-row>
        <table:table-row table:style-name="ro1">
          <table:table-cell office:value-type="float" office:value="0.0113419585371427" calcext:value-type="float">
            <text:p>0.0113419585</text:p>
          </table:table-cell>
          <table:table-cell table:number-columns-repeated="1023"/>
        </table:table-row>
        <table:table-row table:style-name="ro1">
          <table:table-cell office:value-type="float" office:value="0.0112931734192544" calcext:value-type="float">
            <text:p>0.0112931734</text:p>
          </table:table-cell>
          <table:table-cell table:number-columns-repeated="1023"/>
        </table:table-row>
        <table:table-row table:style-name="ro1">
          <table:table-cell office:value-type="float" office:value="0.0112705879769228" calcext:value-type="float">
            <text:p>0.011270588</text:p>
          </table:table-cell>
          <table:table-cell table:number-columns-repeated="1023"/>
        </table:table-row>
        <table:table-row table:style-name="ro1">
          <table:table-cell office:value-type="float" office:value="0.0110308652169743" calcext:value-type="float">
            <text:p>0.0110308652</text:p>
          </table:table-cell>
          <table:table-cell table:number-columns-repeated="1023"/>
        </table:table-row>
        <table:table-row table:style-name="ro1">
          <table:table-cell office:value-type="float" office:value="0.010819935901038" calcext:value-type="float">
            <text:p>0.0108199359</text:p>
          </table:table-cell>
          <table:table-cell table:number-columns-repeated="1023"/>
        </table:table-row>
        <table:table-row table:style-name="ro1">
          <table:table-cell office:value-type="float" office:value="0.010789752936488" calcext:value-type="float">
            <text:p>0.0107897529</text:p>
          </table:table-cell>
          <table:table-cell table:number-columns-repeated="1023"/>
        </table:table-row>
        <table:table-row table:style-name="ro1">
          <table:table-cell office:value-type="float" office:value="0.010782668431203" calcext:value-type="float">
            <text:p>0.0107826684</text:p>
          </table:table-cell>
          <table:table-cell table:number-columns-repeated="1023"/>
        </table:table-row>
        <table:table-row table:style-name="ro1">
          <table:table-cell office:value-type="float" office:value="0.0107803450393085" calcext:value-type="float">
            <text:p>0.010780345</text:p>
          </table:table-cell>
          <table:table-cell table:number-columns-repeated="1023"/>
        </table:table-row>
        <table:table-row table:style-name="ro1">
          <table:table-cell office:value-type="float" office:value="0.0107792805218982" calcext:value-type="float">
            <text:p>0.0107792805</text:p>
          </table:table-cell>
          <table:table-cell table:number-columns-repeated="1023"/>
        </table:table-row>
        <table:table-row table:style-name="ro1">
          <table:table-cell office:value-type="float" office:value="0.0107777676049274" calcext:value-type="float">
            <text:p>0.0107777676</text:p>
          </table:table-cell>
          <table:table-cell table:number-columns-repeated="1023"/>
        </table:table-row>
        <table:table-row table:style-name="ro1">
          <table:table-cell office:value-type="float" office:value="0.0105490954673972" calcext:value-type="float">
            <text:p>0.0105490955</text:p>
          </table:table-cell>
          <table:table-cell table:number-columns-repeated="1023"/>
        </table:table-row>
        <table:table-row table:style-name="ro1">
          <table:table-cell office:value-type="float" office:value="0.0105245340846366" calcext:value-type="float">
            <text:p>0.0105245341</text:p>
          </table:table-cell>
          <table:table-cell table:number-columns-repeated="1023"/>
        </table:table-row>
        <table:table-row table:style-name="ro1">
          <table:table-cell office:value-type="float" office:value="0.0102860110750635" calcext:value-type="float">
            <text:p>0.0102860111</text:p>
          </table:table-cell>
          <table:table-cell table:number-columns-repeated="1023"/>
        </table:table-row>
        <table:table-row table:style-name="ro1">
          <table:table-cell office:value-type="float" office:value="0.0102814510229683" calcext:value-type="float">
            <text:p>0.010281451</text:p>
          </table:table-cell>
          <table:table-cell table:number-columns-repeated="1023"/>
        </table:table-row>
        <table:table-row table:style-name="ro1">
          <table:table-cell office:value-type="float" office:value="0.010280553229347" calcext:value-type="float">
            <text:p>0.01028055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41" calcext:value-type="float">
            <text:p>34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float" office:value="0.276805446445283" calcext:value-type="float">
            <text:p>0.2768054464</text:p>
          </table:table-cell>
          <table:table-cell table:number-columns-repeated="1023"/>
        </table:table-row>
        <table:table-row table:style-name="ro1">
          <table:table-cell office:value-type="float" office:value="0.159955298084625" calcext:value-type="float">
            <text:p>0.1599552981</text:p>
          </table:table-cell>
          <table:table-cell table:number-columns-repeated="1023"/>
        </table:table-row>
        <table:table-row table:style-name="ro1">
          <table:table-cell office:value-type="float" office:value="0.119367826829609" calcext:value-type="float">
            <text:p>0.1193678268</text:p>
          </table:table-cell>
          <table:table-cell table:number-columns-repeated="1023"/>
        </table:table-row>
        <table:table-row table:style-name="ro1">
          <table:table-cell office:value-type="float" office:value="0.11102953574777" calcext:value-type="float">
            <text:p>0.1110295357</text:p>
          </table:table-cell>
          <table:table-cell table:number-columns-repeated="1023"/>
        </table:table-row>
        <table:table-row table:style-name="ro1">
          <table:table-cell office:value-type="float" office:value="0.105798626191155" calcext:value-type="float">
            <text:p>0.1057986262</text:p>
          </table:table-cell>
          <table:table-cell table:number-columns-repeated="1023"/>
        </table:table-row>
        <table:table-row table:style-name="ro1">
          <table:table-cell office:value-type="float" office:value="0.102687147966273" calcext:value-type="float">
            <text:p>0.102687148</text:p>
          </table:table-cell>
          <table:table-cell table:number-columns-repeated="1023"/>
        </table:table-row>
        <table:table-row table:style-name="ro1">
          <table:table-cell office:value-type="float" office:value="0.0997874420671231" calcext:value-type="float">
            <text:p>0.0997874421</text:p>
          </table:table-cell>
          <table:table-cell table:number-columns-repeated="1023"/>
        </table:table-row>
        <table:table-row table:style-name="ro1">
          <table:table-cell office:value-type="float" office:value="0.096896356434383" calcext:value-type="float">
            <text:p>0.0968963564</text:p>
          </table:table-cell>
          <table:table-cell table:number-columns-repeated="1023"/>
        </table:table-row>
        <table:table-row table:style-name="ro1">
          <table:table-cell office:value-type="float" office:value="0.092839516672223" calcext:value-type="float">
            <text:p>0.0928395167</text:p>
          </table:table-cell>
          <table:table-cell table:number-columns-repeated="1023"/>
        </table:table-row>
        <table:table-row table:style-name="ro1">
          <table:table-cell office:value-type="float" office:value="0.0867230332996249" calcext:value-type="float">
            <text:p>0.0867230333</text:p>
          </table:table-cell>
          <table:table-cell table:number-columns-repeated="1023"/>
        </table:table-row>
        <table:table-row table:style-name="ro1">
          <table:table-cell office:value-type="float" office:value="0.0828782631278121" calcext:value-type="float">
            <text:p>0.0828782631</text:p>
          </table:table-cell>
          <table:table-cell table:number-columns-repeated="1023"/>
        </table:table-row>
        <table:table-row table:style-name="ro1">
          <table:table-cell office:value-type="float" office:value="0.0775202204932822" calcext:value-type="float">
            <text:p>0.0775202205</text:p>
          </table:table-cell>
          <table:table-cell table:number-columns-repeated="1023"/>
        </table:table-row>
        <table:table-row table:style-name="ro1">
          <table:table-cell office:value-type="float" office:value="0.0737938750996174" calcext:value-type="float">
            <text:p>0.0737938751</text:p>
          </table:table-cell>
          <table:table-cell table:number-columns-repeated="1023"/>
        </table:table-row>
        <table:table-row table:style-name="ro1">
          <table:table-cell office:value-type="float" office:value="0.0676674445714212" calcext:value-type="float">
            <text:p>0.0676674446</text:p>
          </table:table-cell>
          <table:table-cell table:number-columns-repeated="1023"/>
        </table:table-row>
        <table:table-row table:style-name="ro1">
          <table:table-cell office:value-type="float" office:value="0.0641788809294965" calcext:value-type="float">
            <text:p>0.0641788809</text:p>
          </table:table-cell>
          <table:table-cell table:number-columns-repeated="1023"/>
        </table:table-row>
        <table:table-row table:style-name="ro1">
          <table:table-cell office:value-type="float" office:value="0.0620513328348842" calcext:value-type="float">
            <text:p>0.0620513328</text:p>
          </table:table-cell>
          <table:table-cell table:number-columns-repeated="1023"/>
        </table:table-row>
        <table:table-row table:style-name="ro1">
          <table:table-cell office:value-type="float" office:value="0.0605451587211219" calcext:value-type="float">
            <text:p>0.0605451587</text:p>
          </table:table-cell>
          <table:table-cell table:number-columns-repeated="1023"/>
        </table:table-row>
        <table:table-row table:style-name="ro1">
          <table:table-cell office:value-type="float" office:value="0.0595023004641388" calcext:value-type="float">
            <text:p>0.0595023005</text:p>
          </table:table-cell>
          <table:table-cell table:number-columns-repeated="1023"/>
        </table:table-row>
        <table:table-row table:style-name="ro1">
          <table:table-cell office:value-type="float" office:value="0.0587371926567671" calcext:value-type="float">
            <text:p>0.0587371927</text:p>
          </table:table-cell>
          <table:table-cell table:number-columns-repeated="1023"/>
        </table:table-row>
        <table:table-row table:style-name="ro1">
          <table:table-cell office:value-type="float" office:value="0.0569909246860779" calcext:value-type="float">
            <text:p>0.0569909247</text:p>
          </table:table-cell>
          <table:table-cell table:number-columns-repeated="1023"/>
        </table:table-row>
        <table:table-row table:style-name="ro1">
          <table:table-cell office:value-type="float" office:value="0.0558587153584475" calcext:value-type="float">
            <text:p>0.0558587154</text:p>
          </table:table-cell>
          <table:table-cell table:number-columns-repeated="1023"/>
        </table:table-row>
        <table:table-row table:style-name="ro1">
          <table:table-cell office:value-type="float" office:value="0.0552274969327628" calcext:value-type="float">
            <text:p>0.0552274969</text:p>
          </table:table-cell>
          <table:table-cell table:number-columns-repeated="1023"/>
        </table:table-row>
        <table:table-row table:style-name="ro1">
          <table:table-cell office:value-type="float" office:value="0.0543137723243938" calcext:value-type="float">
            <text:p>0.0543137723</text:p>
          </table:table-cell>
          <table:table-cell table:number-columns-repeated="1023"/>
        </table:table-row>
        <table:table-row table:style-name="ro1">
          <table:table-cell office:value-type="float" office:value="0.0528379073574602" calcext:value-type="float">
            <text:p>0.0528379074</text:p>
          </table:table-cell>
          <table:table-cell table:number-columns-repeated="1023"/>
        </table:table-row>
        <table:table-row table:style-name="ro1">
          <table:table-cell office:value-type="float" office:value="0.051173710781729" calcext:value-type="float">
            <text:p>0.0511737108</text:p>
          </table:table-cell>
          <table:table-cell table:number-columns-repeated="1023"/>
        </table:table-row>
        <table:table-row table:style-name="ro1">
          <table:table-cell office:value-type="float" office:value="0.0499015086668939" calcext:value-type="float">
            <text:p>0.0499015087</text:p>
          </table:table-cell>
          <table:table-cell table:number-columns-repeated="1023"/>
        </table:table-row>
        <table:table-row table:style-name="ro1">
          <table:table-cell office:value-type="float" office:value="0.0495359451259732" calcext:value-type="float">
            <text:p>0.0495359451</text:p>
          </table:table-cell>
          <table:table-cell table:number-columns-repeated="1023"/>
        </table:table-row>
        <table:table-row table:style-name="ro1">
          <table:table-cell office:value-type="float" office:value="0.048772515892528" calcext:value-type="float">
            <text:p>0.0487725159</text:p>
          </table:table-cell>
          <table:table-cell table:number-columns-repeated="1023"/>
        </table:table-row>
        <table:table-row table:style-name="ro1">
          <table:table-cell office:value-type="float" office:value="0.0482596744714741" calcext:value-type="float">
            <text:p>0.0482596745</text:p>
          </table:table-cell>
          <table:table-cell table:number-columns-repeated="1023"/>
        </table:table-row>
        <table:table-row table:style-name="ro1">
          <table:table-cell office:value-type="float" office:value="0.047854564345152" calcext:value-type="float">
            <text:p>0.0478545643</text:p>
          </table:table-cell>
          <table:table-cell table:number-columns-repeated="1023"/>
        </table:table-row>
        <table:table-row table:style-name="ro1">
          <table:table-cell office:value-type="float" office:value="0.047204676131009" calcext:value-type="float">
            <text:p>0.0472046761</text:p>
          </table:table-cell>
          <table:table-cell table:number-columns-repeated="1023"/>
        </table:table-row>
        <table:table-row table:style-name="ro1">
          <table:table-cell office:value-type="float" office:value="0.0467112469901761" calcext:value-type="float">
            <text:p>0.046711247</text:p>
          </table:table-cell>
          <table:table-cell table:number-columns-repeated="1023"/>
        </table:table-row>
        <table:table-row table:style-name="ro1">
          <table:table-cell office:value-type="float" office:value="0.0464396500718415" calcext:value-type="float">
            <text:p>0.0464396501</text:p>
          </table:table-cell>
          <table:table-cell table:number-columns-repeated="1023"/>
        </table:table-row>
        <table:table-row table:style-name="ro1">
          <table:table-cell office:value-type="float" office:value="0.0463993345638165" calcext:value-type="float">
            <text:p>0.0463993346</text:p>
          </table:table-cell>
          <table:table-cell table:number-columns-repeated="1023"/>
        </table:table-row>
        <table:table-row table:style-name="ro1">
          <table:table-cell office:value-type="float" office:value="0.0461069320123557" calcext:value-type="float">
            <text:p>0.046106932</text:p>
          </table:table-cell>
          <table:table-cell table:number-columns-repeated="1023"/>
        </table:table-row>
        <table:table-row table:style-name="ro1">
          <table:table-cell office:value-type="float" office:value="0.0453238693011158" calcext:value-type="float">
            <text:p>0.0453238693</text:p>
          </table:table-cell>
          <table:table-cell table:number-columns-repeated="1023"/>
        </table:table-row>
        <table:table-row table:style-name="ro1">
          <table:table-cell office:value-type="float" office:value="0.0450075880782394" calcext:value-type="float">
            <text:p>0.0450075881</text:p>
          </table:table-cell>
          <table:table-cell table:number-columns-repeated="1023"/>
        </table:table-row>
        <table:table-row table:style-name="ro1">
          <table:table-cell office:value-type="float" office:value="0.0443534710415701" calcext:value-type="float">
            <text:p>0.044353471</text:p>
          </table:table-cell>
          <table:table-cell table:number-columns-repeated="1023"/>
        </table:table-row>
        <table:table-row table:style-name="ro1">
          <table:table-cell office:value-type="float" office:value="0.0432184654939368" calcext:value-type="float">
            <text:p>0.0432184655</text:p>
          </table:table-cell>
          <table:table-cell table:number-columns-repeated="1023"/>
        </table:table-row>
        <table:table-row table:style-name="ro1">
          <table:table-cell office:value-type="float" office:value="0.0415209435997463" calcext:value-type="float">
            <text:p>0.0415209436</text:p>
          </table:table-cell>
          <table:table-cell table:number-columns-repeated="1023"/>
        </table:table-row>
        <table:table-row table:style-name="ro1">
          <table:table-cell office:value-type="float" office:value="0.0387346767684156" calcext:value-type="float">
            <text:p>0.0387346768</text:p>
          </table:table-cell>
          <table:table-cell table:number-columns-repeated="1023"/>
        </table:table-row>
        <table:table-row table:style-name="ro1">
          <table:table-cell office:value-type="float" office:value="0.0354170917271352" calcext:value-type="float">
            <text:p>0.0354170917</text:p>
          </table:table-cell>
          <table:table-cell table:number-columns-repeated="1023"/>
        </table:table-row>
        <table:table-row table:style-name="ro1">
          <table:table-cell office:value-type="float" office:value="0.0331037624407869" calcext:value-type="float">
            <text:p>0.0331037624</text:p>
          </table:table-cell>
          <table:table-cell table:number-columns-repeated="1023"/>
        </table:table-row>
        <table:table-row table:style-name="ro1">
          <table:table-cell office:value-type="float" office:value="0.0314392342142626" calcext:value-type="float">
            <text:p>0.0314392342</text:p>
          </table:table-cell>
          <table:table-cell table:number-columns-repeated="1023"/>
        </table:table-row>
        <table:table-row table:style-name="ro1">
          <table:table-cell office:value-type="float" office:value="0.0289915742939326" calcext:value-type="float">
            <text:p>0.0289915743</text:p>
          </table:table-cell>
          <table:table-cell table:number-columns-repeated="1023"/>
        </table:table-row>
        <table:table-row table:style-name="ro1">
          <table:table-cell office:value-type="float" office:value="0.0269857724394944" calcext:value-type="float">
            <text:p>0.0269857724</text:p>
          </table:table-cell>
          <table:table-cell table:number-columns-repeated="1023"/>
        </table:table-row>
        <table:table-row table:style-name="ro1">
          <table:table-cell office:value-type="float" office:value="0.0227791422481244" calcext:value-type="float">
            <text:p>0.0227791422</text:p>
          </table:table-cell>
          <table:table-cell table:number-columns-repeated="1023"/>
        </table:table-row>
        <table:table-row table:style-name="ro1">
          <table:table-cell office:value-type="float" office:value="0.0192127223257719" calcext:value-type="float">
            <text:p>0.0192127223</text:p>
          </table:table-cell>
          <table:table-cell table:number-columns-repeated="1023"/>
        </table:table-row>
        <table:table-row table:style-name="ro1">
          <table:table-cell office:value-type="float" office:value="0.0161454635461766" calcext:value-type="float">
            <text:p>0.0161454635</text:p>
          </table:table-cell>
          <table:table-cell table:number-columns-repeated="1023"/>
        </table:table-row>
        <table:table-row table:style-name="ro1">
          <table:table-cell office:value-type="float" office:value="0.0149127406055272" calcext:value-type="float">
            <text:p>0.0149127406</text:p>
          </table:table-cell>
          <table:table-cell table:number-columns-repeated="1023"/>
        </table:table-row>
        <table:table-row table:style-name="ro1">
          <table:table-cell office:value-type="float" office:value="0.0137143915281522" calcext:value-type="float">
            <text:p>0.0137143915</text:p>
          </table:table-cell>
          <table:table-cell table:number-columns-repeated="1023"/>
        </table:table-row>
        <table:table-row table:style-name="ro1">
          <table:table-cell office:value-type="float" office:value="0.0125898296302389" calcext:value-type="float">
            <text:p>0.0125898296</text:p>
          </table:table-cell>
          <table:table-cell table:number-columns-repeated="1023"/>
        </table:table-row>
        <table:table-row table:style-name="ro1">
          <table:table-cell office:value-type="float" office:value="0.0115119616490891" calcext:value-type="float">
            <text:p>0.0115119616</text:p>
          </table:table-cell>
          <table:table-cell table:number-columns-repeated="1023"/>
        </table:table-row>
        <table:table-row table:style-name="ro1">
          <table:table-cell office:value-type="float" office:value="0.0106666408044198" calcext:value-type="float">
            <text:p>0.0106666408</text:p>
          </table:table-cell>
          <table:table-cell table:number-columns-repeated="1023"/>
        </table:table-row>
        <table:table-row table:style-name="ro1">
          <table:table-cell office:value-type="float" office:value="0.0103396887937428" calcext:value-type="float">
            <text:p>0.0103396888</text:p>
          </table:table-cell>
          <table:table-cell table:number-columns-repeated="1023"/>
        </table:table-row>
        <table:table-row table:style-name="ro1">
          <table:table-cell office:value-type="float" office:value="0.0096325092800304" calcext:value-type="float">
            <text:p>0.0096325093</text:p>
          </table:table-cell>
          <table:table-cell table:number-columns-repeated="1023"/>
        </table:table-row>
        <table:table-row table:style-name="ro1">
          <table:table-cell office:value-type="float" office:value="0.00938932278240582" calcext:value-type="float">
            <text:p>0.0093893228</text:p>
          </table:table-cell>
          <table:table-cell table:number-columns-repeated="1023"/>
        </table:table-row>
        <table:table-row table:style-name="ro1">
          <table:table-cell office:value-type="float" office:value="0.00918706977278259" calcext:value-type="float">
            <text:p>0.0091870698</text:p>
          </table:table-cell>
          <table:table-cell table:number-columns-repeated="1023"/>
        </table:table-row>
        <table:table-row table:style-name="ro1">
          <table:table-cell office:value-type="float" office:value="0.00886943662449565" calcext:value-type="float">
            <text:p>0.0088694366</text:p>
          </table:table-cell>
          <table:table-cell table:number-columns-repeated="1023"/>
        </table:table-row>
        <table:table-row table:style-name="ro1">
          <table:table-cell office:value-type="float" office:value="0.00881885892155751" calcext:value-type="float">
            <text:p>0.00881885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43" calcext:value-type="float">
            <text:p>34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float" office:value="0.278676547007928" calcext:value-type="float">
            <text:p>0.278676547</text:p>
          </table:table-cell>
          <table:table-cell table:number-columns-repeated="1023"/>
        </table:table-row>
        <table:table-row table:style-name="ro1">
          <table:table-cell office:value-type="float" office:value="0.178860938704572" calcext:value-type="float">
            <text:p>0.1788609387</text:p>
          </table:table-cell>
          <table:table-cell table:number-columns-repeated="1023"/>
        </table:table-row>
        <table:table-row table:style-name="ro1">
          <table:table-cell office:value-type="float" office:value="0.159736251426459" calcext:value-type="float">
            <text:p>0.1597362514</text:p>
          </table:table-cell>
          <table:table-cell table:number-columns-repeated="1023"/>
        </table:table-row>
        <table:table-row table:style-name="ro1">
          <table:table-cell office:value-type="float" office:value="0.150662156539649" calcext:value-type="float">
            <text:p>0.1506621565</text:p>
          </table:table-cell>
          <table:table-cell table:number-columns-repeated="1023"/>
        </table:table-row>
        <table:table-row table:style-name="ro1">
          <table:table-cell office:value-type="float" office:value="0.136363517569897" calcext:value-type="float">
            <text:p>0.1363635176</text:p>
          </table:table-cell>
          <table:table-cell table:number-columns-repeated="1023"/>
        </table:table-row>
        <table:table-row table:style-name="ro1">
          <table:table-cell office:value-type="float" office:value="0.121539502590167" calcext:value-type="float">
            <text:p>0.1215395026</text:p>
          </table:table-cell>
          <table:table-cell table:number-columns-repeated="1023"/>
        </table:table-row>
        <table:table-row table:style-name="ro1">
          <table:table-cell office:value-type="float" office:value="0.111880520150115" calcext:value-type="float">
            <text:p>0.1118805202</text:p>
          </table:table-cell>
          <table:table-cell table:number-columns-repeated="1023"/>
        </table:table-row>
        <table:table-row table:style-name="ro1">
          <table:table-cell office:value-type="float" office:value="0.105908192952079" calcext:value-type="float">
            <text:p>0.105908193</text:p>
          </table:table-cell>
          <table:table-cell table:number-columns-repeated="1023"/>
        </table:table-row>
        <table:table-row table:style-name="ro1">
          <table:table-cell office:value-type="float" office:value="0.102536571898626" calcext:value-type="float">
            <text:p>0.1025365719</text:p>
          </table:table-cell>
          <table:table-cell table:number-columns-repeated="1023"/>
        </table:table-row>
        <table:table-row table:style-name="ro1">
          <table:table-cell office:value-type="float" office:value="0.0995826549478989" calcext:value-type="float">
            <text:p>0.0995826549</text:p>
          </table:table-cell>
          <table:table-cell table:number-columns-repeated="1023"/>
        </table:table-row>
        <table:table-row table:style-name="ro1">
          <table:table-cell office:value-type="float" office:value="0.0963539084912772" calcext:value-type="float">
            <text:p>0.0963539085</text:p>
          </table:table-cell>
          <table:table-cell table:number-columns-repeated="1023"/>
        </table:table-row>
        <table:table-row table:style-name="ro1">
          <table:table-cell office:value-type="float" office:value="0.0937655673742574" calcext:value-type="float">
            <text:p>0.0937655674</text:p>
          </table:table-cell>
          <table:table-cell table:number-columns-repeated="1023"/>
        </table:table-row>
        <table:table-row table:style-name="ro1">
          <table:table-cell office:value-type="float" office:value="0.0921292908275547" calcext:value-type="float">
            <text:p>0.0921292908</text:p>
          </table:table-cell>
          <table:table-cell table:number-columns-repeated="1023"/>
        </table:table-row>
        <table:table-row table:style-name="ro1">
          <table:table-cell office:value-type="float" office:value="0.0899581715277462" calcext:value-type="float">
            <text:p>0.0899581715</text:p>
          </table:table-cell>
          <table:table-cell table:number-columns-repeated="1023"/>
        </table:table-row>
        <table:table-row table:style-name="ro1">
          <table:table-cell office:value-type="float" office:value="0.0885052303392351" calcext:value-type="float">
            <text:p>0.0885052303</text:p>
          </table:table-cell>
          <table:table-cell table:number-columns-repeated="1023"/>
        </table:table-row>
        <table:table-row table:style-name="ro1">
          <table:table-cell office:value-type="float" office:value="0.0872966761396885" calcext:value-type="float">
            <text:p>0.0872966761</text:p>
          </table:table-cell>
          <table:table-cell table:number-columns-repeated="1023"/>
        </table:table-row>
        <table:table-row table:style-name="ro1">
          <table:table-cell office:value-type="float" office:value="0.086885149016628" calcext:value-type="float">
            <text:p>0.086885149</text:p>
          </table:table-cell>
          <table:table-cell table:number-columns-repeated="1023"/>
        </table:table-row>
        <table:table-row table:style-name="ro1">
          <table:table-cell office:value-type="float" office:value="0.0847520915653299" calcext:value-type="float">
            <text:p>0.0847520916</text:p>
          </table:table-cell>
          <table:table-cell table:number-columns-repeated="1023"/>
        </table:table-row>
        <table:table-row table:style-name="ro1">
          <table:table-cell office:value-type="float" office:value="0.0827427096330866" calcext:value-type="float">
            <text:p>0.0827427096</text:p>
          </table:table-cell>
          <table:table-cell table:number-columns-repeated="1023"/>
        </table:table-row>
        <table:table-row table:style-name="ro1">
          <table:table-cell office:value-type="float" office:value="0.0813738853940848" calcext:value-type="float">
            <text:p>0.0813738854</text:p>
          </table:table-cell>
          <table:table-cell table:number-columns-repeated="1023"/>
        </table:table-row>
        <table:table-row table:style-name="ro1">
          <table:table-cell office:value-type="float" office:value="0.0797428373788795" calcext:value-type="float">
            <text:p>0.0797428374</text:p>
          </table:table-cell>
          <table:table-cell table:number-columns-repeated="1023"/>
        </table:table-row>
        <table:table-row table:style-name="ro1">
          <table:table-cell office:value-type="float" office:value="0.078495651657275" calcext:value-type="float">
            <text:p>0.0784956517</text:p>
          </table:table-cell>
          <table:table-cell table:number-columns-repeated="1023"/>
        </table:table-row>
        <table:table-row table:style-name="ro1">
          <table:table-cell office:value-type="float" office:value="0.0775265206148738" calcext:value-type="float">
            <text:p>0.0775265206</text:p>
          </table:table-cell>
          <table:table-cell table:number-columns-repeated="1023"/>
        </table:table-row>
        <table:table-row table:style-name="ro1">
          <table:table-cell office:value-type="float" office:value="0.0762318724248441" calcext:value-type="float">
            <text:p>0.0762318724</text:p>
          </table:table-cell>
          <table:table-cell table:number-columns-repeated="1023"/>
        </table:table-row>
        <table:table-row table:style-name="ro1">
          <table:table-cell office:value-type="float" office:value="0.0758431864082119" calcext:value-type="float">
            <text:p>0.0758431864</text:p>
          </table:table-cell>
          <table:table-cell table:number-columns-repeated="1023"/>
        </table:table-row>
        <table:table-row table:style-name="ro1">
          <table:table-cell office:value-type="float" office:value="0.0753104820515639" calcext:value-type="float">
            <text:p>0.0753104821</text:p>
          </table:table-cell>
          <table:table-cell table:number-columns-repeated="1023"/>
        </table:table-row>
        <table:table-row table:style-name="ro1">
          <table:table-cell office:value-type="float" office:value="0.0746860626075029" calcext:value-type="float">
            <text:p>0.0746860626</text:p>
          </table:table-cell>
          <table:table-cell table:number-columns-repeated="1023"/>
        </table:table-row>
        <table:table-row table:style-name="ro1">
          <table:table-cell office:value-type="float" office:value="0.074100395353148" calcext:value-type="float">
            <text:p>0.0741003954</text:p>
          </table:table-cell>
          <table:table-cell table:number-columns-repeated="1023"/>
        </table:table-row>
        <table:table-row table:style-name="ro1">
          <table:table-cell office:value-type="float" office:value="0.0735551967769393" calcext:value-type="float">
            <text:p>0.0735551968</text:p>
          </table:table-cell>
          <table:table-cell table:number-columns-repeated="1023"/>
        </table:table-row>
        <table:table-row table:style-name="ro1">
          <table:table-cell office:value-type="float" office:value="0.0733436035052921" calcext:value-type="float">
            <text:p>0.0733436035</text:p>
          </table:table-cell>
          <table:table-cell table:number-columns-repeated="1023"/>
        </table:table-row>
        <table:table-row table:style-name="ro1">
          <table:table-cell office:value-type="float" office:value="0.0724273669401247" calcext:value-type="float">
            <text:p>0.0724273669</text:p>
          </table:table-cell>
          <table:table-cell table:number-columns-repeated="1023"/>
        </table:table-row>
        <table:table-row table:style-name="ro1">
          <table:table-cell office:value-type="float" office:value="0.0712429024829785" calcext:value-type="float">
            <text:p>0.0712429025</text:p>
          </table:table-cell>
          <table:table-cell table:number-columns-repeated="1023"/>
        </table:table-row>
        <table:table-row table:style-name="ro1">
          <table:table-cell office:value-type="float" office:value="0.0694994177405311" calcext:value-type="float">
            <text:p>0.0694994177</text:p>
          </table:table-cell>
          <table:table-cell table:number-columns-repeated="1023"/>
        </table:table-row>
        <table:table-row table:style-name="ro1">
          <table:table-cell office:value-type="float" office:value="0.0678988261490218" calcext:value-type="float">
            <text:p>0.0678988261</text:p>
          </table:table-cell>
          <table:table-cell table:number-columns-repeated="1023"/>
        </table:table-row>
        <table:table-row table:style-name="ro1">
          <table:table-cell office:value-type="float" office:value="0.0661665011410201" calcext:value-type="float">
            <text:p>0.0661665011</text:p>
          </table:table-cell>
          <table:table-cell table:number-columns-repeated="1023"/>
        </table:table-row>
        <table:table-row table:style-name="ro1">
          <table:table-cell office:value-type="float" office:value="0.0639650421580323" calcext:value-type="float">
            <text:p>0.0639650422</text:p>
          </table:table-cell>
          <table:table-cell table:number-columns-repeated="1023"/>
        </table:table-row>
        <table:table-row table:style-name="ro1">
          <table:table-cell office:value-type="float" office:value="0.0620552344802447" calcext:value-type="float">
            <text:p>0.0620552345</text:p>
          </table:table-cell>
          <table:table-cell table:number-columns-repeated="1023"/>
        </table:table-row>
        <table:table-row table:style-name="ro1">
          <table:table-cell office:value-type="float" office:value="0.059375103566059" calcext:value-type="float">
            <text:p>0.0593751036</text:p>
          </table:table-cell>
          <table:table-cell table:number-columns-repeated="1023"/>
        </table:table-row>
        <table:table-row table:style-name="ro1">
          <table:table-cell office:value-type="float" office:value="0.0576825010223112" calcext:value-type="float">
            <text:p>0.057682501</text:p>
          </table:table-cell>
          <table:table-cell table:number-columns-repeated="1023"/>
        </table:table-row>
        <table:table-row table:style-name="ro1">
          <table:table-cell office:value-type="float" office:value="0.0562236284624205" calcext:value-type="float">
            <text:p>0.0562236285</text:p>
          </table:table-cell>
          <table:table-cell table:number-columns-repeated="1023"/>
        </table:table-row>
        <table:table-row table:style-name="ro1">
          <table:table-cell office:value-type="float" office:value="0.055201315292161" calcext:value-type="float">
            <text:p>0.0552013153</text:p>
          </table:table-cell>
          <table:table-cell table:number-columns-repeated="1023"/>
        </table:table-row>
        <table:table-row table:style-name="ro1">
          <table:table-cell office:value-type="float" office:value="0.0539922610361431" calcext:value-type="float">
            <text:p>0.053992261</text:p>
          </table:table-cell>
          <table:table-cell table:number-columns-repeated="1023"/>
        </table:table-row>
        <table:table-row table:style-name="ro1">
          <table:table-cell office:value-type="float" office:value="0.0523468237061921" calcext:value-type="float">
            <text:p>0.0523468237</text:p>
          </table:table-cell>
          <table:table-cell table:number-columns-repeated="1023"/>
        </table:table-row>
        <table:table-row table:style-name="ro1">
          <table:table-cell office:value-type="float" office:value="0.0512969857524333" calcext:value-type="float">
            <text:p>0.0512969858</text:p>
          </table:table-cell>
          <table:table-cell table:number-columns-repeated="1023"/>
        </table:table-row>
        <table:table-row table:style-name="ro1">
          <table:table-cell office:value-type="float" office:value="0.0506413047136641" calcext:value-type="float">
            <text:p>0.0506413047</text:p>
          </table:table-cell>
          <table:table-cell table:number-columns-repeated="1023"/>
        </table:table-row>
        <table:table-row table:style-name="ro1">
          <table:table-cell office:value-type="float" office:value="0.0500830943336447" calcext:value-type="float">
            <text:p>0.0500830943</text:p>
          </table:table-cell>
          <table:table-cell table:number-columns-repeated="1023"/>
        </table:table-row>
        <table:table-row table:style-name="ro1">
          <table:table-cell office:value-type="float" office:value="0.0495090852809078" calcext:value-type="float">
            <text:p>0.0495090853</text:p>
          </table:table-cell>
          <table:table-cell table:number-columns-repeated="1023"/>
        </table:table-row>
        <table:table-row table:style-name="ro1">
          <table:table-cell office:value-type="float" office:value="0.0491367399574345" calcext:value-type="float">
            <text:p>0.04913674</text:p>
          </table:table-cell>
          <table:table-cell table:number-columns-repeated="1023"/>
        </table:table-row>
        <table:table-row table:style-name="ro1">
          <table:table-cell office:value-type="float" office:value="0.0487041453523251" calcext:value-type="float">
            <text:p>0.0487041454</text:p>
          </table:table-cell>
          <table:table-cell table:number-columns-repeated="1023"/>
        </table:table-row>
        <table:table-row table:style-name="ro1">
          <table:table-cell office:value-type="float" office:value="0.048196191204687" calcext:value-type="float">
            <text:p>0.0481961912</text:p>
          </table:table-cell>
          <table:table-cell table:number-columns-repeated="1023"/>
        </table:table-row>
        <table:table-row table:style-name="ro1">
          <table:table-cell office:value-type="float" office:value="0.047963557675647" calcext:value-type="float">
            <text:p>0.0479635577</text:p>
          </table:table-cell>
          <table:table-cell table:number-columns-repeated="1023"/>
        </table:table-row>
        <table:table-row table:style-name="ro1">
          <table:table-cell office:value-type="float" office:value="0.0474558941197008" calcext:value-type="float">
            <text:p>0.0474558941</text:p>
          </table:table-cell>
          <table:table-cell table:number-columns-repeated="1023"/>
        </table:table-row>
        <table:table-row table:style-name="ro1">
          <table:table-cell office:value-type="float" office:value="0.0470243154303959" calcext:value-type="float">
            <text:p>0.0470243154</text:p>
          </table:table-cell>
          <table:table-cell table:number-columns-repeated="1023"/>
        </table:table-row>
        <table:table-row table:style-name="ro1">
          <table:table-cell office:value-type="float" office:value="0.046870233616016" calcext:value-type="float">
            <text:p>0.0468702336</text:p>
          </table:table-cell>
          <table:table-cell table:number-columns-repeated="1023"/>
        </table:table-row>
        <table:table-row table:style-name="ro1">
          <table:table-cell office:value-type="float" office:value="0.0467621899662176" calcext:value-type="float">
            <text:p>0.04676219</text:p>
          </table:table-cell>
          <table:table-cell table:number-columns-repeated="1023"/>
        </table:table-row>
        <table:table-row table:style-name="ro1">
          <table:table-cell office:value-type="float" office:value="0.0463602519155053" calcext:value-type="float">
            <text:p>0.0463602519</text:p>
          </table:table-cell>
          <table:table-cell table:number-columns-repeated="1023"/>
        </table:table-row>
        <table:table-row table:style-name="ro1">
          <table:table-cell office:value-type="float" office:value="0.0457661610428521" calcext:value-type="float">
            <text:p>0.045766161</text:p>
          </table:table-cell>
          <table:table-cell table:number-columns-repeated="1023"/>
        </table:table-row>
        <table:table-row table:style-name="ro1">
          <table:table-cell office:value-type="float" office:value="0.0454576004865246" calcext:value-type="float">
            <text:p>0.0454576005</text:p>
          </table:table-cell>
          <table:table-cell table:number-columns-repeated="1023"/>
        </table:table-row>
        <table:table-row table:style-name="ro1">
          <table:table-cell office:value-type="float" office:value="0.0452166459504883" calcext:value-type="float">
            <text:p>0.045216646</text:p>
          </table:table-cell>
          <table:table-cell table:number-columns-repeated="1023"/>
        </table:table-row>
        <table:table-row table:style-name="ro1">
          <table:table-cell office:value-type="float" office:value="0.0449150563855039" calcext:value-type="float">
            <text:p>0.04491505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42" calcext:value-type="float">
            <text:p>34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float" office:value="0.304597589277431" calcext:value-type="float">
            <text:p>0.3045975893</text:p>
          </table:table-cell>
          <table:table-cell table:number-columns-repeated="1023"/>
        </table:table-row>
        <table:table-row table:style-name="ro1">
          <table:table-cell office:value-type="float" office:value="0.176175380769032" calcext:value-type="float">
            <text:p>0.1761753808</text:p>
          </table:table-cell>
          <table:table-cell table:number-columns-repeated="1023"/>
        </table:table-row>
        <table:table-row table:style-name="ro1">
          <table:table-cell office:value-type="float" office:value="0.1372020741833" calcext:value-type="float">
            <text:p>0.1372020742</text:p>
          </table:table-cell>
          <table:table-cell table:number-columns-repeated="1023"/>
        </table:table-row>
        <table:table-row table:style-name="ro1">
          <table:table-cell office:value-type="float" office:value="0.123221900995518" calcext:value-type="float">
            <text:p>0.123221901</text:p>
          </table:table-cell>
          <table:table-cell table:number-columns-repeated="1023"/>
        </table:table-row>
        <table:table-row table:style-name="ro1">
          <table:table-cell office:value-type="float" office:value="0.116920452188964" calcext:value-type="float">
            <text:p>0.1169204522</text:p>
          </table:table-cell>
          <table:table-cell table:number-columns-repeated="1023"/>
        </table:table-row>
        <table:table-row table:style-name="ro1">
          <table:table-cell office:value-type="float" office:value="0.111460034659061" calcext:value-type="float">
            <text:p>0.1114600347</text:p>
          </table:table-cell>
          <table:table-cell table:number-columns-repeated="1023"/>
        </table:table-row>
        <table:table-row table:style-name="ro1">
          <table:table-cell office:value-type="float" office:value="0.105972943313597" calcext:value-type="float">
            <text:p>0.1059729433</text:p>
          </table:table-cell>
          <table:table-cell table:number-columns-repeated="1023"/>
        </table:table-row>
        <table:table-row table:style-name="ro1">
          <table:table-cell office:value-type="float" office:value="0.10315852920752" calcext:value-type="float">
            <text:p>0.1031585292</text:p>
          </table:table-cell>
          <table:table-cell table:number-columns-repeated="1023"/>
        </table:table-row>
        <table:table-row table:style-name="ro1">
          <table:table-cell office:value-type="float" office:value="0.1011927188306" calcext:value-type="float">
            <text:p>0.1011927188</text:p>
          </table:table-cell>
          <table:table-cell table:number-columns-repeated="1023"/>
        </table:table-row>
        <table:table-row table:style-name="ro1">
          <table:table-cell office:value-type="float" office:value="0.0983313955008337" calcext:value-type="float">
            <text:p>0.0983313955</text:p>
          </table:table-cell>
          <table:table-cell table:number-columns-repeated="1023"/>
        </table:table-row>
        <table:table-row table:style-name="ro1">
          <table:table-cell office:value-type="float" office:value="0.0965816171263946" calcext:value-type="float">
            <text:p>0.0965816171</text:p>
          </table:table-cell>
          <table:table-cell table:number-columns-repeated="1023"/>
        </table:table-row>
        <table:table-row table:style-name="ro1">
          <table:table-cell office:value-type="float" office:value="0.0949895710293875" calcext:value-type="float">
            <text:p>0.094989571</text:p>
          </table:table-cell>
          <table:table-cell table:number-columns-repeated="1023"/>
        </table:table-row>
        <table:table-row table:style-name="ro1">
          <table:table-cell office:value-type="float" office:value="0.0932688601916974" calcext:value-type="float">
            <text:p>0.0932688602</text:p>
          </table:table-cell>
          <table:table-cell table:number-columns-repeated="1023"/>
        </table:table-row>
        <table:table-row table:style-name="ro1">
          <table:table-cell office:value-type="float" office:value="0.0917978402766357" calcext:value-type="float">
            <text:p>0.0917978403</text:p>
          </table:table-cell>
          <table:table-cell table:number-columns-repeated="1023"/>
        </table:table-row>
        <table:table-row table:style-name="ro1">
          <table:table-cell office:value-type="float" office:value="0.0902975709601865" calcext:value-type="float">
            <text:p>0.090297571</text:p>
          </table:table-cell>
          <table:table-cell table:number-columns-repeated="1023"/>
        </table:table-row>
        <table:table-row table:style-name="ro1">
          <table:table-cell office:value-type="float" office:value="0.0894439417571245" calcext:value-type="float">
            <text:p>0.0894439418</text:p>
          </table:table-cell>
          <table:table-cell table:number-columns-repeated="1023"/>
        </table:table-row>
        <table:table-row table:style-name="ro1">
          <table:table-cell office:value-type="float" office:value="0.0891032872909861" calcext:value-type="float">
            <text:p>0.0891032873</text:p>
          </table:table-cell>
          <table:table-cell table:number-columns-repeated="1023"/>
        </table:table-row>
        <table:table-row table:style-name="ro1">
          <table:table-cell office:value-type="float" office:value="0.0885611422727531" calcext:value-type="float">
            <text:p>0.0885611423</text:p>
          </table:table-cell>
          <table:table-cell table:number-columns-repeated="1023"/>
        </table:table-row>
        <table:table-row table:style-name="ro1">
          <table:table-cell office:value-type="float" office:value="0.0884450471696416" calcext:value-type="float">
            <text:p>0.0884450472</text:p>
          </table:table-cell>
          <table:table-cell table:number-columns-repeated="1023"/>
        </table:table-row>
        <table:table-row table:style-name="ro1">
          <table:table-cell office:value-type="float" office:value="0.0878462277441858" calcext:value-type="float">
            <text:p>0.0878462277</text:p>
          </table:table-cell>
          <table:table-cell table:number-columns-repeated="1023"/>
        </table:table-row>
        <table:table-row table:style-name="ro1">
          <table:table-cell office:value-type="float" office:value="0.087129304416969" calcext:value-type="float">
            <text:p>0.0871293044</text:p>
          </table:table-cell>
          <table:table-cell table:number-columns-repeated="1023"/>
        </table:table-row>
        <table:table-row table:style-name="ro1">
          <table:table-cell office:value-type="float" office:value="0.0869071356932699" calcext:value-type="float">
            <text:p>0.0869071357</text:p>
          </table:table-cell>
          <table:table-cell table:number-columns-repeated="1023"/>
        </table:table-row>
        <table:table-row table:style-name="ro1">
          <table:table-cell office:value-type="float" office:value="0.0867301634731887" calcext:value-type="float">
            <text:p>0.0867301635</text:p>
          </table:table-cell>
          <table:table-cell table:number-columns-repeated="1023"/>
        </table:table-row>
        <table:table-row table:style-name="ro1">
          <table:table-cell office:value-type="float" office:value="0.0863833701388315" calcext:value-type="float">
            <text:p>0.0863833701</text:p>
          </table:table-cell>
          <table:table-cell table:number-columns-repeated="1023"/>
        </table:table-row>
        <table:table-row table:style-name="ro1">
          <table:table-cell office:value-type="float" office:value="0.0862720826285403" calcext:value-type="float">
            <text:p>0.0862720826</text:p>
          </table:table-cell>
          <table:table-cell table:number-columns-repeated="1023"/>
        </table:table-row>
        <table:table-row table:style-name="ro1">
          <table:table-cell office:value-type="float" office:value="0.0859546560539947" calcext:value-type="float">
            <text:p>0.0859546561</text:p>
          </table:table-cell>
          <table:table-cell table:number-columns-repeated="1023"/>
        </table:table-row>
        <table:table-row table:style-name="ro1">
          <table:table-cell office:value-type="float" office:value="0.0856819951393659" calcext:value-type="float">
            <text:p>0.0856819951</text:p>
          </table:table-cell>
          <table:table-cell table:number-columns-repeated="1023"/>
        </table:table-row>
        <table:table-row table:style-name="ro1">
          <table:table-cell office:value-type="float" office:value="0.0854599713840813" calcext:value-type="float">
            <text:p>0.0854599714</text:p>
          </table:table-cell>
          <table:table-cell table:number-columns-repeated="1023"/>
        </table:table-row>
        <table:table-row table:style-name="ro1">
          <table:table-cell office:value-type="float" office:value="0.0853790889157614" calcext:value-type="float">
            <text:p>0.0853790889</text:p>
          </table:table-cell>
          <table:table-cell table:number-columns-repeated="1023"/>
        </table:table-row>
        <table:table-row table:style-name="ro1">
          <table:table-cell office:value-type="float" office:value="0.0851946802648269" calcext:value-type="float">
            <text:p>0.0851946803</text:p>
          </table:table-cell>
          <table:table-cell table:number-columns-repeated="1023"/>
        </table:table-row>
        <table:table-row table:style-name="ro1">
          <table:table-cell office:value-type="float" office:value="0.0848411326924681" calcext:value-type="float">
            <text:p>0.0848411327</text:p>
          </table:table-cell>
          <table:table-cell table:number-columns-repeated="1023"/>
        </table:table-row>
        <table:table-row table:style-name="ro1">
          <table:table-cell office:value-type="float" office:value="0.0846340891283201" calcext:value-type="float">
            <text:p>0.0846340891</text:p>
          </table:table-cell>
          <table:table-cell table:number-columns-repeated="1023"/>
        </table:table-row>
        <table:table-row table:style-name="ro1">
          <table:table-cell office:value-type="float" office:value="0.0844978536059772" calcext:value-type="float">
            <text:p>0.0844978536</text:p>
          </table:table-cell>
          <table:table-cell table:number-columns-repeated="1023"/>
        </table:table-row>
        <table:table-row table:style-name="ro1">
          <table:table-cell office:value-type="float" office:value="0.0837176671146058" calcext:value-type="float">
            <text:p>0.0837176671</text:p>
          </table:table-cell>
          <table:table-cell table:number-columns-repeated="1023"/>
        </table:table-row>
        <table:table-row table:style-name="ro1">
          <table:table-cell office:value-type="float" office:value="0.083649345821736" calcext:value-type="float">
            <text:p>0.0836493458</text:p>
          </table:table-cell>
          <table:table-cell table:number-columns-repeated="1023"/>
        </table:table-row>
        <table:table-row table:style-name="ro1">
          <table:table-cell office:value-type="float" office:value="0.0833888545624423" calcext:value-type="float">
            <text:p>0.0833888546</text:p>
          </table:table-cell>
          <table:table-cell table:number-columns-repeated="1023"/>
        </table:table-row>
        <table:table-row table:style-name="ro1">
          <table:table-cell office:value-type="float" office:value="0.0831103801890343" calcext:value-type="float">
            <text:p>0.0831103802</text:p>
          </table:table-cell>
          <table:table-cell table:number-columns-repeated="1023"/>
        </table:table-row>
        <table:table-row table:style-name="ro1">
          <table:table-cell office:value-type="float" office:value="0.0819915208498076" calcext:value-type="float">
            <text:p>0.0819915208</text:p>
          </table:table-cell>
          <table:table-cell table:number-columns-repeated="1023"/>
        </table:table-row>
        <table:table-row table:style-name="ro1">
          <table:table-cell office:value-type="float" office:value="0.0778929253128872" calcext:value-type="float">
            <text:p>0.0778929253</text:p>
          </table:table-cell>
          <table:table-cell table:number-columns-repeated="1023"/>
        </table:table-row>
        <table:table-row table:style-name="ro1">
          <table:table-cell office:value-type="float" office:value="0.0736814381582721" calcext:value-type="float">
            <text:p>0.0736814382</text:p>
          </table:table-cell>
          <table:table-cell table:number-columns-repeated="1023"/>
        </table:table-row>
        <table:table-row table:style-name="ro1">
          <table:table-cell office:value-type="float" office:value="0.0668725293998914" calcext:value-type="float">
            <text:p>0.0668725294</text:p>
          </table:table-cell>
          <table:table-cell table:number-columns-repeated="1023"/>
        </table:table-row>
        <table:table-row table:style-name="ro1">
          <table:table-cell office:value-type="float" office:value="0.0618270913103989" calcext:value-type="float">
            <text:p>0.0618270913</text:p>
          </table:table-cell>
          <table:table-cell table:number-columns-repeated="1023"/>
        </table:table-row>
        <table:table-row table:style-name="ro1">
          <table:table-cell office:value-type="float" office:value="0.0583304680945828" calcext:value-type="float">
            <text:p>0.0583304681</text:p>
          </table:table-cell>
          <table:table-cell table:number-columns-repeated="1023"/>
        </table:table-row>
        <table:table-row table:style-name="ro1">
          <table:table-cell office:value-type="float" office:value="0.0557149325536886" calcext:value-type="float">
            <text:p>0.0557149326</text:p>
          </table:table-cell>
          <table:table-cell table:number-columns-repeated="1023"/>
        </table:table-row>
        <table:table-row table:style-name="ro1">
          <table:table-cell office:value-type="float" office:value="0.0535322482335325" calcext:value-type="float">
            <text:p>0.0535322482</text:p>
          </table:table-cell>
          <table:table-cell table:number-columns-repeated="1023"/>
        </table:table-row>
        <table:table-row table:style-name="ro1">
          <table:table-cell office:value-type="float" office:value="0.0521671074868849" calcext:value-type="float">
            <text:p>0.0521671075</text:p>
          </table:table-cell>
          <table:table-cell table:number-columns-repeated="1023"/>
        </table:table-row>
        <table:table-row table:style-name="ro1">
          <table:table-cell office:value-type="float" office:value="0.0500528512898417" calcext:value-type="float">
            <text:p>0.0500528513</text:p>
          </table:table-cell>
          <table:table-cell table:number-columns-repeated="1023"/>
        </table:table-row>
        <table:table-row table:style-name="ro1">
          <table:table-cell office:value-type="float" office:value="0.048673456040873" calcext:value-type="float">
            <text:p>0.048673456</text:p>
          </table:table-cell>
          <table:table-cell table:number-columns-repeated="1023"/>
        </table:table-row>
        <table:table-row table:style-name="ro1">
          <table:table-cell office:value-type="float" office:value="0.0479460729159143" calcext:value-type="float">
            <text:p>0.0479460729</text:p>
          </table:table-cell>
          <table:table-cell table:number-columns-repeated="1023"/>
        </table:table-row>
        <table:table-row table:style-name="ro1">
          <table:table-cell office:value-type="float" office:value="0.0473684767968055" calcext:value-type="float">
            <text:p>0.0473684768</text:p>
          </table:table-cell>
          <table:table-cell table:number-columns-repeated="1023"/>
        </table:table-row>
        <table:table-row table:style-name="ro1">
          <table:table-cell office:value-type="float" office:value="0.0470580214233175" calcext:value-type="float">
            <text:p>0.0470580214</text:p>
          </table:table-cell>
          <table:table-cell table:number-columns-repeated="1023"/>
        </table:table-row>
        <table:table-row table:style-name="ro1">
          <table:table-cell office:value-type="float" office:value="0.0468716423513597" calcext:value-type="float">
            <text:p>0.0468716424</text:p>
          </table:table-cell>
          <table:table-cell table:number-columns-repeated="1023"/>
        </table:table-row>
        <table:table-row table:style-name="ro1">
          <table:table-cell office:value-type="float" office:value="0.0466658456964783" calcext:value-type="float">
            <text:p>0.0466658457</text:p>
          </table:table-cell>
          <table:table-cell table:number-columns-repeated="1023"/>
        </table:table-row>
        <table:table-row table:style-name="ro1">
          <table:table-cell office:value-type="float" office:value="0.0466223045229342" calcext:value-type="float">
            <text:p>0.0466223045</text:p>
          </table:table-cell>
          <table:table-cell table:number-columns-repeated="1023"/>
        </table:table-row>
        <table:table-row table:style-name="ro1">
          <table:table-cell office:value-type="float" office:value="0.0463674499432748" calcext:value-type="float">
            <text:p>0.0463674499</text:p>
          </table:table-cell>
          <table:table-cell table:number-columns-repeated="1023"/>
        </table:table-row>
        <table:table-row table:style-name="ro1">
          <table:table-cell office:value-type="float" office:value="0.0459759212025694" calcext:value-type="float">
            <text:p>0.0459759212</text:p>
          </table:table-cell>
          <table:table-cell table:number-columns-repeated="1023"/>
        </table:table-row>
        <table:table-row table:style-name="ro1">
          <table:table-cell office:value-type="float" office:value="0.0454968166906544" calcext:value-type="float">
            <text:p>0.0454968167</text:p>
          </table:table-cell>
          <table:table-cell table:number-columns-repeated="1023"/>
        </table:table-row>
        <table:table-row table:style-name="ro1">
          <table:table-cell office:value-type="float" office:value="0.045184663943959" calcext:value-type="float">
            <text:p>0.0451846639</text:p>
          </table:table-cell>
          <table:table-cell table:number-columns-repeated="1023"/>
        </table:table-row>
        <table:table-row table:style-name="ro1">
          <table:table-cell office:value-type="float" office:value="0.0451472534668419" calcext:value-type="float">
            <text:p>0.0451472535</text:p>
          </table:table-cell>
          <table:table-cell table:number-columns-repeated="1023"/>
        </table:table-row>
        <table:table-row table:style-name="ro1">
          <table:table-cell office:value-type="float" office:value="0.0451256576026902" calcext:value-type="float">
            <text:p>0.04512565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36" calcext:value-type="float">
            <text:p>33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0.202332149245008" calcext:value-type="float">
            <text:p>0.2023321492</text:p>
          </table:table-cell>
          <table:table-cell table:number-columns-repeated="1023"/>
        </table:table-row>
        <table:table-row table:style-name="ro1">
          <table:table-cell office:value-type="float" office:value="0.0867526745987283" calcext:value-type="float">
            <text:p>0.0867526746</text:p>
          </table:table-cell>
          <table:table-cell table:number-columns-repeated="1023"/>
        </table:table-row>
        <table:table-row table:style-name="ro1">
          <table:table-cell office:value-type="float" office:value="0.0523163313804011" calcext:value-type="float">
            <text:p>0.0523163314</text:p>
          </table:table-cell>
          <table:table-cell table:number-columns-repeated="1023"/>
        </table:table-row>
        <table:table-row table:style-name="ro1">
          <table:table-cell table:style-name="ce2" office:value-type="float" office:value="0.0384582241733855" calcext:value-type="float">
            <text:p>3.85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78831758192211" calcext:value-type="float">
            <text:p>2.79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11995824417033" calcext:value-type="float">
            <text:p>2.12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67332785419496" calcext:value-type="float">
            <text:p>1.67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28347612663703" calcext:value-type="float">
            <text:p>1.28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05424487490187" calcext:value-type="float">
            <text:p>1.05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0844413449009458" calcext:value-type="float">
            <text:p>8.44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89030940448367" calcext:value-type="float">
            <text:p>6.89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16635256899618" calcext:value-type="float">
            <text:p>6.1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16582205383656" calcext:value-type="float">
            <text:p>5.1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11704832865252" calcext:value-type="float">
            <text:p>4.12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24817913706642" calcext:value-type="float">
            <text:p>3.2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49806788889232" calcext:value-type="float">
            <text:p>2.5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1024865201369" calcext:value-type="float">
            <text:p>2.1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195120361900242" calcext:value-type="float">
            <text:p>1.9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165896722583964" calcext:value-type="float">
            <text:p>1.6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114435216656419" calcext:value-type="float">
            <text:p>1.14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099341677718919" calcext:value-type="float">
            <text:p>9.93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576820677257995" calcext:value-type="float">
            <text:p>5.77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545187743759115" calcext:value-type="float">
            <text:p>5.45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524768969182236" calcext:value-type="float">
            <text:p>5.25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5105674396584" calcext:value-type="float">
            <text:p>5.11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42347587698" calcext:value-type="float">
            <text:p>2.42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258268923994352" calcext:value-type="float">
            <text:p>2.58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207491362737107" calcext:value-type="float">
            <text:p>2.07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86146128239099" calcext:value-type="float">
            <text:p>1.86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65291896545911" calcext:value-type="float">
            <text:p>1.65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5126394149871" calcext:value-type="float">
            <text:p>1.51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365197282808" calcext:value-type="float">
            <text:p>1.37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24551861777884" calcext:value-type="float">
            <text:p>1.25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15810995412008" calcext:value-type="float">
            <text:p>1.16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071146114928" calcext:value-type="float">
            <text:p>1.07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99861961883368" calcext:value-type="float">
            <text:p>9.99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931398413453731" calcext:value-type="float">
            <text:p>9.3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876875008249987" calcext:value-type="float">
            <text:p>8.77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837911045993845" calcext:value-type="float">
            <text:p>8.38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797832990462048" calcext:value-type="float">
            <text:p>7.98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760858402564516" calcext:value-type="float">
            <text:p>7.6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725312951095492" calcext:value-type="float">
            <text:p>7.25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691327097326464" calcext:value-type="float">
            <text:p>6.9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660633825198781" calcext:value-type="float">
            <text:p>6.6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633586216488255" calcext:value-type="float">
            <text:p>6.34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610693332616494" calcext:value-type="float">
            <text:p>6.1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89035871021506" calcext:value-type="float">
            <text:p>5.89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71646117445249" calcext:value-type="float">
            <text:p>5.72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52695474852814" calcext:value-type="float">
            <text:p>5.53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34308848529001" calcext:value-type="float">
            <text:p>5.34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20472809483585" calcext:value-type="float">
            <text:p>5.2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04150962114013" calcext:value-type="float">
            <text:p>5.04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91968270065298" calcext:value-type="float">
            <text:p>4.92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78483276039109" calcext:value-type="float">
            <text:p>4.78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65563527360086" calcext:value-type="float">
            <text:p>4.66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54486022761196" calcext:value-type="float">
            <text:p>4.54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44953415327034" calcext:value-type="float">
            <text:p>4.45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35237682925643" calcext:value-type="float">
            <text:p>4.35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26522213655997" calcext:value-type="float">
            <text:p>4.27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17269637020581" calcext:value-type="float">
            <text:p>4.17E-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50" calcext:value-type="float">
            <text:p>35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0.218694460699343" calcext:value-type="float">
            <text:p>0.2186944607</text:p>
          </table:table-cell>
          <table:table-cell table:number-columns-repeated="1023"/>
        </table:table-row>
        <table:table-row table:style-name="ro1">
          <table:table-cell office:value-type="float" office:value="0.0782880958975909" calcext:value-type="float">
            <text:p>0.0782880959</text:p>
          </table:table-cell>
          <table:table-cell table:number-columns-repeated="1023"/>
        </table:table-row>
        <table:table-row table:style-name="ro1">
          <table:table-cell office:value-type="float" office:value="0.0467949016539806" calcext:value-type="float">
            <text:p>0.0467949017</text:p>
          </table:table-cell>
          <table:table-cell table:number-columns-repeated="1023"/>
        </table:table-row>
        <table:table-row table:style-name="ro1">
          <table:table-cell table:style-name="ce2" office:value-type="float" office:value="0.0338083998150109" calcext:value-type="float">
            <text:p>3.38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56877921446273" calcext:value-type="float">
            <text:p>2.57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92339157880401" calcext:value-type="float">
            <text:p>1.92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45880504722369" calcext:value-type="float">
            <text:p>1.46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12132653134729" calcext:value-type="float">
            <text:p>1.12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087697068554147" calcext:value-type="float">
            <text:p>8.7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9756067108166" calcext:value-type="float">
            <text:p>6.98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59880676093671" calcext:value-type="float">
            <text:p>5.6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194446988192" calcext:value-type="float">
            <text:p>4.19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70190220767181" calcext:value-type="float">
            <text:p>3.7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0809667215963" calcext:value-type="float">
            <text:p>3.08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40833920215565" calcext:value-type="float">
            <text:p>2.4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189284271986343" calcext:value-type="float">
            <text:p>1.89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170837869115874" calcext:value-type="float">
            <text:p>1.7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138662863773587" calcext:value-type="float">
            <text:p>1.39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126727068604873" calcext:value-type="float">
            <text:p>1.2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083047786859077" calcext:value-type="float">
            <text:p>8.30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768208715477277" calcext:value-type="float">
            <text:p>7.68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525269982120598" calcext:value-type="float">
            <text:p>5.25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89229045418828" calcext:value-type="float">
            <text:p>2.89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73603913098975" calcext:value-type="float">
            <text:p>2.74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305733704291858" calcext:value-type="float">
            <text:p>3.06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9341327496911" calcext:value-type="float">
            <text:p>1.93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6868460745342" calcext:value-type="float">
            <text:p>1.69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44884665132996" calcext:value-type="float">
            <text:p>1.45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30491869941027" calcext:value-type="float">
            <text:p>1.30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19299669768925" calcext:value-type="float">
            <text:p>1.19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1003413390872" calcext:value-type="float">
            <text:p>1.10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00751262893789" calcext:value-type="float">
            <text:p>1.01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933227888803253" calcext:value-type="float">
            <text:p>9.33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86916063024765" calcext:value-type="float">
            <text:p>8.69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81487782382369" calcext:value-type="float">
            <text:p>8.15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764192425640266" calcext:value-type="float">
            <text:p>7.64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719767598055846" calcext:value-type="float">
            <text:p>7.2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679965160405475" calcext:value-type="float">
            <text:p>6.8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643484519647147" calcext:value-type="float">
            <text:p>6.43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613364093334341" calcext:value-type="float">
            <text:p>6.13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87611054977231" calcext:value-type="float">
            <text:p>5.88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61491191686629" calcext:value-type="float">
            <text:p>5.6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40373238261485" calcext:value-type="float">
            <text:p>5.4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14735178777699" calcext:value-type="float">
            <text:p>5.15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94072739498249" calcext:value-type="float">
            <text:p>4.94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76231187502225" calcext:value-type="float">
            <text:p>4.76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59938710208383" calcext:value-type="float">
            <text:p>4.6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44643748199578" calcext:value-type="float">
            <text:p>4.45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31860571540204" calcext:value-type="float">
            <text:p>4.32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20566044082769" calcext:value-type="float">
            <text:p>4.2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10295584841875" calcext:value-type="float">
            <text:p>4.1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00365796849807" calcext:value-type="float">
            <text:p>4.0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389588709679275" calcext:value-type="float">
            <text:p>3.9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380149202247446" calcext:value-type="float">
            <text:p>3.8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370727055105383" calcext:value-type="float">
            <text:p>3.7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362990989527817" calcext:value-type="float">
            <text:p>3.63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354413332028943" calcext:value-type="float">
            <text:p>3.54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347118650144994" calcext:value-type="float">
            <text:p>3.47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340836237753107" calcext:value-type="float">
            <text:p>3.4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333868028023162" calcext:value-type="float">
            <text:p>3.34E-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55" calcext:value-type="float">
            <text:p>35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0.22679241503131" calcext:value-type="float">
            <text:p>0.226792415</text:p>
          </table:table-cell>
          <table:table-cell table:number-columns-repeated="1023"/>
        </table:table-row>
        <table:table-row table:style-name="ro1">
          <table:table-cell office:value-type="float" office:value="0.0943130270624236" calcext:value-type="float">
            <text:p>0.0943130271</text:p>
          </table:table-cell>
          <table:table-cell table:number-columns-repeated="1023"/>
        </table:table-row>
        <table:table-row table:style-name="ro1">
          <table:table-cell office:value-type="float" office:value="0.0574652964200587" calcext:value-type="float">
            <text:p>0.0574652964</text:p>
          </table:table-cell>
          <table:table-cell table:number-columns-repeated="1023"/>
        </table:table-row>
        <table:table-row table:style-name="ro1">
          <table:table-cell table:style-name="ce2" office:value-type="float" office:value="0.0410430871561179" calcext:value-type="float">
            <text:p>4.10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8674525619542" calcext:value-type="float">
            <text:p>2.87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04351970532564" calcext:value-type="float">
            <text:p>2.04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51972784612828" calcext:value-type="float">
            <text:p>1.52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14999271146569" calcext:value-type="float">
            <text:p>1.15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0875530050313402" calcext:value-type="float">
            <text:p>8.7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74616373590983" calcext:value-type="float">
            <text:p>6.7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24624415109688" calcext:value-type="float">
            <text:p>5.2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0001188210979" calcext:value-type="float">
            <text:p>4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70010231654562" calcext:value-type="float">
            <text:p>3.7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24138472488078" calcext:value-type="float">
            <text:p>3.24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62111075888059" calcext:value-type="float">
            <text:p>2.62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26406854400702" calcext:value-type="float">
            <text:p>2.2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173328061775567" calcext:value-type="float">
            <text:p>1.73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119175042362825" calcext:value-type="float">
            <text:p>1.19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111110193049939" calcext:value-type="float">
            <text:p>1.1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103563583002388" calcext:value-type="float">
            <text:p>1.04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0553104145678687" calcext:value-type="float">
            <text:p>5.53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311959310298727" calcext:value-type="float">
            <text:p>3.12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702521967997347" calcext:value-type="float">
            <text:p>7.03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479590385614633" calcext:value-type="float">
            <text:p>4.80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343161909188263" calcext:value-type="float">
            <text:p>3.43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259627342792105" calcext:value-type="float">
            <text:p>2.60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9583313537965" calcext:value-type="float">
            <text:p>1.96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63784794508215" calcext:value-type="float">
            <text:p>1.64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42621111151271" calcext:value-type="float">
            <text:p>1.43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29365896884571" calcext:value-type="float">
            <text:p>1.29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19223791857766" calcext:value-type="float">
            <text:p>1.19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11002048464581" calcext:value-type="float">
            <text:p>1.11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03653955919639" calcext:value-type="float">
            <text:p>1.04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97236966503296" calcext:value-type="float">
            <text:p>9.72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912490203333909" calcext:value-type="float">
            <text:p>9.12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859798269792672" calcext:value-type="float">
            <text:p>8.6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812490426476116" calcext:value-type="float">
            <text:p>8.12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770064494989292" calcext:value-type="float">
            <text:p>7.7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730889489747537" calcext:value-type="float">
            <text:p>7.3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695330381627948" calcext:value-type="float">
            <text:p>6.95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659792181755698" calcext:value-type="float">
            <text:p>6.6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631716713135331" calcext:value-type="float">
            <text:p>6.32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603909165831969" calcext:value-type="float">
            <text:p>6.04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79964860876146" calcext:value-type="float">
            <text:p>5.8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57675112737005" calcext:value-type="float">
            <text:p>5.58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38091683858771" calcext:value-type="float">
            <text:p>5.38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21455200831127" calcext:value-type="float">
            <text:p>5.2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04380564187231" calcext:value-type="float">
            <text:p>5.04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89550789243078" calcext:value-type="float">
            <text:p>4.9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76336632957486" calcext:value-type="float">
            <text:p>4.76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64934536552369" calcext:value-type="float">
            <text:p>4.65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52466775915511" calcext:value-type="float">
            <text:p>4.52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42180204708699" calcext:value-type="float">
            <text:p>4.42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31671755341049" calcext:value-type="float">
            <text:p>4.32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22272721092445" calcext:value-type="float">
            <text:p>4.22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15373051389436" calcext:value-type="float">
            <text:p>4.15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06260965757851" calcext:value-type="float">
            <text:p>4.06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396709655136566" calcext:value-type="float">
            <text:p>3.97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389279338565126" calcext:value-type="float">
            <text:p>3.89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381290402052629" calcext:value-type="float">
            <text:p>3.81E-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54" calcext:value-type="float">
            <text:p>35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0.197715131019274" calcext:value-type="float">
            <text:p>0.197715131</text:p>
          </table:table-cell>
          <table:table-cell table:number-columns-repeated="1023"/>
        </table:table-row>
        <table:table-row table:style-name="ro1">
          <table:table-cell office:value-type="float" office:value="0.0804574320314575" calcext:value-type="float">
            <text:p>0.080457432</text:p>
          </table:table-cell>
          <table:table-cell table:number-columns-repeated="1023"/>
        </table:table-row>
        <table:table-row table:style-name="ro1">
          <table:table-cell office:value-type="float" office:value="0.0494883806153242" calcext:value-type="float">
            <text:p>0.0494883806</text:p>
          </table:table-cell>
          <table:table-cell table:number-columns-repeated="1023"/>
        </table:table-row>
        <table:table-row table:style-name="ro1">
          <table:table-cell table:style-name="ce2" office:value-type="float" office:value="0.0358846615859027" calcext:value-type="float">
            <text:p>3.59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60546380149089" calcext:value-type="float">
            <text:p>2.61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94741206461213" calcext:value-type="float">
            <text:p>1.95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50257868104951" calcext:value-type="float">
            <text:p>1.50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14104789831167" calcext:value-type="float">
            <text:p>1.14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0883676344542772" calcext:value-type="float">
            <text:p>8.84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87325722227681" calcext:value-type="float">
            <text:p>6.8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22808131658231" calcext:value-type="float">
            <text:p>5.23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96632857652754" calcext:value-type="float">
            <text:p>3.9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88327057256525" calcext:value-type="float">
            <text:p>2.88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10655995900426" calcext:value-type="float">
            <text:p>2.1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169400809761164" calcext:value-type="float">
            <text:p>1.69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120923040572825" calcext:value-type="float">
            <text:p>1.2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0974143192788956" calcext:value-type="float">
            <text:p>9.74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868014015785997" calcext:value-type="float">
            <text:p>8.68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584578615306981" calcext:value-type="float">
            <text:p>5.85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506534213306601" calcext:value-type="float">
            <text:p>5.07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85701471376537" calcext:value-type="float">
            <text:p>2.86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69787538132082" calcext:value-type="float">
            <text:p>2.70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32233395666597" calcext:value-type="float">
            <text:p>3.22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236745232521222" calcext:value-type="float">
            <text:p>2.37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96216428550684" calcext:value-type="float">
            <text:p>1.96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62098048207357" calcext:value-type="float">
            <text:p>1.62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43940909921487" calcext:value-type="float">
            <text:p>1.44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31238545036154" calcext:value-type="float">
            <text:p>1.31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21572989995283" calcext:value-type="float">
            <text:p>1.22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13356369238514" calcext:value-type="float">
            <text:p>1.13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06102820009723" calcext:value-type="float">
            <text:p>1.06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989850840409891" calcext:value-type="float">
            <text:p>9.9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928909023951757" calcext:value-type="float">
            <text:p>9.29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87088503581754" calcext:value-type="float">
            <text:p>8.7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8240852164721" calcext:value-type="float">
            <text:p>8.24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779810639058442" calcext:value-type="float">
            <text:p>7.8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738509834836237" calcext:value-type="float">
            <text:p>7.39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708101383383668" calcext:value-type="float">
            <text:p>7.08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671867216569994" calcext:value-type="float">
            <text:p>6.72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640865341976876" calcext:value-type="float">
            <text:p>6.4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616653954617326" calcext:value-type="float">
            <text:p>6.17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92650518074709" calcext:value-type="float">
            <text:p>5.93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70828853619945" calcext:value-type="float">
            <text:p>5.7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48064807178394" calcext:value-type="float">
            <text:p>5.48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28829614392127" calcext:value-type="float">
            <text:p>5.29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12314872625224" calcext:value-type="float">
            <text:p>5.12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96439405568881" calcext:value-type="float">
            <text:p>4.96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81248744362225" calcext:value-type="float">
            <text:p>4.8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67072960607541" calcext:value-type="float">
            <text:p>4.67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55428994254549" calcext:value-type="float">
            <text:p>4.55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43782038383447" calcext:value-type="float">
            <text:p>4.44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33505749949209" calcext:value-type="float">
            <text:p>4.34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23819893741795" calcext:value-type="float">
            <text:p>4.24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1417218584996" calcext:value-type="float">
            <text:p>4.14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05298533696505" calcext:value-type="float">
            <text:p>4.05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397500457542702" calcext:value-type="float">
            <text:p>3.98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388324552464441" calcext:value-type="float">
            <text:p>3.88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380580561958377" calcext:value-type="float">
            <text:p>3.8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373349935413041" calcext:value-type="float">
            <text:p>3.73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366075720099154" calcext:value-type="float">
            <text:p>3.66E-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60" calcext:value-type="float">
            <text:p>36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0.215063272907484" calcext:value-type="float">
            <text:p>0.2150632729</text:p>
          </table:table-cell>
          <table:table-cell table:number-columns-repeated="1023"/>
        </table:table-row>
        <table:table-row table:style-name="ro1">
          <table:table-cell office:value-type="float" office:value="0.082822424799342" calcext:value-type="float">
            <text:p>0.0828224248</text:p>
          </table:table-cell>
          <table:table-cell table:number-columns-repeated="1023"/>
        </table:table-row>
        <table:table-row table:style-name="ro1">
          <table:table-cell office:value-type="float" office:value="0.0508049368129199" calcext:value-type="float">
            <text:p>0.0508049368</text:p>
          </table:table-cell>
          <table:table-cell table:number-columns-repeated="1023"/>
        </table:table-row>
        <table:table-row table:style-name="ro1">
          <table:table-cell table:style-name="ce2" office:value-type="float" office:value="0.0360649019009792" calcext:value-type="float">
            <text:p>3.61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54564598870523" calcext:value-type="float">
            <text:p>2.55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81275140711436" calcext:value-type="float">
            <text:p>1.81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44060068298361" calcext:value-type="float">
            <text:p>1.44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09986271091049" calcext:value-type="float">
            <text:p>1.10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0801772254961632" calcext:value-type="float">
            <text:p>8.02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57960057588175" calcext:value-type="float">
            <text:p>6.58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24000586552397" calcext:value-type="float">
            <text:p>5.24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68011559530198" calcext:value-type="float">
            <text:p>3.68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93893021401406" calcext:value-type="float">
            <text:p>2.94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46533778076598" calcext:value-type="float">
            <text:p>2.4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19907678209589" calcext:value-type="float">
            <text:p>1.99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16767554594444" calcext:value-type="float">
            <text:p>1.68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156117218470074" calcext:value-type="float">
            <text:p>1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129724603032823" calcext:value-type="float">
            <text:p>1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0830725659011422" calcext:value-type="float">
            <text:p>8.31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624914636286416" calcext:value-type="float">
            <text:p>6.25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322617056214737" calcext:value-type="float">
            <text:p>3.23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680319831440861" calcext:value-type="float">
            <text:p>6.80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422670425460668" calcext:value-type="float">
            <text:p>4.23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302121676679733" calcext:value-type="float">
            <text:p>3.02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222716718791702" calcext:value-type="float">
            <text:p>2.23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75229548600674" calcext:value-type="float">
            <text:p>1.75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53702091919952" calcext:value-type="float">
            <text:p>1.54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37664087806719" calcext:value-type="float">
            <text:p>1.38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25427939285217" calcext:value-type="float">
            <text:p>1.25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1464369258938" calcext:value-type="float">
            <text:p>1.15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0727901801747" calcext:value-type="float">
            <text:p>1.07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994065338354386" calcext:value-type="float">
            <text:p>9.94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930331265162286" calcext:value-type="float">
            <text:p>9.3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869712888880415" calcext:value-type="float">
            <text:p>8.7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826682830313079" calcext:value-type="float">
            <text:p>8.27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788032745141656" calcext:value-type="float">
            <text:p>7.88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745060049180721" calcext:value-type="float">
            <text:p>7.45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711864818527622" calcext:value-type="float">
            <text:p>7.12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676253583561188" calcext:value-type="float">
            <text:p>6.76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647835410989743" calcext:value-type="float">
            <text:p>6.48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61914012802375" calcext:value-type="float">
            <text:p>6.19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94260084520925" calcext:value-type="float">
            <text:p>5.94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75417447684945" calcext:value-type="float">
            <text:p>5.75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54474929697696" calcext:value-type="float">
            <text:p>5.54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35021409919193" calcext:value-type="float">
            <text:p>5.35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14424441617883" calcext:value-type="float">
            <text:p>5.14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98106781355464" calcext:value-type="float">
            <text:p>4.98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85352498884504" calcext:value-type="float">
            <text:p>4.85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7137451841623" calcext:value-type="float">
            <text:p>4.7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56525059172863" calcext:value-type="float">
            <text:p>4.57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43183965352262" calcext:value-type="float">
            <text:p>4.43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29951492017409" calcext:value-type="float">
            <text:p>4.3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18810283765412" calcext:value-type="float">
            <text:p>4.19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07671154903115" calcext:value-type="float">
            <text:p>4.08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398512139169465" calcext:value-type="float">
            <text:p>3.99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389527236147395" calcext:value-type="float">
            <text:p>3.9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380698128361523" calcext:value-type="float">
            <text:p>3.8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37283864561845" calcext:value-type="float">
            <text:p>3.73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364640125606356" calcext:value-type="float">
            <text:p>3.65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356755934832313" calcext:value-type="float">
            <text:p>3.57E-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50" calcext:value-type="float">
            <text:p>35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0.230528408824134" calcext:value-type="float">
            <text:p>0.2305284088</text:p>
          </table:table-cell>
          <table:table-cell table:number-columns-repeated="1023"/>
        </table:table-row>
        <table:table-row table:style-name="ro1">
          <table:table-cell office:value-type="float" office:value="0.104473777815845" calcext:value-type="float">
            <text:p>0.1044737778</text:p>
          </table:table-cell>
          <table:table-cell table:number-columns-repeated="1023"/>
        </table:table-row>
        <table:table-row table:style-name="ro1">
          <table:table-cell office:value-type="float" office:value="0.0603352779184485" calcext:value-type="float">
            <text:p>0.0603352779</text:p>
          </table:table-cell>
          <table:table-cell table:number-columns-repeated="1023"/>
        </table:table-row>
        <table:table-row table:style-name="ro1">
          <table:table-cell office:value-type="float" office:value="0.0415912895707276" calcext:value-type="float">
            <text:p>0.0415912896</text:p>
          </table:table-cell>
          <table:table-cell table:number-columns-repeated="1023"/>
        </table:table-row>
        <table:table-row table:style-name="ro1">
          <table:table-cell table:style-name="ce2" office:value-type="float" office:value="0.0301312942164472" calcext:value-type="float">
            <text:p>3.01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25824717486429" calcext:value-type="float">
            <text:p>2.26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69061143797886" calcext:value-type="float">
            <text:p>1.69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34536473251365" calcext:value-type="float">
            <text:p>1.35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05371010924224" calcext:value-type="float">
            <text:p>1.05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0838105266237746" calcext:value-type="float">
            <text:p>8.38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41543574520167" calcext:value-type="float">
            <text:p>6.42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32381717646864" calcext:value-type="float">
            <text:p>5.32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86061374141822" calcext:value-type="float">
            <text:p>3.8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14919063625087" calcext:value-type="float">
            <text:p>3.1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55796369041673" calcext:value-type="float">
            <text:p>2.5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194867498161456" calcext:value-type="float">
            <text:p>1.9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164449754494417" calcext:value-type="float">
            <text:p>1.64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121151002978814" calcext:value-type="float">
            <text:p>1.2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111158454225171" calcext:value-type="float">
            <text:p>1.1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083680755643567" calcext:value-type="float">
            <text:p>8.37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790217926440057" calcext:value-type="float">
            <text:p>7.90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136528083950765" calcext:value-type="float">
            <text:p>1.3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0302580591183129" calcext:value-type="float">
            <text:p>3.03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86429170365475" calcext:value-type="float">
            <text:p>2.86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76399885270671" calcext:value-type="float">
            <text:p>2.76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68322865806655" calcext:value-type="float">
            <text:p>2.68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623754883542" calcext:value-type="float">
            <text:p>2.62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50209506545745" calcext:value-type="float">
            <text:p>2.50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45128543480707" calcext:value-type="float">
            <text:p>1.45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24993370335112" calcext:value-type="float">
            <text:p>1.25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13217424148918" calcext:value-type="float">
            <text:p>1.13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04103822257066" calcext:value-type="float">
            <text:p>1.04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956907846804337" calcext:value-type="float">
            <text:p>9.57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881025095954475" calcext:value-type="float">
            <text:p>8.8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823585261966885" calcext:value-type="float">
            <text:p>8.24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768277527329184" calcext:value-type="float">
            <text:p>7.68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71733846505774" calcext:value-type="float">
            <text:p>7.17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673100667466039" calcext:value-type="float">
            <text:p>6.73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639312112759707" calcext:value-type="float">
            <text:p>6.39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605610512919772" calcext:value-type="float">
            <text:p>6.06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74036163842148" calcext:value-type="float">
            <text:p>5.74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49149281577457" calcext:value-type="float">
            <text:p>5.49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26653598600137" calcext:value-type="float">
            <text:p>5.27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05384197280224" calcext:value-type="float">
            <text:p>5.05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85388258246156" calcext:value-type="float">
            <text:p>4.85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67614645683144" calcext:value-type="float">
            <text:p>4.68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51275606849115" calcext:value-type="float">
            <text:p>4.5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38305186284884" calcext:value-type="float">
            <text:p>4.38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24165933912894" calcext:value-type="float">
            <text:p>4.24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1054850868594" calcext:value-type="float">
            <text:p>4.1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398116382482855" calcext:value-type="float">
            <text:p>3.98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387290971793595" calcext:value-type="float">
            <text:p>3.87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37583697524989" calcext:value-type="float">
            <text:p>3.76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365425944254518" calcext:value-type="float">
            <text:p>3.65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355860730255061" calcext:value-type="float">
            <text:p>3.56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346676480537209" calcext:value-type="float">
            <text:p>3.47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33956453092875" calcext:value-type="float">
            <text:p>3.4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332014902010911" calcext:value-type="float">
            <text:p>3.32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324922725575101" calcext:value-type="float">
            <text:p>3.25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318887669177067" calcext:value-type="float">
            <text:p>3.19E-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53" calcext:value-type="float">
            <text:p>35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float" office:value="0.202511008729168" calcext:value-type="float">
            <text:p>0.2025110087</text:p>
          </table:table-cell>
          <table:table-cell table:number-columns-repeated="1023"/>
        </table:table-row>
        <table:table-row table:style-name="ro1">
          <table:table-cell office:value-type="float" office:value="0.0766609049631021" calcext:value-type="float">
            <text:p>0.076660905</text:p>
          </table:table-cell>
          <table:table-cell table:number-columns-repeated="1023"/>
        </table:table-row>
        <table:table-row table:style-name="ro1">
          <table:table-cell office:value-type="float" office:value="0.0489383649522397" calcext:value-type="float">
            <text:p>0.048938365</text:p>
          </table:table-cell>
          <table:table-cell table:number-columns-repeated="1023"/>
        </table:table-row>
        <table:table-row table:style-name="ro1">
          <table:table-cell office:value-type="float" office:value="0.0348870640333713" calcext:value-type="float">
            <text:p>0.034887064</text:p>
          </table:table-cell>
          <table:table-cell table:number-columns-repeated="1023"/>
        </table:table-row>
        <table:table-row table:style-name="ro1">
          <table:table-cell table:style-name="ce2" office:value-type="float" office:value="0.0260234701222074" calcext:value-type="float">
            <text:p>2.60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01618988292012" calcext:value-type="float">
            <text:p>2.02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5569004108968" calcext:value-type="float">
            <text:p>1.56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22038474149422" calcext:value-type="float">
            <text:p>1.22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096426735599612" calcext:value-type="float">
            <text:p>9.64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789110043684107" calcext:value-type="float">
            <text:p>7.89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32513553591438" calcext:value-type="float">
            <text:p>6.33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44172530346056" calcext:value-type="float">
            <text:p>5.44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29337986710156" calcext:value-type="float">
            <text:p>4.29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80836291272078" calcext:value-type="float">
            <text:p>3.8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23313462247634" calcext:value-type="float">
            <text:p>3.23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72339430128282" calcext:value-type="float">
            <text:p>2.72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21464246940451" calcext:value-type="float">
            <text:p>2.2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152895662062977" calcext:value-type="float">
            <text:p>1.53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140814094295167" calcext:value-type="float">
            <text:p>1.4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129909646853631" calcext:value-type="float">
            <text:p>1.3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08097268288616" calcext:value-type="float">
            <text:p>8.10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550727750349981" calcext:value-type="float">
            <text:p>5.51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523934703921597" calcext:value-type="float">
            <text:p>5.24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48341361772896" calcext:value-type="float">
            <text:p>2.48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306877913324427" calcext:value-type="float">
            <text:p>3.07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239651669181765" calcext:value-type="float">
            <text:p>2.40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9986022614618" calcext:value-type="float">
            <text:p>2.00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70576605001608" calcext:value-type="float">
            <text:p>1.71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55235704672988" calcext:value-type="float">
            <text:p>1.55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41643605163487" calcext:value-type="float">
            <text:p>1.42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31195472180632" calcext:value-type="float">
            <text:p>1.31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22455030746524" calcext:value-type="float">
            <text:p>1.22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14540916651773" calcext:value-type="float">
            <text:p>1.15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07363305033536" calcext:value-type="float">
            <text:p>1.07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01308929058591" calcext:value-type="float">
            <text:p>1.01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95624449335534" calcext:value-type="float">
            <text:p>9.56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906084443906579" calcext:value-type="float">
            <text:p>9.06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854114572172499" calcext:value-type="float">
            <text:p>8.54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806237063489623" calcext:value-type="float">
            <text:p>8.06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77122025505408" calcext:value-type="float">
            <text:p>7.7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73208442143196" calcext:value-type="float">
            <text:p>7.32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700237948281924" calcext:value-type="float">
            <text:p>7.0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675718842612775" calcext:value-type="float">
            <text:p>6.76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648200746444971" calcext:value-type="float">
            <text:p>6.48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621589226258111" calcext:value-type="float">
            <text:p>6.22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601289685045971" calcext:value-type="float">
            <text:p>6.0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78385363451407" calcext:value-type="float">
            <text:p>5.78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5814436729949" calcext:value-type="float">
            <text:p>5.58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44525070841549" calcext:value-type="float">
            <text:p>5.45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27013201163835" calcext:value-type="float">
            <text:p>5.27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1161286988458" calcext:value-type="float">
            <text:p>5.12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00162038908556" calcext:value-type="float">
            <text:p>5.0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87925429848632" calcext:value-type="float">
            <text:p>4.88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75702832053192" calcext:value-type="float">
            <text:p>4.76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66722391304196" calcext:value-type="float">
            <text:p>4.67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56108365172122" calcext:value-type="float">
            <text:p>4.56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46553597337345" calcext:value-type="float">
            <text:p>4.47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3839743517186" calcext:value-type="float">
            <text:p>4.38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29578085195366" calcext:value-type="float">
            <text:p>4.3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20313554742271" calcext:value-type="float">
            <text:p>4.20E-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46" calcext:value-type="float">
            <text:p>34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float" office:value="0.218345355372752" calcext:value-type="float">
            <text:p>0.2183453554</text:p>
          </table:table-cell>
          <table:table-cell table:number-columns-repeated="1023"/>
        </table:table-row>
        <table:table-row table:style-name="ro1">
          <table:table-cell office:value-type="float" office:value="0.080278417604628" calcext:value-type="float">
            <text:p>0.0802784176</text:p>
          </table:table-cell>
          <table:table-cell table:number-columns-repeated="1023"/>
        </table:table-row>
        <table:table-row table:style-name="ro1">
          <table:table-cell table:style-name="ce2" office:value-type="float" office:value="0.0505740338661756" calcext:value-type="float">
            <text:p>5.06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359857362253563" calcext:value-type="float">
            <text:p>3.60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672867405525" calcext:value-type="float">
            <text:p>2.67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03719161847905" calcext:value-type="float">
            <text:p>2.04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61293915990363" calcext:value-type="float">
            <text:p>1.61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28460256457888" calcext:value-type="float">
            <text:p>1.28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06485298632027" calcext:value-type="float">
            <text:p>1.06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0854707044641452" calcext:value-type="float">
            <text:p>8.5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74554037843908" calcext:value-type="float">
            <text:p>6.75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42386147451791" calcext:value-type="float">
            <text:p>5.42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67350118980207" calcext:value-type="float">
            <text:p>4.6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8056090255792" calcext:value-type="float">
            <text:p>3.8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875521497847" calcext:value-type="float">
            <text:p>2.88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26387203817092" calcext:value-type="float">
            <text:p>2.2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184222293552258" calcext:value-type="float">
            <text:p>1.84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132483992852264" calcext:value-type="float">
            <text:p>1.32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124146701000211" calcext:value-type="float">
            <text:p>1.24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0650946320895002" calcext:value-type="float">
            <text:p>6.51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363379910193257" calcext:value-type="float">
            <text:p>3.63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316056601770126" calcext:value-type="float">
            <text:p>3.16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89565180660215" calcext:value-type="float">
            <text:p>2.90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73284549851779" calcext:value-type="float">
            <text:p>2.73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58806787908715" calcext:value-type="float">
            <text:p>2.59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231632238119728" calcext:value-type="float">
            <text:p>2.32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89138073366478" calcext:value-type="float">
            <text:p>1.89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56261757199351" calcext:value-type="float">
            <text:p>1.56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38552137624044" calcext:value-type="float">
            <text:p>1.39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26600452723688" calcext:value-type="float">
            <text:p>1.27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16317416186752" calcext:value-type="float">
            <text:p>1.16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07464770442452" calcext:value-type="float">
            <text:p>1.07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998286003087344" calcext:value-type="float">
            <text:p>9.98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927019280852346" calcext:value-type="float">
            <text:p>9.27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867922415384484" calcext:value-type="float">
            <text:p>8.68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820411233545498" calcext:value-type="float">
            <text:p>8.2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781263620090299" calcext:value-type="float">
            <text:p>7.8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736575679114467" calcext:value-type="float">
            <text:p>7.37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699855693976863" calcext:value-type="float">
            <text:p>7.0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666324179295112" calcext:value-type="float">
            <text:p>6.66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634927390499553" calcext:value-type="float">
            <text:p>6.35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606925970407979" calcext:value-type="float">
            <text:p>6.07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88197402483779" calcext:value-type="float">
            <text:p>5.88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67619832908914" calcext:value-type="float">
            <text:p>5.68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46833987942512" calcext:value-type="float">
            <text:p>5.47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26382776027407" calcext:value-type="float">
            <text:p>5.26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09344246325573" calcext:value-type="float">
            <text:p>5.09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9478806054862" calcext:value-type="float">
            <text:p>4.95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80102055974842" calcext:value-type="float">
            <text:p>4.8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66643156334961" calcext:value-type="float">
            <text:p>4.67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53934787049769" calcext:value-type="float">
            <text:p>4.54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41622332341195" calcext:value-type="float">
            <text:p>4.42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31312907210654" calcext:value-type="float">
            <text:p>4.3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20218229040227" calcext:value-type="float">
            <text:p>4.2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09061302462882" calcext:value-type="float">
            <text:p>4.09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00980676532569" calcext:value-type="float">
            <text:p>4.0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392571902026307" calcext:value-type="float">
            <text:p>3.93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383186852269415" calcext:value-type="float">
            <text:p>3.83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375228840202988" calcext:value-type="float">
            <text:p>3.75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367362839873672" calcext:value-type="float">
            <text:p>3.67E-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55" calcext:value-type="float">
            <text:p>35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float" office:value="0.196114804049934" calcext:value-type="float">
            <text:p>0.196114804</text:p>
          </table:table-cell>
          <table:table-cell table:number-columns-repeated="1023"/>
        </table:table-row>
        <table:table-row table:style-name="ro1">
          <table:table-cell office:value-type="float" office:value="0.0861184618750096" calcext:value-type="float">
            <text:p>0.0861184619</text:p>
          </table:table-cell>
          <table:table-cell table:number-columns-repeated="1023"/>
        </table:table-row>
        <table:table-row table:style-name="ro1">
          <table:table-cell office:value-type="float" office:value="0.0520883174322301" calcext:value-type="float">
            <text:p>0.0520883174</text:p>
          </table:table-cell>
          <table:table-cell table:number-columns-repeated="1023"/>
        </table:table-row>
        <table:table-row table:style-name="ro1">
          <table:table-cell table:style-name="ce2" office:value-type="float" office:value="0.0363280227867359" calcext:value-type="float">
            <text:p>3.63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75946697454485" calcext:value-type="float">
            <text:p>2.76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20236917599049" calcext:value-type="float">
            <text:p>2.20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78928784538996" calcext:value-type="float">
            <text:p>1.79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33197324162369" calcext:value-type="float">
            <text:p>1.33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03270155379176" calcext:value-type="float">
            <text:p>1.03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0836467826790946" calcext:value-type="float">
            <text:p>8.3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89453021930309" calcext:value-type="float">
            <text:p>6.89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77816561984619" calcext:value-type="float">
            <text:p>5.78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72513683880302" calcext:value-type="float">
            <text:p>4.73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1318356525735" calcext:value-type="float">
            <text:p>4.13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22686790172107" calcext:value-type="float">
            <text:p>3.23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76829789928443" calcext:value-type="float">
            <text:p>2.77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54267862394321" calcext:value-type="float">
            <text:p>2.54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18821453713736" calcext:value-type="float">
            <text:p>2.19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11090716477122" calcext:value-type="float">
            <text:p>1.1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0740000181842852" calcext:value-type="float">
            <text:p>7.40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453648495752087" calcext:value-type="float">
            <text:p>4.54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384151699889001" calcext:value-type="float">
            <text:p>3.84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329972162386524" calcext:value-type="float">
            <text:p>3.30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97336764806783" calcext:value-type="float">
            <text:p>2.97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79399177739791" calcext:value-type="float">
            <text:p>2.79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67871435770888" calcext:value-type="float">
            <text:p>2.68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52258728291732" calcext:value-type="float">
            <text:p>2.52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250582221387554" calcext:value-type="float">
            <text:p>2.51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208340023778961" calcext:value-type="float">
            <text:p>2.08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78776982859817" calcext:value-type="float">
            <text:p>1.79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52803975717147" calcext:value-type="float">
            <text:p>1.53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38775474136223" calcext:value-type="float">
            <text:p>1.39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27490734189387" calcext:value-type="float">
            <text:p>1.27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17589187784152" calcext:value-type="float">
            <text:p>1.18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09662497077142" calcext:value-type="float">
            <text:p>1.10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02697925704713" calcext:value-type="float">
            <text:p>1.03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974246761630535" calcext:value-type="float">
            <text:p>9.74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913656608593877" calcext:value-type="float">
            <text:p>9.14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857619093223791" calcext:value-type="float">
            <text:p>8.58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81879681281202" calcext:value-type="float">
            <text:p>8.19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773924814403639" calcext:value-type="float">
            <text:p>7.74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735607569793439" calcext:value-type="float">
            <text:p>7.36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704816394793003" calcext:value-type="float">
            <text:p>7.05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676914534085259" calcext:value-type="float">
            <text:p>6.77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653408201262994" calcext:value-type="float">
            <text:p>6.53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626365391821294" calcext:value-type="float">
            <text:p>6.26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603102523179901" calcext:value-type="float">
            <text:p>6.03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88813722467316" calcext:value-type="float">
            <text:p>5.89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7199567145508" calcext:value-type="float">
            <text:p>5.72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5303387023517" calcext:value-type="float">
            <text:p>5.53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3813558712259" calcext:value-type="float">
            <text:p>5.38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24450537603744" calcext:value-type="float">
            <text:p>5.24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0930202633092" calcext:value-type="float">
            <text:p>5.09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99576094086161" calcext:value-type="float">
            <text:p>5.0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88928195102623" calcext:value-type="float">
            <text:p>4.89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79034984334125" calcext:value-type="float">
            <text:p>4.79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69366724944245" calcext:value-type="float">
            <text:p>4.69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58106095415775" calcext:value-type="float">
            <text:p>4.58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48792644540319" calcext:value-type="float">
            <text:p>4.49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39645837717904" calcext:value-type="float">
            <text:p>4.40E-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41" calcext:value-type="float">
            <text:p>34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float" office:value="0.189292234240135" calcext:value-type="float">
            <text:p>0.1892922342</text:p>
          </table:table-cell>
          <table:table-cell table:number-columns-repeated="1023"/>
        </table:table-row>
        <table:table-row table:style-name="ro1">
          <table:table-cell office:value-type="float" office:value="0.0882764842921313" calcext:value-type="float">
            <text:p>0.0882764843</text:p>
          </table:table-cell>
          <table:table-cell table:number-columns-repeated="1023"/>
        </table:table-row>
        <table:table-row table:style-name="ro1">
          <table:table-cell office:value-type="float" office:value="0.0542162269577516" calcext:value-type="float">
            <text:p>0.054216227</text:p>
          </table:table-cell>
          <table:table-cell table:number-columns-repeated="1023"/>
        </table:table-row>
        <table:table-row table:style-name="ro1">
          <table:table-cell table:style-name="ce2" office:value-type="float" office:value="0.0440324695598789" calcext:value-type="float">
            <text:p>4.40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335685493937686" calcext:value-type="float">
            <text:p>3.36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245846678764144" calcext:value-type="float">
            <text:p>2.46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82466110865022" calcext:value-type="float">
            <text:p>1.82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36041082746154" calcext:value-type="float">
            <text:p>1.36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106364243588295" calcext:value-type="float">
            <text:p>1.06E-02</text:p>
          </table:table-cell>
          <table:table-cell table:number-columns-repeated="1023"/>
        </table:table-row>
        <table:table-row table:style-name="ro1">
          <table:table-cell table:style-name="ce2" office:value-type="float" office:value="0.00852798326746948" calcext:value-type="float">
            <text:p>8.53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675720736161242" calcext:value-type="float">
            <text:p>6.7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522070221477157" calcext:value-type="float">
            <text:p>5.22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439137540866846" calcext:value-type="float">
            <text:p>4.39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74029946713488" calcext:value-type="float">
            <text:p>3.74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31037918950946" calcext:value-type="float">
            <text:p>3.10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54482892451721" calcext:value-type="float">
            <text:p>2.54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21034698031979" calcext:value-type="float">
            <text:p>2.2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209278081008853" calcext:value-type="float">
            <text:p>2.09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18119189504808" calcext:value-type="float">
            <text:p>1.8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183048233789867" calcext:value-type="float">
            <text:p>1.83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136287893210069" calcext:value-type="float">
            <text:p>1.36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127647985311581" calcext:value-type="float">
            <text:p>1.28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102473407773596" calcext:value-type="float">
            <text:p>1.02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100561264636163" calcext:value-type="float">
            <text:p>1.01E-03</text:p>
          </table:table-cell>
          <table:table-cell table:number-columns-repeated="1023"/>
        </table:table-row>
        <table:table-row table:style-name="ro1">
          <table:table-cell table:style-name="ce2" office:value-type="float" office:value="0.000772459174149367" calcext:value-type="float">
            <text:p>7.72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758913848256918" calcext:value-type="float">
            <text:p>7.59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52877278190433" calcext:value-type="float">
            <text:p>5.29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252907080840478" calcext:value-type="float">
            <text:p>2.53E-04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310005685097554" calcext:value-type="float">
            <text:p>3.10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255269369926872" calcext:value-type="float">
            <text:p>2.55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213300172009964" calcext:value-type="float">
            <text:p>2.13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77882975428986" calcext:value-type="float">
            <text:p>1.78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54793453040486" calcext:value-type="float">
            <text:p>1.55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38337448401425" calcext:value-type="float">
            <text:p>1.38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25145495254999" calcext:value-type="float">
            <text:p>1.25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14256472481564" calcext:value-type="float">
            <text:p>1.14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105109394762193" calcext:value-type="float">
            <text:p>1.05E-05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96733905261454" calcext:value-type="float">
            <text:p>9.67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896451500262661" calcext:value-type="float">
            <text:p>8.96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833751395888116" calcext:value-type="float">
            <text:p>8.34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789763322564715" calcext:value-type="float">
            <text:p>7.9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747398064609383" calcext:value-type="float">
            <text:p>7.47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707370810529164" calcext:value-type="float">
            <text:p>7.07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66948279780917" calcext:value-type="float">
            <text:p>6.69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639690857315011" calcext:value-type="float">
            <text:p>6.4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613481001124663" calcext:value-type="float">
            <text:p>6.13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8862193870828" calcext:value-type="float">
            <text:p>5.89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65086520813431" calcext:value-type="float">
            <text:p>5.65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46520560599272" calcext:value-type="float">
            <text:p>5.47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28569774596578" calcext:value-type="float">
            <text:p>5.29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509905520151114" calcext:value-type="float">
            <text:p>5.10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95457983462391" calcext:value-type="float">
            <text:p>4.95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81458860779702" calcext:value-type="float">
            <text:p>4.8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6749689149697" calcext:value-type="float">
            <text:p>4.67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54953566364253" calcext:value-type="float">
            <text:p>4.55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43708320461363" calcext:value-type="float">
            <text:p>4.44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32424046993801" calcext:value-type="float">
            <text:p>4.32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21392181274811" calcext:value-type="float">
            <text:p>4.2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10784942593202" calcext:value-type="float">
            <text:p>4.11E-06</text:p>
          </table:table-cell>
          <table:table-cell table:number-columns-repeated="1023"/>
        </table:table-row>
        <table:table-row table:style-name="ro1">
          <table:table-cell table:style-name="ce2" office:value-type="float" office:value="0.00000401815516410339" calcext:value-type="float">
            <text:p>4.02E-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51" calcext:value-type="float">
            <text:p>351</text:p>
          </table:table-cell>
          <table:table-cell table:number-columns-repeated="1022"/>
        </table:table-row>
        <table:table-row table:style-name="ro1" table:number-rows-repeated="10441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bg" fo:country="BG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MacOSX_X86_64 LibreOffice_project/07ac168c60a517dba0f0d7bc7540f5afa45f0909</meta:generator>
    <meta:creation-date>2017-02-13T14:20:18Z</meta:creation-date>
    <dc:date>2017-02-17T18:07:14.357315000</dc:date>
    <meta:editing-cycles>23</meta:editing-cycles>
    <meta:editing-duration>PT40M49S</meta:editing-duration>
    <meta:document-statistic meta:table-count="1" meta:cell-count="49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="none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width="0.026cm" svg:stroke-color="#b3b3b3"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24.995cm" svg:height="19.749cm" xlink:href=".." xlink:type="simple" chart:class="chart:line" chart:style-name="ch1">
        <chart:title svg:x="8.815cm" svg:y="0.529cm" chart:style-name="ch2">
          <text:p>Activation functions training efficiency.</text:p>
        </chart:title>
        <chart:legend chart:legend-position="bottom" svg:x="5.426cm" svg:y="18.574cm" style:legend-expansion="wide" chart:style-name="ch3"/>
        <chart:plot-area chart:style-name="ch4" table:cell-range-address="Sheet1.D1:Sheet1.J61" chart:data-source-has-labels="row" svg:x="1.458cm" svg:y="1.65cm" svg:width="23.038cm" svg:height="15.601cm">
          <chartooo:coordinate-region svg:x="1.982cm" svg:y="1.823cm" svg:width="22.341cm" svg:height="14.834cm"/>
          <chart:axis chart:dimension="x" chart:name="primary-x" chart:style-name="ch5">
            <chart:title svg:x="11.914cm" svg:y="17.645cm" chart:style-name="ch6">
              <text:p>Time (minutes).</text:p>
            </chart:title>
          </chart:axis>
          <chart:axis chart:dimension="y" chart:name="primary-y" chart:style-name="ch7">
            <chart:title svg:x="0.451cm" svg:y="10.738cm" chart:style-name="ch8">
              <text:p>Average ANN error.</text:p>
            </chart:title>
            <chart:grid chart:style-name="ch9" chart:class="major"/>
          </chart:axis>
          <chart:series chart:style-name="ch10" chart:values-cell-range-address="Sheet1.D2:Sheet1.D61" chart:label-cell-address="Sheet1.D1:Sheet1.D1" chart:class="chart:line">
            <chart:data-point chart:repeated="60"/>
          </chart:series>
          <chart:series chart:style-name="ch11" chart:values-cell-range-address="Sheet1.E2:Sheet1.E61" chart:label-cell-address="Sheet1.E1:Sheet1.E1" chart:class="chart:line">
            <chart:data-point chart:repeated="60"/>
          </chart:series>
          <chart:series chart:style-name="ch12" chart:values-cell-range-address="Sheet1.F2:Sheet1.F61" chart:label-cell-address="Sheet1.F1:Sheet1.F1" chart:class="chart:line">
            <chart:data-point chart:repeated="60"/>
          </chart:series>
          <chart:series chart:style-name="ch13" chart:values-cell-range-address="Sheet1.G2:Sheet1.G61" chart:label-cell-address="Sheet1.G1:Sheet1.G1" chart:class="chart:line">
            <chart:data-point chart:repeated="60"/>
          </chart:series>
          <chart:series chart:style-name="ch14" chart:values-cell-range-address="Sheet1.H2:Sheet1.H61" chart:label-cell-address="Sheet1.H1:Sheet1.H1" chart:class="chart:line">
            <chart:data-point chart:repeated="60"/>
          </chart:series>
          <chart:series chart:style-name="ch15" chart:values-cell-range-address="Sheet1.I2:Sheet1.I61" chart:label-cell-address="Sheet1.I1:Sheet1.I1" chart:class="chart:line">
            <chart:data-point chart:repeated="60"/>
          </chart:series>
          <chart:series chart:style-name="ch16" chart:values-cell-range-address="Sheet1.J2:Sheet1.J61" chart:label-cell-address="Sheet1.J1:Sheet1.J1" chart:class="chart:line">
            <chart:data-point chart:repeated="6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ding Sine</text:p>
                <draw:g>
                  <svg:desc>Sheet1.D1:Sheet1.D1</svg:desc>
                </draw:g>
              </table:table-cell>
              <table:table-cell office:value-type="string">
                <text:p>Exponent Regulated Sin</text:p>
                <draw:g>
                  <svg:desc>Sheet1.E1:Sheet1.E1</svg:desc>
                </draw:g>
              </table:table-cell>
              <table:table-cell office:value-type="string">
                <text:p>Sigmoid</text:p>
                <draw:g>
                  <svg:desc>Sheet1.F1:Sheet1.F1</svg:desc>
                </draw:g>
              </table:table-cell>
              <table:table-cell office:value-type="string">
                <text:p>Bipolar Sigmoid</text:p>
                <draw:g>
                  <svg:desc>Sheet1.G1:Sheet1.G1</svg:desc>
                </draw:g>
              </table:table-cell>
              <table:table-cell office:value-type="string">
                <text:p>Logarithm</text:p>
                <draw:g>
                  <svg:desc>Sheet1.H1:Sheet1.H1</svg:desc>
                </draw:g>
              </table:table-cell>
              <table:table-cell office:value-type="string">
                <text:p>Hyperbolic Tangent</text:p>
                <draw:g>
                  <svg:desc>Sheet1.I1:Sheet1.I1</svg:desc>
                </draw:g>
              </table:table-cell>
              <table:table-cell office:value-type="string">
                <text:p>Elliott Symmetric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5888700939612">
                <text:p>1.15888700939612</text:p>
                <draw:g>
                  <svg:desc>Sheet1.D2:Sheet1.D61</svg:desc>
                </draw:g>
              </table:table-cell>
              <table:table-cell office:value-type="float" office:value="1.1569407942556">
                <text:p>1.1569407942556</text:p>
                <draw:g>
                  <svg:desc>Sheet1.E2:Sheet1.E61</svg:desc>
                </draw:g>
              </table:table-cell>
              <table:table-cell office:value-type="float" office:value="0.0933519658707217">
                <text:p>0.0933519658707217</text:p>
                <draw:g>
                  <svg:desc>Sheet1.F2:Sheet1.F61</svg:desc>
                </draw:g>
              </table:table-cell>
              <table:table-cell office:value-type="float" office:value="0.551806183334071">
                <text:p>0.551806183334071</text:p>
                <draw:g>
                  <svg:desc>Sheet1.G2:Sheet1.G61</svg:desc>
                </draw:g>
              </table:table-cell>
              <table:table-cell office:value-type="float" office:value="2.9767850430629">
                <text:p>2.9767850430629</text:p>
                <draw:g>
                  <svg:desc>Sheet1.H2:Sheet1.H61</svg:desc>
                </draw:g>
              </table:table-cell>
              <table:table-cell office:value-type="float" office:value="0.316420055339673">
                <text:p>0.316420055339673</text:p>
                <draw:g>
                  <svg:desc>Sheet1.I2:Sheet1.I61</svg:desc>
                </draw:g>
              </table:table-cell>
              <table:table-cell office:value-type="float" office:value="0.209738924011854">
                <text:p>0.209738924011854</text:p>
                <draw:g>
                  <svg:desc>Sheet1.J2:Sheet1.J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33970971615341">
                <text:p>0.733970971615341</text:p>
              </table:table-cell>
              <table:table-cell office:value-type="float" office:value="0.735981378136043">
                <text:p>0.735981378136043</text:p>
              </table:table-cell>
              <table:table-cell office:value-type="float" office:value="0.0498551639203351">
                <text:p>0.0498551639203351</text:p>
              </table:table-cell>
              <table:table-cell office:value-type="float" office:value="0.271052242861847">
                <text:p>0.271052242861847</text:p>
              </table:table-cell>
              <table:table-cell office:value-type="float" office:value="1.37261212718372">
                <text:p>1.37261212718372</text:p>
              </table:table-cell>
              <table:table-cell office:value-type="float" office:value="0.200039985370016">
                <text:p>0.200039985370016</text:p>
              </table:table-cell>
              <table:table-cell office:value-type="float" office:value="0.0858441700940258">
                <text:p>0.08584417009402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45440362531358">
                <text:p>0.545440362531358</text:p>
              </table:table-cell>
              <table:table-cell office:value-type="float" office:value="0.576187868159342">
                <text:p>0.576187868159342</text:p>
              </table:table-cell>
              <table:table-cell office:value-type="float" office:value="0.0283713324979549">
                <text:p>0.0283713324979549</text:p>
              </table:table-cell>
              <table:table-cell office:value-type="float" office:value="0.195506112415232">
                <text:p>0.195506112415232</text:p>
              </table:table-cell>
              <table:table-cell office:value-type="float" office:value="0.963597795666595">
                <text:p>0.963597795666595</text:p>
              </table:table-cell>
              <table:table-cell office:value-type="float" office:value="0.155200033902737">
                <text:p>0.155200033902737</text:p>
              </table:table-cell>
              <table:table-cell office:value-type="float" office:value="0.052302206800953">
                <text:p>0.0523022068009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259536298753">
                <text:p>0.4259536298753</text:p>
              </table:table-cell>
              <table:table-cell office:value-type="float" office:value="0.478170108168012">
                <text:p>0.478170108168012</text:p>
              </table:table-cell>
              <table:table-cell office:value-type="float" office:value="0.0180988139746456">
                <text:p>0.0180988139746456</text:p>
              </table:table-cell>
              <table:table-cell office:value-type="float" office:value="0.16452076529645">
                <text:p>0.16452076529645</text:p>
              </table:table-cell>
              <table:table-cell office:value-type="float" office:value="0.734603508223597">
                <text:p>0.734603508223597</text:p>
              </table:table-cell>
              <table:table-cell office:value-type="float" office:value="0.132411834163927">
                <text:p>0.132411834163927</text:p>
              </table:table-cell>
              <table:table-cell office:value-type="float" office:value="0.0378083856807466">
                <text:p>0.03780838568074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3258389927917">
                <text:p>0.323258389927917</text:p>
              </table:table-cell>
              <table:table-cell office:value-type="float" office:value="0.39314059004134">
                <text:p>0.39314059004134</text:p>
              </table:table-cell>
              <table:table-cell office:value-type="float" office:value="0.0128137305417883">
                <text:p>0.0128137305417883</text:p>
              </table:table-cell>
              <table:table-cell office:value-type="float" office:value="0.141604047244547">
                <text:p>0.141604047244547</text:p>
              </table:table-cell>
              <table:table-cell office:value-type="float" office:value="0.599237410249889">
                <text:p>0.599237410249889</text:p>
              </table:table-cell>
              <table:table-cell office:value-type="float" office:value="0.11861844939849">
                <text:p>0.11861844939849</text:p>
              </table:table-cell>
              <table:table-cell office:value-type="float" office:value="0.0277803249018473">
                <text:p>0.0277803249018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0883531034138">
                <text:p>0.260883531034138</text:p>
              </table:table-cell>
              <table:table-cell office:value-type="float" office:value="0.334714202541077">
                <text:p>0.334714202541077</text:p>
              </table:table-cell>
              <table:table-cell office:value-type="float" office:value="0.0100128636673695">
                <text:p>0.0100128636673695</text:p>
              </table:table-cell>
              <table:table-cell office:value-type="float" office:value="0.12626426156481">
                <text:p>0.12626426156481</text:p>
              </table:table-cell>
              <table:table-cell office:value-type="float" office:value="0.505966124046178">
                <text:p>0.505966124046178</text:p>
              </table:table-cell>
              <table:table-cell office:value-type="float" office:value="0.109780759602092">
                <text:p>0.109780759602092</text:p>
              </table:table-cell>
              <table:table-cell office:value-type="float" office:value="0.0208194976399219">
                <text:p>0.02081949763992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0737753119375">
                <text:p>0.220737753119375</text:p>
              </table:table-cell>
              <table:table-cell office:value-type="float" office:value="0.301477851914314">
                <text:p>0.301477851914314</text:p>
              </table:table-cell>
              <table:table-cell office:value-type="float" office:value="0.00817002250804309">
                <text:p>0.00817002250804309</text:p>
              </table:table-cell>
              <table:table-cell office:value-type="float" office:value="0.115190704357264">
                <text:p>0.115190704357264</text:p>
              </table:table-cell>
              <table:table-cell office:value-type="float" office:value="0.439317099363097">
                <text:p>0.439317099363097</text:p>
              </table:table-cell>
              <table:table-cell office:value-type="float" office:value="0.102520181967161">
                <text:p>0.102520181967161</text:p>
              </table:table-cell>
              <table:table-cell office:value-type="float" office:value="0.0160694400743995">
                <text:p>0.01606944007439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90157118819747">
                <text:p>0.190157118819747</text:p>
              </table:table-cell>
              <table:table-cell office:value-type="float" office:value="0.281520797477654">
                <text:p>0.281520797477654</text:p>
              </table:table-cell>
              <table:table-cell office:value-type="float" office:value="0.00733617588266192">
                <text:p>0.00733617588266192</text:p>
              </table:table-cell>
              <table:table-cell office:value-type="float" office:value="0.105540916761567">
                <text:p>0.105540916761567</text:p>
              </table:table-cell>
              <table:table-cell office:value-type="float" office:value="0.38644966070481">
                <text:p>0.38644966070481</text:p>
              </table:table-cell>
              <table:table-cell office:value-type="float" office:value="0.0969463240638859">
                <text:p>0.0969463240638859</text:p>
              </table:table-cell>
              <table:table-cell office:value-type="float" office:value="0.0123384420863442">
                <text:p>0.01233844208634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0357817044612">
                <text:p>0.170357817044612</text:p>
              </table:table-cell>
              <table:table-cell office:value-type="float" office:value="0.266806339094365">
                <text:p>0.266806339094365</text:p>
              </table:table-cell>
              <table:table-cell office:value-type="float" office:value="0.00703258071866869">
                <text:p>0.00703258071866869</text:p>
              </table:table-cell>
              <table:table-cell office:value-type="float" office:value="0.0995574942798482">
                <text:p>0.0995574942798482</text:p>
              </table:table-cell>
              <table:table-cell office:value-type="float" office:value="0.349355996551497">
                <text:p>0.349355996551497</text:p>
              </table:table-cell>
              <table:table-cell office:value-type="float" office:value="0.0930138688972105">
                <text:p>0.0930138688972105</text:p>
              </table:table-cell>
              <table:table-cell office:value-type="float" office:value="0.00967136865149448">
                <text:p>0.009671368651494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54652168444139">
                <text:p>0.154652168444139</text:p>
              </table:table-cell>
              <table:table-cell office:value-type="float" office:value="0.254606885275209">
                <text:p>0.254606885275209</text:p>
              </table:table-cell>
              <table:table-cell office:value-type="float" office:value="0.00651670230418902">
                <text:p>0.00651670230418902</text:p>
              </table:table-cell>
              <table:table-cell office:value-type="float" office:value="0.0933209385940352">
                <text:p>0.0933209385940352</text:p>
              </table:table-cell>
              <table:table-cell office:value-type="float" office:value="0.316408894537216">
                <text:p>0.316408894537216</text:p>
              </table:table-cell>
              <table:table-cell office:value-type="float" office:value="0.0895601071803703">
                <text:p>0.0895601071803703</text:p>
              </table:table-cell>
              <table:table-cell office:value-type="float" office:value="0.00773306478159916">
                <text:p>0.007733064781599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43171811619099">
                <text:p>0.143171811619099</text:p>
              </table:table-cell>
              <table:table-cell office:value-type="float" office:value="0.244720019129544">
                <text:p>0.244720019129544</text:p>
              </table:table-cell>
              <table:table-cell office:value-type="float" office:value="0.00584426533939778">
                <text:p>0.00584426533939778</text:p>
              </table:table-cell>
              <table:table-cell office:value-type="float" office:value="0.0898547863434569">
                <text:p>0.0898547863434569</text:p>
              </table:table-cell>
              <table:table-cell office:value-type="float" office:value="0.289546339172542">
                <text:p>0.289546339172542</text:p>
              </table:table-cell>
              <table:table-cell office:value-type="float" office:value="0.0867307082610479">
                <text:p>0.0867307082610479</text:p>
              </table:table-cell>
              <table:table-cell office:value-type="float" office:value="0.00613412967390942">
                <text:p>0.006134129673909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33512103602144">
                <text:p>0.133512103602144</text:p>
              </table:table-cell>
              <table:table-cell office:value-type="float" office:value="0.236626545541498">
                <text:p>0.236626545541498</text:p>
              </table:table-cell>
              <table:table-cell office:value-type="float" office:value="0.00545369149322624">
                <text:p>0.00545369149322624</text:p>
              </table:table-cell>
              <table:table-cell office:value-type="float" office:value="0.0842111804807569">
                <text:p>0.0842111804807569</text:p>
              </table:table-cell>
              <table:table-cell office:value-type="float" office:value="0.26852851288938">
                <text:p>0.26852851288938</text:p>
              </table:table-cell>
              <table:table-cell office:value-type="float" office:value="0.0838505669430989">
                <text:p>0.0838505669430989</text:p>
              </table:table-cell>
              <table:table-cell office:value-type="float" office:value="0.00494955274001924">
                <text:p>0.004949552740019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5218622577288">
                <text:p>0.125218622577288</text:p>
              </table:table-cell>
              <table:table-cell office:value-type="float" office:value="0.229878052626718">
                <text:p>0.229878052626718</text:p>
              </table:table-cell>
              <table:table-cell office:value-type="float" office:value="0.00614601022439328">
                <text:p>0.00614601022439328</text:p>
              </table:table-cell>
              <table:table-cell office:value-type="float" office:value="0.0811381756932333">
                <text:p>0.0811381756932333</text:p>
              </table:table-cell>
              <table:table-cell office:value-type="float" office:value="0.250370470330008">
                <text:p>0.250370470330008</text:p>
              </table:table-cell>
              <table:table-cell office:value-type="float" office:value="0.0813722855290904">
                <text:p>0.0813722855290904</text:p>
              </table:table-cell>
              <table:table-cell office:value-type="float" office:value="0.00403340344104266">
                <text:p>0.004033403441042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8565587099309">
                <text:p>0.118565587099309</text:p>
              </table:table-cell>
              <table:table-cell office:value-type="float" office:value="0.224478743057278">
                <text:p>0.224478743057278</text:p>
              </table:table-cell>
              <table:table-cell office:value-type="float" office:value="0.00547576028131092">
                <text:p>0.00547576028131092</text:p>
              </table:table-cell>
              <table:table-cell office:value-type="float" office:value="0.0784651540637755">
                <text:p>0.0784651540637755</text:p>
              </table:table-cell>
              <table:table-cell office:value-type="float" office:value="0.233556003036201">
                <text:p>0.233556003036201</text:p>
              </table:table-cell>
              <table:table-cell office:value-type="float" office:value="0.0788576806323502">
                <text:p>0.0788576806323502</text:p>
              </table:table-cell>
              <table:table-cell office:value-type="float" office:value="0.00336465952091591">
                <text:p>0.003364659520915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3298916706355">
                <text:p>0.113298916706355</text:p>
              </table:table-cell>
              <table:table-cell office:value-type="float" office:value="0.219291530176092">
                <text:p>0.219291530176092</text:p>
              </table:table-cell>
              <table:table-cell office:value-type="float" office:value="0.00542454309082412">
                <text:p>0.00542454309082412</text:p>
              </table:table-cell>
              <table:table-cell office:value-type="float" office:value="0.0794681207417014">
                <text:p>0.0794681207417014</text:p>
              </table:table-cell>
              <table:table-cell office:value-type="float" office:value="0.219791317858871">
                <text:p>0.219791317858871</text:p>
              </table:table-cell>
              <table:table-cell office:value-type="float" office:value="0.0763250984139649">
                <text:p>0.0763250984139649</text:p>
              </table:table-cell>
              <table:table-cell office:value-type="float" office:value="0.00269596846242289">
                <text:p>0.002695968462422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8581095461753">
                <text:p>0.108581095461753</text:p>
              </table:table-cell>
              <table:table-cell office:value-type="float" office:value="0.214820080480827">
                <text:p>0.214820080480827</text:p>
              </table:table-cell>
              <table:table-cell office:value-type="float" office:value="0.00494871840130582">
                <text:p>0.00494871840130582</text:p>
              </table:table-cell>
              <table:table-cell office:value-type="float" office:value="0.0750053721959751">
                <text:p>0.0750053721959751</text:p>
              </table:table-cell>
              <table:table-cell office:value-type="float" office:value="0.206233619624601">
                <text:p>0.206233619624601</text:p>
              </table:table-cell>
              <table:table-cell office:value-type="float" office:value="0.0740571055386958">
                <text:p>0.0740571055386958</text:p>
              </table:table-cell>
              <table:table-cell office:value-type="float" office:value="0.00217900331628054">
                <text:p>0.002179003316280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4430027321679">
                <text:p>0.104430027321679</text:p>
              </table:table-cell>
              <table:table-cell office:value-type="float" office:value="0.210902525009981">
                <text:p>0.210902525009981</text:p>
              </table:table-cell>
              <table:table-cell office:value-type="float" office:value="0.00487052502020314">
                <text:p>0.00487052502020314</text:p>
              </table:table-cell>
              <table:table-cell office:value-type="float" office:value="0.073155549310695">
                <text:p>0.073155549310695</text:p>
              </table:table-cell>
              <table:table-cell office:value-type="float" office:value="0.194361525413256">
                <text:p>0.194361525413256</text:p>
              </table:table-cell>
              <table:table-cell office:value-type="float" office:value="0.0717438771035031">
                <text:p>0.0717438771035031</text:p>
              </table:table-cell>
              <table:table-cell office:value-type="float" office:value="0.00185338497606753">
                <text:p>0.001853384976067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0290056411767">
                <text:p>0.100290056411767</text:p>
              </table:table-cell>
              <table:table-cell office:value-type="float" office:value="0.207425470714528">
                <text:p>0.207425470714528</text:p>
              </table:table-cell>
              <table:table-cell office:value-type="float" office:value="0.00462170507624787">
                <text:p>0.00462170507624787</text:p>
              </table:table-cell>
              <table:table-cell office:value-type="float" office:value="0.0727051669343052">
                <text:p>0.0727051669343052</text:p>
              </table:table-cell>
              <table:table-cell office:value-type="float" office:value="0.184520888650974">
                <text:p>0.184520888650974</text:p>
              </table:table-cell>
              <table:table-cell office:value-type="float" office:value="0.069538596172998">
                <text:p>0.069538596172998</text:p>
              </table:table-cell>
              <table:table-cell office:value-type="float" office:value="0.00150411446526472">
                <text:p>0.001504114465264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65869220041765">
                <text:p>0.0965869220041765</text:p>
              </table:table-cell>
              <table:table-cell office:value-type="float" office:value="0.204287011128917">
                <text:p>0.204287011128917</text:p>
              </table:table-cell>
              <table:table-cell office:value-type="float" office:value="0.00477815716739151">
                <text:p>0.00477815716739151</text:p>
              </table:table-cell>
              <table:table-cell office:value-type="float" office:value="0.0719703271689517">
                <text:p>0.0719703271689517</text:p>
              </table:table-cell>
              <table:table-cell office:value-type="float" office:value="0.17475858867073">
                <text:p>0.17475858867073</text:p>
              </table:table-cell>
              <table:table-cell office:value-type="float" office:value="0.0674346481312055">
                <text:p>0.0674346481312055</text:p>
              </table:table-cell>
              <table:table-cell office:value-type="float" office:value="0.00121348272101047">
                <text:p>0.001213482721010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32096805309015">
                <text:p>0.0932096805309015</text:p>
              </table:table-cell>
              <table:table-cell office:value-type="float" office:value="0.201577710570557">
                <text:p>0.201577710570557</text:p>
              </table:table-cell>
              <table:table-cell office:value-type="float" office:value="0.00600765987574547">
                <text:p>0.00600765987574547</text:p>
              </table:table-cell>
              <table:table-cell office:value-type="float" office:value="0.0708506778125444">
                <text:p>0.0708506778125444</text:p>
              </table:table-cell>
              <table:table-cell office:value-type="float" office:value="0.165892011205357">
                <text:p>0.165892011205357</text:p>
              </table:table-cell>
              <table:table-cell office:value-type="float" office:value="0.0651807053481049">
                <text:p>0.0651807053481049</text:p>
              </table:table-cell>
              <table:table-cell office:value-type="float" office:value="0.000949924758038036">
                <text:p>0.0009499247580380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02955536633028">
                <text:p>0.0902955536633028</text:p>
              </table:table-cell>
              <table:table-cell office:value-type="float" office:value="0.199038235672056">
                <text:p>0.199038235672056</text:p>
              </table:table-cell>
              <table:table-cell office:value-type="float" office:value="0.00511843429183316">
                <text:p>0.00511843429183316</text:p>
              </table:table-cell>
              <table:table-cell office:value-type="float" office:value="0.0697562897024656">
                <text:p>0.0697562897024656</text:p>
              </table:table-cell>
              <table:table-cell office:value-type="float" office:value="0.157553046769695">
                <text:p>0.157553046769695</text:p>
              </table:table-cell>
              <table:table-cell office:value-type="float" office:value="0.0635362964025399">
                <text:p>0.0635362964025399</text:p>
              </table:table-cell>
              <table:table-cell office:value-type="float" office:value="0.000670290025928412">
                <text:p>0.0006702900259284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76044937618428">
                <text:p>0.0876044937618428</text:p>
              </table:table-cell>
              <table:table-cell office:value-type="float" office:value="0.196648886169475">
                <text:p>0.196648886169475</text:p>
              </table:table-cell>
              <table:table-cell office:value-type="float" office:value="0.00459416208695093">
                <text:p>0.00459416208695093</text:p>
              </table:table-cell>
              <table:table-cell office:value-type="float" office:value="0.067964807892088">
                <text:p>0.067964807892088</text:p>
              </table:table-cell>
              <table:table-cell office:value-type="float" office:value="0.150231498614427">
                <text:p>0.150231498614427</text:p>
              </table:table-cell>
              <table:table-cell office:value-type="float" office:value="0.0616988902205992">
                <text:p>0.0616988902205992</text:p>
              </table:table-cell>
              <table:table-cell office:value-type="float" office:value="0.000564456623558606">
                <text:p>0.0005644566235586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53276378851709">
                <text:p>0.0853276378851709</text:p>
              </table:table-cell>
              <table:table-cell office:value-type="float" office:value="0.194425441672505">
                <text:p>0.194425441672505</text:p>
              </table:table-cell>
              <table:table-cell office:value-type="float" office:value="0.00473522890160982">
                <text:p>0.00473522890160982</text:p>
              </table:table-cell>
              <table:table-cell office:value-type="float" office:value="0.0647244016283041">
                <text:p>0.0647244016283041</text:p>
              </table:table-cell>
              <table:table-cell office:value-type="float" office:value="0.143453892444361">
                <text:p>0.143453892444361</text:p>
              </table:table-cell>
              <table:table-cell office:value-type="float" office:value="0.0601101745210682">
                <text:p>0.0601101745210682</text:p>
              </table:table-cell>
              <table:table-cell office:value-type="float" office:value="0.000344995614007777">
                <text:p>0.0003449956140077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832409892049236">
                <text:p>0.0832409892049236</text:p>
              </table:table-cell>
              <table:table-cell office:value-type="float" office:value="0.192326507426959">
                <text:p>0.192326507426959</text:p>
              </table:table-cell>
              <table:table-cell office:value-type="float" office:value="0.00449434443830366">
                <text:p>0.00449434443830366</text:p>
              </table:table-cell>
              <table:table-cell office:value-type="float" office:value="0.0636896645474647">
                <text:p>0.0636896645474647</text:p>
              </table:table-cell>
              <table:table-cell office:value-type="float" office:value="0.137303812270543">
                <text:p>0.137303812270543</text:p>
              </table:table-cell>
              <table:table-cell office:value-type="float" office:value="0.0584106709930902">
                <text:p>0.0584106709930902</text:p>
              </table:table-cell>
              <table:table-cell office:value-type="float" office:value="0.000301122310492133">
                <text:p>0.0003011223104921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81279674051826">
                <text:p>0.081279674051826</text:p>
              </table:table-cell>
              <table:table-cell office:value-type="float" office:value="0.190386646163167">
                <text:p>0.190386646163167</text:p>
              </table:table-cell>
              <table:table-cell office:value-type="float" office:value="0.00428434565694156">
                <text:p>0.00428434565694156</text:p>
              </table:table-cell>
              <table:table-cell office:value-type="float" office:value="0.0624385705788966">
                <text:p>0.0624385705788966</text:p>
              </table:table-cell>
              <table:table-cell office:value-type="float" office:value="0.131081042909561">
                <text:p>0.131081042909561</text:p>
              </table:table-cell>
              <table:table-cell office:value-type="float" office:value="0.0568003195009745">
                <text:p>0.0568003195009745</text:p>
              </table:table-cell>
              <table:table-cell office:value-type="float" office:value="0.000223510313214164">
                <text:p>0.0002235103132141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794189071834873">
                <text:p>0.0794189071834873</text:p>
              </table:table-cell>
              <table:table-cell office:value-type="float" office:value="0.188524854463601">
                <text:p>0.188524854463601</text:p>
              </table:table-cell>
              <table:table-cell office:value-type="float" office:value="0.00422734161803241">
                <text:p>0.00422734161803241</text:p>
              </table:table-cell>
              <table:table-cell office:value-type="float" office:value="0.0616097470601355">
                <text:p>0.0616097470601355</text:p>
              </table:table-cell>
              <table:table-cell office:value-type="float" office:value="0.125786301891764">
                <text:p>0.125786301891764</text:p>
              </table:table-cell>
              <table:table-cell office:value-type="float" office:value="0.0547765532260416">
                <text:p>0.0547765532260416</text:p>
              </table:table-cell>
              <table:table-cell office:value-type="float" office:value="0.000166362094971954">
                <text:p>0.0001663620949719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76450683983355">
                <text:p>0.0776450683983355</text:p>
              </table:table-cell>
              <table:table-cell office:value-type="float" office:value="0.186780219473241">
                <text:p>0.186780219473241</text:p>
              </table:table-cell>
              <table:table-cell office:value-type="float" office:value="0.0041770631768749">
                <text:p>0.0041770631768749</text:p>
              </table:table-cell>
              <table:table-cell office:value-type="float" office:value="0.060728950633813">
                <text:p>0.060728950633813</text:p>
              </table:table-cell>
              <table:table-cell office:value-type="float" office:value="0.120160731164398">
                <text:p>0.120160731164398</text:p>
              </table:table-cell>
              <table:table-cell office:value-type="float" office:value="0.0531889657321463">
                <text:p>0.0531889657321463</text:p>
              </table:table-cell>
              <table:table-cell office:value-type="float" office:value="0.000117434979536841">
                <text:p>0.0001174349795368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760590714845374">
                <text:p>0.0760590714845374</text:p>
              </table:table-cell>
              <table:table-cell office:value-type="float" office:value="0.185216521297793">
                <text:p>0.185216521297793</text:p>
              </table:table-cell>
              <table:table-cell office:value-type="float" office:value="0.00484286144442478">
                <text:p>0.00484286144442478</text:p>
              </table:table-cell>
              <table:table-cell office:value-type="float" office:value="0.0607362065847446">
                <text:p>0.0607362065847446</text:p>
              </table:table-cell>
              <table:table-cell office:value-type="float" office:value="0.115413169540975">
                <text:p>0.115413169540975</text:p>
              </table:table-cell>
              <table:table-cell office:value-type="float" office:value="0.0513608041976943">
                <text:p>0.0513608041976943</text:p>
              </table:table-cell>
              <table:table-cell office:value-type="float" office:value="0.0000639364991267193">
                <text:p>0.00006393649912671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45335024412393">
                <text:p>0.0745335024412393</text:p>
              </table:table-cell>
              <table:table-cell office:value-type="float" office:value="0.183684865679748">
                <text:p>0.183684865679748</text:p>
              </table:table-cell>
              <table:table-cell office:value-type="float" office:value="0.00418665884033698">
                <text:p>0.00418665884033698</text:p>
              </table:table-cell>
              <table:table-cell office:value-type="float" office:value="0.0604600735030724">
                <text:p>0.0604600735030724</text:p>
              </table:table-cell>
              <table:table-cell office:value-type="float" office:value="0.110997529612891">
                <text:p>0.110997529612891</text:p>
              </table:table-cell>
              <table:table-cell office:value-type="float" office:value="0.0496678735001497">
                <text:p>0.0496678735001497</text:p>
              </table:table-cell>
              <table:table-cell office:value-type="float" office:value="0.0000166352213326615">
                <text:p>0.00001663522133266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3040250154321">
                <text:p>0.073040250154321</text:p>
              </table:table-cell>
              <table:table-cell office:value-type="float" office:value="0.18219828486514">
                <text:p>0.18219828486514</text:p>
              </table:table-cell>
              <table:table-cell office:value-type="float" office:value="0.00411103343829658">
                <text:p>0.00411103343829658</text:p>
              </table:table-cell>
              <table:table-cell office:value-type="float" office:value="0.0598354783444842">
                <text:p>0.0598354783444842</text:p>
              </table:table-cell>
              <table:table-cell office:value-type="float" office:value="0.10628912046713">
                <text:p>0.10628912046713</text:p>
              </table:table-cell>
              <table:table-cell office:value-type="float" office:value="0.0482971050252231">
                <text:p>0.0482971050252231</text:p>
              </table:table-cell>
              <table:table-cell office:value-type="float" office:value="0.0000146924130603628">
                <text:p>0.00001469241306036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16576424915014">
                <text:p>0.0716576424915014</text:p>
              </table:table-cell>
              <table:table-cell office:value-type="float" office:value="0.180826667039131">
                <text:p>0.180826667039131</text:p>
              </table:table-cell>
              <table:table-cell office:value-type="float" office:value="0.00392443486207625">
                <text:p>0.00392443486207625</text:p>
              </table:table-cell>
              <table:table-cell office:value-type="float" office:value="0.060908839645655">
                <text:p>0.060908839645655</text:p>
              </table:table-cell>
              <table:table-cell office:value-type="float" office:value="0.102398629985736">
                <text:p>0.102398629985736</text:p>
              </table:table-cell>
              <table:table-cell office:value-type="float" office:value="0.0468150742514776">
                <text:p>0.0468150742514776</text:p>
              </table:table-cell>
              <table:table-cell office:value-type="float" office:value="0.000013207381655358">
                <text:p>0.0000132073816553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03684326821436">
                <text:p>0.0703684326821436</text:p>
              </table:table-cell>
              <table:table-cell office:value-type="float" office:value="0.179550012465145">
                <text:p>0.179550012465145</text:p>
              </table:table-cell>
              <table:table-cell office:value-type="float" office:value="0.00400842757459565">
                <text:p>0.00400842757459565</text:p>
              </table:table-cell>
              <table:table-cell office:value-type="float" office:value="0.0605612931757728">
                <text:p>0.0605612931757728</text:p>
              </table:table-cell>
              <table:table-cell office:value-type="float" office:value="0.0984392170825331">
                <text:p>0.0984392170825331</text:p>
              </table:table-cell>
              <table:table-cell office:value-type="float" office:value="0.045464144970574">
                <text:p>0.045464144970574</text:p>
              </table:table-cell>
              <table:table-cell office:value-type="float" office:value="0.0000119734673052685">
                <text:p>0.00001197346730526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91480322169999">
                <text:p>0.0691480322169999</text:p>
              </table:table-cell>
              <table:table-cell office:value-type="float" office:value="0.178273067720349">
                <text:p>0.178273067720349</text:p>
              </table:table-cell>
              <table:table-cell office:value-type="float" office:value="0.00388221680208153">
                <text:p>0.00388221680208153</text:p>
              </table:table-cell>
              <table:table-cell office:value-type="float" office:value="0.059827909276627">
                <text:p>0.059827909276627</text:p>
              </table:table-cell>
              <table:table-cell office:value-type="float" office:value="0.0952275741306022">
                <text:p>0.0952275741306022</text:p>
              </table:table-cell>
              <table:table-cell office:value-type="float" office:value="0.044152699177167">
                <text:p>0.044152699177167</text:p>
              </table:table-cell>
              <table:table-cell office:value-type="float" office:value="0.0000109979712436007">
                <text:p>0.00001099797124360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680454706786744">
                <text:p>0.0680454706786744</text:p>
              </table:table-cell>
              <table:table-cell office:value-type="float" office:value="0.17707117743039">
                <text:p>0.17707117743039</text:p>
              </table:table-cell>
              <table:table-cell office:value-type="float" office:value="0.00407410527302384">
                <text:p>0.00407410527302384</text:p>
              </table:table-cell>
              <table:table-cell office:value-type="float" office:value="0.0577861059654439">
                <text:p>0.0577861059654439</text:p>
              </table:table-cell>
              <table:table-cell office:value-type="float" office:value="0.091896815266401">
                <text:p>0.091896815266401</text:p>
              </table:table-cell>
              <table:table-cell office:value-type="float" office:value="0.0430107600215439">
                <text:p>0.0430107600215439</text:p>
              </table:table-cell>
              <table:table-cell office:value-type="float" office:value="0.0000101811819630966">
                <text:p>0.00001018118196309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670630598138531">
                <text:p>0.0670630598138531</text:p>
              </table:table-cell>
              <table:table-cell office:value-type="float" office:value="0.175940912231866">
                <text:p>0.175940912231866</text:p>
              </table:table-cell>
              <table:table-cell office:value-type="float" office:value="0.00387191194084537">
                <text:p>0.00387191194084537</text:p>
              </table:table-cell>
              <table:table-cell office:value-type="float" office:value="0.0563636301720494">
                <text:p>0.0563636301720494</text:p>
              </table:table-cell>
              <table:table-cell office:value-type="float" office:value="0.0888980301606468">
                <text:p>0.0888980301606468</text:p>
              </table:table-cell>
              <table:table-cell office:value-type="float" office:value="0.0419788073215595">
                <text:p>0.0419788073215595</text:p>
              </table:table-cell>
              <table:table-cell office:value-type="float" office:value="0.00000950195908012947">
                <text:p>0.000009501959080129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660736984482051">
                <text:p>0.0660736984482051</text:p>
              </table:table-cell>
              <table:table-cell office:value-type="float" office:value="0.17486730595341">
                <text:p>0.17486730595341</text:p>
              </table:table-cell>
              <table:table-cell office:value-type="float" office:value="0.00355934058470243">
                <text:p>0.00355934058470243</text:p>
              </table:table-cell>
              <table:table-cell office:value-type="float" office:value="0.0559652491932051">
                <text:p>0.0559652491932051</text:p>
              </table:table-cell>
              <table:table-cell office:value-type="float" office:value="0.0860643424494428">
                <text:p>0.0860643424494428</text:p>
              </table:table-cell>
              <table:table-cell office:value-type="float" office:value="0.0407520614113207">
                <text:p>0.0407520614113207</text:p>
              </table:table-cell>
              <table:table-cell office:value-type="float" office:value="0.00000890493093455951">
                <text:p>0.000008904930934559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650680503550573">
                <text:p>0.0650680503550573</text:p>
              </table:table-cell>
              <table:table-cell office:value-type="float" office:value="0.17382461811378">
                <text:p>0.17382461811378</text:p>
              </table:table-cell>
              <table:table-cell office:value-type="float" office:value="0.00364361873453636">
                <text:p>0.00364361873453636</text:p>
              </table:table-cell>
              <table:table-cell office:value-type="float" office:value="0.0539559301560071">
                <text:p>0.0539559301560071</text:p>
              </table:table-cell>
              <table:table-cell office:value-type="float" office:value="0.0834473698149428">
                <text:p>0.0834473698149428</text:p>
              </table:table-cell>
              <table:table-cell office:value-type="float" office:value="0.0398393746561703">
                <text:p>0.0398393746561703</text:p>
              </table:table-cell>
              <table:table-cell office:value-type="float" office:value="0.00000837725356030973">
                <text:p>0.000008377253560309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640809346509162">
                <text:p>0.0640809346509162</text:p>
              </table:table-cell>
              <table:table-cell office:value-type="float" office:value="0.172840940358872">
                <text:p>0.172840940358872</text:p>
              </table:table-cell>
              <table:table-cell office:value-type="float" office:value="0.00345649954436106">
                <text:p>0.00345649954436106</text:p>
              </table:table-cell>
              <table:table-cell office:value-type="float" office:value="0.0536599944042641">
                <text:p>0.0536599944042641</text:p>
              </table:table-cell>
              <table:table-cell office:value-type="float" office:value="0.0811878358187174">
                <text:p>0.0811878358187174</text:p>
              </table:table-cell>
              <table:table-cell office:value-type="float" office:value="0.0387447950304213">
                <text:p>0.0387447950304213</text:p>
              </table:table-cell>
              <table:table-cell office:value-type="float" office:value="0.00000789165744551747">
                <text:p>0.000007891657445517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631947202631512">
                <text:p>0.0631947202631512</text:p>
              </table:table-cell>
              <table:table-cell office:value-type="float" office:value="0.171881572749974">
                <text:p>0.171881572749974</text:p>
              </table:table-cell>
              <table:table-cell office:value-type="float" office:value="0.00362508038229688">
                <text:p>0.00362508038229688</text:p>
              </table:table-cell>
              <table:table-cell office:value-type="float" office:value="0.0519802970869059">
                <text:p>0.0519802970869059</text:p>
              </table:table-cell>
              <table:table-cell office:value-type="float" office:value="0.078875894283169">
                <text:p>0.078875894283169</text:p>
              </table:table-cell>
              <table:table-cell office:value-type="float" office:value="0.0374529723670213">
                <text:p>0.0374529723670213</text:p>
              </table:table-cell>
              <table:table-cell office:value-type="float" office:value="0.00000745988131923236">
                <text:p>0.000007459881319232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622853263746037">
                <text:p>0.0622853263746037</text:p>
              </table:table-cell>
              <table:table-cell office:value-type="float" office:value="0.170968548595995">
                <text:p>0.170968548595995</text:p>
              </table:table-cell>
              <table:table-cell office:value-type="float" office:value="0.00444269207924834">
                <text:p>0.00444269207924834</text:p>
              </table:table-cell>
              <table:table-cell office:value-type="float" office:value="0.052108430274858">
                <text:p>0.052108430274858</text:p>
              </table:table-cell>
              <table:table-cell office:value-type="float" office:value="0.0767477751810221">
                <text:p>0.0767477751810221</text:p>
              </table:table-cell>
              <table:table-cell office:value-type="float" office:value="0.0362458537114716">
                <text:p>0.0362458537114716</text:p>
              </table:table-cell>
              <table:table-cell office:value-type="float" office:value="0.00000709093137436006">
                <text:p>0.000007090931374360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614471692476692">
                <text:p>0.0614471692476692</text:p>
              </table:table-cell>
              <table:table-cell office:value-type="float" office:value="0.170074751500887">
                <text:p>0.170074751500887</text:p>
              </table:table-cell>
              <table:table-cell office:value-type="float" office:value="0.0034690727412813">
                <text:p>0.0034690727412813</text:p>
              </table:table-cell>
              <table:table-cell office:value-type="float" office:value="0.0505878384238536">
                <text:p>0.0505878384238536</text:p>
              </table:table-cell>
              <table:table-cell office:value-type="float" office:value="0.0746521838230159">
                <text:p>0.0746521838230159</text:p>
              </table:table-cell>
              <table:table-cell office:value-type="float" office:value="0.0347347966250664">
                <text:p>0.0347347966250664</text:p>
              </table:table-cell>
              <table:table-cell office:value-type="float" office:value="0.00000674879183468054">
                <text:p>0.000006748791834680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606612659847753">
                <text:p>0.0606612659847753</text:p>
              </table:table-cell>
              <table:table-cell office:value-type="float" office:value="0.169240105178953">
                <text:p>0.169240105178953</text:p>
              </table:table-cell>
              <table:table-cell office:value-type="float" office:value="0.00353212586200315">
                <text:p>0.00353212586200315</text:p>
              </table:table-cell>
              <table:table-cell office:value-type="float" office:value="0.0499737518432363">
                <text:p>0.0499737518432363</text:p>
              </table:table-cell>
              <table:table-cell office:value-type="float" office:value="0.0726447905793857">
                <text:p>0.0726447905793857</text:p>
              </table:table-cell>
              <table:table-cell office:value-type="float" office:value="0.0331464591685838">
                <text:p>0.0331464591685838</text:p>
              </table:table-cell>
              <table:table-cell office:value-type="float" office:value="0.00000644475029318327">
                <text:p>0.000006444750293183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99665453222591">
                <text:p>0.0599665453222591</text:p>
              </table:table-cell>
              <table:table-cell office:value-type="float" office:value="0.168406737780965">
                <text:p>0.168406737780965</text:p>
              </table:table-cell>
              <table:table-cell office:value-type="float" office:value="0.00327134225900657">
                <text:p>0.00327134225900657</text:p>
              </table:table-cell>
              <table:table-cell office:value-type="float" office:value="0.0490949612422897">
                <text:p>0.0490949612422897</text:p>
              </table:table-cell>
              <table:table-cell office:value-type="float" office:value="0.0706453114734991">
                <text:p>0.0706453114734991</text:p>
              </table:table-cell>
              <table:table-cell office:value-type="float" office:value="0.0318332170593195">
                <text:p>0.0318332170593195</text:p>
              </table:table-cell>
              <table:table-cell office:value-type="float" office:value="0.00000618461285174367">
                <text:p>0.000006184612851743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592885397632741">
                <text:p>0.0592885397632741</text:p>
              </table:table-cell>
              <table:table-cell office:value-type="float" office:value="0.167584577667093">
                <text:p>0.167584577667093</text:p>
              </table:table-cell>
              <table:table-cell office:value-type="float" office:value="0.00318070630343324">
                <text:p>0.00318070630343324</text:p>
              </table:table-cell>
              <table:table-cell office:value-type="float" office:value="0.0491463927738297">
                <text:p>0.0491463927738297</text:p>
              </table:table-cell>
              <table:table-cell office:value-type="float" office:value="0.0689007863971653">
                <text:p>0.0689007863971653</text:p>
              </table:table-cell>
              <table:table-cell office:value-type="float" office:value="0.0307394927138692">
                <text:p>0.0307394927138692</text:p>
              </table:table-cell>
              <table:table-cell office:value-type="float" office:value="0.00000592547571025725">
                <text:p>0.000005925475710257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585852646450458">
                <text:p>0.0585852646450458</text:p>
              </table:table-cell>
              <table:table-cell office:value-type="float" office:value="0.166807284647625">
                <text:p>0.166807284647625</text:p>
              </table:table-cell>
              <table:table-cell office:value-type="float" office:value="0.00317457002627349">
                <text:p>0.00317457002627349</text:p>
              </table:table-cell>
              <table:table-cell office:value-type="float" office:value="0.0485708799578648">
                <text:p>0.0485708799578648</text:p>
              </table:table-cell>
              <table:table-cell office:value-type="float" office:value="0.0670107499061581">
                <text:p>0.0670107499061581</text:p>
              </table:table-cell>
              <table:table-cell office:value-type="float" office:value="0.0295262913248354">
                <text:p>0.0295262913248354</text:p>
              </table:table-cell>
              <table:table-cell office:value-type="float" office:value="0.00000569609562405961">
                <text:p>0.000005696095624059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578880095165494">
                <text:p>0.0578880095165494</text:p>
              </table:table-cell>
              <table:table-cell office:value-type="float" office:value="0.16608974526501">
                <text:p>0.16608974526501</text:p>
              </table:table-cell>
              <table:table-cell office:value-type="float" office:value="0.00316581318657114">
                <text:p>0.00316581318657114</text:p>
              </table:table-cell>
              <table:table-cell office:value-type="float" office:value="0.0490641780330469">
                <text:p>0.0490641780330469</text:p>
              </table:table-cell>
              <table:table-cell office:value-type="float" office:value="0.0654745600570434">
                <text:p>0.0654745600570434</text:p>
              </table:table-cell>
              <table:table-cell office:value-type="float" office:value="0.0285257090301903">
                <text:p>0.0285257090301903</text:p>
              </table:table-cell>
              <table:table-cell office:value-type="float" office:value="0.00000548688901792308">
                <text:p>0.000005486889017923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572098002657102">
                <text:p>0.0572098002657102</text:p>
              </table:table-cell>
              <table:table-cell office:value-type="float" office:value="0.165374811692526">
                <text:p>0.165374811692526</text:p>
              </table:table-cell>
              <table:table-cell office:value-type="float" office:value="0.00314359579521736">
                <text:p>0.00314359579521736</text:p>
              </table:table-cell>
              <table:table-cell office:value-type="float" office:value="0.047389853661679">
                <text:p>0.047389853661679</text:p>
              </table:table-cell>
              <table:table-cell office:value-type="float" office:value="0.063881061607916">
                <text:p>0.063881061607916</text:p>
              </table:table-cell>
              <table:table-cell office:value-type="float" office:value="0.0272599322090854">
                <text:p>0.0272599322090854</text:p>
              </table:table-cell>
              <table:table-cell office:value-type="float" office:value="0.00000529570564749964">
                <text:p>0.000005295705647499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565100898902744">
                <text:p>0.0565100898902744</text:p>
              </table:table-cell>
              <table:table-cell office:value-type="float" office:value="0.164688290443495">
                <text:p>0.164688290443495</text:p>
              </table:table-cell>
              <table:table-cell office:value-type="float" office:value="0.00325648050026226">
                <text:p>0.00325648050026226</text:p>
              </table:table-cell>
              <table:table-cell office:value-type="float" office:value="0.0482079185421149">
                <text:p>0.0482079185421149</text:p>
              </table:table-cell>
              <table:table-cell office:value-type="float" office:value="0.0623694878537071">
                <text:p>0.0623694878537071</text:p>
              </table:table-cell>
              <table:table-cell office:value-type="float" office:value="0.0260425019173727">
                <text:p>0.0260425019173727</text:p>
              </table:table-cell>
              <table:table-cell office:value-type="float" office:value="0.00000513240953049253">
                <text:p>0.000005132409530492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559453866129675">
                <text:p>0.0559453866129675</text:p>
              </table:table-cell>
              <table:table-cell office:value-type="float" office:value="0.163989463953484">
                <text:p>0.163989463953484</text:p>
              </table:table-cell>
              <table:table-cell office:value-type="float" office:value="0.00358259527198831">
                <text:p>0.00358259527198831</text:p>
              </table:table-cell>
              <table:table-cell office:value-type="float" office:value="0.0471518186980617">
                <text:p>0.0471518186980617</text:p>
              </table:table-cell>
              <table:table-cell office:value-type="float" office:value="0.0610558949650181">
                <text:p>0.0610558949650181</text:p>
              </table:table-cell>
              <table:table-cell office:value-type="float" office:value="0.0250782066025018">
                <text:p>0.0250782066025018</text:p>
              </table:table-cell>
              <table:table-cell office:value-type="float" office:value="0.0000049798636074435">
                <text:p>0.00000497986360744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553807946815016">
                <text:p>0.0553807946815016</text:p>
              </table:table-cell>
              <table:table-cell office:value-type="float" office:value="0.163338840312197">
                <text:p>0.163338840312197</text:p>
              </table:table-cell>
              <table:table-cell office:value-type="float" office:value="0.00329590001982631">
                <text:p>0.00329590001982631</text:p>
              </table:table-cell>
              <table:table-cell office:value-type="float" office:value="0.0469639211137659">
                <text:p>0.0469639211137659</text:p>
              </table:table-cell>
              <table:table-cell office:value-type="float" office:value="0.0596183364154794">
                <text:p>0.0596183364154794</text:p>
              </table:table-cell>
              <table:table-cell office:value-type="float" office:value="0.0243368218738057">
                <text:p>0.0243368218738057</text:p>
              </table:table-cell>
              <table:table-cell office:value-type="float" office:value="0.00000482897409001315">
                <text:p>0.000004828974090013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48468225697116">
                <text:p>0.0548468225697116</text:p>
              </table:table-cell>
              <table:table-cell office:value-type="float" office:value="0.162691554200127">
                <text:p>0.162691554200127</text:p>
              </table:table-cell>
              <table:table-cell office:value-type="float" office:value="0.00309004450190344">
                <text:p>0.00309004450190344</text:p>
              </table:table-cell>
              <table:table-cell office:value-type="float" office:value="0.0480562966680384">
                <text:p>0.0480562966680384</text:p>
              </table:table-cell>
              <table:table-cell office:value-type="float" office:value="0.0583596603707128">
                <text:p>0.0583596603707128</text:p>
              </table:table-cell>
              <table:table-cell office:value-type="float" office:value="0.0238269653282704">
                <text:p>0.0238269653282704</text:p>
              </table:table-cell>
              <table:table-cell office:value-type="float" office:value="0.00000469437408130445">
                <text:p>0.000004694374081304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43321604023544">
                <text:p>0.0543321604023544</text:p>
              </table:table-cell>
              <table:table-cell office:value-type="float" office:value="0.162067176978474">
                <text:p>0.162067176978474</text:p>
              </table:table-cell>
              <table:table-cell office:value-type="float" office:value="0.00302846638232354">
                <text:p>0.00302846638232354</text:p>
              </table:table-cell>
              <table:table-cell office:value-type="float" office:value="0.0485473971357641">
                <text:p>0.0485473971357641</text:p>
              </table:table-cell>
              <table:table-cell office:value-type="float" office:value="0.0570216554518199">
                <text:p>0.0570216554518199</text:p>
              </table:table-cell>
              <table:table-cell office:value-type="float" office:value="0.0231695661232064">
                <text:p>0.0231695661232064</text:p>
              </table:table-cell>
              <table:table-cell office:value-type="float" office:value="0.00000456942464095543">
                <text:p>0.000004569424640955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38386206963451">
                <text:p>0.0538386206963451</text:p>
              </table:table-cell>
              <table:table-cell office:value-type="float" office:value="0.161465976298376">
                <text:p>0.161465976298376</text:p>
              </table:table-cell>
              <table:table-cell office:value-type="float" office:value="0.00307344674576454">
                <text:p>0.00307344674576454</text:p>
              </table:table-cell>
              <table:table-cell office:value-type="float" office:value="0.0470489168058511">
                <text:p>0.0470489168058511</text:p>
              </table:table-cell>
              <table:table-cell office:value-type="float" office:value="0.0558877079573884">
                <text:p>0.0558877079573884</text:p>
              </table:table-cell>
              <table:table-cell office:value-type="float" office:value="0.0227067199405685">
                <text:p>0.0227067199405685</text:p>
              </table:table-cell>
              <table:table-cell office:value-type="float" office:value="0.00000445220356138028">
                <text:p>0.000004452203561380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33855830799352">
                <text:p>0.0533855830799352</text:p>
              </table:table-cell>
              <table:table-cell office:value-type="float" office:value="0.160893303548423">
                <text:p>0.160893303548423</text:p>
              </table:table-cell>
              <table:table-cell office:value-type="float" office:value="0.00314212601973767">
                <text:p>0.00314212601973767</text:p>
              </table:table-cell>
              <table:table-cell office:value-type="float" office:value="0.0473345645251891">
                <text:p>0.0473345645251891</text:p>
              </table:table-cell>
              <table:table-cell office:value-type="float" office:value="0.05480246670799">
                <text:p>0.05480246670799</text:p>
              </table:table-cell>
              <table:table-cell office:value-type="float" office:value="0.0223624918290497">
                <text:p>0.0223624918290497</text:p>
              </table:table-cell>
              <table:table-cell office:value-type="float" office:value="0.00000434056756531175">
                <text:p>0.000004340567565311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29532492617623">
                <text:p>0.0529532492617623</text:p>
              </table:table-cell>
              <table:table-cell office:value-type="float" office:value="0.160333384542799">
                <text:p>0.160333384542799</text:p>
              </table:table-cell>
              <table:table-cell office:value-type="float" office:value="0.00293773346182878">
                <text:p>0.00293773346182878</text:p>
              </table:table-cell>
              <table:table-cell office:value-type="float" office:value="0.0480072266569028">
                <text:p>0.0480072266569028</text:p>
              </table:table-cell>
              <table:table-cell office:value-type="float" office:value="0.053725348638394">
                <text:p>0.053725348638394</text:p>
              </table:table-cell>
              <table:table-cell office:value-type="float" office:value="0.0220940786018573">
                <text:p>0.0220940786018573</text:p>
              </table:table-cell>
              <table:table-cell office:value-type="float" office:value="0.0000042379001619129">
                <text:p>0.00000423790016191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25038790724035">
                <text:p>0.0525038790724035</text:p>
              </table:table-cell>
              <table:table-cell office:value-type="float" office:value="0.159816368195346">
                <text:p>0.159816368195346</text:p>
              </table:table-cell>
              <table:table-cell office:value-type="float" office:value="0.00304230809645136">
                <text:p>0.00304230809645136</text:p>
              </table:table-cell>
              <table:table-cell office:value-type="float" office:value="0.048232112419421">
                <text:p>0.048232112419421</text:p>
              </table:table-cell>
              <table:table-cell office:value-type="float" office:value="0.0526831137894711">
                <text:p>0.0526831137894711</text:p>
              </table:table-cell>
              <table:table-cell office:value-type="float" office:value="0.021714598113716">
                <text:p>0.021714598113716</text:p>
              </table:table-cell>
              <table:table-cell office:value-type="float" office:value="0.00000414638658440593">
                <text:p>0.000004146386584405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20529301704298">
                <text:p>0.0520529301704298</text:p>
              </table:table-cell>
              <table:table-cell office:value-type="float" office:value="0.159293835161514">
                <text:p>0.159293835161514</text:p>
              </table:table-cell>
              <table:table-cell office:value-type="float" office:value="0.0035372116134766">
                <text:p>0.0035372116134766</text:p>
              </table:table-cell>
              <table:table-cell office:value-type="float" office:value="0.0474322957792177">
                <text:p>0.0474322957792177</text:p>
              </table:table-cell>
              <table:table-cell office:value-type="float" office:value="0.0517643300146548">
                <text:p>0.0517643300146548</text:p>
              </table:table-cell>
              <table:table-cell office:value-type="float" office:value="0.0214394355053821">
                <text:p>0.0214394355053821</text:p>
              </table:table-cell>
              <table:table-cell office:value-type="float" office:value="0.00000405513119617024">
                <text:p>0.000004055131196170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16490521960353">
                <text:p>0.0516490521960353</text:p>
              </table:table-cell>
              <table:table-cell office:value-type="float" office:value="0.158780373284548">
                <text:p>0.158780373284548</text:p>
              </table:table-cell>
              <table:table-cell office:value-type="float" office:value="0.00309073694379851">
                <text:p>0.00309073694379851</text:p>
              </table:table-cell>
              <table:table-cell office:value-type="float" office:value="0.0468816556979713">
                <text:p>0.0468816556979713</text:p>
              </table:table-cell>
              <table:table-cell office:value-type="float" office:value="0.0507574291936676">
                <text:p>0.0507574291936676</text:p>
              </table:table-cell>
              <table:table-cell office:value-type="float" office:value="0.0212430860586703">
                <text:p>0.0212430860586703</text:p>
              </table:table-cell>
              <table:table-cell office:value-type="float" office:value="0.0000039655826619268">
                <text:p>0.00000396558266192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12550504730283">
                <text:p>0.0512550504730283</text:p>
              </table:table-cell>
              <table:table-cell office:value-type="float" office:value="0.158288387833793">
                <text:p>0.158288387833793</text:p>
              </table:table-cell>
              <table:table-cell office:value-type="float" office:value="0.00282164824390136">
                <text:p>0.00282164824390136</text:p>
              </table:table-cell>
              <table:table-cell office:value-type="float" office:value="0.0470849603172412">
                <text:p>0.0470849603172412</text:p>
              </table:table-cell>
              <table:table-cell office:value-type="float" office:value="0.0497218825744685">
                <text:p>0.0497218825744685</text:p>
              </table:table-cell>
              <table:table-cell office:value-type="float" office:value="0.0210659124832436">
                <text:p>0.0210659124832436</text:p>
              </table:table-cell>
              <table:table-cell office:value-type="float" office:value="0.0000038839350891006">
                <text:p>0.00000388393508910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08894311258494">
                <text:p>0.0508894311258494</text:p>
              </table:table-cell>
              <table:table-cell office:value-type="float" office:value="0.15781450288381">
                <text:p>0.15781450288381</text:p>
              </table:table-cell>
              <table:table-cell office:value-type="float" office:value="0.00294948053443716">
                <text:p>0.00294948053443716</text:p>
              </table:table-cell>
              <table:table-cell office:value-type="float" office:value="0.0461115753053568">
                <text:p>0.0461115753053568</text:p>
              </table:table-cell>
              <table:table-cell office:value-type="float" office:value="0.0488555070222275">
                <text:p>0.0488555070222275</text:p>
              </table:table-cell>
              <table:table-cell office:value-type="float" office:value="0.0208875723134164">
                <text:p>0.0208875723134164</text:p>
              </table:table-cell>
              <table:table-cell office:value-type="float" office:value="0.00000380328513994909">
                <text:p>0.000003803285139949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MacOSX_X86_64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